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2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0.9634in"/>
    </style:style>
    <style:style style:name="co13" style:family="table-column">
      <style:table-column-properties fo:break-before="auto" style:column-width="11.3673in"/>
    </style:style>
    <style:style style:name="co14"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929in" fo:break-before="auto" style:use-optimal-row-height="true"/>
    </style:style>
    <style:style style:name="ro3" style:family="table-row">
      <style:table-row-properties style:row-height="0.178in" fo:break-before="auto" style:use-optimal-row-height="false"/>
    </style:style>
    <style:style style:name="ro4" style:family="table-row">
      <style:table-row-properties style:row-height="0.1681in" fo:break-before="auto" style:use-optimal-row-height="true"/>
    </style:style>
    <style:style style:name="ro5" style:family="table-row">
      <style:table-row-properties style:row-height="0.1701in" fo:break-before="auto" style:use-optimal-row-height="true"/>
    </style:style>
    <style:style style:name="ro6" style:family="table-row">
      <style:table-row-properties style:row-height="0.1736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Courier new" fo:font-size="9pt" style:font-size-asian="9pt" style:font-size-complex="9pt"/>
    </style:style>
    <style:style style:name="ce6"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9" style:family="table-cell" style:parent-style-name="Default">
      <style:text-properties style:font-name="Courier New" fo:font-size="9pt" style:font-size-asian="9pt" style:font-size-complex="9pt"/>
    </style:style>
    <style:style style:name="ce10"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1"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cc" style:text-align-source="fix" style:repeat-content="false"/>
      <style:paragraph-properties fo:text-align="start" fo:margin-left="0in"/>
      <style:text-properties fo:color="#000000" style:font-name="Courier New" fo:font-size="9pt" style:font-size-asian="9pt" style:font-size-complex="9pt"/>
    </style:style>
    <style:style style:name="ce15" style:family="table-cell" style:parent-style-name="Default">
      <style:text-properties style:font-name="Courier New" fo:font-size="9pt" fo:font-weight="bold" style:font-size-asian="9pt" style:font-weight-asian="bold" style:font-size-complex="9pt" style:font-weight-complex="bold"/>
    </style:style>
    <style:style style:name="ce16"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7"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8" style:family="table-cell" style:parent-style-name="Default">
      <style:table-cell-properties fo:background-color="#e6e6e6"/>
      <style:text-properties style:font-name="Courier New" fo:font-size="9pt" style:font-size-asian="9pt" style:font-size-complex="9pt"/>
    </style:style>
    <style:style style:name="ce19" style:family="table-cell" style:parent-style-name="Default">
      <style:table-cell-properties fo:background-color="#cccccc"/>
      <style:text-properties fo:color="#000000" style:font-name="Courier New" fo:font-size="9pt" style:font-size-asian="9pt" style:font-size-complex="9pt"/>
    </style:style>
    <style:style style:name="ce20"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21"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e6e6ff"/>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ext-properties fo:color="#000000" style:font-name="Helvetica" fo:font-size="9pt" fo:language="en" fo:country="US" style:font-name-asian="Helvetica" style:font-size-asian="9pt" style:language-asian="en" style:country-asian="US" style:font-name-complex="Helvetica" style:font-size-complex="9pt" style:language-complex="en" style:country-complex="US"/>
    </style:style>
    <style:style style:name="ce24"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e6e6e6"/>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font-weight="normal" style:font-weight-asian="normal" style:font-weight-complex="normal"/>
    </style:style>
    <style:style style:name="T15"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6" style:family="text">
      <style:text-properties style:font-name="Courier New" fo:font-size="9pt" style:font-size-asian="9pt" style:font-size-complex="9pt"/>
    </style:style>
    <style:style style:name="T17" style:family="text">
      <style:text-properties style:font-size-asian="9pt" style:font-size-complex="9pt"/>
    </style:style>
    <style:style style:name="T18"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9" style:family="text">
      <style:text-properties fo:color="#000000" style:text-position="0% 100%" fo:font-size="9pt" style:font-name-asian="Helvetica" style:font-size-asian="9pt" style:font-name-complex="Helvetica" style:font-size-complex="9pt"/>
    </style:style>
    <style:style style:name="T20" style:family="text">
      <style:text-properties fo:color="#000000" style:text-position="0% 100%" fo:font-size="9pt" style:font-name-asian="Symbol" style:font-size-asian="9pt" style:font-name-complex="Symbol" style:font-size-complex="9pt"/>
    </style:style>
    <style:style style:name="T21" style:family="text">
      <style:text-properties fo:color="#000000" style:text-position="0% 100%" fo:font-size="11pt" style:font-name-asian="Symbol" style:font-size-asian="11pt" style:font-name-complex="Symbol" style:font-size-complex="11pt"/>
    </style:style>
    <style:style style:name="T22" style:family="text">
      <style:text-properties fo:color="#000000" style:text-position="31% 100%" fo:font-size="9pt" style:font-name-asian="Helvetica" style:font-size-asian="9pt" style:font-name-complex="Helvetica" style:font-size-complex="9pt"/>
    </style:style>
    <style:style style:name="T23" style:family="text">
      <style:text-properties fo:color="#000000" style:text-position="0% 100%" style:font-name="Helvetica" fo:font-size="9pt" style:font-name-asian="Helvetica" style:font-size-asian="9pt" style:font-name-complex="Helvetica" style:font-size-complex="9pt"/>
    </style:style>
    <style:style style:name="T24"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9"/>
        <table:table-column table:style-name="co7" table:default-cell-style-name="ce9"/>
        <table:table-column table:style-name="co8" table:number-columns-repeated="3" table:default-cell-style-name="ce9"/>
        <table:table-column table:style-name="co9" table:default-cell-style-name="ce9"/>
        <table:table-column table:style-name="co10" table:default-cell-style-name="ce9"/>
        <table:table-column table:style-name="co11" table:default-cell-style-name="ce9"/>
        <table:table-column table:style-name="co12" table:default-cell-style-name="ce9"/>
        <table:table-column table:style-name="co13" table:default-cell-style-name="ce9"/>
        <table:table-column table:style-name="co14" table:number-columns-repeated="1008" table:default-cell-style-name="Default"/>
        <table:table-row table:style-name="ro1">
          <table:table-cell table:style-name="ce1" office:value-type="string">
            <text:p>Copyright 2013 eric schkufza</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Licensed under the Apache License, Version 2.0 (the "License");</text:p>
          </table:table-cell>
          <table:table-cell table:style-name="ce15" table:number-columns-repeated="14"/>
          <table:table-cell table:number-columns-repeated="1008"/>
        </table:table-row>
        <table:table-row table:style-name="ro1">
          <table:table-cell table:style-name="ce1" office:value-type="string">
            <text:p>you may not use this file except in compliance with the License.</text:p>
          </table:table-cell>
          <table:table-cell table:style-name="ce15" table:number-columns-repeated="14"/>
          <table:table-cell table:number-columns-repeated="1008"/>
        </table:table-row>
        <table:table-row table:style-name="ro1">
          <table:table-cell table:style-name="ce1" office:value-type="string">
            <text:p>You may obtain a copy of the License at</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text:s text:c="4"/>http://www.apache.org/licenses/LICENSE-2.0</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Unless required by applicable law or agreed to in writing, software</text:p>
          </table:table-cell>
          <table:table-cell table:style-name="ce15" table:number-columns-repeated="14"/>
          <table:table-cell table:number-columns-repeated="1008"/>
        </table:table-row>
        <table:table-row table:style-name="ro1">
          <table:table-cell table:style-name="ce1" office:value-type="string">
            <text:p>distributed under the License is distributed on an "AS IS" BASIS,</text:p>
          </table:table-cell>
          <table:table-cell table:style-name="ce15" table:number-columns-repeated="14"/>
          <table:table-cell table:number-columns-repeated="1008"/>
        </table:table-row>
        <table:table-row table:style-name="ro1">
          <table:table-cell table:style-name="ce1" office:value-type="string">
            <text:p>WITHOUT WARRANTIES OR CONDITIONS OF ANY KIND, either express or implied.</text:p>
          </table:table-cell>
          <table:table-cell table:style-name="ce15" table:number-columns-repeated="14"/>
          <table:table-cell table:number-columns-repeated="1008"/>
        </table:table-row>
        <table:table-row table:style-name="ro1">
          <table:table-cell table:style-name="ce1" office:value-type="string">
            <text:p>See the License for the specific language governing permissions and</text:p>
          </table:table-cell>
          <table:table-cell table:style-name="ce15" table:number-columns-repeated="14"/>
          <table:table-cell table:number-columns-repeated="1008"/>
        </table:table-row>
        <table:table-row table:style-name="ro1">
          <table:table-cell table:style-name="ce1" office:value-type="string">
            <text:p>limitations under the License.</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Opcode</text:p>
          </table:table-cell>
          <table:table-cell table:style-name="ce15" office:value-type="string">
            <text:p>Instruction</text:p>
          </table:table-cell>
          <table:table-cell table:style-name="ce15" office:value-type="string">
            <text:p>Op/En</text:p>
          </table:table-cell>
          <table:table-cell table:style-name="ce15" office:value-type="string">
            <text:p>Properties</text:p>
          </table:table-cell>
          <table:table-cell table:style-name="ce15" office:value-type="string">
            <text:p>Implicit Read</text:p>
          </table:table-cell>
          <table:table-cell table:style-name="ce15" office:value-type="string">
            <text:p>Implicit Write</text:p>
          </table:table-cell>
          <table:table-cell table:style-name="ce15" office:value-type="string">
            <text:p>Implicit Undef</text:p>
          </table:table-cell>
          <table:table-cell table:style-name="ce15" office:value-type="string">
            <text:p>Useful</text:p>
          </table:table-cell>
          <table:table-cell table:style-name="ce15" office:value-type="string">
            <text:p>Protected</text:p>
          </table:table-cell>
          <table:table-cell table:style-name="ce15" office:value-type="string">
            <text:p>64-bit Mode</text:p>
          </table:table-cell>
          <table:table-cell table:style-name="ce15" office:value-type="string">
            <text:p>Compat/32-bit-Legacy Mode</text:p>
          </table:table-cell>
          <table:table-cell table:style-name="ce15" office:value-type="string">
            <text:p>CPUID Feature Flags</text:p>
          </table:table-cell>
          <table:table-cell table:style-name="ce15" office:value-type="string">
            <text:p>AT&amp;T Mnemonic</text:p>
          </table:table-cell>
          <table:table-cell table:style-name="ce15" office:value-type="string">
            <text:p>Preferred </text:p>
          </table:table-cell>
          <table:table-cell table:style-name="ce15" office:value-type="string">
            <text:p>Description</text:p>
          </table:table-cell>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2" office:value-type="float" office:value="37">
            <text:p>37</text:p>
          </table:table-cell>
          <table:table-cell table:style-name="ce7" office:value-type="string">
            <text:p>AA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L after addition.</text:p>
          </table:table-cell>
          <table:table-cell table:style-name="ce26" table:number-columns-repeated="1008"/>
        </table:table-row>
        <table:table-row table:style-name="ro1">
          <table:table-cell table:number-columns-repeated="1023"/>
        </table:table-row>
        <table:table-row table:style-name="ro1">
          <table:table-cell table:style-name="ce2" office:value-type="string">
            <text:p>D5 0A</text:p>
          </table:table-cell>
          <table:table-cell table:style-name="ce7" office:value-type="string">
            <text:p>AAD</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X before division.</text:p>
          </table:table-cell>
          <table:table-cell table:style-name="ce26" table:number-columns-repeated="1008"/>
        </table:table-row>
        <table:table-row table:style-name="ro1">
          <table:table-cell table:style-name="ce2" office:value-type="string">
            <text:p>D5 ib</text:p>
          </table:table-cell>
          <table:table-cell table:style-name="ce7" office:value-type="string">
            <text:p>AAD imm8</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djust AX before division to number base imm8.</text:p>
          </table:table-cell>
          <table:table-cell table:style-name="ce26" table:number-columns-repeated="1008"/>
        </table:table-row>
        <table:table-row table:style-name="ro1">
          <table:table-cell table:number-columns-repeated="14"/>
          <table:table-cell table:style-name="ce6"/>
          <table:table-cell table:number-columns-repeated="1008"/>
        </table:table-row>
        <table:table-row table:style-name="ro1">
          <table:table-cell table:style-name="ce2" office:value-type="string">
            <text:p>D4 0A</text:p>
          </table:table-cell>
          <table:table-cell table:style-name="ce7" office:value-type="string">
            <text:p>AAM</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X after multiply.</text:p>
          </table:table-cell>
          <table:table-cell table:style-name="ce26" table:number-columns-repeated="1008"/>
        </table:table-row>
        <table:table-row table:style-name="ro1">
          <table:table-cell table:style-name="ce2" office:value-type="string">
            <text:p>D4 ib</text:p>
          </table:table-cell>
          <table:table-cell table:style-name="ce7" office:value-type="string">
            <text:p>AAM imm8</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djust AX after multiply to number base imm8.</text:p>
          </table:table-cell>
          <table:table-cell table:style-name="ce26" table:number-columns-repeated="1008"/>
        </table:table-row>
        <table:table-row table:style-name="ro1">
          <table:table-cell table:number-columns-repeated="14"/>
          <table:table-cell table:style-name="ce6"/>
          <table:table-cell table:number-columns-repeated="1008"/>
        </table:table-row>
        <table:table-row table:style-name="ro1">
          <table:table-cell table:style-name="ce2" office:value-type="string">
            <text:p>3F</text:p>
          </table:table-cell>
          <table:table-cell table:style-name="ce7" office:value-type="string">
            <text:p>AAS</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L after subtraction.</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14 ib</text:p>
          </table:table-cell>
          <table:table-cell table:style-name="ce6" office:value-type="string">
            <text:p>ADC AL, imm8</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imm8 to AL</text:p>
          </table:table-cell>
          <table:table-cell table:number-columns-repeated="1008"/>
        </table:table-row>
        <table:table-row table:style-name="ro1">
          <table:table-cell table:style-name="ce4" office:value-type="string">
            <text:p>15 iw</text:p>
          </table:table-cell>
          <table:table-cell table:style-name="ce6" office:value-type="string">
            <text:p>ADC AX, imm16</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imm16 to AX.</text:p>
          </table:table-cell>
          <table:table-cell table:number-columns-repeated="1008"/>
        </table:table-row>
        <table:table-row table:style-name="ro1">
          <table:table-cell table:style-name="ce4" office:value-type="string">
            <text:p>15 id</text:p>
          </table:table-cell>
          <table:table-cell table:style-name="ce6" office:value-type="string">
            <text:p>ADC E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arry imm32 to EAX.</text:p>
          </table:table-cell>
          <table:table-cell table:number-columns-repeated="1008"/>
        </table:table-row>
        <table:table-row table:style-name="ro1">
          <table:table-cell table:style-name="ce4" office:value-type="string">
            <text:p>REX.W+ 15 id</text:p>
          </table:table-cell>
          <table:table-cell table:style-name="ce6" office:value-type="string">
            <text:p>ADC R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arry imm32 sign extended to 64- bits to RAX.</text:p>
          </table:table-cell>
          <table:table-cell table:number-columns-repeated="1008"/>
        </table:table-row>
        <table:table-row table:style-name="ro1">
          <table:table-cell table:style-name="ce4" office:value-type="string">
            <text:p>80 /2 ib</text:p>
          </table:table-cell>
          <table:table-cell table:style-name="ce6" office:value-type="string">
            <text:p>ADC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imm8 to r/m8.</text:p>
          </table:table-cell>
          <table:table-cell table:number-columns-repeated="1008"/>
        </table:table-row>
        <table:table-row table:style-name="ro1">
          <table:table-cell table:style-name="ce4" office:value-type="string">
            <text:p>REX+ 80 /2 ib</text:p>
          </table:table-cell>
          <table:table-cell table:style-name="ce12" office:value-type="string">
            <text:p>ADC r/m8, imm8</text:p>
          </table:table-cell>
          <table:table-cell table:style-name="ce12"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cb</text:p>
          </table:table-cell>
          <table:table-cell table:style-name="ce12"/>
          <table:table-cell table:style-name="ce6" office:value-type="string">
            <text:p>Add with carry imm8 to r/m8.</text:p>
          </table:table-cell>
          <table:table-cell table:number-columns-repeated="1008"/>
        </table:table-row>
        <table:table-row table:style-name="ro1">
          <table:table-cell table:style-name="ce4" office:value-type="string">
            <text:p>81 /2 iw</text:p>
          </table:table-cell>
          <table:table-cell table:style-name="ce6" office:value-type="string">
            <text:p>ADC r/m16, imm16</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imm16 to r/m16.</text:p>
          </table:table-cell>
          <table:table-cell table:number-columns-repeated="1008"/>
        </table:table-row>
        <table:table-row table:style-name="ro1">
          <table:table-cell table:style-name="ce4" office:value-type="string">
            <text:p>81 /2 id</text:p>
          </table:table-cell>
          <table:table-cell table:style-name="ce6" office:value-type="string">
            <text:p>ADC r/m32,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F imm32 to r/m32.</text:p>
          </table:table-cell>
          <table:table-cell table:number-columns-repeated="1008"/>
        </table:table-row>
        <table:table-row table:style-name="ro1">
          <table:table-cell table:style-name="ce4" office:value-type="string">
            <text:p>REX.W+ 81 /2 id</text:p>
          </table:table-cell>
          <table:table-cell table:style-name="ce6" office:value-type="string">
            <text:p>ADC r/m64,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F imm32 sign extended to 64-bits to r/m64.</text:p>
          </table:table-cell>
          <table:table-cell table:number-columns-repeated="1008"/>
        </table:table-row>
        <table:table-row table:style-name="ro1">
          <table:table-cell table:style-name="ce4" office:value-type="string">
            <text:p>83 /2 ib</text:p>
          </table:table-cell>
          <table:table-cell table:style-name="ce6" office:value-type="string">
            <text:p>ADC r/m16,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office:value-type="string">
            <text:p>YES</text:p>
          </table:table-cell>
          <table:table-cell table:style-name="ce6" office:value-type="string">
            <text:p>Add with CF sign-extended imm8 to r/m16.</text:p>
          </table:table-cell>
          <table:table-cell table:number-columns-repeated="1008"/>
        </table:table-row>
        <table:table-row table:style-name="ro1">
          <table:table-cell table:style-name="ce4" office:value-type="string">
            <text:p>83 /2 ib</text:p>
          </table:table-cell>
          <table:table-cell table:style-name="ce6" office:value-type="string">
            <text:p>ADC r/m32,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office:value-type="string">
            <text:p>YES</text:p>
          </table:table-cell>
          <table:table-cell table:style-name="ce6" office:value-type="string">
            <text:p>Add with CF sign-extended imm8 into r/m32.</text:p>
          </table:table-cell>
          <table:table-cell table:number-columns-repeated="1008"/>
        </table:table-row>
        <table:table-row table:style-name="ro1">
          <table:table-cell table:style-name="ce4" office:value-type="string">
            <text:p>REX.W+ 83 /2 ib</text:p>
          </table:table-cell>
          <table:table-cell table:style-name="ce6" office:value-type="string">
            <text:p>ADC r/m64,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office:value-type="string">
            <text:p>YES</text:p>
          </table:table-cell>
          <table:table-cell table:style-name="ce6" office:value-type="string">
            <text:p>Add with CF sign-extended imm8 into r/m64.</text:p>
          </table:table-cell>
          <table:table-cell table:number-columns-repeated="1008"/>
        </table:table-row>
        <table:table-row table:style-name="ro1">
          <table:table-cell table:style-name="ce4" office:value-type="string">
            <text:p>10 /r</text:p>
          </table:table-cell>
          <table:table-cell table:style-name="ce6" office:value-type="string">
            <text:p>ADC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office:value-type="string">
            <text:p>YES</text:p>
          </table:table-cell>
          <table:table-cell table:style-name="ce6" office:value-type="string">
            <text:p>Add with carry byte register to r/m8.</text:p>
          </table:table-cell>
          <table:table-cell table:number-columns-repeated="1008"/>
        </table:table-row>
        <table:table-row table:style-name="ro1">
          <table:table-cell table:style-name="ce4" office:value-type="string">
            <text:p>REX+ 10 /r</text:p>
          </table:table-cell>
          <table:table-cell table:style-name="ce12" office:value-type="string">
            <text:p>ADC r/m8, r8</text:p>
          </table:table-cell>
          <table:table-cell table:style-name="ce12"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6" office:value-type="string">
            <text:p>adcb</text:p>
          </table:table-cell>
          <table:table-cell table:style-name="ce6" office:value-type="string">
            <text:p>YES</text:p>
          </table:table-cell>
          <table:table-cell table:style-name="ce6" office:value-type="string">
            <text:p>Add with carry byte register to r/m8.</text:p>
          </table:table-cell>
          <table:table-cell table:number-columns-repeated="1008"/>
        </table:table-row>
        <table:table-row table:style-name="ro1">
          <table:table-cell table:style-name="ce4" office:value-type="string">
            <text:p>11 /r</text:p>
          </table:table-cell>
          <table:table-cell table:style-name="ce6" office:value-type="string">
            <text:p>ADC r/m16, r16</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office:value-type="string">
            <text:p>YES</text:p>
          </table:table-cell>
          <table:table-cell table:style-name="ce6" office:value-type="string">
            <text:p>Add with carry r16 to r/m16.</text:p>
          </table:table-cell>
          <table:table-cell table:number-columns-repeated="1008"/>
        </table:table-row>
        <table:table-row table:style-name="ro1">
          <table:table-cell table:style-name="ce4" office:value-type="string">
            <text:p>11 /r</text:p>
          </table:table-cell>
          <table:table-cell table:style-name="ce6" office:value-type="string">
            <text:p>ADC r/m32, r32</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office:value-type="string">
            <text:p>YES</text:p>
          </table:table-cell>
          <table:table-cell table:style-name="ce6" office:value-type="string">
            <text:p>Add with CF r32 to r/m32.</text:p>
          </table:table-cell>
          <table:table-cell table:number-columns-repeated="1008"/>
        </table:table-row>
        <table:table-row table:style-name="ro1">
          <table:table-cell table:style-name="ce4" office:value-type="string">
            <text:p>REX.W+ 11 /r</text:p>
          </table:table-cell>
          <table:table-cell table:style-name="ce6" office:value-type="string">
            <text:p>ADC r/m64, r64</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office:value-type="string">
            <text:p>YES</text:p>
          </table:table-cell>
          <table:table-cell table:style-name="ce6" office:value-type="string">
            <text:p>Add with CF r64 to r/m64.</text:p>
          </table:table-cell>
          <table:table-cell table:number-columns-repeated="1008"/>
        </table:table-row>
        <table:table-row table:style-name="ro1">
          <table:table-cell table:style-name="ce4" office:value-type="string">
            <text:p>12 /r</text:p>
          </table:table-cell>
          <table:table-cell table:style-name="ce6" office:value-type="string">
            <text:p>ADC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r/m8 to byte register.</text:p>
          </table:table-cell>
          <table:table-cell table:number-columns-repeated="1008"/>
        </table:table-row>
        <table:table-row table:style-name="ro1">
          <table:table-cell table:style-name="ce4" office:value-type="string">
            <text:p>REX+ 12 /r</text:p>
          </table:table-cell>
          <table:table-cell table:style-name="ce12" office:value-type="string">
            <text:p>ADC r8, r/m8</text:p>
          </table:table-cell>
          <table:table-cell table:style-name="ce12"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6" office:value-type="string">
            <text:p>adcb</text:p>
          </table:table-cell>
          <table:table-cell table:style-name="ce6"/>
          <table:table-cell table:style-name="ce6" office:value-type="string">
            <text:p>Add with carry r/m64 to byte register.</text:p>
          </table:table-cell>
          <table:table-cell table:number-columns-repeated="1008"/>
        </table:table-row>
        <table:table-row table:style-name="ro1">
          <table:table-cell table:style-name="ce4" office:value-type="string">
            <text:p>13 /r</text:p>
          </table:table-cell>
          <table:table-cell table:style-name="ce6" office:value-type="string">
            <text:p>ADC r16, r/m16</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r/m16 to r16.</text:p>
          </table:table-cell>
          <table:table-cell table:number-columns-repeated="1008"/>
        </table:table-row>
        <table:table-row table:style-name="ro1">
          <table:table-cell table:style-name="ce4" office:value-type="string">
            <text:p>13 /r</text:p>
          </table:table-cell>
          <table:table-cell table:style-name="ce6" office:value-type="string">
            <text:p>ADC r32, r/m32</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F r/m32 to r32.</text:p>
          </table:table-cell>
          <table:table-cell table:number-columns-repeated="1008"/>
        </table:table-row>
        <table:table-row table:style-name="ro1">
          <table:table-cell table:style-name="ce4" office:value-type="string">
            <text:p>REX.W+ 13 /r</text:p>
          </table:table-cell>
          <table:table-cell table:style-name="ce6" office:value-type="string">
            <text:p>ADC r64, r/m64</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F r/m64 to r64.</text:p>
          </table:table-cell>
          <table:table-cell table:number-columns-repeated="1008"/>
        </table:table-row>
        <table:table-row table:style-name="ro1">
          <table:table-cell table:number-columns-repeated="1023"/>
        </table:table-row>
        <table:table-row table:style-name="ro1">
          <table:table-cell table:style-name="ce4" office:value-type="string">
            <text:p>04 ib</text:p>
          </table:table-cell>
          <table:table-cell table:style-name="ce6" office:value-type="string">
            <text:p>ADD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imm8 to AL.</text:p>
          </table:table-cell>
          <table:table-cell table:number-columns-repeated="1008"/>
        </table:table-row>
        <table:table-row table:style-name="ro1">
          <table:table-cell table:style-name="ce4" office:value-type="string">
            <text:p>05 iw</text:p>
          </table:table-cell>
          <table:table-cell table:style-name="ce12" office:value-type="string">
            <text:p>ADD AX, imm16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imm16 to AX.</text:p>
          </table:table-cell>
          <table:table-cell table:number-columns-repeated="1008"/>
        </table:table-row>
        <table:table-row table:style-name="ro1">
          <table:table-cell table:style-name="ce4" office:value-type="string">
            <text:p>05 id</text:p>
          </table:table-cell>
          <table:table-cell table:style-name="ce12" office:value-type="string">
            <text:p>ADD EAX, imm32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imm32 to EAX.</text:p>
          </table:table-cell>
          <table:table-cell table:number-columns-repeated="1008"/>
        </table:table-row>
        <table:table-row table:style-name="ro1">
          <table:table-cell table:style-name="ce4" office:value-type="string">
            <text:p>REX.W+ 05 id </text:p>
          </table:table-cell>
          <table:table-cell table:style-name="ce12" office:value-type="string">
            <text:p>ADD RAX, imm32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imm32 sign-extended to 64-bits to RAX. <text:s/></text:p>
          </table:table-cell>
          <table:table-cell table:number-columns-repeated="1008"/>
        </table:table-row>
        <table:table-row table:style-name="ro1">
          <table:table-cell table:style-name="ce4" office:value-type="string">
            <text:p>80 /0 ib</text:p>
          </table:table-cell>
          <table:table-cell table:style-name="ce12" office:value-type="string">
            <text:p>ADD r/m8,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imm8 to r/m8.</text:p>
          </table:table-cell>
          <table:table-cell table:number-columns-repeated="1008"/>
        </table:table-row>
        <table:table-row table:style-name="ro1">
          <table:table-cell table:style-name="ce4" office:value-type="string">
            <text:p>REX+ 80 /0 ib </text:p>
          </table:table-cell>
          <table:table-cell table:style-name="ce6" office:value-type="string">
            <text:p>ADD r/m8, imm8 </text:p>
          </table:table-cell>
          <table:table-cell table:style-name="ce12"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12"/>
          <table:table-cell table:style-name="ce6" office:value-type="string">
            <text:p>Add sign-extended imm8 to r/m64.</text:p>
          </table:table-cell>
          <table:table-cell table:number-columns-repeated="1008"/>
        </table:table-row>
        <table:table-row table:style-name="ro1">
          <table:table-cell table:style-name="ce4" office:value-type="string">
            <text:p>81 /0 iw</text:p>
          </table:table-cell>
          <table:table-cell table:style-name="ce6" office:value-type="string">
            <text:p>ADD r/m16, imm16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imm16 to r/m16.</text:p>
          </table:table-cell>
          <table:table-cell table:number-columns-repeated="1008"/>
        </table:table-row>
        <table:table-row table:style-name="ro1">
          <table:table-cell table:style-name="ce4" office:value-type="string">
            <text:p>81 /0 id</text:p>
          </table:table-cell>
          <table:table-cell table:style-name="ce6" office:value-type="string">
            <text:p>ADD r/m32, imm32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imm32 to r/m32.</text:p>
          </table:table-cell>
          <table:table-cell table:number-columns-repeated="1008"/>
        </table:table-row>
        <table:table-row table:style-name="ro1">
          <table:table-cell table:style-name="ce4" office:value-type="string">
            <text:p>REX.W+ 81 /0 id</text:p>
          </table:table-cell>
          <table:table-cell table:style-name="ce6" office:value-type="string">
            <text:p>ADD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imm32 sign-extended to 64-bits to r/m64.</text:p>
          </table:table-cell>
          <table:table-cell table:number-columns-repeated="1008"/>
        </table:table-row>
        <table:table-row table:style-name="ro1">
          <table:table-cell table:style-name="ce4" office:value-type="string">
            <text:p>83 /0 ib</text:p>
          </table:table-cell>
          <table:table-cell table:style-name="ce12" office:value-type="string">
            <text:p>ADD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office:value-type="string">
            <text:p>YES</text:p>
          </table:table-cell>
          <table:table-cell table:style-name="ce6" office:value-type="string">
            <text:p>Add sign-extended imm8 to r/m16. </text:p>
          </table:table-cell>
          <table:table-cell table:number-columns-repeated="1008"/>
        </table:table-row>
        <table:table-row table:style-name="ro1">
          <table:table-cell table:style-name="ce4" office:value-type="string">
            <text:p>83 /0 ib</text:p>
          </table:table-cell>
          <table:table-cell table:style-name="ce12" office:value-type="string">
            <text:p>ADD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office:value-type="string">
            <text:p>YES</text:p>
          </table:table-cell>
          <table:table-cell table:style-name="ce6" office:value-type="string">
            <text:p>Add sign-extended imm8 to r/m32. </text:p>
          </table:table-cell>
          <table:table-cell table:number-columns-repeated="1008"/>
        </table:table-row>
        <table:table-row table:style-name="ro1">
          <table:table-cell table:style-name="ce4" office:value-type="string">
            <text:p>REX.W+ 83 /0 ib </text:p>
          </table:table-cell>
          <table:table-cell table:style-name="ce12" office:value-type="string">
            <text:p>ADD r/m64,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office:value-type="string">
            <text:p>YES</text:p>
          </table:table-cell>
          <table:table-cell table:style-name="ce6" office:value-type="string">
            <text:p>Add sign-extended imm8 to r/m64. </text:p>
          </table:table-cell>
          <table:table-cell table:number-columns-repeated="1008"/>
        </table:table-row>
        <table:table-row table:style-name="ro1">
          <table:table-cell table:style-name="ce4" office:value-type="string">
            <text:p>00 /r </text:p>
          </table:table-cell>
          <table:table-cell table:style-name="ce12" office:value-type="string">
            <text:p>ADD r/m8, r8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office:value-type="string">
            <text:p>YES</text:p>
          </table:table-cell>
          <table:table-cell table:style-name="ce6" office:value-type="string">
            <text:p>Add r8 to r/m8.</text:p>
          </table:table-cell>
          <table:table-cell table:number-columns-repeated="1008"/>
        </table:table-row>
        <table:table-row table:style-name="ro1">
          <table:table-cell table:style-name="ce4" office:value-type="string">
            <text:p>REX+ 00 /r</text:p>
          </table:table-cell>
          <table:table-cell table:style-name="ce6" office:value-type="string">
            <text:p>ADD r/m8, r8</text:p>
          </table:table-cell>
          <table:table-cell table:style-name="ce12"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6" office:value-type="string">
            <text:p>YES</text:p>
          </table:table-cell>
          <table:table-cell table:style-name="ce6" office:value-type="string">
            <text:p>Add r8 to r/m8. </text:p>
          </table:table-cell>
          <table:table-cell table:number-columns-repeated="1008"/>
        </table:table-row>
        <table:table-row table:style-name="ro1">
          <table:table-cell table:style-name="ce4" office:value-type="string">
            <text:p>01 /r</text:p>
          </table:table-cell>
          <table:table-cell table:style-name="ce12" office:value-type="string">
            <text:p>ADD r/m16, r16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office:value-type="string">
            <text:p>YES</text:p>
          </table:table-cell>
          <table:table-cell table:style-name="ce6" office:value-type="string">
            <text:p>Add r16 to r/m16. </text:p>
          </table:table-cell>
          <table:table-cell table:number-columns-repeated="1008"/>
        </table:table-row>
        <table:table-row table:style-name="ro1">
          <table:table-cell table:style-name="ce4" office:value-type="string">
            <text:p>01 /r</text:p>
          </table:table-cell>
          <table:table-cell table:style-name="ce12" office:value-type="string">
            <text:p>ADD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office:value-type="string">
            <text:p>YES</text:p>
          </table:table-cell>
          <table:table-cell table:style-name="ce6" office:value-type="string">
            <text:p>Add r32 to r/m32. </text:p>
          </table:table-cell>
          <table:table-cell table:number-columns-repeated="1008"/>
        </table:table-row>
        <table:table-row table:style-name="ro1">
          <table:table-cell table:style-name="ce4" office:value-type="string">
            <text:p>REX.W+ 01 /r </text:p>
          </table:table-cell>
          <table:table-cell table:style-name="ce12" office:value-type="string">
            <text:p>ADD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office:value-type="string">
            <text:p>YES</text:p>
          </table:table-cell>
          <table:table-cell table:style-name="ce6" office:value-type="string">
            <text:p>Add r64 to r/m64. </text:p>
          </table:table-cell>
          <table:table-cell table:number-columns-repeated="1008"/>
        </table:table-row>
        <table:table-row table:style-name="ro1">
          <table:table-cell table:style-name="ce4" office:value-type="string">
            <text:p>02 /r </text:p>
          </table:table-cell>
          <table:table-cell table:style-name="ce12" office:value-type="string">
            <text:p>ADD r8, r/m8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r/m8 to r8. </text:p>
          </table:table-cell>
          <table:table-cell table:number-columns-repeated="1008"/>
        </table:table-row>
        <table:table-row table:style-name="ro1">
          <table:table-cell table:style-name="ce4" office:value-type="string">
            <text:p>REX+ 02 /r</text:p>
          </table:table-cell>
          <table:table-cell table:style-name="ce6" office:value-type="string">
            <text:p>ADD r8, r/m8</text:p>
          </table:table-cell>
          <table:table-cell table:style-name="ce12"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12"/>
          <table:table-cell table:style-name="ce6" office:value-type="string">
            <text:p>Add r/m8 to r8. </text:p>
          </table:table-cell>
          <table:table-cell table:number-columns-repeated="1008"/>
        </table:table-row>
        <table:table-row table:style-name="ro1">
          <table:table-cell table:style-name="ce4" office:value-type="string">
            <text:p>03 /r</text:p>
          </table:table-cell>
          <table:table-cell table:style-name="ce6" office:value-type="string">
            <text:p>ADD r16, r/m16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r/m16 to r16. </text:p>
          </table:table-cell>
          <table:table-cell table:number-columns-repeated="1008"/>
        </table:table-row>
        <table:table-row table:style-name="ro1">
          <table:table-cell table:style-name="ce4" office:value-type="string">
            <text:p>03 /r</text:p>
          </table:table-cell>
          <table:table-cell table:style-name="ce6" office:value-type="string">
            <text:p>ADD r32, r/m32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r/m32 to r32. </text:p>
          </table:table-cell>
          <table:table-cell table:number-columns-repeated="1008"/>
        </table:table-row>
        <table:table-row table:style-name="ro1">
          <table:table-cell table:style-name="ce4" office:value-type="string">
            <text:p>REX.W+ 03 /r</text:p>
          </table:table-cell>
          <table:table-cell table:style-name="ce6" office:value-type="string">
            <text:p>ADD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r/m64 to r64.</text:p>
          </table:table-cell>
          <table:table-cell table:number-columns-repeated="1008"/>
        </table:table-row>
        <table:table-row table:style-name="ro1">
          <table:table-cell table:number-columns-repeated="1023"/>
        </table:table-row>
        <table:table-row table:style-name="ro1">
          <table:table-cell table:style-name="ce4" office:value-type="string">
            <text:p>66 0F 58 /r</text:p>
          </table:table-cell>
          <table:table-cell table:style-name="ce6" office:value-type="string">
            <text:p>ADD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ddpd</text:p>
          </table:table-cell>
          <table:table-cell table:style-name="ce6"/>
          <table:table-cell table:style-name="ce6" office:value-type="string">
            <text:p>Add packed double-precision floating-point values from xmm2/m128 to xmm1.</text:p>
          </table:table-cell>
          <table:table-cell table:number-columns-repeated="1008"/>
        </table:table-row>
        <table:table-row table:style-name="ro1">
          <table:table-cell table:style-name="ce4" office:value-type="string">
            <text:p>VEX.NDS.128.66.0F.WIG 58 /r</text:p>
          </table:table-cell>
          <table:table-cell table:style-name="ce6" office:value-type="string">
            <text:p>VADD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d</text:p>
          </table:table-cell>
          <table:table-cell table:style-name="ce6"/>
          <table:table-cell table:style-name="ce6" office:value-type="string">
            <text:p>Add packed double-precision floating-point values from xmm3/mem to xmm2 and stores result in xmm1.</text:p>
          </table:table-cell>
          <table:table-cell table:number-columns-repeated="1008"/>
        </table:table-row>
        <table:table-row table:style-name="ro1">
          <table:table-cell table:style-name="ce4" office:value-type="string">
            <text:p>VEX.NDS.256.66.0F.WIG 58 /r</text:p>
          </table:table-cell>
          <table:table-cell table:style-name="ce6" office:value-type="string">
            <text:p>VADD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d</text:p>
          </table:table-cell>
          <table:table-cell table:style-name="ce6"/>
          <table:table-cell table:style-name="ce6" office:value-type="string">
            <text:p>Add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0F 58 /r</text:p>
          </table:table-cell>
          <table:table-cell table:style-name="ce6" office:value-type="string">
            <text:p>ADD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ddps</text:p>
          </table:table-cell>
          <table:table-cell table:style-name="ce6"/>
          <table:table-cell table:style-name="ce6" office:value-type="string">
            <text:p>Add packed single-precision floating-point values from xmm2/m128 to xmm1 and stores result in xmm1.</text:p>
          </table:table-cell>
          <table:table-cell table:number-columns-repeated="1008"/>
        </table:table-row>
        <table:table-row table:style-name="ro1">
          <table:table-cell table:style-name="ce4" office:value-type="string">
            <text:p>VEX.NDS.128.0F.WIG 58 /r</text:p>
          </table:table-cell>
          <table:table-cell table:style-name="ce6" office:value-type="string">
            <text:p>VADD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s</text:p>
          </table:table-cell>
          <table:table-cell table:style-name="ce6"/>
          <table:table-cell table:style-name="ce6" office:value-type="string">
            <text:p>Add packed single-precision floating-point values from xmm3/mem to xmm2 and stores result in xmm1.</text:p>
          </table:table-cell>
          <table:table-cell table:number-columns-repeated="1008"/>
        </table:table-row>
        <table:table-row table:style-name="ro1">
          <table:table-cell table:style-name="ce4" office:value-type="string">
            <text:p>VEX.NDS.256.0F.WIG 58 /r</text:p>
          </table:table-cell>
          <table:table-cell table:style-name="ce6" office:value-type="string">
            <text:p>VADD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s</text:p>
          </table:table-cell>
          <table:table-cell table:style-name="ce6"/>
          <table:table-cell table:style-name="ce6" office:value-type="string">
            <text:p>Add packed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F2 0F 58 /r</text:p>
          </table:table-cell>
          <table:table-cell table:style-name="ce6" office:value-type="string">
            <text:p>ADD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ddsd</text:p>
          </table:table-cell>
          <table:table-cell table:style-name="ce6"/>
          <table:table-cell table:style-name="ce6" office:value-type="string">
            <text:p>Add the low double-precision floating-point value from xmm2/m64 to xmm1.</text:p>
          </table:table-cell>
          <table:table-cell table:number-columns-repeated="1008"/>
        </table:table-row>
        <table:table-row table:style-name="ro1">
          <table:table-cell table:style-name="ce4" office:value-type="string">
            <text:p>VEX.NDS.LIG.F2.0F.WIG 58 /r</text:p>
          </table:table-cell>
          <table:table-cell table:style-name="ce6" office:value-type="string">
            <text:p>VADD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d</text:p>
          </table:table-cell>
          <table:table-cell table:style-name="ce6"/>
          <table:table-cell table:style-name="ce6" office:value-type="string">
            <text:p>Add the low double-precision floating-point value from xmm3/mem to xmm2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F3 0F 58 /r</text:p>
          </table:table-cell>
          <table:table-cell table:style-name="ce6" office:value-type="string">
            <text:p>ADD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ddss</text:p>
          </table:table-cell>
          <table:table-cell table:style-name="ce6"/>
          <table:table-cell table:style-name="ce6" office:value-type="string">
            <text:p>Add the low single-precision floating-point value from xmm2/m32 to xmm1.</text:p>
          </table:table-cell>
          <table:table-cell table:number-columns-repeated="1008"/>
        </table:table-row>
        <table:table-row table:style-name="ro1">
          <table:table-cell table:style-name="ce4" office:value-type="string">
            <text:p>VEX.NDS.LIG.F3.0F.WIG 58 /r</text:p>
          </table:table-cell>
          <table:table-cell table:style-name="ce6" office:value-type="string">
            <text:p>VADD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s</text:p>
          </table:table-cell>
          <table:table-cell table:style-name="ce6"/>
          <table:table-cell table:style-name="ce6" office:value-type="string">
            <text:p>Add the low single-precision floating-point value from xmm3/mem to xmm2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D0 /r</text:p>
          </table:table-cell>
          <table:table-cell table:style-name="ce6" office:value-type="string">
            <text:p>ADDSUB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PNI</text:p>
          </table:table-cell>
          <table:table-cell table:style-name="ce6" office:value-type="string">
            <text:p>addsubpd</text:p>
          </table:table-cell>
          <table:table-cell table:style-name="ce6"/>
          <table:table-cell table:style-name="ce6" office:value-type="string">
            <text:p>Add/subtract double-precision floating-point values from xmm2/m128 to xmm1.</text:p>
          </table:table-cell>
          <table:table-cell table:number-columns-repeated="1008"/>
        </table:table-row>
        <table:table-row table:style-name="ro1">
          <table:table-cell table:style-name="ce4" office:value-type="string">
            <text:p>VEX.NDS.128.66.0F.WIG D0 /r</text:p>
          </table:table-cell>
          <table:table-cell table:style-name="ce6" office:value-type="string">
            <text:p>VADDSUB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d</text:p>
          </table:table-cell>
          <table:table-cell table:style-name="ce6"/>
          <table:table-cell table:style-name="ce6" office:value-type="string">
            <text:p>Add/subtract packed double-precision floating-point values from xmm3/mem to xmm2 and stores result in xmm1.</text:p>
          </table:table-cell>
          <table:table-cell table:number-columns-repeated="1008"/>
        </table:table-row>
        <table:table-row table:style-name="ro1">
          <table:table-cell table:style-name="ce4" office:value-type="string">
            <text:p>VEX.NDS.256.66.0F.WIG D0 /r</text:p>
          </table:table-cell>
          <table:table-cell table:style-name="ce6" office:value-type="string">
            <text:p>VADDSUB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d</text:p>
          </table:table-cell>
          <table:table-cell table:style-name="ce6"/>
          <table:table-cell table:style-name="ce6" office:value-type="string">
            <text:p>Add / subtract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F2 0F D0 /r</text:p>
          </table:table-cell>
          <table:table-cell table:style-name="ce6" office:value-type="string">
            <text:p>ADDSUB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PNI</text:p>
          </table:table-cell>
          <table:table-cell table:style-name="ce6" office:value-type="string">
            <text:p>addsubps</text:p>
          </table:table-cell>
          <table:table-cell table:style-name="ce6"/>
          <table:table-cell table:style-name="ce6" office:value-type="string">
            <text:p>Add/subtract single-precision floating-point values from xmm2/m128 to xmm1.</text:p>
          </table:table-cell>
          <table:table-cell table:number-columns-repeated="1008"/>
        </table:table-row>
        <table:table-row table:style-name="ro1">
          <table:table-cell table:style-name="ce4" office:value-type="string">
            <text:p>VEX.NDS.128.F2.0F.WIG D0 /r</text:p>
          </table:table-cell>
          <table:table-cell table:style-name="ce6" office:value-type="string">
            <text:p>VADDSUB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s</text:p>
          </table:table-cell>
          <table:table-cell table:style-name="ce6"/>
          <table:table-cell table:style-name="ce6" office:value-type="string">
            <text:p>Add/subtract single-precision floating-point values from xmm3/mem to xmm2 and stores result in xmm1.</text:p>
          </table:table-cell>
          <table:table-cell table:number-columns-repeated="1008"/>
        </table:table-row>
        <table:table-row table:style-name="ro1">
          <table:table-cell table:style-name="ce4" office:value-type="string">
            <text:p>VEX.NDS.256.F2.0F.WIG D0 /r</text:p>
          </table:table-cell>
          <table:table-cell table:style-name="ce6" office:value-type="string">
            <text:p>VADDSUB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s</text:p>
          </table:table-cell>
          <table:table-cell table:style-name="ce6"/>
          <table:table-cell table:style-name="ce6" office:value-type="string">
            <text:p>Add / subtract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66 0F 38 DE /r</text:p>
          </table:table-cell>
          <table:table-cell table:style-name="ce6" office:value-type="string">
            <text:p>AESDEC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dec</text:p>
          </table:table-cell>
          <table:table-cell table:style-name="ce6"/>
          <table:table-cell table:style-name="ce6" office:value-type="string">
            <text:p>Perform one round of an AES decryption flow, using the Equivalent Inverse Cipher, operating on a 128-bit data (state) from xmm1 with a 128-bit round key from xmm2/m128.</text:p>
          </table:table-cell>
          <table:table-cell table:number-columns-repeated="1008"/>
        </table:table-row>
        <table:table-row table:style-name="ro1">
          <table:table-cell table:style-name="ce4" office:value-type="string">
            <text:p>VEX.NDS.128.66.0F38.WIG DE /r</text:p>
          </table:table-cell>
          <table:table-cell table:style-name="ce6" office:value-type="string">
            <text:p>VAESDEC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dec</text:p>
          </table:table-cell>
          <table:table-cell table:style-name="ce6"/>
          <table:table-cell table:style-name="ce6" office:value-type="string">
            <text:p>Perform one round of an AES decryption flow, using the Equivalent Inverse Cipher, operating on a 128-bit data (state) from xmm2 with a 128-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F /r</text:p>
          </table:table-cell>
          <table:table-cell table:style-name="ce6" office:value-type="string">
            <text:p>AESDECLAST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declast</text:p>
          </table:table-cell>
          <table:table-cell table:style-name="ce6"/>
          <table:table-cell table:style-name="ce6" office:value-type="string">
            <text:p>Perform the last round of an AES decryption flow, using the Equivalent Inverse Cipher, operating on a 128-bit data (state) from xmm1 with a 128-bit round key from xmm2/m128.</text:p>
          </table:table-cell>
          <table:table-cell table:number-columns-repeated="1008"/>
        </table:table-row>
        <table:table-row table:style-name="ro1">
          <table:table-cell table:style-name="ce4" office:value-type="string">
            <text:p>VEX.NDS.128.66.0F38.WIG DF /r</text:p>
          </table:table-cell>
          <table:table-cell table:style-name="ce6" office:value-type="string">
            <text:p>VAESDECLAST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declast</text:p>
          </table:table-cell>
          <table:table-cell table:style-name="ce6"/>
          <table:table-cell table:style-name="ce6"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C /r</text:p>
          </table:table-cell>
          <table:table-cell table:style-name="ce6" office:value-type="string">
            <text:p>AESENC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enc</text:p>
          </table:table-cell>
          <table:table-cell table:style-name="ce6"/>
          <table:table-cell table:style-name="ce6" office:value-type="string">
            <text:p>Perform one round of an AES encryption flow, operating on a 128-bit data (state) from xmm1 with a 128-bit round key from xmm2/m128.</text:p>
          </table:table-cell>
          <table:table-cell table:number-columns-repeated="1008"/>
        </table:table-row>
        <table:table-row table:style-name="ro1">
          <table:table-cell table:style-name="ce4" office:value-type="string">
            <text:p>VEX.NDS.128.66.0F38.WIG DC /r</text:p>
          </table:table-cell>
          <table:table-cell table:style-name="ce6" office:value-type="string">
            <text:p>VAESENC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enc</text:p>
          </table:table-cell>
          <table:table-cell table:style-name="ce6"/>
          <table:table-cell table:style-name="ce6" office:value-type="string">
            <text:p>Perform one round of an AES encryption flow, operating on a 128-bit data (state) from xmm2 with a 128-bit round key from the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D /r</text:p>
          </table:table-cell>
          <table:table-cell table:style-name="ce6" office:value-type="string">
            <text:p>AESENCLAST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enclast</text:p>
          </table:table-cell>
          <table:table-cell table:style-name="ce6"/>
          <table:table-cell table:style-name="ce6" office:value-type="string">
            <text:p>Perform the last round of an AES encryption flow, operating on a 128-bit data (state) from xmm1 with a 128-bit round key from xmm2/m128.</text:p>
          </table:table-cell>
          <table:table-cell table:number-columns-repeated="1008"/>
        </table:table-row>
        <table:table-row table:style-name="ro1">
          <table:table-cell table:style-name="ce4" office:value-type="string">
            <text:p>VEX.NDS.128.66.0F38.WIG DD /r</text:p>
          </table:table-cell>
          <table:table-cell table:style-name="ce6" office:value-type="string">
            <text:p>VAESENCLAST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enclast</text:p>
          </table:table-cell>
          <table:table-cell table:style-name="ce6"/>
          <table:table-cell table:style-name="ce6" office:value-type="string">
            <text:p>Perform the last round of an AES encryption flow, operating on a 128-bit data (state) from xmm2 with a 128 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B /r</text:p>
          </table:table-cell>
          <table:table-cell table:style-name="ce6" office:value-type="string">
            <text:p>AESIMC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imc</text:p>
          </table:table-cell>
          <table:table-cell table:style-name="ce6"/>
          <table:table-cell table:style-name="ce6" office:value-type="string">
            <text:p>Perform the InvMixColumn transformation on a 128-bit round key from xmm2/m128 and store the result in xmm1.</text:p>
          </table:table-cell>
          <table:table-cell table:number-columns-repeated="1008"/>
        </table:table-row>
        <table:table-row table:style-name="ro1">
          <table:table-cell table:style-name="ce4" office:value-type="string">
            <text:p>VEX.128.66.0F38.WIG DB /r</text:p>
          </table:table-cell>
          <table:table-cell table:style-name="ce6" office:value-type="string">
            <text:p>VAESIMC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imc</text:p>
          </table:table-cell>
          <table:table-cell table:style-name="ce6"/>
          <table:table-cell table:style-name="ce6" office:value-type="string">
            <text:p>Perform the InvMixColumn transformation on a 128-bit round key from xmm2/m128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A DF /r ib</text:p>
          </table:table-cell>
          <table:table-cell table:style-name="ce6" office:value-type="string">
            <text:p>AESKEYGENASSIST xmm1, xmm2/m128,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keygenassist</text:p>
          </table:table-cell>
          <table:table-cell table:style-name="ce6"/>
          <table:table-cell table:style-name="ce6" office:value-type="string">
            <text:p>Assist in AES round key generation using an 8 bits Round Constant (RCON) specified in the immediate byte, operating on 128 bits of data specified in xmm2/m128 and stores the result in xmm1.</text:p>
          </table:table-cell>
          <table:table-cell table:number-columns-repeated="1008"/>
        </table:table-row>
        <table:table-row table:style-name="ro1">
          <table:table-cell table:style-name="ce4" office:value-type="string">
            <text:p>VEX.128.66.0F3A.WIG DF /r ib</text:p>
          </table:table-cell>
          <table:table-cell table:style-name="ce6" office:value-type="string">
            <text:p>VAESKEYGENASSIST xmm1, xmm2/m128,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keygenassist</text:p>
          </table:table-cell>
          <table:table-cell table:style-name="ce6"/>
          <table:table-cell table:style-name="ce6" office:value-type="string">
            <text:p>Assist in AES round key generation using 8 bits Round Constant (RCON) specified in the immediate byte, operating on 128 bits of data specified in xmm2/m128 and stores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24 ib</text:p>
          </table:table-cell>
          <table:table-cell table:style-name="ce6" office:value-type="string">
            <text:p>AND AL, imm8</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AL AND imm8.</text:p>
          </table:table-cell>
          <table:table-cell table:number-columns-repeated="1008"/>
        </table:table-row>
        <table:table-row table:style-name="ro1">
          <table:table-cell table:style-name="ce4" office:value-type="string">
            <text:p>25 iw</text:p>
          </table:table-cell>
          <table:table-cell table:style-name="ce6" office:value-type="string">
            <text:p>AND AX, imm16</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AX AND imm16.</text:p>
          </table:table-cell>
          <table:table-cell table:number-columns-repeated="1008"/>
        </table:table-row>
        <table:table-row table:style-name="ro1">
          <table:table-cell table:style-name="ce4" office:value-type="string">
            <text:p>25 id</text:p>
          </table:table-cell>
          <table:table-cell table:style-name="ce6" office:value-type="string">
            <text:p>AND EAX, imm32</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EAX AND imm32.</text:p>
          </table:table-cell>
          <table:table-cell table:number-columns-repeated="1008"/>
        </table:table-row>
        <table:table-row table:style-name="ro1">
          <table:table-cell table:style-name="ce4" office:value-type="string">
            <text:p>REX.W+ 25 id</text:p>
          </table:table-cell>
          <table:table-cell table:style-name="ce6" office:value-type="string">
            <text:p>AND RAX, imm32</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AX AND imm32 sign-extended to 64-bits.</text:p>
          </table:table-cell>
          <table:table-cell table:number-columns-repeated="1008"/>
        </table:table-row>
        <table:table-row table:style-name="ro1">
          <table:table-cell table:style-name="ce4" office:value-type="string">
            <text:p>80 /4 ib</text:p>
          </table:table-cell>
          <table:table-cell table:style-name="ce6" office:value-type="string">
            <text:p>AND r/m8,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r/m8 AND imm8.</text:p>
          </table:table-cell>
          <table:table-cell table:number-columns-repeated="1008"/>
        </table:table-row>
        <table:table-row table:style-name="ro1">
          <table:table-cell table:style-name="ce4" office:value-type="string">
            <text:p>REX+ 80 /4 ib</text:p>
          </table:table-cell>
          <table:table-cell table:style-name="ce6" office:value-type="string">
            <text:p>AND r/m8,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12"/>
          <table:table-cell table:style-name="ce6" office:value-type="string">
            <text:p>r/m8 AND imm8.</text:p>
          </table:table-cell>
          <table:table-cell table:number-columns-repeated="1008"/>
        </table:table-row>
        <table:table-row table:style-name="ro1">
          <table:table-cell table:style-name="ce4" office:value-type="string">
            <text:p>81 /4 iw</text:p>
          </table:table-cell>
          <table:table-cell table:style-name="ce6" office:value-type="string">
            <text:p>AND r/m16, imm16</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r/m16 AND imm16.</text:p>
          </table:table-cell>
          <table:table-cell table:number-columns-repeated="1008"/>
        </table:table-row>
        <table:table-row table:style-name="ro1">
          <table:table-cell table:style-name="ce4" office:value-type="string">
            <text:p>81 /4 id</text:p>
          </table:table-cell>
          <table:table-cell table:style-name="ce6" office:value-type="string">
            <text:p>AND r/m32, imm32</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r/m32 AND imm32.</text:p>
          </table:table-cell>
          <table:table-cell table:number-columns-repeated="1008"/>
        </table:table-row>
        <table:table-row table:style-name="ro1">
          <table:table-cell table:style-name="ce4" office:value-type="string">
            <text:p>REX.W+ 81 /4 id</text:p>
          </table:table-cell>
          <table:table-cell table:style-name="ce6" office:value-type="string">
            <text:p>AND r/m64, imm32</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m64 AND imm32 sign extended to 64-bits.</text:p>
          </table:table-cell>
          <table:table-cell table:number-columns-repeated="1008"/>
        </table:table-row>
        <table:table-row table:style-name="ro1">
          <table:table-cell table:style-name="ce4" office:value-type="string">
            <text:p>83 /4 ib</text:p>
          </table:table-cell>
          <table:table-cell table:style-name="ce6" office:value-type="string">
            <text:p>AND r/m16,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office:value-type="string">
            <text:p>YES</text:p>
          </table:table-cell>
          <table:table-cell table:style-name="ce6" office:value-type="string">
            <text:p>r/m16 AND imm8 (sign-extended).</text:p>
          </table:table-cell>
          <table:table-cell table:number-columns-repeated="1008"/>
        </table:table-row>
        <table:table-row table:style-name="ro1">
          <table:table-cell table:style-name="ce4" office:value-type="string">
            <text:p>83 /4 ib</text:p>
          </table:table-cell>
          <table:table-cell table:style-name="ce6" office:value-type="string">
            <text:p>AND r/m32,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office:value-type="string">
            <text:p>YES</text:p>
          </table:table-cell>
          <table:table-cell table:style-name="ce6" office:value-type="string">
            <text:p>r/m32 AND imm8 (sign-extended).</text:p>
          </table:table-cell>
          <table:table-cell table:number-columns-repeated="1008"/>
        </table:table-row>
        <table:table-row table:style-name="ro1">
          <table:table-cell table:style-name="ce4" office:value-type="string">
            <text:p>REX.W+ 83 /4 ib</text:p>
          </table:table-cell>
          <table:table-cell table:style-name="ce6" office:value-type="string">
            <text:p>AND r/m64,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office:value-type="string">
            <text:p>YES</text:p>
          </table:table-cell>
          <table:table-cell table:style-name="ce6" office:value-type="string">
            <text:p>r/m64 AND imm8 (sign-extended).</text:p>
          </table:table-cell>
          <table:table-cell table:number-columns-repeated="1008"/>
        </table:table-row>
        <table:table-row table:style-name="ro1">
          <table:table-cell table:style-name="ce4" office:value-type="string">
            <text:p>20 /r</text:p>
          </table:table-cell>
          <table:table-cell table:style-name="ce6" office:value-type="string">
            <text:p>AND r/m8, r8</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office:value-type="string">
            <text:p>YES</text:p>
          </table:table-cell>
          <table:table-cell table:style-name="ce6" office:value-type="string">
            <text:p>r/m8 AND r8.</text:p>
          </table:table-cell>
          <table:table-cell table:number-columns-repeated="1008"/>
        </table:table-row>
        <table:table-row table:style-name="ro1">
          <table:table-cell table:style-name="ce4" office:value-type="string">
            <text:p>REX+ 20 /r</text:p>
          </table:table-cell>
          <table:table-cell table:style-name="ce6" office:value-type="string">
            <text:p>AND r/m8, r8</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6" office:value-type="string">
            <text:p>YES</text:p>
          </table:table-cell>
          <table:table-cell table:style-name="ce6" office:value-type="string">
            <text:p>r/m64 AND r8 (sign-extended).</text:p>
          </table:table-cell>
          <table:table-cell table:number-columns-repeated="1008"/>
        </table:table-row>
        <table:table-row table:style-name="ro1">
          <table:table-cell table:style-name="ce4" office:value-type="string">
            <text:p>21 /r</text:p>
          </table:table-cell>
          <table:table-cell table:style-name="ce6" office:value-type="string">
            <text:p>AND r/m16, r16</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office:value-type="string">
            <text:p>YES</text:p>
          </table:table-cell>
          <table:table-cell table:style-name="ce6" office:value-type="string">
            <text:p>r/m16 AND r16.</text:p>
          </table:table-cell>
          <table:table-cell table:number-columns-repeated="1008"/>
        </table:table-row>
        <table:table-row table:style-name="ro1">
          <table:table-cell table:style-name="ce4" office:value-type="string">
            <text:p>21 /r</text:p>
          </table:table-cell>
          <table:table-cell table:style-name="ce6" office:value-type="string">
            <text:p>AND r/m32, r32</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office:value-type="string">
            <text:p>YES</text:p>
          </table:table-cell>
          <table:table-cell table:style-name="ce6" office:value-type="string">
            <text:p>r/m32 AND r32.</text:p>
          </table:table-cell>
          <table:table-cell table:number-columns-repeated="1008"/>
        </table:table-row>
        <table:table-row table:style-name="ro1">
          <table:table-cell table:style-name="ce4" office:value-type="string">
            <text:p>REX.W+ 21 /r</text:p>
          </table:table-cell>
          <table:table-cell table:style-name="ce6" office:value-type="string">
            <text:p>AND r/m64, r64</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office:value-type="string">
            <text:p>YES</text:p>
          </table:table-cell>
          <table:table-cell table:style-name="ce6" office:value-type="string">
            <text:p>r/m64 AND r32.</text:p>
          </table:table-cell>
          <table:table-cell table:number-columns-repeated="1008"/>
        </table:table-row>
        <table:table-row table:style-name="ro1">
          <table:table-cell table:style-name="ce4" office:value-type="string">
            <text:p>22 /r</text:p>
          </table:table-cell>
          <table:table-cell table:style-name="ce6" office:value-type="string">
            <text:p>AND r8, r/m8</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r8 AND r/m8.</text:p>
          </table:table-cell>
          <table:table-cell table:number-columns-repeated="1008"/>
        </table:table-row>
        <table:table-row table:style-name="ro1">
          <table:table-cell table:style-name="ce4" office:value-type="string">
            <text:p>REX+ 22 /r</text:p>
          </table:table-cell>
          <table:table-cell table:style-name="ce6" office:value-type="string">
            <text:p>AND r8, r/m8</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12"/>
          <table:table-cell table:style-name="ce6" office:value-type="string">
            <text:p>r/m64 AND r8 (sign-extended).</text:p>
          </table:table-cell>
          <table:table-cell table:number-columns-repeated="1008"/>
        </table:table-row>
        <table:table-row table:style-name="ro1">
          <table:table-cell table:style-name="ce4" office:value-type="string">
            <text:p>23 /r</text:p>
          </table:table-cell>
          <table:table-cell table:style-name="ce6" office:value-type="string">
            <text:p>AND r16, r/m16</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r16 AND r/m16.</text:p>
          </table:table-cell>
          <table:table-cell table:number-columns-repeated="1008"/>
        </table:table-row>
        <table:table-row table:style-name="ro1">
          <table:table-cell table:style-name="ce4" office:value-type="string">
            <text:p>23 /r</text:p>
          </table:table-cell>
          <table:table-cell table:style-name="ce6" office:value-type="string">
            <text:p>AND r32, r/m32</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r32 AND r/m32.</text:p>
          </table:table-cell>
          <table:table-cell table:number-columns-repeated="1008"/>
        </table:table-row>
        <table:table-row table:style-name="ro1">
          <table:table-cell table:style-name="ce4" office:value-type="string">
            <text:p>REX.W+ 23 /r</text:p>
          </table:table-cell>
          <table:table-cell table:style-name="ce6" office:value-type="string">
            <text:p>AND r64, r/m64</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64 AND r/m64.</text:p>
          </table:table-cell>
          <table:table-cell table:number-columns-repeated="1008"/>
        </table:table-row>
        <table:table-row table:style-name="ro1">
          <table:table-cell table:number-columns-repeated="1023"/>
        </table:table-row>
        <table:table-row table:style-name="ro1">
          <table:table-cell office:value-type="string">
            <text:p>VEX.NDS.LZ.0F38.W0 F2 /r</text:p>
          </table:table-cell>
          <table:table-cell office:value-type="string">
            <text:p>ANDN r32a, r32b, r/m32</text:p>
          </table:table-cell>
          <table:table-cell office:value-type="string">
            <text:p>RVM</text:p>
          </table:table-cell>
          <table:table-cell office:value-type="string">
            <text:p>W, R, R</text:p>
          </table:table-cell>
          <table:table-cell/>
          <table:table-cell office:value-type="string">
            <text:p>E.SF E.Z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table:style-name="Default" office:value-type="string">
            <text:p>andnl</text:p>
          </table:table-cell>
          <table:table-cell/>
          <table:table-cell office:value-type="string">
            <text:p>Bitwise AND of inverted r32b with r/m32, store result in r32a</text:p>
          </table:table-cell>
          <table:table-cell table:number-columns-repeated="1008"/>
        </table:table-row>
        <table:table-row table:style-name="ro1">
          <table:table-cell office:value-type="string">
            <text:p>VEX.NDS.LZ.0F38.W1 F2 /r</text:p>
          </table:table-cell>
          <table:table-cell office:value-type="string">
            <text:p>ANDN r64a, r64b, r/m64</text:p>
          </table:table-cell>
          <table:table-cell office:value-type="string">
            <text:p>RVM</text:p>
          </table:table-cell>
          <table:table-cell office:value-type="string">
            <text:p>W, R, R</text:p>
          </table:table-cell>
          <table:table-cell/>
          <table:table-cell office:value-type="string">
            <text:p>E.SF E.Z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table:style-name="Default" office:value-type="string">
            <text:p>andnq</text:p>
          </table:table-cell>
          <table:table-cell/>
          <table:table-cell office:value-type="string">
            <text:p>Bitwise AND of inverted r64b with r/m64, store result in r64a</text:p>
          </table:table-cell>
          <table:table-cell table:number-columns-repeated="1008"/>
        </table:table-row>
        <table:table-row table:style-name="ro1">
          <table:table-cell table:number-columns-repeated="1023"/>
        </table:table-row>
        <table:table-row table:style-name="ro1">
          <table:table-cell table:style-name="ce4" office:value-type="string">
            <text:p>66 0F 54 /r</text:p>
          </table:table-cell>
          <table:table-cell table:style-name="ce6" office:value-type="string">
            <text:p>AND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ndpd</text:p>
          </table:table-cell>
          <table:table-cell table:style-name="ce6"/>
          <table:table-cell table:style-name="ce6" office:value-type="string">
            <text:p>Return the bitwise logical AND of packed double-precision floating-point values in xmm1 and xmm2/m128.</text:p>
          </table:table-cell>
          <table:table-cell table:number-columns-repeated="1008"/>
        </table:table-row>
        <table:table-row table:style-name="ro1">
          <table:table-cell table:style-name="ce4" office:value-type="string">
            <text:p>VEX.NDS.128.66.0F.WIG 54 /r</text:p>
          </table:table-cell>
          <table:table-cell table:style-name="ce6" office:value-type="string">
            <text:p>VAND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d</text:p>
          </table:table-cell>
          <table:table-cell table:style-name="ce6"/>
          <table:table-cell table:style-name="ce6" office:value-type="string">
            <text:p>Return the bitwise logical AND of packed double-precision floating-point values in xmm2 and xmm3/mem.</text:p>
          </table:table-cell>
          <table:table-cell table:number-columns-repeated="1008"/>
        </table:table-row>
        <table:table-row table:style-name="ro1">
          <table:table-cell table:style-name="ce4" office:value-type="string">
            <text:p>VEX.NDS.256.66.0F.WIG 54 /r</text:p>
          </table:table-cell>
          <table:table-cell table:style-name="ce6" office:value-type="string">
            <text:p>VAND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d</text:p>
          </table:table-cell>
          <table:table-cell table:style-name="ce6"/>
          <table:table-cell table:style-name="ce6" office:value-type="string">
            <text:p>Return the bitwise logical AND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0F 54 /r</text:p>
          </table:table-cell>
          <table:table-cell table:style-name="ce6" office:value-type="string">
            <text:p>AND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ndps</text:p>
          </table:table-cell>
          <table:table-cell table:style-name="ce6"/>
          <table:table-cell table:style-name="ce6" office:value-type="string">
            <text:p>Bitwise logical AND of xmm2/m128 and xmm1.</text:p>
          </table:table-cell>
          <table:table-cell table:number-columns-repeated="1008"/>
        </table:table-row>
        <table:table-row table:style-name="ro1">
          <table:table-cell table:style-name="ce4" office:value-type="string">
            <text:p>VEX.NDS.128.0F.WIG 54 /r</text:p>
          </table:table-cell>
          <table:table-cell table:style-name="ce6" office:value-type="string">
            <text:p>VANDPS xmm1,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s</text:p>
          </table:table-cell>
          <table:table-cell table:style-name="ce6"/>
          <table:table-cell table:style-name="ce6" office:value-type="string">
            <text:p>Return the bitwise logical AND of packed single-precision floating-point values in xmm2 and xmm3/mem.</text:p>
          </table:table-cell>
          <table:table-cell table:number-columns-repeated="1008"/>
        </table:table-row>
        <table:table-row table:style-name="ro1">
          <table:table-cell table:style-name="ce4" office:value-type="string">
            <text:p>VEX.NDS.256.0F.WIG 54 /r</text:p>
          </table:table-cell>
          <table:table-cell table:style-name="ce6" office:value-type="string">
            <text:p>VAND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s</text:p>
          </table:table-cell>
          <table:table-cell table:style-name="ce6"/>
          <table:table-cell table:style-name="ce6" office:value-type="string">
            <text:p>Return the bitwise logical AND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66 0F 55 /r</text:p>
          </table:table-cell>
          <table:table-cell table:style-name="ce6" office:value-type="string">
            <text:p>ANDN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ndnpd</text:p>
          </table:table-cell>
          <table:table-cell table:style-name="ce6"/>
          <table:table-cell table:style-name="ce6" office:value-type="string">
            <text:p>Bitwise logical AND NOT of xmm2/m128 and xmm1.</text:p>
          </table:table-cell>
          <table:table-cell table:number-columns-repeated="1008"/>
        </table:table-row>
        <table:table-row table:style-name="ro1">
          <table:table-cell table:style-name="ce4" office:value-type="string">
            <text:p>VEX.NDS.128.66.0F.WIG 55 /r</text:p>
          </table:table-cell>
          <table:table-cell table:style-name="ce6" office:value-type="string">
            <text:p>VANDN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d</text:p>
          </table:table-cell>
          <table:table-cell table:style-name="ce6"/>
          <table:table-cell table:style-name="ce6" office:value-type="string">
            <text:p>Return the bitwise logical AND NOT of packed double-precision floating-point values in xmm2 and xmm3/mem.</text:p>
          </table:table-cell>
          <table:table-cell table:number-columns-repeated="1008"/>
        </table:table-row>
        <table:table-row table:style-name="ro1">
          <table:table-cell table:style-name="ce4" office:value-type="string">
            <text:p>VEX.NDS.256.66.0F.WIG 55 /r</text:p>
          </table:table-cell>
          <table:table-cell table:style-name="ce6" office:value-type="string">
            <text:p>VANDN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d</text:p>
          </table:table-cell>
          <table:table-cell table:style-name="ce6"/>
          <table:table-cell table:style-name="ce6" office:value-type="string">
            <text:p>Return the bitwise logical AND NOT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0F 55 /r</text:p>
          </table:table-cell>
          <table:table-cell table:style-name="ce6" office:value-type="string">
            <text:p>ANDN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ndnps</text:p>
          </table:table-cell>
          <table:table-cell table:style-name="ce6"/>
          <table:table-cell table:style-name="ce6" office:value-type="string">
            <text:p>Bitwise logical AND NOT of xmm2/m128 and xmm1.</text:p>
          </table:table-cell>
          <table:table-cell table:number-columns-repeated="1008"/>
        </table:table-row>
        <table:table-row table:style-name="ro1">
          <table:table-cell table:style-name="ce4" office:value-type="string">
            <text:p>VEX.NDS.128.0F.WIG 55 /r</text:p>
          </table:table-cell>
          <table:table-cell table:style-name="ce6" office:value-type="string">
            <text:p>VANDN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s</text:p>
          </table:table-cell>
          <table:table-cell table:style-name="ce6"/>
          <table:table-cell table:style-name="ce6" office:value-type="string">
            <text:p>Return the bitwise logical AND NOT of packed single-precision floating-point values in xmm2 and xmm3/mem.</text:p>
          </table:table-cell>
          <table:table-cell table:number-columns-repeated="1008"/>
        </table:table-row>
        <table:table-row table:style-name="ro1">
          <table:table-cell table:style-name="ce4" office:value-type="string">
            <text:p>VEX.NDS.256.0F.WIG 55 /r</text:p>
          </table:table-cell>
          <table:table-cell table:style-name="ce6" office:value-type="string">
            <text:p>VANDN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s</text:p>
          </table:table-cell>
          <table:table-cell table:style-name="ce6"/>
          <table:table-cell table:style-name="ce6" office:value-type="string">
            <text:p>Return the bitwise logical AND NOT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2" office:value-type="string">
            <text:p>63 /r</text:p>
          </table:table-cell>
          <table:table-cell table:style-name="ce7" office:value-type="string">
            <text:p>ARPL r/m16, r16</text:p>
          </table:table-cell>
          <table:table-cell table:style-name="ce7" table:number-columns-repeated="5"/>
          <table:table-cell table:style-name="ce7" office:value-type="string">
            <text:p>YES</text:p>
          </table:table-cell>
          <table:table-cell table:style-name="ce7" office:value-type="string">
            <text:p>NO</text:p>
          </table:table-cell>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Adjust RPL of r/m16 to not less than RPL of r16.</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66 0F 3A 0D /r ib</text:p>
          </table:table-cell>
          <table:table-cell table:style-name="ce6" office:value-type="string">
            <text:p>BLEND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pd</text:p>
          </table:table-cell>
          <table:table-cell table:style-name="ce6"/>
          <table:table-cell table:style-name="ce6" office:value-type="string">
            <text:p>Select packed DP-FP values from xmm1 and xmm2/m128 from mask specified in imm8 and store the values into xmm1.</text:p>
          </table:table-cell>
          <table:table-cell table:number-columns-repeated="1008"/>
        </table:table-row>
        <table:table-row table:style-name="ro1">
          <table:table-cell table:style-name="ce4" office:value-type="string">
            <text:p>VEX.NDS.128.66.0F3A.WIG 0D /r ib</text:p>
          </table:table-cell>
          <table:table-cell table:style-name="ce6" office:value-type="string">
            <text:p>VBLEND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d</text:p>
          </table:table-cell>
          <table:table-cell table:style-name="ce6"/>
          <table:table-cell table:style-name="ce6" office:value-type="string">
            <text:p>Select packed double-precision floating-point values from xmm2 and xmm3/m128 from mask in imm8 and store the values in xmm1. </text:p>
          </table:table-cell>
          <table:table-cell table:number-columns-repeated="1008"/>
        </table:table-row>
        <table:table-row table:style-name="ro1">
          <table:table-cell table:style-name="ce4" office:value-type="string">
            <text:p>VEX.NDS.256.66.0F3A.WIG 0D /r ib</text:p>
          </table:table-cell>
          <table:table-cell table:style-name="ce6" office:value-type="string">
            <text:p>VBLEND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d</text:p>
          </table:table-cell>
          <table:table-cell table:style-name="ce6"/>
          <table:table-cell table:style-name="ce6" office:value-type="string">
            <text:p>Select packed double-precision floating-point values from ymm2 and ymm3/m256 from mask in imm8 and store the values in ymm1.</text:p>
          </table:table-cell>
          <table:table-cell table:number-columns-repeated="1008"/>
        </table:table-row>
        <table:table-row table:style-name="ro1">
          <table:table-cell table:number-columns-repeated="1023"/>
        </table:table-row>
        <table:table-row table:style-name="ro1">
          <table:table-cell office:value-type="string">
            <text:p>VEX.NDS.LZ.0F38.W0 F7 /r</text:p>
          </table:table-cell>
          <table:table-cell office:value-type="string">
            <text:p>BEXTR r32a, r/m32, r32b</text:p>
          </table:table-cell>
          <table:table-cell office:value-type="string">
            <text:p>RMV</text:p>
          </table:table-cell>
          <table:table-cell office:value-type="string">
            <text:p>W, R, R</text:p>
          </table:table-cell>
          <table:table-cell/>
          <table:table-cell office:value-type="string">
            <text:p>E.ZF E.OF E.CF</text:p>
          </table:table-cell>
          <table:table-cell office:value-type="string">
            <text:p>E.AF E.SF E.PF</text:p>
          </table:table-cell>
          <table:table-cell table:number-columns-repeated="2"/>
          <table:table-cell table:number-columns-repeated="2" office:value-type="string">
            <text:p>V</text:p>
          </table:table-cell>
          <table:table-cell office:value-type="string">
            <text:p>BMI1</text:p>
          </table:table-cell>
          <table:table-cell office:value-type="string">
            <text:p>bextrl</text:p>
          </table:table-cell>
          <table:table-cell/>
          <table:table-cell office:value-type="string">
            <text:p>Contiguous bitwise extract from r/m32 using r32b as control; store result in r32a.</text:p>
          </table:table-cell>
          <table:table-cell table:number-columns-repeated="1008"/>
        </table:table-row>
        <table:table-row table:style-name="ro1">
          <table:table-cell table:style-name="ce5" office:value-type="string">
            <text:p>VEX.NDS.LZ.0F38.W1 F7 /r</text:p>
          </table:table-cell>
          <table:table-cell office:value-type="string">
            <text:p>BEXTR r64a, r/m64, r64b</text:p>
          </table:table-cell>
          <table:table-cell office:value-type="string">
            <text:p>RMV</text:p>
          </table:table-cell>
          <table:table-cell office:value-type="string">
            <text:p>W, R, R</text:p>
          </table:table-cell>
          <table:table-cell/>
          <table:table-cell office:value-type="string">
            <text:p>E.ZF E.OF E.CF</text:p>
          </table:table-cell>
          <table:table-cell office:value-type="string">
            <text:p>E.AF E.S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extrq</text:p>
          </table:table-cell>
          <table:table-cell/>
          <table:table-cell office:value-type="string">
            <text:p>Contiguous bitwise extract from r/m64 using r64b as control; store result in r64a</text:p>
          </table:table-cell>
          <table:table-cell table:number-columns-repeated="1008"/>
        </table:table-row>
        <table:table-row table:style-name="ro1">
          <table:table-cell table:number-columns-repeated="1023"/>
        </table:table-row>
        <table:table-row table:style-name="ro1">
          <table:table-cell table:style-name="ce4" office:value-type="string">
            <text:p>66 0F 3A 0C /r ib</text:p>
          </table:table-cell>
          <table:table-cell table:style-name="ce6" office:value-type="string">
            <text:p>BLEND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ps</text:p>
          </table:table-cell>
          <table:table-cell table:style-name="ce6"/>
          <table:table-cell table:style-name="ce6" office:value-type="string">
            <text:p>Select packed single precision floating-point values from xmm1 and xmm2/m128 from mask specified in imm8 and store the values into xmm1.</text:p>
          </table:table-cell>
          <table:table-cell table:number-columns-repeated="1008"/>
        </table:table-row>
        <table:table-row table:style-name="ro1">
          <table:table-cell table:style-name="ce4" office:value-type="string">
            <text:p>VEX.NDS.128.66.0F3A.WIG 0C /r ib</text:p>
          </table:table-cell>
          <table:table-cell table:style-name="ce6" office:value-type="string">
            <text:p>VBLEND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s</text:p>
          </table:table-cell>
          <table:table-cell table:style-name="ce6"/>
          <table:table-cell table:style-name="ce6" office:value-type="string">
            <text:p>Select packed single-precision floating-point values from xmm2 and xmm3/m128 from mask in imm8 and store the values in xmm1.</text:p>
          </table:table-cell>
          <table:table-cell table:number-columns-repeated="1008"/>
        </table:table-row>
        <table:table-row table:style-name="ro1">
          <table:table-cell table:style-name="ce4" office:value-type="string">
            <text:p>VEX.NDS.256.66.0F3A.WIG 0C /r ib</text:p>
          </table:table-cell>
          <table:table-cell table:style-name="ce6" office:value-type="string">
            <text:p>VBLEND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s</text:p>
          </table:table-cell>
          <table:table-cell table:style-name="ce6"/>
          <table:table-cell table:style-name="ce6" office:value-type="string">
            <text:p>Select packed single-precision floating-point values from ymm2 and ymm3/m256 from mask in imm8 and store the values in ymm1.</text:p>
          </table:table-cell>
          <table:table-cell table:number-columns-repeated="1008"/>
        </table:table-row>
        <table:table-row table:style-name="ro1">
          <table:table-cell table:number-columns-repeated="1023"/>
        </table:table-row>
        <table:table-row table:style-name="ro1">
          <table:table-cell table:style-name="ce4" office:value-type="string">
            <text:p>66 0F 38 15 /r</text:p>
          </table:table-cell>
          <table:table-cell table:style-name="ce6" office:value-type="string">
            <text:p>BLENDVPD xmm1, xmm2/m128, &lt;XMM0&gt;</text:p>
          </table:table-cell>
          <table:table-cell table:style-name="ce6" office:value-type="string">
            <text:p>RM0</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vpd</text:p>
          </table:table-cell>
          <table:table-cell table:style-name="ce6"/>
          <table:table-cell table:style-name="ce6" office:value-type="string">
            <text:p>Select packed DP FP values from xmm1 and xmm2 from mask specified in XMM0 and store the values in xmm1.</text:p>
          </table:table-cell>
          <table:table-cell table:number-columns-repeated="1008"/>
        </table:table-row>
        <table:table-row table:style-name="ro1">
          <table:table-cell table:style-name="ce4" office:value-type="string">
            <text:p>VEX.NDS.128.66.0F3A.W0 4B /r /is4</text:p>
          </table:table-cell>
          <table:table-cell table:style-name="ce6" office:value-type="string">
            <text:p>VBLENDVPD xmm1, xmm2, xmm3/m128, xmm4</text:p>
          </table:table-cell>
          <table:table-cell table:style-name="ce6" office:value-type="string">
            <text:p>RVMR</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d</text:p>
          </table:table-cell>
          <table:table-cell table:style-name="ce6"/>
          <table:table-cell table:style-name="ce6" office:value-type="string">
            <text:p>Conditionally copy double-precision floating- point values from xmm2 or xmm3/m128 to xmm1, based on mask bits in the mask operand, xmm4.</text:p>
          </table:table-cell>
          <table:table-cell table:number-columns-repeated="1008"/>
        </table:table-row>
        <table:table-row table:style-name="ro1">
          <table:table-cell table:style-name="ce4" office:value-type="string">
            <text:p>VEX.NDS.256.66.0F3A.W0 4B /r /is4</text:p>
          </table:table-cell>
          <table:table-cell table:style-name="ce6" office:value-type="string">
            <text:p>VBLENDVPD ymm1, ymm2, ymm3/m256, ymm4</text:p>
          </table:table-cell>
          <table:table-cell table:style-name="ce6" office:value-type="string">
            <text:p>RVMR</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d</text:p>
          </table:table-cell>
          <table:table-cell table:style-name="ce6"/>
          <table:table-cell table:style-name="ce6" office:value-type="string">
            <text:p>Conditionally copy double-precision floating- point values from ymm2 or ymm3/m256 to ymm1, based on mask bits in the mask operand, ymm4.</text:p>
          </table:table-cell>
          <table:table-cell table:number-columns-repeated="1008"/>
        </table:table-row>
        <table:table-row table:style-name="ro1">
          <table:table-cell table:number-columns-repeated="1023"/>
        </table:table-row>
        <table:table-row table:style-name="ro1">
          <table:table-cell table:style-name="ce4" office:value-type="string">
            <text:p>66 0F 38 14 /r</text:p>
          </table:table-cell>
          <table:table-cell table:style-name="ce6" office:value-type="string">
            <text:p>BLENDVPS xmm1, xmm2/m128, &lt;XMM0&gt;</text:p>
          </table:table-cell>
          <table:table-cell table:style-name="ce6" office:value-type="string">
            <text:p>RM0</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vps</text:p>
          </table:table-cell>
          <table:table-cell table:style-name="ce6"/>
          <table:table-cell table:style-name="ce6" office:value-type="string">
            <text:p>Select packed single precision floating-point values from xmm1 and xmm2/m128 from mask specified in XMM0 and store the values into xmm1.</text:p>
          </table:table-cell>
          <table:table-cell table:number-columns-repeated="1008"/>
        </table:table-row>
        <table:table-row table:style-name="ro1">
          <table:table-cell table:style-name="ce4" office:value-type="string">
            <text:p>VEX.NDS.128.66.0F3A.W0 4A /r /is4</text:p>
          </table:table-cell>
          <table:table-cell table:style-name="ce6" office:value-type="string">
            <text:p>VBLENDVPS xmm1, xmm2, xmm3/m128, xmm4</text:p>
          </table:table-cell>
          <table:table-cell table:style-name="ce6" office:value-type="string">
            <text:p>RVMR</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s</text:p>
          </table:table-cell>
          <table:table-cell table:style-name="ce6"/>
          <table:table-cell table:style-name="ce6" office:value-type="string">
            <text:p>Conditionally copy single-precision floating- point values from xmm2 or xmm3/m128 to xmm1, based on mask bits in the specified mask operand, xmm4.</text:p>
          </table:table-cell>
          <table:table-cell table:number-columns-repeated="1008"/>
        </table:table-row>
        <table:table-row table:style-name="ro1">
          <table:table-cell table:style-name="ce4" office:value-type="string">
            <text:p>VEX.NDS.256.66.0F3A.W0 4A /r /is4</text:p>
          </table:table-cell>
          <table:table-cell table:style-name="ce6" office:value-type="string">
            <text:p>VBLENDVPS ymm1, ymm2, ymm3/m256, ymm4</text:p>
          </table:table-cell>
          <table:table-cell table:style-name="ce6" office:value-type="string">
            <text:p>RVMR</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s</text:p>
          </table:table-cell>
          <table:table-cell table:style-name="ce6"/>
          <table:table-cell table:style-name="ce6" office:value-type="string">
            <text:p>Conditionally copy single-precision floating- point values from ymm2 or ymm3/m256 to ymm1, based on mask bits in the specified mask register, ymm4.</text:p>
          </table:table-cell>
          <table:table-cell table:number-columns-repeated="1008"/>
        </table:table-row>
        <table:table-row table:style-name="ro1">
          <table:table-cell table:number-columns-repeated="1023"/>
        </table:table-row>
        <table:table-row table:style-name="ro1">
          <table:table-cell office:value-type="string">
            <text:p>VEX.NDD.LZ.0F38.W0 F3 /3</text:p>
          </table:table-cell>
          <table:table-cell office:value-type="string">
            <text:p>BLSI r32, r/m32</text:p>
          </table:table-cell>
          <table:table-cell office:value-type="string">
            <text:p>VM</text:p>
          </table:table-cell>
          <table:table-cell office:value-type="string">
            <text:p>R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il</text:p>
          </table:table-cell>
          <table:table-cell/>
          <table:table-cell office:value-type="string">
            <text:p>Extract lowest set bit from r/m32 and set that bit in r32.</text:p>
          </table:table-cell>
          <table:table-cell table:number-columns-repeated="1008"/>
        </table:table-row>
        <table:table-row table:style-name="ro1">
          <table:table-cell office:value-type="string">
            <text:p>VEX.NDD.LZ.0F38.W1 F3 /3</text:p>
          </table:table-cell>
          <table:table-cell office:value-type="string">
            <text:p>BLSI r64, r/m64</text:p>
          </table:table-cell>
          <table:table-cell office:value-type="string">
            <text:p>VM</text:p>
          </table:table-cell>
          <table:table-cell office:value-type="string">
            <text:p>R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iq</text:p>
          </table:table-cell>
          <table:table-cell/>
          <table:table-cell office:value-type="string">
            <text:p>Extract lowest set bit from r/m64, and set that bit in r64.</text:p>
          </table:table-cell>
          <table:table-cell table:number-columns-repeated="1008"/>
        </table:table-row>
        <table:table-row table:style-name="ro1">
          <table:table-cell table:number-columns-repeated="1023"/>
        </table:table-row>
        <table:table-row table:style-name="ro1">
          <table:table-cell office:value-type="string">
            <text:p>VEX.NDD.LZ.0F38.W0 F3 /2</text:p>
          </table:table-cell>
          <table:table-cell office:value-type="string">
            <text:p>BLSMSK r32, r/m32</text:p>
          </table:table-cell>
          <table:table-cell office:value-type="string">
            <text:p>VM</text:p>
          </table:table-cell>
          <table:table-cell office:value-type="string">
            <text:p>R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mskl</text:p>
          </table:table-cell>
          <table:table-cell/>
          <table:table-cell office:value-type="string">
            <text:p>Set all lower bits in r32 to “1” starting from bit 0 to lowest set bit in r/m32</text:p>
          </table:table-cell>
          <table:table-cell table:number-columns-repeated="1008"/>
        </table:table-row>
        <table:table-row table:style-name="ro1">
          <table:table-cell office:value-type="string">
            <text:p>VEX.NDD.LZ.0F38.W1 F3 /2</text:p>
          </table:table-cell>
          <table:table-cell office:value-type="string">
            <text:p>BLSMSK r64, r/m64</text:p>
          </table:table-cell>
          <table:table-cell office:value-type="string">
            <text:p>VM</text:p>
          </table:table-cell>
          <table:table-cell office:value-type="string">
            <text:p>R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mskq</text:p>
          </table:table-cell>
          <table:table-cell/>
          <table:table-cell office:value-type="string">
            <text:p>Set all lower bits in r64 to “1” starting from bit 0 to lowest set bit in r/m64</text:p>
          </table:table-cell>
          <table:table-cell table:number-columns-repeated="1008"/>
        </table:table-row>
        <table:table-row table:style-name="ro1">
          <table:table-cell table:number-columns-repeated="1023"/>
        </table:table-row>
        <table:table-row table:style-name="ro1">
          <table:table-cell office:value-type="string">
            <text:p>VEX.NDD.LZ.0F38.W0 F3 /1</text:p>
          </table:table-cell>
          <table:table-cell office:value-type="string">
            <text:p>BLSR r32, r/m32</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rl</text:p>
          </table:table-cell>
          <table:table-cell/>
          <table:table-cell office:value-type="string">
            <text:p>Reset lowest set bit of r/m32, keep all other bits of r/m32 and write result to r32.</text:p>
          </table:table-cell>
          <table:table-cell table:number-columns-repeated="1008"/>
        </table:table-row>
        <table:table-row table:style-name="ro1">
          <table:table-cell office:value-type="string">
            <text:p>VEX.NDD.LZ.0F38.W1 F3 /1</text:p>
          </table:table-cell>
          <table:table-cell office:value-type="string">
            <text:p>BLSR r64, r/m64</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rq</text:p>
          </table:table-cell>
          <table:table-cell/>
          <table:table-cell office:value-type="string">
            <text:p>Reset lowest set bit of r/m64, keep all other bits of r/m64 and write result to r64.</text:p>
          </table:table-cell>
          <table:table-cell table:number-columns-repeated="1008"/>
        </table:table-row>
        <table:table-row table:style-name="ro1">
          <table:table-cell table:number-columns-repeated="1023"/>
        </table:table-row>
        <table:table-row table:style-name="ro1">
          <table:table-cell table:style-name="ce2" office:value-type="string">
            <text:p>62 /r</text:p>
          </table:table-cell>
          <table:table-cell table:style-name="ce7" office:value-type="string">
            <text:p>BOUND r16, m16&amp;16</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heck if r16 (array index) is within bounds specified by m16&amp;16.</text:p>
          </table:table-cell>
          <table:table-cell table:style-name="ce26" table:number-columns-repeated="1008"/>
        </table:table-row>
        <table:table-row table:style-name="ro1">
          <table:table-cell table:style-name="ce2" office:value-type="string">
            <text:p>62 /r</text:p>
          </table:table-cell>
          <table:table-cell table:style-name="ce7" office:value-type="string">
            <text:p>BOUND r32, m32&amp;32</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heck if r32 (array index) is within bounds specified by m16&amp;16.</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0F BC /r</text:p>
          </table:table-cell>
          <table:table-cell table:style-name="ce6" office:value-type="string">
            <text:p>BSF r16, r/m16</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a</text:p>
          </table:table-cell>
          <table:table-cell table:style-name="ce6" office:value-type="string">
            <text:p>V</text:p>
          </table:table-cell>
          <table:table-cell table:style-name="ce6"/>
          <table:table-cell table:style-name="ce6" office:value-type="string">
            <text:p>bsfw</text:p>
          </table:table-cell>
          <table:table-cell table:style-name="ce6"/>
          <table:table-cell table:style-name="ce6" office:value-type="string">
            <text:p>Bit scan forward on r/m16.</text:p>
          </table:table-cell>
          <table:table-cell table:number-columns-repeated="1008"/>
        </table:table-row>
        <table:table-row table:style-name="ro1">
          <table:table-cell table:style-name="ce4" office:value-type="string">
            <text:p>0F BC /r</text:p>
          </table:table-cell>
          <table:table-cell table:style-name="ce6" office:value-type="string">
            <text:p>BSF r32, r/m32</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fl</text:p>
          </table:table-cell>
          <table:table-cell table:style-name="ce6"/>
          <table:table-cell table:style-name="ce6" office:value-type="string">
            <text:p>Bit scan forward on r/m32.</text:p>
          </table:table-cell>
          <table:table-cell table:number-columns-repeated="1008"/>
        </table:table-row>
        <table:table-row table:style-name="ro1">
          <table:table-cell table:style-name="ce4" office:value-type="string">
            <text:p>REX.W+ 0F BC</text:p>
          </table:table-cell>
          <table:table-cell table:style-name="ce6" office:value-type="string">
            <text:p>BSF r64, r/m64</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sfq</text:p>
          </table:table-cell>
          <table:table-cell table:style-name="ce6"/>
          <table:table-cell table:style-name="ce6" office:value-type="string">
            <text:p>Bit scan forward on r/m64.</text:p>
          </table:table-cell>
          <table:table-cell table:number-columns-repeated="1008"/>
        </table:table-row>
        <table:table-row table:style-name="ro1">
          <table:table-cell table:number-columns-repeated="1023"/>
        </table:table-row>
        <table:table-row table:style-name="ro1">
          <table:table-cell table:style-name="ce4" office:value-type="string">
            <text:p>0F BD /r</text:p>
          </table:table-cell>
          <table:table-cell table:style-name="ce6" office:value-type="string">
            <text:p>BSR r16, r/m16</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rw</text:p>
          </table:table-cell>
          <table:table-cell table:style-name="ce6"/>
          <table:table-cell table:style-name="ce6" office:value-type="string">
            <text:p>Bit scan reverse on r/m16.</text:p>
          </table:table-cell>
          <table:table-cell table:number-columns-repeated="1008"/>
        </table:table-row>
        <table:table-row table:style-name="ro1">
          <table:table-cell table:style-name="ce4" office:value-type="string">
            <text:p>0F BD /r</text:p>
          </table:table-cell>
          <table:table-cell table:style-name="ce6" office:value-type="string">
            <text:p>BSR r32, r/m32</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rl</text:p>
          </table:table-cell>
          <table:table-cell table:style-name="ce6"/>
          <table:table-cell table:style-name="ce6" office:value-type="string">
            <text:p>Bit scan reverse on r/m32.</text:p>
          </table:table-cell>
          <table:table-cell table:number-columns-repeated="1008"/>
        </table:table-row>
        <table:table-row table:style-name="ro1">
          <table:table-cell table:style-name="ce4" office:value-type="string">
            <text:p>REX.W+ 0F BD</text:p>
          </table:table-cell>
          <table:table-cell table:style-name="ce6" office:value-type="string">
            <text:p>BSR r64, r/m64</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srq</text:p>
          </table:table-cell>
          <table:table-cell table:style-name="ce6"/>
          <table:table-cell table:style-name="ce6" office:value-type="string">
            <text:p>Bit scan reverse on r/m64.</text:p>
          </table:table-cell>
          <table:table-cell table:number-columns-repeated="1008"/>
        </table:table-row>
        <table:table-row table:style-name="ro1">
          <table:table-cell table:number-columns-repeated="1023"/>
        </table:table-row>
        <table:table-row table:style-name="ro1">
          <table:table-cell table:style-name="ce4" office:value-type="string">
            <text:p>0F C8 +rd</text:p>
          </table:table-cell>
          <table:table-cell table:style-name="ce6" office:value-type="string">
            <text:p>BSWAP r32</text:p>
          </table:table-cell>
          <table:table-cell table:style-name="ce6" office:value-type="string">
            <text:p>O</text:p>
          </table:table-cell>
          <table:table-cell table:style-name="ce6" office:value-type="string">
            <text:p>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bswap</text:p>
          </table:table-cell>
          <table:table-cell table:style-name="ce6"/>
          <table:table-cell table:style-name="ce6" office:value-type="string">
            <text:p>Reverses the byte order of a 32-bit register.</text:p>
          </table:table-cell>
          <table:table-cell table:number-columns-repeated="1008"/>
        </table:table-row>
        <table:table-row table:style-name="ro1">
          <table:table-cell table:style-name="ce4" office:value-type="string">
            <text:p>REX.W+ 0F C8 +rd</text:p>
          </table:table-cell>
          <table:table-cell table:style-name="ce6" office:value-type="string">
            <text:p>BSWAP r64</text:p>
          </table:table-cell>
          <table:table-cell table:style-name="ce6" office:value-type="string">
            <text:p>O</text:p>
          </table:table-cell>
          <table:table-cell table:style-name="ce6" office:value-type="string">
            <text:p>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office:value-type="string">
            <text:p>bswap</text:p>
          </table:table-cell>
          <table:table-cell/>
          <table:table-cell table:style-name="ce6" office:value-type="string">
            <text:p>Reverses the byte order of a 64-bit register.</text:p>
          </table:table-cell>
          <table:table-cell table:number-columns-repeated="1008"/>
        </table:table-row>
        <table:table-row table:style-name="ro1">
          <table:table-cell table:number-columns-repeated="12"/>
          <table:table-cell table:style-name="Default" table:number-columns-repeated="2"/>
          <table:table-cell table:number-columns-repeated="1009"/>
        </table:table-row>
        <table:table-row table:style-name="ro1">
          <table:table-cell table:style-name="ce4" office:value-type="string">
            <text:p>0F A3</text:p>
          </table:table-cell>
          <table:table-cell table:style-name="ce6" office:value-type="string">
            <text:p>BT r/m16, r16</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w</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A3</text:p>
          </table:table-cell>
          <table:table-cell table:style-name="ce6" office:value-type="string">
            <text:p>BT r/m32, r32</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l</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REX.W+ 0F A3</text:p>
          </table:table-cell>
          <table:table-cell table:style-name="ce6" office:value-type="string">
            <text:p>BT r/m64, r64</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q</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BA /4 ib</text:p>
          </table:table-cell>
          <table:table-cell table:style-name="ce6" office:value-type="string">
            <text:p>BT r/m16,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w</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BA /4 ib</text:p>
          </table:table-cell>
          <table:table-cell table:style-name="ce6" office:value-type="string">
            <text:p>BT r/m32,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l</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REX.W+ 0F BA /4 ib</text:p>
          </table:table-cell>
          <table:table-cell table:style-name="ce6" office:value-type="string">
            <text:p>BT r/m64,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q</text:p>
          </table:table-cell>
          <table:table-cell table:style-name="ce6"/>
          <table:table-cell table:style-name="ce6" office:value-type="string">
            <text:p>Store selected bit in CF flag.</text:p>
          </table:table-cell>
          <table:table-cell table:number-columns-repeated="1008"/>
        </table:table-row>
        <table:table-row table:style-name="ro1">
          <table:table-cell table:number-columns-repeated="1023"/>
        </table:table-row>
        <table:table-row table:style-name="ro1">
          <table:table-cell table:style-name="ce4" office:value-type="string">
            <text:p>0F BB</text:p>
          </table:table-cell>
          <table:table-cell table:style-name="ce6" office:value-type="string">
            <text:p>BTC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w</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B</text:p>
          </table:table-cell>
          <table:table-cell table:style-name="ce6" office:value-type="string">
            <text:p>BTC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l</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REX.W+ 0F BB</text:p>
          </table:table-cell>
          <table:table-cell table:style-name="ce6" office:value-type="string">
            <text:p>BTC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cq</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A /7 ib</text:p>
          </table:table-cell>
          <table:table-cell table:style-name="ce6" office:value-type="string">
            <text:p>BTC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w</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A /7 ib</text:p>
          </table:table-cell>
          <table:table-cell table:style-name="ce6" office:value-type="string">
            <text:p>BTC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l</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REX.W+ 0F BA /7 ib</text:p>
          </table:table-cell>
          <table:table-cell table:style-name="ce6" office:value-type="string">
            <text:p>BTC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cq</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number-columns-repeated="1023"/>
        </table:table-row>
        <table:table-row table:style-name="ro1">
          <table:table-cell table:style-name="ce4" office:value-type="string">
            <text:p>0F B3</text:p>
          </table:table-cell>
          <table:table-cell table:style-name="ce6" office:value-type="string">
            <text:p>BTR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w</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3</text:p>
          </table:table-cell>
          <table:table-cell table:style-name="ce6" office:value-type="string">
            <text:p>BTR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l</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REX.W+ 0F B3</text:p>
          </table:table-cell>
          <table:table-cell table:style-name="ce6" office:value-type="string">
            <text:p>BTR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rq</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A /6 ib</text:p>
          </table:table-cell>
          <table:table-cell table:style-name="ce6" office:value-type="string">
            <text:p>BTR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w</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A /6 ib</text:p>
          </table:table-cell>
          <table:table-cell table:style-name="ce6" office:value-type="string">
            <text:p>BTR r/m32,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l</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REX.W+ 0F BA /6 ib</text:p>
          </table:table-cell>
          <table:table-cell table:style-name="ce6" office:value-type="string">
            <text:p>BT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rq</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number-columns-repeated="1023"/>
        </table:table-row>
        <table:table-row table:style-name="ro1">
          <table:table-cell table:style-name="ce4" office:value-type="string">
            <text:p>0F AB</text:p>
          </table:table-cell>
          <table:table-cell table:style-name="ce6" office:value-type="string">
            <text:p>BTS r/m16, r16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w</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AB</text:p>
          </table:table-cell>
          <table:table-cell table:style-name="ce6" office:value-type="string">
            <text:p>BTS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l</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REX.W+ 0F AB</text:p>
          </table:table-cell>
          <table:table-cell table:style-name="ce6" office:value-type="string">
            <text:p>BTS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sq</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BA /5 ib</text:p>
          </table:table-cell>
          <table:table-cell table:style-name="ce6" office:value-type="string">
            <text:p>BTS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w</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BA /5 ib</text:p>
          </table:table-cell>
          <table:table-cell table:style-name="ce6" office:value-type="string">
            <text:p>BTS r/m32,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l</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REX.W+ 0F BA /5 ib</text:p>
          </table:table-cell>
          <table:table-cell table:style-name="ce6" office:value-type="string">
            <text:p>BTS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sq</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number-columns-repeated="1023"/>
        </table:table-row>
        <table:table-row table:style-name="ro1">
          <table:table-cell office:value-type="string">
            <text:p>VEX.NDS.LZ.0F38.W0 F5 /r</text:p>
          </table:table-cell>
          <table:table-cell office:value-type="string">
            <text:p>BZHI r32a, r/m32, r32b</text:p>
          </table:table-cell>
          <table:table-cell office:value-type="string">
            <text:p>RMV</text:p>
          </table:table-cell>
          <table:table-cell office:value-type="string">
            <text:p>W, R, R</text:p>
          </table:table-cell>
          <table:table-cell/>
          <table:table-cell office:value-type="string">
            <text:p>E.ZF E.CF E.SF E.OF</text:p>
          </table:table-cell>
          <table:table-cell office:value-type="string">
            <text:p>E.AF E.PF</text:p>
          </table:table-cell>
          <table:table-cell table:number-columns-repeated="2"/>
          <table:table-cell table:number-columns-repeated="2" table:style-name="ce6" office:value-type="string">
            <text:p>V</text:p>
          </table:table-cell>
          <table:table-cell office:value-type="string">
            <text:p>BMI2</text:p>
          </table:table-cell>
          <table:table-cell office:value-type="string">
            <text:p>bzhil</text:p>
          </table:table-cell>
          <table:table-cell/>
          <table:table-cell office:value-type="string">
            <text:p>Zero bits in r/m32 starting with the position in r32b, write result to r32a.</text:p>
          </table:table-cell>
          <table:table-cell table:number-columns-repeated="1008"/>
        </table:table-row>
        <table:table-row table:style-name="ro1">
          <table:table-cell office:value-type="string">
            <text:p>VEX.NDS.LZ.0F38.W1 F5 /r</text:p>
          </table:table-cell>
          <table:table-cell office:value-type="string">
            <text:p>BZHI r64a, r/m64, r64b</text:p>
          </table:table-cell>
          <table:table-cell office:value-type="string">
            <text:p>RMV</text:p>
          </table:table-cell>
          <table:table-cell office:value-type="string">
            <text:p>W, R, R</text:p>
          </table:table-cell>
          <table:table-cell/>
          <table:table-cell office:value-type="string">
            <text:p>E.ZF E.CF E.SF E.OF</text:p>
          </table:table-cell>
          <table:table-cell office:value-type="string">
            <text:p>E.AF E.PF</text:p>
          </table:table-cell>
          <table:table-cell table:number-columns-repeated="2"/>
          <table:table-cell table:style-name="ce6" office:value-type="string">
            <text:p>V</text:p>
          </table:table-cell>
          <table:table-cell table:style-name="ce6" office:value-type="string">
            <text:p>NE</text:p>
          </table:table-cell>
          <table:table-cell office:value-type="string">
            <text:p>BMI2</text:p>
          </table:table-cell>
          <table:table-cell office:value-type="string">
            <text:p>bzhiq</text:p>
          </table:table-cell>
          <table:table-cell/>
          <table:table-cell office:value-type="string">
            <text:p>Zero bits in r/m64 starting with the position in r64b, write result to r64a.</text:p>
          </table:table-cell>
          <table:table-cell table:number-columns-repeated="1008"/>
        </table:table-row>
        <table:table-row table:style-name="ro1">
          <table:table-cell table:number-columns-repeated="1023"/>
        </table:table-row>
        <table:table-row table:style-name="ro1">
          <table:table-cell table:style-name="ce2" office:value-type="string">
            <text:p>E8 cw </text:p>
          </table:table-cell>
          <table:table-cell table:style-name="ce7" office:value-type="string">
            <text:p>CALL rel16 </text:p>
          </table:table-cell>
          <table:table-cell table:style-name="ce7" table:number-columns-repeated="7"/>
          <table:table-cell table:style-name="ce7" office:value-type="string">
            <text:p>NS</text:p>
          </table:table-cell>
          <table:table-cell table:style-name="ce7" office:value-type="string">
            <text:p>V</text:p>
          </table:table-cell>
          <table:table-cell table:style-name="ce7" table:number-columns-repeated="3"/>
          <table:table-cell table:style-name="ce7" office:value-type="string">
            <text:p>Call near, relative, displacement relative to next instruction.</text:p>
          </table:table-cell>
          <table:table-cell table:style-name="ce26" table:number-columns-repeated="1008"/>
        </table:table-row>
        <table:table-row table:style-name="ro1">
          <table:table-cell table:style-name="ce4" office:value-type="string">
            <text:p>E8 cd</text:p>
          </table:table-cell>
          <table:table-cell table:style-name="ce6" office:value-type="string">
            <text:p>CALL rel32</text:p>
          </table:table-cell>
          <table:table-cell table:style-name="ce20" office:value-type="string">
            <text:p>D</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Call near, relative, displacement relative to next instruction. 32-bit displacement sig<text:span text:style-name="T16">n </text:span><text:span text:style-name="T2">extended to 64-bits in 64-bit mode.</text:span></text:p>
          </table:table-cell>
          <table:table-cell table:number-columns-repeated="1008"/>
        </table:table-row>
        <table:table-row table:style-name="ro1">
          <table:table-cell table:style-name="ce2" office:value-type="string">
            <text:p>FF /2</text:p>
          </table:table-cell>
          <table:table-cell table:style-name="ce7" office:value-type="string">
            <text:p>CALL r/m16</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Call near, absolute indirect, address given i<text:span text:style-name="T17">n </text:span><text:span text:style-name="T18">r/m16.</text:span></text:p>
          </table:table-cell>
          <table:table-cell table:style-name="ce26" table:number-columns-repeated="1008"/>
        </table:table-row>
        <table:table-row table:style-name="ro1">
          <table:table-cell table:style-name="ce2" office:value-type="string">
            <text:p>FF /2</text:p>
          </table:table-cell>
          <table:table-cell table:style-name="ce7" office:value-type="string">
            <text:p>CALL r/m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Call near, absolute indirect, address given in r/m32.</text:p>
          </table:table-cell>
          <table:table-cell table:style-name="ce26" table:number-columns-repeated="1008"/>
        </table:table-row>
        <table:table-row table:style-name="ro1">
          <table:table-cell table:style-name="ce4" office:value-type="string">
            <text:p>FF /2</text:p>
          </table:table-cell>
          <table:table-cell table:style-name="ce6" office:value-type="string">
            <text:p>CALL r/m64</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callq</text:p>
          </table:table-cell>
          <table:table-cell table:style-name="ce6"/>
          <table:table-cell table:style-name="ce6" office:value-type="string">
            <text:p>Call near, absolute indirect, address given in r/m64.</text:p>
          </table:table-cell>
          <table:table-cell table:number-columns-repeated="1008"/>
        </table:table-row>
        <table:table-row table:style-name="ro1">
          <table:table-cell table:style-name="ce2" office:value-type="string">
            <text:p>9A cd </text:p>
          </table:table-cell>
          <table:table-cell table:style-name="ce7" office:value-type="string">
            <text:p>CALL ptr16:16 </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all far, absolute, address given in operand.</text:p>
          </table:table-cell>
          <table:table-cell table:style-name="ce26" table:number-columns-repeated="1008"/>
        </table:table-row>
        <table:table-row table:style-name="ro1">
          <table:table-cell table:style-name="ce2" office:value-type="string">
            <text:p>9A cp </text:p>
          </table:table-cell>
          <table:table-cell table:style-name="ce7" office:value-type="string">
            <text:p>CALL ptr16:32 </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all far, absolute, address given in operand.</text:p>
          </table:table-cell>
          <table:table-cell table:style-name="ce26" table:number-columns-repeated="1008"/>
        </table:table-row>
        <table:table-row table:style-name="ro1">
          <table:table-cell table:style-name="ce4" office:value-type="string">
            <text:p>FF /3</text:p>
          </table:table-cell>
          <table:table-cell table:style-name="ce6" office:value-type="string">
            <text:p>CALL m16:16</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08"/>
        </table:table-row>
        <table:table-row table:style-name="ro1">
          <table:table-cell table:style-name="ce4" office:value-type="string">
            <text:p>FF /3</text:p>
          </table:table-cell>
          <table:table-cell table:style-name="ce6" office:value-type="string">
            <text:p>CALL m16:32</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In 64-bit mode: If selector points to a gate, then RIP = 64-bit displacement taken from gate; else RIP = zero extended 32-bit offset from far pointer referenced in the instruction.</text:p>
          </table:table-cell>
          <table:table-cell table:number-columns-repeated="1008"/>
        </table:table-row>
        <table:table-row table:style-name="ro1">
          <table:table-cell table:style-name="ce4" office:value-type="string">
            <text:p>REX.W+ FF /3</text:p>
          </table:table-cell>
          <table:table-cell table:style-name="ce6" office:value-type="string">
            <text:p>CALL m16:64</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callq</text:p>
          </table:table-cell>
          <table:table-cell table:style-name="ce6"/>
          <table:table-cell table:style-name="ce6" office:value-type="string">
            <text:p>In 64-bit mode: If selector points to a gate, then RIP = 64-bit displacement taken from gate; else RIP = 64-bit offset from far pointer referenced in the instruction.</text:p>
          </table:table-cell>
          <table:table-cell table:number-columns-repeated="1008"/>
        </table:table-row>
        <table:table-row table:style-name="ro1">
          <table:table-cell table:number-columns-repeated="1023"/>
        </table:table-row>
        <table:table-row table:style-name="ro1">
          <table:table-cell table:style-name="ce4" office:value-type="string">
            <text:p><text:span text:style-name="T1">PREF.66+</text:span> 98</text:p>
          </table:table-cell>
          <table:table-cell table:style-name="ce6" office:value-type="string">
            <text:p>CBW</text:p>
          </table:table-cell>
          <table:table-cell table:style-name="ce6" office:value-type="string">
            <text:p>NP</text:p>
          </table:table-cell>
          <table:table-cell table:style-name="ce6"/>
          <table:table-cell table:style-name="ce6" office:value-type="string">
            <text:p>AL</text:p>
          </table:table-cell>
          <table:table-cell table:style-name="ce6" office:value-type="string">
            <text:p>A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btw</text:p>
          </table:table-cell>
          <table:table-cell table:style-name="ce6"/>
          <table:table-cell table:style-name="ce6" office:value-type="string">
            <text:p><text:span text:style-name="T19">AX =</text:span><text:span text:style-name="T20"> </text:span><text:span text:style-name="T19">sign-extend of AL.</text:span></text:p>
          </table:table-cell>
          <table:table-cell table:number-columns-repeated="1008"/>
        </table:table-row>
        <table:table-row table:style-name="ro1">
          <table:table-cell table:style-name="ce4" office:value-type="float" office:value="98">
            <text:p>98</text:p>
          </table:table-cell>
          <table:table-cell table:style-name="ce6" office:value-type="string">
            <text:p>CWDE</text:p>
          </table:table-cell>
          <table:table-cell table:style-name="ce6" office:value-type="string">
            <text:p>NP</text:p>
          </table:table-cell>
          <table:table-cell table:style-name="ce6"/>
          <table:table-cell table:style-name="ce6" office:value-type="string">
            <text:p>AX</text:p>
          </table:table-cell>
          <table:table-cell table:style-name="ce6" office:value-type="string">
            <text:p>EA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wtl</text:p>
          </table:table-cell>
          <table:table-cell table:style-name="ce6"/>
          <table:table-cell table:style-name="ce6" office:value-type="string">
            <text:p><text:span text:style-name="T19">EAX </text:span><text:span text:style-name="T20">= </text:span><text:span text:style-name="T19">sign-extend of AX.</text:span></text:p>
          </table:table-cell>
          <table:table-cell table:number-columns-repeated="1008"/>
        </table:table-row>
        <table:table-row table:style-name="ro1">
          <table:table-cell table:style-name="ce6" office:value-type="string">
            <text:p>REX.W+ 98</text:p>
          </table:table-cell>
          <table:table-cell table:style-name="ce6" office:value-type="string">
            <text:p>CDQE</text:p>
          </table:table-cell>
          <table:table-cell table:style-name="ce6" office:value-type="string">
            <text:p>NP</text:p>
          </table:table-cell>
          <table:table-cell table:style-name="ce6"/>
          <table:table-cell table:style-name="ce6" office:value-type="string">
            <text:p>EAX</text:p>
          </table:table-cell>
          <table:table-cell table:style-name="ce6" office:value-type="string">
            <text:p>RAX</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ltq</text:p>
          </table:table-cell>
          <table:table-cell table:style-name="ce6"/>
          <table:table-cell table:style-name="ce6" office:value-type="string">
            <text:p><text:span text:style-name="T19">RAX =</text:span><text:span text:style-name="T20"> </text:span><text:span text:style-name="T19">sign-extend of EAX.</text:span></text:p>
          </table:table-cell>
          <table:table-cell table:number-columns-repeated="1008"/>
        </table:table-row>
        <table:table-row table:style-name="ro1">
          <table:table-cell table:number-columns-repeated="1023"/>
        </table:table-row>
        <table:table-row table:style-name="ro1">
          <table:table-cell table:style-name="ce6" office:value-type="string">
            <text:p>F8</text:p>
          </table:table-cell>
          <table:table-cell table:style-name="ce6" office:value-type="string">
            <text:p>CLC</text:p>
          </table:table-cell>
          <table:table-cell table:style-name="ce6" office:value-type="string">
            <text:p>NP</text:p>
          </table:table-cell>
          <table:table-cell table:style-name="ce6" table:number-columns-repeated="2"/>
          <table:table-cell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c</text:p>
          </table:table-cell>
          <table:table-cell table:style-name="ce6"/>
          <table:table-cell table:style-name="ce6" office:value-type="string">
            <text:p>Clear CF flag.</text:p>
          </table:table-cell>
          <table:table-cell table:number-columns-repeated="1008"/>
        </table:table-row>
        <table:table-row table:style-name="ro1">
          <table:table-cell table:number-columns-repeated="1023"/>
        </table:table-row>
        <table:table-row table:style-name="ro1">
          <table:table-cell table:style-name="ce6" office:value-type="string">
            <text:p>FC</text:p>
          </table:table-cell>
          <table:table-cell table:style-name="ce6" office:value-type="string">
            <text:p>CLD</text:p>
          </table:table-cell>
          <table:table-cell table:style-name="ce6" office:value-type="string">
            <text:p>NP</text:p>
          </table:table-cell>
          <table:table-cell table:style-name="ce6" table:number-columns-repeated="2"/>
          <table:table-cell table:style-name="ce6" office:value-type="string">
            <text:p>E.D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d</text:p>
          </table:table-cell>
          <table:table-cell table:style-name="ce6"/>
          <table:table-cell table:style-name="ce6" office:value-type="string">
            <text:p>Clear DF flag.</text:p>
          </table:table-cell>
          <table:table-cell table:number-columns-repeated="1008"/>
        </table:table-row>
        <table:table-row table:style-name="ro1">
          <table:table-cell table:number-columns-repeated="1023"/>
        </table:table-row>
        <table:table-row table:style-name="ro1">
          <table:table-cell table:style-name="ce6" office:value-type="string">
            <text:p>0F AE /7</text:p>
          </table:table-cell>
          <table:table-cell table:style-name="ce6" office:value-type="string">
            <text:p>CLFLUSH m8</text:p>
          </table:table-cell>
          <table:table-cell table:style-name="ce6" office:value-type="string">
            <text:p>M</text:p>
          </table:table-cell>
          <table:table-cell table:style-name="ce6" office:value-type="string">
            <text:p>I</text:p>
          </table:table-cell>
          <table:table-cell table:style-name="Default" table:number-columns-repeated="5"/>
          <table:table-cell table:number-columns-repeated="2" table:style-name="ce6" office:value-type="string">
            <text:p>V</text:p>
          </table:table-cell>
          <table:table-cell table:style-name="ce6" office:value-type="string">
            <text:p>CLFLUSH</text:p>
          </table:table-cell>
          <table:table-cell table:style-name="ce6" office:value-type="string">
            <text:p>clflush</text:p>
          </table:table-cell>
          <table:table-cell table:style-name="ce6"/>
          <table:table-cell table:style-name="ce6" office:value-type="string">
            <text:p>Flushes cache line containing m8.</text:p>
          </table:table-cell>
          <table:table-cell table:number-columns-repeated="1008"/>
        </table:table-row>
        <table:table-row table:style-name="ro1">
          <table:table-cell table:number-columns-repeated="1023"/>
        </table:table-row>
        <table:table-row table:style-name="ro1">
          <table:table-cell table:style-name="ce6" office:value-type="string">
            <text:p>FA</text:p>
          </table:table-cell>
          <table:table-cell table:style-name="ce6" office:value-type="string">
            <text:p>CLI</text:p>
          </table:table-cell>
          <table:table-cell table:style-name="ce6" office:value-type="string">
            <text:p>NP</text:p>
          </table:table-cell>
          <table:table-cell table:style-name="ce6"/>
          <table:table-cell table:style-name="ce6" office:value-type="string">
            <text:p>E.VM E.IOPL E.VIP</text:p>
          </table:table-cell>
          <table:table-cell table:style-name="ce6" office:value-type="string">
            <text:p>e.if e.vi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i</text:p>
          </table:table-cell>
          <table:table-cell table:style-name="ce6"/>
          <table:table-cell table:style-name="ce6" office:value-type="string">
            <text:p>Clear interrupt flag; interrupts disabled when interrupt flag cleared.</text:p>
          </table:table-cell>
          <table:table-cell table:number-columns-repeated="1008"/>
        </table:table-row>
        <table:table-row table:style-name="ro1">
          <table:table-cell table:number-columns-repeated="1023"/>
        </table:table-row>
        <table:table-row table:style-name="ro1">
          <table:table-cell table:style-name="ce7" office:value-type="string">
            <text:p>0F 06</text:p>
          </table:table-cell>
          <table:table-cell table:style-name="ce7" office:value-type="string">
            <text:p>CLTS</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Clears TS flag in CR0.</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5</text:p>
          </table:table-cell>
          <table:table-cell table:style-name="ce6" office:value-type="string">
            <text:p>CMC</text:p>
          </table:table-cell>
          <table:table-cell table:style-name="ce6" office:value-type="string">
            <text:p>NP</text:p>
          </table:table-cell>
          <table:table-cell table:style-name="ce6"/>
          <table:table-cell table:number-columns-repeated="2"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c</text:p>
          </table:table-cell>
          <table:table-cell table:style-name="ce6"/>
          <table:table-cell table:style-name="ce6" office:value-type="string">
            <text:p>Complement CF flag.</text:p>
          </table:table-cell>
          <table:table-cell table:number-columns-repeated="1008"/>
        </table:table-row>
        <table:table-row table:style-name="ro1">
          <table:table-cell table:number-columns-repeated="1023"/>
        </table:table-row>
        <table:table-row table:style-name="ro1">
          <table:table-cell table:style-name="ce6" office:value-type="string">
            <text:p>0F 47 /r</text:p>
          </table:table-cell>
          <table:table-cell table:style-name="ce6" office:value-type="string">
            <text:p>CMOVA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aw</text:p>
          </table:table-cell>
          <table:table-cell table:style-name="ce6"/>
          <table:table-cell table:style-name="ce6" office:value-type="string">
            <text:p>Move if above (CF=0 and ZF=0).</text:p>
          </table:table-cell>
          <table:table-cell table:number-columns-repeated="1008"/>
        </table:table-row>
        <table:table-row table:style-name="ro1">
          <table:table-cell table:style-name="ce6" office:value-type="string">
            <text:p>0F 47 /r </text:p>
          </table:table-cell>
          <table:table-cell table:style-name="ce12" office:value-type="string">
            <text:p>CMOVA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al</text:p>
          </table:table-cell>
          <table:table-cell table:style-name="ce12"/>
          <table:table-cell table:style-name="ce6" office:value-type="string">
            <text:p>Move if above (CF=0 and ZF=0).</text:p>
          </table:table-cell>
          <table:table-cell table:number-columns-repeated="1008"/>
        </table:table-row>
        <table:table-row table:style-name="ro1">
          <table:table-cell table:style-name="ce6" office:value-type="string">
            <text:p>REX.W+ 0F 47 /r </text:p>
          </table:table-cell>
          <table:table-cell table:style-name="ce12" office:value-type="string">
            <text:p>CMOVA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aq</text:p>
          </table:table-cell>
          <table:table-cell table:style-name="ce12"/>
          <table:table-cell table:style-name="ce6" office:value-type="string">
            <text:p>Move if above (CF=0 and ZF=0).</text:p>
          </table:table-cell>
          <table:table-cell table:number-columns-repeated="1008"/>
        </table:table-row>
        <table:table-row table:style-name="ro1">
          <table:table-cell table:style-name="ce6" office:value-type="string">
            <text:p>0F 43 /r</text:p>
          </table:table-cell>
          <table:table-cell table:style-name="ce12" office:value-type="string">
            <text:p>CMOVAE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aew</text:p>
          </table:table-cell>
          <table:table-cell table:style-name="ce6"/>
          <table:table-cell table:style-name="ce6" office:value-type="string">
            <text:p>Move if above or equal (CF=0).</text:p>
          </table:table-cell>
          <table:table-cell table:number-columns-repeated="1008"/>
        </table:table-row>
        <table:table-row table:style-name="ro1">
          <table:table-cell table:style-name="ce6" office:value-type="string">
            <text:p>0F 43 /r </text:p>
          </table:table-cell>
          <table:table-cell table:style-name="ce12" office:value-type="string">
            <text:p>CMOVAE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ael</text:p>
          </table:table-cell>
          <table:table-cell table:style-name="ce12"/>
          <table:table-cell table:style-name="ce6" office:value-type="string">
            <text:p>Move if above or equal (CF=0).</text:p>
          </table:table-cell>
          <table:table-cell table:number-columns-repeated="1008"/>
        </table:table-row>
        <table:table-row table:style-name="ro1">
          <table:table-cell table:style-name="ce6" office:value-type="string">
            <text:p>REX.W+ 0F 43 /r </text:p>
          </table:table-cell>
          <table:table-cell table:style-name="ce12" office:value-type="string">
            <text:p>CMOVAE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aeq</text:p>
          </table:table-cell>
          <table:table-cell table:style-name="ce12"/>
          <table:table-cell table:style-name="ce6" office:value-type="string">
            <text:p>Move if above or equal (CF=0).</text:p>
          </table:table-cell>
          <table:table-cell table:number-columns-repeated="1008"/>
        </table:table-row>
        <table:table-row table:style-name="ro1">
          <table:table-cell table:style-name="ce6" office:value-type="string">
            <text:p>0F 42 /r</text:p>
          </table:table-cell>
          <table:table-cell table:style-name="ce12" office:value-type="string">
            <text:p>CMOVB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bw</text:p>
          </table:table-cell>
          <table:table-cell table:style-name="ce6"/>
          <table:table-cell table:style-name="ce6" office:value-type="string">
            <text:p>Move if below (CF=1).</text:p>
          </table:table-cell>
          <table:table-cell table:number-columns-repeated="1008"/>
        </table:table-row>
        <table:table-row table:style-name="ro1">
          <table:table-cell table:style-name="ce6" office:value-type="string">
            <text:p>0F 42 /r </text:p>
          </table:table-cell>
          <table:table-cell table:style-name="ce12" office:value-type="string">
            <text:p>CMOVB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bl</text:p>
          </table:table-cell>
          <table:table-cell table:style-name="ce12"/>
          <table:table-cell table:style-name="ce6" office:value-type="string">
            <text:p>Move if below (CF=1).</text:p>
          </table:table-cell>
          <table:table-cell table:number-columns-repeated="1008"/>
        </table:table-row>
        <table:table-row table:style-name="ro1">
          <table:table-cell table:style-name="ce6" office:value-type="string">
            <text:p>REX.W+ 0F 42 /r </text:p>
          </table:table-cell>
          <table:table-cell table:style-name="ce12" office:value-type="string">
            <text:p>CMOVB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bq</text:p>
          </table:table-cell>
          <table:table-cell table:style-name="ce12"/>
          <table:table-cell table:style-name="ce6" office:value-type="string">
            <text:p>Move if below (CF=1).</text:p>
          </table:table-cell>
          <table:table-cell table:number-columns-repeated="1008"/>
        </table:table-row>
        <table:table-row table:style-name="ro1">
          <table:table-cell table:style-name="ce6" office:value-type="string">
            <text:p>0F 46 /r</text:p>
          </table:table-cell>
          <table:table-cell table:style-name="ce12" office:value-type="string">
            <text:p>CMOVBE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bew</text:p>
          </table:table-cell>
          <table:table-cell table:style-name="ce6"/>
          <table:table-cell table:style-name="ce6" office:value-type="string">
            <text:p>Move if below or equal (CF=1 or ZF=1).</text:p>
          </table:table-cell>
          <table:table-cell table:number-columns-repeated="1008"/>
        </table:table-row>
        <table:table-row table:style-name="ro1">
          <table:table-cell table:style-name="ce6" office:value-type="string">
            <text:p>0F 46 /r </text:p>
          </table:table-cell>
          <table:table-cell table:style-name="ce12" office:value-type="string">
            <text:p>CMOVBE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bel</text:p>
          </table:table-cell>
          <table:table-cell table:style-name="ce12"/>
          <table:table-cell table:style-name="ce6" office:value-type="string">
            <text:p>Move if below or equal (CF=1 or ZF=1).</text:p>
          </table:table-cell>
          <table:table-cell table:number-columns-repeated="1008"/>
        </table:table-row>
        <table:table-row table:style-name="ro1">
          <table:table-cell table:style-name="ce6" office:value-type="string">
            <text:p>REX.W+ 0F 46 /r </text:p>
          </table:table-cell>
          <table:table-cell table:style-name="ce6" office:value-type="string">
            <text:p><text:span text:style-name="T10">CMOVBE </text:span><text:span text:style-name="T11">r64, r/m64</text:span></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beq</text:p>
          </table:table-cell>
          <table:table-cell table:style-name="ce12"/>
          <table:table-cell table:style-name="ce6" office:value-type="string">
            <text:p>Move if below or equal (CF=1 or ZF=1).</text:p>
          </table:table-cell>
          <table:table-cell table:number-columns-repeated="1008"/>
        </table:table-row>
        <table:table-row table:style-name="ro1">
          <table:table-cell table:style-name="ce6" office:value-type="string">
            <text:p>0F 42 /r</text:p>
          </table:table-cell>
          <table:table-cell table:style-name="ce6" office:value-type="string">
            <text:p>CMOVC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cw</text:p>
          </table:table-cell>
          <table:table-cell table:style-name="ce6"/>
          <table:table-cell table:style-name="ce6" office:value-type="string">
            <text:p>Move if carry (CF=1).</text:p>
          </table:table-cell>
          <table:table-cell table:number-columns-repeated="1008"/>
        </table:table-row>
        <table:table-row table:style-name="ro1">
          <table:table-cell table:style-name="ce6" office:value-type="string">
            <text:p>0F 42 /r </text:p>
          </table:table-cell>
          <table:table-cell table:style-name="ce6" office:value-type="string">
            <text:p>CMOVC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cl</text:p>
          </table:table-cell>
          <table:table-cell table:style-name="ce12"/>
          <table:table-cell table:style-name="ce6" office:value-type="string">
            <text:p>Move if carry (CF=1).</text:p>
          </table:table-cell>
          <table:table-cell table:number-columns-repeated="1008"/>
        </table:table-row>
        <table:table-row table:style-name="ro1">
          <table:table-cell table:style-name="ce6" office:value-type="string">
            <text:p>REX.W+ 0F 42 /r </text:p>
          </table:table-cell>
          <table:table-cell table:style-name="ce6" office:value-type="string">
            <text:p>CMOVC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cq</text:p>
          </table:table-cell>
          <table:table-cell table:style-name="ce12"/>
          <table:table-cell table:style-name="ce6" office:value-type="string">
            <text:p>Move if carry (CF=1).</text:p>
          </table:table-cell>
          <table:table-cell table:number-columns-repeated="1008"/>
        </table:table-row>
        <table:table-row table:style-name="ro1">
          <table:table-cell table:style-name="ce6" office:value-type="string">
            <text:p>0F 44 /r</text:p>
          </table:table-cell>
          <table:table-cell table:style-name="ce6" office:value-type="string">
            <text:p>CMOVE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ew</text:p>
          </table:table-cell>
          <table:table-cell table:style-name="ce6"/>
          <table:table-cell table:style-name="ce6" office:value-type="string">
            <text:p>Move if equal (ZF=1).</text:p>
          </table:table-cell>
          <table:table-cell table:number-columns-repeated="1008"/>
        </table:table-row>
        <table:table-row table:style-name="ro1">
          <table:table-cell table:style-name="ce6" office:value-type="string">
            <text:p>0F 44 /r </text:p>
          </table:table-cell>
          <table:table-cell table:style-name="ce6" office:value-type="string">
            <text:p>CMOVE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el</text:p>
          </table:table-cell>
          <table:table-cell table:style-name="ce12"/>
          <table:table-cell table:style-name="ce6" office:value-type="string">
            <text:p>Move if equal (ZF=1).</text:p>
          </table:table-cell>
          <table:table-cell table:number-columns-repeated="1008"/>
        </table:table-row>
        <table:table-row table:style-name="ro1">
          <table:table-cell table:style-name="ce6" office:value-type="string">
            <text:p>REX.W+ 0F 44 /r </text:p>
          </table:table-cell>
          <table:table-cell table:style-name="ce6" office:value-type="string">
            <text:p>CMOVE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eq</text:p>
          </table:table-cell>
          <table:table-cell table:style-name="ce12"/>
          <table:table-cell table:style-name="ce6" office:value-type="string">
            <text:p>Move if equal (ZF=1).</text:p>
          </table:table-cell>
          <table:table-cell table:number-columns-repeated="1008"/>
        </table:table-row>
        <table:table-row table:style-name="ro1">
          <table:table-cell table:style-name="ce6" office:value-type="string">
            <text:p>0F 4F /r</text:p>
          </table:table-cell>
          <table:table-cell table:style-name="ce6" office:value-type="string">
            <text:p>CMOVG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gw</text:p>
          </table:table-cell>
          <table:table-cell table:style-name="ce6"/>
          <table:table-cell table:style-name="ce6" office:value-type="string">
            <text:p>Move if greater (ZF=0 and SF=OF).</text:p>
          </table:table-cell>
          <table:table-cell table:number-columns-repeated="1008"/>
        </table:table-row>
        <table:table-row table:style-name="ro1">
          <table:table-cell table:style-name="ce6" office:value-type="string">
            <text:p>0F 4F /r </text:p>
          </table:table-cell>
          <table:table-cell table:style-name="ce6" office:value-type="string">
            <text:p>CMOVG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gl</text:p>
          </table:table-cell>
          <table:table-cell table:style-name="ce12"/>
          <table:table-cell table:style-name="ce6" office:value-type="string">
            <text:p>Move if greater (ZF=0 and SF=OF).</text:p>
          </table:table-cell>
          <table:table-cell table:number-columns-repeated="1008"/>
        </table:table-row>
        <table:table-row table:style-name="ro1">
          <table:table-cell table:style-name="ce6" office:value-type="string">
            <text:p>REX.W+ 0F 4F /r </text:p>
          </table:table-cell>
          <table:table-cell table:style-name="ce6" office:value-type="string">
            <text:p>CMOVG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gq</text:p>
          </table:table-cell>
          <table:table-cell table:style-name="ce12"/>
          <table:table-cell table:style-name="ce6" office:value-type="string">
            <text:p>Move if greater (ZF=0 and SF=OF).</text:p>
          </table:table-cell>
          <table:table-cell table:number-columns-repeated="1008"/>
        </table:table-row>
        <table:table-row table:style-name="ro1">
          <table:table-cell table:style-name="ce6" office:value-type="string">
            <text:p>0F 4D /r</text:p>
          </table:table-cell>
          <table:table-cell table:style-name="ce6" office:value-type="string">
            <text:p>CMOVGE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gew</text:p>
          </table:table-cell>
          <table:table-cell table:style-name="ce6"/>
          <table:table-cell table:style-name="ce6" office:value-type="string">
            <text:p>Move if greater or equal (SF=OF).</text:p>
          </table:table-cell>
          <table:table-cell table:number-columns-repeated="1008"/>
        </table:table-row>
        <table:table-row table:style-name="ro1">
          <table:table-cell table:style-name="ce6" office:value-type="string">
            <text:p>0F 4D /r </text:p>
          </table:table-cell>
          <table:table-cell table:style-name="ce6" office:value-type="string">
            <text:p>CMOVGE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gel</text:p>
          </table:table-cell>
          <table:table-cell table:style-name="ce12"/>
          <table:table-cell table:style-name="ce6" office:value-type="string">
            <text:p>Move if greater or equal (SF=OF).</text:p>
          </table:table-cell>
          <table:table-cell table:number-columns-repeated="1008"/>
        </table:table-row>
        <table:table-row table:style-name="ro1">
          <table:table-cell table:style-name="ce6" office:value-type="string">
            <text:p>REX.W+ 0F 4D /r </text:p>
          </table:table-cell>
          <table:table-cell table:style-name="ce6" office:value-type="string">
            <text:p>CMOVGE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geq</text:p>
          </table:table-cell>
          <table:table-cell table:style-name="ce12"/>
          <table:table-cell table:style-name="ce6" office:value-type="string">
            <text:p>Move if greater or equal (SF=OF).</text:p>
          </table:table-cell>
          <table:table-cell table:number-columns-repeated="1008"/>
        </table:table-row>
        <table:table-row table:style-name="ro2">
          <table:table-cell table:style-name="ce6" office:value-type="string">
            <text:p>0F 4C /r</text:p>
          </table:table-cell>
          <table:table-cell table:style-name="ce6" office:value-type="string">
            <text:p>CMOVL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lw</text:p>
          </table:table-cell>
          <table:table-cell table:style-name="ce6"/>
          <table:table-cell table:style-name="ce6" office:value-type="string">
            <text:p><text:span text:style-name="T19">Move if less (SF !=</text:span><text:span text:style-name="T21"> </text:span><text:span text:style-name="T19">OF).</text:span></text:p>
          </table:table-cell>
          <table:table-cell table:number-columns-repeated="1008"/>
        </table:table-row>
        <table:table-row table:style-name="ro1">
          <table:table-cell table:style-name="ce6" office:value-type="string">
            <text:p>0F 4C /r </text:p>
          </table:table-cell>
          <table:table-cell table:style-name="ce6" office:value-type="string">
            <text:p>CMOVL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ll</text:p>
          </table:table-cell>
          <table:table-cell table:style-name="ce12"/>
          <table:table-cell table:style-name="ce6" office:value-type="string">
            <text:p>Move if less (SF!= OF).</text:p>
          </table:table-cell>
          <table:table-cell table:number-columns-repeated="1008"/>
        </table:table-row>
        <table:table-row table:style-name="ro1">
          <table:table-cell table:style-name="ce6" office:value-type="string">
            <text:p>REX.W+ 0F 4C /r </text:p>
          </table:table-cell>
          <table:table-cell table:style-name="ce6" office:value-type="string">
            <text:p>CMOVL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lq</text:p>
          </table:table-cell>
          <table:table-cell table:style-name="ce12"/>
          <table:table-cell table:style-name="ce6" office:value-type="string">
            <text:p>Move if less (SF!= OF).</text:p>
          </table:table-cell>
          <table:table-cell table:number-columns-repeated="1008"/>
        </table:table-row>
        <table:table-row table:style-name="ro1">
          <table:table-cell table:style-name="ce6" office:value-type="string">
            <text:p>0F 4E /r</text:p>
          </table:table-cell>
          <table:table-cell table:style-name="ce6" office:value-type="string">
            <text:p>CMOVLE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lew</text:p>
          </table:table-cell>
          <table:table-cell table:style-name="ce6"/>
          <table:table-cell table:style-name="ce6" office:value-type="string">
            <text:p>Move if less or equal (ZF=1 or SF!= OF).</text:p>
          </table:table-cell>
          <table:table-cell table:number-columns-repeated="1008"/>
        </table:table-row>
        <table:table-row table:style-name="ro1">
          <table:table-cell table:style-name="ce6" office:value-type="string">
            <text:p>0F 4E /r </text:p>
          </table:table-cell>
          <table:table-cell table:style-name="ce6" office:value-type="string">
            <text:p>CMOVLE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lel</text:p>
          </table:table-cell>
          <table:table-cell table:style-name="ce12"/>
          <table:table-cell table:style-name="ce6" office:value-type="string">
            <text:p>Move if less or equal (ZF=1 or SF!= OF).</text:p>
          </table:table-cell>
          <table:table-cell table:number-columns-repeated="1008"/>
        </table:table-row>
        <table:table-row table:style-name="ro1">
          <table:table-cell table:style-name="ce6" office:value-type="string">
            <text:p>REX.W+ 0F 4E /r </text:p>
          </table:table-cell>
          <table:table-cell table:style-name="ce6" office:value-type="string">
            <text:p>CMOVLE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leq</text:p>
          </table:table-cell>
          <table:table-cell table:style-name="ce12"/>
          <table:table-cell table:style-name="ce6" office:value-type="string">
            <text:p>Move if less or equal (ZF=1 or SF!= OF).</text:p>
          </table:table-cell>
          <table:table-cell table:number-columns-repeated="1008"/>
        </table:table-row>
        <table:table-row table:style-name="ro1">
          <table:table-cell table:style-name="ce6" office:value-type="string">
            <text:p>0F 46 /r</text:p>
          </table:table-cell>
          <table:table-cell table:style-name="ce6" office:value-type="string">
            <text:p>CMOVNA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aw</text:p>
          </table:table-cell>
          <table:table-cell table:style-name="ce6"/>
          <table:table-cell table:style-name="ce6" office:value-type="string">
            <text:p>Move if not above (CF=1 or ZF=1).</text:p>
          </table:table-cell>
          <table:table-cell table:number-columns-repeated="1008"/>
        </table:table-row>
        <table:table-row table:style-name="ro1">
          <table:table-cell table:style-name="ce6" office:value-type="string">
            <text:p>0F 46 /r </text:p>
          </table:table-cell>
          <table:table-cell table:style-name="ce6" office:value-type="string">
            <text:p>CMOVNA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al</text:p>
          </table:table-cell>
          <table:table-cell table:style-name="ce12"/>
          <table:table-cell table:style-name="ce6" office:value-type="string">
            <text:p>Move if not above (CF=1 or ZF=1).</text:p>
          </table:table-cell>
          <table:table-cell table:number-columns-repeated="1008"/>
        </table:table-row>
        <table:table-row table:style-name="ro1">
          <table:table-cell table:style-name="ce6" office:value-type="string">
            <text:p>REX.W+ 0F 46 /r</text:p>
          </table:table-cell>
          <table:table-cell table:style-name="ce6" office:value-type="string">
            <text:p>CMOVNA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aq</text:p>
          </table:table-cell>
          <table:table-cell table:style-name="ce12"/>
          <table:table-cell table:style-name="ce6" office:value-type="string">
            <text:p>Move if not above (CF=1 or ZF=1).</text:p>
          </table:table-cell>
          <table:table-cell table:number-columns-repeated="1008"/>
        </table:table-row>
        <table:table-row table:style-name="ro1">
          <table:table-cell table:style-name="ce6" office:value-type="string">
            <text:p>0F 42 /r</text:p>
          </table:table-cell>
          <table:table-cell table:style-name="ce6" office:value-type="string">
            <text:p>CMOVNAE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aew</text:p>
          </table:table-cell>
          <table:table-cell table:style-name="ce6"/>
          <table:table-cell table:style-name="ce6" office:value-type="string">
            <text:p>Move if not above or equal (CF=1).</text:p>
          </table:table-cell>
          <table:table-cell table:number-columns-repeated="1008"/>
        </table:table-row>
        <table:table-row table:style-name="ro1">
          <table:table-cell table:style-name="ce6" office:value-type="string">
            <text:p>0F 42 /r </text:p>
          </table:table-cell>
          <table:table-cell table:style-name="ce6" office:value-type="string">
            <text:p>CMOVNAE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ael</text:p>
          </table:table-cell>
          <table:table-cell table:style-name="ce12"/>
          <table:table-cell table:style-name="ce6" office:value-type="string">
            <text:p>Move if not above or equal (CF=1).</text:p>
          </table:table-cell>
          <table:table-cell table:number-columns-repeated="1008"/>
        </table:table-row>
        <table:table-row table:style-name="ro1">
          <table:table-cell table:style-name="ce6" office:value-type="string">
            <text:p>REX.W+ 0F 42 /r </text:p>
          </table:table-cell>
          <table:table-cell table:style-name="ce6" office:value-type="string">
            <text:p>CMOVNAE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aeq</text:p>
          </table:table-cell>
          <table:table-cell table:style-name="ce12"/>
          <table:table-cell table:style-name="ce6" office:value-type="string">
            <text:p>Move if not above or equal (CF=1).</text:p>
          </table:table-cell>
          <table:table-cell table:number-columns-repeated="1008"/>
        </table:table-row>
        <table:table-row table:style-name="ro1">
          <table:table-cell table:style-name="ce6" office:value-type="string">
            <text:p>0F 43 /r</text:p>
          </table:table-cell>
          <table:table-cell table:style-name="ce6" office:value-type="string">
            <text:p>CMOVNB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bw</text:p>
          </table:table-cell>
          <table:table-cell table:style-name="ce6"/>
          <table:table-cell table:style-name="ce6" office:value-type="string">
            <text:p>Move if not below (CF=0).</text:p>
          </table:table-cell>
          <table:table-cell table:number-columns-repeated="1008"/>
        </table:table-row>
        <table:table-row table:style-name="ro1">
          <table:table-cell table:style-name="ce6" office:value-type="string">
            <text:p>0F 43 /r </text:p>
          </table:table-cell>
          <table:table-cell table:style-name="ce6" office:value-type="string">
            <text:p>CMOVNB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bl</text:p>
          </table:table-cell>
          <table:table-cell table:style-name="ce12"/>
          <table:table-cell table:style-name="ce6" office:value-type="string">
            <text:p>Move if not below (CF=0).</text:p>
          </table:table-cell>
          <table:table-cell table:number-columns-repeated="1008"/>
        </table:table-row>
        <table:table-row table:style-name="ro1">
          <table:table-cell table:style-name="ce6" office:value-type="string">
            <text:p>REX.W+ 0F 43 /r </text:p>
          </table:table-cell>
          <table:table-cell table:style-name="ce6" office:value-type="string">
            <text:p>CMOVNB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bq</text:p>
          </table:table-cell>
          <table:table-cell table:style-name="ce12"/>
          <table:table-cell table:style-name="ce6" office:value-type="string">
            <text:p>Move if not below (CF=0).</text:p>
          </table:table-cell>
          <table:table-cell table:number-columns-repeated="1008"/>
        </table:table-row>
        <table:table-row table:style-name="ro1">
          <table:table-cell table:style-name="ce6" office:value-type="string">
            <text:p>0F 47 /r</text:p>
          </table:table-cell>
          <table:table-cell table:style-name="ce6" office:value-type="string">
            <text:p>CMOVNBE r16, r/m16</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bew</text:p>
          </table:table-cell>
          <table:table-cell table:style-name="ce6"/>
          <table:table-cell table:style-name="ce6" office:value-type="string">
            <text:p>Move if not below or equal (CF=0 and ZF=0).</text:p>
          </table:table-cell>
          <table:table-cell table:number-columns-repeated="1008"/>
        </table:table-row>
        <table:table-row table:style-name="ro1">
          <table:table-cell table:style-name="ce6" office:value-type="string">
            <text:p>0F 47 /r </text:p>
          </table:table-cell>
          <table:table-cell table:style-name="ce6" office:value-type="string">
            <text:p>CMOVNBE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bel</text:p>
          </table:table-cell>
          <table:table-cell table:style-name="ce12"/>
          <table:table-cell table:style-name="ce6" office:value-type="string">
            <text:p>Move if not below or equal (CF=0 and ZF=0).</text:p>
          </table:table-cell>
          <table:table-cell table:number-columns-repeated="1008"/>
        </table:table-row>
        <table:table-row table:style-name="ro1">
          <table:table-cell table:style-name="ce6" office:value-type="string">
            <text:p>REX.W+ 0F 47 /r </text:p>
          </table:table-cell>
          <table:table-cell table:style-name="ce12" office:value-type="string">
            <text:p>CMOVNBE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beq</text:p>
          </table:table-cell>
          <table:table-cell table:style-name="ce12"/>
          <table:table-cell table:style-name="ce6" office:value-type="string">
            <text:p>Move if not below or equal (CF=0 and ZF=0).</text:p>
          </table:table-cell>
          <table:table-cell table:number-columns-repeated="1008"/>
        </table:table-row>
        <table:table-row table:style-name="ro1">
          <table:table-cell table:style-name="ce6" office:value-type="string">
            <text:p>0F 43 /r</text:p>
          </table:table-cell>
          <table:table-cell table:style-name="ce12" office:value-type="string">
            <text:p>CMOVNC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cw</text:p>
          </table:table-cell>
          <table:table-cell table:style-name="ce6"/>
          <table:table-cell table:style-name="ce6" office:value-type="string">
            <text:p>Move if not carry (CF=0).</text:p>
          </table:table-cell>
          <table:table-cell table:number-columns-repeated="1008"/>
        </table:table-row>
        <table:table-row table:style-name="ro1">
          <table:table-cell table:style-name="ce6" office:value-type="string">
            <text:p>0F 43 /r </text:p>
          </table:table-cell>
          <table:table-cell table:style-name="ce12" office:value-type="string">
            <text:p>CMOVNC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cl</text:p>
          </table:table-cell>
          <table:table-cell table:style-name="ce12"/>
          <table:table-cell table:style-name="ce6" office:value-type="string">
            <text:p>Move if not carry (CF=0).</text:p>
          </table:table-cell>
          <table:table-cell table:number-columns-repeated="1008"/>
        </table:table-row>
        <table:table-row table:style-name="ro1">
          <table:table-cell table:style-name="ce6" office:value-type="string">
            <text:p>REX.W+ 0F 43 /r </text:p>
          </table:table-cell>
          <table:table-cell table:style-name="ce12" office:value-type="string">
            <text:p>CMOVNC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cq</text:p>
          </table:table-cell>
          <table:table-cell table:style-name="ce12"/>
          <table:table-cell table:style-name="ce6" office:value-type="string">
            <text:p>Move if not carry (CF=0).</text:p>
          </table:table-cell>
          <table:table-cell table:number-columns-repeated="1008"/>
        </table:table-row>
        <table:table-row table:style-name="ro1">
          <table:table-cell table:style-name="ce6" office:value-type="string">
            <text:p>0F 45 /r</text:p>
          </table:table-cell>
          <table:table-cell table:style-name="ce12" office:value-type="string">
            <text:p>CMOVNE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ew</text:p>
          </table:table-cell>
          <table:table-cell table:style-name="ce6"/>
          <table:table-cell table:style-name="ce6" office:value-type="string">
            <text:p>Move if not equal (ZF=0).</text:p>
          </table:table-cell>
          <table:table-cell table:number-columns-repeated="1008"/>
        </table:table-row>
        <table:table-row table:style-name="ro1">
          <table:table-cell table:style-name="ce6" office:value-type="string">
            <text:p>0F 45 /r </text:p>
          </table:table-cell>
          <table:table-cell table:style-name="ce12" office:value-type="string">
            <text:p>CMOVNE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el</text:p>
          </table:table-cell>
          <table:table-cell table:style-name="ce12"/>
          <table:table-cell table:style-name="ce6" office:value-type="string">
            <text:p>Move if not equal (ZF=0).</text:p>
          </table:table-cell>
          <table:table-cell table:number-columns-repeated="1008"/>
        </table:table-row>
        <table:table-row table:style-name="ro1">
          <table:table-cell table:style-name="ce6" office:value-type="string">
            <text:p>REX.W+ 0F 45 /r </text:p>
          </table:table-cell>
          <table:table-cell table:style-name="ce12" office:value-type="string">
            <text:p>CMOVNE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eq</text:p>
          </table:table-cell>
          <table:table-cell table:style-name="ce12"/>
          <table:table-cell table:style-name="ce6" office:value-type="string">
            <text:p>Move if not equal (ZF=0).</text:p>
          </table:table-cell>
          <table:table-cell table:number-columns-repeated="1008"/>
        </table:table-row>
        <table:table-row table:style-name="ro1">
          <table:table-cell table:style-name="ce6" office:value-type="string">
            <text:p>0F 4E /r</text:p>
          </table:table-cell>
          <table:table-cell table:style-name="ce12" office:value-type="string">
            <text:p>CMOVNG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gw</text:p>
          </table:table-cell>
          <table:table-cell table:style-name="ce6"/>
          <table:table-cell table:style-name="ce6" office:value-type="string">
            <text:p>Move if not greater (ZF=1 or SF!= OF).</text:p>
          </table:table-cell>
          <table:table-cell table:number-columns-repeated="1008"/>
        </table:table-row>
        <table:table-row table:style-name="ro1">
          <table:table-cell table:style-name="ce6" office:value-type="string">
            <text:p>0F 4E /r </text:p>
          </table:table-cell>
          <table:table-cell table:style-name="ce12" office:value-type="string">
            <text:p>CMOVNG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gl</text:p>
          </table:table-cell>
          <table:table-cell table:style-name="ce12"/>
          <table:table-cell table:style-name="ce6" office:value-type="string">
            <text:p>Move if not greater (ZF=1 or SF!= OF).</text:p>
          </table:table-cell>
          <table:table-cell table:number-columns-repeated="1008"/>
        </table:table-row>
        <table:table-row table:style-name="ro1">
          <table:table-cell table:style-name="ce6" office:value-type="string">
            <text:p>REX.W+ 0F 4E /r </text:p>
          </table:table-cell>
          <table:table-cell table:style-name="ce16" office:value-type="string">
            <text:p><text:span text:style-name="T12">CMOVNG r64, </text:span><text:span text:style-name="T13">r/m64 </text:span></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gq</text:p>
          </table:table-cell>
          <table:table-cell table:style-name="ce12"/>
          <table:table-cell table:style-name="ce6" office:value-type="string">
            <text:p>Move if not greater (ZF=1 or SF!= OF).</text:p>
          </table:table-cell>
          <table:table-cell table:number-columns-repeated="1008"/>
        </table:table-row>
        <table:table-row table:style-name="ro1">
          <table:table-cell table:style-name="ce6" office:value-type="string">
            <text:p>0F 4C /r</text:p>
          </table:table-cell>
          <table:table-cell table:style-name="ce6" office:value-type="string">
            <text:p>CMOVNGE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gew</text:p>
          </table:table-cell>
          <table:table-cell table:style-name="ce6"/>
          <table:table-cell table:style-name="ce6" office:value-type="string">
            <text:p>Move if not greater or equal (SF!= OF).</text:p>
          </table:table-cell>
          <table:table-cell table:number-columns-repeated="1008"/>
        </table:table-row>
        <table:table-row table:style-name="ro1">
          <table:table-cell table:style-name="ce6" office:value-type="string">
            <text:p>0F 4C /r </text:p>
          </table:table-cell>
          <table:table-cell table:style-name="ce6" office:value-type="string">
            <text:p>CMOVNGE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gel</text:p>
          </table:table-cell>
          <table:table-cell table:style-name="ce12"/>
          <table:table-cell table:style-name="ce6" office:value-type="string">
            <text:p>Move if not greater or equal (SF!= OF).</text:p>
          </table:table-cell>
          <table:table-cell table:number-columns-repeated="1008"/>
        </table:table-row>
        <table:table-row table:style-name="ro1">
          <table:table-cell table:style-name="ce6" office:value-type="string">
            <text:p>REX.W+ 0F 4C /r </text:p>
          </table:table-cell>
          <table:table-cell table:style-name="ce6" office:value-type="string">
            <text:p>CMOVNGE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geq</text:p>
          </table:table-cell>
          <table:table-cell table:style-name="ce12"/>
          <table:table-cell table:style-name="ce6" office:value-type="string">
            <text:p>Move if not greater or equal (SF!= OF).</text:p>
          </table:table-cell>
          <table:table-cell table:number-columns-repeated="1008"/>
        </table:table-row>
        <table:table-row table:style-name="ro1">
          <table:table-cell table:style-name="ce6" office:value-type="string">
            <text:p>0F 4D /r</text:p>
          </table:table-cell>
          <table:table-cell table:style-name="ce17" office:value-type="string">
            <text:p>CMOVNL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lw</text:p>
          </table:table-cell>
          <table:table-cell table:style-name="ce6"/>
          <table:table-cell table:style-name="ce6" office:value-type="string">
            <text:p>Move if not less (SF=OF).</text:p>
          </table:table-cell>
          <table:table-cell table:number-columns-repeated="1008"/>
        </table:table-row>
        <table:table-row table:style-name="ro1">
          <table:table-cell table:style-name="ce6" office:value-type="string">
            <text:p>0F 4D /r </text:p>
          </table:table-cell>
          <table:table-cell table:style-name="ce6" office:value-type="string">
            <text:p>CMOVNL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ll</text:p>
          </table:table-cell>
          <table:table-cell table:style-name="ce12"/>
          <table:table-cell table:style-name="ce6" office:value-type="string">
            <text:p>Move if not less (SF=OF).</text:p>
          </table:table-cell>
          <table:table-cell table:number-columns-repeated="1008"/>
        </table:table-row>
        <table:table-row table:style-name="ro1">
          <table:table-cell table:style-name="ce6" office:value-type="string">
            <text:p>REX.W+ 0F 4D /r </text:p>
          </table:table-cell>
          <table:table-cell table:style-name="ce6" office:value-type="string">
            <text:p>CMOVNL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lq</text:p>
          </table:table-cell>
          <table:table-cell table:style-name="ce12"/>
          <table:table-cell table:style-name="ce6" office:value-type="string">
            <text:p>Move if not less (SF=OF).</text:p>
          </table:table-cell>
          <table:table-cell table:number-columns-repeated="1008"/>
        </table:table-row>
        <table:table-row table:style-name="ro1">
          <table:table-cell table:style-name="ce6" office:value-type="string">
            <text:p>0F 4F /r</text:p>
          </table:table-cell>
          <table:table-cell table:style-name="ce6" office:value-type="string">
            <text:p>CMOVNLE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lew</text:p>
          </table:table-cell>
          <table:table-cell table:style-name="ce6"/>
          <table:table-cell table:style-name="ce6" office:value-type="string">
            <text:p>Move if not less or equal (ZF=0 and SF=OF).</text:p>
          </table:table-cell>
          <table:table-cell table:number-columns-repeated="1008"/>
        </table:table-row>
        <table:table-row table:style-name="ro1">
          <table:table-cell table:style-name="ce6" office:value-type="string">
            <text:p>0F 4F /r </text:p>
          </table:table-cell>
          <table:table-cell table:style-name="ce6" office:value-type="string">
            <text:p>CMOVNLE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lel</text:p>
          </table:table-cell>
          <table:table-cell table:style-name="ce12"/>
          <table:table-cell table:style-name="ce6" office:value-type="string">
            <text:p>Move if not less or equal (ZF=0 and SF=OF).</text:p>
          </table:table-cell>
          <table:table-cell table:number-columns-repeated="1008"/>
        </table:table-row>
        <table:table-row table:style-name="ro1">
          <table:table-cell table:style-name="ce6" office:value-type="string">
            <text:p>REX.W+ 0F 4F /r </text:p>
          </table:table-cell>
          <table:table-cell table:style-name="ce6" office:value-type="string">
            <text:p>CMOVNLE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leq</text:p>
          </table:table-cell>
          <table:table-cell table:style-name="ce12"/>
          <table:table-cell table:style-name="ce6" office:value-type="string">
            <text:p>Move if not less or equal (ZF=0 and SF=OF).</text:p>
          </table:table-cell>
          <table:table-cell table:number-columns-repeated="1008"/>
        </table:table-row>
        <table:table-row table:style-name="ro1">
          <table:table-cell table:style-name="ce6" office:value-type="string">
            <text:p>0F 41 /r</text:p>
          </table:table-cell>
          <table:table-cell table:style-name="ce6" office:value-type="string">
            <text:p>CMOVNO r16, r/m16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ow</text:p>
          </table:table-cell>
          <table:table-cell table:style-name="ce6"/>
          <table:table-cell table:style-name="ce6" office:value-type="string">
            <text:p>Move if not overflow (OF=0).</text:p>
          </table:table-cell>
          <table:table-cell table:number-columns-repeated="1008"/>
        </table:table-row>
        <table:table-row table:style-name="ro1">
          <table:table-cell table:style-name="ce6" office:value-type="string">
            <text:p>0F 41 /r </text:p>
          </table:table-cell>
          <table:table-cell table:style-name="ce6" office:value-type="string">
            <text:p>CMOVNO r32, r/m32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ol</text:p>
          </table:table-cell>
          <table:table-cell table:style-name="ce12"/>
          <table:table-cell table:style-name="ce6" office:value-type="string">
            <text:p>Move if not overflow (OF=0).</text:p>
          </table:table-cell>
          <table:table-cell table:number-columns-repeated="1008"/>
        </table:table-row>
        <table:table-row table:style-name="ro1">
          <table:table-cell table:style-name="ce6" office:value-type="string">
            <text:p>REX.W+ 0F 41 /r </text:p>
          </table:table-cell>
          <table:table-cell table:style-name="ce6" office:value-type="string">
            <text:p>CMOVNO r64, r/m64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oq</text:p>
          </table:table-cell>
          <table:table-cell table:style-name="ce12"/>
          <table:table-cell table:style-name="ce6" office:value-type="string">
            <text:p>Move if not overflow (OF=0).</text:p>
          </table:table-cell>
          <table:table-cell table:number-columns-repeated="1008"/>
        </table:table-row>
        <table:table-row table:style-name="ro1">
          <table:table-cell table:style-name="ce6" office:value-type="string">
            <text:p>0F 4B /r</text:p>
          </table:table-cell>
          <table:table-cell table:style-name="ce6" office:value-type="string">
            <text:p>CMOVNP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pw</text:p>
          </table:table-cell>
          <table:table-cell table:style-name="ce6"/>
          <table:table-cell table:style-name="ce6" office:value-type="string">
            <text:p>Move if not parity (PF=0).</text:p>
          </table:table-cell>
          <table:table-cell table:number-columns-repeated="1008"/>
        </table:table-row>
        <table:table-row table:style-name="ro1">
          <table:table-cell table:style-name="ce6" office:value-type="string">
            <text:p>0F 4B /r </text:p>
          </table:table-cell>
          <table:table-cell table:style-name="ce6" office:value-type="string">
            <text:p>CMOVNP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pl</text:p>
          </table:table-cell>
          <table:table-cell table:style-name="ce12"/>
          <table:table-cell table:style-name="ce6" office:value-type="string">
            <text:p>Move if not parity (PF=0).</text:p>
          </table:table-cell>
          <table:table-cell table:number-columns-repeated="1008"/>
        </table:table-row>
        <table:table-row table:style-name="ro1">
          <table:table-cell table:style-name="ce6" office:value-type="string">
            <text:p>REX.W+ 0F 4B /r </text:p>
          </table:table-cell>
          <table:table-cell table:style-name="ce6" office:value-type="string">
            <text:p>CMOVNP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pq</text:p>
          </table:table-cell>
          <table:table-cell table:style-name="ce12"/>
          <table:table-cell table:style-name="ce6" office:value-type="string">
            <text:p>Move if not parity (PF=0).</text:p>
          </table:table-cell>
          <table:table-cell table:number-columns-repeated="1008"/>
        </table:table-row>
        <table:table-row table:style-name="ro1">
          <table:table-cell table:style-name="ce6" office:value-type="string">
            <text:p>0F 49 /r</text:p>
          </table:table-cell>
          <table:table-cell table:style-name="ce6" office:value-type="string">
            <text:p>CMOVNS r16, r/m16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sw</text:p>
          </table:table-cell>
          <table:table-cell table:style-name="ce6"/>
          <table:table-cell table:style-name="ce6" office:value-type="string">
            <text:p>Move if not sign (SF=0).</text:p>
          </table:table-cell>
          <table:table-cell table:number-columns-repeated="1008"/>
        </table:table-row>
        <table:table-row table:style-name="ro1">
          <table:table-cell table:style-name="ce6" office:value-type="string">
            <text:p>0F 49 /r </text:p>
          </table:table-cell>
          <table:table-cell table:style-name="ce6" office:value-type="string">
            <text:p>CMOVNS r32, r/m32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sl</text:p>
          </table:table-cell>
          <table:table-cell table:style-name="ce12"/>
          <table:table-cell table:style-name="ce6" office:value-type="string">
            <text:p>Move if not sign (SF=0).</text:p>
          </table:table-cell>
          <table:table-cell table:number-columns-repeated="1008"/>
        </table:table-row>
        <table:table-row table:style-name="ro1">
          <table:table-cell table:style-name="ce6" office:value-type="string">
            <text:p>REX.W+ 0F 49 /r </text:p>
          </table:table-cell>
          <table:table-cell table:style-name="ce6" office:value-type="string">
            <text:p>CMOVNS r64, r/m64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sq</text:p>
          </table:table-cell>
          <table:table-cell table:style-name="ce12"/>
          <table:table-cell table:style-name="ce6" office:value-type="string">
            <text:p>Move if not sign (SF=0).</text:p>
          </table:table-cell>
          <table:table-cell table:number-columns-repeated="1008"/>
        </table:table-row>
        <table:table-row table:style-name="ro1">
          <table:table-cell table:style-name="ce6" office:value-type="string">
            <text:p>0F 45 /r</text:p>
          </table:table-cell>
          <table:table-cell table:style-name="ce6" office:value-type="string">
            <text:p>CMOVNZ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zw</text:p>
          </table:table-cell>
          <table:table-cell table:style-name="ce6"/>
          <table:table-cell table:style-name="ce6" office:value-type="string">
            <text:p>Move if not zero (ZF=0).</text:p>
          </table:table-cell>
          <table:table-cell table:number-columns-repeated="1008"/>
        </table:table-row>
        <table:table-row table:style-name="ro1">
          <table:table-cell table:style-name="ce6" office:value-type="string">
            <text:p>0F 45 /r </text:p>
          </table:table-cell>
          <table:table-cell table:style-name="ce6" office:value-type="string">
            <text:p>CMOVNZ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zl</text:p>
          </table:table-cell>
          <table:table-cell table:style-name="ce12"/>
          <table:table-cell table:style-name="ce6" office:value-type="string">
            <text:p>Move if not zero (ZF=0).</text:p>
          </table:table-cell>
          <table:table-cell table:number-columns-repeated="1008"/>
        </table:table-row>
        <table:table-row table:style-name="ro1">
          <table:table-cell table:style-name="ce6" office:value-type="string">
            <text:p>REX.W+ 0F 45 /r </text:p>
          </table:table-cell>
          <table:table-cell table:style-name="ce6" office:value-type="string">
            <text:p>CMOVNZ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zq</text:p>
          </table:table-cell>
          <table:table-cell table:style-name="ce12"/>
          <table:table-cell table:style-name="ce6" office:value-type="string">
            <text:p>Move if not zero (ZF=0).</text:p>
          </table:table-cell>
          <table:table-cell table:number-columns-repeated="1008"/>
        </table:table-row>
        <table:table-row table:style-name="ro1">
          <table:table-cell table:style-name="ce6" office:value-type="string">
            <text:p>0F 40 /r</text:p>
          </table:table-cell>
          <table:table-cell table:style-name="ce6" office:value-type="string">
            <text:p>CMOVO r16, r/m16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ow</text:p>
          </table:table-cell>
          <table:table-cell table:style-name="ce6"/>
          <table:table-cell table:style-name="ce6" office:value-type="string">
            <text:p>Move if overflow (OF=1).</text:p>
          </table:table-cell>
          <table:table-cell table:number-columns-repeated="1008"/>
        </table:table-row>
        <table:table-row table:style-name="ro1">
          <table:table-cell table:style-name="ce6" office:value-type="string">
            <text:p>0F 40 /r </text:p>
          </table:table-cell>
          <table:table-cell table:style-name="ce6" office:value-type="string">
            <text:p>CMOVO r32, r/m32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ol</text:p>
          </table:table-cell>
          <table:table-cell table:style-name="ce12"/>
          <table:table-cell table:style-name="ce6" office:value-type="string">
            <text:p>Move if overflow (OF=1).</text:p>
          </table:table-cell>
          <table:table-cell table:number-columns-repeated="1008"/>
        </table:table-row>
        <table:table-row table:style-name="ro1">
          <table:table-cell table:style-name="ce6" office:value-type="string">
            <text:p>REX.W+ 0F 40 /r </text:p>
          </table:table-cell>
          <table:table-cell table:style-name="ce6" office:value-type="string">
            <text:p>CMOVO r64, r/m64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oq</text:p>
          </table:table-cell>
          <table:table-cell table:style-name="ce12"/>
          <table:table-cell table:style-name="ce6" office:value-type="string">
            <text:p>Move if overflow (OF=1).</text:p>
          </table:table-cell>
          <table:table-cell table:number-columns-repeated="1008"/>
        </table:table-row>
        <table:table-row table:style-name="ro1">
          <table:table-cell table:style-name="ce6" office:value-type="string">
            <text:p>0F 4A /r</text:p>
          </table:table-cell>
          <table:table-cell table:style-name="ce17" office:value-type="string">
            <text:p>CMOVP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w</text:p>
          </table:table-cell>
          <table:table-cell table:style-name="ce6"/>
          <table:table-cell table:style-name="ce6" office:value-type="string">
            <text:p>Move if parity (PF=1).</text:p>
          </table:table-cell>
          <table:table-cell table:number-columns-repeated="1008"/>
        </table:table-row>
        <table:table-row table:style-name="ro1">
          <table:table-cell table:style-name="ce6" office:value-type="string">
            <text:p>0F 4A /r </text:p>
          </table:table-cell>
          <table:table-cell table:style-name="ce6" office:value-type="string">
            <text:p>CMOVP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l</text:p>
          </table:table-cell>
          <table:table-cell table:style-name="ce12"/>
          <table:table-cell table:style-name="ce6" office:value-type="string">
            <text:p>Move if parity (PF=1).</text:p>
          </table:table-cell>
          <table:table-cell table:number-columns-repeated="1008"/>
        </table:table-row>
        <table:table-row table:style-name="ro1">
          <table:table-cell table:style-name="ce6" office:value-type="string">
            <text:p>REX.W+ 0F 4A /r </text:p>
          </table:table-cell>
          <table:table-cell table:style-name="ce6" office:value-type="string">
            <text:p>CMOVP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q</text:p>
          </table:table-cell>
          <table:table-cell table:style-name="ce12"/>
          <table:table-cell table:style-name="ce6" office:value-type="string">
            <text:p>Move if parity (PF=1).</text:p>
          </table:table-cell>
          <table:table-cell table:number-columns-repeated="1008"/>
        </table:table-row>
        <table:table-row table:style-name="ro1">
          <table:table-cell table:style-name="ce6" office:value-type="string">
            <text:p>0F 4A /r</text:p>
          </table:table-cell>
          <table:table-cell table:style-name="ce6" office:value-type="string">
            <text:p>CMOVPE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ew</text:p>
          </table:table-cell>
          <table:table-cell table:style-name="ce6"/>
          <table:table-cell table:style-name="ce6" office:value-type="string">
            <text:p>Move if parity even (PF=1).</text:p>
          </table:table-cell>
          <table:table-cell table:number-columns-repeated="1008"/>
        </table:table-row>
        <table:table-row table:style-name="ro1">
          <table:table-cell table:style-name="ce6" office:value-type="string">
            <text:p>0F 4A /r </text:p>
          </table:table-cell>
          <table:table-cell table:style-name="ce6" office:value-type="string">
            <text:p>CMOVPE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el</text:p>
          </table:table-cell>
          <table:table-cell table:style-name="ce12"/>
          <table:table-cell table:style-name="ce6" office:value-type="string">
            <text:p>Move if parity even (PF=1).</text:p>
          </table:table-cell>
          <table:table-cell table:number-columns-repeated="1008"/>
        </table:table-row>
        <table:table-row table:style-name="ro1">
          <table:table-cell table:style-name="ce6" office:value-type="string">
            <text:p>REX.W+ 0F 4A /r</text:p>
          </table:table-cell>
          <table:table-cell table:style-name="ce6" office:value-type="string">
            <text:p>CMOVPE r64, r/m64</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eq</text:p>
          </table:table-cell>
          <table:table-cell table:style-name="ce12"/>
          <table:table-cell table:style-name="ce6" office:value-type="string">
            <text:p>Move if parity even (PF=1).</text:p>
          </table:table-cell>
          <table:table-cell table:number-columns-repeated="1008"/>
        </table:table-row>
        <table:table-row table:style-name="ro1">
          <table:table-cell table:style-name="ce6" office:value-type="string">
            <text:p>0F 4B /r</text:p>
          </table:table-cell>
          <table:table-cell table:style-name="ce6" office:value-type="string">
            <text:p>CMOVPO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ow</text:p>
          </table:table-cell>
          <table:table-cell table:style-name="ce6"/>
          <table:table-cell table:style-name="ce6" office:value-type="string">
            <text:p>Move if parity odd (PF=0).</text:p>
          </table:table-cell>
          <table:table-cell table:number-columns-repeated="1008"/>
        </table:table-row>
        <table:table-row table:style-name="ro1">
          <table:table-cell table:style-name="ce6" office:value-type="string">
            <text:p>0F 4B /r</text:p>
          </table:table-cell>
          <table:table-cell table:style-name="ce6" office:value-type="string">
            <text:p>CMOVPO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ol</text:p>
          </table:table-cell>
          <table:table-cell table:style-name="ce12"/>
          <table:table-cell table:style-name="ce6" office:value-type="string">
            <text:p>Move if parity odd (PF=0).</text:p>
          </table:table-cell>
          <table:table-cell table:number-columns-repeated="1008"/>
        </table:table-row>
        <table:table-row table:style-name="ro1">
          <table:table-cell table:style-name="ce6" office:value-type="string">
            <text:p>REX.W+ 0F 4B /r </text:p>
          </table:table-cell>
          <table:table-cell table:style-name="ce6" office:value-type="string">
            <text:p>CMOVPO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oq</text:p>
          </table:table-cell>
          <table:table-cell table:style-name="ce12"/>
          <table:table-cell table:style-name="ce6" office:value-type="string">
            <text:p>Move if parity odd (PF=0).</text:p>
          </table:table-cell>
          <table:table-cell table:number-columns-repeated="1008"/>
        </table:table-row>
        <table:table-row table:style-name="ro1">
          <table:table-cell table:style-name="ce6" office:value-type="string">
            <text:p>0F 48 /r</text:p>
          </table:table-cell>
          <table:table-cell table:style-name="ce6" office:value-type="string">
            <text:p>CMOVS r16, r/m16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sw</text:p>
          </table:table-cell>
          <table:table-cell table:style-name="ce6"/>
          <table:table-cell table:style-name="ce6" office:value-type="string">
            <text:p>Move if sign (SF=1).</text:p>
          </table:table-cell>
          <table:table-cell table:number-columns-repeated="1008"/>
        </table:table-row>
        <table:table-row table:style-name="ro1">
          <table:table-cell table:style-name="ce6" office:value-type="string">
            <text:p>0F 48 /r</text:p>
          </table:table-cell>
          <table:table-cell table:style-name="ce6" office:value-type="string">
            <text:p>CMOVS r32, r/m32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sl</text:p>
          </table:table-cell>
          <table:table-cell table:style-name="ce12"/>
          <table:table-cell table:style-name="ce6" office:value-type="string">
            <text:p>Move if sign (SF=1).</text:p>
          </table:table-cell>
          <table:table-cell table:number-columns-repeated="1008"/>
        </table:table-row>
        <table:table-row table:style-name="ro1">
          <table:table-cell table:style-name="ce6" office:value-type="string">
            <text:p>REX.W+ 0F 48 /r </text:p>
          </table:table-cell>
          <table:table-cell table:style-name="ce6" office:value-type="string">
            <text:p>CMOVS r64, r/m64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sq</text:p>
          </table:table-cell>
          <table:table-cell table:style-name="ce12"/>
          <table:table-cell table:style-name="ce6" office:value-type="string">
            <text:p>Move if sign (SF=1).</text:p>
          </table:table-cell>
          <table:table-cell table:number-columns-repeated="1008"/>
        </table:table-row>
        <table:table-row table:style-name="ro1">
          <table:table-cell table:style-name="ce6" office:value-type="string">
            <text:p>0F 44 /r</text:p>
          </table:table-cell>
          <table:table-cell table:style-name="ce6" office:value-type="string">
            <text:p>CMOVZ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zw</text:p>
          </table:table-cell>
          <table:table-cell table:style-name="ce6"/>
          <table:table-cell table:style-name="ce6" office:value-type="string">
            <text:p>Move if zero (ZF=1).</text:p>
          </table:table-cell>
          <table:table-cell table:number-columns-repeated="1008"/>
        </table:table-row>
        <table:table-row table:style-name="ro1">
          <table:table-cell table:style-name="ce6" office:value-type="string">
            <text:p>0F 44 /r</text:p>
          </table:table-cell>
          <table:table-cell table:style-name="ce6" office:value-type="string">
            <text:p>CMOVZ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zl</text:p>
          </table:table-cell>
          <table:table-cell table:style-name="ce12"/>
          <table:table-cell table:style-name="ce6" office:value-type="string">
            <text:p>Move if zero (ZF=1).</text:p>
          </table:table-cell>
          <table:table-cell table:number-columns-repeated="1008"/>
        </table:table-row>
        <table:table-row table:style-name="ro1">
          <table:table-cell table:style-name="ce6" office:value-type="string">
            <text:p>REX.W+ 0F 44 /r</text:p>
          </table:table-cell>
          <table:table-cell table:style-name="ce6" office:value-type="string">
            <text:p>CMOVZ r64, r/m64</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zq</text:p>
          </table:table-cell>
          <table:table-cell table:style-name="ce12"/>
          <table:table-cell table:style-name="ce6" office:value-type="string">
            <text:p>Move if zero (ZF=1).</text:p>
          </table:table-cell>
          <table:table-cell table:number-columns-repeated="1008"/>
        </table:table-row>
        <table:table-row table:style-name="ro1">
          <table:table-cell table:number-columns-repeated="2"/>
          <table:table-cell table:style-name="ce6"/>
          <table:table-cell table:number-columns-repeated="7"/>
          <table:table-cell table:style-name="ce6" table:number-columns-repeated="4"/>
          <table:table-cell table:number-columns-repeated="1009"/>
        </table:table-row>
        <table:table-row table:style-name="ro1">
          <table:table-cell table:style-name="ce6" office:value-type="string">
            <text:p>3C ib</text:p>
          </table:table-cell>
          <table:table-cell table:style-name="ce6" office:value-type="string">
            <text:p>CMP AL, imm8 </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imm8 with AL.</text:p>
          </table:table-cell>
          <table:table-cell table:number-columns-repeated="1008"/>
        </table:table-row>
        <table:table-row table:style-name="ro1">
          <table:table-cell table:style-name="ce6" office:value-type="string">
            <text:p>3D iw</text:p>
          </table:table-cell>
          <table:table-cell table:style-name="ce6" office:value-type="string">
            <text:p>CMP AX, imm16</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imm16 with AX.</text:p>
          </table:table-cell>
          <table:table-cell table:number-columns-repeated="1008"/>
        </table:table-row>
        <table:table-row table:style-name="ro1">
          <table:table-cell table:style-name="ce6" office:value-type="string">
            <text:p>3D id</text:p>
          </table:table-cell>
          <table:table-cell table:style-name="ce6" office:value-type="string">
            <text:p>CMP EAX, imm32 </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imm32 with EAX.</text:p>
          </table:table-cell>
          <table:table-cell table:number-columns-repeated="1008"/>
        </table:table-row>
        <table:table-row table:style-name="ro1">
          <table:table-cell table:style-name="ce6" office:value-type="string">
            <text:p>REX.W+ 3D id</text:p>
          </table:table-cell>
          <table:table-cell table:style-name="ce6" office:value-type="string">
            <text:p>CMP R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imm32 sign-extended to 64-bits with RAX.</text:p>
          </table:table-cell>
          <table:table-cell table:number-columns-repeated="1008"/>
        </table:table-row>
        <table:table-row table:style-name="ro1">
          <table:table-cell table:style-name="ce6" office:value-type="string">
            <text:p>80 /7 ib</text:p>
          </table:table-cell>
          <table:table-cell table:style-name="ce12" office:value-type="string">
            <text:p>CMP r/m8,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imm8 with r/m8.</text:p>
          </table:table-cell>
          <table:table-cell table:number-columns-repeated="1008"/>
        </table:table-row>
        <table:table-row table:style-name="ro1">
          <table:table-cell table:style-name="ce6" office:value-type="string">
            <text:p>REX+ 80 /7 ib</text:p>
          </table:table-cell>
          <table:table-cell table:style-name="ce6" office:value-type="string">
            <text:p>CMP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12"/>
          <table:table-cell table:style-name="ce6" office:value-type="string">
            <text:p>Compare imm8 with r/m8.</text:p>
          </table:table-cell>
          <table:table-cell table:number-columns-repeated="1008"/>
        </table:table-row>
        <table:table-row table:style-name="ro1">
          <table:table-cell table:style-name="ce6" office:value-type="string">
            <text:p>81 /7 iw</text:p>
          </table:table-cell>
          <table:table-cell table:style-name="ce6" office:value-type="string">
            <text:p>CMP r/m16, imm16 </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imm16 with r/m16.</text:p>
          </table:table-cell>
          <table:table-cell table:number-columns-repeated="1008"/>
        </table:table-row>
        <table:table-row table:style-name="ro1">
          <table:table-cell table:style-name="ce6" office:value-type="string">
            <text:p>81 /7 id</text:p>
          </table:table-cell>
          <table:table-cell table:style-name="ce6" office:value-type="string">
            <text:p>CMP r/m32, imm32 </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imm32 with r/m32.</text:p>
          </table:table-cell>
          <table:table-cell table:number-columns-repeated="1008"/>
        </table:table-row>
        <table:table-row table:style-name="ro1">
          <table:table-cell table:style-name="ce6" office:value-type="string">
            <text:p>REX.W+ 81 /7 id</text:p>
          </table:table-cell>
          <table:table-cell table:style-name="ce6" office:value-type="string">
            <text:p>CMP r/m64,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imm32 sign-extended to 64-bits with r/m64.</text:p>
          </table:table-cell>
          <table:table-cell table:number-columns-repeated="1008"/>
        </table:table-row>
        <table:table-row table:style-name="ro1">
          <table:table-cell table:style-name="ce6" office:value-type="string">
            <text:p>83 /7 ib</text:p>
          </table:table-cell>
          <table:table-cell table:style-name="ce12" office:value-type="string">
            <text:p>CMP r/m16,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office:value-type="string">
            <text:p>YES</text:p>
          </table:table-cell>
          <table:table-cell table:style-name="ce6" office:value-type="string">
            <text:p>Compare imm8 with r/m16.</text:p>
          </table:table-cell>
          <table:table-cell table:number-columns-repeated="1008"/>
        </table:table-row>
        <table:table-row table:style-name="ro1">
          <table:table-cell table:style-name="ce6" office:value-type="string">
            <text:p>83 /7 ib</text:p>
          </table:table-cell>
          <table:table-cell table:style-name="ce12" office:value-type="string">
            <text:p>CMP r/m32,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office:value-type="string">
            <text:p>YES</text:p>
          </table:table-cell>
          <table:table-cell table:style-name="ce6" office:value-type="string">
            <text:p>Compare imm8 with r/m32.</text:p>
          </table:table-cell>
          <table:table-cell table:number-columns-repeated="1008"/>
        </table:table-row>
        <table:table-row table:style-name="ro1">
          <table:table-cell table:style-name="ce6" office:value-type="string">
            <text:p>REX.W+ 83 /7 ib</text:p>
          </table:table-cell>
          <table:table-cell table:style-name="ce12" office:value-type="string">
            <text:p>CMP r/m64,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office:value-type="string">
            <text:p>YES</text:p>
          </table:table-cell>
          <table:table-cell table:style-name="ce6" office:value-type="string">
            <text:p>Compare imm8 with r/m64.</text:p>
          </table:table-cell>
          <table:table-cell table:number-columns-repeated="1008"/>
        </table:table-row>
        <table:table-row table:style-name="ro1">
          <table:table-cell table:style-name="ce6" office:value-type="string">
            <text:p>38 /r</text:p>
          </table:table-cell>
          <table:table-cell table:style-name="ce12" office:value-type="string">
            <text:p>CMP r/m8, r8 </text:p>
          </table:table-cell>
          <table:table-cell table:style-name="ce12" office:value-type="string">
            <text:p>MR</text:p>
          </table:table-cell>
          <table:table-cell table:style-name="ce12" office:value-type="string">
            <text:p>R, R</text:p>
          </table:table-cell>
          <table:table-cell table:style-name="ce12"/>
          <table:table-cell table:style-name="ce6" office:value-type="string">
            <text:p>E.CF 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office:value-type="string">
            <text:p>YES</text:p>
          </table:table-cell>
          <table:table-cell table:style-name="ce6" office:value-type="string">
            <text:p>Compare r8 with r/m8.</text:p>
          </table:table-cell>
          <table:table-cell table:number-columns-repeated="1008"/>
        </table:table-row>
        <table:table-row table:style-name="ro1">
          <table:table-cell table:style-name="ce6" office:value-type="string">
            <text:p>REX+ 38 /r</text:p>
          </table:table-cell>
          <table:table-cell table:style-name="ce6" office:value-type="string">
            <text:p>CMP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6" office:value-type="string">
            <text:p>YES</text:p>
          </table:table-cell>
          <table:table-cell table:style-name="ce6" office:value-type="string">
            <text:p>Compare r8 with r/m8.</text:p>
          </table:table-cell>
          <table:table-cell table:number-columns-repeated="1008"/>
        </table:table-row>
        <table:table-row table:style-name="ro1">
          <table:table-cell table:style-name="ce6" office:value-type="string">
            <text:p>39 /r</text:p>
          </table:table-cell>
          <table:table-cell table:style-name="ce12" office:value-type="string">
            <text:p>CMP r/m16, r16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office:value-type="string">
            <text:p>YES</text:p>
          </table:table-cell>
          <table:table-cell table:style-name="ce6" office:value-type="string">
            <text:p>Compare r16 with r/m16.</text:p>
          </table:table-cell>
          <table:table-cell table:number-columns-repeated="1008"/>
        </table:table-row>
        <table:table-row table:style-name="ro1">
          <table:table-cell table:style-name="ce6" office:value-type="string">
            <text:p>39 /r</text:p>
          </table:table-cell>
          <table:table-cell table:style-name="ce12" office:value-type="string">
            <text:p>CMP r/m32, r32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office:value-type="string">
            <text:p>YES</text:p>
          </table:table-cell>
          <table:table-cell table:style-name="ce6" office:value-type="string">
            <text:p>Compare r32 with r/m32.</text:p>
          </table:table-cell>
          <table:table-cell table:number-columns-repeated="1008"/>
        </table:table-row>
        <table:table-row table:style-name="ro1">
          <table:table-cell table:style-name="ce6" office:value-type="string">
            <text:p>REX.W+ 39 /r</text:p>
          </table:table-cell>
          <table:table-cell table:style-name="ce12" office:value-type="string">
            <text:p>CMP r/m64, r64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office:value-type="string">
            <text:p>YES</text:p>
          </table:table-cell>
          <table:table-cell table:style-name="ce6" office:value-type="string">
            <text:p>Compare r64 with r/m64.</text:p>
          </table:table-cell>
          <table:table-cell table:number-columns-repeated="1008"/>
        </table:table-row>
        <table:table-row table:style-name="ro1">
          <table:table-cell table:style-name="ce6" office:value-type="string">
            <text:p>3A /r</text:p>
          </table:table-cell>
          <table:table-cell table:style-name="ce12" office:value-type="string">
            <text:p>CMP r8, r/m8 </text:p>
          </table:table-cell>
          <table:table-cell table:style-name="ce12"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r/m8 with r8.</text:p>
          </table:table-cell>
          <table:table-cell table:number-columns-repeated="1008"/>
        </table:table-row>
        <table:table-row table:style-name="ro1">
          <table:table-cell table:style-name="ce6" office:value-type="string">
            <text:p>REX+ 3A /r</text:p>
          </table:table-cell>
          <table:table-cell table:style-name="ce12" office:value-type="string">
            <text:p>CMP r8, r/m8</text:p>
          </table:table-cell>
          <table:table-cell table:style-name="ce12"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12"/>
          <table:table-cell table:style-name="ce6" office:value-type="string">
            <text:p>Compare r/m8 with r8.</text:p>
          </table:table-cell>
          <table:table-cell table:number-columns-repeated="1008"/>
        </table:table-row>
        <table:table-row table:style-name="ro1">
          <table:table-cell table:style-name="ce6" office:value-type="string">
            <text:p>3B /r</text:p>
          </table:table-cell>
          <table:table-cell table:style-name="ce6" office:value-type="string">
            <text:p>CMP r16, r/m16 </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r/m16 with r16.</text:p>
          </table:table-cell>
          <table:table-cell table:number-columns-repeated="1008"/>
        </table:table-row>
        <table:table-row table:style-name="ro1">
          <table:table-cell table:style-name="ce6" office:value-type="string">
            <text:p>3B /r</text:p>
          </table:table-cell>
          <table:table-cell table:style-name="ce6" office:value-type="string">
            <text:p>CMP r32, r/m32 </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r/m32 with r32.</text:p>
          </table:table-cell>
          <table:table-cell table:number-columns-repeated="1008"/>
        </table:table-row>
        <table:table-row table:style-name="ro1">
          <table:table-cell table:style-name="ce6" office:value-type="string">
            <text:p>REX.W+ 3B /r</text:p>
          </table:table-cell>
          <table:table-cell table:style-name="ce6" office:value-type="string">
            <text:p>CMP r64, r/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r/m64 with r64.</text:p>
          </table:table-cell>
          <table:table-cell table:number-columns-repeated="1008"/>
        </table:table-row>
        <table:table-row table:style-name="ro1">
          <table:table-cell table:number-columns-repeated="1023"/>
        </table:table-row>
        <table:table-row table:style-name="ro1">
          <table:table-cell table:style-name="ce6" office:value-type="string">
            <text:p>66 0F C2 /r ib</text:p>
          </table:table-cell>
          <table:table-cell table:style-name="ce6" office:value-type="string">
            <text:p>CMP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mppd</text:p>
          </table:table-cell>
          <table:table-cell table:style-name="ce6"/>
          <table:table-cell table:style-name="ce6" office:value-type="string">
            <text:p>Compare packed double-precision floating- point values in xmm2/m128 and xmm1 using imm8 as comparison predicate.</text:p>
          </table:table-cell>
          <table:table-cell table:number-columns-repeated="1008"/>
        </table:table-row>
        <table:table-row table:style-name="ro1">
          <table:table-cell table:style-name="ce6" office:value-type="string">
            <text:p>VEX.NDS.128.66.0F.WIG C2 /r ib</text:p>
          </table:table-cell>
          <table:table-cell table:style-name="ce6" office:value-type="string">
            <text:p>VCMPPD xmm1, xmm2, xmm3/m128,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d</text:p>
          </table:table-cell>
          <table:table-cell table:style-name="ce6"/>
          <table:table-cell table:style-name="ce6" office:value-type="string">
            <text:p>Compare packed double-precision floating- point values in xmm3/m128 and xmm2 using bits 4:0 of imm8 as a comparison predicate.</text:p>
          </table:table-cell>
          <table:table-cell table:number-columns-repeated="1008"/>
        </table:table-row>
        <table:table-row table:style-name="ro1">
          <table:table-cell table:style-name="ce6" office:value-type="string">
            <text:p>VEX.NDS.256.66.0F.WIG C2 /r ib</text:p>
          </table:table-cell>
          <table:table-cell table:style-name="ce6" office:value-type="string">
            <text:p>VCMP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d</text:p>
          </table:table-cell>
          <table:table-cell table:style-name="ce6"/>
          <table:table-cell table:style-name="ce6" office:value-type="string">
            <text:p>Compare packed double-precision floating- point values in ymm3/m256 and ymm2 using bits 4:0 of imm8 as a comparison predicate.</text:p>
          </table:table-cell>
          <table:table-cell table:number-columns-repeated="1008"/>
        </table:table-row>
        <table:table-row table:style-name="ro1">
          <table:table-cell table:number-columns-repeated="12"/>
          <table:table-cell table:style-name="Default" table:number-columns-repeated="2"/>
          <table:table-cell table:number-columns-repeated="1009"/>
        </table:table-row>
        <table:table-row table:style-name="ro1">
          <table:table-cell table:style-name="ce6" office:value-type="string">
            <text:p>0F C2 /r ib</text:p>
          </table:table-cell>
          <table:table-cell table:style-name="ce6" office:value-type="string">
            <text:p>CMP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office:value-type="string">
            <text:p>cmpps</text:p>
          </table:table-cell>
          <table:table-cell/>
          <table:table-cell table:style-name="ce6" office:value-type="string">
            <text:p>Compare packed single-precision floating- point values in xmm2/mem and xmm1 using imm8 as comparison predicate.</text:p>
          </table:table-cell>
          <table:table-cell table:number-columns-repeated="1008"/>
        </table:table-row>
        <table:table-row table:style-name="ro1">
          <table:table-cell table:style-name="ce6" office:value-type="string">
            <text:p>VEX.NDS.128.0F.WIG C2 /r ib</text:p>
          </table:table-cell>
          <table:table-cell table:style-name="ce6" office:value-type="string">
            <text:p>VCMP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s</text:p>
          </table:table-cell>
          <table:table-cell table:style-name="ce6"/>
          <table:table-cell table:style-name="ce6" office:value-type="string">
            <text:p>Compare packed single-precision floating- point values in xmm3/m128 and xmm2 using bits 4:0 of imm8 as a comparison predicate.</text:p>
          </table:table-cell>
          <table:table-cell table:number-columns-repeated="1008"/>
        </table:table-row>
        <table:table-row table:style-name="ro1">
          <table:table-cell table:style-name="ce6" office:value-type="string">
            <text:p>VEX.NDS.256.0F.WIG C2 /r ib</text:p>
          </table:table-cell>
          <table:table-cell table:style-name="ce6" office:value-type="string">
            <text:p>VCMP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s</text:p>
          </table:table-cell>
          <table:table-cell table:style-name="ce6"/>
          <table:table-cell table:style-name="ce6" office:value-type="string">
            <text:p>Compare packed single-precision floating- point values in ymm3/m256 and ymm2 using bits 4:0 of imm8 as a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A6</text:p>
          </table:table-cell>
          <table:table-cell table:style-name="ce6" office:value-type="string">
            <text:p>CMPS m8, m8</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08"/>
        </table:table-row>
        <table:table-row table:style-name="ro1">
          <table:table-cell table:style-name="ce6" office:value-type="string">
            <text:p>A7</text:p>
          </table:table-cell>
          <table:table-cell table:style-name="ce6" office:value-type="string">
            <text:p>CMPS m16, m16</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word at address DS:(E)SI with word at address ES:(E)DI; For 64-bit mode compare word at address (R|E)SI with word at address (R|E)DI. The status flags are set accordingly.</text:p>
          </table:table-cell>
          <table:table-cell table:number-columns-repeated="1008"/>
        </table:table-row>
        <table:table-row table:style-name="ro1">
          <table:table-cell table:style-name="ce6" office:value-type="string">
            <text:p>A7</text:p>
          </table:table-cell>
          <table:table-cell table:style-name="ce6" office:value-type="string">
            <text:p>CMPS m32, m32</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dword at address DS:(E)SI at dword at address ES:(E)DI; For 64-bit mode compare dword at address (R|E)SI at dword at address (R|E)DI. The status flags are set accordingly.</text:p>
          </table:table-cell>
          <table:table-cell table:number-columns-repeated="1008"/>
        </table:table-row>
        <table:table-row table:style-name="ro1">
          <table:table-cell table:style-name="ce6" office:value-type="string">
            <text:p>REX.W+ A7 </text:p>
          </table:table-cell>
          <table:table-cell table:style-name="ce6" office:value-type="string">
            <text:p>CMPS m64, m64 </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s</text:p>
          </table:table-cell>
          <table:table-cell table:style-name="ce6"/>
          <table:table-cell table:style-name="ce6" office:value-type="string">
            <text:p>Compares quadword at address (R|E)SI with quadword at address (R|E)DI and sets the status flags accordingly.</text:p>
          </table:table-cell>
          <table:table-cell table:number-columns-repeated="1008"/>
        </table:table-row>
        <table:table-row table:style-name="ro1">
          <table:table-cell table:style-name="ce6" office:value-type="string">
            <text:p>A6</text:p>
          </table:table-cell>
          <table:table-cell table:style-name="ce6" office:value-type="string">
            <text:p>CMPSB</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b</text:p>
          </table:table-cell>
          <table:table-cell table:style-name="ce6"/>
          <table:table-cell table:style-name="ce6" office:value-type="string">
            <text:p>For legacy mode, compare byte at address DS:(E)SI with byte at address ES:(E)DI; For 64- bit mode compare byte at address (R|E)SI with byte at address (R|E)DI. The status flags are set accordingly.</text:p>
          </table:table-cell>
          <table:table-cell table:number-columns-repeated="1008"/>
        </table:table-row>
        <table:table-row table:style-name="ro1">
          <table:table-cell table:style-name="ce6" office:value-type="string">
            <text:p><text:span text:style-name="T1">PREF.66+</text:span> A7</text:p>
          </table:table-cell>
          <table:table-cell table:style-name="ce6" office:value-type="string">
            <text:p>CMPSW</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w</text:p>
          </table:table-cell>
          <table:table-cell table:style-name="ce6"/>
          <table:table-cell table:style-name="ce6" office:value-type="string">
            <text:p>For legacy mode, compare word at address DS:(E)SI with word at address ES:(E)DI; For 64- bit mode compare word at address (R|E)SI with word at address (R|E)DI. The status flags are set accordingly.</text:p>
          </table:table-cell>
          <table:table-cell table:number-columns-repeated="1008"/>
        </table:table-row>
        <table:table-row table:style-name="ro1">
          <table:table-cell table:style-name="ce6" office:value-type="string">
            <text:p>A7</text:p>
          </table:table-cell>
          <table:table-cell table:style-name="ce6" office:value-type="string">
            <text:p>CMPSD</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l</text:p>
          </table:table-cell>
          <table:table-cell table:style-name="ce6"/>
          <table:table-cell table:style-name="ce6" office:value-type="string">
            <text:p>For legacy mode, compare dword at address DS:(E)SI with dword at address ES:(E)DI; For 64-bit mode compare dword at address (R|E)SI with dword at address (R|E)DI. The status flags are set accordingly.</text:p>
          </table:table-cell>
          <table:table-cell table:number-columns-repeated="1008"/>
        </table:table-row>
        <table:table-row table:style-name="ro1">
          <table:table-cell table:style-name="ce6" office:value-type="string">
            <text:p>REX.W+ A7</text:p>
          </table:table-cell>
          <table:table-cell table:style-name="ce6" office:value-type="string">
            <text:p>CMPSQ</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sq</text:p>
          </table:table-cell>
          <table:table-cell table:style-name="ce6"/>
          <table:table-cell table:style-name="ce6" office:value-type="string">
            <text:p>Compares quadword at address (R|E)SI with quadword at address (R|E)DI and sets the status flags accordingly.</text:p>
          </table:table-cell>
          <table:table-cell table:number-columns-repeated="1008"/>
        </table:table-row>
        <table:table-row table:style-name="ro1">
          <table:table-cell table:number-columns-repeated="4"/>
          <table:table-cell table:style-name="ce6" table:number-columns-repeated="2"/>
          <table:table-cell table:number-columns-repeated="1017"/>
        </table:table-row>
        <table:table-row table:style-name="ro1">
          <table:table-cell table:style-name="ce6" office:value-type="string">
            <text:p>F2 0F C2 /r ib</text:p>
          </table:table-cell>
          <table:table-cell table:style-name="ce6" office:value-type="string">
            <text:p>CMPSD xmm1, xmm2/m64,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mpsd</text:p>
          </table:table-cell>
          <table:table-cell table:style-name="ce6"/>
          <table:table-cell table:style-name="ce6" office:value-type="string">
            <text:p>Compare low double-precision floating-point value in xmm2/m64 and xmm1 using imm8 as comparison predicate.</text:p>
          </table:table-cell>
          <table:table-cell table:number-columns-repeated="1008"/>
        </table:table-row>
        <table:table-row table:style-name="ro1">
          <table:table-cell table:style-name="ce6" office:value-type="string">
            <text:p>VEX.NDS.LIG.F2.0F.WIG C2 /r ib</text:p>
          </table:table-cell>
          <table:table-cell table:style-name="ce6" office:value-type="string">
            <text:p>VCMPSD xmm1, xmm2, xmm3/m64,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sd</text:p>
          </table:table-cell>
          <table:table-cell table:style-name="ce6"/>
          <table:table-cell table:style-name="ce6" office:value-type="string">
            <text:p>Compare low double precision floating-point value in xmm3/m64 and xmm2 using bits 4:0 of imm8 as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F3 0F C2 /r ib</text:p>
          </table:table-cell>
          <table:table-cell table:style-name="ce6" office:value-type="string">
            <text:p>CMPSS xmm1, xmm2/m32,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mpss</text:p>
          </table:table-cell>
          <table:table-cell table:style-name="ce6"/>
          <table:table-cell table:style-name="ce6" office:value-type="string">
            <text:p>Compare low single-precision floating-point value in xmm2/m32 and xmm1 using imm8 as comparison predicate.</text:p>
          </table:table-cell>
          <table:table-cell table:number-columns-repeated="1008"/>
        </table:table-row>
        <table:table-row table:style-name="ro1">
          <table:table-cell table:style-name="ce6" office:value-type="string">
            <text:p>VEX.NDS.LIG.F3.0F.WIG C2 /r ib</text:p>
          </table:table-cell>
          <table:table-cell table:style-name="ce6" office:value-type="string">
            <text:p>VCMPSS xmm1, xmm2, xmm3/m32,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ss</text:p>
          </table:table-cell>
          <table:table-cell table:style-name="ce6"/>
          <table:table-cell table:style-name="ce6" office:value-type="string">
            <text:p>Compare low single precision floating-point value in xmm3/m32 and xmm2 using bits 4:0 of imm8 as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0F B0 /r</text:p>
          </table:table-cell>
          <table:table-cell table:style-name="ce6" office:value-type="string">
            <text:p>CMPXCHG r/m8, r8</text:p>
          </table:table-cell>
          <table:table-cell table:style-name="ce6" office:value-type="string">
            <text:p>MR</text:p>
          </table:table-cell>
          <table:table-cell table:style-name="ce6" office:value-type="string">
            <text:p>Rw, R</text:p>
          </table:table-cell>
          <table:table-cell table:style-name="ce6" office:value-type="string">
            <text:p>AL</text:p>
          </table:table-cell>
          <table:table-cell table:style-name="ce6" office:value-type="string">
            <text:p>al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b</text:p>
          </table:table-cell>
          <table:table-cell table:style-name="ce6"/>
          <table:table-cell table:style-name="ce6" office:value-type="string">
            <text:p>Compare AL with r/m8. If equal, ZF is set and r8 is loaded into r/m8. Else, clear ZF and load r/m8 into AL.</text:p>
          </table:table-cell>
          <table:table-cell table:number-columns-repeated="1008"/>
        </table:table-row>
        <table:table-row table:style-name="ro1">
          <table:table-cell table:style-name="ce6" office:value-type="string">
            <text:p>REX+ 0F B0 /r</text:p>
          </table:table-cell>
          <table:table-cell table:style-name="ce6" office:value-type="string">
            <text:p>CMPXCHG r/m8,r8</text:p>
          </table:table-cell>
          <table:table-cell table:style-name="ce6" office:value-type="string">
            <text:p>MR</text:p>
          </table:table-cell>
          <table:table-cell table:style-name="ce6" office:value-type="string">
            <text:p>Rw, R</text:p>
          </table:table-cell>
          <table:table-cell table:style-name="ce6" office:value-type="string">
            <text:p>AL</text:p>
          </table:table-cell>
          <table:table-cell table:style-name="ce6" office:value-type="string">
            <text:p>al E.ZF E.CF E.PF E.AF E.SF E.O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xchgb</text:p>
          </table:table-cell>
          <table:table-cell table:style-name="ce6"/>
          <table:table-cell table:style-name="ce6" office:value-type="string">
            <text:p>Compare AL with r/m8. If equal, ZF is set and r8 is loaded into r/m8. Else, clear ZF and load r/m8 into AL.</text:p>
          </table:table-cell>
          <table:table-cell table:number-columns-repeated="1008"/>
        </table:table-row>
        <table:table-row table:style-name="ro1">
          <table:table-cell table:style-name="ce6" office:value-type="string">
            <text:p>0F B1 /r</text:p>
          </table:table-cell>
          <table:table-cell table:style-name="ce6" office:value-type="string">
            <text:p>CMPXCHG r/m16, r16</text:p>
          </table:table-cell>
          <table:table-cell table:style-name="ce6" office:value-type="string">
            <text:p>MR</text:p>
          </table:table-cell>
          <table:table-cell table:style-name="ce6" office:value-type="string">
            <text:p>Rw, R</text:p>
          </table:table-cell>
          <table:table-cell table:style-name="ce6" office:value-type="string">
            <text:p>AX</text:p>
          </table:table-cell>
          <table:table-cell table:style-name="ce6" office:value-type="string">
            <text:p>ax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w</text:p>
          </table:table-cell>
          <table:table-cell table:style-name="ce6"/>
          <table:table-cell table:style-name="ce6" office:value-type="string">
            <text:p>Compare AX with r/m16. If equal, ZF is set and r16 is loaded into r/m16. Else, clear ZF and load r/m16 into AX.</text:p>
          </table:table-cell>
          <table:table-cell table:number-columns-repeated="1008"/>
        </table:table-row>
        <table:table-row table:style-name="ro1">
          <table:table-cell table:style-name="ce6" office:value-type="string">
            <text:p>0F B1 /r</text:p>
          </table:table-cell>
          <table:table-cell table:style-name="ce6" office:value-type="string">
            <text:p>CMPXCHG r/m32, r32</text:p>
          </table:table-cell>
          <table:table-cell table:style-name="ce6" office:value-type="string">
            <text:p>MR</text:p>
          </table:table-cell>
          <table:table-cell table:style-name="ce6" office:value-type="string">
            <text:p>Rw, R</text:p>
          </table:table-cell>
          <table:table-cell table:style-name="ce6" office:value-type="string">
            <text:p>EAX</text:p>
          </table:table-cell>
          <table:table-cell table:style-name="ce6" office:value-type="string">
            <text:p>eax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l</text:p>
          </table:table-cell>
          <table:table-cell table:style-name="ce6"/>
          <table:table-cell table:style-name="ce6" office:value-type="string">
            <text:p>Compare EAX with r/m32. If equal, ZF is set and r32 is loaded into r/m32. Else, clear ZF and load r/m32 into EAX.</text:p>
          </table:table-cell>
          <table:table-cell table:number-columns-repeated="1008"/>
        </table:table-row>
        <table:table-row table:style-name="ro1">
          <table:table-cell table:style-name="ce6" office:value-type="string">
            <text:p>REX.W+ 0F B1 /r</text:p>
          </table:table-cell>
          <table:table-cell table:style-name="ce6" office:value-type="string">
            <text:p>CMPXCHG r/m64, r64</text:p>
          </table:table-cell>
          <table:table-cell table:style-name="ce6" office:value-type="string">
            <text:p>MR</text:p>
          </table:table-cell>
          <table:table-cell table:style-name="ce6" office:value-type="string">
            <text:p>Rw, R</text:p>
          </table:table-cell>
          <table:table-cell table:style-name="ce6" office:value-type="string">
            <text:p>RAX</text:p>
          </table:table-cell>
          <table:table-cell table:style-name="ce6" office:value-type="string">
            <text:p>Rax E.ZF E.CF E.PF E.AF E.SF E.O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xchgq</text:p>
          </table:table-cell>
          <table:table-cell table:style-name="ce6"/>
          <table:table-cell table:style-name="ce6" office:value-type="string">
            <text:p>Compare RAX with r/m64. If equal, ZF is set and r64 is loaded into r/m64. Else, clear ZF and load r/m64 into RAX.</text:p>
          </table:table-cell>
          <table:table-cell table:number-columns-repeated="1008"/>
        </table:table-row>
        <table:table-row table:style-name="ro1">
          <table:table-cell table:number-columns-repeated="1023"/>
        </table:table-row>
        <table:table-row table:style-name="ro1">
          <table:table-cell table:style-name="ce6" office:value-type="string">
            <text:p>0F C7 /1</text:p>
          </table:table-cell>
          <table:table-cell table:style-name="ce6" office:value-type="string">
            <text:p>CMPXCHG8B m64</text:p>
          </table:table-cell>
          <table:table-cell table:style-name="ce6" office:value-type="string">
            <text:p>M</text:p>
          </table:table-cell>
          <table:table-cell table:style-name="ce6" office:value-type="string">
            <text:p>Rw</text:p>
          </table:table-cell>
          <table:table-cell table:style-name="ce6" office:value-type="string">
            <text:p>EAX EDX</text:p>
          </table:table-cell>
          <table:table-cell table:style-name="ce6" office:value-type="string">
            <text:p>eax ebx ecx edx E.ZF</text:p>
          </table:table-cell>
          <table:table-cell table:style-name="ce6" table:number-columns-repeated="3"/>
          <table:table-cell table:number-columns-repeated="2" table:style-name="ce6" office:value-type="string">
            <text:p>V</text:p>
          </table:table-cell>
          <table:table-cell table:style-name="ce6" office:value-type="string">
            <text:p>CX8</text:p>
          </table:table-cell>
          <table:table-cell table:style-name="ce6" office:value-type="string">
            <text:p>cmpxchg8b</text:p>
          </table:table-cell>
          <table:table-cell table:style-name="ce6"/>
          <table:table-cell table:style-name="ce6" office:value-type="string">
            <text:p>Compare EDX:EAX with m64. If equal, set ZF and load ECX:EBX into m64. Else, clear ZF and load m64 into EDX:EAX.</text:p>
          </table:table-cell>
          <table:table-cell table:number-columns-repeated="1008"/>
        </table:table-row>
        <table:table-row table:style-name="ro1">
          <table:table-cell table:style-name="ce6" office:value-type="string">
            <text:p>REX.W+ 0F C7 /1</text:p>
          </table:table-cell>
          <table:table-cell table:style-name="ce6" office:value-type="string">
            <text:p>CMPXCHG16B m128</text:p>
          </table:table-cell>
          <table:table-cell table:style-name="ce6" office:value-type="string">
            <text:p>M</text:p>
          </table:table-cell>
          <table:table-cell table:style-name="ce6" office:value-type="string">
            <text:p>Rw</text:p>
          </table:table-cell>
          <table:table-cell table:style-name="ce6" office:value-type="string">
            <text:p>RAX RDX</text:p>
          </table:table-cell>
          <table:table-cell table:style-name="ce6" office:value-type="string">
            <text:p>rax rbx rcx rdx E.Z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office:value-type="string">
            <text:p>CX16</text:p>
          </table:table-cell>
          <table:table-cell table:style-name="ce6" office:value-type="string">
            <text:p>cmpxchg16b</text:p>
          </table:table-cell>
          <table:table-cell table:style-name="ce6"/>
          <table:table-cell table:style-name="ce6" office:value-type="string">
            <text:p>Compare RDX:RAX with m128. If equal, set ZF and load RCX:RBX into m128. Else, clear ZF and load m128 into RDX:RAX.</text:p>
          </table:table-cell>
          <table:table-cell table:number-columns-repeated="1008"/>
        </table:table-row>
        <table:table-row table:style-name="ro1">
          <table:table-cell table:number-columns-repeated="5"/>
          <table:table-cell table:style-name="Default"/>
          <table:table-cell table:number-columns-repeated="1017"/>
        </table:table-row>
        <table:table-row table:style-name="ro1">
          <table:table-cell table:style-name="ce6" office:value-type="string">
            <text:p>66 0F 2F /r</text:p>
          </table:table-cell>
          <table:table-cell table:style-name="ce6" office:value-type="string">
            <text:p>COMISD xmm1, xmm2/m64</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SSE2</text:p>
          </table:table-cell>
          <table:table-cell table:style-name="ce6" office:value-type="string">
            <text:p>comisd</text:p>
          </table:table-cell>
          <table:table-cell table:style-name="ce6"/>
          <table:table-cell table:style-name="ce6" office:value-type="string">
            <text:p>Compare low double-precision floating-point values in xmm1 and xmm2/mem64 and set the EFLAGS flags accordingly.</text:p>
          </table:table-cell>
          <table:table-cell table:number-columns-repeated="1008"/>
        </table:table-row>
        <table:table-row table:style-name="ro1">
          <table:table-cell table:style-name="ce6" office:value-type="string">
            <text:p>VEX.LIG.66.0F.WIG 2F /r</text:p>
          </table:table-cell>
          <table:table-cell table:style-name="ce6" office:value-type="string">
            <text:p>VCOMISD xmm1, xmm2/m64</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comisd</text:p>
          </table:table-cell>
          <table:table-cell table:style-name="ce6"/>
          <table:table-cell table:style-name="ce6" office:value-type="string">
            <text:p>Compare low double precision floating-point values in xmm1 and xmm2/mem64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2F /r</text:p>
          </table:table-cell>
          <table:table-cell table:style-name="ce6" office:value-type="string">
            <text:p>COMISS xmm1, xmm2/m32</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SSE</text:p>
          </table:table-cell>
          <table:table-cell table:style-name="ce6" office:value-type="string">
            <text:p>comiss</text:p>
          </table:table-cell>
          <table:table-cell table:style-name="ce6"/>
          <table:table-cell table:style-name="ce6" office:value-type="string">
            <text:p>Compare low single-precision floating-point values in xmm1 and xmm2/mem32 and set the EFLAGS flags accordingly.</text:p>
          </table:table-cell>
          <table:table-cell table:number-columns-repeated="1008"/>
        </table:table-row>
        <table:table-row table:style-name="ro1">
          <table:table-cell table:style-name="ce6" office:value-type="string">
            <text:p>VEX.LIG.0F.WIG 2F /r</text:p>
          </table:table-cell>
          <table:table-cell table:style-name="ce6" office:value-type="string">
            <text:p>VCOMISS xmm1, xmm2/m32</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comiss</text:p>
          </table:table-cell>
          <table:table-cell table:style-name="ce6"/>
          <table:table-cell table:style-name="ce6" office:value-type="string">
            <text:p>Compare low single precision floating-point values in xmm1 and xmm2/mem32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A2</text:p>
          </table:table-cell>
          <table:table-cell table:style-name="ce6" office:value-type="string">
            <text:p>CPUID</text:p>
          </table:table-cell>
          <table:table-cell table:style-name="ce6" office:value-type="string">
            <text:p>NP</text:p>
          </table:table-cell>
          <table:table-cell table:style-name="ce6"/>
          <table:table-cell table:style-name="ce6" office:value-type="string">
            <text:p>EAX ecx</text:p>
          </table:table-cell>
          <table:table-cell table:style-name="ce6" office:value-type="string">
            <text:p>EAX EBX ECX E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puid</text:p>
          </table:table-cell>
          <table:table-cell table:style-name="ce6"/>
          <table:table-cell table:style-name="ce6" office:value-type="string">
            <text:p>Returns processor identification and feature information to the EAX, EBX, ECX, and EDX registers, as determined by input entered in EAX (in some cases, ECX as well).</text:p>
          </table:table-cell>
          <table:table-cell table:number-columns-repeated="1008"/>
        </table:table-row>
        <table:table-row table:style-name="ro1">
          <table:table-cell table:number-columns-repeated="1023"/>
        </table:table-row>
        <table:table-row table:style-name="ro1">
          <table:table-cell table:style-name="ce6" office:value-type="string">
            <text:p>F2 0F 38 F0 /r</text:p>
          </table:table-cell>
          <table:table-cell table:style-name="ce6" office:value-type="string">
            <text:p>CRC32 r32, r/m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REX+ 0F 38 F0 /r</text:p>
          </table:table-cell>
          <table:table-cell table:style-name="ce6" office:value-type="string">
            <text:p>CRC32 r32, r/m8</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0F 38 F1 /r</text:p>
          </table:table-cell>
          <table:table-cell table:style-name="ce6" office:value-type="string">
            <text:p>CRC32 r32, r/m16</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w</text:p>
          </table:table-cell>
          <table:table-cell table:style-name="ce6"/>
          <table:table-cell table:style-name="ce6" office:value-type="string">
            <text:p>Accumulate CRC32 on r/m16.</text:p>
          </table:table-cell>
          <table:table-cell table:number-columns-repeated="1008"/>
        </table:table-row>
        <table:table-row table:style-name="ro1">
          <table:table-cell table:style-name="ce6" office:value-type="string">
            <text:p>F2 0F 38 F1 /r</text:p>
          </table:table-cell>
          <table:table-cell table:style-name="ce6" office:value-type="string">
            <text:p>CRC32 r32, r/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l</text:p>
          </table:table-cell>
          <table:table-cell table:style-name="ce6"/>
          <table:table-cell table:style-name="ce6" office:value-type="string">
            <text:p>Accumulate CRC32 on r/m32.</text:p>
          </table:table-cell>
          <table:table-cell table:number-columns-repeated="1008"/>
        </table:table-row>
        <table:table-row table:style-name="ro1">
          <table:table-cell table:style-name="ce6" office:value-type="string">
            <text:p>F2 REX.W+ 0F 38 F0 /r</text:p>
          </table:table-cell>
          <table:table-cell table:style-name="ce6" office:value-type="string">
            <text:p>CRC32 r64, r/m8</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REX.W+ 0F 38 F1 /r</text:p>
          </table:table-cell>
          <table:table-cell table:style-name="ce6" office:value-type="string">
            <text:p>CRC32 r64, r/m64</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q</text:p>
          </table:table-cell>
          <table:table-cell table:style-name="ce6"/>
          <table:table-cell table:style-name="ce6" office:value-type="string">
            <text:p>Accumulate CRC32 on r/m64.</text:p>
          </table:table-cell>
          <table:table-cell table:number-columns-repeated="1008"/>
        </table:table-row>
        <table:table-row table:style-name="ro1">
          <table:table-cell table:number-columns-repeated="1023"/>
        </table:table-row>
        <table:table-row table:style-name="ro1">
          <table:table-cell table:style-name="ce6" office:value-type="string">
            <text:p>F3 0F E6</text:p>
          </table:table-cell>
          <table:table-cell table:style-name="ce6" office:value-type="string">
            <text:p>CVTDQ2PD xmm1, xmm2/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dq2pd</text:p>
          </table:table-cell>
          <table:table-cell table:style-name="ce6"/>
          <table:table-cell table:style-name="ce6" office:value-type="string">
            <text:p>Convert two packed signed doubleword integers from xmm2/m128 to two packed double-precision floating-point values in xmm1.</text:p>
          </table:table-cell>
          <table:table-cell table:number-columns-repeated="1008"/>
        </table:table-row>
        <table:table-row table:style-name="ro1">
          <table:table-cell table:style-name="ce6" office:value-type="string">
            <text:p>VEX.128.F3.0F.WIG E6 /r</text:p>
          </table:table-cell>
          <table:table-cell table:style-name="ce6" office:value-type="string">
            <text:p>VCVTDQ2PD xmm1, xmm2/m64</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d</text:p>
          </table:table-cell>
          <table:table-cell table:style-name="ce6"/>
          <table:table-cell table:style-name="ce6" office:value-type="string">
            <text:p>Convert two packed signed doubleword integers from xmm2/mem to two packed double-precision floating-point values in xmm1.</text:p>
          </table:table-cell>
          <table:table-cell table:number-columns-repeated="1008"/>
        </table:table-row>
        <table:table-row table:style-name="ro1">
          <table:table-cell table:style-name="ce6" office:value-type="string">
            <text:p>VEX.256.F3.0F.WIG E6 /r</text:p>
          </table:table-cell>
          <table:table-cell table:style-name="ce6" office:value-type="string">
            <text:p>VCVTDQ2PD ymm1, y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d</text:p>
          </table:table-cell>
          <table:table-cell table:style-name="ce6"/>
          <table:table-cell table:style-name="ce6" office:value-type="string">
            <text:p>Convert four packed signed doubleword integers from ymm2/mem to four packed doub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5B /r</text:p>
          </table:table-cell>
          <table:table-cell table:style-name="ce6" office:value-type="string">
            <text:p>CVTDQ2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dq2ps</text:p>
          </table:table-cell>
          <table:table-cell table:style-name="ce6"/>
          <table:table-cell table:style-name="ce6" office:value-type="string">
            <text:p>Convert four packed signed doubleword integers from xmm2/m128 to four packed single-precision floating-point values in xmm1.</text:p>
          </table:table-cell>
          <table:table-cell table:number-columns-repeated="1008"/>
        </table:table-row>
        <table:table-row table:style-name="ro1">
          <table:table-cell table:style-name="ce6" office:value-type="string">
            <text:p>VEX.128.0F.WIG 5B /r</text:p>
          </table:table-cell>
          <table:table-cell table:style-name="ce6" office:value-type="string">
            <text:p>VCVTDQ2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s</text:p>
          </table:table-cell>
          <table:table-cell table:style-name="ce6"/>
          <table:table-cell table:style-name="ce6" office:value-type="string">
            <text:p>Convert four packed signed doubleword integers from xmm2/mem to four packed single-precision floating-point values in xmm1.</text:p>
          </table:table-cell>
          <table:table-cell table:number-columns-repeated="1008"/>
        </table:table-row>
        <table:table-row table:style-name="ro1">
          <table:table-cell table:style-name="ce6" office:value-type="string">
            <text:p>VEX.256.0F.WIG 5B /r</text:p>
          </table:table-cell>
          <table:table-cell table:style-name="ce6" office:value-type="string">
            <text:p>VCVTDQ2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s</text:p>
          </table:table-cell>
          <table:table-cell table:style-name="ce6"/>
          <table:table-cell table:style-name="ce6" office:value-type="string">
            <text:p>Convert eight packed signed doubleword integers from ymm2/mem to eight packed sing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F2 0F E6</text:p>
          </table:table-cell>
          <table:table-cell table:style-name="ce6" office:value-type="string">
            <text:p>CVTPD2DQ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d2dq</text:p>
          </table:table-cell>
          <table:table-cell table:style-name="ce6"/>
          <table:table-cell table:style-name="ce6" office:value-type="string">
            <text:p>Convert two packed double-precision floating- point values from xmm2/m128 to two packed signed doubleword integers in xmm1.</text:p>
          </table:table-cell>
          <table:table-cell table:number-columns-repeated="1008"/>
        </table:table-row>
        <table:table-row table:style-name="ro1">
          <table:table-cell table:style-name="ce6" office:value-type="string">
            <text:p>VEX.128.F2.0F.WIG E6 /r</text:p>
          </table:table-cell>
          <table:table-cell table:style-name="ce6" office:value-type="string">
            <text:p>VCVTPD2DQ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dqx</text:p>
          </table:table-cell>
          <table:table-cell table:style-name="ce6"/>
          <table:table-cell table:style-name="ce6" office:value-type="string">
            <text:p>Convert two packed double-precision floating- point values in xmm2/mem to two signed doubleword integers in xmm1.</text:p>
          </table:table-cell>
          <table:table-cell table:number-columns-repeated="1008"/>
        </table:table-row>
        <table:table-row table:style-name="ro1">
          <table:table-cell table:style-name="ce6" office:value-type="string">
            <text:p>VEX.256.F2.0F.WIG E6 /r</text:p>
          </table:table-cell>
          <table:table-cell table:style-name="ce6" office:value-type="string">
            <text:p>VCVTPD2DQ xmm1, ymm2/m256</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dq</text:p>
          </table:table-cell>
          <table:table-cell table:style-name="ce6"/>
          <table:table-cell table:style-name="ce6" office:value-type="string">
            <text:p>Convert four packed double-precision floating- point values in ymm2/mem to four signed doubleword integers in xmm1.</text:p>
          </table:table-cell>
          <table:table-cell table:number-columns-repeated="1008"/>
        </table:table-row>
        <table:table-row table:style-name="ro1">
          <table:table-cell table:number-columns-repeated="1023"/>
        </table:table-row>
        <table:table-row table:style-name="ro1">
          <table:table-cell table:style-name="ce6" office:value-type="string">
            <text:p>66 0F 2D /r</text:p>
          </table:table-cell>
          <table:table-cell table:style-name="ce6" office:value-type="string">
            <text:p>CVTPD2PI mm, xmm/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d2pi</text:p>
          </table:table-cell>
          <table:table-cell table:style-name="ce6"/>
          <table:table-cell table:style-name="ce6" office:value-type="string">
            <text:p>Convert two packed double-precision floating- point values from xmm/m128 to two packed signed doubleword integers in mm.</text:p>
          </table:table-cell>
          <table:table-cell table:number-columns-repeated="1008"/>
        </table:table-row>
        <table:table-row table:style-name="ro1">
          <table:table-cell table:number-columns-repeated="1023"/>
        </table:table-row>
        <table:table-row table:style-name="ro1">
          <table:table-cell table:style-name="ce6" office:value-type="string">
            <text:p>66 0F 5A /r</text:p>
          </table:table-cell>
          <table:table-cell table:style-name="ce6" office:value-type="string">
            <text:p>CVTPD2PS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d2ps</text:p>
          </table:table-cell>
          <table:table-cell table:style-name="ce6"/>
          <table:table-cell table:style-name="ce6" office:value-type="string">
            <text:p>Convert two packed double-precision floating- point values in xmm2/m128 to two packed single-precision floating-point values in xmm1.</text:p>
          </table:table-cell>
          <table:table-cell table:number-columns-repeated="1008"/>
        </table:table-row>
        <table:table-row table:style-name="ro1">
          <table:table-cell table:style-name="ce6" office:value-type="string">
            <text:p>VEX.128.66.0F.WIG 5A /r</text:p>
          </table:table-cell>
          <table:table-cell table:style-name="ce6" office:value-type="string">
            <text:p>VCVTPD2PS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ps</text:p>
          </table:table-cell>
          <table:table-cell table:style-name="ce6"/>
          <table:table-cell table:style-name="ce6" office:value-type="string">
            <text:p>Convert two packed double-precision floating- point values in xmm2/mem to two single- precision floating-point values in xmm1.</text:p>
          </table:table-cell>
          <table:table-cell table:number-columns-repeated="1008"/>
        </table:table-row>
        <table:table-row table:style-name="ro1">
          <table:table-cell table:style-name="ce6" office:value-type="string">
            <text:p>VEX.256.66.0F.WIG 5A /r</text:p>
          </table:table-cell>
          <table:table-cell table:style-name="ce6" office:value-type="string">
            <text:p>VCVTPD2PS xmm1, ymm2/m256</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ps</text:p>
          </table:table-cell>
          <table:table-cell table:style-name="ce6"/>
          <table:table-cell table:style-name="ce6" office:value-type="string">
            <text:p>Convert four packed double-precision floating- point values in ymm2/mem to four single- precision floating-point values in xmm1.</text:p>
          </table:table-cell>
          <table:table-cell table:number-columns-repeated="1008"/>
        </table:table-row>
        <table:table-row table:style-name="ro1">
          <table:table-cell table:number-columns-repeated="1023"/>
        </table:table-row>
        <table:table-row table:style-name="ro1">
          <table:table-cell table:style-name="ce6" office:value-type="string">
            <text:p>66 0F 2A /r</text:p>
          </table:table-cell>
          <table:table-cell table:style-name="ce6" office:value-type="string">
            <text:p>CVTPI2PD xmm, 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i2pd</text:p>
          </table:table-cell>
          <table:table-cell table:style-name="ce6"/>
          <table:table-cell table:style-name="ce6" office:value-type="string">
            <text:p>Convert two packed signed doubleword integers from mm/mem64 to two packed double-precision floating-point values in xmm.</text:p>
          </table:table-cell>
          <table:table-cell table:number-columns-repeated="1008"/>
        </table:table-row>
        <table:table-row table:style-name="ro3">
          <table:table-cell table:number-columns-repeated="1023"/>
        </table:table-row>
        <table:table-row table:style-name="ro1">
          <table:table-cell table:style-name="ce6" office:value-type="string">
            <text:p>0F 2A /r</text:p>
          </table:table-cell>
          <table:table-cell table:style-name="ce6" office:value-type="string">
            <text:p>CVTPI2PS xmm, 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i2ps</text:p>
          </table:table-cell>
          <table:table-cell table:style-name="ce6"/>
          <table:table-cell table:style-name="ce6" office:value-type="string">
            <text:p>Convert two signed doubleword integers from mm/m64 to two single-precision floating-point values in xmm.</text:p>
          </table:table-cell>
          <table:table-cell table:number-columns-repeated="1008"/>
        </table:table-row>
        <table:table-row table:style-name="ro1">
          <table:table-cell table:number-columns-repeated="1023"/>
        </table:table-row>
        <table:table-row table:style-name="ro1">
          <table:table-cell table:style-name="ce6" office:value-type="string">
            <text:p>66 0F 5B /r</text:p>
          </table:table-cell>
          <table:table-cell table:style-name="ce6" office:value-type="string">
            <text:p>CVTPS2DQ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s2dq</text:p>
          </table:table-cell>
          <table:table-cell table:style-name="ce6"/>
          <table:table-cell table:style-name="ce6" office:value-type="string">
            <text:p>Convert four packed single-precision floating- point values from xmm2/m128 to four packed signed doubleword integers in xmm1.</text:p>
          </table:table-cell>
          <table:table-cell table:number-columns-repeated="1008"/>
        </table:table-row>
        <table:table-row table:style-name="ro1">
          <table:table-cell table:style-name="ce6" office:value-type="string">
            <text:p>VEX.128.66.0F.WIG 5B /r</text:p>
          </table:table-cell>
          <table:table-cell table:style-name="ce6" office:value-type="string">
            <text:p>VCVTPS2DQ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dq</text:p>
          </table:table-cell>
          <table:table-cell table:style-name="ce6"/>
          <table:table-cell table:style-name="ce6" office:value-type="string">
            <text:p>Convert four packed single precision floating- point values from xmm2/mem to four packed signed doubleword values in xmm1.</text:p>
          </table:table-cell>
          <table:table-cell table:number-columns-repeated="1008"/>
        </table:table-row>
        <table:table-row table:style-name="ro1">
          <table:table-cell table:style-name="ce6" office:value-type="string">
            <text:p>VEX.256.66.0F.WIG 5B /r</text:p>
          </table:table-cell>
          <table:table-cell table:style-name="ce6" office:value-type="string">
            <text:p>VCVTPS2DQ ymm1, ymm2/m256</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dq</text:p>
          </table:table-cell>
          <table:table-cell table:style-name="ce6"/>
          <table:table-cell table:style-name="ce6" office:value-type="string">
            <text:p>Convert eight packed single precision floating- point values from ymm2/mem to eight packed signed doubleword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5A /r</text:p>
          </table:table-cell>
          <table:table-cell table:style-name="ce6" office:value-type="string">
            <text:p>CVTPS2PD xmm1, xmm2/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s2pd</text:p>
          </table:table-cell>
          <table:table-cell table:style-name="ce6"/>
          <table:table-cell table:style-name="ce6" office:value-type="string">
            <text:p>Convert two packed single-precision floating- point values in xmm2/m64 to two packed double-precision floating-point values in xmm1.</text:p>
          </table:table-cell>
          <table:table-cell table:number-columns-repeated="1008"/>
        </table:table-row>
        <table:table-row table:style-name="ro1">
          <table:table-cell table:style-name="ce6" office:value-type="string">
            <text:p>VEX.128.0F.WIG 5A /r</text:p>
          </table:table-cell>
          <table:table-cell table:style-name="ce6" office:value-type="string">
            <text:p>VCVTPS2PD xmm1, xmm2/m64</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pd</text:p>
          </table:table-cell>
          <table:table-cell table:style-name="ce6"/>
          <table:table-cell table:style-name="ce6" office:value-type="string">
            <text:p>Convert two packed single-precision floating- point values in xmm2/mem to two packed double-precision floating-point values in xmm1.</text:p>
          </table:table-cell>
          <table:table-cell table:number-columns-repeated="1008"/>
        </table:table-row>
        <table:table-row table:style-name="ro1">
          <table:table-cell table:style-name="ce6" office:value-type="string">
            <text:p>VEX.256.0F.WIG 5A /r</text:p>
          </table:table-cell>
          <table:table-cell table:style-name="ce6" office:value-type="string">
            <text:p>VCVTPS2PD y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pd</text:p>
          </table:table-cell>
          <table:table-cell table:style-name="ce6"/>
          <table:table-cell table:style-name="ce6" office:value-type="string">
            <text:p>Convert four packed single-precision floating- point values in xmm2/mem to four packed doub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2D /r</text:p>
          </table:table-cell>
          <table:table-cell table:style-name="ce6" office:value-type="string">
            <text:p>CVTPS2PI mm,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s2pi</text:p>
          </table:table-cell>
          <table:table-cell table:style-name="ce6"/>
          <table:table-cell table:style-name="ce6" office:value-type="string">
            <text:p>Convert two packed single-precision floating- point values from xmm/m64 to two packed signed doubleword integers in mm.</text:p>
          </table:table-cell>
          <table:table-cell table:number-columns-repeated="1008"/>
        </table:table-row>
        <table:table-row table:style-name="ro1">
          <table:table-cell table:number-columns-repeated="1023"/>
        </table:table-row>
        <table:table-row table:style-name="ro1">
          <table:table-cell table:style-name="ce6" office:value-type="string">
            <text:p>F2 0F 2D /r</text:p>
          </table:table-cell>
          <table:table-cell table:style-name="ce6" office:value-type="string">
            <text:p>CVTSD2SI r32,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d2si</text:p>
          </table:table-cell>
          <table:table-cell table:style-name="ce6"/>
          <table:table-cell table:style-name="ce6" office:value-type="string">
            <text:p>Convert one double-precision floating-point value from xmm/m64 to one signed doubleword integer r32.</text:p>
          </table:table-cell>
          <table:table-cell table:number-columns-repeated="1008"/>
        </table:table-row>
        <table:table-row table:style-name="ro1">
          <table:table-cell table:style-name="ce6" office:value-type="string">
            <text:p>F2 REX.W+ 0F 2D /r</text:p>
          </table:table-cell>
          <table:table-cell table:style-name="ce6" office:value-type="string">
            <text:p>CVTSD2SI r64,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sd2si</text:p>
          </table:table-cell>
          <table:table-cell table:style-name="ce6"/>
          <table:table-cell table:style-name="ce6" office:value-type="string">
            <text:p>Convert one double-precision floating-point value from xmm/m64 to one signed quadword integer sign-extended into r64.</text:p>
          </table:table-cell>
          <table:table-cell table:number-columns-repeated="1008"/>
        </table:table-row>
        <table:table-row table:style-name="ro1">
          <table:table-cell table:style-name="ce6" office:value-type="string">
            <text:p>VEX.LIG.F2.0F.W0 2D /r</text:p>
          </table:table-cell>
          <table:table-cell table:style-name="ce6" office:value-type="string">
            <text:p>VCVTSD2SI r32, xmm1/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d2sil</text:p>
          </table:table-cell>
          <table:table-cell table:style-name="ce6"/>
          <table:table-cell table:style-name="ce6" office:value-type="string">
            <text:p>Convert one double precision floating-point value from xmm1/m64 to one signed doubleword integer r32.</text:p>
          </table:table-cell>
          <table:table-cell table:number-columns-repeated="1008"/>
        </table:table-row>
        <table:table-row table:style-name="ro1">
          <table:table-cell table:style-name="ce6" office:value-type="string">
            <text:p>VEX.LIG.F2.0F.W1 2D /r</text:p>
          </table:table-cell>
          <table:table-cell table:style-name="ce6" office:value-type="string">
            <text:p>VCVTSD2SI r64, xmm1/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d2siq</text:p>
          </table:table-cell>
          <table:table-cell table:style-name="ce6"/>
          <table:table-cell table:style-name="ce6" office:value-type="string">
            <text:p>Convert one double precision floating-point value from xmm1/m64 to one signed quadword integer sign-extended into r64.</text:p>
          </table:table-cell>
          <table:table-cell table:number-columns-repeated="1008"/>
        </table:table-row>
        <table:table-row table:style-name="ro1">
          <table:table-cell table:number-columns-repeated="1023"/>
        </table:table-row>
        <table:table-row table:style-name="ro1">
          <table:table-cell table:style-name="ce6" office:value-type="string">
            <text:p>F2 0F 5A /r</text:p>
          </table:table-cell>
          <table:table-cell table:style-name="ce6" office:value-type="string">
            <text:p>CVTSD2SS xmm1, xmm2/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d2ss</text:p>
          </table:table-cell>
          <table:table-cell table:style-name="ce6"/>
          <table:table-cell table:style-name="ce6" office:value-type="string">
            <text:p>Convert one double-precision floating-point value in xmm2/m64 to one single-precision floating-point value in xmm1.</text:p>
          </table:table-cell>
          <table:table-cell table:number-columns-repeated="1008"/>
        </table:table-row>
        <table:table-row table:style-name="ro1">
          <table:table-cell table:style-name="ce6" office:value-type="string">
            <text:p>VEX.NDS.LIG.F2.0F.WIG 5A /r</text:p>
          </table:table-cell>
          <table:table-cell table:style-name="ce6" office:value-type="string">
            <text:p>VCVTSD2SS xmm1,xmm2, xmm3/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d2ss</text:p>
          </table:table-cell>
          <table:table-cell table:style-name="ce6"/>
          <table:table-cell table:style-name="ce6" office:value-type="string">
            <text:p>Convert one double-precision floating-point value in xmm3/m64 to one single-precision floating-point value and merge with high bits in xmm2.</text:p>
          </table:table-cell>
          <table:table-cell table:number-columns-repeated="1008"/>
        </table:table-row>
        <table:table-row table:style-name="ro1">
          <table:table-cell table:number-columns-repeated="1023"/>
        </table:table-row>
        <table:table-row table:style-name="ro1">
          <table:table-cell table:style-name="ce6" office:value-type="string">
            <text:p>F2 0F 2A /r</text:p>
          </table:table-cell>
          <table:table-cell table:style-name="ce6" office:value-type="string">
            <text:p>CVTSI2SD xmm, r/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i2sdl</text:p>
          </table:table-cell>
          <table:table-cell table:style-name="ce6"/>
          <table:table-cell table:style-name="ce6" office:value-type="string">
            <text:p>Convert one signed doubleword integer from r/m32 to one double-precision floating-point value in xmm.</text:p>
          </table:table-cell>
          <table:table-cell table:number-columns-repeated="1008"/>
        </table:table-row>
        <table:table-row table:style-name="ro1">
          <table:table-cell table:style-name="ce6" office:value-type="string">
            <text:p>F2 REX.W+ 0F 2A /r</text:p>
          </table:table-cell>
          <table:table-cell table:style-name="ce6" office:value-type="string">
            <text:p>CVTSI2SD xmm, r/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si2sdq</text:p>
          </table:table-cell>
          <table:table-cell table:style-name="ce6"/>
          <table:table-cell table:style-name="ce6" office:value-type="string">
            <text:p>Convert one signed quadword integer from r/m64 to one double-precision floating-point value in xmm.</text:p>
          </table:table-cell>
          <table:table-cell table:number-columns-repeated="1008"/>
        </table:table-row>
        <table:table-row table:style-name="ro1">
          <table:table-cell table:style-name="ce6" office:value-type="string">
            <text:p>VEX.NDS.LIG.F2.0F.W0 2A /r</text:p>
          </table:table-cell>
          <table:table-cell table:style-name="ce6" office:value-type="string">
            <text:p>VCVTSI2SD xmm1, xmm2, r/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i2sdl</text:p>
          </table:table-cell>
          <table:table-cell table:style-name="ce6"/>
          <table:table-cell table:style-name="ce6" office:value-type="string">
            <text:p>Convert one signed doubleword integer from r/m32 to one double-precision floating-point value in xmm1.</text:p>
          </table:table-cell>
          <table:table-cell table:number-columns-repeated="1008"/>
        </table:table-row>
        <table:table-row table:style-name="ro1">
          <table:table-cell table:style-name="ce6" office:value-type="string">
            <text:p>VEX.NDS.LIG.F2.0F.W1 2A /r</text:p>
          </table:table-cell>
          <table:table-cell table:style-name="ce6" office:value-type="string">
            <text:p>VCVTSI2SD xmm1, xmm2, r/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i2sdq</text:p>
          </table:table-cell>
          <table:table-cell table:style-name="ce6"/>
          <table:table-cell table:style-name="ce6" office:value-type="string">
            <text:p>Convert one signed quadword integer from r/m64 to one doub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F3 0F 2A /r</text:p>
          </table:table-cell>
          <table:table-cell table:style-name="ce6" office:value-type="string">
            <text:p>CVTSI2SS xmm, r/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text:p>
          </table:table-cell>
          <table:table-cell table:style-name="ce6" office:value-type="string">
            <text:p>cvtsi2ssl</text:p>
          </table:table-cell>
          <table:table-cell table:style-name="ce6"/>
          <table:table-cell table:style-name="ce6" office:value-type="string">
            <text:p>Convert one signed doubleword integer from r/m32 to one single-precision floating-point value in xmm.</text:p>
          </table:table-cell>
          <table:table-cell table:number-columns-repeated="1008"/>
        </table:table-row>
        <table:table-row table:style-name="ro1">
          <table:table-cell table:style-name="ce6" office:value-type="string">
            <text:p>F3 REX.W+ 0F 2A /r</text:p>
          </table:table-cell>
          <table:table-cell table:style-name="ce6" office:value-type="string">
            <text:p>CVTSI2SS xmm, r/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si2ssq</text:p>
          </table:table-cell>
          <table:table-cell table:style-name="ce6"/>
          <table:table-cell table:style-name="ce6" office:value-type="string">
            <text:p>Convert one signed quadword integer from r/m64 to one single-precision floating-point value in xmm.</text:p>
          </table:table-cell>
          <table:table-cell table:number-columns-repeated="1008"/>
        </table:table-row>
        <table:table-row table:style-name="ro1">
          <table:table-cell table:style-name="ce6" office:value-type="string">
            <text:p>VEX.NDS.LIG.F3.0F.W0 2A /r</text:p>
          </table:table-cell>
          <table:table-cell table:style-name="ce6" office:value-type="string">
            <text:p>VCVTSI2SS xmm1, xmm2, r/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i2ssl</text:p>
          </table:table-cell>
          <table:table-cell table:style-name="ce6"/>
          <table:table-cell table:style-name="ce6" office:value-type="string">
            <text:p>Convert one signed doubleword integer from r/m32 to one single-precision floating-point value in xmm1.</text:p>
          </table:table-cell>
          <table:table-cell table:number-columns-repeated="1008"/>
        </table:table-row>
        <table:table-row table:style-name="ro1">
          <table:table-cell table:style-name="ce6" office:value-type="string">
            <text:p>VEX.NDS.LIG.F3.0F.W1 2A /r</text:p>
          </table:table-cell>
          <table:table-cell table:style-name="ce6" office:value-type="string">
            <text:p>VCVTSI2SS xmm1, xmm2, r/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i2ssq</text:p>
          </table:table-cell>
          <table:table-cell table:style-name="ce6"/>
          <table:table-cell table:style-name="ce6" office:value-type="string">
            <text:p>Convert one signed quadword integer from r/m64 to one sing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F3 0F 5A /r</text:p>
          </table:table-cell>
          <table:table-cell table:style-name="ce6" office:value-type="string">
            <text:p>CVTSS2SD xmm1, xmm2/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s2sd</text:p>
          </table:table-cell>
          <table:table-cell table:style-name="ce6"/>
          <table:table-cell table:style-name="ce6" office:value-type="string">
            <text:p>Convert one single-precision floating-point value in xmm2/m32 to one double-precision floating-point value in xmm1.</text:p>
          </table:table-cell>
          <table:table-cell table:number-columns-repeated="1008"/>
        </table:table-row>
        <table:table-row table:style-name="ro1">
          <table:table-cell table:style-name="ce6" office:value-type="string">
            <text:p>VEX.NDS.LIG.F3.0F.WIG 5A /r</text:p>
          </table:table-cell>
          <table:table-cell table:style-name="ce6" office:value-type="string">
            <text:p>VCVTSS2SD xmm1, xmm2, xmm3/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s2sd</text:p>
          </table:table-cell>
          <table:table-cell table:style-name="ce6"/>
          <table:table-cell table:style-name="ce6" office:value-type="string">
            <text:p>Convert one single-precision floating-point value in xmm3/m32 to one double-precision floating-point value and merge with high bits of xmm2.</text:p>
          </table:table-cell>
          <table:table-cell table:number-columns-repeated="1008"/>
        </table:table-row>
        <table:table-row table:style-name="ro1">
          <table:table-cell table:number-columns-repeated="1023"/>
        </table:table-row>
        <table:table-row table:style-name="ro1">
          <table:table-cell table:style-name="ce6" office:value-type="string">
            <text:p>F3 0F 2D /r</text:p>
          </table:table-cell>
          <table:table-cell table:style-name="ce6" office:value-type="string">
            <text:p>CVTSS2SI r32, xmm/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vtss2sil</text:p>
          </table:table-cell>
          <table:table-cell table:style-name="ce6"/>
          <table:table-cell table:style-name="ce6" office:value-type="string">
            <text:p>Convert one single-precision floating-point value from xmm/m32 to one signed doubleword integer in r32.</text:p>
          </table:table-cell>
          <table:table-cell table:number-columns-repeated="1008"/>
        </table:table-row>
        <table:table-row table:style-name="ro1">
          <table:table-cell table:style-name="ce6" office:value-type="string">
            <text:p>F3 REX.W+ 0F 2D /r</text:p>
          </table:table-cell>
          <table:table-cell table:style-name="ce6" office:value-type="string">
            <text:p>CVTSS2SI r64, xmm/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ss2siq</text:p>
          </table:table-cell>
          <table:table-cell table:style-name="ce6"/>
          <table:table-cell table:style-name="ce6" office:value-type="string">
            <text:p>Convert one single-precision floating-point value from xmm/m32 to one signed quadword integer in r64.</text:p>
          </table:table-cell>
          <table:table-cell table:number-columns-repeated="1008"/>
        </table:table-row>
        <table:table-row table:style-name="ro1">
          <table:table-cell table:style-name="ce6" office:value-type="string">
            <text:p>VEX.LIG.F3.0F.W0 2D /r</text:p>
          </table:table-cell>
          <table:table-cell table:style-name="ce6" office:value-type="string">
            <text:p>VCVTSS2SI r32, xmm1/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ss2sil</text:p>
          </table:table-cell>
          <table:table-cell table:style-name="ce6"/>
          <table:table-cell table:style-name="ce6" office:value-type="string">
            <text:p>Convert one single-precision floating-point value from xmm1/m32 to one signed doubleword integer in r32.</text:p>
          </table:table-cell>
          <table:table-cell table:number-columns-repeated="1008"/>
        </table:table-row>
        <table:table-row table:style-name="ro1">
          <table:table-cell table:style-name="ce6" office:value-type="string">
            <text:p>VEX.LIG.F3.0F.W1 2D /r</text:p>
          </table:table-cell>
          <table:table-cell table:style-name="ce6" office:value-type="string">
            <text:p>VCVTSS2SI r64, xmm1/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s2siq</text:p>
          </table:table-cell>
          <table:table-cell table:style-name="ce6"/>
          <table:table-cell table:style-name="ce6" office:value-type="string">
            <text:p>Convert one single-precision floating-point value from xmm1/m32 to one signed quadword integer in r64.</text:p>
          </table:table-cell>
          <table:table-cell table:number-columns-repeated="1008"/>
        </table:table-row>
        <table:table-row table:style-name="ro1">
          <table:table-cell table:number-columns-repeated="1023"/>
        </table:table-row>
        <table:table-row table:style-name="ro1">
          <table:table-cell table:style-name="ce6" office:value-type="string">
            <text:p>66 0F E6</text:p>
          </table:table-cell>
          <table:table-cell table:style-name="ce6" office:value-type="string">
            <text:p>CVTTPD2DQ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pd2dq</text:p>
          </table:table-cell>
          <table:table-cell table:style-name="ce6"/>
          <table:table-cell table:style-name="ce6" office:value-type="string">
            <text:p>Convert two packed double-precision floating- point values from xmm2/m128 to two packed signed doubleword integers in xmm1 using truncation.</text:p>
          </table:table-cell>
          <table:table-cell table:number-columns-repeated="1008"/>
        </table:table-row>
        <table:table-row table:style-name="ro1">
          <table:table-cell table:style-name="ce6" office:value-type="string">
            <text:p>VEX.128.66.0F.WIG E6 /r</text:p>
          </table:table-cell>
          <table:table-cell table:style-name="ce6" office:value-type="string">
            <text:p>VCVTTPD2DQ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d2dq</text:p>
          </table:table-cell>
          <table:table-cell table:style-name="ce6"/>
          <table:table-cell table:style-name="ce6" office:value-type="string">
            <text:p>Convert two packed double-precision floating- point values in xmm2/mem to two signed doubleword integers in xmm1 using truncation.</text:p>
          </table:table-cell>
          <table:table-cell table:number-columns-repeated="1008"/>
        </table:table-row>
        <table:table-row table:style-name="ro1">
          <table:table-cell table:style-name="ce6" office:value-type="string">
            <text:p>VEX.256.66.0F.WIG E6 /r</text:p>
          </table:table-cell>
          <table:table-cell table:style-name="ce6" office:value-type="string">
            <text:p>VCVTTPD2DQ xmm1, ymm2/m256</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d2dq</text:p>
          </table:table-cell>
          <table:table-cell table:style-name="ce6"/>
          <table:table-cell table:style-name="ce6" office:value-type="string">
            <text:p>Convert four packed double-precision floating- point values in ymm2/mem to four signed doubleword integers in xmm1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66 0F 2C /r</text:p>
          </table:table-cell>
          <table:table-cell table:style-name="ce6" office:value-type="string">
            <text:p>CVTTPD2PI mm, xmm/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vttpd2pi</text:p>
          </table:table-cell>
          <table:table-cell table:style-name="ce6"/>
          <table:table-cell table:style-name="ce6" office:value-type="string">
            <text:p>Convert two packer double-precision floating- point values from xmm/m128 to two packed signed doubleword integers in mm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3 0F 5B /r</text:p>
          </table:table-cell>
          <table:table-cell table:style-name="ce6" office:value-type="string">
            <text:p>CVTTPS2DQ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ps2dq</text:p>
          </table:table-cell>
          <table:table-cell table:style-name="ce6"/>
          <table:table-cell table:style-name="ce6" office:value-type="string">
            <text:p>Convert four single-precision floating-point values from xmm2/m128 to four signed doubleword integers in xmm1 using truncation.</text:p>
          </table:table-cell>
          <table:table-cell table:number-columns-repeated="1008"/>
        </table:table-row>
        <table:table-row table:style-name="ro1">
          <table:table-cell table:style-name="ce6" office:value-type="string">
            <text:p>VEX.128.F3.0F.WIG 5B /r</text:p>
          </table:table-cell>
          <table:table-cell table:style-name="ce6" office:value-type="string">
            <text:p>VCVTTPS2DQ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s2dq</text:p>
          </table:table-cell>
          <table:table-cell table:style-name="ce6"/>
          <table:table-cell table:style-name="ce6" office:value-type="string">
            <text:p>Convert four packed single precision floating- point values from xmm2/mem to four packed signed doubleword values in xmm1 using truncation.</text:p>
          </table:table-cell>
          <table:table-cell table:number-columns-repeated="1008"/>
        </table:table-row>
        <table:table-row table:style-name="ro1">
          <table:table-cell table:style-name="ce6" office:value-type="string">
            <text:p>VEX.256.F3.0F.WIG 5B /r</text:p>
          </table:table-cell>
          <table:table-cell table:style-name="ce6" office:value-type="string">
            <text:p>VCVTTPS2DQ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s2dq</text:p>
          </table:table-cell>
          <table:table-cell table:style-name="ce6"/>
          <table:table-cell table:style-name="ce6" office:value-type="string">
            <text:p>Convert eight packed single precision floating- point values from ymm2/mem to eight packed signed doubleword values in ymm1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0F 2C /r</text:p>
          </table:table-cell>
          <table:table-cell table:style-name="ce6" office:value-type="string">
            <text:p>CVTTPS2PI mm, xmm/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vttps2pi</text:p>
          </table:table-cell>
          <table:table-cell table:style-name="ce6"/>
          <table:table-cell table:style-name="ce6" office:value-type="string">
            <text:p>Convert two single-precision floating-point values from xmm/m64 to two signed doubleword signed integers in mm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2 0F 2C /r</text:p>
          </table:table-cell>
          <table:table-cell table:style-name="ce6" office:value-type="string">
            <text:p>CVTTSD2SI r32, xmm/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sd2si</text:p>
          </table:table-cell>
          <table:table-cell table:style-name="ce6"/>
          <table:table-cell table:style-name="ce6" office:value-type="string">
            <text:p>Convert one double-precision floating-point value from xmm/m64 to one signed doubleword integer in r32 using truncation.</text:p>
          </table:table-cell>
          <table:table-cell table:number-columns-repeated="1008"/>
        </table:table-row>
        <table:table-row table:style-name="ro1">
          <table:table-cell table:style-name="ce6" office:value-type="string">
            <text:p>F2 REX.W+ 0F 2C /r</text:p>
          </table:table-cell>
          <table:table-cell table:style-name="ce6" office:value-type="string">
            <text:p>CVTTSD2SI r64, xmm/m64</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tsd2siq</text:p>
          </table:table-cell>
          <table:table-cell table:style-name="ce6"/>
          <table:table-cell table:style-name="ce6" office:value-type="string">
            <text:p>Convert one double precision floating-point value from xmm/m64 to one signedquadword integer in r64 using truncation.</text:p>
          </table:table-cell>
          <table:table-cell table:number-columns-repeated="1008"/>
        </table:table-row>
        <table:table-row table:style-name="ro1">
          <table:table-cell table:style-name="ce6" office:value-type="string">
            <text:p>VEX.LIG.F2.0F.W0 2C /r</text:p>
          </table:table-cell>
          <table:table-cell table:style-name="ce6" office:value-type="string">
            <text:p>VCVTTSD2SI r32, xmm1/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sd2si</text:p>
          </table:table-cell>
          <table:table-cell table:style-name="ce6"/>
          <table:table-cell table:style-name="ce6" office:value-type="string">
            <text:p>Convert one double-precision floating-point value from xmm1/m64 to one signed doubleword integer in r32 using truncation.</text:p>
          </table:table-cell>
          <table:table-cell table:number-columns-repeated="1008"/>
        </table:table-row>
        <table:table-row table:style-name="ro1">
          <table:table-cell table:style-name="ce6" office:value-type="string">
            <text:p>VEX.LIG.F2.0F.W1 2C /r</text:p>
          </table:table-cell>
          <table:table-cell table:style-name="ce6" office:value-type="string">
            <text:p>VCVTTSD2SI r64, xmm1/m64</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tsd2siq</text:p>
          </table:table-cell>
          <table:table-cell table:style-name="ce6"/>
          <table:table-cell table:style-name="ce6" office:value-type="string">
            <text:p>Convert one double precision floating-point value from xmm1/m64 to one signed quadword integer in r64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3 0F 2C /r</text:p>
          </table:table-cell>
          <table:table-cell table:style-name="ce6" office:value-type="string">
            <text:p>CVTTSS2SI r32, xmm/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vttss2si</text:p>
          </table:table-cell>
          <table:table-cell table:style-name="ce6"/>
          <table:table-cell table:style-name="ce6" office:value-type="string">
            <text:p>Convert one single-precision floating-point value from xmm/m32 to one signed doubleword integer in r32 using truncation.</text:p>
          </table:table-cell>
          <table:table-cell table:number-columns-repeated="1008"/>
        </table:table-row>
        <table:table-row table:style-name="ro1">
          <table:table-cell table:style-name="ce6" office:value-type="string">
            <text:p>F3 REX.W+ 0F 2C /r</text:p>
          </table:table-cell>
          <table:table-cell table:style-name="ce6" office:value-type="string">
            <text:p>CVTTSS2SI r64, xmm/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tss2siq</text:p>
          </table:table-cell>
          <table:table-cell table:style-name="ce6"/>
          <table:table-cell table:style-name="ce6" office:value-type="string">
            <text:p>Convert one single-precision floating-point value from xmm/m32 to one signed quadword integer in r64 using truncation.</text:p>
          </table:table-cell>
          <table:table-cell table:number-columns-repeated="1008"/>
        </table:table-row>
        <table:table-row table:style-name="ro1">
          <table:table-cell table:style-name="ce6" office:value-type="string">
            <text:p>VEX.LIG.F3.0F.W0 2C /r</text:p>
          </table:table-cell>
          <table:table-cell table:style-name="ce6" office:value-type="string">
            <text:p>VCVTTSS2SI r32, xmm1/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ss2si</text:p>
          </table:table-cell>
          <table:table-cell table:style-name="ce6"/>
          <table:table-cell table:style-name="ce6" office:value-type="string">
            <text:p>Convert one single-precision floating-point value from xmm1/m32 to one signed doubleword integer in r32 using truncation.</text:p>
          </table:table-cell>
          <table:table-cell table:number-columns-repeated="1008"/>
        </table:table-row>
        <table:table-row table:style-name="ro1">
          <table:table-cell table:style-name="ce6" office:value-type="string">
            <text:p>VEX.LIG.F3.0F.W1 2C /r</text:p>
          </table:table-cell>
          <table:table-cell table:style-name="ce6" office:value-type="string">
            <text:p>VCVTTSS2SI r64, xmm1/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tss2siq</text:p>
          </table:table-cell>
          <table:table-cell table:style-name="ce6"/>
          <table:table-cell table:style-name="ce6" office:value-type="string">
            <text:p>Convert one single-precision floating-point value from xmm1/m32 to one signed quadword integer in r64 using truncation.</text:p>
          </table:table-cell>
          <table:table-cell table:number-columns-repeated="1008"/>
        </table:table-row>
        <table:table-row table:style-name="ro1">
          <table:table-cell table:number-columns-repeated="1023"/>
        </table:table-row>
        <table:table-row table:style-name="ro1">
          <table:table-cell table:style-name="ce4" office:value-type="string">
            <text:p><text:span text:style-name="T1">PREF.66+</text:span> 99</text:p>
          </table:table-cell>
          <table:table-cell table:style-name="ce6" office:value-type="string">
            <text:p>CWD</text:p>
          </table:table-cell>
          <table:table-cell table:style-name="ce6" office:value-type="string">
            <text:p>NP</text:p>
          </table:table-cell>
          <table:table-cell table:style-name="ce6"/>
          <table:table-cell table:style-name="ce6" office:value-type="string">
            <text:p>AX</text:p>
          </table:table-cell>
          <table:table-cell table:style-name="ce6" office:value-type="string">
            <text:p>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wtd</text:p>
          </table:table-cell>
          <table:table-cell table:style-name="ce6"/>
          <table:table-cell table:style-name="ce6" office:value-type="string">
            <text:p><text:span text:style-name="T19">DX:AX =</text:span><text:span text:style-name="T20"> </text:span><text:span text:style-name="T19">sign-extend of AX.</text:span></text:p>
          </table:table-cell>
          <table:table-cell table:number-columns-repeated="1008"/>
        </table:table-row>
        <table:table-row table:style-name="ro1">
          <table:table-cell table:style-name="ce4" office:value-type="float" office:value="99">
            <text:p>99</text:p>
          </table:table-cell>
          <table:table-cell table:style-name="ce6" office:value-type="string">
            <text:p>CDQ</text:p>
          </table:table-cell>
          <table:table-cell table:style-name="ce6" office:value-type="string">
            <text:p>NP</text:p>
          </table:table-cell>
          <table:table-cell table:style-name="ce6"/>
          <table:table-cell table:style-name="ce6" office:value-type="string">
            <text:p>EAX</text:p>
          </table:table-cell>
          <table:table-cell table:style-name="ce6" office:value-type="string">
            <text:p>E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td</text:p>
          </table:table-cell>
          <table:table-cell table:style-name="ce6"/>
          <table:table-cell table:style-name="ce6" office:value-type="string">
            <text:p>EDX:EAX = sign-extend of EAX.</text:p>
          </table:table-cell>
          <table:table-cell table:number-columns-repeated="1008"/>
        </table:table-row>
        <table:table-row table:style-name="ro1">
          <table:table-cell table:style-name="ce6" office:value-type="string">
            <text:p>REX.W+ 99</text:p>
          </table:table-cell>
          <table:table-cell table:style-name="ce6" office:value-type="string">
            <text:p>CQO</text:p>
          </table:table-cell>
          <table:table-cell table:style-name="ce6" office:value-type="string">
            <text:p>NP</text:p>
          </table:table-cell>
          <table:table-cell table:style-name="ce6"/>
          <table:table-cell table:style-name="ce6" office:value-type="string">
            <text:p>RAX</text:p>
          </table:table-cell>
          <table:table-cell table:style-name="ce6" office:value-type="string">
            <text:p>RDX</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qto</text:p>
          </table:table-cell>
          <table:table-cell table:style-name="ce6"/>
          <table:table-cell table:style-name="ce6" office:value-type="string">
            <text:p>RDX:RAX = sign-extend of RAX.</text:p>
          </table:table-cell>
          <table:table-cell table:number-columns-repeated="1008"/>
        </table:table-row>
        <table:table-row table:style-name="ro1">
          <table:table-cell table:number-columns-repeated="1023"/>
        </table:table-row>
        <table:table-row table:style-name="ro1">
          <table:table-cell table:style-name="ce2" office:value-type="float" office:value="27">
            <text:p>27</text:p>
          </table:table-cell>
          <table:table-cell table:style-name="ce7" office:value-type="string">
            <text:p>DA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Decimal adjust AL after addition.</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2F</text:p>
          </table:table-cell>
          <table:table-cell table:style-name="ce7" office:value-type="string">
            <text:p>DAS</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Decimal adjust AL after subtraction.</text:p>
          </table:table-cell>
          <table:table-cell table:style-name="ce26" table:number-columns-repeated="1008"/>
        </table:table-row>
        <table:table-row table:style-name="ro1">
          <table:table-cell table:number-columns-repeated="5"/>
          <table:table-cell table:style-name="Default"/>
          <table:table-cell table:number-columns-repeated="1017"/>
        </table:table-row>
        <table:table-row table:style-name="ro1">
          <table:table-cell table:style-name="ce6" office:value-type="string">
            <text:p>FE /1</text:p>
          </table:table-cell>
          <table:table-cell table:style-name="ce12" office:value-type="string">
            <text:p>DEC r/m8 </text:p>
          </table:table-cell>
          <table:table-cell table:style-name="ce12"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12" office:value-type="string">
            <text:p>V</text:p>
          </table:table-cell>
          <table:table-cell table:style-name="ce12"/>
          <table:table-cell table:style-name="ce12" office:value-type="string">
            <text:p>decb</text:p>
          </table:table-cell>
          <table:table-cell table:style-name="ce12"/>
          <table:table-cell table:style-name="ce6" office:value-type="string">
            <text:p>Decrement r/m8 by 1.</text:p>
          </table:table-cell>
          <table:table-cell table:number-columns-repeated="1008"/>
        </table:table-row>
        <table:table-row table:style-name="ro1">
          <table:table-cell table:style-name="ce6" office:value-type="string">
            <text:p>REX+ FE /1</text:p>
          </table:table-cell>
          <table:table-cell table:style-name="ce12" office:value-type="string">
            <text:p>DEC r/m8</text:p>
          </table:table-cell>
          <table:table-cell table:style-name="ce12"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decb</text:p>
          </table:table-cell>
          <table:table-cell table:style-name="ce12"/>
          <table:table-cell table:style-name="ce6" office:value-type="string">
            <text:p>Decrement r/m8 by 1.</text:p>
          </table:table-cell>
          <table:table-cell table:number-columns-repeated="1008"/>
        </table:table-row>
        <table:table-row table:style-name="ro1">
          <table:table-cell table:style-name="ce6" office:value-type="string">
            <text:p>FF /1</text:p>
          </table:table-cell>
          <table:table-cell table:style-name="ce6" office:value-type="string">
            <text:p>DEC r/m16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decw</text:p>
          </table:table-cell>
          <table:table-cell table:style-name="ce6"/>
          <table:table-cell table:style-name="ce6" office:value-type="string">
            <text:p>Decrement r/m16 by 1.</text:p>
          </table:table-cell>
          <table:table-cell table:number-columns-repeated="1008"/>
        </table:table-row>
        <table:table-row table:style-name="ro1">
          <table:table-cell table:style-name="ce6" office:value-type="string">
            <text:p>FF /1</text:p>
          </table:table-cell>
          <table:table-cell table:style-name="ce6" office:value-type="string">
            <text:p>DEC r/m32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decl</text:p>
          </table:table-cell>
          <table:table-cell table:style-name="ce6"/>
          <table:table-cell table:style-name="ce6" office:value-type="string">
            <text:p>Decrement r/m32 by 1.</text:p>
          </table:table-cell>
          <table:table-cell table:number-columns-repeated="1008"/>
        </table:table-row>
        <table:table-row table:style-name="ro1">
          <table:table-cell table:style-name="ce6" office:value-type="string">
            <text:p>REX.W+ FF /1</text:p>
          </table:table-cell>
          <table:table-cell table:style-name="ce6" office:value-type="string">
            <text:p>DEC r/m64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decq</text:p>
          </table:table-cell>
          <table:table-cell table:style-name="ce6"/>
          <table:table-cell table:style-name="ce6" office:value-type="string">
            <text:p>Decrement r/m64 by 1.</text:p>
          </table:table-cell>
          <table:table-cell table:number-columns-repeated="1008"/>
        </table:table-row>
        <table:table-row table:style-name="ro1">
          <table:table-cell table:style-name="ce7" office:value-type="string">
            <text:p>48 +rw</text:p>
          </table:table-cell>
          <table:table-cell table:style-name="ce7" office:value-type="string">
            <text:p>DEC r16 </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Decrement r16 by 1.</text:p>
          </table:table-cell>
          <table:table-cell table:style-name="ce26" table:number-columns-repeated="1008"/>
        </table:table-row>
        <table:table-row table:style-name="ro1">
          <table:table-cell table:style-name="ce7" office:value-type="string">
            <text:p>48 +rd</text:p>
          </table:table-cell>
          <table:table-cell table:style-name="ce7" office:value-type="string">
            <text:p>DEC r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Decrement r32 by 1.</text:p>
          </table:table-cell>
          <table:table-cell table:style-name="ce26" table:number-columns-repeated="1008"/>
        </table:table-row>
        <table:table-row table:style-name="ro1">
          <table:table-cell table:number-columns-repeated="6"/>
          <table:table-cell table:style-name="Default"/>
          <table:table-cell table:number-columns-repeated="1016"/>
        </table:table-row>
        <table:table-row table:style-name="ro1">
          <table:table-cell table:style-name="ce6" office:value-type="string">
            <text:p>F6 /6</text:p>
          </table:table-cell>
          <table:table-cell table:style-name="ce6" office:value-type="string">
            <text:p>DIV r/m8</text:p>
          </table:table-cell>
          <table:table-cell table:style-name="ce6" office:value-type="string">
            <text:p>M</text:p>
          </table:table-cell>
          <table:table-cell table:style-name="ce6" office:value-type="string">
            <text:p>R</text:p>
          </table:table-cell>
          <table:table-cell table:number-columns-repeated="2" table:style-name="ce6" office:value-type="string">
            <text:p>A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b</text:p>
          </table:table-cell>
          <table:table-cell table:style-name="ce6"/>
          <table:table-cell table:style-name="ce6" office:value-type="string">
            <text:p>Unsigned divide AX by r/m8, with result stored in AL = Quotient, AH = Remainder.</text:p>
          </table:table-cell>
          <table:table-cell table:number-columns-repeated="1008"/>
        </table:table-row>
        <table:table-row table:style-name="ro1">
          <table:table-cell table:style-name="ce6" office:value-type="string">
            <text:p>REX+ F6 /6</text:p>
          </table:table-cell>
          <table:table-cell table:style-name="ce12" office:value-type="string">
            <text:p>DIV r/m8</text:p>
          </table:table-cell>
          <table:table-cell table:style-name="ce12" office:value-type="string">
            <text:p>M</text:p>
          </table:table-cell>
          <table:table-cell table:style-name="ce12" office:value-type="string">
            <text:p>R</text:p>
          </table:table-cell>
          <table:table-cell table:number-columns-repeated="2" table:style-name="ce12" office:value-type="string">
            <text:p>AX</text:p>
          </table:table-cell>
          <table:table-cell office:value-type="string">
            <text:p>E.CF E.OF E.SF E.ZF E.AF E.P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divb</text:p>
          </table:table-cell>
          <table:table-cell table:style-name="ce12"/>
          <table:table-cell table:style-name="ce6" office:value-type="string">
            <text:p>Unsigned divide AX by r/m8, with result stored in AL = Quotient, AH = Remainder.</text:p>
          </table:table-cell>
          <table:table-cell table:number-columns-repeated="1008"/>
        </table:table-row>
        <table:table-row table:style-name="ro1">
          <table:table-cell table:style-name="ce6" office:value-type="string">
            <text:p>F7 /6</text:p>
          </table:table-cell>
          <table:table-cell table:style-name="ce6" office:value-type="string">
            <text:p>DIV r/m16 </text:p>
          </table:table-cell>
          <table:table-cell table:style-name="ce6" office:value-type="string">
            <text:p>M</text:p>
          </table:table-cell>
          <table:table-cell table:style-name="ce6" office:value-type="string">
            <text:p>R</text:p>
          </table:table-cell>
          <table:table-cell table:number-columns-repeated="2" table:style-name="ce6" office:value-type="string">
            <text:p>AX D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w</text:p>
          </table:table-cell>
          <table:table-cell table:style-name="ce6"/>
          <table:table-cell table:style-name="ce6" office:value-type="string">
            <text:p>Unsigned divide DX:AX by r/m16, with result stored in AX = Quotient, DX = Remainder.</text:p>
          </table:table-cell>
          <table:table-cell table:number-columns-repeated="1008"/>
        </table:table-row>
        <table:table-row table:style-name="ro1">
          <table:table-cell table:style-name="ce6" office:value-type="string">
            <text:p>F7 /6</text:p>
          </table:table-cell>
          <table:table-cell table:style-name="ce6" office:value-type="string">
            <text:p>DIV r/m32</text:p>
          </table:table-cell>
          <table:table-cell table:style-name="ce6" office:value-type="string">
            <text:p>M</text:p>
          </table:table-cell>
          <table:table-cell table:style-name="ce6" office:value-type="string">
            <text:p>R</text:p>
          </table:table-cell>
          <table:table-cell table:number-columns-repeated="2" table:style-name="ce6" office:value-type="string">
            <text:p>EAX ED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l</text:p>
          </table:table-cell>
          <table:table-cell table:style-name="ce6"/>
          <table:table-cell table:style-name="ce6" office:value-type="string">
            <text:p>Unsigned divide EDX:EAX by r/m32, with result stored in EAX = Quotient, EDX = Remainder.</text:p>
          </table:table-cell>
          <table:table-cell table:number-columns-repeated="1008"/>
        </table:table-row>
        <table:table-row table:style-name="ro1">
          <table:table-cell table:style-name="ce6" office:value-type="string">
            <text:p>REX.W+ F7 /6</text:p>
          </table:table-cell>
          <table:table-cell table:style-name="ce6" office:value-type="string">
            <text:p>DIV r/m64</text:p>
          </table:table-cell>
          <table:table-cell table:style-name="ce6" office:value-type="string">
            <text:p>M</text:p>
          </table:table-cell>
          <table:table-cell table:style-name="ce6" office:value-type="string">
            <text:p>R</text:p>
          </table:table-cell>
          <table:table-cell table:number-columns-repeated="2" table:style-name="ce6" office:value-type="string">
            <text:p>RAX RDX</text:p>
          </table:table-cell>
          <table:table-cell office:value-type="string">
            <text:p>E.CF E.OF E.SF E.Z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divq</text:p>
          </table:table-cell>
          <table:table-cell table:style-name="ce6"/>
          <table:table-cell table:style-name="ce6" office:value-type="string">
            <text:p>Unsigned divide RDX:RAX by r/m64, with result stored in RAX = Quotient, RDX = Remainder.</text:p>
          </table:table-cell>
          <table:table-cell table:number-columns-repeated="1008"/>
        </table:table-row>
        <table:table-row table:style-name="ro1">
          <table:table-cell table:number-columns-repeated="1023"/>
        </table:table-row>
        <table:table-row table:style-name="ro1">
          <table:table-cell table:style-name="ce6" office:value-type="string">
            <text:p>66 0F 5E /r</text:p>
          </table:table-cell>
          <table:table-cell table:style-name="ce6" office:value-type="string">
            <text:p>DIV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divpd</text:p>
          </table:table-cell>
          <table:table-cell table:style-name="ce6"/>
          <table:table-cell table:style-name="ce6" office:value-type="string">
            <text:p>Divide packed double-precision floating-point values in xmm1 by packed double-precision floating-point values xmm2/m128.</text:p>
          </table:table-cell>
          <table:table-cell table:number-columns-repeated="1008"/>
        </table:table-row>
        <table:table-row table:style-name="ro1">
          <table:table-cell table:style-name="ce6" office:value-type="string">
            <text:p>VEX.NDS.128.66.0F.WIG 5E /r</text:p>
          </table:table-cell>
          <table:table-cell table:style-name="ce6" office:value-type="string">
            <text:p>VDIV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d</text:p>
          </table:table-cell>
          <table:table-cell table:style-name="ce6"/>
          <table:table-cell table:style-name="ce6" office:value-type="string">
            <text:p>Divide packed double-precision floating-point values in xmm2 by packed double-precision floating-point values in xmm3/mem.</text:p>
          </table:table-cell>
          <table:table-cell table:number-columns-repeated="1008"/>
        </table:table-row>
        <table:table-row table:style-name="ro1">
          <table:table-cell table:style-name="ce6" office:value-type="string">
            <text:p>VEX.NDS.256.66.0F.WIG 5E /r</text:p>
          </table:table-cell>
          <table:table-cell table:style-name="ce6" office:value-type="string">
            <text:p>VDIV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d</text:p>
          </table:table-cell>
          <table:table-cell table:style-name="ce6"/>
          <table:table-cell table:style-name="ce6" office:value-type="string">
            <text:p>Divide packed double-precision floating-point values in ymm2 by packed double-precision floating-point values in ymm3/mem.</text:p>
          </table:table-cell>
          <table:table-cell table:number-columns-repeated="1008"/>
        </table:table-row>
        <table:table-row table:style-name="ro1">
          <table:table-cell table:number-columns-repeated="1023"/>
        </table:table-row>
        <table:table-row table:style-name="ro1">
          <table:table-cell table:style-name="ce6" office:value-type="string">
            <text:p>0F 5E /r</text:p>
          </table:table-cell>
          <table:table-cell table:style-name="ce6" office:value-type="string">
            <text:p>DIV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divps</text:p>
          </table:table-cell>
          <table:table-cell table:style-name="ce6"/>
          <table:table-cell table:style-name="ce6" office:value-type="string">
            <text:p>Divide packed single-precision floating-point values in xmm1 by packed single-precision floating-point values xmm2/m128.</text:p>
          </table:table-cell>
          <table:table-cell table:number-columns-repeated="1008"/>
        </table:table-row>
        <table:table-row table:style-name="ro1">
          <table:table-cell table:style-name="ce6" office:value-type="string">
            <text:p>VEX.NDS.128.0F.WIG 5E /r</text:p>
          </table:table-cell>
          <table:table-cell table:style-name="ce6" office:value-type="string">
            <text:p>VDIV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s</text:p>
          </table:table-cell>
          <table:table-cell table:style-name="ce6"/>
          <table:table-cell table:style-name="ce6" office:value-type="string">
            <text:p>Divide packed single-precision floating-point values in xmm2 by packed double-precision floating-point values in xmm3/mem.</text:p>
          </table:table-cell>
          <table:table-cell table:number-columns-repeated="1008"/>
        </table:table-row>
        <table:table-row table:style-name="ro1">
          <table:table-cell table:style-name="ce6" office:value-type="string">
            <text:p>VEX.NDS.256.0F.WIG 5E /r</text:p>
          </table:table-cell>
          <table:table-cell table:style-name="ce6" office:value-type="string">
            <text:p>VDIV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s</text:p>
          </table:table-cell>
          <table:table-cell table:style-name="ce6"/>
          <table:table-cell table:style-name="ce6" office:value-type="string">
            <text:p>Divide packed single-precision floating-point values in ymm2 by packed double-precision floating-point values in ymm3/mem.</text:p>
          </table:table-cell>
          <table:table-cell table:number-columns-repeated="1008"/>
        </table:table-row>
        <table:table-row table:style-name="ro1">
          <table:table-cell table:number-columns-repeated="1023"/>
        </table:table-row>
        <table:table-row table:style-name="ro1">
          <table:table-cell table:style-name="ce6" office:value-type="string">
            <text:p>F2 0F 5E /r</text:p>
          </table:table-cell>
          <table:table-cell table:style-name="ce6" office:value-type="string">
            <text:p>DIV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divsd</text:p>
          </table:table-cell>
          <table:table-cell table:style-name="ce6"/>
          <table:table-cell table:style-name="ce6" office:value-type="string">
            <text:p>Divide low double-precision floating-point value in xmm1 by low double-precision floating-point value in xmm2/mem64.</text:p>
          </table:table-cell>
          <table:table-cell table:number-columns-repeated="1008"/>
        </table:table-row>
        <table:table-row table:style-name="ro1">
          <table:table-cell table:style-name="ce6" office:value-type="string">
            <text:p>VEX.NDS.LIG.F2.0F.WIG 5E /r</text:p>
          </table:table-cell>
          <table:table-cell table:style-name="ce6" office:value-type="string">
            <text:p>VDIV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sd</text:p>
          </table:table-cell>
          <table:table-cell table:style-name="ce6"/>
          <table:table-cell table:style-name="ce6" office:value-type="string">
            <text:p>Divide low double-precision floating point values in xmm2 by low double precision floating-point value in xmm3/mem64.</text:p>
          </table:table-cell>
          <table:table-cell table:number-columns-repeated="1008"/>
        </table:table-row>
        <table:table-row table:style-name="ro1">
          <table:table-cell table:number-columns-repeated="1023"/>
        </table:table-row>
        <table:table-row table:style-name="ro1">
          <table:table-cell table:style-name="ce6" office:value-type="string">
            <text:p>F3 0F 5E /r</text:p>
          </table:table-cell>
          <table:table-cell table:style-name="ce6" office:value-type="string">
            <text:p>DIV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divss</text:p>
          </table:table-cell>
          <table:table-cell table:style-name="ce6"/>
          <table:table-cell table:style-name="ce6" office:value-type="string">
            <text:p>Divide low single-precision floating-point value in xmm1 by low single-precision floating-point value in xmm2/m32.</text:p>
          </table:table-cell>
          <table:table-cell table:number-columns-repeated="1008"/>
        </table:table-row>
        <table:table-row table:style-name="ro1">
          <table:table-cell table:style-name="ce6" office:value-type="string">
            <text:p>VEX.NDS.LIG.F3.0F.WIG 5E /r</text:p>
          </table:table-cell>
          <table:table-cell table:style-name="ce6" office:value-type="string">
            <text:p>VDIV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ss</text:p>
          </table:table-cell>
          <table:table-cell table:style-name="ce6"/>
          <table:table-cell table:style-name="ce6" office:value-type="string">
            <text:p>Divide low single-precision floating point value in xmm2 by low single precision floating-point value in xmm3/m32.</text:p>
          </table:table-cell>
          <table:table-cell table:number-columns-repeated="1008"/>
        </table:table-row>
        <table:table-row table:style-name="ro1">
          <table:table-cell table:number-columns-repeated="1023"/>
        </table:table-row>
        <table:table-row table:style-name="ro1">
          <table:table-cell table:style-name="ce6" office:value-type="string">
            <text:p>66 0F 3A 41 /r ib</text:p>
          </table:table-cell>
          <table:table-cell table:style-name="ce6" office:value-type="string">
            <text:p>DP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dppd</text:p>
          </table:table-cell>
          <table:table-cell table:style-name="ce6"/>
          <table:table-cell table:style-name="ce6" office:value-type="string">
            <text:p>Selectively multiply packed DP floating-point values from xmm1 with packed DP floating- point values from xmm2, add and selectively store the packed DP floating-point values to xmm1.</text:p>
          </table:table-cell>
          <table:table-cell table:number-columns-repeated="1008"/>
        </table:table-row>
        <table:table-row table:style-name="ro1">
          <table:table-cell table:style-name="ce6" office:value-type="string">
            <text:p>VEX.NDS.128.66.0F3A.WIG 41 /r ib</text:p>
          </table:table-cell>
          <table:table-cell table:style-name="ce6" office:value-type="string">
            <text:p>VDP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d</text:p>
          </table:table-cell>
          <table:table-cell table:style-name="ce6"/>
          <table:table-cell table:style-name="ce6" office:value-type="string">
            <text:p>Selectively multiply packed DP floating-point values from xmm2 with packed DP floating- point values from xmm3, add and selectively store the packed DP floating-point values to xmm1.</text:p>
          </table:table-cell>
          <table:table-cell table:number-columns-repeated="1008"/>
        </table:table-row>
        <table:table-row table:style-name="ro1">
          <table:table-cell table:number-columns-repeated="1023"/>
        </table:table-row>
        <table:table-row table:style-name="ro1">
          <table:table-cell table:style-name="ce6" office:value-type="string">
            <text:p>66 0F 3A 40 /r ib</text:p>
          </table:table-cell>
          <table:table-cell table:style-name="ce6" office:value-type="string">
            <text:p>DP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dpps</text:p>
          </table:table-cell>
          <table:table-cell table:style-name="ce6"/>
          <table:table-cell table:style-name="ce6"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08"/>
        </table:table-row>
        <table:table-row table:style-name="ro1">
          <table:table-cell table:style-name="ce6" office:value-type="string">
            <text:p>VEX.NDS.128.66.0F3A.WIG 40 /r ib</text:p>
          </table:table-cell>
          <table:table-cell table:style-name="ce6" office:value-type="string">
            <text:p>VDP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s</text:p>
          </table:table-cell>
          <table:table-cell table:style-name="ce6"/>
          <table:table-cell table:style-name="ce6" office:value-type="string">
            <text:p>Multiply packed SP floating point values from xmm1 with packed SP floating point values from xmm2/mem selectively add and store to xmm1.</text:p>
          </table:table-cell>
          <table:table-cell table:number-columns-repeated="1008"/>
        </table:table-row>
        <table:table-row table:style-name="ro1">
          <table:table-cell table:style-name="ce6" office:value-type="string">
            <text:p>VEX.NDS.256.66.0F3A.WIG 40 /r ib</text:p>
          </table:table-cell>
          <table:table-cell table:style-name="ce6" office:value-type="string">
            <text:p>VDP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s</text:p>
          </table:table-cell>
          <table:table-cell table:style-name="ce6"/>
          <table:table-cell table:style-name="ce6" office:value-type="string">
            <text:p>Multiply packed single-precision floating-point values from ymm2 with packed SP floating point values from ymm3/mem, selectively add pairs of elements and store to ymm1.</text:p>
          </table:table-cell>
          <table:table-cell table:number-columns-repeated="1008"/>
        </table:table-row>
        <table:table-row table:style-name="ro1">
          <table:table-cell table:number-columns-repeated="1023"/>
        </table:table-row>
        <table:table-row table:style-name="ro1">
          <table:table-cell table:style-name="ce6" office:value-type="string">
            <text:p>0F 77</text:p>
          </table:table-cell>
          <table:table-cell table:style-name="ce6" office:value-type="string">
            <text:p>EMMS</text:p>
          </table:table-cell>
          <table:table-cell table:style-name="ce6" office:value-type="string">
            <text:p>NP</text:p>
          </table:table-cell>
          <table:table-cell table:style-name="ce6" table:number-columns-repeated="2"/>
          <table:table-cell table:style-name="ce6" office:value-type="string">
            <text:p>TAG(*)</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emms</text:p>
          </table:table-cell>
          <table:table-cell table:style-name="ce6"/>
          <table:table-cell table:style-name="ce6" office:value-type="string">
            <text:p>Set the x87 FPU tag word to empty.</text:p>
          </table:table-cell>
          <table:table-cell table:number-columns-repeated="1008"/>
        </table:table-row>
        <table:table-row table:style-name="ro1">
          <table:table-cell table:number-columns-repeated="1023"/>
        </table:table-row>
        <table:table-row table:style-name="ro1">
          <table:table-cell table:style-name="ce6" office:value-type="string">
            <text:p>C8 <text:span text:style-name="T1">ib iw</text:span> </text:p>
          </table:table-cell>
          <table:table-cell table:style-name="ce6" office:value-type="string">
            <text:p>ENTER <text:span text:style-name="T1">0,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stack frame for a procedure.</text:p>
          </table:table-cell>
          <table:table-cell table:number-columns-repeated="1008"/>
        </table:table-row>
        <table:table-row table:style-name="ro1">
          <table:table-cell table:style-name="ce6" office:value-type="string">
            <text:p>C8 <text:span text:style-name="T1">ib iw</text:span></text:p>
          </table:table-cell>
          <table:table-cell table:style-name="ce6" office:value-type="string">
            <text:p>ENTER <text:span text:style-name="T1">1,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nested stack frame for a procedure.</text:p>
          </table:table-cell>
          <table:table-cell table:number-columns-repeated="1008"/>
        </table:table-row>
        <table:table-row table:style-name="ro1">
          <table:table-cell table:style-name="ce6" office:value-type="string">
            <text:p>C8 <text:span text:style-name="T1">ib iw</text:span></text:p>
          </table:table-cell>
          <table:table-cell table:style-name="ce6" office:value-type="string">
            <text:p>ENTER <text:span text:style-name="T1">imm8,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nested stack frame for a procedure.</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table:style-name="ce6" office:value-type="string">
            <text:p>66 0F 3A 17 /r ib</text:p>
          </table:table-cell>
          <table:table-cell table:style-name="ce6" office:value-type="string">
            <text:p>EXTRACTPS reg/m32, xmm2, imm8</text:p>
          </table:table-cell>
          <table:table-cell table:style-name="ce6" office:value-type="string">
            <text:p>MR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office:value-type="string">
            <text:p>SSE4_1</text:p>
          </table:table-cell>
          <table:table-cell table:style-name="ce6" office:value-type="string">
            <text:p>extractps</text:p>
          </table:table-cell>
          <table:table-cell table:style-name="ce6"/>
          <table:table-cell table:style-name="ce6" office:value-type="string">
            <text:p>Extract a single-precision floating-point value from xmm2 at the source offset specified by imm8 and store the result to reg or m32. The upper 32 bits of r64 is zeroed if reg is r64.</text:p>
          </table:table-cell>
          <table:table-cell table:number-columns-repeated="1008"/>
        </table:table-row>
        <table:table-row table:style-name="ro1">
          <table:table-cell table:style-name="ce6" office:value-type="string">
            <text:p>VEX.128.66.0F3A.WIG 17 /r ib</text:p>
          </table:table-cell>
          <table:table-cell table:style-name="ce6" office:value-type="string">
            <text:p>VEXTRACTPS r/m32, xmm1, imm8</text:p>
          </table:table-cell>
          <table:table-cell table:style-name="ce6" office:value-type="string">
            <text:p>MR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extractps</text:p>
          </table:table-cell>
          <table:table-cell table:style-name="ce6"/>
          <table:table-cell table:style-name="ce6" office:value-type="string">
            <text:p>Extract one single-precision floating-point value from xmm1 at the offset specified by imm8 and store the result in reg or m32. Zero extend the results in 64-bit register if applicable.</text:p>
          </table:table-cell>
          <table:table-cell table:number-columns-repeated="1008"/>
        </table:table-row>
        <table:table-row table:style-name="ro1">
          <table:table-cell table:number-columns-repeated="1023"/>
        </table:table-row>
        <table:table-row table:style-name="ro2">
          <table:table-cell table:style-name="ce6" office:value-type="string">
            <text:p>D9 F0</text:p>
          </table:table-cell>
          <table:table-cell table:style-name="ce6" office:value-type="string">
            <text:p>F2XM1</text:p>
          </table:table-cell>
          <table:table-cell table:style-name="ce6"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2xm1</text:p>
          </table:table-cell>
          <table:table-cell table:style-name="ce6"/>
          <table:table-cell table:style-name="ce12" office:value-type="string">
            <text:p><text:span text:style-name="T19">Replace ST(0) with (2^(ST(0))</text:span><text:span text:style-name="T22"> </text:span><text:span text:style-name="T19">– 1).</text:span></text:p>
          </table:table-cell>
          <table:table-cell table:number-columns-repeated="1008"/>
        </table:table-row>
        <table:table-row table:style-name="ro1">
          <table:table-cell table:number-columns-repeated="1023"/>
        </table:table-row>
        <table:table-row table:style-name="ro1">
          <table:table-cell table:style-name="ce6" office:value-type="string">
            <text:p>D9 E1</text:p>
          </table:table-cell>
          <table:table-cell table:style-name="ce6" office:value-type="string">
            <text:p>FABS</text:p>
          </table:table-cell>
          <table:table-cell table:style-name="ce6"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bs</text:p>
          </table:table-cell>
          <table:table-cell table:style-name="ce6"/>
          <table:table-cell table:style-name="ce6" office:value-type="string">
            <text:p>Replace ST with its absolute value.</text:p>
          </table:table-cell>
          <table:table-cell table:number-columns-repeated="1008"/>
        </table:table-row>
        <table:table-row table:style-name="ro1">
          <table:table-cell table:number-columns-repeated="1023"/>
        </table:table-row>
        <table:table-row table:style-name="ro1">
          <table:table-cell table:style-name="ce6" office:value-type="string">
            <text:p>D8 /0</text:p>
          </table:table-cell>
          <table:table-cell table:style-name="ce6" office:value-type="string">
            <text:p>FADD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s</text:p>
          </table:table-cell>
          <table:table-cell table:style-name="ce6"/>
          <table:table-cell table:style-name="ce6" office:value-type="string">
            <text:p>Add m32fp to ST(0) and store result in ST(0).</text:p>
          </table:table-cell>
          <table:table-cell table:number-columns-repeated="1008"/>
        </table:table-row>
        <table:table-row table:style-name="ro1">
          <table:table-cell table:style-name="ce6" office:value-type="string">
            <text:p>DC /0</text:p>
          </table:table-cell>
          <table:table-cell table:style-name="ce6" office:value-type="string">
            <text:p>FADD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l</text:p>
          </table:table-cell>
          <table:table-cell table:style-name="ce6"/>
          <table:table-cell table:style-name="ce6" office:value-type="string">
            <text:p>Add m64fp to ST(0) and store result in ST(0).</text:p>
          </table:table-cell>
          <table:table-cell table:number-columns-repeated="1008"/>
        </table:table-row>
        <table:table-row table:style-name="ro1">
          <table:table-cell table:style-name="ce6" office:value-type="string">
            <text:p>D8 C0 +i</text:p>
          </table:table-cell>
          <table:table-cell table:style-name="ce6" office:value-type="string">
            <text:p>FADD ST(0), ST(i) </text:p>
          </table:table-cell>
          <table:table-cell table:style-name="ce6" office:value-type="string">
            <text:p>TO</text:p>
          </table:table-cell>
          <table:table-cell table:style-name="ce6"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text:p>
          </table:table-cell>
          <table:table-cell table:style-name="ce6"/>
          <table:table-cell table:style-name="ce6" office:value-type="string">
            <text:p>Add ST(0) to ST(i) and store result in ST(0).</text:p>
          </table:table-cell>
          <table:table-cell table:number-columns-repeated="1008"/>
        </table:table-row>
        <table:table-row table:style-name="ro1">
          <table:table-cell table:style-name="ce6" office:value-type="string">
            <text:p>DC C0 +i</text:p>
          </table:table-cell>
          <table:table-cell table:style-name="ce6" office:value-type="string">
            <text:p>FADD ST(i), ST(0) </text:p>
          </table:table-cell>
          <table:table-cell table:style-name="ce6" office:value-type="string">
            <text:p>OT</text:p>
          </table:table-cell>
          <table:table-cell table:style-name="ce6"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text:p>
          </table:table-cell>
          <table:table-cell table:style-name="ce6"/>
          <table:table-cell table:style-name="ce6" office:value-type="string">
            <text:p>Add ST(i) to ST(0) and store result in ST(i).</text:p>
          </table:table-cell>
          <table:table-cell table:number-columns-repeated="1008"/>
        </table:table-row>
        <table:table-row table:style-name="ro1">
          <table:table-cell table:style-name="ce6" office:value-type="string">
            <text:p>DE C0 +i</text:p>
          </table:table-cell>
          <table:table-cell table:style-name="ce6" office:value-type="string">
            <text:p>FADDP ST(i), ST(0)</text:p>
          </table:table-cell>
          <table:table-cell table:style-name="ce6" office:value-type="string">
            <text:p>OT</text:p>
          </table:table-cell>
          <table:table-cell table:style-name="ce6"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p</text:p>
          </table:table-cell>
          <table:table-cell table:style-name="ce6"/>
          <table:table-cell table:style-name="ce6" office:value-type="string">
            <text:p>Add ST(0) to ST(i), store result in ST(i), and pop the register stack.</text:p>
          </table:table-cell>
          <table:table-cell table:number-columns-repeated="1008"/>
        </table:table-row>
        <table:table-row table:style-name="ro1">
          <table:table-cell table:style-name="ce6" office:value-type="string">
            <text:p>DE C1</text:p>
          </table:table-cell>
          <table:table-cell table:style-name="ce6" office:value-type="string">
            <text:p>FADDP</text:p>
          </table:table-cell>
          <table:table-cell table:style-name="ce6"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p</text:p>
          </table:table-cell>
          <table:table-cell table:style-name="ce6"/>
          <table:table-cell table:style-name="ce6" office:value-type="string">
            <text:p>Add ST(0) to ST(1), store result in ST(1), and pop the register stack.</text:p>
          </table:table-cell>
          <table:table-cell table:number-columns-repeated="1008"/>
        </table:table-row>
        <table:table-row table:style-name="ro1">
          <table:table-cell table:style-name="ce6" office:value-type="string">
            <text:p>DA /0</text:p>
          </table:table-cell>
          <table:table-cell table:style-name="ce6" office:value-type="string">
            <text:p>FIADD m32int</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iaddl</text:p>
          </table:table-cell>
          <table:table-cell table:style-name="ce6"/>
          <table:table-cell table:style-name="ce6" office:value-type="string">
            <text:p>Add m32int to ST(0) and store result in ST(0).</text:p>
          </table:table-cell>
          <table:table-cell table:number-columns-repeated="1008"/>
        </table:table-row>
        <table:table-row table:style-name="ro1">
          <table:table-cell table:style-name="ce6" office:value-type="string">
            <text:p>DE /0</text:p>
          </table:table-cell>
          <table:table-cell table:style-name="ce6" office:value-type="string">
            <text:p>FIADD m16int</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iadd</text:p>
          </table:table-cell>
          <table:table-cell table:style-name="ce6"/>
          <table:table-cell table:style-name="ce6" office:value-type="string">
            <text:p>Add m16int to ST(0) and store result in ST(0).</text:p>
          </table:table-cell>
          <table:table-cell table:number-columns-repeated="1008"/>
        </table:table-row>
        <table:table-row table:style-name="ro1">
          <table:table-cell table:number-columns-repeated="1023"/>
        </table:table-row>
        <table:table-row table:style-name="ro1">
          <table:table-cell table:style-name="ce6" office:value-type="string">
            <text:p>DF /4</text:p>
          </table:table-cell>
          <table:table-cell table:style-name="ce6" office:value-type="string">
            <text:p>FBLD m80bcd</text:p>
          </table:table-cell>
          <table:table-cell table:style-name="ce6" office:value-type="string">
            <text:p>M</text:p>
          </table:table-cell>
          <table:table-cell table:style-name="ce6"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bld</text:p>
          </table:table-cell>
          <table:table-cell table:style-name="ce6"/>
          <table:table-cell table:style-name="ce6" office:value-type="string">
            <text:p>Convert BCD value to floating-point and push onto the FPU stack.</text:p>
          </table:table-cell>
          <table:table-cell table:number-columns-repeated="1008"/>
        </table:table-row>
        <table:table-row table:style-name="ro1">
          <table:table-cell table:number-columns-repeated="1023"/>
        </table:table-row>
        <table:table-row table:style-name="ro1">
          <table:table-cell table:style-name="ce6" office:value-type="string">
            <text:p>DF /6</text:p>
          </table:table-cell>
          <table:table-cell table:style-name="ce6" office:value-type="string">
            <text:p>FBSTP m80bcd</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bstp</text:p>
          </table:table-cell>
          <table:table-cell table:style-name="ce6"/>
          <table:table-cell table:style-name="ce6" office:value-type="string">
            <text:p>Store ST(0) in m80bcd and pop ST(0).</text:p>
          </table:table-cell>
          <table:table-cell table:number-columns-repeated="1008"/>
        </table:table-row>
        <table:table-row table:style-name="ro1">
          <table:table-cell table:number-columns-repeated="1023"/>
        </table:table-row>
        <table:table-row table:style-name="ro1">
          <table:table-cell table:style-name="ce6" office:value-type="string">
            <text:p>D9 E0</text:p>
          </table:table-cell>
          <table:table-cell table:style-name="ce6" office:value-type="string">
            <text:p>FCHS</text:p>
          </table:table-cell>
          <table:table-cell table:style-name="ce6" table:number-columns-repeated="2"/>
          <table:table-cell table:number-columns-repeated="2" table:style-name="ce6" office:value-type="string">
            <text:p>ST(0)</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hs</text:p>
          </table:table-cell>
          <table:table-cell table:style-name="ce6"/>
          <table:table-cell table:style-name="ce6" office:value-type="string">
            <text:p>Complements sign of ST(0).</text:p>
          </table:table-cell>
          <table:table-cell table:number-columns-repeated="1008"/>
        </table:table-row>
        <table:table-row table:style-name="ro1">
          <table:table-cell table:number-columns-repeated="1023"/>
        </table:table-row>
        <table:table-row table:style-name="ro1">
          <table:table-cell table:style-name="ce6" office:value-type="string">
            <text:p>9B DB E2</text:p>
          </table:table-cell>
          <table:table-cell table:style-name="ce6" office:value-type="string">
            <text:p>FCLEX</text:p>
          </table:table-cell>
          <table:table-cell table:style-name="ce6" table:number-columns-repeated="3"/>
          <table:table-cell table:style-name="ce6" office:value-type="string">
            <text:p>S.PE S.UE S.OE S.ZE S.DE S.IE S.ES S.SF S.B</text:p>
          </table:table-cell>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clex</text:p>
          </table:table-cell>
          <table:table-cell table:style-name="ce6"/>
          <table:table-cell table:style-name="ce6" office:value-type="string">
            <text:p>Clear floating-point exception flags after checking for pending unmasked floating-point exceptions.</text:p>
          </table:table-cell>
          <table:table-cell table:number-columns-repeated="1008"/>
        </table:table-row>
        <table:table-row table:style-name="ro1">
          <table:table-cell table:style-name="ce6" office:value-type="string">
            <text:p>DB E2</text:p>
          </table:table-cell>
          <table:table-cell table:style-name="ce12" office:value-type="string">
            <text:p>FNCLEX</text:p>
          </table:table-cell>
          <table:table-cell table:style-name="ce12" table:number-columns-repeated="2"/>
          <table:table-cell table:style-name="ce6"/>
          <table:table-cell table:style-name="ce6" office:value-type="string">
            <text:p>S.PE S.UE S.OE S.ZE S.DE S.IE S.ES S.SF S.B</text:p>
          </table:table-cell>
          <table:table-cell table:style-name="ce6" office:value-type="string">
            <text:p>S.C0 S.C1 S.C2 S.C3</text:p>
          </table:table-cell>
          <table:table-cell table:style-name="ce6" table:number-columns-repeated="2"/>
          <table:table-cell table:number-columns-repeated="2" table:style-name="ce12" office:value-type="string">
            <text:p>V</text:p>
          </table:table-cell>
          <table:table-cell table:style-name="ce6" office:value-type="string">
            <text:p>FPU</text:p>
          </table:table-cell>
          <table:table-cell table:style-name="ce12" office:value-type="string">
            <text:p>fnclex</text:p>
          </table:table-cell>
          <table:table-cell table:style-name="ce12"/>
          <table:table-cell table:style-name="ce6" office:value-type="string">
            <text:p>Clear floating-point exception flags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table:style-name="ce6" office:value-type="string">
            <text:p>DA C0 +i </text:p>
          </table:table-cell>
          <table:table-cell table:style-name="ce6" office:value-type="string">
            <text:p>FCMOVB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b</text:p>
          </table:table-cell>
          <table:table-cell table:style-name="ce6"/>
          <table:table-cell table:style-name="ce6" office:value-type="string">
            <text:p>Move if below (CF=1).</text:p>
          </table:table-cell>
          <table:table-cell table:number-columns-repeated="1008"/>
        </table:table-row>
        <table:table-row table:style-name="ro1">
          <table:table-cell table:style-name="ce6" office:value-type="string">
            <text:p>DA C8 +i </text:p>
          </table:table-cell>
          <table:table-cell table:style-name="ce6" office:value-type="string">
            <text:p>FCMOVE ST(0), ST(i) </text:p>
          </table:table-cell>
          <table:table-cell table:style-name="ce6" office:value-type="string">
            <text:p>TO</text:p>
          </table:table-cell>
          <table:table-cell table:style-name="ce6" office:value-type="string">
            <text:p>w, R</text:p>
          </table:table-cell>
          <table:table-cell table:style-name="ce6" office:value-type="string">
            <text:p>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e</text:p>
          </table:table-cell>
          <table:table-cell table:style-name="ce6"/>
          <table:table-cell table:style-name="ce6" office:value-type="string">
            <text:p>Move if equal (ZF=1).</text:p>
          </table:table-cell>
          <table:table-cell table:number-columns-repeated="1008"/>
        </table:table-row>
        <table:table-row table:style-name="ro1">
          <table:table-cell table:style-name="ce6" office:value-type="string">
            <text:p>DA D0 +i </text:p>
          </table:table-cell>
          <table:table-cell table:style-name="ce6" office:value-type="string">
            <text:p>FCMOVBE ST(0), ST(i) </text:p>
          </table:table-cell>
          <table:table-cell table:style-name="ce6" office:value-type="string">
            <text:p>TO</text:p>
          </table:table-cell>
          <table:table-cell table:style-name="ce6" office:value-type="string">
            <text:p>w, R</text:p>
          </table:table-cell>
          <table:table-cell table:style-name="ce6" office:value-type="string">
            <text:p>E.CF 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be</text:p>
          </table:table-cell>
          <table:table-cell table:style-name="ce6"/>
          <table:table-cell table:style-name="ce6" office:value-type="string">
            <text:p>Move if below or equal (CF=1 or ZF=1).</text:p>
          </table:table-cell>
          <table:table-cell table:number-columns-repeated="1008"/>
        </table:table-row>
        <table:table-row table:style-name="ro1">
          <table:table-cell table:style-name="ce6" office:value-type="string">
            <text:p>DA D8 +i </text:p>
          </table:table-cell>
          <table:table-cell table:style-name="ce6" office:value-type="string">
            <text:p>FCMOVU ST(0), ST(i) </text:p>
          </table:table-cell>
          <table:table-cell table:style-name="ce6" office:value-type="string">
            <text:p>TO</text:p>
          </table:table-cell>
          <table:table-cell table:style-name="ce6" office:value-type="string">
            <text:p>w, R</text:p>
          </table:table-cell>
          <table:table-cell table:style-name="ce6" office:value-type="string">
            <text:p>E.P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u</text:p>
          </table:table-cell>
          <table:table-cell table:style-name="ce6"/>
          <table:table-cell table:style-name="ce6" office:value-type="string">
            <text:p>Move if unordered (PF=1).</text:p>
          </table:table-cell>
          <table:table-cell table:number-columns-repeated="1008"/>
        </table:table-row>
        <table:table-row table:style-name="ro1">
          <table:table-cell table:style-name="ce6" office:value-type="string">
            <text:p>DB C0 +i </text:p>
          </table:table-cell>
          <table:table-cell table:style-name="ce6" office:value-type="string">
            <text:p>FCMOVNB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b</text:p>
          </table:table-cell>
          <table:table-cell table:style-name="ce6"/>
          <table:table-cell table:style-name="ce6" office:value-type="string">
            <text:p>Move if not below (CF=0).</text:p>
          </table:table-cell>
          <table:table-cell table:number-columns-repeated="1008"/>
        </table:table-row>
        <table:table-row table:style-name="ro1">
          <table:table-cell table:style-name="ce6" office:value-type="string">
            <text:p>DB C8 +i </text:p>
          </table:table-cell>
          <table:table-cell table:style-name="ce6" office:value-type="string">
            <text:p>FCMOVNE ST(0), ST(i) </text:p>
          </table:table-cell>
          <table:table-cell table:style-name="ce6" office:value-type="string">
            <text:p>TO</text:p>
          </table:table-cell>
          <table:table-cell table:style-name="ce6" office:value-type="string">
            <text:p>w, R</text:p>
          </table:table-cell>
          <table:table-cell table:style-name="ce6" office:value-type="string">
            <text:p>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e</text:p>
          </table:table-cell>
          <table:table-cell table:style-name="ce6"/>
          <table:table-cell table:style-name="ce6" office:value-type="string">
            <text:p>Move if not equal (ZF=0).</text:p>
          </table:table-cell>
          <table:table-cell table:number-columns-repeated="1008"/>
        </table:table-row>
        <table:table-row table:style-name="ro1">
          <table:table-cell table:style-name="ce6" office:value-type="string">
            <text:p>DB D0 +i </text:p>
          </table:table-cell>
          <table:table-cell table:style-name="ce6" office:value-type="string">
            <text:p>FCMOVNBE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be</text:p>
          </table:table-cell>
          <table:table-cell table:style-name="ce6"/>
          <table:table-cell table:style-name="ce6" office:value-type="string">
            <text:p>Move if not below or equal (CF=0 and ZF=0).</text:p>
          </table:table-cell>
          <table:table-cell table:number-columns-repeated="1008"/>
        </table:table-row>
        <table:table-row table:style-name="ro1">
          <table:table-cell table:style-name="ce6" office:value-type="string">
            <text:p>DB D8 +i</text:p>
          </table:table-cell>
          <table:table-cell table:style-name="ce6" office:value-type="string">
            <text:p>FCMOVNU ST(0), ST(i)</text:p>
          </table:table-cell>
          <table:table-cell table:style-name="ce6" office:value-type="string">
            <text:p>TO</text:p>
          </table:table-cell>
          <table:table-cell table:style-name="ce6" office:value-type="string">
            <text:p>w, R</text:p>
          </table:table-cell>
          <table:table-cell table:style-name="ce6" office:value-type="string">
            <text:p>E.P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u</text:p>
          </table:table-cell>
          <table:table-cell table:style-name="ce6"/>
          <table:table-cell table:style-name="ce6" office:value-type="string">
            <text:p>Move if not unordered (PF=0).</text:p>
          </table:table-cell>
          <table:table-cell table:number-columns-repeated="1008"/>
        </table:table-row>
        <table:table-row table:style-name="ro1">
          <table:table-cell table:number-columns-repeated="1023"/>
        </table:table-row>
        <table:table-row table:style-name="ro1">
          <table:table-cell table:style-name="ce6" office:value-type="string">
            <text:p>D8 /2 </text:p>
          </table:table-cell>
          <table:table-cell table:style-name="ce6" office:value-type="string">
            <text:p>FCOM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s</text:p>
          </table:table-cell>
          <table:table-cell table:style-name="ce6"/>
          <table:table-cell table:style-name="ce6" office:value-type="string">
            <text:p>Compare ST(0) with m32fp.</text:p>
          </table:table-cell>
          <table:table-cell table:number-columns-repeated="1008"/>
        </table:table-row>
        <table:table-row table:style-name="ro1">
          <table:table-cell table:style-name="ce6" office:value-type="string">
            <text:p>DC /2 </text:p>
          </table:table-cell>
          <table:table-cell table:style-name="ce6" office:value-type="string">
            <text:p>FCOM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l</text:p>
          </table:table-cell>
          <table:table-cell table:style-name="ce6"/>
          <table:table-cell table:style-name="ce6" office:value-type="string">
            <text:p>Compare ST(0) with m64fp.</text:p>
          </table:table-cell>
          <table:table-cell table:number-columns-repeated="1008"/>
        </table:table-row>
        <table:table-row table:style-name="ro1">
          <table:table-cell table:style-name="ce6" office:value-type="string">
            <text:p>D8 <text:span text:style-name="T2">D0 +i </text:span></text:p>
          </table:table-cell>
          <table:table-cell table:style-name="ce6" office:value-type="string">
            <text:p>FCOM ST(i) </text:p>
          </table:table-cell>
          <table:table-cell table:style-name="ce6" office:value-type="string">
            <text:p>O</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text:p>
          </table:table-cell>
          <table:table-cell table:style-name="ce6"/>
          <table:table-cell table:style-name="ce6" office:value-type="string">
            <text:p>Compare ST(0) with ST(i).</text:p>
          </table:table-cell>
          <table:table-cell table:number-columns-repeated="1008"/>
        </table:table-row>
        <table:table-row table:style-name="ro1">
          <table:table-cell table:style-name="ce6" office:value-type="string">
            <text:p>D8 D1 </text:p>
          </table:table-cell>
          <table:table-cell table:style-name="ce6" office:value-type="string">
            <text:p>FCOM</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text:p>
          </table:table-cell>
          <table:table-cell table:style-name="ce6"/>
          <table:table-cell table:style-name="ce6" office:value-type="string">
            <text:p>Compare ST(0) with ST(1).</text:p>
          </table:table-cell>
          <table:table-cell table:number-columns-repeated="1008"/>
        </table:table-row>
        <table:table-row table:style-name="ro1">
          <table:table-cell table:style-name="ce6" office:value-type="string">
            <text:p>D8 /3 </text:p>
          </table:table-cell>
          <table:table-cell table:style-name="ce6" office:value-type="string">
            <text:p>FCOMP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s</text:p>
          </table:table-cell>
          <table:table-cell table:style-name="ce6"/>
          <table:table-cell table:style-name="ce6" office:value-type="string">
            <text:p>Compare ST(0) with m32fp and pop register stack.</text:p>
          </table:table-cell>
          <table:table-cell table:number-columns-repeated="1008"/>
        </table:table-row>
        <table:table-row table:style-name="ro1">
          <table:table-cell table:style-name="ce6" office:value-type="string">
            <text:p>DC /3 </text:p>
          </table:table-cell>
          <table:table-cell table:style-name="ce6" office:value-type="string">
            <text:p>FCOMP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l</text:p>
          </table:table-cell>
          <table:table-cell table:style-name="ce6"/>
          <table:table-cell table:style-name="ce6" office:value-type="string">
            <text:p>Compare ST(0) with m64fp and pop register stack.</text:p>
          </table:table-cell>
          <table:table-cell table:number-columns-repeated="1008"/>
        </table:table-row>
        <table:table-row table:style-name="ro1">
          <table:table-cell table:style-name="ce6" office:value-type="string">
            <text:p>D8 D8 +i </text:p>
          </table:table-cell>
          <table:table-cell table:style-name="ce6" office:value-type="string">
            <text:p>FCOMP ST(i) </text:p>
          </table:table-cell>
          <table:table-cell table:style-name="ce6" office:value-type="string">
            <text:p>O</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text:p>
          </table:table-cell>
          <table:table-cell table:style-name="ce6"/>
          <table:table-cell table:style-name="ce6" office:value-type="string">
            <text:p>Compare ST(0) with ST(i) and pop register stack.</text:p>
          </table:table-cell>
          <table:table-cell table:number-columns-repeated="1008"/>
        </table:table-row>
        <table:table-row table:style-name="ro1">
          <table:table-cell table:style-name="ce6" office:value-type="string">
            <text:p>D8 D9 </text:p>
          </table:table-cell>
          <table:table-cell table:style-name="ce6" office:value-type="string">
            <text:p>FCOMP </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text:p>
          </table:table-cell>
          <table:table-cell table:style-name="ce6"/>
          <table:table-cell table:style-name="ce6" office:value-type="string">
            <text:p>Compare ST(0) with ST(1) and pop register stack.</text:p>
          </table:table-cell>
          <table:table-cell table:number-columns-repeated="1008"/>
        </table:table-row>
        <table:table-row table:style-name="ro1">
          <table:table-cell table:style-name="ce6" office:value-type="string">
            <text:p>DE D9</text:p>
          </table:table-cell>
          <table:table-cell table:style-name="ce6" office:value-type="string">
            <text:p>FCOMPP</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p</text:p>
          </table:table-cell>
          <table:table-cell table:style-name="ce6"/>
          <table:table-cell table:style-name="ce6" office:value-type="string">
            <text:p>Compare ST(0) with ST(1) and pop register stack twice.</text:p>
          </table:table-cell>
          <table:table-cell table:number-columns-repeated="1008"/>
        </table:table-row>
        <table:table-row table:style-name="ro1">
          <table:table-cell table:number-columns-repeated="4"/>
          <table:table-cell table:style-name="ce6" table:number-columns-repeated="5"/>
          <table:table-cell table:number-columns-repeated="1014"/>
        </table:table-row>
        <table:table-row table:style-name="ro1">
          <table:table-cell table:style-name="ce6"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comi</text:p>
          </table:table-cell>
          <table:table-cell/>
          <table:table-cell office:value-type="string">
            <text:p>Compare ST(0) with ST(i) and set status flags accordingly.</text:p>
          </table:table-cell>
          <table:table-cell table:number-columns-repeated="1008"/>
        </table:table-row>
        <table:table-row table:style-name="ro1">
          <table:table-cell table:style-name="ce6"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comip</text:p>
          </table:table-cell>
          <table:table-cell/>
          <table:table-cell office:value-type="string">
            <text:p>Compare ST(0) with ST(i), set status flags accordingly, and pop register stack.</text:p>
          </table:table-cell>
          <table:table-cell table:number-columns-repeated="1008"/>
        </table:table-row>
        <table:table-row table:style-name="ro1">
          <table:table-cell table:style-name="ce6"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i</text:p>
          </table:table-cell>
          <table:table-cell/>
          <table:table-cell office:value-type="string">
            <text:p>Compare ST(0) with ST(i), check for ordered values, and set status flags accordingly.</text:p>
          </table:table-cell>
          <table:table-cell table:number-columns-repeated="1008"/>
        </table:table-row>
        <table:table-row table:style-name="ro1">
          <table:table-cell table:style-name="ce6"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ip</text:p>
          </table:table-cell>
          <table:table-cell/>
          <table:table-cell office:value-type="string">
            <text:p>Compare ST(0) with ST(i), check for ordered values, set status flags accordingly, and pop register stack.</text:p>
          </table:table-cell>
          <table:table-cell table:number-columns-repeated="1008"/>
        </table:table-row>
        <table:table-row table:style-name="ro1">
          <table:table-cell table:number-columns-repeated="1023"/>
        </table:table-row>
        <table:table-row table:style-name="ro1">
          <table:table-cell table:style-name="ce6" office:value-type="string">
            <text:p>D9 FF </text:p>
          </table:table-cell>
          <table:table-cell table:style-name="ce6" office:value-type="string">
            <text:p>FCOS </text:p>
          </table:table-cell>
          <table:table-cell table:style-name="ce6" table:number-columns-repeated="2"/>
          <table:table-cell table:style-name="ce6" office:value-type="string">
            <text:p>ST(0)</text:p>
          </table:table-cell>
          <table:table-cell table:style-name="ce6" office:value-type="string">
            <text:p>ST(0) s.c1 S.C2</text:p>
          </table:table-cell>
          <table:table-cell table:style-name="ce6" office:value-type="string">
            <text:p>s.c1 S.C0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cos</text:p>
          </table:table-cell>
          <table:table-cell table:style-name="ce6"/>
          <table:table-cell table:style-name="ce6" office:value-type="string">
            <text:p>Replace ST(0) with its cosine.</text:p>
          </table:table-cell>
          <table:table-cell table:number-columns-repeated="1008"/>
        </table:table-row>
        <table:table-row table:style-name="ro1">
          <table:table-cell table:number-columns-repeated="1023"/>
        </table:table-row>
        <table:table-row table:style-name="ro1">
          <table:table-cell office:value-type="string">
            <text:p>D9 F6 </text:p>
          </table:table-cell>
          <table:table-cell office:value-type="string">
            <text:p>FDECSTP </text:p>
          </table:table-cell>
          <table:table-cell table:number-columns-repeated="2"/>
          <table:table-cell table:style-name="ce6" office:value-type="string">
            <text:p>S.TOP</text:p>
          </table:table-cell>
          <table:table-cell table:style-name="ce6" office:value-type="string">
            <text:p>S.TOP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ecstp</text:p>
          </table:table-cell>
          <table:table-cell/>
          <table:table-cell office:value-type="string">
            <text:p>Decrement TOP field in FPU status word.</text:p>
          </table:table-cell>
          <table:table-cell table:number-columns-repeated="1008"/>
        </table:table-row>
        <table:table-row table:style-name="ro1">
          <table:table-cell table:number-columns-repeated="1023"/>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s</text:p>
          </table:table-cell>
          <table:table-cell/>
          <table:table-cell office:value-type="string">
            <text:p>Divide ST(0) by m32fp and store result in ST(0).</text:p>
          </table:table-cell>
          <table:table-cell table:number-columns-repeated="1008"/>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l</text:p>
          </table:table-cell>
          <table:table-cell/>
          <table:table-cell office:value-type="string">
            <text:p>Compare ST(0) with ST(i), set status flags accordingly, and pop register stack.</text:p>
          </table:table-cell>
          <table:table-cell table:number-columns-repeated="1008"/>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text:p>
          </table:table-cell>
          <table:table-cell/>
          <table:table-cell office:value-type="string">
            <text:p>Divide ST(0) by ST(i) and store result in ST(0).</text:p>
          </table:table-cell>
          <table:table-cell table:number-columns-repeated="1008"/>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text:p>
          </table:table-cell>
          <table:table-cell/>
          <table:table-cell office:value-type="string">
            <text:p>Divide ST(i) by ST(0) and store result in ST(i).</text:p>
          </table:table-cell>
          <table:table-cell table:number-columns-repeated="1008"/>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p</text:p>
          </table:table-cell>
          <table:table-cell/>
          <table:table-cell office:value-type="string">
            <text:p>Divide ST(i) by ST(0), store result in ST(i), and pop the register stack.</text:p>
          </table:table-cell>
          <table:table-cell table:number-columns-repeated="1008"/>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p</text:p>
          </table:table-cell>
          <table:table-cell/>
          <table:table-cell office:value-type="string">
            <text:p>Divide ST(1) by ST(0), store result in ST(1), and pop the register stack.</text:p>
          </table:table-cell>
          <table:table-cell table:number-columns-repeated="1008"/>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l</text:p>
          </table:table-cell>
          <table:table-cell/>
          <table:table-cell office:value-type="string">
            <text:p>Divide ST(0) by m32int and store result in ST(0).</text:p>
          </table:table-cell>
          <table:table-cell table:number-columns-repeated="1008"/>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text:p>
          </table:table-cell>
          <table:table-cell/>
          <table:table-cell office:value-type="string">
            <text:p>Divide ST(0) by m64int and store result in ST(0).</text:p>
          </table:table-cell>
          <table:table-cell table:number-columns-repeated="1008"/>
        </table:table-row>
        <table:table-row table:style-name="ro1">
          <table:table-cell table:number-columns-repeated="1023"/>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s</text:p>
          </table:table-cell>
          <table:table-cell/>
          <table:table-cell office:value-type="string">
            <text:p>Divide m32fp by ST(0) and store result in ST(0).</text:p>
          </table:table-cell>
          <table:table-cell table:number-columns-repeated="1008"/>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l</text:p>
          </table:table-cell>
          <table:table-cell/>
          <table:table-cell office:value-type="string">
            <text:p>Divide m64fp by ST(0) and store result in ST(0).</text:p>
          </table:table-cell>
          <table:table-cell table:number-columns-repeated="1008"/>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text:p>
          </table:table-cell>
          <table:table-cell/>
          <table:table-cell office:value-type="string">
            <text:p>Divide ST(i) by ST(0) and store result in ST(0).</text:p>
          </table:table-cell>
          <table:table-cell table:number-columns-repeated="1008"/>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text:p>
          </table:table-cell>
          <table:table-cell/>
          <table:table-cell office:value-type="string">
            <text:p>Divide ST(0) by ST(i) and store result in ST(i).</text:p>
          </table:table-cell>
          <table:table-cell table:number-columns-repeated="1008"/>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p</text:p>
          </table:table-cell>
          <table:table-cell/>
          <table:table-cell office:value-type="string">
            <text:p>Divide ST(0) by ST(i), store result in ST(i), and pop the register stack.</text:p>
          </table:table-cell>
          <table:table-cell table:number-columns-repeated="1008"/>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p</text:p>
          </table:table-cell>
          <table:table-cell/>
          <table:table-cell office:value-type="string">
            <text:p>Divide ST(0) by ST(1), store result in ST(1), and pop the register stack.</text:p>
          </table:table-cell>
          <table:table-cell table:number-columns-repeated="1008"/>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rl</text:p>
          </table:table-cell>
          <table:table-cell/>
          <table:table-cell office:value-type="string">
            <text:p>Divide m32int by ST(0) and store result in ST(0).</text:p>
          </table:table-cell>
          <table:table-cell table:number-columns-repeated="1008"/>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r</text:p>
          </table:table-cell>
          <table:table-cell/>
          <table:table-cell office:value-type="string">
            <text:p>Divide m16int by ST(0) and store result in ST(0).</text:p>
          </table:table-cell>
          <table:table-cell table:number-columns-repeated="1008"/>
        </table:table-row>
        <table:table-row table:style-name="ro1">
          <table:table-cell table:number-columns-repeated="1023"/>
        </table:table-row>
        <table:table-row table:style-name="ro4">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freep</text:p>
          </table:table-cell>
          <table:table-cell/>
          <table:table-cell office:value-type="string">
            <text:p>Sets tag for ST(i) to empty.</text:p>
          </table:table-cell>
          <table:table-cell table:number-columns-repeated="1008"/>
        </table:table-row>
        <table:table-row table:style-name="ro1">
          <table:table-cell table:number-columns-repeated="1023"/>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text:p>
          </table:table-cell>
          <table:table-cell/>
          <table:table-cell office:value-type="string">
            <text:p>Compare ST(0) with m16int.</text:p>
          </table:table-cell>
          <table:table-cell table:number-columns-repeated="1008"/>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l</text:p>
          </table:table-cell>
          <table:table-cell/>
          <table:table-cell office:value-type="string">
            <text:p>Compare ST(0) with m32int.</text:p>
          </table:table-cell>
          <table:table-cell table:number-columns-repeated="1008"/>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p</text:p>
          </table:table-cell>
          <table:table-cell/>
          <table:table-cell office:value-type="string">
            <text:p>Compare ST(0) with m16int and pop stack register.</text:p>
          </table:table-cell>
          <table:table-cell table:number-columns-repeated="1008"/>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pl</text:p>
          </table:table-cell>
          <table:table-cell/>
          <table:table-cell office:value-type="string">
            <text:p>Compare ST(0) with m32int and pop stack register.</text:p>
          </table:table-cell>
          <table:table-cell table:number-columns-repeated="1008"/>
        </table:table-row>
        <table:table-row table:style-name="ro1">
          <table:table-cell table:number-columns-repeated="1023"/>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text:p>
          </table:table-cell>
          <table:table-cell/>
          <table:table-cell office:value-type="string">
            <text:p>Push m16int onto the FPU register stack.</text:p>
          </table:table-cell>
          <table:table-cell table:number-columns-repeated="1008"/>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l</text:p>
          </table:table-cell>
          <table:table-cell/>
          <table:table-cell office:value-type="string">
            <text:p>Push m32int onto the FPU register stack.</text:p>
          </table:table-cell>
          <table:table-cell table:number-columns-repeated="1008"/>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ll</text:p>
          </table:table-cell>
          <table:table-cell/>
          <table:table-cell office:value-type="string">
            <text:p>Push m64int onto the FPU register stack.</text:p>
          </table:table-cell>
          <table:table-cell table:number-columns-repeated="1008"/>
        </table:table-row>
        <table:table-row table:style-name="ro1">
          <table:table-cell table:number-columns-repeated="1023"/>
        </table:table-row>
        <table:table-row table:style-name="ro1">
          <table:table-cell office:value-type="string">
            <text:p>D9 F7 </text:p>
          </table:table-cell>
          <table:table-cell office:value-type="string">
            <text:p>FINCSTP </text:p>
          </table:table-cell>
          <table:table-cell table:number-columns-repeated="2"/>
          <table:table-cell table:style-name="ce6" office:value-type="string">
            <text:p>S.TOP</text:p>
          </table:table-cell>
          <table:table-cell table:style-name="ce6" office:value-type="string">
            <text:p>S.TOP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ncstp</text:p>
          </table:table-cell>
          <table:table-cell/>
          <table:table-cell office:value-type="string">
            <text:p>Increment the TOP field in the FPU status register.</text:p>
          </table:table-cell>
          <table:table-cell table:number-columns-repeated="1008"/>
        </table:table-row>
        <table:table-row table:style-name="ro1">
          <table:table-cell table:number-columns-repeated="1023"/>
        </table:table-row>
        <table:table-row table:style-name="ro1">
          <table:table-cell office:value-type="string">
            <text:p>9B DB E3 </text:p>
          </table:table-cell>
          <table:table-cell office:value-type="string">
            <text:p>FINIT </text:p>
          </table:table-cell>
          <table:table-cell table:number-columns-repeated="2"/>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nit</text:p>
          </table:table-cell>
          <table:table-cell/>
          <table:table-cell office:value-type="string">
            <text:p>Initialize FPU after checking for pending unmasked floating-point exceptions.</text:p>
          </table:table-cell>
          <table:table-cell table:number-columns-repeated="1008"/>
        </table:table-row>
        <table:table-row table:style-name="ro1">
          <table:table-cell office:value-type="string">
            <text:p>DB E3 </text:p>
          </table:table-cell>
          <table:table-cell office:value-type="string">
            <text:p>FNINIT</text:p>
          </table:table-cell>
          <table:table-cell table:number-columns-repeated="2"/>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ninit</text:p>
          </table:table-cell>
          <table:table-cell/>
          <table:table-cell office:value-type="string">
            <text:p>Initialize FPU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ext:p>
          </table:table-cell>
          <table:table-cell/>
          <table:table-cell office:value-type="string">
            <text:p>Store ST(0) in m16int.</text:p>
          </table:table-cell>
          <table:table-cell table:number-columns-repeated="1008"/>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l</text:p>
          </table:table-cell>
          <table:table-cell/>
          <table:table-cell office:value-type="string">
            <text:p>Store ST(0) in m32int.</text:p>
          </table:table-cell>
          <table:table-cell table:number-columns-repeated="1008"/>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text:p>
          </table:table-cell>
          <table:table-cell/>
          <table:table-cell office:value-type="string">
            <text:p>Store ST(0) in m16int and pop register stack.</text:p>
          </table:table-cell>
          <table:table-cell table:number-columns-repeated="1008"/>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l</text:p>
          </table:table-cell>
          <table:table-cell/>
          <table:table-cell office:value-type="string">
            <text:p>Store ST(0) in m32int and pop register stack.</text:p>
          </table:table-cell>
          <table:table-cell table:number-columns-repeated="1008"/>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ll</text:p>
          </table:table-cell>
          <table:table-cell/>
          <table:table-cell office:value-type="string">
            <text:p>Store ST(0) in m64int and pop register stack.</text:p>
          </table:table-cell>
          <table:table-cell table:number-columns-repeated="1008"/>
        </table:table-row>
        <table:table-row table:style-name="ro1">
          <table:table-cell table:number-columns-repeated="1023"/>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text:p>
          </table:table-cell>
          <table:table-cell/>
          <table:table-cell office:value-type="string">
            <text:p>Store ST(0) in m16int with truncation.</text:p>
          </table:table-cell>
          <table:table-cell table:number-columns-repeated="1008"/>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l</text:p>
          </table:table-cell>
          <table:table-cell/>
          <table:table-cell office:value-type="string">
            <text:p>Store ST(0) in m32int with truncation.</text:p>
          </table:table-cell>
          <table:table-cell table:number-columns-repeated="1008"/>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ll</text:p>
          </table:table-cell>
          <table:table-cell/>
          <table:table-cell office:value-type="string">
            <text:p>Store ST(0) in m64int with truncation.</text:p>
          </table:table-cell>
          <table:table-cell table:number-columns-repeated="1008"/>
        </table:table-row>
        <table:table-row table:style-name="ro1">
          <table:table-cell table:number-columns-repeated="1023"/>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s</text:p>
          </table:table-cell>
          <table:table-cell/>
          <table:table-cell office:value-type="string">
            <text:p>Push m32fp onto the FPU register stack.</text:p>
          </table:table-cell>
          <table:table-cell table:number-columns-repeated="1008"/>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text:p>
          </table:table-cell>
          <table:table-cell/>
          <table:table-cell office:value-type="string">
            <text:p>Push m64fp onto the FPU register stack.</text:p>
          </table:table-cell>
          <table:table-cell table:number-columns-repeated="1008"/>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t</text:p>
          </table:table-cell>
          <table:table-cell/>
          <table:table-cell office:value-type="string">
            <text:p>Push m80fp onto the FPU register stack.</text:p>
          </table:table-cell>
          <table:table-cell table:number-columns-repeated="1008"/>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text:p>
          </table:table-cell>
          <table:table-cell/>
          <table:table-cell office:value-type="string">
            <text:p>Push ST(i) onto the FPU register stack.</text:p>
          </table:table-cell>
          <table:table-cell table:number-columns-repeated="1008"/>
        </table:table-row>
        <table:table-row table:style-name="ro1">
          <table:table-cell table:number-columns-repeated="1023"/>
        </table:table-row>
        <table:table-row table:style-name="ro1">
          <table:table-cell office:value-type="string">
            <text:p>D9 E8 </text:p>
          </table:table-cell>
          <table:table-cell office:value-type="string">
            <text:p>FLD1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1</text:p>
          </table:table-cell>
          <table:table-cell/>
          <table:table-cell office:value-type="string">
            <text:p>Push +1.0 onto the FPU register stack.</text:p>
          </table:table-cell>
          <table:table-cell table:number-columns-repeated="1008"/>
        </table:table-row>
        <table:table-row table:style-name="ro1">
          <table:table-cell office:value-type="string">
            <text:p>D9 E9 </text:p>
          </table:table-cell>
          <table:table-cell office:value-type="string">
            <text:p>FLDL2T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2t</text:p>
          </table:table-cell>
          <table:table-cell/>
          <table:table-cell office:value-type="string">
            <text:p>Push log210 onto the FPU register stack.</text:p>
          </table:table-cell>
          <table:table-cell table:number-columns-repeated="1008"/>
        </table:table-row>
        <table:table-row table:style-name="ro1">
          <table:table-cell office:value-type="string">
            <text:p>D9 EA </text:p>
          </table:table-cell>
          <table:table-cell office:value-type="string">
            <text:p>FLDL2E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2e</text:p>
          </table:table-cell>
          <table:table-cell/>
          <table:table-cell office:value-type="string">
            <text:p>Push log2e onto the FPU register stack.</text:p>
          </table:table-cell>
          <table:table-cell table:number-columns-repeated="1008"/>
        </table:table-row>
        <table:table-row table:style-name="ro1">
          <table:table-cell office:value-type="string">
            <text:p>D9 EB </text:p>
          </table:table-cell>
          <table:table-cell office:value-type="string">
            <text:p>FLDPI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pi</text:p>
          </table:table-cell>
          <table:table-cell/>
          <table:table-cell office:value-type="string">
            <text:p>Push π onto the FPU register stack.</text:p>
          </table:table-cell>
          <table:table-cell table:number-columns-repeated="1008"/>
        </table:table-row>
        <table:table-row table:style-name="ro1">
          <table:table-cell office:value-type="string">
            <text:p>D9 EC </text:p>
          </table:table-cell>
          <table:table-cell office:value-type="string">
            <text:p>FLDLG2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g2</text:p>
          </table:table-cell>
          <table:table-cell/>
          <table:table-cell office:value-type="string">
            <text:p>Push log102 onto the FPU register stack.</text:p>
          </table:table-cell>
          <table:table-cell table:number-columns-repeated="1008"/>
        </table:table-row>
        <table:table-row table:style-name="ro1">
          <table:table-cell office:value-type="string">
            <text:p>D9 ED </text:p>
          </table:table-cell>
          <table:table-cell office:value-type="string">
            <text:p>FLDLN2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n2</text:p>
          </table:table-cell>
          <table:table-cell/>
          <table:table-cell office:value-type="string">
            <text:p>Push loge2 onto the FPU register stack.</text:p>
          </table:table-cell>
          <table:table-cell table:number-columns-repeated="1008"/>
        </table:table-row>
        <table:table-row table:style-name="ro1">
          <table:table-cell office:value-type="string">
            <text:p>D9 EE </text:p>
          </table:table-cell>
          <table:table-cell office:value-type="string">
            <text:p>FLDZ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z</text:p>
          </table:table-cell>
          <table:table-cell/>
          <table:table-cell office:value-type="string">
            <text:p>Push +0.0 onto the FPU register stack.</text:p>
          </table:table-cell>
          <table:table-cell table:number-columns-repeated="1008"/>
        </table:table-row>
        <table:table-row table:style-name="ro1">
          <table:table-cell table:number-columns-repeated="1023"/>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cw</text:p>
          </table:table-cell>
          <table:table-cell/>
          <table:table-cell office:value-type="string">
            <text:p>Load FPU control word from m2byte.</text:p>
          </table:table-cell>
          <table:table-cell table:number-columns-repeated="1008"/>
        </table:table-row>
        <table:table-row table:style-name="ro1">
          <table:table-cell table:number-columns-repeated="1023"/>
        </table:table-row>
        <table:table-row table:style-name="ro4">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ldenvl</text:p>
          </table:table-cell>
          <table:table-cell/>
          <table:table-cell office:value-type="string">
            <text:p>Load FPU environment from m14byte or m28byte.</text:p>
          </table:table-cell>
          <table:table-cell table:number-columns-repeated="1008"/>
        </table:table-row>
        <table:table-row table:style-name="ro1">
          <table:table-cell table:number-columns-repeated="1023"/>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s</text:p>
          </table:table-cell>
          <table:table-cell/>
          <table:table-cell office:value-type="string">
            <text:p>Multiply ST(0) by m32fp and store result in ST(0).</text:p>
          </table:table-cell>
          <table:table-cell table:number-columns-repeated="1008"/>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l</text:p>
          </table:table-cell>
          <table:table-cell/>
          <table:table-cell office:value-type="string">
            <text:p>Multiply ST(0) by m64fp and store result in ST(0).</text:p>
          </table:table-cell>
          <table:table-cell table:number-columns-repeated="1008"/>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text:p>
          </table:table-cell>
          <table:table-cell/>
          <table:table-cell office:value-type="string">
            <text:p>Multiply ST(0) by ST(i) and store result in ST(0).</text:p>
          </table:table-cell>
          <table:table-cell table:number-columns-repeated="1008"/>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text:p>
          </table:table-cell>
          <table:table-cell/>
          <table:table-cell office:value-type="string">
            <text:p>Multiply ST(i) by ST(0) and store result in ST(i).</text:p>
          </table:table-cell>
          <table:table-cell table:number-columns-repeated="1008"/>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p</text:p>
          </table:table-cell>
          <table:table-cell/>
          <table:table-cell office:value-type="string">
            <text:p>Multiply ST(i) by ST(0), store result in ST(i), and pop the register stack.</text:p>
          </table:table-cell>
          <table:table-cell table:number-columns-repeated="1008"/>
        </table:table-row>
        <table:table-row table:style-name="ro1">
          <table:table-cell office:value-type="string">
            <text:p>DE C9 </text:p>
          </table:table-cell>
          <table:table-cell office:value-type="string">
            <text:p>FMUL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p</text:p>
          </table:table-cell>
          <table:table-cell/>
          <table:table-cell office:value-type="string">
            <text:p>Multiply ST(1) by ST(0), store result in ST(1), and pop the register stack.</text:p>
          </table:table-cell>
          <table:table-cell table:number-columns-repeated="1008"/>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mull</text:p>
          </table:table-cell>
          <table:table-cell/>
          <table:table-cell office:value-type="string">
            <text:p>Multiply ST(0) by m32int and store result in ST(0).</text:p>
          </table:table-cell>
          <table:table-cell table:number-columns-repeated="1008"/>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mul</text:p>
          </table:table-cell>
          <table:table-cell/>
          <table:table-cell office:value-type="string">
            <text:p>Multiply ST(0) by m16int and store result in ST(0).</text:p>
          </table:table-cell>
          <table:table-cell table:number-columns-repeated="1008"/>
        </table:table-row>
        <table:table-row table:style-name="ro1">
          <table:table-cell table:number-columns-repeated="1023"/>
        </table:table-row>
        <table:table-row table:style-name="ro1">
          <table:table-cell office:value-type="string">
            <text:p>D9 D0 </text:p>
          </table:table-cell>
          <table:table-cell office:value-type="string">
            <text:p>FNOP </text:p>
          </table:table-cell>
          <table:table-cell table:number-columns-repeated="2"/>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op</text:p>
          </table:table-cell>
          <table:table-cell/>
          <table:table-cell office:value-type="string">
            <text:p>No operation is performed.</text:p>
          </table:table-cell>
          <table:table-cell table:number-columns-repeated="1008"/>
        </table:table-row>
        <table:table-row table:style-name="ro1">
          <table:table-cell table:number-columns-repeated="1023"/>
        </table:table-row>
        <table:table-row table:style-name="ro1">
          <table:table-cell office:value-type="string">
            <text:p>D9 F3 </text:p>
          </table:table-cell>
          <table:table-cell office:value-type="string">
            <text:p>FPATAN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patan</text:p>
          </table:table-cell>
          <table:table-cell/>
          <table:table-cell office:value-type="string">
            <text:p>Replace ST(1) with arctan(ST(1)/ST(0)) and pop the register stack.</text:p>
          </table:table-cell>
          <table:table-cell table:number-columns-repeated="1008"/>
        </table:table-row>
        <table:table-row table:style-name="ro1">
          <table:table-cell table:number-columns-repeated="1023"/>
        </table:table-row>
        <table:table-row table:style-name="ro1">
          <table:table-cell office:value-type="string">
            <text:p>D9 F8 </text:p>
          </table:table-cell>
          <table:table-cell office:value-type="string">
            <text:p>FPREM </text:p>
          </table:table-cell>
          <table:table-cell table:number-columns-repeated="2"/>
          <table:table-cell table:style-name="ce6" office:value-type="string">
            <text:p>ST(0) ST(1)</text:p>
          </table:table-cell>
          <table:table-cell table:style-name="ce6" office:value-type="string">
            <text:p>ST(0) 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prem</text:p>
          </table:table-cell>
          <table:table-cell/>
          <table:table-cell office:value-type="string">
            <text:p>Replace ST(0) with the remainder obtained from dividing ST(0) by ST(1).</text:p>
          </table:table-cell>
          <table:table-cell table:number-columns-repeated="1008"/>
        </table:table-row>
        <table:table-row table:style-name="ro1">
          <table:table-cell table:number-columns-repeated="1023"/>
        </table:table-row>
        <table:table-row table:style-name="ro1">
          <table:table-cell office:value-type="string">
            <text:p>D9 F5 </text:p>
          </table:table-cell>
          <table:table-cell office:value-type="string">
            <text:p>FPREM1 </text:p>
          </table:table-cell>
          <table:table-cell table:number-columns-repeated="2"/>
          <table:table-cell table:style-name="ce6" office:value-type="string">
            <text:p>ST(0) ST(1)</text:p>
          </table:table-cell>
          <table:table-cell table:style-name="ce6" office:value-type="string">
            <text:p>ST(0) 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prem1</text:p>
          </table:table-cell>
          <table:table-cell/>
          <table:table-cell office:value-type="string">
            <text:p>Replace ST(0) with the IEEE remainder obtained from dividing ST(0) by ST(1).</text:p>
          </table:table-cell>
          <table:table-cell table:number-columns-repeated="1008"/>
        </table:table-row>
        <table:table-row table:style-name="ro1">
          <table:table-cell table:number-columns-repeated="1023"/>
        </table:table-row>
        <table:table-row table:style-name="ro1">
          <table:table-cell office:value-type="string">
            <text:p>D9 F2 </text:p>
          </table:table-cell>
          <table:table-cell office:value-type="string">
            <text:p>FPTAN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ptan</text:p>
          </table:table-cell>
          <table:table-cell/>
          <table:table-cell office:value-type="string">
            <text:p>Replace ST(0) with its tangent and push 1 onto the FPU stack.</text:p>
          </table:table-cell>
          <table:table-cell table:number-columns-repeated="1008"/>
        </table:table-row>
        <table:table-row table:style-name="ro1">
          <table:table-cell table:number-columns-repeated="1023"/>
        </table:table-row>
        <table:table-row table:style-name="ro1">
          <table:table-cell office:value-type="string">
            <text:p>D9 FC </text:p>
          </table:table-cell>
          <table:table-cell office:value-type="string">
            <text:p>FRNDINT </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rndint</text:p>
          </table:table-cell>
          <table:table-cell/>
          <table:table-cell office:value-type="string">
            <text:p>Round ST(0) to an integer.</text:p>
          </table:table-cell>
          <table:table-cell table:number-columns-repeated="1008"/>
        </table:table-row>
        <table:table-row table:style-name="ro1">
          <table:table-cell table:number-columns-repeated="1023"/>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6"/>
          <table:table-cell table:style-name="ce6" office:value-type="string">
            <text:p>ST(*) TAG(*) FPUDATA FPUINSTR S.* M.*</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rstor</text:p>
          </table:table-cell>
          <table:table-cell/>
          <table:table-cell office:value-type="string">
            <text:p>Load FPU state from m94byte or m108byte.</text:p>
          </table:table-cell>
          <table:table-cell table:number-columns-repeated="1008"/>
        </table:table-row>
        <table:table-row table:style-name="ro1">
          <table:table-cell table:number-columns-repeated="1023"/>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6" office:value-type="string">
            <text:p>ST(*) S.* FPUDATA FPUINSTR FPUOPCODE</text:p>
          </table:table-cell>
          <table:table-cell table:style-name="ce6" office:value-type="string">
            <text:p>ST(*) TAG(*) S.*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save</text:p>
          </table:table-cell>
          <table:table-cell/>
          <table:table-cell office:value-type="string">
            <text:p>Store FPU state to m94byte or m108byte after checking for pending unmasked floating-point exceptions. Then re-initialize the FPU.</text:p>
          </table:table-cell>
          <table:table-cell table:number-columns-repeated="1008"/>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6" office:value-type="string">
            <text:p>ST(*) S.* FPUDATA FPUINSTR FPUOPCODE</text:p>
          </table:table-cell>
          <table:table-cell table:style-name="ce6" office:value-type="string">
            <text:p>ST(*) TAG(*) S.* FPUDATA FPUINSTR FPUOPCODE</text:p>
          </table:table-cell>
          <table:table-cell table:style-name="Default"/>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ave</text:p>
          </table:table-cell>
          <table:table-cell/>
          <table:table-cell office:value-type="string">
            <text:p>Store FPU environment to m94byte or m108byte without checking for pending unmasked floating-point exceptions. Then re-initialize the FPU.</text:p>
          </table:table-cell>
          <table:table-cell table:number-columns-repeated="1008"/>
        </table:table-row>
        <table:table-row table:style-name="ro1">
          <table:table-cell table:number-columns-repeated="1023"/>
        </table:table-row>
        <table:table-row table:style-name="ro1">
          <table:table-cell office:value-type="string">
            <text:p>D9 FD </text:p>
          </table:table-cell>
          <table:table-cell office:value-type="string">
            <text:p>FSCALE </text:p>
          </table:table-cell>
          <table:table-cell table:number-columns-repeated="2"/>
          <table:table-cell table:style-name="ce6" office:value-type="string">
            <text:p>ST(0) ST(1)</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cale</text:p>
          </table:table-cell>
          <table:table-cell/>
          <table:table-cell office:value-type="string">
            <text:p>Scale ST(0) by ST(1).</text:p>
          </table:table-cell>
          <table:table-cell table:number-columns-repeated="1008"/>
        </table:table-row>
        <table:table-row table:style-name="ro1">
          <table:table-cell table:number-columns-repeated="1023"/>
        </table:table-row>
        <table:table-row table:style-name="ro1">
          <table:table-cell office:value-type="string">
            <text:p>D9 FE </text:p>
          </table:table-cell>
          <table:table-cell office:value-type="string">
            <text:p>FSIN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in</text:p>
          </table:table-cell>
          <table:table-cell/>
          <table:table-cell office:value-type="string">
            <text:p>Replace ST(0) with its sine.</text:p>
          </table:table-cell>
          <table:table-cell table:number-columns-repeated="1008"/>
        </table:table-row>
        <table:table-row table:style-name="ro1">
          <table:table-cell table:number-columns-repeated="1023"/>
        </table:table-row>
        <table:table-row table:style-name="ro1">
          <table:table-cell office:value-type="string">
            <text:p>D9 FB </text:p>
          </table:table-cell>
          <table:table-cell office:value-type="string">
            <text:p>FSINCOS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incos</text:p>
          </table:table-cell>
          <table:table-cell/>
          <table:table-cell office:value-type="string">
            <text:p>Compute the sine and cosine of ST(0); replace ST(0) with the sine, and push the cosine onto the register stack.</text:p>
          </table:table-cell>
          <table:table-cell table:number-columns-repeated="1008"/>
        </table:table-row>
        <table:table-row table:style-name="ro1">
          <table:table-cell table:number-columns-repeated="1023"/>
        </table:table-row>
        <table:table-row table:style-name="ro1">
          <table:table-cell office:value-type="string">
            <text:p>D9 FA </text:p>
          </table:table-cell>
          <table:table-cell office:value-type="string">
            <text:p>FSQRT </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qrt</text:p>
          </table:table-cell>
          <table:table-cell/>
          <table:table-cell office:value-type="string">
            <text:p>Computes square root of ST(0) and stores the result in ST(0).</text:p>
          </table:table-cell>
          <table:table-cell table:number-columns-repeated="1008"/>
        </table:table-row>
        <table:table-row table:style-name="ro1">
          <table:table-cell table:number-columns-repeated="1023"/>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text:p>
          </table:table-cell>
          <table:table-cell/>
          <table:table-cell office:value-type="string">
            <text:p>Copy ST(0) to m32fp.</text:p>
          </table:table-cell>
          <table:table-cell table:number-columns-repeated="1008"/>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l</text:p>
          </table:table-cell>
          <table:table-cell/>
          <table:table-cell office:value-type="string">
            <text:p>Copy ST(0) to m64fp.</text:p>
          </table:table-cell>
          <table:table-cell table:number-columns-repeated="1008"/>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text:p>
          </table:table-cell>
          <table:table-cell/>
          <table:table-cell office:value-type="string">
            <text:p>Copy ST(0) to ST(i).</text:p>
          </table:table-cell>
          <table:table-cell table:number-columns-repeated="1008"/>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s</text:p>
          </table:table-cell>
          <table:table-cell/>
          <table:table-cell office:value-type="string">
            <text:p>Copy ST(0) to m32fp and pop register stack.</text:p>
          </table:table-cell>
          <table:table-cell table:number-columns-repeated="1008"/>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l</text:p>
          </table:table-cell>
          <table:table-cell/>
          <table:table-cell office:value-type="string">
            <text:p>Copy ST(0) to m64fp and pop register stack.</text:p>
          </table:table-cell>
          <table:table-cell table:number-columns-repeated="1008"/>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t</text:p>
          </table:table-cell>
          <table:table-cell/>
          <table:table-cell office:value-type="string">
            <text:p>Copy ST(0) to m80fp and pop register stack.</text:p>
          </table:table-cell>
          <table:table-cell table:number-columns-repeated="1008"/>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text:p>
          </table:table-cell>
          <table:table-cell/>
          <table:table-cell office:value-type="string">
            <text:p>Copy ST(0) to ST(i) and pop register stack.</text:p>
          </table:table-cell>
          <table:table-cell table:number-columns-repeated="1008"/>
        </table:table-row>
        <table:table-row table:style-name="ro1">
          <table:table-cell table:number-columns-repeated="1023"/>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cw</text:p>
          </table:table-cell>
          <table:table-cell/>
          <table:table-cell office:value-type="string">
            <text:p>Store FPU control word to m2byte after checking for pending unmasked floating-point exceptions.</text:p>
          </table:table-cell>
          <table:table-cell table:number-columns-repeated="1008"/>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cw</text:p>
          </table:table-cell>
          <table:table-cell/>
          <table:table-cell office:value-type="string">
            <text:p>Store FPU control word to m2byte without checking for pending unmasked floating-point exceptions.</text:p>
          </table:table-cell>
          <table:table-cell table:number-columns-repeated="1008"/>
        </table:table-row>
        <table:table-row table:style-name="ro1">
          <table:table-cell table:number-columns-repeated="1023"/>
        </table:table-row>
        <table:table-row table:style-name="ro4">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6"/>
          <table:table-cell table:style-name="ce6" office:value-type="string">
            <text:p>S.* TAG(*) FPUDATA FPUINSTR FPUOPCODE</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envl</text:p>
          </table:table-cell>
          <table:table-cell/>
          <table:table-cell office:value-type="string">
            <text:p>Store FPU environment to m14byte or m28byte after checking for pending unmasked floating-point exceptions. Then mask all floating-point exceptions.</text:p>
          </table:table-cell>
          <table:table-cell table:number-columns-repeated="1008"/>
        </table:table-row>
        <table:table-row table:style-name="ro4">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6"/>
          <table:table-cell table:style-name="ce6" office:value-type="string">
            <text:p>S.* TAG(*) FPUDATA FPUINSTR FPUOPCODE</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envl</text:p>
          </table:table-cell>
          <table:table-cell/>
          <table:table-cell office:value-type="string">
            <text:p>Store FPU environment to m14byte or m28byte without checking for pending unmasked floating-point exceptions. Then mask all floating-point exceptions.</text:p>
          </table:table-cell>
          <table:table-cell table:number-columns-repeated="1008"/>
        </table:table-row>
        <table:table-row table:style-name="ro1">
          <table:table-cell table:number-columns-repeated="1023"/>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w</text:p>
          </table:table-cell>
          <table:table-cell/>
          <table:table-cell office:value-type="string">
            <text:p>Store FPU status word at m2byte after checking for pending unmasked floating-point exceptions.</text:p>
          </table:table-cell>
          <table:table-cell table:number-columns-repeated="1008"/>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w</text:p>
          </table:table-cell>
          <table:table-cell/>
          <table:table-cell office:value-type="string">
            <text:p>Store FPU status word in AX register after checking for pending unmasked floating-point exceptions.</text:p>
          </table:table-cell>
          <table:table-cell table:number-columns-repeated="1008"/>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sw</text:p>
          </table:table-cell>
          <table:table-cell/>
          <table:table-cell office:value-type="string">
            <text:p>Store FPU status word at m2byte without checking for pending unmasked floating-point exceptions.</text:p>
          </table:table-cell>
          <table:table-cell table:number-columns-repeated="1008"/>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sw</text:p>
          </table:table-cell>
          <table:table-cell/>
          <table:table-cell office:value-type="string">
            <text:p>Store FPU status word in AX register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s</text:p>
          </table:table-cell>
          <table:table-cell/>
          <table:table-cell office:value-type="string">
            <text:p>Subtract m32fp from ST(0) and store result in ST(0).</text:p>
          </table:table-cell>
          <table:table-cell table:number-columns-repeated="1008"/>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l</text:p>
          </table:table-cell>
          <table:table-cell/>
          <table:table-cell office:value-type="string">
            <text:p>Subtract m64fp from ST(0) and store result in ST(0).</text:p>
          </table:table-cell>
          <table:table-cell table:number-columns-repeated="1008"/>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text:p>
          </table:table-cell>
          <table:table-cell/>
          <table:table-cell office:value-type="string">
            <text:p>Subtract ST(i) from ST(0) and store result in ST(0).</text:p>
          </table:table-cell>
          <table:table-cell table:number-columns-repeated="1008"/>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text:p>
          </table:table-cell>
          <table:table-cell/>
          <table:table-cell office:value-type="string">
            <text:p>Subtract ST(0) from ST(i) and store result in ST(i).</text:p>
          </table:table-cell>
          <table:table-cell table:number-columns-repeated="1008"/>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p</text:p>
          </table:table-cell>
          <table:table-cell/>
          <table:table-cell office:value-type="string">
            <text:p>Subtract ST(0) from ST(i), store result in ST(i), and pop register stack.</text:p>
          </table:table-cell>
          <table:table-cell table:number-columns-repeated="1008"/>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p</text:p>
          </table:table-cell>
          <table:table-cell/>
          <table:table-cell office:value-type="string">
            <text:p>Subtract ST(0) from ST(1), store result in ST(1), and pop register stack.</text:p>
          </table:table-cell>
          <table:table-cell table:number-columns-repeated="1008"/>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l</text:p>
          </table:table-cell>
          <table:table-cell/>
          <table:table-cell office:value-type="string">
            <text:p>Subtract m32int from ST(0) and store result in ST(0).</text:p>
          </table:table-cell>
          <table:table-cell table:number-columns-repeated="1008"/>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text:p>
          </table:table-cell>
          <table:table-cell/>
          <table:table-cell office:value-type="string">
            <text:p>Subtract m16int from ST(0) and store result in ST(0).</text:p>
          </table:table-cell>
          <table:table-cell table:number-columns-repeated="1008"/>
        </table:table-row>
        <table:table-row table:style-name="ro1">
          <table:table-cell table:number-columns-repeated="1023"/>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s</text:p>
          </table:table-cell>
          <table:table-cell/>
          <table:table-cell office:value-type="string">
            <text:p>Subtract ST(0) from m32fp and store result in ST(0).</text:p>
          </table:table-cell>
          <table:table-cell table:number-columns-repeated="1008"/>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l</text:p>
          </table:table-cell>
          <table:table-cell/>
          <table:table-cell office:value-type="string">
            <text:p>Subtract ST(0) from m64fp and store result in ST(0).</text:p>
          </table:table-cell>
          <table:table-cell table:number-columns-repeated="1008"/>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text:p>
          </table:table-cell>
          <table:table-cell/>
          <table:table-cell office:value-type="string">
            <text:p>Subtract ST(0) from ST(i) and store result in ST(0).</text:p>
          </table:table-cell>
          <table:table-cell table:number-columns-repeated="1008"/>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text:p>
          </table:table-cell>
          <table:table-cell/>
          <table:table-cell office:value-type="string">
            <text:p>Subtract ST(i) from ST(0) and store result in ST(i).</text:p>
          </table:table-cell>
          <table:table-cell table:number-columns-repeated="1008"/>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table-cell office:value-type="string">
            <text:p>fsubrp</text:p>
          </table:table-cell>
          <table:table-cell/>
          <table:table-cell office:value-type="string">
            <text:p>Subtract ST(i) from ST(0), store result in ST(i), and pop register stack.</text:p>
          </table:table-cell>
          <table:table-cell table:number-columns-repeated="1008"/>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p</text:p>
          </table:table-cell>
          <table:table-cell/>
          <table:table-cell office:value-type="string">
            <text:p>Subtract ST(1) from ST(0), store result in ST(1), and pop register stack.</text:p>
          </table:table-cell>
          <table:table-cell table:number-columns-repeated="1008"/>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rl</text:p>
          </table:table-cell>
          <table:table-cell/>
          <table:table-cell office:value-type="string">
            <text:p>Subtract ST(0) from m32int and store result in ST(0).</text:p>
          </table:table-cell>
          <table:table-cell table:number-columns-repeated="1008"/>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r</text:p>
          </table:table-cell>
          <table:table-cell/>
          <table:table-cell office:value-type="string">
            <text:p>Subtract ST(0) from m16int and store result in ST(0).</text:p>
          </table:table-cell>
          <table:table-cell table:number-columns-repeated="1008"/>
        </table:table-row>
        <table:table-row table:style-name="ro1">
          <table:table-cell table:number-columns-repeated="1023"/>
        </table:table-row>
        <table:table-row table:style-name="ro1">
          <table:table-cell office:value-type="string">
            <text:p>D9 E4 </text:p>
          </table:table-cell>
          <table:table-cell office:value-type="string">
            <text:p>FTST </text:p>
          </table:table-cell>
          <table:table-cell table:number-columns-repeated="2"/>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tst</text:p>
          </table:table-cell>
          <table:table-cell/>
          <table:table-cell office:value-type="string">
            <text:p>Compare ST(0) with 0.0.</text:p>
          </table:table-cell>
          <table:table-cell table:number-columns-repeated="1008"/>
        </table:table-row>
        <table:table-row table:style-name="ro1">
          <table:table-cell table:number-columns-repeated="1023"/>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text:p>
          </table:table-cell>
          <table:table-cell/>
          <table:table-cell office:value-type="string">
            <text:p>Compare ST(0) with ST(i).</text:p>
          </table:table-cell>
          <table:table-cell table:number-columns-repeated="1008"/>
        </table:table-row>
        <table:table-row table:style-name="ro1">
          <table:table-cell office:value-type="string">
            <text:p>DD E1 </text:p>
          </table:table-cell>
          <table:table-cell office:value-type="string">
            <text:p>FUCOM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text:p>
          </table:table-cell>
          <table:table-cell/>
          <table:table-cell office:value-type="string">
            <text:p>Compare ST(0) with ST(1).</text:p>
          </table:table-cell>
          <table:table-cell table:number-columns-repeated="1008"/>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text:p>
          </table:table-cell>
          <table:table-cell/>
          <table:table-cell office:value-type="string">
            <text:p>Compare ST(0) with ST(i) and pop register stack.</text:p>
          </table:table-cell>
          <table:table-cell table:number-columns-repeated="1008"/>
        </table:table-row>
        <table:table-row table:style-name="ro1">
          <table:table-cell office:value-type="string">
            <text:p>DD E9 </text:p>
          </table:table-cell>
          <table:table-cell office:value-type="string">
            <text:p>FUCOMP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text:p>
          </table:table-cell>
          <table:table-cell/>
          <table:table-cell office:value-type="string">
            <text:p>Compare ST(0) with ST(1) and pop register stack.</text:p>
          </table:table-cell>
          <table:table-cell table:number-columns-repeated="1008"/>
        </table:table-row>
        <table:table-row table:style-name="ro1">
          <table:table-cell office:value-type="string">
            <text:p>DA E9 </text:p>
          </table:table-cell>
          <table:table-cell office:value-type="string">
            <text:p>FUCOMPP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p</text:p>
          </table:table-cell>
          <table:table-cell/>
          <table:table-cell office:value-type="string">
            <text:p>Compare ST(0) with ST(1) and pop register stack twice.</text:p>
          </table:table-cell>
          <table:table-cell table:number-columns-repeated="1008"/>
        </table:table-row>
        <table:table-row table:style-name="ro1">
          <table:table-cell table:number-columns-repeated="1023"/>
        </table:table-row>
        <table:table-row table:style-name="ro1">
          <table:table-cell office:value-type="string">
            <text:p>D9 E5 </text:p>
          </table:table-cell>
          <table:table-cell office:value-type="string">
            <text:p>FXAM </text:p>
          </table:table-cell>
          <table:table-cell table:number-columns-repeated="2"/>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xam</text:p>
          </table:table-cell>
          <table:table-cell/>
          <table:table-cell office:value-type="string">
            <text:p>Classify value or number in ST(0).</text:p>
          </table:table-cell>
          <table:table-cell table:number-columns-repeated="1008"/>
        </table:table-row>
        <table:table-row table:style-name="ro1">
          <table:table-cell table:number-columns-repeated="1023"/>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ch</text:p>
          </table:table-cell>
          <table:table-cell/>
          <table:table-cell office:value-type="string">
            <text:p>Exchange the contents of ST(0) and ST(i).</text:p>
          </table:table-cell>
          <table:table-cell table:number-columns-repeated="1008"/>
        </table:table-row>
        <table:table-row table:style-name="ro1">
          <table:table-cell office:value-type="string">
            <text:p>D9 C9 </text:p>
          </table:table-cell>
          <table:table-cell office:value-type="string">
            <text:p>FXCH </text:p>
          </table:table-cell>
          <table:table-cell table:number-columns-repeated="2"/>
          <table:table-cell table:style-name="ce6" office:value-type="string">
            <text:p>ST(0) ST(1)</text:p>
          </table:table-cell>
          <table:table-cell table:style-name="ce6" office:value-type="string">
            <text:p>ST(0) 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ch</text:p>
          </table:table-cell>
          <table:table-cell/>
          <table:table-cell office:value-type="string">
            <text:p>Exchange the contents of ST(0) and ST(1).</text:p>
          </table:table-cell>
          <table:table-cell table:number-columns-repeated="1008"/>
        </table:table-row>
        <table:table-row table:style-name="ro1">
          <table:table-cell table:number-columns-repeated="1023"/>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6" office:value-type="string">
            <text:p>ST(*) MM* XMM* CS DS</text:p>
          </table:table-cell>
          <table:table-cell table:style-name="ce6" table:number-columns-repeated="3"/>
          <table:table-cell table:number-columns-repeated="2" office:value-type="string">
            <text:p>V</text:p>
          </table:table-cell>
          <table:table-cell table:style-name="ce6" office:value-type="string">
            <text:p>FPU FXSR</text:p>
          </table:table-cell>
          <table:table-cell office:value-type="string">
            <text:p>fxrstor</text:p>
          </table:table-cell>
          <table:table-cell/>
          <table:table-cell office:value-type="string">
            <text:p>Restore the x87 FPU, MMX, XMM, and MXCSR register state from m512byte.</text:p>
          </table:table-cell>
          <table:table-cell table:number-columns-repeated="1008"/>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6"/>
          <table:table-cell table:style-name="ce6" office:value-type="string">
            <text:p>ST(*) MM* XMM*</text:p>
          </table:table-cell>
          <table:table-cell table:style-name="ce6" table:number-columns-repeated="3"/>
          <table:table-cell office:value-type="string">
            <text:p>V</text:p>
          </table:table-cell>
          <table:table-cell office:value-type="string">
            <text:p>NE</text:p>
          </table:table-cell>
          <table:table-cell table:style-name="ce6" office:value-type="string">
            <text:p>FPU FXSR</text:p>
          </table:table-cell>
          <table:table-cell office:value-type="string">
            <text:p>fxrstor64</text:p>
          </table:table-cell>
          <table:table-cell/>
          <table:table-cell office:value-type="string">
            <text:p>Restore the x87 FPU, MMX, XMM, and MXCSR register state from m512byte.</text:p>
          </table:table-cell>
          <table:table-cell table:number-columns-repeated="1008"/>
        </table:table-row>
        <table:table-row table:style-name="ro1">
          <table:table-cell table:number-columns-repeated="1023"/>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6" office:value-type="string">
            <text:p>ST(*) MM* XMM* M.* CS DS</text:p>
          </table:table-cell>
          <table:table-cell table:style-name="ce6" table:number-columns-repeated="4"/>
          <table:table-cell table:number-columns-repeated="2" office:value-type="string">
            <text:p>V</text:p>
          </table:table-cell>
          <table:table-cell table:style-name="ce6" office:value-type="string">
            <text:p>FPU FXSR</text:p>
          </table:table-cell>
          <table:table-cell office:value-type="string">
            <text:p>fxsave</text:p>
          </table:table-cell>
          <table:table-cell/>
          <table:table-cell office:value-type="string">
            <text:p>Save the x87 FPU, MMX, XMM, and MXCSR register state to m512byte.</text:p>
          </table:table-cell>
          <table:table-cell table:number-columns-repeated="1008"/>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6" office:value-type="string">
            <text:p>ST(*) MM* XMM* M.*</text:p>
          </table:table-cell>
          <table:table-cell table:style-name="ce6" table:number-columns-repeated="4"/>
          <table:table-cell office:value-type="string">
            <text:p>V</text:p>
          </table:table-cell>
          <table:table-cell office:value-type="string">
            <text:p>NE</text:p>
          </table:table-cell>
          <table:table-cell table:style-name="ce6" office:value-type="string">
            <text:p>FPU FXSR</text:p>
          </table:table-cell>
          <table:table-cell office:value-type="string">
            <text:p>fxsave64</text:p>
          </table:table-cell>
          <table:table-cell/>
          <table:table-cell office:value-type="string">
            <text:p>Save the x87 FPU, MMX, XMM, and MXCSR register state to m512byte.</text:p>
          </table:table-cell>
          <table:table-cell table:number-columns-repeated="1008"/>
        </table:table-row>
        <table:table-row table:style-name="ro1">
          <table:table-cell table:number-columns-repeated="1023"/>
        </table:table-row>
        <table:table-row table:style-name="ro1">
          <table:table-cell office:value-type="string">
            <text:p>D9 F4 </text:p>
          </table:table-cell>
          <table:table-cell office:value-type="string">
            <text:p>FXTRACT</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tract</text:p>
          </table:table-cell>
          <table:table-cell/>
          <table:table-cell office:value-type="string">
            <text:p>Separate value in ST(0) into exponent and significand, store exponent in ST(0), and push the significand onto the register stack.</text:p>
          </table:table-cell>
          <table:table-cell table:number-columns-repeated="1008"/>
        </table:table-row>
        <table:table-row table:style-name="ro1">
          <table:table-cell table:number-columns-repeated="1023"/>
        </table:table-row>
        <table:table-row table:style-name="ro1">
          <table:table-cell office:value-type="string">
            <text:p>D9 F1 </text:p>
          </table:table-cell>
          <table:table-cell office:value-type="string">
            <text:p>FYL2X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yl2x</text:p>
          </table:table-cell>
          <table:table-cell/>
          <table:table-cell office:value-type="string">
            <text:p>Replace ST(1) with (ST(1) ∗ log2ST(0)) and pop the register stack.</text:p>
          </table:table-cell>
          <table:table-cell table:number-columns-repeated="1008"/>
        </table:table-row>
        <table:table-row table:style-name="ro1">
          <table:table-cell table:number-columns-repeated="1023"/>
        </table:table-row>
        <table:table-row table:style-name="ro1">
          <table:table-cell office:value-type="string">
            <text:p>D9 F9 </text:p>
          </table:table-cell>
          <table:table-cell office:value-type="string">
            <text:p>FYL2XP1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yl2xp1</text:p>
          </table:table-cell>
          <table:table-cell/>
          <table:table-cell office:value-type="string">
            <text:p>Replace ST(1) with ST(1) ∗ log2(ST(0) + 1.0) and pop the register stack.</text:p>
          </table:table-cell>
          <table:table-cell table:number-columns-repeated="1008"/>
        </table:table-row>
        <table:table-row table:style-name="ro1">
          <table:table-cell table:number-columns-repeated="1023"/>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addpd</text:p>
          </table:table-cell>
          <table:table-cell/>
          <table:table-cell office:value-type="string">
            <text:p>Horizontal add packed double-precision floating-point values from xmm2/m128 to xmm1.</text:p>
          </table:table-cell>
          <table:table-cell table:number-columns-repeated="1008"/>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xmm2 and xmm3/mem.</text:p>
          </table:table-cell>
          <table:table-cell table:number-columns-repeated="1008"/>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ymm2 and ymm3/mem.</text:p>
          </table:table-cell>
          <table:table-cell table:number-columns-repeated="1008"/>
        </table:table-row>
        <table:table-row table:style-name="ro1">
          <table:table-cell table:number-columns-repeated="1023"/>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addps</text:p>
          </table:table-cell>
          <table:table-cell/>
          <table:table-cell office:value-type="string">
            <text:p>Horizontal add packed single-precision floating-point values from xmm2/m128 to xmm1.</text:p>
          </table:table-cell>
          <table:table-cell table:number-columns-repeated="1008"/>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xmm2 and xmm3/mem.</text:p>
          </table:table-cell>
          <table:table-cell table:number-columns-repeated="1008"/>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ymm2 and ymm3/mem.</text:p>
          </table:table-cell>
          <table:table-cell table:number-columns-repeated="1008"/>
        </table:table-row>
        <table:table-row table:style-name="ro1">
          <table:table-cell table:number-columns-repeated="1023"/>
        </table:table-row>
        <table:table-row table:style-name="ro1">
          <table:table-cell table:style-name="ce8" office:value-type="string">
            <text:p>F4 </text:p>
          </table:table-cell>
          <table:table-cell table:style-name="ce18" office:value-type="string">
            <text:p>HLT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Halt</text:p>
          </table:table-cell>
          <table:table-cell table:style-name="ce26" table:number-columns-repeated="1008"/>
        </table:table-row>
        <table:table-row table:style-name="ro1">
          <table:table-cell table:number-columns-repeated="1023"/>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subpd</text:p>
          </table:table-cell>
          <table:table-cell/>
          <table:table-cell office:value-type="string">
            <text:p>Horizontal subtract packed double-precision floating-point values from xmm2/m128 to xmm1.</text:p>
          </table:table-cell>
          <table:table-cell table:number-columns-repeated="1008"/>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xmm2 and xmm3/mem.</text:p>
          </table:table-cell>
          <table:table-cell table:number-columns-repeated="1008"/>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ymm2 and ymm3/mem.</text:p>
          </table:table-cell>
          <table:table-cell table:number-columns-repeated="1008"/>
        </table:table-row>
        <table:table-row table:style-name="ro1">
          <table:table-cell table:number-columns-repeated="1023"/>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subps</text:p>
          </table:table-cell>
          <table:table-cell/>
          <table:table-cell office:value-type="string">
            <text:p>Horizontal subtract packed single-precision floating-point values from xmm2/m128 to xmm1.</text:p>
          </table:table-cell>
          <table:table-cell table:number-columns-repeated="1008"/>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xmm2 and xmm3/mem.</text:p>
          </table:table-cell>
          <table:table-cell table:number-columns-repeated="1008"/>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ymm2 and ymm3/mem.</text:p>
          </table:table-cell>
          <table:table-cell table:number-columns-repeated="1008"/>
        </table:table-row>
        <table:table-row table:style-name="ro1">
          <table:table-cell table:number-columns-repeated="6"/>
          <table:table-cell table:style-name="Default"/>
          <table:table-cell table:number-columns-repeated="1016"/>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8"/>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8"/>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table:table-cell office:value-type="string">
            <text:p>Signed divide DX:AX by r/m16, with result stored in AX = Quotient, DX = Remainder.</text:p>
          </table:table-cell>
          <table:table-cell table:number-columns-repeated="1008"/>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table:table-cell office:value-type="string">
            <text:p>Signed divide EDX:EAX by r/m32, with result stored in EAX = Quotient, EDX = Remainder.</text:p>
          </table:table-cell>
          <table:table-cell table:number-columns-repeated="1008"/>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table:table-cell office:value-type="string">
            <text:p>Signed divide RDX:RAX by r/m64, with result stored in RAX = Quotient, RDX = Remainder.</text:p>
          </table:table-cell>
          <table:table-cell table:number-columns-repeated="1008"/>
        </table:table-row>
        <table:table-row table:style-name="ro1">
          <table:table-cell table:number-columns-repeated="6"/>
          <table:table-cell table:style-name="Default"/>
          <table:table-cell table:number-columns-repeated="1016"/>
        </table:table-row>
        <table:table-row table:style-name="ro4">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8"/>
        </table:table-row>
        <table:table-row table:style-name="ro1">
          <table:table-cell office:value-type="string">
            <text:p>REX+ 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8"/>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DX:AX = AX ∗ r/m word.</text:p>
          </table:table-cell>
          <table:table-cell table:number-columns-repeated="1008"/>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EDX:EAX = EAX ∗ r/m32.</text:p>
          </table:table-cell>
          <table:table-cell table:number-columns-repeated="1008"/>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RDX:RAX = RAX ∗ r/m64.</text:p>
          </table:table-cell>
          <table:table-cell table:number-columns-repeated="1008"/>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word register ∗ r/m16.</text:p>
          </table:table-cell>
          <table:table-cell table:number-columns-repeated="1008"/>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doubleword register ∗ <text:s/>r/m32.</text:p>
          </table:table-cell>
          <table:table-cell table:number-columns-repeated="1008"/>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Quadword register ∗ <text:s/>r/m64.</text:p>
          </table:table-cell>
          <table:table-cell table:number-columns-repeated="1008"/>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sign-extended immediate byte.</text:p>
          </table:table-cell>
          <table:table-cell table:number-columns-repeated="1008"/>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sign- extended immediate byte.</text:p>
          </table:table-cell>
          <table:table-cell table:number-columns-repeated="1008"/>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sign-extended <text:s/>immediate byte.</text:p>
          </table:table-cell>
          <table:table-cell table:number-columns-repeated="1008"/>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immediate word.</text:p>
          </table:table-cell>
          <table:table-cell table:number-columns-repeated="1008"/>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immediate doubleword.</text:p>
          </table:table-cell>
          <table:table-cell table:number-columns-repeated="1008"/>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immediate doubleword.</text:p>
          </table:table-cell>
          <table:table-cell table:number-columns-repeated="1008"/>
        </table:table-row>
        <table:table-row table:style-name="ro1">
          <table:table-cell table:number-columns-repeated="1023"/>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mm8 I/O port address into AL.</text:p>
          </table:table-cell>
          <table:table-cell table:number-columns-repeated="1008"/>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mm8 I/O port address into AX.</text:p>
          </table:table-cell>
          <table:table-cell table:number-columns-repeated="1008"/>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word from imm8 I/O port address into EAX.</text:p>
          </table:table-cell>
          <table:table-cell table:number-columns-repeated="1008"/>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O port in DX into AL.</text:p>
          </table:table-cell>
          <table:table-cell table:number-columns-repeated="1008"/>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O port in DX into AX.</text:p>
          </table:table-cell>
          <table:table-cell table:number-columns-repeated="1008"/>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oubleword from I/O port in DX into EAX.</text:p>
          </table:table-cell>
          <table:table-cell table:number-columns-repeated="1008"/>
        </table:table-row>
        <table:table-row table:style-name="ro1">
          <table:table-cell table:number-columns-repeated="5"/>
          <table:table-cell table:style-name="Default"/>
          <table:table-cell table:number-columns-repeated="1017"/>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table:table-cell office:value-type="string">
            <text:p>Increment r/m byte by 1.</text:p>
          </table:table-cell>
          <table:table-cell table:number-columns-repeated="1008"/>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table:table-cell office:value-type="string">
            <text:p>Increment r/m byte by 1.</text:p>
          </table:table-cell>
          <table:table-cell table:number-columns-repeated="1008"/>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table:table-cell office:value-type="string">
            <text:p>Increment r/m word by 1.</text:p>
          </table:table-cell>
          <table:table-cell table:number-columns-repeated="1008"/>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table:table-cell office:value-type="string">
            <text:p>Increment r/m doubleword by 1.</text:p>
          </table:table-cell>
          <table:table-cell table:number-columns-repeated="1008"/>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table:table-cell office:value-type="string">
            <text:p>Increment r/m quadword by 1.</text:p>
          </table:table-cell>
          <table:table-cell table:number-columns-repeated="1008"/>
        </table:table-row>
        <table:table-row table:style-name="ro1">
          <table:table-cell table:style-name="ce8" office:value-type="string">
            <text:p>40 +rw </text:p>
          </table:table-cell>
          <table:table-cell table:style-name="ce18" office:value-type="string">
            <text:p>INC r16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Increment word register by 1.</text:p>
          </table:table-cell>
          <table:table-cell table:style-name="ce26" table:number-columns-repeated="1008"/>
        </table:table-row>
        <table:table-row table:style-name="ro1">
          <table:table-cell table:style-name="ce8" office:value-type="string">
            <text:p>40 +rd </text:p>
          </table:table-cell>
          <table:table-cell table:style-name="ce18" office:value-type="string">
            <text:p>INC r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Increment doubleword register by 1.</text:p>
          </table:table-cell>
          <table:table-cell table:style-name="ce26" table:number-columns-repeated="1008"/>
        </table:table-row>
        <table:table-row table:style-name="ro1">
          <table:table-cell table:number-columns-repeated="1023"/>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byte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word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doubleword from I/O port specified in DX into memory location specified in ES:(E)DI or RDI.</text:p>
          </table:table-cell>
          <table:table-cell table:number-columns-repeated="1008"/>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table:table-cell office:value-type="string">
            <text:p>Input byte from I/O port specified in DX into memory location specified with ES:(E)DI or RDI.</text:p>
          </table:table-cell>
          <table:table-cell table:number-columns-repeated="1008"/>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table:table-cell office:value-type="string">
            <text:p>Input word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table:table-cell office:value-type="string">
            <text:p>Input doubleword from I/O port specified in DX into memory location specified in ES:(E)DI or RDI.</text:p>
          </table:table-cell>
          <table:table-cell table:number-columns-repeated="1008"/>
        </table:table-row>
        <table:table-row table:style-name="ro1">
          <table:table-cell table:number-columns-repeated="1023"/>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08"/>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08"/>
        </table:table-row>
        <table:table-row table:style-name="ro1">
          <table:table-cell table:number-columns-repeated="1023"/>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3—trap to debugger.</text:p>
          </table:table-cell>
          <table:table-cell table:number-columns-repeated="1008"/>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vector number specified by immediate byte.</text:p>
          </table:table-cell>
          <table:table-cell table:number-columns-repeated="1008"/>
        </table:table-row>
        <table:table-row table:style-name="ro1">
          <table:table-cell table:style-name="ce8" office:value-type="string">
            <text:p>CE </text:p>
          </table:table-cell>
          <table:table-cell table:style-name="ce18" office:value-type="string">
            <text:p>INTO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Interrupt 4—if overflow flag is 1.</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8 </text:p>
          </table:table-cell>
          <table:table-cell table:style-name="ce18" office:value-type="string">
            <text:p>INVD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Flush internal caches; initiate flushing of external caches.</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1 /7 </text:p>
          </table:table-cell>
          <table:table-cell table:style-name="ce18" office:value-type="string">
            <text:p>INVLPG m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Invalidate TLB Entry for page that contains m.</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66 0F 38 82 /r </text:p>
          </table:table-cell>
          <table:table-cell table:style-name="ce18" office:value-type="string">
            <text:p>INVPCID r32, m128</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office:value-type="string">
            <text:p>INVPCID</text:p>
          </table:table-cell>
          <table:table-cell table:style-name="ce18" table:number-columns-repeated="2"/>
          <table:table-cell table:style-name="ce18" office:value-type="string">
            <text:p>Invalidates entries in the TLBs and paging-structure caches based on invalidation type in r32 and descriptor in m128.</text:p>
          </table:table-cell>
          <table:table-cell table:style-name="ce26" table:number-columns-repeated="1008"/>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table:table-cell office:value-type="string">
            <text:p>Invalidates entries in the TLBs and paging-structure caches based on invalidation type in r64 and descriptor in m128.</text:p>
          </table:table-cell>
          <table:table-cell table:number-columns-repeated="1008"/>
        </table:table-row>
        <table:table-row table:style-name="ro1">
          <table:table-cell table:number-columns-repeated="1023"/>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table:table-cell office:value-type="string">
            <text:p>Interrupt return (16-bit operand size).</text:p>
          </table:table-cell>
          <table:table-cell table:number-columns-repeated="1008"/>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table:table-cell office:value-type="string">
            <text:p>Interrupt return (32-bit operand size).</text:p>
          </table:table-cell>
          <table:table-cell table:number-columns-repeated="1008"/>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table:table-cell office:value-type="string">
            <text:p>Interrupt return (64-bit operand size).</text:p>
          </table:table-cell>
          <table:table-cell table:number-columns-repeated="1008"/>
        </table:table-row>
        <table:table-row table:style-name="ro1">
          <table:table-cell table:number-columns-repeated="1023"/>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short if above (CF=0 and ZF=0).</text:p>
          </table:table-cell>
          <table:table-cell table:number-columns-repeated="1008"/>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short if above or equal (CF=0).</text:p>
          </table:table-cell>
          <table:table-cell table:number-columns-repeated="1008"/>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short if below (CF=1).</text:p>
          </table:table-cell>
          <table:table-cell table:number-columns-repeated="1008"/>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short if below or equal (CF=1 or ZF=1).</text:p>
          </table:table-cell>
          <table:table-cell table:number-columns-repeated="1008"/>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short if carry (CF=1).</text:p>
          </table:table-cell>
          <table:table-cell table:number-columns-repeated="1008"/>
        </table:table-row>
        <table:table-row table:style-name="ro1">
          <table:table-cell table:style-name="ce8" office:value-type="string">
            <text:p>E3 cb </text:p>
          </table:table-cell>
          <table:table-cell table:style-name="ce18" office:value-type="string">
            <text:p>JCXZ rel8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Jump short if CX register is 0.</text:p>
          </table:table-cell>
          <table:table-cell table:style-name="ce26" table:number-columns-repeated="1008"/>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table:table-cell office:value-type="string">
            <text:p>Jump short if ECX register is 0.</text:p>
          </table:table-cell>
          <table:table-cell table:number-columns-repeated="1008"/>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table:table-cell office:value-type="string">
            <text:p>Jump short if RCX register is 0.</text:p>
          </table:table-cell>
          <table:table-cell table:number-columns-repeated="1008"/>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short if equal (ZF=1).</text:p>
          </table:table-cell>
          <table:table-cell table:number-columns-repeated="1008"/>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short if greater (ZF=0 and SF=OF).</text:p>
          </table:table-cell>
          <table:table-cell table:number-columns-repeated="1008"/>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short if greater or equal (SF=OF).</text:p>
          </table:table-cell>
          <table:table-cell table:number-columns-repeated="1008"/>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short if less (SF!= OF).</text:p>
          </table:table-cell>
          <table:table-cell table:number-columns-repeated="1008"/>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short if less or equal (ZF=1 or SF!= OF).</text:p>
          </table:table-cell>
          <table:table-cell table:number-columns-repeated="1008"/>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short if not above (CF=1 or ZF=1).</text:p>
          </table:table-cell>
          <table:table-cell table:number-columns-repeated="1008"/>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short if not above or equal (CF=1).</text:p>
          </table:table-cell>
          <table:table-cell table:number-columns-repeated="1008"/>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short if not below (CF=0).</text:p>
          </table:table-cell>
          <table:table-cell table:number-columns-repeated="1008"/>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short if not below or equal (CF=0 and ZF=0).</text:p>
          </table:table-cell>
          <table:table-cell table:number-columns-repeated="1008"/>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short if not carry (CF=0).</text:p>
          </table:table-cell>
          <table:table-cell table:number-columns-repeated="1008"/>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short if not equal (ZF=0).</text:p>
          </table:table-cell>
          <table:table-cell table:number-columns-repeated="1008"/>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short if not greater (ZF=1 or SF!= OF).</text:p>
          </table:table-cell>
          <table:table-cell table:number-columns-repeated="1008"/>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short if not greater or equal (SF!= OF).</text:p>
          </table:table-cell>
          <table:table-cell table:number-columns-repeated="1008"/>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short if not less (SF=OF).</text:p>
          </table:table-cell>
          <table:table-cell table:number-columns-repeated="1008"/>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short if not less or equal (ZF=0 and SF=OF).</text:p>
          </table:table-cell>
          <table:table-cell table:number-columns-repeated="1008"/>
        </table:table-row>
        <table:table-row table:style-name="ro1">
          <table:table-cell table:style-name="ce9"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short if not overflow (OF=0).</text:p>
          </table:table-cell>
          <table:table-cell table:number-columns-repeated="1008"/>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short if not parity (PF=0).</text:p>
          </table:table-cell>
          <table:table-cell table:number-columns-repeated="1008"/>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short if not sign (SF=0).</text:p>
          </table:table-cell>
          <table:table-cell table:number-columns-repeated="1008"/>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short if not zero (ZF=0).</text:p>
          </table:table-cell>
          <table:table-cell table:number-columns-repeated="1008"/>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short if overflow (OF=1).</text:p>
          </table:table-cell>
          <table:table-cell table:number-columns-repeated="1008"/>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table:table-cell office:value-type="string">
            <text:p>Jump short if parity (PF=1).</text:p>
          </table:table-cell>
          <table:table-cell table:number-columns-repeated="1008"/>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short if parity even (PF=1).</text:p>
          </table:table-cell>
          <table:table-cell table:number-columns-repeated="1008"/>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short if parity odd (PF=0).</text:p>
          </table:table-cell>
          <table:table-cell table:number-columns-repeated="1008"/>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short if sign (SF=1).</text:p>
          </table:table-cell>
          <table:table-cell table:number-columns-repeated="1008"/>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short if zero (ZF = 1).</text:p>
          </table:table-cell>
          <table:table-cell table:number-columns-repeated="1008"/>
        </table:table-row>
        <table:table-row table:style-name="ro1">
          <table:table-cell table:style-name="ce8" office:value-type="string">
            <text:p>0F 87 cw </text:p>
          </table:table-cell>
          <table:table-cell table:style-name="ce18" office:value-type="string">
            <text:p>JA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above (CF=0 and ZF=0). Not supported in 64-bit mode.</text:p>
          </table:table-cell>
          <table:table-cell table:style-name="ce26" table:number-columns-repeated="1008"/>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near if above (CF=0 and ZF=0).</text:p>
          </table:table-cell>
          <table:table-cell table:number-columns-repeated="1008"/>
        </table:table-row>
        <table:table-row table:style-name="ro1">
          <table:table-cell table:style-name="ce8" office:value-type="string">
            <text:p>0F 83 cw </text:p>
          </table:table-cell>
          <table:table-cell table:style-name="ce18" office:value-type="string">
            <text:p>JA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above or equal (CF=0). Not supported in 64-bit mode.</text:p>
          </table:table-cell>
          <table:table-cell table:style-name="ce26" table:number-columns-repeated="1008"/>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near if above or equal (CF=0).</text:p>
          </table:table-cell>
          <table:table-cell table:number-columns-repeated="1008"/>
        </table:table-row>
        <table:table-row table:style-name="ro1">
          <table:table-cell table:style-name="ce8" office:value-type="string">
            <text:p>0F 82 cw </text:p>
          </table:table-cell>
          <table:table-cell table:style-name="ce18" office:value-type="string">
            <text:p>JB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below (CF=1). Not supported in 64-bit mode.</text:p>
          </table:table-cell>
          <table:table-cell table:style-name="ce26" table:number-columns-repeated="1008"/>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near if below (CF=1).</text:p>
          </table:table-cell>
          <table:table-cell table:number-columns-repeated="1008"/>
        </table:table-row>
        <table:table-row table:style-name="ro1">
          <table:table-cell table:style-name="ce8" office:value-type="string">
            <text:p>0F 86 cw </text:p>
          </table:table-cell>
          <table:table-cell table:style-name="ce18" office:value-type="string">
            <text:p>JB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below or equal (CF=1 or ZF=1). Not supported in 64-bit mode.</text:p>
          </table:table-cell>
          <table:table-cell table:style-name="ce26" table:number-columns-repeated="1008"/>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near if below or equal (CF=1 or ZF=1).</text:p>
          </table:table-cell>
          <table:table-cell table:number-columns-repeated="1008"/>
        </table:table-row>
        <table:table-row table:style-name="ro1">
          <table:table-cell table:style-name="ce8" office:value-type="string">
            <text:p>0F 82 cw </text:p>
          </table:table-cell>
          <table:table-cell table:style-name="ce18" office:value-type="string">
            <text:p>JC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carry (CF=1). Not supported in 64-bit mode.</text:p>
          </table:table-cell>
          <table:table-cell table:style-name="ce26" table:number-columns-repeated="1008"/>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near if carry (CF=1).</text:p>
          </table:table-cell>
          <table:table-cell table:number-columns-repeated="1008"/>
        </table:table-row>
        <table:table-row table:style-name="ro1">
          <table:table-cell table:style-name="ce8" office:value-type="string">
            <text:p>0F 84 cw </text:p>
          </table:table-cell>
          <table:table-cell table:style-name="ce18" office:value-type="string">
            <text:p>J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equal (ZF=1). Not supported in 64-bit mode.</text:p>
          </table:table-cell>
          <table:table-cell table:style-name="ce26" table:number-columns-repeated="1008"/>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near if 0 (ZF=1).</text:p>
          </table:table-cell>
          <table:table-cell table:number-columns-repeated="1008"/>
        </table:table-row>
        <table:table-row table:style-name="ro1">
          <table:table-cell table:style-name="ce8" office:value-type="string">
            <text:p>0F 8F cw </text:p>
          </table:table-cell>
          <table:table-cell table:style-name="ce18" office:value-type="string">
            <text:p>JG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greater (ZF=0 and SF=OF). Not supported in 64-bit mode.</text:p>
          </table:table-cell>
          <table:table-cell table:style-name="ce26" table:number-columns-repeated="1008"/>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near if greater (ZF=0 and SF=OF).</text:p>
          </table:table-cell>
          <table:table-cell table:number-columns-repeated="1008"/>
        </table:table-row>
        <table:table-row table:style-name="ro1">
          <table:table-cell table:style-name="ce8" office:value-type="string">
            <text:p>0F 8D cw </text:p>
          </table:table-cell>
          <table:table-cell table:style-name="ce18" office:value-type="string">
            <text:p>JG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greater or equal (SF=OF). Not supported in 64-bit mode.</text:p>
          </table:table-cell>
          <table:table-cell table:style-name="ce26" table:number-columns-repeated="1008"/>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near if greater or equal (SF=OF).</text:p>
          </table:table-cell>
          <table:table-cell table:number-columns-repeated="1008"/>
        </table:table-row>
        <table:table-row table:style-name="ro1">
          <table:table-cell table:style-name="ce8" office:value-type="string">
            <text:p>0F 8C cw </text:p>
          </table:table-cell>
          <table:table-cell table:style-name="ce18" office:value-type="string">
            <text:p>JL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less (SF!= OF). Not supported in <text:s/>64-bit mode.</text:p>
          </table:table-cell>
          <table:table-cell table:style-name="ce26" table:number-columns-repeated="1008"/>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near if less (SF!= OF).</text:p>
          </table:table-cell>
          <table:table-cell table:number-columns-repeated="1008"/>
        </table:table-row>
        <table:table-row table:style-name="ro1">
          <table:table-cell table:style-name="ce8" office:value-type="string">
            <text:p>0F 8E cw </text:p>
          </table:table-cell>
          <table:table-cell table:style-name="ce18" office:value-type="string">
            <text:p>JL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less or equal (ZF=1 or SF!= OF). <text:s/>Not supported in 64-bit mode.</text:p>
          </table:table-cell>
          <table:table-cell table:style-name="ce26" table:number-columns-repeated="1008"/>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near if less or equal (ZF=1 or SF!= OF).</text:p>
          </table:table-cell>
          <table:table-cell table:number-columns-repeated="1008"/>
        </table:table-row>
        <table:table-row table:style-name="ro1">
          <table:table-cell table:style-name="ce8" office:value-type="string">
            <text:p>0F 86 cw </text:p>
          </table:table-cell>
          <table:table-cell table:style-name="ce18" office:value-type="string">
            <text:p>JNA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above (CF=1 or ZF=1). Not supported in 64-bit mode.</text:p>
          </table:table-cell>
          <table:table-cell table:style-name="ce26" table:number-columns-repeated="1008"/>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near if not above (CF=1 or ZF=1).</text:p>
          </table:table-cell>
          <table:table-cell table:number-columns-repeated="1008"/>
        </table:table-row>
        <table:table-row table:style-name="ro1">
          <table:table-cell table:style-name="ce8" office:value-type="string">
            <text:p>0F 82 cw </text:p>
          </table:table-cell>
          <table:table-cell table:style-name="ce18" office:value-type="string">
            <text:p>JNA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above or equal (CF=1). Not supported in 64-bit mode.</text:p>
          </table:table-cell>
          <table:table-cell table:style-name="ce26" table:number-columns-repeated="1008"/>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near if not above or equal (CF=1).</text:p>
          </table:table-cell>
          <table:table-cell table:number-columns-repeated="1008"/>
        </table:table-row>
        <table:table-row table:style-name="ro1">
          <table:table-cell table:style-name="ce8" office:value-type="string">
            <text:p>0F 83 cw </text:p>
          </table:table-cell>
          <table:table-cell table:style-name="ce18" office:value-type="string">
            <text:p>JNB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below (CF=0). Not supported in 64-bit mode.</text:p>
          </table:table-cell>
          <table:table-cell table:style-name="ce26" table:number-columns-repeated="1008"/>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near if not below (CF=0).</text:p>
          </table:table-cell>
          <table:table-cell table:number-columns-repeated="1008"/>
        </table:table-row>
        <table:table-row table:style-name="ro1">
          <table:table-cell table:style-name="ce8" office:value-type="string">
            <text:p>0F 87 cw </text:p>
          </table:table-cell>
          <table:table-cell table:style-name="ce18" office:value-type="string">
            <text:p>JNB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below or equal (CF=0 and ZF=0). Not supported in 64-bit mode.</text:p>
          </table:table-cell>
          <table:table-cell table:style-name="ce26" table:number-columns-repeated="1008"/>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near if not below or equal (CF=0 and ZF=0). </text:p>
          </table:table-cell>
          <table:table-cell table:number-columns-repeated="1008"/>
        </table:table-row>
        <table:table-row table:style-name="ro1">
          <table:table-cell table:style-name="ce8" office:value-type="string">
            <text:p>0F 83 cw </text:p>
          </table:table-cell>
          <table:table-cell table:style-name="ce18" office:value-type="string">
            <text:p>JNC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carry (CF=0). Not supported in 64-bit mode.</text:p>
          </table:table-cell>
          <table:table-cell table:style-name="ce26" table:number-columns-repeated="1008"/>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near if not carry (CF=0).</text:p>
          </table:table-cell>
          <table:table-cell table:number-columns-repeated="1008"/>
        </table:table-row>
        <table:table-row table:style-name="ro1">
          <table:table-cell table:style-name="ce8" office:value-type="string">
            <text:p>0F 85 cw </text:p>
          </table:table-cell>
          <table:table-cell table:style-name="ce18" office:value-type="string">
            <text:p>JN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equal (ZF=0). Not supported in 64-bit mode.</text:p>
          </table:table-cell>
          <table:table-cell table:style-name="ce26" table:number-columns-repeated="1008"/>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near if not equal (ZF=0).</text:p>
          </table:table-cell>
          <table:table-cell table:number-columns-repeated="1008"/>
        </table:table-row>
        <table:table-row table:style-name="ro1">
          <table:table-cell table:style-name="ce8" office:value-type="string">
            <text:p>0F 8E cw </text:p>
          </table:table-cell>
          <table:table-cell table:style-name="ce18" office:value-type="string">
            <text:p>JNG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greater (ZF=1 or SF != OF). Not supported in 64-bit mode.</text:p>
          </table:table-cell>
          <table:table-cell table:style-name="ce26" table:number-columns-repeated="1008"/>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near if not greater (ZF=1 or SF != OF).</text:p>
          </table:table-cell>
          <table:table-cell table:number-columns-repeated="1008"/>
        </table:table-row>
        <table:table-row table:style-name="ro1">
          <table:table-cell table:style-name="ce8" office:value-type="string">
            <text:p>0F 8C cw </text:p>
          </table:table-cell>
          <table:table-cell table:style-name="ce18" office:value-type="string">
            <text:p>JNG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greater or equal (SF != OF). Not supported in 64-bit mode.</text:p>
          </table:table-cell>
          <table:table-cell table:style-name="ce26" table:number-columns-repeated="1008"/>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near if not greater or equal (SF != OF).</text:p>
          </table:table-cell>
          <table:table-cell table:number-columns-repeated="1008"/>
        </table:table-row>
        <table:table-row table:style-name="ro1">
          <table:table-cell table:style-name="ce8" office:value-type="string">
            <text:p>0F 8D cw </text:p>
          </table:table-cell>
          <table:table-cell table:style-name="ce18" office:value-type="string">
            <text:p>JNL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less (SF=OF). Not supported in 64-bit mode.</text:p>
          </table:table-cell>
          <table:table-cell table:style-name="ce26" table:number-columns-repeated="1008"/>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near if not less (SF=OF).</text:p>
          </table:table-cell>
          <table:table-cell table:number-columns-repeated="1008"/>
        </table:table-row>
        <table:table-row table:style-name="ro1">
          <table:table-cell table:style-name="ce8" office:value-type="string">
            <text:p>0F 8F cw </text:p>
          </table:table-cell>
          <table:table-cell table:style-name="ce18" office:value-type="string">
            <text:p>JNL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less or equal (ZF=0 and SF=OF). Not supported in 64-bit mode.</text:p>
          </table:table-cell>
          <table:table-cell table:style-name="ce26" table:number-columns-repeated="1008"/>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near if not less or equal (ZF=0 and SF=OF).</text:p>
          </table:table-cell>
          <table:table-cell table:number-columns-repeated="1008"/>
        </table:table-row>
        <table:table-row table:style-name="ro1">
          <table:table-cell table:style-name="ce8" office:value-type="string">
            <text:p>0F 81 cw </text:p>
          </table:table-cell>
          <table:table-cell table:style-name="ce18" office:value-type="string">
            <text:p>JN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overflow (OF=0). Not supported in 64-bit mode.</text:p>
          </table:table-cell>
          <table:table-cell table:style-name="ce26" table:number-columns-repeated="1008"/>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near if not overflow (OF=0).</text:p>
          </table:table-cell>
          <table:table-cell table:number-columns-repeated="1008"/>
        </table:table-row>
        <table:table-row table:style-name="ro1">
          <table:table-cell table:style-name="ce8" office:value-type="string">
            <text:p>0F 8B cw </text:p>
          </table:table-cell>
          <table:table-cell table:style-name="ce18" office:value-type="string">
            <text:p>JN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parity (PF=0). Not supported in 64-bit mode.</text:p>
          </table:table-cell>
          <table:table-cell table:style-name="ce26" table:number-columns-repeated="1008"/>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near if not parity (PF=0).</text:p>
          </table:table-cell>
          <table:table-cell table:number-columns-repeated="1008"/>
        </table:table-row>
        <table:table-row table:style-name="ro1">
          <table:table-cell table:style-name="ce8" office:value-type="string">
            <text:p>0F 89 cw </text:p>
          </table:table-cell>
          <table:table-cell table:style-name="ce18" office:value-type="string">
            <text:p>JNS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sign (SF=0). Not supported in 64-bit mode.</text:p>
          </table:table-cell>
          <table:table-cell table:style-name="ce26" table:number-columns-repeated="1008"/>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near if not sign (SF=0).</text:p>
          </table:table-cell>
          <table:table-cell table:number-columns-repeated="1008"/>
        </table:table-row>
        <table:table-row table:style-name="ro1">
          <table:table-cell table:style-name="ce8" office:value-type="string">
            <text:p>0F 85 cw </text:p>
          </table:table-cell>
          <table:table-cell table:style-name="ce18" office:value-type="string">
            <text:p>JNZ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zero (ZF=0). Not supported in 64-bit mode.</text:p>
          </table:table-cell>
          <table:table-cell table:style-name="ce26" table:number-columns-repeated="1008"/>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near if not zero (ZF=0).</text:p>
          </table:table-cell>
          <table:table-cell table:number-columns-repeated="1008"/>
        </table:table-row>
        <table:table-row table:style-name="ro1">
          <table:table-cell table:style-name="ce8" office:value-type="string">
            <text:p>0F 80 cw </text:p>
          </table:table-cell>
          <table:table-cell table:style-name="ce18" office:value-type="string">
            <text:p>J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overflow (OF=1). Not supported in 64-bit mode.</text:p>
          </table:table-cell>
          <table:table-cell table:style-name="ce26" table:number-columns-repeated="1008"/>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near if overflow (OF=1).</text:p>
          </table:table-cell>
          <table:table-cell table:number-columns-repeated="1008"/>
        </table:table-row>
        <table:table-row table:style-name="ro1">
          <table:table-cell table:style-name="ce8" office:value-type="string">
            <text:p>0F 8A cw </text:p>
          </table:table-cell>
          <table:table-cell table:style-name="ce18" office:value-type="string">
            <text:p>J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parity (PF=1). Not supported in 64-bit mode.</text:p>
          </table:table-cell>
          <table:table-cell table:style-name="ce26" table:number-columns-repeated="1008"/>
        </table:table-row>
        <table:table-row table:style-name="ro5">
          <table:table-cell office:value-type="string">
            <text:p>0F 8A cd </text:p>
          </table:table-cell>
          <table:table-cell office:value-type="string">
            <text:p>JP rel32 </text:p>
          </table:table-cell>
          <table:table-cell office:value-type="string">
            <text:p>D</text:p>
          </table:table-cell>
          <table:table-cell office:value-type="string">
            <text:p>R</text:p>
          </table:table-cell>
          <table:table-cell office:value-type="string">
            <text:p>E.PF</text:p>
          </table:table-cell>
          <table:table-cell table:style-name="Default" table:number-columns-repeated="4"/>
          <table:table-cell table:number-columns-repeated="2" office:value-type="string">
            <text:p>V</text:p>
          </table:table-cell>
          <table:table-cell table:style-name="Default"/>
          <table:table-cell table:style-name="Default" office:value-type="string">
            <text:p>jp</text:p>
          </table:table-cell>
          <table:table-cell table:style-name="Default"/>
          <table:table-cell office:value-type="string">
            <text:p>Jump near if parity (PF=1).</text:p>
          </table:table-cell>
          <table:table-cell table:number-columns-repeated="1008"/>
        </table:table-row>
        <table:table-row table:style-name="ro4">
          <table:table-cell table:style-name="ce8" office:value-type="string">
            <text:p>0F 8A cw </text:p>
          </table:table-cell>
          <table:table-cell table:style-name="ce18" office:value-type="string">
            <text:p>JPE rel16</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parity even (PF=1). Not supported in 64-bit mode.</text:p>
          </table:table-cell>
          <table:table-cell table:number-columns-repeated="1008"/>
        </table:table-row>
        <table:table-row table:style-name="ro4">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near if parity even (PF=1).</text:p>
          </table:table-cell>
          <table:table-cell table:number-columns-repeated="1008"/>
        </table:table-row>
        <table:table-row table:style-name="ro1">
          <table:table-cell table:style-name="ce8" office:value-type="string">
            <text:p>0F 8B cw </text:p>
          </table:table-cell>
          <table:table-cell table:style-name="ce18" office:value-type="string">
            <text:p>JP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parity odd (PF=0). Not supported in 64-bit mode.</text:p>
          </table:table-cell>
          <table:table-cell table:style-name="ce26" table:number-columns-repeated="1008"/>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near if parity odd (PF=0).</text:p>
          </table:table-cell>
          <table:table-cell table:number-columns-repeated="1008"/>
        </table:table-row>
        <table:table-row table:style-name="ro1">
          <table:table-cell table:style-name="ce8" office:value-type="string">
            <text:p>0F 88 cw </text:p>
          </table:table-cell>
          <table:table-cell table:style-name="ce18" office:value-type="string">
            <text:p>JS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sign (SF=1). Not supported in 64-bit mode.</text:p>
          </table:table-cell>
          <table:table-cell table:style-name="ce26" table:number-columns-repeated="1008"/>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near if sign (SF=1).</text:p>
          </table:table-cell>
          <table:table-cell table:number-columns-repeated="1008"/>
        </table:table-row>
        <table:table-row table:style-name="ro1">
          <table:table-cell table:style-name="ce8" office:value-type="string">
            <text:p>0F 84 cw </text:p>
          </table:table-cell>
          <table:table-cell table:style-name="ce18" office:value-type="string">
            <text:p>JZ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0 (ZF=1). Not supported in 64-bit mode.</text:p>
          </table:table-cell>
          <table:table-cell table:style-name="ce26" table:number-columns-repeated="1008"/>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near if 0 (ZF=1).</text:p>
          </table:table-cell>
          <table:table-cell table:number-columns-repeated="1008"/>
        </table:table-row>
        <table:table-row table:style-name="ro1">
          <table:table-cell table:number-columns-repeated="1023"/>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short, RIP = RIP + 8-bit displacement sign extended to 64-bits</text:p>
          </table:table-cell>
          <table:table-cell table:number-columns-repeated="1008"/>
        </table:table-row>
        <table:table-row table:style-name="ro1">
          <table:table-cell table:style-name="ce8" office:value-type="string">
            <text:p>E9 cw </text:p>
          </table:table-cell>
          <table:table-cell table:style-name="ce18" office:value-type="string">
            <text:p>JM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relative, displacement relative to next instruction. Not supported in 64-bit mode.</text:p>
          </table:table-cell>
          <table:table-cell table:style-name="ce26" table:number-columns-repeated="1008"/>
        </table:table-row>
        <table:table-row table:style-name="ro4">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near, relative, RIP = RIP + 32-bit displacement sign extended to 64-bits</text:p>
          </table:table-cell>
          <table:table-cell table:number-columns-repeated="1008"/>
        </table:table-row>
        <table:table-row table:style-name="ro1">
          <table:table-cell table:style-name="ce8" office:value-type="string">
            <text:p>FF /4 </text:p>
          </table:table-cell>
          <table:table-cell table:style-name="ce18" office:value-type="string">
            <text:p>JMP r/m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absolute indirect, address = zero-extended r/m16. Not supported in 64-bit mode.</text:p>
          </table:table-cell>
          <table:table-cell table:style-name="ce26" table:number-columns-repeated="1008"/>
        </table:table-row>
        <table:table-row table:style-name="ro1">
          <table:table-cell table:style-name="ce8" office:value-type="string">
            <text:p>FF /4 </text:p>
          </table:table-cell>
          <table:table-cell table:style-name="ce18" office:value-type="string">
            <text:p>JMP r/m32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absolute indirect, address given in r/m32. Not supported in 64-bit mode.</text:p>
          </table:table-cell>
          <table:table-cell table:style-name="ce26" table:number-columns-repeated="1008"/>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table:table-cell office:value-type="string">
            <text:p>Jump near, absolute indirect, RIP = 64-Bit offset from register or memory</text:p>
          </table:table-cell>
          <table:table-cell table:number-columns-repeated="1008"/>
        </table:table-row>
        <table:table-row table:style-name="ro1">
          <table:table-cell table:style-name="ce8" office:value-type="string">
            <text:p>EA cd </text:p>
          </table:table-cell>
          <table:table-cell table:style-name="ce18" office:value-type="string">
            <text:p>JMP ptr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Jump far, absolute, address given in operand</text:p>
          </table:table-cell>
          <table:table-cell table:style-name="ce26" table:number-columns-repeated="1008"/>
        </table:table-row>
        <table:table-row table:style-name="ro1">
          <table:table-cell table:style-name="ce8" office:value-type="string">
            <text:p>EA cp </text:p>
          </table:table-cell>
          <table:table-cell table:style-name="ce18" office:value-type="string">
            <text:p>JMP ptr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Jump far, absolute, address given in operand</text:p>
          </table:table-cell>
          <table:table-cell table:style-name="ce26" table:number-columns-repeated="1008"/>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16</text:p>
          </table:table-cell>
          <table:table-cell table:number-columns-repeated="1008"/>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32.</text:p>
          </table:table-cell>
          <table:table-cell table:number-columns-repeated="1008"/>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table:table-cell office:value-type="string">
            <text:p>Jump far, absolute indirect, address given in m16:64.</text:p>
          </table:table-cell>
          <table:table-cell table:number-columns-repeated="1008"/>
        </table:table-row>
        <table:table-row table:style-name="ro1">
          <table:table-cell table:number-columns-repeated="4"/>
          <table:table-cell table:style-name="Default"/>
          <table:table-cell table:number-columns-repeated="1018"/>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table:table-cell office:value-type="string">
            <text:p>Load: AH = EFLAGS(SF:ZF:0:AF:0:PF:1:CF).</text:p>
          </table:table-cell>
          <table:table-cell table:number-columns-repeated="1008"/>
        </table:table-row>
        <table:table-row table:style-name="ro1">
          <table:table-cell table:number-columns-repeated="1023"/>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table:table-cell office:value-type="string">
            <text:p>r16 = access rights referenced by r16/m16</text:p>
          </table:table-cell>
          <table:table-cell table:number-columns-repeated="1008"/>
        </table:table-row>
        <table:table-row table:style-name="ro1">
          <table:table-cell office:value-type="string">
            <text:p>0F 02 /r </text:p>
          </table:table-cell>
          <table:table-cell office:value-type="string">
            <text:p>LAR <text:span text:style-name="T1">r32</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8"/>
        </table:table-row>
        <table:table-row table:style-name="ro1">
          <table:table-cell office:value-type="string">
            <text:p><text:span text:style-name="T1">REX.W+</text:span> 0F 02 /r </text:p>
          </table:table-cell>
          <table:table-cell office:value-type="string">
            <text:p>LAR <text:span text:style-name="T1">r64</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8"/>
        </table:table-row>
        <table:table-row table:style-name="ro1">
          <table:table-cell table:number-columns-repeated="1023"/>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lddqu</text:p>
          </table:table-cell>
          <table:table-cell/>
          <table:table-cell office:value-type="string">
            <text:p>Load unaligned data from mem and return double quadword in xmm1.</text:p>
          </table:table-cell>
          <table:table-cell table:number-columns-repeated="1008"/>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xmm1.</text:p>
          </table:table-cell>
          <table:table-cell table:number-columns-repeated="1008"/>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ymm1.</text:p>
          </table:table-cell>
          <table:table-cell table:number-columns-repeated="1008"/>
        </table:table-row>
        <table:table-row table:style-name="ro1">
          <table:table-cell table:number-columns-repeated="1023"/>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6"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table:table-cell office:value-type="string">
            <text:p>Load MXCSR register from m32.</text:p>
          </table:table-cell>
          <table:table-cell table:number-columns-repeated="1008"/>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6"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table:table-cell office:value-type="string">
            <text:p>Load MXCSR register from m32.</text:p>
          </table:table-cell>
          <table:table-cell table:number-columns-repeated="1008"/>
        </table:table-row>
        <table:table-row table:style-name="ro1">
          <table:table-cell table:number-columns-repeated="1023"/>
        </table:table-row>
        <table:table-row table:style-name="ro1">
          <table:table-cell table:style-name="ce8" office:value-type="string">
            <text:p>C5 /r </text:p>
          </table:table-cell>
          <table:table-cell table:style-name="ce18" office:value-type="string">
            <text:p>LDS r16, m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DS:r16 with far pointer from memory.</text:p>
          </table:table-cell>
          <table:table-cell table:style-name="ce26" table:number-columns-repeated="1008"/>
        </table:table-row>
        <table:table-row table:style-name="ro1">
          <table:table-cell table:style-name="ce8" office:value-type="string">
            <text:p>C5 /r </text:p>
          </table:table-cell>
          <table:table-cell table:style-name="ce18" office:value-type="string">
            <text:p>LDS r32, m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DS:r32 with far pointer from memory.</text:p>
          </table:table-cell>
          <table:table-cell table:style-name="ce26" table:number-columns-repeated="1008"/>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table:table-cell office:value-type="string">
            <text:p>Load SS:r16 with far pointer from memory.</text:p>
          </table:table-cell>
          <table:table-cell table:number-columns-repeated="1008"/>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table:table-cell office:value-type="string">
            <text:p>Load SS:r32 with far pointer from memory.</text:p>
          </table:table-cell>
          <table:table-cell table:number-columns-repeated="1008"/>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table:table-cell office:value-type="string">
            <text:p>Load SS:r64 with far pointer from memory.</text:p>
          </table:table-cell>
          <table:table-cell table:number-columns-repeated="1008"/>
        </table:table-row>
        <table:table-row table:style-name="ro1">
          <table:table-cell table:style-name="ce8" office:value-type="string">
            <text:p>C4 /r </text:p>
          </table:table-cell>
          <table:table-cell table:style-name="ce18" office:value-type="string">
            <text:p>LES r16, m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ES:r16 with far pointer from memory.</text:p>
          </table:table-cell>
          <table:table-cell table:style-name="ce26" table:number-columns-repeated="1008"/>
        </table:table-row>
        <table:table-row table:style-name="ro1">
          <table:table-cell table:style-name="ce8" office:value-type="string">
            <text:p>C4 /r </text:p>
          </table:table-cell>
          <table:table-cell table:style-name="ce18" office:value-type="string">
            <text:p>LES r32, m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ES:r32 with far pointer from memory.</text:p>
          </table:table-cell>
          <table:table-cell table:style-name="ce26" table:number-columns-repeated="1008"/>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table:table-cell office:value-type="string">
            <text:p>Load FS:r16 with far pointer from memory.</text:p>
          </table:table-cell>
          <table:table-cell table:number-columns-repeated="1008"/>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table:table-cell office:value-type="string">
            <text:p>Load FS:r32 with far pointer from memory.</text:p>
          </table:table-cell>
          <table:table-cell table:number-columns-repeated="1008"/>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table:table-cell office:value-type="string">
            <text:p>Load FS:r64 with far pointer from memory.</text:p>
          </table:table-cell>
          <table:table-cell table:number-columns-repeated="1008"/>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table:table-cell office:value-type="string">
            <text:p>Load GS:r16 with far pointer from memory.</text:p>
          </table:table-cell>
          <table:table-cell table:number-columns-repeated="1008"/>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table:table-cell office:value-type="string">
            <text:p>Load GS:r32 with far pointer from memory.</text:p>
          </table:table-cell>
          <table:table-cell table:number-columns-repeated="1008"/>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table:table-cell office:value-type="string">
            <text:p>Load GS:r64 with far pointer from memory.</text:p>
          </table:table-cell>
          <table:table-cell table:number-columns-repeated="1008"/>
        </table:table-row>
        <table:table-row table:style-name="ro1">
          <table:table-cell table:number-columns-repeated="1023"/>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table:table-cell office:value-type="string">
            <text:p>Store effective address for m in register r16.</text:p>
          </table:table-cell>
          <table:table-cell table:number-columns-repeated="1008"/>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table:table-cell office:value-type="string">
            <text:p>Store effective address for m in register r32.</text:p>
          </table:table-cell>
          <table:table-cell table:number-columns-repeated="1008"/>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table:table-cell office:value-type="string">
            <text:p>Store effective address for m in register r64.</text:p>
          </table:table-cell>
          <table:table-cell table:number-columns-repeated="1008"/>
        </table:table-row>
        <table:table-row table:style-name="ro1">
          <table:table-cell table:number-columns-repeated="1023"/>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table:table-cell office:value-type="string">
            <text:p>Set SP to BP, then pop BP.</text:p>
          </table:table-cell>
          <table:table-cell table:number-columns-repeated="1008"/>
        </table:table-row>
        <table:table-row table:style-name="ro1">
          <table:table-cell table:style-name="ce8" office:value-type="string">
            <text:p>C9 </text:p>
          </table:table-cell>
          <table:table-cell table:style-name="ce18" office:value-type="string">
            <text:p>LEAVE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Set ESP to EBP, then pop EBP.</text:p>
          </table:table-cell>
          <table:table-cell table:style-name="ce26" table:number-columns-repeated="1008"/>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table:table-cell office:value-type="string">
            <text:p>Set RSP to RBP, then pop RBP.</text:p>
          </table:table-cell>
          <table:table-cell table:number-columns-repeated="1008"/>
        </table:table-row>
        <table:table-row table:style-name="ro1">
          <table:table-cell table:number-columns-repeated="1023"/>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table:table-cell office:value-type="string">
            <text:p>Serializes load operations.</text:p>
          </table:table-cell>
          <table:table-cell table:number-columns-repeated="1008"/>
        </table:table-row>
        <table:table-row table:style-name="ro1">
          <table:table-cell table:number-columns-repeated="1023"/>
        </table:table-row>
        <table:table-row table:style-name="ro1">
          <table:table-cell table:style-name="ce8" office:value-type="string">
            <text:p>0F 01 /2 </text:p>
          </table:table-cell>
          <table:table-cell table:style-name="ce18" office:value-type="string">
            <text:p>LGDT m16&amp;32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Load m into GDTR.</text:p>
          </table:table-cell>
          <table:table-cell table:style-name="ce26" table:number-columns-repeated="1008"/>
        </table:table-row>
        <table:table-row table:style-name="ro1">
          <table:table-cell table:style-name="ce8" office:value-type="string">
            <text:p>0F 01 /3 </text:p>
          </table:table-cell>
          <table:table-cell table:style-name="ce18" office:value-type="string">
            <text:p>LIDT m16&amp;32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Load m into IDTR.</text:p>
          </table:table-cell>
          <table:table-cell table:style-name="ce26" table:number-columns-repeated="1008"/>
        </table:table-row>
        <table:table-row table:style-name="ro1">
          <table:table-cell table:style-name="ce8" office:value-type="string">
            <text:p>0F 01 /2 </text:p>
          </table:table-cell>
          <table:table-cell table:style-name="ce18" office:value-type="string">
            <text:p>LGDT m16&amp;64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Load m into GDTR.</text:p>
          </table:table-cell>
          <table:table-cell table:style-name="ce26" table:number-columns-repeated="1008"/>
        </table:table-row>
        <table:table-row table:style-name="ro1">
          <table:table-cell table:style-name="ce8" office:value-type="string">
            <text:p>0F 01 /3 </text:p>
          </table:table-cell>
          <table:table-cell table:style-name="ce18" office:value-type="string">
            <text:p>LIDT m16&amp;64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Load m into IDTR.</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0 /2 </text:p>
          </table:table-cell>
          <table:table-cell table:style-name="ce18" office:value-type="string">
            <text:p>LLDT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 segment selector r/m16 into LDTR.</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1 /6 </text:p>
          </table:table-cell>
          <table:table-cell table:style-name="ce18" office:value-type="string">
            <text:p>LMSW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s r/m16 in machine status word of CR0.</text:p>
          </table:table-cell>
          <table:table-cell table:style-name="ce26" table:number-columns-repeated="1008"/>
        </table:table-row>
        <table:table-row table:style-name="ro1">
          <table:table-cell table:number-columns-repeated="1023"/>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table:table-cell office:value-type="string">
            <text:p>Asserts LOCK# signal for duration of the accompanying instruction.</text:p>
          </table:table-cell>
          <table:table-cell table:number-columns-repeated="1008"/>
        </table:table-row>
        <table:table-row table:style-name="ro1">
          <table:table-cell table:number-columns-repeated="1023"/>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byte at address DS:(E)SI into AL. For 64-bit mode load byte at address (R)SI into AL.</text:p>
          </table:table-cell>
          <table:table-cell table:number-columns-repeated="1008"/>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word at address DS:(E)SI into AX. For 64-bit mode load word at address (R)SI into AX.</text:p>
          </table:table-cell>
          <table:table-cell table:number-columns-repeated="1008"/>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dword at address DS:(E)SI into EAX. For 64-bit mode load dword at address (R)SI into EAX.</text:p>
          </table:table-cell>
          <table:table-cell table:number-columns-repeated="1008"/>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table:table-cell office:value-type="string">
            <text:p>Load qword at address (R)SI into RAX.</text:p>
          </table:table-cell>
          <table:table-cell table:number-columns-repeated="1008"/>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table:table-cell office:value-type="string">
            <text:p>For legacy mode, Load byte at address DS:(E)SI into AL. For 64-bit mode load byte at address (R)SI into AL.</text:p>
          </table:table-cell>
          <table:table-cell table:number-columns-repeated="1008"/>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table:table-cell office:value-type="string">
            <text:p>For legacy mode, Load word at address DS:(E)SI into AX. For 64-bit mode load word at address (R)SI into AX.</text:p>
          </table:table-cell>
          <table:table-cell table:number-columns-repeated="1008"/>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table:table-cell office:value-type="string">
            <text:p>For legacy mode, Load dword at address DS:(E)SI into EAX. For 64-bit mode load dword at address (R)SI into EAX.</text:p>
          </table:table-cell>
          <table:table-cell table:number-columns-repeated="1008"/>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table:table-cell office:value-type="string">
            <text:p>Load qword at address (R)SI into RAX.</text:p>
          </table:table-cell>
          <table:table-cell table:number-columns-repeated="1008"/>
        </table:table-row>
        <table:table-row table:style-name="ro1">
          <table:table-cell table:number-columns-repeated="1023"/>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table:table-cell office:value-type="string">
            <text:p>Decrement count; jump short if count != 0.</text:p>
          </table:table-cell>
          <table:table-cell table:number-columns-repeated="1008"/>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table:table-cell office:value-type="string">
            <text:p>Decrement count; jump short if count != 0 and <text:s/>ZF = 1.</text:p>
          </table:table-cell>
          <table:table-cell table:number-columns-repeated="1008"/>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table:table-cell office:value-type="string">
            <text:p>Decrement count; jump short if count != 0 and <text:s/>ZF = 0.</text:p>
          </table:table-cell>
          <table:table-cell table:number-columns-repeated="1008"/>
        </table:table-row>
        <table:table-row table:style-name="ro1">
          <table:table-cell table:number-columns-repeated="1023"/>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table:table-cell office:value-type="string">
            <text:p>Load: r16 = segment limit, selector r16/m16.</text:p>
          </table:table-cell>
          <table:table-cell table:number-columns-repeated="1008"/>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32 = segment limit, selector r32/m16.</text:p>
          </table:table-cell>
          <table:table-cell table:number-columns-repeated="1008"/>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64 = segment limit, selector r32/m16</text:p>
          </table:table-cell>
          <table:table-cell table:number-columns-repeated="1008"/>
        </table:table-row>
        <table:table-row table:style-name="ro1">
          <table:table-cell table:number-columns-repeated="1023"/>
        </table:table-row>
        <table:table-row table:style-name="ro1">
          <table:table-cell table:style-name="ce8" office:value-type="string">
            <text:p>0F 00 /3 </text:p>
          </table:table-cell>
          <table:table-cell table:style-name="ce18" office:value-type="string">
            <text:p>LTR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 r/m16 into task register.</text:p>
          </table:table-cell>
          <table:table-cell table:style-name="ce26" table:number-columns-repeated="1008"/>
        </table:table-row>
        <table:table-row table:style-name="ro1">
          <table:table-cell table:number-columns-repeated="1023"/>
        </table:table-row>
        <table:table-row table:style-name="ro1">
          <table:table-cell office:value-type="string">
            <text:p>F3 0F BD /r</text:p>
          </table:table-cell>
          <table:table-cell office:value-type="string">
            <text:p>LZCNT r16, r/m16</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table:number-columns-repeated="2" office:value-type="string">
            <text:p>V</text:p>
          </table:table-cell>
          <table:table-cell office:value-type="string">
            <text:p>BMI1</text:p>
          </table:table-cell>
          <table:table-cell office:value-type="string">
            <text:p>lzcntw</text:p>
          </table:table-cell>
          <table:table-cell/>
          <table:table-cell office:value-type="string">
            <text:p>Count the number of leading zero bits in r/m16, return result in r16</text:p>
          </table:table-cell>
          <table:table-cell table:number-columns-repeated="1008"/>
        </table:table-row>
        <table:table-row table:style-name="ro1">
          <table:table-cell office:value-type="string">
            <text:p>F3 0F BD /r</text:p>
          </table:table-cell>
          <table:table-cell office:value-type="string">
            <text:p>LZCNT r32, r/m32</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table:number-columns-repeated="2" office:value-type="string">
            <text:p>V</text:p>
          </table:table-cell>
          <table:table-cell office:value-type="string">
            <text:p>BMI1</text:p>
          </table:table-cell>
          <table:table-cell office:value-type="string">
            <text:p>lzcntl</text:p>
          </table:table-cell>
          <table:table-cell/>
          <table:table-cell office:value-type="string">
            <text:p>Count the number of leading zero bits in r/m32, return result in r32</text:p>
          </table:table-cell>
          <table:table-cell table:number-columns-repeated="1008"/>
        </table:table-row>
        <table:table-row table:style-name="ro1">
          <table:table-cell office:value-type="string">
            <text:p>REX.W+ F3 0F BD /r</text:p>
          </table:table-cell>
          <table:table-cell office:value-type="string">
            <text:p>LZCNT r64, r/m64</text:p>
          </table:table-cell>
          <table:table-cell office:value-type="string">
            <text:p>MR</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lzcntq</text:p>
          </table:table-cell>
          <table:table-cell/>
          <table:table-cell office:value-type="string">
            <text:p>Count the number of leading zero bits in r/m64, return result in r64</text:p>
          </table:table-cell>
          <table:table-cell table:number-columns-repeated="1008"/>
        </table:table-row>
        <table:table-row table:style-name="ro1">
          <table:table-cell table:number-columns-repeated="1023"/>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8"/>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8"/>
        </table:table-row>
        <table:table-row table:style-name="ro1">
          <table:table-cell table:number-columns-repeated="1023"/>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table:table-cell office:value-type="string">
            <text:p>Selectively write bytes from mm1 to memory location using the byte mask in mm2. The default memory location is specified by DS:DI/EDI/RDI.</text:p>
          </table:table-cell>
          <table:table-cell table:number-columns-repeated="1008"/>
        </table:table-row>
        <table:table-row table:style-name="ro1">
          <table:table-cell table:number-columns-repeated="1023"/>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table:table-cell office:value-type="string">
            <text:p>Return the maximum double-precision floating-point values between xmm2/m128 and xmm1.</text:p>
          </table:table-cell>
          <table:table-cell table:number-columns-repeated="1008"/>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double-precision floating-point values between xmm2 and xmm3/mem.</text:p>
          </table:table-cell>
          <table:table-cell table:number-columns-repeated="1008"/>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packed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table:table-cell office:value-type="string">
            <text:p>Return the maximum single-precision floating-point values between xmm2/m128 and xmm1.</text:p>
          </table:table-cell>
          <table:table-cell table:number-columns-repeated="1008"/>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precision floating-point values between xmm2 and xmm3/mem.</text:p>
          </table:table-cell>
          <table:table-cell table:number-columns-repeated="1008"/>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table:table-cell office:value-type="string">
            <text:p>Return the maximum scalar double-precision floating-point value between xmm2/mem64 and xmm1.</text:p>
          </table:table-cell>
          <table:table-cell table:number-columns-repeated="1008"/>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table:table-cell office:value-type="string">
            <text:p>Return the maximum scalar double-precision floating-point value between xmm3/mem64 and xmm2.</text:p>
          </table:table-cell>
          <table:table-cell table:number-columns-repeated="1008"/>
        </table:table-row>
        <table:table-row table:style-name="ro1">
          <table:table-cell table:number-columns-repeated="1023"/>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table:table-cell office:value-type="string">
            <text:p>Return the maximum scalar single-precision floating-point value between xmm2/mem32 and xmm1.</text:p>
          </table:table-cell>
          <table:table-cell table:number-columns-repeated="1008"/>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table:table-cell office:value-type="string">
            <text:p>Return the maximum scalar single-precision floating-point value between xmm3/mem32 and xmm2.</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table:table-cell office:value-type="string">
            <text:p>Serializes load and store operations.</text:p>
          </table:table-cell>
          <table:table-cell table:number-columns-repeated="1008"/>
        </table:table-row>
        <table:table-row table:style-name="ro1">
          <table:table-cell table:number-columns-repeated="1023"/>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table:table-cell office:value-type="string">
            <text:p>Return the minimum double-precision floating-point values between xmm2/m128 and xmm1.</text:p>
          </table:table-cell>
          <table:table-cell table:number-columns-repeated="1008"/>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double-precision floating-point values between xmm2 and xmm3/mem.</text:p>
          </table:table-cell>
          <table:table-cell table:number-columns-repeated="1008"/>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packed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table:table-cell office:value-type="string">
            <text:p>Return the minimum single-precision floating-point values between xmm2/m128 and xmm1.</text:p>
          </table:table-cell>
          <table:table-cell table:number-columns-repeated="1008"/>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precision floating-point values between xmm2 and xmm3/mem.</text:p>
          </table:table-cell>
          <table:table-cell table:number-columns-repeated="1008"/>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table:table-cell office:value-type="string">
            <text:p>Return the minimum scalar double-precision floating-point value between xmm2/mem64 and xmm1.</text:p>
          </table:table-cell>
          <table:table-cell table:number-columns-repeated="1008"/>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table:table-cell office:value-type="string">
            <text:p>Return the minimum scalar double precision floating-point value between xmm3/mem64 and xmm2.</text:p>
          </table:table-cell>
          <table:table-cell table:number-columns-repeated="1008"/>
        </table:table-row>
        <table:table-row table:style-name="ro1">
          <table:table-cell table:number-columns-repeated="1023"/>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table:table-cell office:value-type="string">
            <text:p>Return the minimum scalar single-precision floating-point value between xmm2/mem32 and xmm1.</text:p>
          </table:table-cell>
          <table:table-cell table:number-columns-repeated="1008"/>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table:table-cell office:value-type="string">
            <text:p>Return the minimum scalar single precision floating-point value between xmm3/mem32 and xmm2.</text:p>
          </table:table-cell>
          <table:table-cell table:number-columns-repeated="1008"/>
        </table:table-row>
        <table:table-row table:style-name="ro1">
          <table:table-cell table:number-columns-repeated="1023"/>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08"/>
        </table:table-row>
        <table:table-row table:style-name="ro1">
          <table:table-cell table:number-columns-repeated="1023"/>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8"/>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8"/>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r16 to r/m16.</text:p>
          </table:table-cell>
          <table:table-cell table:number-columns-repeated="1008"/>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r32 to r/m32.</text:p>
          </table:table-cell>
          <table:table-cell table:number-columns-repeated="1008"/>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r64 to r/m64.</text:p>
          </table:table-cell>
          <table:table-cell table:number-columns-repeated="1008"/>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8 to r8.</text:p>
          </table:table-cell>
          <table:table-cell table:number-columns-repeated="1008"/>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m8 to r8.</text:p>
          </table:table-cell>
          <table:table-cell table:number-columns-repeated="1008"/>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m16 to r16.</text:p>
          </table:table-cell>
          <table:table-cell table:number-columns-repeated="1008"/>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m32 to r32.</text:p>
          </table:table-cell>
          <table:table-cell table:number-columns-repeated="1008"/>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m64 to r64.</text:p>
          </table:table-cell>
          <table:table-cell table:number-columns-repeated="1008"/>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segment register to r/m16.</text:p>
          </table:table-cell>
          <table:table-cell table:number-columns-repeated="1008"/>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zero extended 16-bit segment register to r/m64.</text:p>
          </table:table-cell>
          <table:table-cell table:number-columns-repeated="1008"/>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r/m16 to segment register.</text:p>
          </table:table-cell>
          <table:table-cell table:number-columns-repeated="1008"/>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lower 16 bits of r/m64 to segment register.</text:p>
          </table:table-cell>
          <table:table-cell table:number-columns-repeated="1008"/>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byte at (seg:offset) to AL.</text:p>
          </table:table-cell>
          <table:table-cell table:number-columns-repeated="1008"/>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byte at (offset) to AL.</text:p>
          </table:table-cell>
          <table:table-cell table:number-columns-repeated="1008"/>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word at (seg:offset) to AX.</text:p>
          </table:table-cell>
          <table:table-cell table:number-columns-repeated="1008"/>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doubleword at (seg:offset) to EAX.</text:p>
          </table:table-cell>
          <table:table-cell table:number-columns-repeated="1008"/>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quadword at (offset) to RAX.</text:p>
          </table:table-cell>
          <table:table-cell table:number-columns-repeated="1008"/>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AL to (seg:offset).</text:p>
          </table:table-cell>
          <table:table-cell table:number-columns-repeated="1008"/>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AL to (offset).</text:p>
          </table:table-cell>
          <table:table-cell table:number-columns-repeated="1008"/>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AX to (seg:offset).</text:p>
          </table:table-cell>
          <table:table-cell table:number-columns-repeated="1008"/>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EAX to (seg:offset).</text:p>
          </table:table-cell>
          <table:table-cell table:number-columns-repeated="1008"/>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RAX to (offset).</text:p>
          </table:table-cell>
          <table:table-cell table:number-columns-repeated="1008"/>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8"/>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8"/>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imm16 to r16.</text:p>
          </table:table-cell>
          <table:table-cell table:number-columns-repeated="1008"/>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imm32 to r32.</text:p>
          </table:table-cell>
          <table:table-cell table:number-columns-repeated="1008"/>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64 to r64.</text:p>
          </table:table-cell>
          <table:table-cell table:number-columns-repeated="1008"/>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m8.</text:p>
          </table:table-cell>
          <table:table-cell table:number-columns-repeated="1008"/>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m8.</text:p>
          </table:table-cell>
          <table:table-cell table:number-columns-repeated="1008"/>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m16.</text:p>
          </table:table-cell>
          <table:table-cell table:number-columns-repeated="1008"/>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m32.</text:p>
          </table:table-cell>
          <table:table-cell table:number-columns-repeated="1008"/>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imm32 sign extended to 64-bits to r/m64.</text:p>
          </table:table-cell>
          <table:table-cell table:number-columns-repeated="1008"/>
        </table:table-row>
        <table:table-row table:style-name="ro1">
          <table:table-cell table:number-columns-repeated="1023"/>
        </table:table-row>
        <table:table-row table:style-name="ro1">
          <table:table-cell table:style-name="ce8" office:value-type="string">
            <text:p>0F 20 /r </text:p>
          </table:table-cell>
          <table:table-cell table:style-name="ce18" office:value-type="string">
            <text:p>MOV r32, CR0-C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control register to r32.</text:p>
          </table:table-cell>
          <table:table-cell table:style-name="ce26" table:number-columns-repeated="1008"/>
        </table:table-row>
        <table:table-row table:style-name="ro1">
          <table:table-cell table:style-name="ce8" office:value-type="string">
            <text:p>0F 20 /r</text:p>
          </table:table-cell>
          <table:table-cell table:style-name="ce18" office:value-type="string">
            <text:p>MOV r64, CR0-C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control register to r64.</text:p>
          </table:table-cell>
          <table:table-cell table:style-name="ce26" table:number-columns-repeated="1008"/>
        </table:table-row>
        <table:table-row table:style-name="ro1">
          <table:table-cell table:style-name="ce8" office:value-type="string">
            <text:p>REX.R+ 0F 20</text:p>
          </table:table-cell>
          <table:table-cell table:style-name="ce18" office:value-type="string">
            <text:p>MOV r64, CR8</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CR8 to r64.1</text:p>
          </table:table-cell>
          <table:table-cell table:style-name="ce26" table:number-columns-repeated="1008"/>
        </table:table-row>
        <table:table-row table:style-name="ro1">
          <table:table-cell table:style-name="ce8" office:value-type="string">
            <text:p>0F 22 /r</text:p>
          </table:table-cell>
          <table:table-cell table:style-name="ce18" office:value-type="string">
            <text:p>MOV CR0-CR7, r32</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r32 to control register.</text:p>
          </table:table-cell>
          <table:table-cell table:style-name="ce26" table:number-columns-repeated="1008"/>
        </table:table-row>
        <table:table-row table:style-name="ro1">
          <table:table-cell table:style-name="ce8" office:value-type="string">
            <text:p>0F 22 /r</text:p>
          </table:table-cell>
          <table:table-cell table:style-name="ce18" office:value-type="string">
            <text:p>MOV CR0-CR7,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control register.</text:p>
          </table:table-cell>
          <table:table-cell table:style-name="ce26" table:number-columns-repeated="1008"/>
        </table:table-row>
        <table:table-row table:style-name="ro1">
          <table:table-cell table:style-name="ce8" office:value-type="string">
            <text:p>REX.R+ 0F 22</text:p>
          </table:table-cell>
          <table:table-cell table:style-name="ce18" office:value-type="string">
            <text:p>MOV CR8,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CR8.1</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21 /r </text:p>
          </table:table-cell>
          <table:table-cell table:style-name="ce18" office:value-type="string">
            <text:p>MOV r32, DR0-D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debug register to r32.</text:p>
          </table:table-cell>
          <table:table-cell table:style-name="ce26" table:number-columns-repeated="1008"/>
        </table:table-row>
        <table:table-row table:style-name="ro1">
          <table:table-cell table:style-name="ce8" office:value-type="string">
            <text:p>0F 21 /r</text:p>
          </table:table-cell>
          <table:table-cell table:style-name="ce18" office:value-type="string">
            <text:p>MOV r64, DR0-D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debug register to r64.</text:p>
          </table:table-cell>
          <table:table-cell table:style-name="ce26" table:number-columns-repeated="1008"/>
        </table:table-row>
        <table:table-row table:style-name="ro1">
          <table:table-cell table:style-name="ce8" office:value-type="string">
            <text:p>0F 23 /r</text:p>
          </table:table-cell>
          <table:table-cell table:style-name="ce18" office:value-type="string">
            <text:p>MOV DR0-DR7, r32</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r32 to debug register.</text:p>
          </table:table-cell>
          <table:table-cell table:style-name="ce26" table:number-columns-repeated="1008"/>
        </table:table-row>
        <table:table-row table:style-name="ro1">
          <table:table-cell table:style-name="ce8" office:value-type="string">
            <text:p>0F 23 /r</text:p>
          </table:table-cell>
          <table:table-cell table:style-name="ce18" office:value-type="string">
            <text:p>MOV DR0-DR7,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debug register.</text:p>
          </table:table-cell>
          <table:table-cell table:style-name="ce26" table:number-columns-repeated="1008"/>
        </table:table-row>
        <table:table-row table:style-name="ro1">
          <table:table-cell table:number-columns-repeated="1023"/>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2/m128 to xmm1.</text:p>
          </table:table-cell>
          <table:table-cell table:number-columns-repeated="1008"/>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YES</text:p>
          </table:table-cell>
          <table:table-cell office:value-type="string">
            <text:p>Move packed double-precision floating-point values from xmm1 to xmm2/m128.</text:p>
          </table:table-cell>
          <table:table-cell table:number-columns-repeated="1008"/>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xmm2/mem to xmm1.</text:p>
          </table:table-cell>
          <table:table-cell table:number-columns-repeated="1008"/>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1 to xmm2/mem.</text:p>
          </table:table-cell>
          <table:table-cell table:number-columns-repeated="1008"/>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ymm2/mem to ymm1.</text:p>
          </table:table-cell>
          <table:table-cell table:number-columns-repeated="1008"/>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1 to ymm2/mem.</text:p>
          </table:table-cell>
          <table:table-cell table:number-columns-repeated="1008"/>
        </table:table-row>
        <table:table-row table:style-name="ro1">
          <table:table-cell table:number-columns-repeated="1023"/>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2/m128 to xmm1.</text:p>
          </table:table-cell>
          <table:table-cell table:number-columns-repeated="1008"/>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YES</text:p>
          </table:table-cell>
          <table:table-cell office:value-type="string">
            <text:p>Move packed single-precision floating-point values from xmm1 to xmm2/m128.</text:p>
          </table:table-cell>
          <table:table-cell table:number-columns-repeated="1008"/>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xmm2/mem to xmm1.</text:p>
          </table:table-cell>
          <table:table-cell table:number-columns-repeated="1008"/>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1 to xmm2/mem.</text:p>
          </table:table-cell>
          <table:table-cell table:number-columns-repeated="1008"/>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ymm2/mem to ymm1.</text:p>
          </table:table-cell>
          <table:table-cell table:number-columns-repeated="1008"/>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style-name="Default"/>
          <table:table-cell office:value-type="string">
            <text:p>Move aligned packed single-precision floating-point values from ymm1 to ymm2/mem.</text:p>
          </table:table-cell>
          <table:table-cell table:number-columns-repeated="1008"/>
        </table:table-row>
        <table:table-row table:style-name="ro1">
          <table:table-cell table:number-columns-repeated="1023"/>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m16 and move to r16</text:p>
          </table:table-cell>
          <table:table-cell table:number-columns-repeated="1008"/>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m32 and move to r32</text:p>
          </table:table-cell>
          <table:table-cell table:number-columns-repeated="1008"/>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m64 and move to r64.</text:p>
          </table:table-cell>
          <table:table-cell table:number-columns-repeated="1008"/>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r16 and move to m16</text:p>
          </table:table-cell>
          <table:table-cell table:number-columns-repeated="1008"/>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r32 and move to m32</text:p>
          </table:table-cell>
          <table:table-cell table:number-columns-repeated="1008"/>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r64 and move to m64.</text:p>
          </table:table-cell>
          <table:table-cell table:number-columns-repeated="1008"/>
        </table:table-row>
        <table:table-row table:style-name="ro1">
          <table:table-cell table:number-columns-repeated="1023"/>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r/m32 to mm.</text:p>
          </table:table-cell>
          <table:table-cell table:number-columns-repeated="1008"/>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r/m64 to mm.</text:p>
          </table:table-cell>
          <table:table-cell table:number-columns-repeated="1008"/>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mm to r/m32.</text:p>
          </table:table-cell>
          <table:table-cell table:number-columns-repeated="1008"/>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 to r/m64.</text:p>
          </table:table-cell>
          <table:table-cell table:number-columns-repeated="1008"/>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r/m32 to xmm1.</text:p>
          </table:table-cell>
          <table:table-cell table:number-columns-repeated="1008"/>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r/m64 to xmm1.</text:p>
          </table:table-cell>
          <table:table-cell table:number-columns-repeated="1008"/>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r/m32 to xmm.</text:p>
          </table:table-cell>
          <table:table-cell table:number-columns-repeated="1008"/>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r/m64 to xmm.</text:p>
          </table:table-cell>
          <table:table-cell table:number-columns-repeated="1008"/>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xmm register to r/m32.</text:p>
          </table:table-cell>
          <table:table-cell table:number-columns-repeated="1008"/>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 register to r/m64.</text:p>
          </table:table-cell>
          <table:table-cell table:number-columns-repeated="1008"/>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xmm1 register to r/m32.</text:p>
          </table:table-cell>
          <table:table-cell table:number-columns-repeated="1008"/>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1 register to r/m64.</text:p>
          </table:table-cell>
          <table:table-cell table:number-columns-repeated="1008"/>
        </table:table-row>
        <table:table-row table:style-name="ro1">
          <table:table-cell table:number-columns-repeated="1023"/>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ddup</text:p>
          </table:table-cell>
          <table:table-cell/>
          <table:table-cell office:value-type="string">
            <text:p>Move one double-precision floating-point value from the lower 64-bit operand in xmm2/m64 to xmm1 and duplicate.</text:p>
          </table:table-cell>
          <table:table-cell table:number-columns-repeated="1008"/>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double-precision floating-point values from xmm2/mem and duplicate into xmm1.</text:p>
          </table:table-cell>
          <table:table-cell table:number-columns-repeated="1008"/>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even index doub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YES</text:p>
          </table:table-cell>
          <table:table-cell office:value-type="string">
            <text:p>Move aligned double quadword from xmm2/m128 to xmm1.</text:p>
          </table:table-cell>
          <table:table-cell table:number-columns-repeated="1008"/>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1 to xmm2/m128.</text:p>
          </table:table-cell>
          <table:table-cell table:number-columns-repeated="1008"/>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xmm2/mem to xmm1.</text:p>
          </table:table-cell>
          <table:table-cell table:number-columns-repeated="1008"/>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1 to xmm2/mem.</text:p>
          </table:table-cell>
          <table:table-cell table:number-columns-repeated="1008"/>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ymm2/mem to ymm1.</text:p>
          </table:table-cell>
          <table:table-cell table:number-columns-repeated="1008"/>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style-name="Default"/>
          <table:table-cell office:value-type="string">
            <text:p>Move aligned packed integer values from ymm1 to ymm2/mem.</text:p>
          </table:table-cell>
          <table:table-cell table:number-columns-repeated="1008"/>
        </table:table-row>
        <table:table-row table:style-name="ro1">
          <table:table-cell table:number-columns-repeated="1023"/>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YES</text:p>
          </table:table-cell>
          <table:table-cell office:value-type="string">
            <text:p>Move unaligned double quadword from xmm2/m128 to xmm1.</text:p>
          </table:table-cell>
          <table:table-cell table:number-columns-repeated="1008"/>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1 to xmm2/m128.</text:p>
          </table:table-cell>
          <table:table-cell table:number-columns-repeated="1008"/>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xmm2/mem to xmm1.</text:p>
          </table:table-cell>
          <table:table-cell table:number-columns-repeated="1008"/>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1 to xmm2/mem.</text:p>
          </table:table-cell>
          <table:table-cell table:number-columns-repeated="1008"/>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ymm2/mem to ymm1.</text:p>
          </table:table-cell>
          <table:table-cell table:number-columns-repeated="1008"/>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style-name="Default"/>
          <table:table-cell office:value-type="string">
            <text:p>Move unaligned packed integer values from ymm1 to ymm2/mem.</text:p>
          </table:table-cell>
          <table:table-cell table:number-columns-repeated="1008"/>
        </table:table-row>
        <table:table-row table:style-name="ro1">
          <table:table-cell table:number-columns-repeated="1023"/>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q2q</text:p>
          </table:table-cell>
          <table:table-cell/>
          <table:table-cell office:value-type="string">
            <text:p>Move low quadword from xmm to mmx register.</text:p>
          </table:table-cell>
          <table:table-cell table:number-columns-repeated="1008"/>
        </table:table-row>
        <table:table-row table:style-name="ro1">
          <table:table-cell table:number-columns-repeated="1023"/>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table:table-cell office:value-type="string">
            <text:p>Move two packed single-precision floating-point values from high quadword of xmm2 to low quadword of xmm1.</text:p>
          </table:table-cell>
          <table:table-cell table:number-columns-repeated="1008"/>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table:table-cell office:value-type="string">
            <text:p>Merge two packed single-precision floating-point values from high quadword of xmm3 and low quadword of xmm2.</text:p>
          </table:table-cell>
          <table:table-cell table:number-columns-repeated="1008"/>
        </table:table-row>
        <table:table-row table:style-name="ro1">
          <table:table-cell table:number-columns-repeated="1023"/>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m64 to high quadword of xmm.</text:p>
          </table:table-cell>
          <table:table-cell table:number-columns-repeated="1008"/>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high quadword of xmm to m64.</text:p>
          </table:table-cell>
          <table:table-cell table:number-columns-repeated="1008"/>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erge double-precision floating-point value from m64 and the low quadword of xmm1.</text:p>
          </table:table-cell>
          <table:table-cell table:number-columns-repeated="1008"/>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ove double-precision floating-point values from high quadword of xmm1 to m64.</text:p>
          </table:table-cell>
          <table:table-cell table:number-columns-repeated="1008"/>
        </table:table-row>
        <table:table-row table:style-name="ro1">
          <table:table-cell table:number-columns-repeated="1023"/>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m64 to high quadword of xmm.</text:p>
          </table:table-cell>
          <table:table-cell table:number-columns-repeated="1008"/>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high quadword of xmm to m64.</text:p>
          </table:table-cell>
          <table:table-cell table:number-columns-repeated="1008"/>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erge two packed single-precision floating-point values from m64 and the low quadword of xmm1.</text:p>
          </table:table-cell>
          <table:table-cell table:number-columns-repeated="1008"/>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ove two packed single-precision floating-point values from high quadword of xmm1to m64.</text:p>
          </table:table-cell>
          <table:table-cell table:number-columns-repeated="1008"/>
        </table:table-row>
        <table:table-row table:style-name="ro1">
          <table:table-cell table:number-columns-repeated="1023"/>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table:table-cell office:value-type="string">
            <text:p>Move two packed single-precision floating-point values from low quadword of xmm2 to high quadword of xmm1.</text:p>
          </table:table-cell>
          <table:table-cell table:number-columns-repeated="1008"/>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table:table-cell office:value-type="string">
            <text:p>Merge two packed single-precision floating-point values from low quadword of xmm3 and low quadword of xmm2.</text:p>
          </table:table-cell>
          <table:table-cell table:number-columns-repeated="1008"/>
        </table:table-row>
        <table:table-row table:style-name="ro1">
          <table:table-cell table:number-columns-repeated="1023"/>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value from m64 to low quadword of xmm register.</text:p>
          </table:table-cell>
          <table:table-cell table:number-columns-repeated="1008"/>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nvalue from low quadword of xmm register to m64.</text:p>
          </table:table-cell>
          <table:table-cell table:number-columns-repeated="1008"/>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erge double-precision floating-point value from m64 and the high quadword of xmm1.</text:p>
          </table:table-cell>
          <table:table-cell table:number-columns-repeated="1008"/>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ove double-precision floating-point values from low quadword of xmm1 to m64.</text:p>
          </table:table-cell>
          <table:table-cell table:number-columns-repeated="1008"/>
        </table:table-row>
        <table:table-row table:style-name="ro1">
          <table:table-cell table:number-columns-repeated="1023"/>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m64 to low quadword of xmm.</text:p>
          </table:table-cell>
          <table:table-cell table:number-columns-repeated="1008"/>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low quadword of xmm to m64.</text:p>
          </table:table-cell>
          <table:table-cell table:number-columns-repeated="1008"/>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erge two packed single-precision floating-point values from m64 and the high quadword of xmm1.</text:p>
          </table:table-cell>
          <table:table-cell table:number-columns-repeated="1008"/>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ove two packed single-precision floating-point values from low quadword of xmm1 to m64.</text:p>
          </table:table-cell>
          <table:table-cell table:number-columns-repeated="1008"/>
        </table:table-row>
        <table:table-row table:style-name="ro1">
          <table:table-cell table:number-columns-repeated="1023"/>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table:table-cell office:value-type="string">
            <text:p>Extract 2-bit sign mask from xmm and store in reg. The upper bits of r32 or r64 are filled with zeros.</text:p>
          </table:table-cell>
          <table:table-cell table:number-columns-repeated="1008"/>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2-bit sign mask from xmm2 and store in reg. The upper bits of r32 or r64 are zeroed.</text:p>
          </table:table-cell>
          <table:table-cell table:number-columns-repeated="1008"/>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4-bit sign mask from ymm2 and store in reg. The upper bits of r32 or r64 are zeroed.</text:p>
          </table:table-cell>
          <table:table-cell table:number-columns-repeated="1008"/>
        </table:table-row>
        <table:table-row table:style-name="ro1">
          <table:table-cell table:number-columns-repeated="1023"/>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table:table-cell office:value-type="string">
            <text:p>Extract 4-bit sign mask from xmm and store in reg. The upper bits of r32 or r64 are filled with zeros.</text:p>
          </table:table-cell>
          <table:table-cell table:number-columns-repeated="1008"/>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4-bit sign mask from xmm2 and store in reg. The upper bits of r32 or r64 are zeroed.</text:p>
          </table:table-cell>
          <table:table-cell table:number-columns-repeated="1008"/>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8-bit sign mask from ymm2 and store in reg. The upper bits of r32 or r64 are zeroed.</text:p>
          </table:table-cell>
          <table:table-cell table:number-columns-repeated="1008"/>
        </table:table-row>
        <table:table-row table:style-name="ro1">
          <table:table-cell table:number-columns-repeated="1023"/>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table:table-cell office:value-type="string">
            <text:p>Move double quadword from m128 to xmm using non-temporal hint if WC memory type.</text:p>
          </table:table-cell>
          <table:table-cell table:number-columns-repeated="1008"/>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double quadword from m128 to xmm using non-temporal hint if WC memory type.</text:p>
          </table:table-cell>
          <table:table-cell table:number-columns-repeated="1008"/>
        </table:table-row>
        <table:table-row table:style-name="ro1">
          <table:table-cell office:value-type="string">
            <text:p>VEX.256.66.0F38.WIG 2A /r</text:p>
          </table:table-cell>
          <table:table-cell office:value-type="string">
            <text:p>VMOVNTDQA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movntdqa</text:p>
          </table:table-cell>
          <table:table-cell/>
          <table:table-cell office:value-type="string">
            <text:p>Move 256-bit data from m256 to ymm using non-temporal hint if WC memory type.</text:p>
          </table:table-cell>
          <table:table-cell table:number-columns-repeated="1008"/>
        </table:table-row>
        <table:table-row table:style-name="ro1">
          <table:table-cell table:number-columns-repeated="1023"/>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table:table-cell office:value-type="string">
            <text:p>Move double quadword from xmm to m128 using non-temporal hint.</text:p>
          </table:table-cell>
          <table:table-cell table:number-columns-repeated="1008"/>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packed integer values in xmm1 to m128 using non-temporal hint.</text:p>
          </table:table-cell>
          <table:table-cell table:number-columns-repeated="1008"/>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table:table-cell office:value-type="string">
            <text:p>Move packed integer values in ymm1 to m256 using non-temporal hint.</text:p>
          </table:table-cell>
          <table:table-cell table:number-columns-repeated="1008"/>
        </table:table-row>
        <table:table-row table:style-name="ro1">
          <table:table-cell table:number-columns-repeated="1023"/>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table:table-cell office:value-type="string">
            <text:p>Move doubleword from r32 to m32 using non-temporal hint.</text:p>
          </table:table-cell>
          <table:table-cell table:number-columns-repeated="1008"/>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table:table-cell office:value-type="string">
            <text:p>Move quadword from r64 to m64 using non-temporal hint.</text:p>
          </table:table-cell>
          <table:table-cell table:number-columns-repeated="1008"/>
        </table:table-row>
        <table:table-row table:style-name="ro1">
          <table:table-cell table:number-columns-repeated="1023"/>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table:table-cell office:value-type="string">
            <text:p>Move packed double-precision floating-point values from xmm to m128 using non-temporal hint.</text:p>
          </table:table-cell>
          <table:table-cell table:number-columns-repeated="1008"/>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xmm1 to m128 using non-temporal hint.</text:p>
          </table:table-cell>
          <table:table-cell table:number-columns-repeated="1008"/>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ymm1 to m256 using non-temporal hint.</text:p>
          </table:table-cell>
          <table:table-cell table:number-columns-repeated="1008"/>
        </table:table-row>
        <table:table-row table:style-name="ro1">
          <table:table-cell table:number-columns-repeated="1023"/>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table:table-cell office:value-type="string">
            <text:p>Move packed single-precision floating-point values from xmm to m128 using non-temporal hint.</text:p>
          </table:table-cell>
          <table:table-cell table:number-columns-repeated="1008"/>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xmm1 to mem using non-temporal hint.</text:p>
          </table:table-cell>
          <table:table-cell table:number-columns-repeated="1008"/>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ymm1 to mem using non-temporal hint.</text:p>
          </table:table-cell>
          <table:table-cell table:number-columns-repeated="1008"/>
        </table:table-row>
        <table:table-row table:style-name="ro1">
          <table:table-cell table:number-columns-repeated="1023"/>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table:table-cell office:value-type="string">
            <text:p>Move quadword from mm to m64 using non-temporal hint.</text:p>
          </table:table-cell>
          <table:table-cell table:number-columns-repeated="1008"/>
        </table:table-row>
        <table:table-row table:style-name="ro1">
          <table:table-cell table:number-columns-repeated="1023"/>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m64 to mm.</text:p>
          </table:table-cell>
          <table:table-cell table:number-columns-repeated="1008"/>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 to mm/m64.</text:p>
          </table:table-cell>
          <table:table-cell table:number-columns-repeated="1008"/>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2/mem64 to xmm1.</text:p>
          </table:table-cell>
          <table:table-cell table:number-columns-repeated="1008"/>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to xmm1.</text:p>
          </table:table-cell>
          <table:table-cell table:number-columns-repeated="1008"/>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Load quadword from m64 to xmm1.</text:p>
          </table:table-cell>
          <table:table-cell table:number-columns-repeated="1008"/>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1 to xmm2/mem64.</text:p>
          </table:table-cell>
          <table:table-cell table:number-columns-repeated="1008"/>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2 register to xmm1/m64.</text:p>
          </table:table-cell>
          <table:table-cell table:number-columns-repeated="1008"/>
        </table:table-row>
        <table:table-row table:style-name="ro1">
          <table:table-cell table:number-columns-repeated="1023"/>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2dq</text:p>
          </table:table-cell>
          <table:table-cell/>
          <table:table-cell office:value-type="string">
            <text:p>Move quadword from mmx to low quadword of xmm.</text:p>
          </table:table-cell>
          <table:table-cell table:number-columns-repeated="1008"/>
        </table:table-row>
        <table:table-row table:style-name="ro1">
          <table:table-cell table:number-columns-repeated="1023"/>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byte from address DS:(E)SI to ES:(E)DI. For 64-bit mode move byte from address (R|E)SI to (R|E)DI.</text:p>
          </table:table-cell>
          <table:table-cell table:number-columns-repeated="1008"/>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word from address DS:(E)SI to ES:(E)DI. For 64-bit mode move word at address (R|E)SI to (R|E)DI.</text:p>
          </table:table-cell>
          <table:table-cell table:number-columns-repeated="1008"/>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dword from address DS:(E)SI to ES:(E)DI. For 64-bit mode move dword from address (R|E)SI to (R|E)DI.</text:p>
          </table:table-cell>
          <table:table-cell table:number-columns-repeated="1008"/>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table:table-cell office:value-type="string">
            <text:p>Move qword from address (R|E)SI to (R|E)DI.</text:p>
          </table:table-cell>
          <table:table-cell table:number-columns-repeated="1008"/>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table:table-cell office:value-type="string">
            <text:p>For legacy mode, Move byte from address DS:(E)SI to ES:(E)DI. For 64-bit mode move byte from address (R|E)SI to (R|E)DI.</text:p>
          </table:table-cell>
          <table:table-cell table:number-columns-repeated="1008"/>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table:table-cell office:value-type="string">
            <text:p>For legacy mode, move word from address DS:(E)SI to ES:(E)DI. For 64-bit mode move word at address (R|E)SI to (R|E)DI.</text:p>
          </table:table-cell>
          <table:table-cell table:number-columns-repeated="1008"/>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table:table-cell office:value-type="string">
            <text:p>For legacy mode, move dword from address DS:(E)SI to ES:(E)DI. For 64-bit mode move dword from address (R|E)SI to (R|E)DI.</text:p>
          </table:table-cell>
          <table:table-cell table:number-columns-repeated="1008"/>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table:table-cell office:value-type="string">
            <text:p>Move qword from address (R|E)SI to (R|E)DI.</text:p>
          </table:table-cell>
          <table:table-cell table:number-columns-repeated="1008"/>
        </table:table-row>
        <table:table-row table:style-name="ro1">
          <table:table-cell table:number-columns-repeated="1023"/>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YES</text:p>
          </table:table-cell>
          <table:table-cell office:value-type="string">
            <text:p>Move scalar double-precision floating-point value from xmm2/m64 to xmm1 register.</text:p>
          </table:table-cell>
          <table:table-cell table:number-columns-repeated="1008"/>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to xmm1 register.</text:p>
          </table:table-cell>
          <table:table-cell table:number-columns-repeated="1008"/>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Load scalar double-precision floating-point value from m64 to xmm1 register.</text:p>
          </table:table-cell>
          <table:table-cell table:number-columns-repeated="1008"/>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1 register to xmm2/m64.</text:p>
          </table:table-cell>
          <table:table-cell table:number-columns-repeated="1008"/>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YES</text:p>
          </table:table-cell>
          <table:table-cell office:value-type="string">
            <text:p>Merge scalar double-precision floating-point value from xmm2 and xmm3 registers to xmm1.</text:p>
          </table:table-cell>
          <table:table-cell table:number-columns-repeated="1008"/>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ove scalar double-precision floating-point value from xmm1 register to m64.</text:p>
          </table:table-cell>
          <table:table-cell table:number-columns-repeated="1008"/>
        </table:table-row>
        <table:table-row table:style-name="ro1">
          <table:table-cell table:number-columns-repeated="1023"/>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shdup</text:p>
          </table:table-cell>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08"/>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xmm2/mem and duplicate each element into xmm1.</text:p>
          </table:table-cell>
          <table:table-cell table:number-columns-repeated="1008"/>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sldup</text:p>
          </table:table-cell>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08"/>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xmm2/mem and duplicate each element into xmm1.</text:p>
          </table:table-cell>
          <table:table-cell table:number-columns-repeated="1008"/>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YES</text:p>
          </table:table-cell>
          <table:table-cell office:value-type="string">
            <text:p>Move scalar single-precision floating-point value from xmm2/m32 to xmm1 register.</text:p>
          </table:table-cell>
          <table:table-cell table:number-columns-repeated="1008"/>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erge scalar single-precision floating-point value from xmm2 and xmm3 to xmm1 register.</text:p>
          </table:table-cell>
          <table:table-cell table:number-columns-repeated="1008"/>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Load scalar single-precision floating-point value from m32 to xmm1 register.</text:p>
          </table:table-cell>
          <table:table-cell table:number-columns-repeated="1008"/>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1 register to xmm2/m32.</text:p>
          </table:table-cell>
          <table:table-cell table:number-columns-repeated="1008"/>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YES</text:p>
          </table:table-cell>
          <table:table-cell office:value-type="string">
            <text:p>Move scalar single-precision floating-point value from xmm2 and xmm3 to xmm1 register.</text:p>
          </table:table-cell>
          <table:table-cell table:number-columns-repeated="1008"/>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1 register to m32.</text:p>
          </table:table-cell>
          <table:table-cell table:number-columns-repeated="1008"/>
        </table:table-row>
        <table:table-row table:style-name="ro1">
          <table:table-cell table:number-columns-repeated="1023"/>
        </table:table-row>
        <table:table-row table:style-name="ro4">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8"/>
        </table:table-row>
        <table:table-row table:style-name="ro1">
          <table:table-cell office:value-type="string">
            <text:p>REX+ 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8"/>
        </table:table-row>
        <table:table-row table:style-name="ro4">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8"/>
        </table:table-row>
        <table:table-row table:style-name="ro1">
          <table:table-cell office:value-type="string">
            <text:p>REX+ 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8"/>
        </table:table-row>
        <table:table-row table:style-name="ro1">
          <table:table-cell office:value-type="string">
            <text:p><text:span text:style-name="T1">REX.W+</text:span>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table:table-cell office:value-type="string">
            <text:p>Move byte to quadword with sign-extension.</text:p>
          </table:table-cell>
          <table:table-cell table:number-columns-repeated="1008"/>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table:table-cell office:value-type="string">
            <text:p>Move word to doubleword, with sign-extension.</text:p>
          </table:table-cell>
          <table:table-cell table:number-columns-repeated="1008"/>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table:table-cell office:value-type="string">
            <text:p>Move word to quadword with sign-extension.</text:p>
          </table:table-cell>
          <table:table-cell table:number-columns-repeated="1008"/>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table:table-cell office:value-type="string">
            <text:p>Move doubleword to quadword with sign-extension.</text:p>
          </table:table-cell>
          <table:table-cell table:number-columns-repeated="1008"/>
        </table:table-row>
        <table:table-row table:style-name="ro1">
          <table:table-cell table:number-columns-repeated="1023"/>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YES</text:p>
          </table:table-cell>
          <table:table-cell office:value-type="string">
            <text:p>Move packed double-precision floating-point values from xmm2/m128 to xmm1.</text:p>
          </table:table-cell>
          <table:table-cell table:number-columns-repeated="1008"/>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xmm2/mem to xmm1.</text:p>
          </table:table-cell>
          <table:table-cell table:number-columns-repeated="1008"/>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ymm2/mem to ymm1.</text:p>
          </table:table-cell>
          <table:table-cell table:number-columns-repeated="1008"/>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1 to xmm2/m128.</text:p>
          </table:table-cell>
          <table:table-cell table:number-columns-repeated="1008"/>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xmm1 to xmm2/mem.</text:p>
          </table:table-cell>
          <table:table-cell table:number-columns-repeated="1008"/>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ymm1 to ymm2/mem.</text:p>
          </table:table-cell>
          <table:table-cell table:number-columns-repeated="1008"/>
        </table:table-row>
        <table:table-row table:style-name="ro1">
          <table:table-cell table:number-columns-repeated="1023"/>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YES</text:p>
          </table:table-cell>
          <table:table-cell office:value-type="string">
            <text:p>Move packed single-precision floating-point values from xmm2/m128 to xmm1.</text:p>
          </table:table-cell>
          <table:table-cell table:number-columns-repeated="1008"/>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xmm2/mem to xmm1.</text:p>
          </table:table-cell>
          <table:table-cell table:number-columns-repeated="1008"/>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ymm2/mem to ymm1.</text:p>
          </table:table-cell>
          <table:table-cell table:number-columns-repeated="1008"/>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1 to xmm2/m128.</text:p>
          </table:table-cell>
          <table:table-cell table:number-columns-repeated="1008"/>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xmm1 to xmm2/mem.</text:p>
          </table:table-cell>
          <table:table-cell table:number-columns-repeated="1008"/>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ymm1 to ymm2/mem.</text:p>
          </table:table-cell>
          <table:table-cell table:number-columns-repeated="1008"/>
        </table:table-row>
        <table:table-row table:style-name="ro1">
          <table:table-cell table:number-columns-repeated="1023"/>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8"/>
        </table:table-row>
        <table:table-row table:style-name="ro4">
          <table:table-cell office:value-type="string">
            <text:p>REX+ 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8"/>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8"/>
        </table:table-row>
        <table:table-row table:style-name="ro4">
          <table:table-cell office:value-type="string">
            <text:p>REX+ 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8"/>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table:table-cell office:value-type="string">
            <text:p>Move byte to quadword, zero-extension.</text:p>
          </table:table-cell>
          <table:table-cell table:number-columns-repeated="1008"/>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table:table-cell office:value-type="string">
            <text:p>Move word to doubleword, zero-extension.</text:p>
          </table:table-cell>
          <table:table-cell table:number-columns-repeated="1008"/>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table:table-cell office:value-type="string">
            <text:p>Move word to quadword, zero-extension.</text:p>
          </table:table-cell>
          <table:table-cell table:number-columns-repeated="1008"/>
        </table:table-row>
        <table:table-row table:style-name="ro1">
          <table:table-cell table:number-columns-repeated="1023"/>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08"/>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08"/>
        </table:table-row>
        <table:table-row table:style-name="ro1">
          <table:table-cell office:value-type="string">
            <text:p>VEX.NDS.256.66.0F3A.WIG 42 /r ib</text:p>
          </table:table-cell>
          <table:table-cell office:value-type="string">
            <text:p>VMPSADBW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mpsadbw</text:p>
          </table:table-cell>
          <table:table-cell/>
          <table:table-cell office:value-type="string">
            <text:p>Sums absolute 8-bit integer difference of adjacent groups of 4 byte integers in xmm2 and ymm3/m128 and writes the results in ymm1. Starting offsets within ymm2 and xmm3/m128 are determined by imm8.</text:p>
          </table:table-cell>
          <table:table-cell table:number-columns-repeated="1008"/>
        </table:table-row>
        <table:table-row table:style-name="ro1">
          <table:table-cell table:number-columns-repeated="1023"/>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table:table-cell office:value-type="string">
            <text:p>Unsigned multiply (AX = AL ∗ r/m8).</text:p>
          </table:table-cell>
          <table:table-cell table:number-columns-repeated="1008"/>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table:table-cell office:value-type="string">
            <text:p>Unsigned multiply (AX = AL ∗ r/m8).</text:p>
          </table:table-cell>
          <table:table-cell table:number-columns-repeated="1008"/>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table:table-cell office:value-type="string">
            <text:p>Unsigned multiply (DX:AX = AX ∗ r/m16).</text:p>
          </table:table-cell>
          <table:table-cell table:number-columns-repeated="1008"/>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table:table-cell office:value-type="string">
            <text:p>Unsigned multiply (EDX:EAX = EAX ∗ r/m32).</text:p>
          </table:table-cell>
          <table:table-cell table:number-columns-repeated="1008"/>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table:table-cell office:value-type="string">
            <text:p>Unsigned multiply (RDX:RAX = RAX ∗ r/m64.</text:p>
          </table:table-cell>
          <table:table-cell table:number-columns-repeated="1008"/>
        </table:table-row>
        <table:table-row table:style-name="ro1">
          <table:table-cell table:number-columns-repeated="1023"/>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table:table-cell office:value-type="string">
            <text:p>Multiply packed double-precision floating-point values in xmm2/m128 by xmm1.</text:p>
          </table:table-cell>
          <table:table-cell table:number-columns-repeated="1008"/>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xmm3/mem to xmm2 and stores result in xmm1.</text:p>
          </table:table-cell>
          <table:table-cell table:number-columns-repeated="1008"/>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table:table-cell office:value-type="string">
            <text:p>Multiply packed single-precision floating-point values in xmm2/mem by xmm1.</text:p>
          </table:table-cell>
          <table:table-cell table:number-columns-repeated="1008"/>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xmm3/mem to xmm2 and stores result in xmm1.</text:p>
          </table:table-cell>
          <table:table-cell table:number-columns-repeated="1008"/>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table:table-cell office:value-type="string">
            <text:p>Multiply the low double-precision floating-point value in xmm2/mem64 by low double-precision floating-point value in xmm1.</text:p>
          </table:table-cell>
          <table:table-cell table:number-columns-repeated="1008"/>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table:table-cell office:value-type="string">
            <text:p>Multiply the low double-precision floating-point value in xmm3/mem64 by low double precision floating-point value in xmm2.</text:p>
          </table:table-cell>
          <table:table-cell table:number-columns-repeated="1008"/>
        </table:table-row>
        <table:table-row table:style-name="ro1">
          <table:table-cell table:number-columns-repeated="1023"/>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table:table-cell office:value-type="string">
            <text:p>Multiply the low single-precision floating-point value in xmm2/mem by the low single-precision floating-point value in xmm1.</text:p>
          </table:table-cell>
          <table:table-cell table:number-columns-repeated="1008"/>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table:table-cell office:value-type="string">
            <text:p>Multiply the low single-precision floating-point value in xmm3/mem by the low single-precision floating-point value in xmm2.</text:p>
          </table:table-cell>
          <table:table-cell table:number-columns-repeated="1008"/>
        </table:table-row>
        <table:table-row table:style-name="ro1">
          <table:table-cell table:number-columns-repeated="1023"/>
        </table:table-row>
        <table:table-row table:style-name="ro1">
          <table:table-cell office:value-type="string">
            <text:p>VEX.NDD.LZ.F2.0F38.W0 F6 /r</text:p>
          </table:table-cell>
          <table:table-cell office:value-type="string">
            <text:p>MULX r32a, r32b, r/m32</text:p>
          </table:table-cell>
          <table:table-cell office:value-type="string">
            <text:p>RVM</text:p>
          </table:table-cell>
          <table:table-cell office:value-type="string">
            <text:p>W, W, R</text:p>
          </table:table-cell>
          <table:table-cell office:value-type="string">
            <text:p>EDX</text:p>
          </table:table-cell>
          <table:table-cell table:number-columns-repeated="4"/>
          <table:table-cell table:number-columns-repeated="2" office:value-type="string">
            <text:p>V</text:p>
          </table:table-cell>
          <table:table-cell office:value-type="string">
            <text:p>BMI2</text:p>
          </table:table-cell>
          <table:table-cell office:value-type="string">
            <text:p>mulxl</text:p>
          </table:table-cell>
          <table:table-cell/>
          <table:table-cell office:value-type="string">
            <text:p>Unsigned multiply of r/m32 with EDX without affecting arithmetic flags</text:p>
          </table:table-cell>
          <table:table-cell table:number-columns-repeated="1008"/>
        </table:table-row>
        <table:table-row table:style-name="ro1">
          <table:table-cell office:value-type="string">
            <text:p>VEX.NDD.LZ.F2.0F38.W1 F6 /r</text:p>
          </table:table-cell>
          <table:table-cell office:value-type="string">
            <text:p>MULX r64a, r64b, r/m64</text:p>
          </table:table-cell>
          <table:table-cell office:value-type="string">
            <text:p>RVM</text:p>
          </table:table-cell>
          <table:table-cell office:value-type="string">
            <text:p>W, W, R</text:p>
          </table:table-cell>
          <table:table-cell office:value-type="string">
            <text:p>RDX</text:p>
          </table:table-cell>
          <table:table-cell table:number-columns-repeated="4"/>
          <table:table-cell office:value-type="string">
            <text:p>V</text:p>
          </table:table-cell>
          <table:table-cell office:value-type="string">
            <text:p>NE</text:p>
          </table:table-cell>
          <table:table-cell office:value-type="string">
            <text:p>BMI2</text:p>
          </table:table-cell>
          <table:table-cell office:value-type="string">
            <text:p>mulxq</text:p>
          </table:table-cell>
          <table:table-cell/>
          <table:table-cell office:value-type="string">
            <text:p>Unsigned multiply of r/m64 with RDX without affecting arithmetic flags</text:p>
          </table:table-cell>
          <table:table-cell table:number-columns-repeated="1008"/>
        </table:table-row>
        <table:table-row table:style-name="ro1">
          <table:table-cell table:number-columns-repeated="1023"/>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table:table-cell office:value-type="string">
            <text:p>A hint that allow the processor to stop instruction execution and enter an implementation-dependent optimized state until occurrence of a class of events.</text:p>
          </table:table-cell>
          <table:table-cell table:number-columns-repeated="1008"/>
        </table:table-row>
        <table:table-row table:style-name="ro1">
          <table:table-cell table:number-columns-repeated="1023"/>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table:table-cell office:value-type="string">
            <text:p>Two's complement negate r/m8.</text:p>
          </table:table-cell>
          <table:table-cell table:number-columns-repeated="1008"/>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table:table-cell office:value-type="string">
            <text:p>Two's complement negate r/m8.</text:p>
          </table:table-cell>
          <table:table-cell table:number-columns-repeated="1008"/>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table:table-cell office:value-type="string">
            <text:p>Two's complement negate r/m16.</text:p>
          </table:table-cell>
          <table:table-cell table:number-columns-repeated="1008"/>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table:table-cell office:value-type="string">
            <text:p>Two's complement negate r/m32.</text:p>
          </table:table-cell>
          <table:table-cell table:number-columns-repeated="1008"/>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table:table-cell office:value-type="string">
            <text:p>Two's complement negate r/m64.</text:p>
          </table:table-cell>
          <table:table-cell table:number-columns-repeated="1008"/>
        </table:table-row>
        <table:table-row table:style-name="ro1">
          <table:table-cell table:number-columns-repeated="1023"/>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table:table-cell office:value-type="string">
            <text:p>One byte no-operation instruction.</text:p>
          </table:table-cell>
          <table:table-cell table:number-columns-repeated="1008"/>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office:value-type="string">
            <text:p>NOPL</text:p>
          </table:table-cell>
          <table:table-cell office:value-type="string">
            <text:p>nopw</text:p>
          </table:table-cell>
          <table:table-cell/>
          <table:table-cell office:value-type="string">
            <text:p>Multi-byte no-operation instruction.</text:p>
          </table:table-cell>
          <table:table-cell table:number-columns-repeated="1008"/>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office:value-type="string">
            <text:p>NOPL</text:p>
          </table:table-cell>
          <table:table-cell office:value-type="string">
            <text:p>nopl</text:p>
          </table:table-cell>
          <table:table-cell/>
          <table:table-cell office:value-type="string">
            <text:p>Multi-byte no-operation instruction.</text:p>
          </table:table-cell>
          <table:table-cell table:number-columns-repeated="1008"/>
        </table:table-row>
        <table:table-row table:style-name="ro1">
          <table:table-cell table:number-columns-repeated="1023"/>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table:table-cell office:value-type="string">
            <text:p>Reverse each bit of r/m8.</text:p>
          </table:table-cell>
          <table:table-cell table:number-columns-repeated="1008"/>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table:table-cell office:value-type="string">
            <text:p>Reverse each bit of r/m8.</text:p>
          </table:table-cell>
          <table:table-cell table:number-columns-repeated="1008"/>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table:table-cell office:value-type="string">
            <text:p>Reverse each bit of r/m16.</text:p>
          </table:table-cell>
          <table:table-cell table:number-columns-repeated="1008"/>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table:table-cell office:value-type="string">
            <text:p>Reverse each bit of r/m32.</text:p>
          </table:table-cell>
          <table:table-cell table:number-columns-repeated="1008"/>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table:table-cell office:value-type="string">
            <text:p>Reverse each bit of r/m64.</text:p>
          </table:table-cell>
          <table:table-cell table:number-columns-repeated="1008"/>
        </table:table-row>
        <table:table-row table:style-name="ro1">
          <table:table-cell table:number-columns-repeated="1023"/>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table:table-cell office:value-type="string">
            <text:p>AL OR imm8.</text:p>
          </table:table-cell>
          <table:table-cell table:number-columns-repeated="1008"/>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table:table-cell office:value-type="string">
            <text:p>AX OR imm16.</text:p>
          </table:table-cell>
          <table:table-cell table:number-columns-repeated="1008"/>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table:table-cell office:value-type="string">
            <text:p>EAX OR imm32.</text:p>
          </table:table-cell>
          <table:table-cell table:number-columns-repeated="1008"/>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table:table-cell office:value-type="string">
            <text:p>RAX OR imm32 (sign-extended).</text:p>
          </table:table-cell>
          <table:table-cell table:number-columns-repeated="1008"/>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table:table-cell office:value-type="string">
            <text:p>r/m8 OR imm8.</text:p>
          </table:table-cell>
          <table:table-cell table:number-columns-repeated="1008"/>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12"/>
          <table:table-cell office:value-type="string">
            <text:p>r/m8 OR imm8.</text:p>
          </table:table-cell>
          <table:table-cell table:number-columns-repeated="1008"/>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table:table-cell office:value-type="string">
            <text:p>r/m16 OR imm16.</text:p>
          </table:table-cell>
          <table:table-cell table:number-columns-repeated="1008"/>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table:table-cell office:value-type="string">
            <text:p>r/m32 OR imm32.</text:p>
          </table:table-cell>
          <table:table-cell table:number-columns-repeated="1008"/>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table:table-cell office:value-type="string">
            <text:p>r/m64 OR imm32 (sign-extended).</text:p>
          </table:table-cell>
          <table:table-cell table:number-columns-repeated="1008"/>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office:value-type="string">
            <text:p>YES</text:p>
          </table:table-cell>
          <table:table-cell office:value-type="string">
            <text:p>r/m16 OR imm8 (sign-extended).</text:p>
          </table:table-cell>
          <table:table-cell table:number-columns-repeated="1008"/>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office:value-type="string">
            <text:p>YES</text:p>
          </table:table-cell>
          <table:table-cell office:value-type="string">
            <text:p>r/m32 OR imm8 (sign-extended).</text:p>
          </table:table-cell>
          <table:table-cell table:number-columns-repeated="1008"/>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office:value-type="string">
            <text:p>YES</text:p>
          </table:table-cell>
          <table:table-cell office:value-type="string">
            <text:p>r/m64 OR imm8 (sign-extended).</text:p>
          </table:table-cell>
          <table:table-cell table:number-columns-repeated="1008"/>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office:value-type="string">
            <text:p>YES</text:p>
          </table:table-cell>
          <table:table-cell office:value-type="string">
            <text:p>r/m8 OR r8.</text:p>
          </table:table-cell>
          <table:table-cell table:number-columns-repeated="1008"/>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6" office:value-type="string">
            <text:p>YES</text:p>
          </table:table-cell>
          <table:table-cell office:value-type="string">
            <text:p>r/m8 OR r8.</text:p>
          </table:table-cell>
          <table:table-cell table:number-columns-repeated="1008"/>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office:value-type="string">
            <text:p>YES</text:p>
          </table:table-cell>
          <table:table-cell office:value-type="string">
            <text:p>r/m16 OR r16.</text:p>
          </table:table-cell>
          <table:table-cell table:number-columns-repeated="1008"/>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office:value-type="string">
            <text:p>YES</text:p>
          </table:table-cell>
          <table:table-cell office:value-type="string">
            <text:p>r/m32 OR r32.</text:p>
          </table:table-cell>
          <table:table-cell table:number-columns-repeated="1008"/>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office:value-type="string">
            <text:p>YES</text:p>
          </table:table-cell>
          <table:table-cell office:value-type="string">
            <text:p>r/m64 OR r64.</text:p>
          </table:table-cell>
          <table:table-cell table:number-columns-repeated="1008"/>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8 OR r/m8.</text:p>
          </table:table-cell>
          <table:table-cell table:number-columns-repeated="1008"/>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8 OR r/m8.</text:p>
          </table:table-cell>
          <table:table-cell table:number-columns-repeated="1008"/>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16 OR r/m16.</text:p>
          </table:table-cell>
          <table:table-cell table:number-columns-repeated="1008"/>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32 OR r/m32.</text:p>
          </table:table-cell>
          <table:table-cell table:number-columns-repeated="1008"/>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64 OR r/m64.</text:p>
          </table:table-cell>
          <table:table-cell table:number-columns-repeated="1008"/>
        </table:table-row>
        <table:table-row table:style-name="ro1">
          <table:table-cell table:number-columns-repeated="1023"/>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table:table-cell office:value-type="string">
            <text:p>Bitwise OR of xmm2/m128 and xmm1.</text:p>
          </table:table-cell>
          <table:table-cell table:number-columns-repeated="1008"/>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xmm2 and xmm3/mem.</text:p>
          </table:table-cell>
          <table:table-cell table:number-columns-repeated="1008"/>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table:table-cell office:value-type="string">
            <text:p>Bitwise OR of xmm1 and xmm2/m128.</text:p>
          </table:table-cell>
          <table:table-cell table:number-columns-repeated="1008"/>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xmm2 and xmm3/mem.</text:p>
          </table:table-cell>
          <table:table-cell table:number-columns-repeated="1008"/>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mm8.</text:p>
          </table:table-cell>
          <table:table-cell table:number-columns-repeated="1008"/>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mm8.</text:p>
          </table:table-cell>
          <table:table-cell table:number-columns-repeated="1008"/>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mm8.</text:p>
          </table:table-cell>
          <table:table-cell table:number-columns-repeated="1008"/>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n DX.</text:p>
          </table:table-cell>
          <table:table-cell table:number-columns-repeated="1008"/>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n DX.</text:p>
          </table:table-cell>
          <table:table-cell table:number-columns-repeated="1008"/>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n DX.</text:p>
          </table:table-cell>
          <table:table-cell table:number-columns-repeated="1008"/>
        </table:table-row>
        <table:table-row table:style-name="ro1">
          <table:table-cell table:number-columns-repeated="1023"/>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byte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word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doubleword from memory location specified in DS:(E)SI or RSI to I/O port specified in DX.</text:p>
          </table:table-cell>
          <table:table-cell table:number-columns-repeated="1008"/>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table:table-cell office:value-type="string">
            <text:p>Output byte from memory location specified in DS:(E)SI or RSI to I/O port specified in DX.</text:p>
          </table:table-cell>
          <table:table-cell table:number-columns-repeated="1008"/>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table:table-cell office:value-type="string">
            <text:p>Output word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table:table-cell office:value-type="string">
            <text:p>Output doubleword from memory location specified in DS:(E)SI or RSI to I/O port specified in DX.</text:p>
          </table:table-cell>
          <table:table-cell table:number-columns-repeated="1008"/>
        </table:table-row>
        <table:table-row table:style-name="ro1">
          <table:table-cell table:number-columns-repeated="1023"/>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b</text:p>
          </table:table-cell>
          <table:table-cell/>
          <table:table-cell office:value-type="string">
            <text:p>Compute the absolute value of bytes in mm2/m64 and store UNSIGNED result in mm1.</text:p>
          </table:table-cell>
          <table:table-cell table:number-columns-repeated="1008"/>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b</text:p>
          </table:table-cell>
          <table:table-cell/>
          <table:table-cell office:value-type="string">
            <text:p>Compute the absolute value of bytes in xmm2/m128 and store UNSIGNED result in xmm1.</text:p>
          </table:table-cell>
          <table:table-cell table:number-columns-repeated="1008"/>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w</text:p>
          </table:table-cell>
          <table:table-cell/>
          <table:table-cell office:value-type="string">
            <text:p>Compute the absolute value of 16-bit integers in mm2/m64 and store UNSIGNED result in mm1.</text:p>
          </table:table-cell>
          <table:table-cell table:number-columns-repeated="1008"/>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w</text:p>
          </table:table-cell>
          <table:table-cell/>
          <table:table-cell office:value-type="string">
            <text:p>Compute the absolute value of 16-bit integers in xmm2/m128 and store UNSIGNED result in xmm1.</text:p>
          </table:table-cell>
          <table:table-cell table:number-columns-repeated="1008"/>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d</text:p>
          </table:table-cell>
          <table:table-cell/>
          <table:table-cell office:value-type="string">
            <text:p>Compute the absolute value of 32-bit integers in mm2/m64 and store UNSIGNED result in mm1.</text:p>
          </table:table-cell>
          <table:table-cell table:number-columns-repeated="1008"/>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d</text:p>
          </table:table-cell>
          <table:table-cell/>
          <table:table-cell office:value-type="string">
            <text:p>Compute the absolute value of 32-bit integers in xmm2/m128 and store UNSIGNED result in xmm1.</text:p>
          </table:table-cell>
          <table:table-cell table:number-columns-repeated="1008"/>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table:table-cell office:value-type="string">
            <text:p>Compute the absolute value of bytes in xmm2/m128 and store UNSIGNED result in xmm1.</text:p>
          </table:table-cell>
          <table:table-cell table:number-columns-repeated="1008"/>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table:table-cell office:value-type="string">
            <text:p>Compute the absolute value of 16- bit integers in xmm2/m128 and store UNSIGNED result in xmm1.</text:p>
          </table:table-cell>
          <table:table-cell table:number-columns-repeated="1008"/>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table:table-cell office:value-type="string">
            <text:p>Compute the absolute value of 32- bit integers in xmm2/m128 and store UNSIGNED result in xmm1.</text:p>
          </table:table-cell>
          <table:table-cell table:number-columns-repeated="1008"/>
        </table:table-row>
        <table:table-row table:style-name="ro1">
          <table:table-cell office:value-type="string">
            <text:p>VEX.256.66.0F38.WIG 1C /r</text:p>
          </table:table-cell>
          <table:table-cell office:value-type="string">
            <text:p>VPABSB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b</text:p>
          </table:table-cell>
          <table:table-cell/>
          <table:table-cell office:value-type="string">
            <text:p>Compute the absolute value of bytes in ymm2/m256 and store UNSIGNED result in ymm1.</text:p>
          </table:table-cell>
          <table:table-cell table:number-columns-repeated="1008"/>
        </table:table-row>
        <table:table-row table:style-name="ro1">
          <table:table-cell office:value-type="string">
            <text:p>VEX.256.66.0F38.WIG 1D /r</text:p>
          </table:table-cell>
          <table:table-cell office:value-type="string">
            <text:p>VPABSW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w</text:p>
          </table:table-cell>
          <table:table-cell/>
          <table:table-cell office:value-type="string">
            <text:p>Compute the absolute value of 16-bit integers in ymm2/m256 and store UNSIGNED result in ymm1</text:p>
          </table:table-cell>
          <table:table-cell table:number-columns-repeated="1008"/>
        </table:table-row>
        <table:table-row table:style-name="ro1">
          <table:table-cell office:value-type="string">
            <text:p>VEX.256.66.0F38.WIG 1E /r</text:p>
          </table:table-cell>
          <table:table-cell office:value-type="string">
            <text:p>VPABS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d</text:p>
          </table:table-cell>
          <table:table-cell/>
          <table:table-cell office:value-type="string">
            <text:p>Compute the absolute value of 32-bit integers in ymm2/m256 and store UNSIGNED result in ymm1.</text:p>
          </table:table-cell>
          <table:table-cell table:number-columns-repeated="1008"/>
        </table:table-row>
        <table:table-row table:style-name="ro1">
          <table:table-cell table:number-columns-repeated="1023"/>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table:table-cell office:value-type="string">
            <text:p>Converts 4 packed signed word integers from mm1 and from mm2/m64 into 8 packed signed byte integers in mm1 using signed saturation.</text:p>
          </table:table-cell>
          <table:table-cell table:number-columns-repeated="1008"/>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table:table-cell office:value-type="string">
            <text:p>Converts 8 packed signed word integers from xmm1 and from xxm2/m128 into 16 packed signed byte integers in xxm1 using signed saturation.</text:p>
          </table:table-cell>
          <table:table-cell table:number-columns-repeated="1008"/>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table:table-cell office:value-type="string">
            <text:p>Converts 2 packed signed doubleword integers from mm1 and from mm2/m64 into 4 packed signed word integers in mm1 using signed saturation.</text:p>
          </table:table-cell>
          <table:table-cell table:number-columns-repeated="1008"/>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table:table-cell office:value-type="string">
            <text:p>Converts 4 packed signed doubleword integers from xmm1 and from xxm2/m128 into 8 packed signed word integers in xxm1 using signed saturation.</text:p>
          </table:table-cell>
          <table:table-cell table:number-columns-repeated="1008"/>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table:table-cell office:value-type="string">
            <text:p>Converts 8 packed signed word integers from xmm2 and from xmm3/m128 into 16 packed signed byte integers in xmm1 using signed saturation.</text:p>
          </table:table-cell>
          <table:table-cell table:number-columns-repeated="1008"/>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table:table-cell office:value-type="string">
            <text:p>Converts 4 packed signed doubleword integers from xmm2 and from xmm3/m128 into 8 packed signed word integers in xmm1 using signed saturation.</text:p>
          </table:table-cell>
          <table:table-cell table:number-columns-repeated="1008"/>
        </table:table-row>
        <table:table-row table:style-name="ro1">
          <table:table-cell office:value-type="string">
            <text:p>VEX.NDS.256.66.0F.WIG 63 /r</text:p>
          </table:table-cell>
          <table:table-cell office:value-type="string">
            <text:p>VPACKSSW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sswb</text:p>
          </table:table-cell>
          <table:table-cell/>
          <table:table-cell office:value-type="string">
            <text:p>Converts 16 packed signed word integers from ymm2 and from ymm3/m256 into 32 packed signed byte integers in ymm1 using signed saturation.</text:p>
          </table:table-cell>
          <table:table-cell table:number-columns-repeated="1008"/>
        </table:table-row>
        <table:table-row table:style-name="ro1">
          <table:table-cell office:value-type="string">
            <text:p>VEX.NDS.256.66.0F.WIG 6B /r</text:p>
          </table:table-cell>
          <table:table-cell office:value-type="string">
            <text:p>VPACKSS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ssdw</text:p>
          </table:table-cell>
          <table:table-cell/>
          <table:table-cell office:value-type="string">
            <text:p>Converts 8 packed signed doubleword integers from ymm2 and from ymm3/m256 into 16 packed signed word integers in ymm1using signed saturation.</text:p>
          </table:table-cell>
          <table:table-cell table:number-columns-repeated="1008"/>
        </table:table-row>
        <table:table-row table:style-name="ro1">
          <table:table-cell table:number-columns-repeated="1023"/>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08"/>
        </table:table-row>
        <table:table-row table:style-name="ro1">
          <table:table-cell office:value-type="string">
            <text:p>VEX.NDS.128.66.0F38.WIG 2B /r </text:p>
          </table:table-cell>
          <table:table-cell office:value-type="string">
            <text:p><text:span text:style-name="T14">VPACKUSDW</text:span>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dw</text:p>
          </table:table-cell>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08"/>
        </table:table-row>
        <table:table-row table:style-name="ro1">
          <table:table-cell office:value-type="string">
            <text:p>VEX.NDS.256.66.0F38.WIG 2B /r</text:p>
          </table:table-cell>
          <table:table-cell office:value-type="string">
            <text:p>VPACKUS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usdw</text:p>
          </table:table-cell>
          <table:table-cell/>
          <table:table-cell office:value-type="string">
            <text:p>Convert 8 packed signed doubleword integers from ymm2 and 8 packed signed doubleword integers from ymm3/m128 into 16 packed unsigned word integers in ymm1 using unsigned saturation.</text:p>
          </table:table-cell>
          <table:table-cell table:number-columns-repeated="1008"/>
        </table:table-row>
        <table:table-row table:style-name="ro1">
          <table:table-cell table:number-columns-repeated="1023"/>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table:table-cell office:value-type="string">
            <text:p>Converts 4 signed word integers from mm and 4 signed word integers from mm/m64 into 8 unsigned byte integers in mm using unsigned saturation.</text:p>
          </table:table-cell>
          <table:table-cell table:number-columns-repeated="1008"/>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table:table-cell office:value-type="string">
            <text:p>Converts 8 signed word integers from xmm1 and 8 signed word integers from xmm2/m128 into 16 unsigned byte integers in xmm1 using unsigned saturation.</text:p>
          </table:table-cell>
          <table:table-cell table:number-columns-repeated="1008"/>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table:table-cell office:value-type="string">
            <text:p>Converts 8 signed word integers from xmm2 and 8 signed word integers from xmm3/m128 into 16 unsigned byte integers in xmm1 using unsigned saturation.</text:p>
          </table:table-cell>
          <table:table-cell table:number-columns-repeated="1008"/>
        </table:table-row>
        <table:table-row table:style-name="ro1">
          <table:table-cell office:value-type="string">
            <text:p>VEX.NDS.256.66.0F.WIG 67 /r</text:p>
          </table:table-cell>
          <table:table-cell office:value-type="string">
            <text:p>VPACKUSW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uswb</text:p>
          </table:table-cell>
          <table:table-cell/>
          <table:table-cell office:value-type="string">
            <text:p>Converts 16 signed word integers from ymm2 And 16 signed word integers from ymm3/m256 into 32 unsigned byte integers in ymm1 using unsigned saturation.</text:p>
          </table:table-cell>
          <table:table-cell table:number-columns-repeated="1008"/>
        </table:table-row>
        <table:table-row table:style-name="ro1">
          <table:table-cell table:number-columns-repeated="1023"/>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table:table-cell office:value-type="string">
            <text:p>Add packed byte integers from mm/m64 and mm.</text:p>
          </table:table-cell>
          <table:table-cell table:number-columns-repeated="1008"/>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table:table-cell office:value-type="string">
            <text:p>Add packed byte integers from xmm2/m128 and xmm1.</text:p>
          </table:table-cell>
          <table:table-cell table:number-columns-repeated="1008"/>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table:table-cell office:value-type="string">
            <text:p>Add packed word integers from mm/m64 and mm.</text:p>
          </table:table-cell>
          <table:table-cell table:number-columns-repeated="1008"/>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table:table-cell office:value-type="string">
            <text:p>Add packed word integers from xmm2/m128 and xmm1.</text:p>
          </table:table-cell>
          <table:table-cell table:number-columns-repeated="1008"/>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table:table-cell office:value-type="string">
            <text:p>Add packed doubleword integers from mm/m64 and mm.</text:p>
          </table:table-cell>
          <table:table-cell table:number-columns-repeated="1008"/>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table:table-cell office:value-type="string">
            <text:p>Add packed doubleword integers from xmm2/m128 and xmm1.</text:p>
          </table:table-cell>
          <table:table-cell table:number-columns-repeated="1008"/>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table:table-cell office:value-type="string">
            <text:p>Add packed byte integers from xmm3/m128 and xmm2.</text:p>
          </table:table-cell>
          <table:table-cell table:number-columns-repeated="1008"/>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table:table-cell office:value-type="string">
            <text:p>Add packed word integers from xmm3/m128 and xmm2.</text:p>
          </table:table-cell>
          <table:table-cell table:number-columns-repeated="1008"/>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table:table-cell office:value-type="string">
            <text:p>Add packed doubleword integers from xmm3/m128 and xmm2.</text:p>
          </table:table-cell>
          <table:table-cell table:number-columns-repeated="1008"/>
        </table:table-row>
        <table:table-row table:style-name="ro1">
          <table:table-cell office:value-type="string">
            <text:p>VEX.NDS.256.66.0F.WIG FC /r</text:p>
          </table:table-cell>
          <table:table-cell office:value-type="string">
            <text:p>VPADD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b</text:p>
          </table:table-cell>
          <table:table-cell/>
          <table:table-cell office:value-type="string">
            <text:p>Add packed byte integers from ymm2, and ymm3/m256 and store in ymm1.</text:p>
          </table:table-cell>
          <table:table-cell table:number-columns-repeated="1008"/>
        </table:table-row>
        <table:table-row table:style-name="ro1">
          <table:table-cell office:value-type="string">
            <text:p>VEX.NDS.256.66.0F.WIG FD /r</text:p>
          </table:table-cell>
          <table:table-cell office:value-type="string">
            <text:p>VPAD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w</text:p>
          </table:table-cell>
          <table:table-cell/>
          <table:table-cell office:value-type="string">
            <text:p>Add packed word integers from ymm2, ymm3/m256 and store in ymm1.</text:p>
          </table:table-cell>
          <table:table-cell table:number-columns-repeated="1008"/>
        </table:table-row>
        <table:table-row table:style-name="ro1">
          <table:table-cell office:value-type="string">
            <text:p>VEX.NDS.256.66.0F.WIG FE /r</text:p>
          </table:table-cell>
          <table:table-cell office:value-type="string">
            <text:p>VPADD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d</text:p>
          </table:table-cell>
          <table:table-cell/>
          <table:table-cell office:value-type="string">
            <text:p>Add packed doubleword integers from ymm2, ymm3/m256 and store in ymm1.</text:p>
          </table:table-cell>
          <table:table-cell table:number-columns-repeated="1008"/>
        </table:table-row>
        <table:table-row table:style-name="ro1">
          <table:table-cell table:number-columns-repeated="1023"/>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quadword integer mm2/m64 to mm1.</text:p>
          </table:table-cell>
          <table:table-cell table:number-columns-repeated="1008"/>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packed quadword integers xmm2/m128 to xmm1.</text:p>
          </table:table-cell>
          <table:table-cell table:number-columns-repeated="1008"/>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table:table-cell office:value-type="string">
            <text:p>Add packed quadword integers xmm3/m128 and xmm2.</text:p>
          </table:table-cell>
          <table:table-cell table:number-columns-repeated="1008"/>
        </table:table-row>
        <table:table-row table:style-name="ro1">
          <table:table-cell office:value-type="string">
            <text:p>VEX.NDS.256.66.0F.WIG D4 /r</text:p>
          </table:table-cell>
          <table:table-cell office:value-type="string">
            <text:p>VPAD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q</text:p>
          </table:table-cell>
          <table:table-cell/>
          <table:table-cell office:value-type="string">
            <text:p>Add packed quadword integers from ymm2, ymm3/m256 and store in ymm1.</text:p>
          </table:table-cell>
          <table:table-cell table:number-columns-repeated="1008"/>
        </table:table-row>
        <table:table-row table:style-name="ro1">
          <table:table-cell table:number-columns-repeated="1023"/>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table:table-cell office:value-type="string">
            <text:p>Add packed signed byte integers from mm/m64 and mm and saturate the results.</text:p>
          </table:table-cell>
          <table:table-cell table:number-columns-repeated="1008"/>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table:table-cell office:value-type="string">
            <text:p>Add packed signed byte integers from xmm2/m128 and xmm1 saturate the results.</text:p>
          </table:table-cell>
          <table:table-cell table:number-columns-repeated="1008"/>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table:table-cell office:value-type="string">
            <text:p>Add packed signed word integers from mm/m64 and mm and saturate the results.</text:p>
          </table:table-cell>
          <table:table-cell table:number-columns-repeated="1008"/>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table:table-cell office:value-type="string">
            <text:p>Add packed signed word integers from xmm2/m128 and xmm1 and saturate the results.</text:p>
          </table:table-cell>
          <table:table-cell table:number-columns-repeated="1008"/>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table:table-cell office:value-type="string">
            <text:p>Add packed signed byte integers from xmm3/m128 and xmm2 saturate the results.</text:p>
          </table:table-cell>
          <table:table-cell table:number-columns-repeated="1008"/>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table:table-cell office:value-type="string">
            <text:p>Add packed signed word integers from xmm3/m128 and xmm2 and saturate the results.</text:p>
          </table:table-cell>
          <table:table-cell table:number-columns-repeated="1008"/>
        </table:table-row>
        <table:table-row table:style-name="ro1">
          <table:table-cell office:value-type="string">
            <text:p>VEX.NDS.256.66.0F.WIG EC /r</text:p>
          </table:table-cell>
          <table:table-cell office:value-type="string">
            <text:p>VPADD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sb</text:p>
          </table:table-cell>
          <table:table-cell/>
          <table:table-cell office:value-type="string">
            <text:p>Add packed signed byte integers from ymm2, and ymm3/m256 and store the saturated results in ymm1.</text:p>
          </table:table-cell>
          <table:table-cell table:number-columns-repeated="1008"/>
        </table:table-row>
        <table:table-row table:style-name="ro1">
          <table:table-cell office:value-type="string">
            <text:p>VEX.NDS.256.66.0F.WIG ED /r</text:p>
          </table:table-cell>
          <table:table-cell office:value-type="string">
            <text:p>VPADD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sw</text:p>
          </table:table-cell>
          <table:table-cell/>
          <table:table-cell office:value-type="string">
            <text:p>Add packed signed word integers from ymm2, and ymm3/m256 and store the saturated results in ymm1.</text:p>
          </table:table-cell>
          <table:table-cell table:number-columns-repeated="1008"/>
        </table:table-row>
        <table:table-row table:style-name="ro1">
          <table:table-cell table:number-columns-repeated="1023"/>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table:table-cell office:value-type="string">
            <text:p>Add packed unsigned byte integers from mm/m64 and mm and saturate the results.</text:p>
          </table:table-cell>
          <table:table-cell table:number-columns-repeated="1008"/>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table:table-cell office:value-type="string">
            <text:p>Add packed unsigned byte integers from xmm2/m128 and xmm1 saturate the results.</text:p>
          </table:table-cell>
          <table:table-cell table:number-columns-repeated="1008"/>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table:table-cell office:value-type="string">
            <text:p>Add packed unsigned word integers from mm/m64 and mm and saturate the results.</text:p>
          </table:table-cell>
          <table:table-cell table:number-columns-repeated="1008"/>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table:table-cell office:value-type="string">
            <text:p>Add packed unsigned word integers from xmm2/m128 to xmm1 and saturate the results.</text:p>
          </table:table-cell>
          <table:table-cell table:number-columns-repeated="1008"/>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table:table-cell office:value-type="string">
            <text:p>Add packed unsigned byte integers from xmm3/m128 to xmm2 and saturate the results.</text:p>
          </table:table-cell>
          <table:table-cell table:number-columns-repeated="1008"/>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table:table-cell office:value-type="string">
            <text:p>Add packed unsigned word integers from xmm3/m128 to xmm2 and saturate the results.</text:p>
          </table:table-cell>
          <table:table-cell table:number-columns-repeated="1008"/>
        </table:table-row>
        <table:table-row table:style-name="ro1">
          <table:table-cell office:value-type="string">
            <text:p>VEX.NDS.256.66.0F.WIG DC /r</text:p>
          </table:table-cell>
          <table:table-cell office:value-type="string">
            <text:p>VPADDU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usb</text:p>
          </table:table-cell>
          <table:table-cell/>
          <table:table-cell office:value-type="string">
            <text:p>Add packed unsigned byte integers from ymm2, and ymm3/m256 and store the saturated results in ymm1.</text:p>
          </table:table-cell>
          <table:table-cell table:number-columns-repeated="1008"/>
        </table:table-row>
        <table:table-row table:style-name="ro1">
          <table:table-cell office:value-type="string">
            <text:p>VEX.NDS.256.66.0F.WIG DD /r</text:p>
          </table:table-cell>
          <table:table-cell office:value-type="string">
            <text:p>VPADDU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usw</text:p>
          </table:table-cell>
          <table:table-cell/>
          <table:table-cell office:value-type="string">
            <text:p>Add packed unsigned word integers from ymm2, and ymm3/m256 and store the saturated results in ymm1.</text:p>
          </table:table-cell>
          <table:table-cell table:number-columns-repeated="1008"/>
        </table:table-row>
        <table:table-row table:style-name="ro1">
          <table:table-cell table:number-columns-repeated="1023"/>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SE3</text:p>
          </table:table-cell>
          <table:table-cell office:value-type="string">
            <text:p>palignr</text:p>
          </table:table-cell>
          <table:table-cell/>
          <table:table-cell office:value-type="string">
            <text:p>Concatenate destination and source operands, extract byte-aligned result shifted to the right by constant value in imm8 into mm1.</text:p>
          </table:table-cell>
          <table:table-cell table:number-columns-repeated="1008"/>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SE3</text:p>
          </table:table-cell>
          <table:table-cell office:value-type="string">
            <text:p>palignr</text:p>
          </table:table-cell>
          <table:table-cell/>
          <table:table-cell office:value-type="string">
            <text:p>Concatenate destination and source operands, extract byte-aligned result shifted to the right by constant value in imm8 into xmm1</text:p>
          </table:table-cell>
          <table:table-cell table:number-columns-repeated="1008"/>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table:table-cell office:value-type="string">
            <text:p>Concatenate xmm2 and xmm3/m128, extract byte aligned result shifted to the right by constant value in imm8 and result is stored in xmm1.</text:p>
          </table:table-cell>
          <table:table-cell table:number-columns-repeated="1008"/>
        </table:table-row>
        <table:table-row table:style-name="ro1">
          <table:table-cell office:value-type="string">
            <text:p>VEX.NDS.256.66.0F3A.WIG 0F /r ib</text:p>
          </table:table-cell>
          <table:table-cell office:value-type="string">
            <text:p>VPALIGNR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alignr</text:p>
          </table:table-cell>
          <table:table-cell/>
          <table:table-cell office:value-type="string">
            <text:p>Concatenate pairs of 16 bytes in ymm2 and ymm3/m256 into 32-byte intermediate result, extract byte-aligned, 16-byte result shifted to the right by constant values in imm8 from each intermediate result, and two 16-byte results are stored in ymm1.</text:p>
          </table:table-cell>
          <table:table-cell table:number-columns-repeated="1008"/>
        </table:table-row>
        <table:table-row table:style-name="ro1">
          <table:table-cell table:number-columns-repeated="1023"/>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table:table-cell office:value-type="string">
            <text:p>Bitwise AND mm/m64 and mm.</text:p>
          </table:table-cell>
          <table:table-cell table:number-columns-repeated="1008"/>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table:table-cell office:value-type="string">
            <text:p>Bitwise AND of xmm2/m128 and xmm1.</text:p>
          </table:table-cell>
          <table:table-cell table:number-columns-repeated="1008"/>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table:table-cell office:value-type="string">
            <text:p>Bitwise AND of xmm3/m128 and xmm.</text:p>
          </table:table-cell>
          <table:table-cell table:number-columns-repeated="1008"/>
        </table:table-row>
        <table:table-row table:style-name="ro1">
          <table:table-cell office:value-type="string">
            <text:p>VEX.NDS.256.66.0F.WIG DB /r</text:p>
          </table:table-cell>
          <table:table-cell office:value-type="string">
            <text:p>VPAN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nd</text:p>
          </table:table-cell>
          <table:table-cell/>
          <table:table-cell office:value-type="string">
            <text:p>Bitwise AND of ymm2, and ymm3/m256 and store result in ymm1.</text:p>
          </table:table-cell>
          <table:table-cell table:number-columns-repeated="1008"/>
        </table:table-row>
        <table:table-row table:style-name="ro1">
          <table:table-cell table:number-columns-repeated="1023"/>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table:table-cell office:value-type="string">
            <text:p>Bitwise AND NOT of mm/m64 and mm.</text:p>
          </table:table-cell>
          <table:table-cell table:number-columns-repeated="1008"/>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table:table-cell office:value-type="string">
            <text:p>Bitwise AND NOT of xmm2/m128 and xmm1.</text:p>
          </table:table-cell>
          <table:table-cell table:number-columns-repeated="1008"/>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table:table-cell office:value-type="string">
            <text:p>Bitwise AND NOT of xmm3/m128 and xmm2.</text:p>
          </table:table-cell>
          <table:table-cell table:number-columns-repeated="1008"/>
        </table:table-row>
        <table:table-row table:style-name="ro1">
          <table:table-cell office:value-type="string">
            <text:p>VEX.NDS.256.66.0F.WIG DF /r</text:p>
          </table:table-cell>
          <table:table-cell office:value-type="string">
            <text:p>VPANDN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ndn</text:p>
          </table:table-cell>
          <table:table-cell/>
          <table:table-cell office:value-type="string">
            <text:p>Bitwise AND NOT of ymm2, and ymm3/m256 and store result in ymm1.</text:p>
          </table:table-cell>
          <table:table-cell table:number-columns-repeated="1008"/>
        </table:table-row>
        <table:table-row table:style-name="ro1">
          <table:table-cell table:number-columns-repeated="1023"/>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table:table-cell office:value-type="string">
            <text:p>Gives hint to processor that improves performance of spin-wait loops.</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table:table-cell office:value-type="string">
            <text:p>Average packed unsigned byte integers from mm2/m64 and mm1 with rounding.</text:p>
          </table:table-cell>
          <table:table-cell table:number-columns-repeated="1008"/>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table:table-cell office:value-type="string">
            <text:p>Average packed unsigned byte integers from xmm2/m128 and xmm1 with rounding.</text:p>
          </table:table-cell>
          <table:table-cell table:number-columns-repeated="1008"/>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table:table-cell office:value-type="string">
            <text:p>Average packed unsigned word integers from mm2/m64 and mm1 with rounding.</text:p>
          </table:table-cell>
          <table:table-cell table:number-columns-repeated="1008"/>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table:table-cell office:value-type="string">
            <text:p>Average packed unsigned word integers from xmm2/m128 and xmm1 with rounding.</text:p>
          </table:table-cell>
          <table:table-cell table:number-columns-repeated="1008"/>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table:table-cell office:value-type="string">
            <text:p>Average packed unsigned byte integers from xmm3/m128 and xmm2 with rounding.</text:p>
          </table:table-cell>
          <table:table-cell table:number-columns-repeated="1008"/>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table:table-cell office:value-type="string">
            <text:p>Average packed unsigned word integers from xmm3/m128 and xmm2 with rounding.</text:p>
          </table:table-cell>
          <table:table-cell table:number-columns-repeated="1008"/>
        </table:table-row>
        <table:table-row table:style-name="ro1">
          <table:table-cell office:value-type="string">
            <text:p>VEX.NDS.256.66.0F.WIG E0 /r</text:p>
          </table:table-cell>
          <table:table-cell office:value-type="string">
            <text:p>VPAVG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vgb</text:p>
          </table:table-cell>
          <table:table-cell/>
          <table:table-cell office:value-type="string">
            <text:p>Average packed unsigned byte integers from ymm2, and ymm3/m256 with rounding and store to ymm1.</text:p>
          </table:table-cell>
          <table:table-cell table:number-columns-repeated="1008"/>
        </table:table-row>
        <table:table-row table:style-name="ro1">
          <table:table-cell office:value-type="string">
            <text:p>VEX.NDS.256.66.0F.WIG E3 /r</text:p>
          </table:table-cell>
          <table:table-cell office:value-type="string">
            <text:p>VPAVG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vgw</text:p>
          </table:table-cell>
          <table:table-cell/>
          <table:table-cell office:value-type="string">
            <text:p>Average packed unsigned word integers from ymm2, ymm3/m256 with rounding to ymm1.</text:p>
          </table:table-cell>
          <table:table-cell table:number-columns-repeated="1008"/>
        </table:table-row>
        <table:table-row table:style-name="ro1">
          <table:table-cell table:number-columns-repeated="1023"/>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table:table-cell office:value-type="string">
            <text:p>Select byte values from xmm1 and xmm2/m128 from mask specified in the high bit of each byte in XMM0 and store the values into xmm1.</text:p>
          </table:table-cell>
          <table:table-cell table:number-columns-repeated="1008"/>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table:table-cell office:value-type="string">
            <text:p>Select byte values from xmm2 and xmm3/m128 using mask bits in the specified mask register, xmm4, and store the values into xmm1.</text:p>
          </table:table-cell>
          <table:table-cell table:number-columns-repeated="1008"/>
        </table:table-row>
        <table:table-row table:style-name="ro1">
          <table:table-cell office:value-type="string">
            <text:p>VEX.NDS.256.66.0F3A.W0 4C /r /is4</text:p>
          </table:table-cell>
          <table:table-cell office:value-type="string">
            <text:p>VPBLENDVB ymm1, ymm2, ymm3/m256, ymm4</text:p>
          </table:table-cell>
          <table:table-cell office:value-type="string">
            <text:p>RVMR</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blendvb</text:p>
          </table:table-cell>
          <table:table-cell/>
          <table:table-cell office:value-type="string">
            <text:p>Select byte values from ymm2 and ymm3/m256 from mask specified in the high bit of each byte in ymm4 and store the values into ymm1.</text:p>
          </table:table-cell>
          <table:table-cell table:number-columns-repeated="1008"/>
        </table:table-row>
        <table:table-row table:style-name="ro1">
          <table:table-cell table:number-columns-repeated="1023"/>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table:table-cell office:value-type="string">
            <text:p>Select words from xmm1 and xmm2/m128 from mask specified in imm8 and store the values into xmm1.</text:p>
          </table:table-cell>
          <table:table-cell table:number-columns-repeated="1008"/>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table:table-cell office:value-type="string">
            <text:p>Select words from xmm2 and xmm3/m128 from mask specified in imm8 and store the values into xmm1.</text:p>
          </table:table-cell>
          <table:table-cell table:number-columns-repeated="1008"/>
        </table:table-row>
        <table:table-row table:style-name="ro1">
          <table:table-cell office:value-type="string">
            <text:p>VEX.NDS.256.66.0F3A.WIG 0E /r ib</text:p>
          </table:table-cell>
          <table:table-cell office:value-type="string">
            <text:p>VPBLENDW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blendw</text:p>
          </table:table-cell>
          <table:table-cell/>
          <table:table-cell office:value-type="string">
            <text:p>Select words from ymm2 and ymm3/m256 from mask specified in imm8 and store the values into ymm1.</text:p>
          </table:table-cell>
          <table:table-cell table:number-columns-repeated="1008"/>
        </table:table-row>
        <table:table-row table:style-name="ro1">
          <table:table-cell table:number-columns-repeated="1023"/>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08"/>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08"/>
        </table:table-row>
        <table:table-row table:style-name="ro1">
          <table:table-cell table:number-columns-repeated="1023"/>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table:table-cell office:value-type="string">
            <text:p>Compare packed bytes in mm/m64 and mm for equality.</text:p>
          </table:table-cell>
          <table:table-cell table:number-columns-repeated="1008"/>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table:table-cell office:value-type="string">
            <text:p>Compare packed bytes in xmm2/m128 and xmm1 for equality.</text:p>
          </table:table-cell>
          <table:table-cell table:number-columns-repeated="1008"/>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table:table-cell office:value-type="string">
            <text:p>Compare packed words in mm/m64 and mm for equality.</text:p>
          </table:table-cell>
          <table:table-cell table:number-columns-repeated="1008"/>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table:table-cell office:value-type="string">
            <text:p>Compare packed words in xmm2/m128 and xmm1 for equality.</text:p>
          </table:table-cell>
          <table:table-cell table:number-columns-repeated="1008"/>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table:table-cell office:value-type="string">
            <text:p>Compare packed doublewords in mm/m64 and mm for equality.</text:p>
          </table:table-cell>
          <table:table-cell table:number-columns-repeated="1008"/>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table:table-cell office:value-type="string">
            <text:p>Compare packed doublewords in xmm2/m128 and xmm1 for equality.</text:p>
          </table:table-cell>
          <table:table-cell table:number-columns-repeated="1008"/>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table:table-cell office:value-type="string">
            <text:p>Compare packed bytes in xmm3/m128 and xmm2 for equality.</text:p>
          </table:table-cell>
          <table:table-cell table:number-columns-repeated="1008"/>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table:table-cell office:value-type="string">
            <text:p>Compare packed words in xmm3/m128 and xmm2 for equality.</text:p>
          </table:table-cell>
          <table:table-cell table:number-columns-repeated="1008"/>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table:table-cell office:value-type="string">
            <text:p>Compare packed doublewords in xmm3/m128 and xmm2 for equality.</text:p>
          </table:table-cell>
          <table:table-cell table:number-columns-repeated="1008"/>
        </table:table-row>
        <table:table-row table:style-name="ro1">
          <table:table-cell office:value-type="string">
            <text:p>VEX.NDS.256.66.0F.WIG 75 /r</text:p>
          </table:table-cell>
          <table:table-cell office:value-type="string">
            <text:p>VPCMPEQ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b</text:p>
          </table:table-cell>
          <table:table-cell/>
          <table:table-cell office:value-type="string">
            <text:p>Compare packed words in ymm3/m256 and ymm2 for equality.</text:p>
          </table:table-cell>
          <table:table-cell table:number-columns-repeated="1008"/>
        </table:table-row>
        <table:table-row table:style-name="ro1">
          <table:table-cell office:value-type="string">
            <text:p>VEX.NDS.256.66.0F.WIG 76 /r</text:p>
          </table:table-cell>
          <table:table-cell office:value-type="string">
            <text:p>VPCMPEQ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w</text:p>
          </table:table-cell>
          <table:table-cell/>
          <table:table-cell office:value-type="string">
            <text:p>Compare packed doublewords in ymm3/m256 and ymm2 for equality.</text:p>
          </table:table-cell>
          <table:table-cell table:number-columns-repeated="1008"/>
        </table:table-row>
        <table:table-row table:style-name="ro1">
          <table:table-cell table:number-columns-repeated="1023"/>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table:table-cell office:value-type="string">
            <text:p>Compare packed qwords in xmm2/m128 and xmm1 for equality.</text:p>
          </table:table-cell>
          <table:table-cell table:number-columns-repeated="1008"/>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table:table-cell office:value-type="string">
            <text:p>Compare packed quadwords in xmm3/m128 and xmm2 for equality.</text:p>
          </table:table-cell>
          <table:table-cell table:number-columns-repeated="1008"/>
        </table:table-row>
        <table:table-row table:style-name="ro1">
          <table:table-cell office:value-type="string">
            <text:p>VEX.NDS.256.66.0F38.WIG 29 /r</text:p>
          </table:table-cell>
          <table:table-cell office:value-type="string">
            <text:p>VPCMPEQ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q</text:p>
          </table:table-cell>
          <table:table-cell/>
          <table:table-cell office:value-type="string">
            <text:p>Compare packed quadwords in ymm3/m256 and ymm2 for equality.</text:p>
          </table:table-cell>
          <table:table-cell table:number-columns-repeated="1008"/>
        </table:table-row>
        <table:table-row table:style-name="ro1">
          <table:table-cell table:number-columns-repeated="1023"/>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table:table-cell office:value-type="string">
            <text:p>Perform a packed comparison of string data with explicit lengths, generating an index, and storing the result in ECX.</text:p>
          </table:table-cell>
          <table:table-cell table:number-columns-repeated="1008"/>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table:table-cell office:value-type="string">
            <text:p>Perform a packed comparison of string data with explicit lengths, generating an index, and storing the result in ECX.</text:p>
          </table:table-cell>
          <table:table-cell table:number-columns-repeated="1008"/>
        </table:table-row>
        <table:table-row table:style-name="ro1">
          <table:table-cell table:number-columns-repeated="1023"/>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table:table-cell office:value-type="string">
            <text:p>Perform a packed comparison of string data with explicit lengths, generating a mask, and storing the result in XMM0</text:p>
          </table:table-cell>
          <table:table-cell table:number-columns-repeated="1008"/>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table:table-cell office:value-type="string">
            <text:p>Perform a packed comparison of string data with explicit lengths, generating a mask, and storing the result in XMM0.</text:p>
          </table:table-cell>
          <table:table-cell table:number-columns-repeated="1008"/>
        </table:table-row>
        <table:table-row table:style-name="ro1">
          <table:table-cell table:number-columns-repeated="1023"/>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table:table-cell office:value-type="string">
            <text:p>Compare packed signed byte integers in mm and mm/m64 for greater than.</text:p>
          </table:table-cell>
          <table:table-cell table:number-columns-repeated="1008"/>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table:table-cell office:value-type="string">
            <text:p>Compare packed signed byte integers in xmm1 and xmm2/m128 for greater than.</text:p>
          </table:table-cell>
          <table:table-cell table:number-columns-repeated="1008"/>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table:table-cell office:value-type="string">
            <text:p>Compare packed signed word integers in mm and mm/m64 for greater than.</text:p>
          </table:table-cell>
          <table:table-cell table:number-columns-repeated="1008"/>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table:table-cell office:value-type="string">
            <text:p>Compare packed signed word integers in xmm1 and xmm2/m128 for greater than.</text:p>
          </table:table-cell>
          <table:table-cell table:number-columns-repeated="1008"/>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table:table-cell office:value-type="string">
            <text:p>Compare packed signed doubleword integers in mm and mm/m64 for greater than.</text:p>
          </table:table-cell>
          <table:table-cell table:number-columns-repeated="1008"/>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table:table-cell office:value-type="string">
            <text:p>Compare packed signed doubleword integers in xmm1 and xmm2/m128 for greater than.</text:p>
          </table:table-cell>
          <table:table-cell table:number-columns-repeated="1008"/>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xmm2 and xmm3/m128 for greater than.</text:p>
          </table:table-cell>
          <table:table-cell table:number-columns-repeated="1008"/>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table:table-cell office:value-type="string">
            <text:p>Compare packed signed word integers in xmm2 and xmm3/m128 for greater than.</text:p>
          </table:table-cell>
          <table:table-cell table:number-columns-repeated="1008"/>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table:table-cell office:value-type="string">
            <text:p>Compare packed signed doubleword integers in xmm2 and xmm3/m128 for greater than.</text:p>
          </table:table-cell>
          <table:table-cell table:number-columns-repeated="1008"/>
        </table:table-row>
        <table:table-row table:style-name="ro1">
          <table:table-cell office:value-type="string">
            <text:p>VEX.NDS.256.66.0F.WIG 64 /r</text:p>
          </table:table-cell>
          <table:table-cell office:value-type="string">
            <text:p>VPCMPGT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ymm2 and ymm3/m256 for greater than.</text:p>
          </table:table-cell>
          <table:table-cell table:number-columns-repeated="1008"/>
        </table:table-row>
        <table:table-row table:style-name="ro1">
          <table:table-cell office:value-type="string">
            <text:p>VEX.NDS.256.66.0F.WIG 65 /r</text:p>
          </table:table-cell>
          <table:table-cell office:value-type="string">
            <text:p>VPCMPGT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gtw</text:p>
          </table:table-cell>
          <table:table-cell/>
          <table:table-cell office:value-type="string">
            <text:p>Compare packed signed word integers in ymm2 and ymm3/m256 for greater than.</text:p>
          </table:table-cell>
          <table:table-cell table:number-columns-repeated="1008"/>
        </table:table-row>
        <table:table-row table:style-name="ro1">
          <table:table-cell office:value-type="string">
            <text:p>VEX.NDS.256.66.0F.WIG 66 /r</text:p>
          </table:table-cell>
          <table:table-cell office:value-type="string">
            <text:p>VPCMPGT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gtd</text:p>
          </table:table-cell>
          <table:table-cell/>
          <table:table-cell office:value-type="string">
            <text:p>Compare packed signed doubleword integers in ymm2 and ymm3/m256 for greater than.</text:p>
          </table:table-cell>
          <table:table-cell table:number-columns-repeated="1008"/>
        </table:table-row>
        <table:table-row table:style-name="ro1">
          <table:table-cell table:number-columns-repeated="1023"/>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table:table-cell office:value-type="string">
            <text:p>Compare packed signed qwords in xmm2/m128 and xmm1 for greater than.</text:p>
          </table:table-cell>
          <table:table-cell table:number-columns-repeated="1008"/>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table:table-cell office:value-type="string">
            <text:p>Compare packed signed qwords in xmm2 and xmm3/m128 for greater than.</text:p>
          </table:table-cell>
          <table:table-cell table:number-columns-repeated="1008"/>
        </table:table-row>
        <table:table-row table:style-name="ro1">
          <table:table-cell office:value-type="string">
            <text:p>VEX.NDS.256.66.0F38.WIG 37 /r</text:p>
          </table:table-cell>
          <table:table-cell office:value-type="string">
            <text:p>VPCMPGT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vmpgtq</text:p>
          </table:table-cell>
          <table:table-cell/>
          <table:table-cell office:value-type="string">
            <text:p>Compare packed signed qwords in ymm2 and ymm3/m256 for greater than.</text:p>
          </table:table-cell>
          <table:table-cell table:number-columns-repeated="1008"/>
        </table:table-row>
        <table:table-row table:style-name="ro1">
          <table:table-cell table:number-columns-repeated="1023"/>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table:table-cell office:value-type="string">
            <text:p>Perform a packed comparison of string data with implicit lengths, generating an index, and storing the result in ECX.</text:p>
          </table:table-cell>
          <table:table-cell table:number-columns-repeated="1008"/>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table:table-cell office:value-type="string">
            <text:p>Perform a packed comparison of string data with implicit lengths, generating an index, and storing the result in ECX.</text:p>
          </table:table-cell>
          <table:table-cell table:number-columns-repeated="1008"/>
        </table:table-row>
        <table:table-row table:style-name="ro1">
          <table:table-cell table:number-columns-repeated="1023"/>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table:table-cell office:value-type="string">
            <text:p>Perform a packed comparison of string data with implicit lengths, generating a mask, and storing the result in XMM0.</text:p>
          </table:table-cell>
          <table:table-cell table:number-columns-repeated="1008"/>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table:table-cell office:value-type="string">
            <text:p>Perform a packed comparison of string data with implicit lengths, generating a Mask, and storing the result in XMM0.</text:p>
          </table:table-cell>
          <table:table-cell table:number-columns-repeated="1008"/>
        </table:table-row>
        <table:table-row table:style-name="ro1">
          <table:table-cell table:number-columns-repeated="1023"/>
        </table:table-row>
        <table:table-row table:style-name="ro1">
          <table:table-cell office:value-type="string">
            <text:p>VEX.NDS.LZ.F2.0F38.W0 F5 /r</text:p>
          </table:table-cell>
          <table:table-cell office:value-type="string">
            <text:p>PDEP r32a, r32b, r/m32</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pdepl</text:p>
          </table:table-cell>
          <table:table-cell/>
          <table:table-cell office:value-type="string">
            <text:p>Parallel deposit of bits from r32b using mask in r/m32, result is written to r32a.</text:p>
          </table:table-cell>
          <table:table-cell table:number-columns-repeated="1008"/>
        </table:table-row>
        <table:table-row table:style-name="ro1">
          <table:table-cell office:value-type="string">
            <text:p>VEX.NDS.LZ.F2.0F38.W1 F5 /r</text:p>
          </table:table-cell>
          <table:table-cell office:value-type="string">
            <text:p>PDEP r64a, r64b, r/m64</text:p>
          </table:table-cell>
          <table:table-cell office:value-type="string">
            <text:p>RVM</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pdelq</text:p>
          </table:table-cell>
          <table:table-cell/>
          <table:table-cell office:value-type="string">
            <text:p>Parallel deposit of bits from r64b using mask in r/m64, result is written to r64a.</text:p>
          </table:table-cell>
          <table:table-cell table:number-columns-repeated="1008"/>
        </table:table-row>
        <table:table-row table:style-name="ro1">
          <table:table-cell table:number-columns-repeated="1023"/>
        </table:table-row>
        <table:table-row table:style-name="ro1">
          <table:table-cell office:value-type="string">
            <text:p>VEX.NDS.LZ.F3.0F38.W0 F5 /r</text:p>
          </table:table-cell>
          <table:table-cell office:value-type="string">
            <text:p>PEXT r32a, r32b, r/m32</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pextl</text:p>
          </table:table-cell>
          <table:table-cell/>
          <table:table-cell office:value-type="string">
            <text:p>Parallel extract of bits from r32b using mask in r/m32, result is written to r32a.</text:p>
          </table:table-cell>
          <table:table-cell table:number-columns-repeated="1008"/>
        </table:table-row>
        <table:table-row table:style-name="ro1">
          <table:table-cell office:value-type="string">
            <text:p>VEX.NDS.LZ.F3.0F38.W1 F5 /r</text:p>
          </table:table-cell>
          <table:table-cell office:value-type="string">
            <text:p>PEXT r64a, r64b, r/m64</text:p>
          </table:table-cell>
          <table:table-cell office:value-type="string">
            <text:p>RVM</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pextq</text:p>
          </table:table-cell>
          <table:table-cell/>
          <table:table-cell office:value-type="string">
            <text:p>Parallel extract of bits from r64b using mask in r/m64, result is written to r64a.</text:p>
          </table:table-cell>
          <table:table-cell table:number-columns-repeated="1008"/>
        </table:table-row>
        <table:table-row table:style-name="ro1">
          <table:table-cell table:number-columns-repeated="1023"/>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table:table-cell office:value-type="string">
            <text:p>Extract a byte integer value from xmm2 at the source byte offset specified by imm8 into rreg or m8. The upper bits of r32 or r64 are zeroed.</text:p>
          </table:table-cell>
          <table:table-cell table:number-columns-repeated="1008"/>
        </table:table-row>
        <table:table-row table:style-name="ro1">
          <table:table-cell table:style-name="ce9"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table:table-cell office:value-type="string">
            <text:p>Extract a dword integer value from xmm2 at the source dword offset specified by imm8 into r/m32.</text:p>
          </table:table-cell>
          <table:table-cell table:number-columns-repeated="1008"/>
        </table:table-row>
        <table:table-row table:style-name="ro1">
          <table:table-cell table:style-name="ce9"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table:table-cell office:value-type="string">
            <text:p>Extract a qword integer value from xmm2 at the source qword offset specified by imm8 into r/m64.</text:p>
          </table:table-cell>
          <table:table-cell table:number-columns-repeated="1008"/>
        </table:table-row>
        <table:table-row table:style-name="ro1">
          <table:table-cell table:style-name="ce9"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table:table-cell office:value-type="string">
            <text:p>Extract a byte integer value from xmm2 at the source byte offset specified by imm8 into reg or m8. The upper bits of r64/r32 is filled with</text:p>
          </table:table-cell>
          <table:table-cell table:number-columns-repeated="1008"/>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table:table-cell office:value-type="string">
            <text:p>Extract a dword integer value from xmm2 at the source dword offset specified by imm8 into r32/m32.</text:p>
          </table:table-cell>
          <table:table-cell table:number-columns-repeated="1008"/>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table:table-cell office:value-type="string">
            <text:p>Extract a qword integer value from xmm2 at the source dword offset specified by imm8 into r64/m64.</text:p>
          </table:table-cell>
          <table:table-cell table:number-columns-repeated="1008"/>
        </table:table-row>
        <table:table-row table:style-name="ro1">
          <table:table-cell table:number-columns-repeated="1023"/>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table:table-cell office:value-type="string">
            <text:p>Extract the word specified by imm8 from mm and move it to reg, bits 15-0. The upper bits of r32 or r64 is zeroed.</text:p>
          </table:table-cell>
          <table:table-cell table:number-columns-repeated="1008"/>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office:value-type="string">
            <text:p>YES</text:p>
          </table:table-cell>
          <table:table-cell office:value-type="string">
            <text:p>Extract the word specified by imm8 from xmm and move it to reg, bits 15-0. The upper bits of r32 or r64 is zeroed.</text:p>
          </table:table-cell>
          <table:table-cell table:number-columns-repeated="1008"/>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table:table-cell office:value-type="string">
            <text:p>Extract the word specified by imm8 from xmm and copy it to lowest 16 bits of reg or m16. Zero-extend the result in the destination, r32 or r64.</text:p>
          </table:table-cell>
          <table:table-cell table:number-columns-repeated="1008"/>
        </table:table-row>
        <table:table-row table:style-name="ro1">
          <table:table-cell table:style-name="ce9"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YES</text:p>
          </table:table-cell>
          <table:table-cell office:value-type="string">
            <text:p>Extract the word specified by imm8 from xmm1 and move it to reg, bits 15:0. Zero-extend the result. The upper bits of r64/r32 is filled with zeros.</text:p>
          </table:table-cell>
          <table:table-cell table:number-columns-repeated="1008"/>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a word integer value from xmm2 at the source word offset specified by imm8 into reg or m16. The upper bits of r64/r32 is filled with zeros.</text:p>
          </table:table-cell>
          <table:table-cell table:number-columns-repeated="1008"/>
        </table:table-row>
        <table:table-row table:style-name="ro1">
          <table:table-cell table:number-columns-repeated="1023"/>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w</text:p>
          </table:table-cell>
          <table:table-cell/>
          <table:table-cell office:value-type="string">
            <text:p>Add 16-bit integers horizontally, pack to MM1.</text:p>
          </table:table-cell>
          <table:table-cell table:number-columns-repeated="1008"/>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w</text:p>
          </table:table-cell>
          <table:table-cell/>
          <table:table-cell office:value-type="string">
            <text:p>Add 16-bit integers horizontally, pack to XMM1.</text:p>
          </table:table-cell>
          <table:table-cell table:number-columns-repeated="1008"/>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d</text:p>
          </table:table-cell>
          <table:table-cell/>
          <table:table-cell office:value-type="string">
            <text:p>Add 32-bit integers horizontally, pack to MM1.</text:p>
          </table:table-cell>
          <table:table-cell table:number-columns-repeated="1008"/>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d</text:p>
          </table:table-cell>
          <table:table-cell/>
          <table:table-cell office:value-type="string">
            <text:p>Add 32-bit integers horizontally, pack to XMM1.</text:p>
          </table:table-cell>
          <table:table-cell table:number-columns-repeated="1008"/>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table:table-cell office:value-type="string">
            <text:p>Add 16-bit integers horizontally, pack to xmm1.</text:p>
          </table:table-cell>
          <table:table-cell table:number-columns-repeated="1008"/>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table:table-cell office:value-type="string">
            <text:p>Add 32-bit integers horizontally, pack to xmm1.</text:p>
          </table:table-cell>
          <table:table-cell table:number-columns-repeated="1008"/>
        </table:table-row>
        <table:table-row table:style-name="ro1">
          <table:table-cell office:value-type="string">
            <text:p>VEX.NDS.256.66.0F38.WIG 01 /r</text:p>
          </table:table-cell>
          <table:table-cell office:value-type="string">
            <text:p>VPHAD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w</text:p>
          </table:table-cell>
          <table:table-cell/>
          <table:table-cell office:value-type="string">
            <text:p>Add 16-bit signed integers horizontally, pack to ymm1.</text:p>
          </table:table-cell>
          <table:table-cell table:number-columns-repeated="1008"/>
        </table:table-row>
        <table:table-row table:style-name="ro1">
          <table:table-cell office:value-type="string">
            <text:p>VEX.NDS.256.66.0F38.WIG 02 /r</text:p>
          </table:table-cell>
          <table:table-cell office:value-type="string">
            <text:p>VPHADD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d</text:p>
          </table:table-cell>
          <table:table-cell/>
          <table:table-cell office:value-type="string">
            <text:p>Add 32-bit signed integers horizontally, pack to ymm1.</text:p>
          </table:table-cell>
          <table:table-cell table:number-columns-repeated="1008"/>
        </table:table-row>
        <table:table-row table:style-name="ro1">
          <table:table-cell table:number-columns-repeated="1023"/>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sw</text:p>
          </table:table-cell>
          <table:table-cell/>
          <table:table-cell office:value-type="string">
            <text:p>Add 16-bit signed integers horizontally, pack saturated integers to MM1.</text:p>
          </table:table-cell>
          <table:table-cell table:number-columns-repeated="1008"/>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sw</text:p>
          </table:table-cell>
          <table:table-cell/>
          <table:table-cell office:value-type="string">
            <text:p>Add 16-bit signed integers horizontally, pack saturated integers to XMM1.</text:p>
          </table:table-cell>
          <table:table-cell table:number-columns-repeated="1008"/>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table:table-cell office:value-type="string">
            <text:p>Add 16-bit signed integers horizontally, pack saturated integers to xmm1.</text:p>
          </table:table-cell>
          <table:table-cell table:number-columns-repeated="1008"/>
        </table:table-row>
        <table:table-row table:style-name="ro1">
          <table:table-cell office:value-type="string">
            <text:p>VEX.NDS.256.66.0F38.WIG 03 /r</text:p>
          </table:table-cell>
          <table:table-cell office:value-type="string">
            <text:p>VPHADD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sw</text:p>
          </table:table-cell>
          <table:table-cell/>
          <table:table-cell office:value-type="string">
            <text:p>Add 16-bit signed integers horizontally, pack saturated integers to ymm1.</text:p>
          </table:table-cell>
          <table:table-cell table:number-columns-repeated="1008"/>
        </table:table-row>
        <table:table-row table:style-name="ro1">
          <table:table-cell table:number-columns-repeated="1023"/>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8"/>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8"/>
        </table:table-row>
        <table:table-row table:style-name="ro1">
          <table:table-cell table:number-columns-repeated="1023"/>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w</text:p>
          </table:table-cell>
          <table:table-cell/>
          <table:table-cell office:value-type="string">
            <text:p>Subtract 16-bit signed integers horizontally, pack to MM1.</text:p>
          </table:table-cell>
          <table:table-cell table:number-columns-repeated="1008"/>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w</text:p>
          </table:table-cell>
          <table:table-cell/>
          <table:table-cell office:value-type="string">
            <text:p>Subtract 16-bit signed integers horizontally, pack to XMM1.</text:p>
          </table:table-cell>
          <table:table-cell table:number-columns-repeated="1008"/>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d</text:p>
          </table:table-cell>
          <table:table-cell/>
          <table:table-cell office:value-type="string">
            <text:p>Subtract 32-bit signed integers horizontally, pack to MM1.</text:p>
          </table:table-cell>
          <table:table-cell table:number-columns-repeated="1008"/>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d</text:p>
          </table:table-cell>
          <table:table-cell/>
          <table:table-cell office:value-type="string">
            <text:p>Subtract 32-bit signed integers horizontally, pack to XMM1</text:p>
          </table:table-cell>
          <table:table-cell table:number-columns-repeated="1008"/>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table:table-cell office:value-type="string">
            <text:p>Subtract 16-bit signed integers horizontally, pack to xmm1.</text:p>
          </table:table-cell>
          <table:table-cell table:number-columns-repeated="1008"/>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table:table-cell office:value-type="string">
            <text:p>Subtract 32-bit signed integers horizontally, pack to xmm1.</text:p>
          </table:table-cell>
          <table:table-cell table:number-columns-repeated="1008"/>
        </table:table-row>
        <table:table-row table:style-name="ro1">
          <table:table-cell office:value-type="string">
            <text:p>VEX.NDS.256.66.0F38.WIG 05 /r</text:p>
          </table:table-cell>
          <table:table-cell office:value-type="string">
            <text:p>VPHSUB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w</text:p>
          </table:table-cell>
          <table:table-cell/>
          <table:table-cell office:value-type="string">
            <text:p>Subtract 16-bit signed integers horizontally, pack to ymm1.</text:p>
          </table:table-cell>
          <table:table-cell table:number-columns-repeated="1008"/>
        </table:table-row>
        <table:table-row table:style-name="ro1">
          <table:table-cell office:value-type="string">
            <text:p>VEX.NDS.256.66.0F38.WIG 06 /r</text:p>
          </table:table-cell>
          <table:table-cell office:value-type="string">
            <text:p>VPHSUB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d</text:p>
          </table:table-cell>
          <table:table-cell/>
          <table:table-cell office:value-type="string">
            <text:p>Subtract 32-bit signed integers horizontally, pack to ymm1.</text:p>
          </table:table-cell>
          <table:table-cell table:number-columns-repeated="1008"/>
        </table:table-row>
        <table:table-row table:style-name="ro1">
          <table:table-cell table:number-columns-repeated="1023"/>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sw</text:p>
          </table:table-cell>
          <table:table-cell/>
          <table:table-cell office:value-type="string">
            <text:p>Subtract 16-bit signed integer horizontally, pack saturated integers to MM1.</text:p>
          </table:table-cell>
          <table:table-cell table:number-columns-repeated="1008"/>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sw</text:p>
          </table:table-cell>
          <table:table-cell/>
          <table:table-cell office:value-type="string">
            <text:p>Subtract 16-bit signed integer horizontally, pack saturated integers to XMM1</text:p>
          </table:table-cell>
          <table:table-cell table:number-columns-repeated="1008"/>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table:table-cell office:value-type="string">
            <text:p>Subtract 16-bit signed integer horizontally, pack saturated integers to xmm1.</text:p>
          </table:table-cell>
          <table:table-cell table:number-columns-repeated="1008"/>
        </table:table-row>
        <table:table-row table:style-name="ro1">
          <table:table-cell office:value-type="string">
            <text:p>VEX.NDS.256.66.0F38.WIG 07 /r</text:p>
          </table:table-cell>
          <table:table-cell office:value-type="string">
            <text:p>VPHSUB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sw</text:p>
          </table:table-cell>
          <table:table-cell/>
          <table:table-cell office:value-type="string">
            <text:p>Subtract 16-bit signed integer horizontally, pack saturated integers to ymm1.</text:p>
          </table:table-cell>
          <table:table-cell table:number-columns-repeated="1008"/>
        </table:table-row>
        <table:table-row table:style-name="ro1">
          <table:table-cell table:number-columns-repeated="1023"/>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table:table-cell office:value-type="string">
            <text:p>Insert a byte integer value from r32/m8 into xmm1 at the destination element in xmm1 specified by imm8.</text:p>
          </table:table-cell>
          <table:table-cell table:number-columns-repeated="1008"/>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table:table-cell office:value-type="string">
            <text:p>Insert a dword integer value from r/m32 into the xmm1 at the destination element specified by imm8.</text:p>
          </table:table-cell>
          <table:table-cell table:number-columns-repeated="1008"/>
        </table:table-row>
        <table:table-row table:style-name="ro1">
          <table:table-cell table:style-name="ce8" office:value-type="string">
            <text:p>66 REX.W+ 0F 3A 22 /r ib </text:p>
          </table:table-cell>
          <table:table-cell table:style-name="ce18" office:value-type="string">
            <text:p>PINSRQ xmm1, r/m64, imm8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office:value-type="string">
            <text:p>SSE4_1</text:p>
          </table:table-cell>
          <table:table-cell table:style-name="ce18" office:value-type="string">
            <text:p>pinsrq</text:p>
          </table:table-cell>
          <table:table-cell table:style-name="ce18"/>
          <table:table-cell table:style-name="ce18" office:value-type="string">
            <text:p>Insert a qword integer value from r/m64 into the xmm1 at the destination element specified by imm8.</text:p>
          </table:table-cell>
          <table:table-cell table:style-name="ce26" table:number-columns-repeated="1008"/>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table:table-cell office:value-type="string">
            <text:p>Merge a byte integer value from r32/m8 and rest from xmm2 into xmm1 at the byte offset in imm8.</text:p>
          </table:table-cell>
          <table:table-cell table:number-columns-repeated="1008"/>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table:table-cell office:value-type="string">
            <text:p>Insert a dword integer value from r32/m32 and rest from xmm2 into xmm1 at the dword offset in imm8.</text:p>
          </table:table-cell>
          <table:table-cell table:number-columns-repeated="1008"/>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table:table-cell office:value-type="string">
            <text:p>Insert a qword integer value from r64/m64 and rest from xmm2 into xmm1 at the qword offset in imm8.</text:p>
          </table:table-cell>
          <table:table-cell table:number-columns-repeated="1008"/>
        </table:table-row>
        <table:table-row table:style-name="ro1">
          <table:table-cell table:number-columns-repeated="1023"/>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table:table-cell office:value-type="string">
            <text:p>Insert the low word from r32 or from m16 into mm at the word position specified by imm8</text:p>
          </table:table-cell>
          <table:table-cell table:number-columns-repeated="1008"/>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table:table-cell office:value-type="string">
            <text:p>Move the low word of r32 or from m16 into xmm at the word position specified by imm8.</text:p>
          </table:table-cell>
          <table:table-cell table:number-columns-repeated="1008"/>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table:table-cell office:value-type="string">
            <text:p>Insert a word integer value from r32/m16 and rest from xmm2 into xmm1 at the word offset in imm8.</text:p>
          </table:table-cell>
          <table:table-cell table:number-columns-repeated="1008"/>
        </table:table-row>
        <table:table-row table:style-name="ro1">
          <table:table-cell table:number-columns-repeated="1023"/>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 SSSE3</text:p>
          </table:table-cell>
          <table:table-cell office:value-type="string">
            <text:p>pmaddubsw</text:p>
          </table:table-cell>
          <table:table-cell/>
          <table:table-cell office:value-type="string">
            <text:p>Multiply signed and unsigned bytes, add horizontal pair of signed words, pack saturated signed-words to MM1.</text:p>
          </table:table-cell>
          <table:table-cell table:number-columns-repeated="1008"/>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addubsw</text:p>
          </table:table-cell>
          <table:table-cell/>
          <table:table-cell office:value-type="string">
            <text:p>Multiply signed and unsigned bytes, add horizontal pair of signed words, pack saturated signed-words to XMM1.</text:p>
          </table:table-cell>
          <table:table-cell table:number-columns-repeated="1008"/>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table:table-cell office:value-type="string">
            <text:p>Multiply signed and unsigned bytes, add horizontal pair of signed words, pack saturated signed-words to xmm1.</text:p>
          </table:table-cell>
          <table:table-cell table:number-columns-repeated="1008"/>
        </table:table-row>
        <table:table-row table:style-name="ro1">
          <table:table-cell office:value-type="string">
            <text:p>VEX.NDS.256.66.0F38.WIG 04 /r</text:p>
          </table:table-cell>
          <table:table-cell office:value-type="string">
            <text:p>VPMADDUB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ddubsw</text:p>
          </table:table-cell>
          <table:table-cell/>
          <table:table-cell office:value-type="string">
            <text:p>Multiply signed and unsigned bytes, add horizontal pair of signed words, pack saturated signed-words to ymm1.</text:p>
          </table:table-cell>
          <table:table-cell table:number-columns-repeated="1008"/>
        </table:table-row>
        <table:table-row table:style-name="ro1">
          <table:table-cell table:number-columns-repeated="1023"/>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table:table-cell office:value-type="string">
            <text:p>Multiply the packed words in mm by the packed words in mm/m64, add adjacent doubleword results, and store in mm.</text:p>
          </table:table-cell>
          <table:table-cell table:number-columns-repeated="1008"/>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table:table-cell office:value-type="string">
            <text:p>Multiply the packed word integers in xmm1 by the packed word integers in xmm2/m128, add adjacent doubleword results, and store in xmm1.</text:p>
          </table:table-cell>
          <table:table-cell table:number-columns-repeated="1008"/>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table:table-cell office:value-type="string">
            <text:p>Multiply the packed word integers in xmm2 by the packed word integers in xmm3/m128, add adjacent doubleword results, and store in xmm1.</text:p>
          </table:table-cell>
          <table:table-cell table:number-columns-repeated="1008"/>
        </table:table-row>
        <table:table-row table:style-name="ro1">
          <table:table-cell office:value-type="string">
            <text:p>VEX.NDS.256.66.0F.WIG F5 /r</text:p>
          </table:table-cell>
          <table:table-cell office:value-type="string">
            <text:p>VPMADDW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ddwd</text:p>
          </table:table-cell>
          <table:table-cell/>
          <table:table-cell office:value-type="string">
            <text:p>Multiply the packed word integers in ymm2 by the packed word integers in ymm3/m256, add adjacent doubleword results, and store in ymm1.</text:p>
          </table:table-cell>
          <table:table-cell table:number-columns-repeated="1008"/>
        </table:table-row>
        <table:table-row table:style-name="ro1">
          <table:table-cell table:number-columns-repeated="1023"/>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table:table-cell office:value-type="string">
            <text:p>Compare packed signed byte integers in xmm1 and xmm2/m128 and store packed maximum values in xmm1.</text:p>
          </table:table-cell>
          <table:table-cell table:number-columns-repeated="1008"/>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table:table-cell office:value-type="string">
            <text:p>Compare packed signed byte integers in xmm2 and xmm3/m128 and store packed maximum values in xmm1.</text:p>
          </table:table-cell>
          <table:table-cell table:number-columns-repeated="1008"/>
        </table:table-row>
        <table:table-row table:style-name="ro1">
          <table:table-cell office:value-type="string">
            <text:p>VEX.NDS.256.66.0F38.WIG 3C /r</text:p>
          </table:table-cell>
          <table:table-cell office:value-type="string">
            <text:p>VPMAX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b</text:p>
          </table:table-cell>
          <table:table-cell/>
          <table:table-cell office:value-type="string">
            <text:p>Compare packed signed byte integers in ymm2 and ymm3/m128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table:table-cell office:value-type="string">
            <text:p>Compare packed signed dword integers in xmm1 and xmm2/m128 and store packed maximum values in xmm1.</text:p>
          </table:table-cell>
          <table:table-cell table:number-columns-repeated="1008"/>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table:table-cell office:value-type="string">
            <text:p>Compare packed signed dword integers in xmm2 and xmm3/m128 and store packed maximum values in xmm1.</text:p>
          </table:table-cell>
          <table:table-cell table:number-columns-repeated="1008"/>
        </table:table-row>
        <table:table-row table:style-name="ro1">
          <table:table-cell office:value-type="string">
            <text:p>VEX.NDS.256.66.0F38.WIG 3D /r</text:p>
          </table:table-cell>
          <table:table-cell office:value-type="string">
            <text:p>VPMAXS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d</text:p>
          </table:table-cell>
          <table:table-cell/>
          <table:table-cell office:value-type="string">
            <text:p>Compare packed signed dword integers in ymm2 and ymm3/m128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table:table-cell office:value-type="string">
            <text:p>Compare signed word integers in mm2/m64 and mm1 and return maximum values.</text:p>
          </table:table-cell>
          <table:table-cell table:number-columns-repeated="1008"/>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table:table-cell office:value-type="string">
            <text:p>Compare signed word integers in xmm2/m128 and xmm1 and return maximum values.</text:p>
          </table:table-cell>
          <table:table-cell table:number-columns-repeated="1008"/>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table:table-cell office:value-type="string">
            <text:p>Compare packed signed word integers in xmm3/m128 and xmm2 and store packed maximum values in xmm1.</text:p>
          </table:table-cell>
          <table:table-cell table:number-columns-repeated="1008"/>
        </table:table-row>
        <table:table-row table:style-name="ro1">
          <table:table-cell office:value-type="string">
            <text:p>VEX.NDS.256.66.0F.WIG EE /r</text:p>
          </table:table-cell>
          <table:table-cell office:value-type="string">
            <text:p>VPMAX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w</text:p>
          </table:table-cell>
          <table:table-cell/>
          <table:table-cell office:value-type="string">
            <text:p>Compare packed signed word integers in ymm3/m128 and ymm2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table:table-cell office:value-type="string">
            <text:p>Compare unsigned byte integers in mm2/m64 and mm1 and returns maximum values.</text:p>
          </table:table-cell>
          <table:table-cell table:number-columns-repeated="1008"/>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table:table-cell office:value-type="string">
            <text:p>Compare unsigned byte integers in xmm2/m128 and xmm1 and returns maximum values.</text:p>
          </table:table-cell>
          <table:table-cell table:number-columns-repeated="1008"/>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table:table-cell office:value-type="string">
            <text:p>Compare packed unsigned byte integers in xmm2 and xmm3/m128 and store packed maximum values in xmm1.</text:p>
          </table:table-cell>
          <table:table-cell table:number-columns-repeated="1008"/>
        </table:table-row>
        <table:table-row table:style-name="ro1">
          <table:table-cell office:value-type="string">
            <text:p>VEX.NDS.256.66.0F.WIG DE /r</text:p>
          </table:table-cell>
          <table:table-cell office:value-type="string">
            <text:p>VPMAXU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b</text:p>
          </table:table-cell>
          <table:table-cell/>
          <table:table-cell office:value-type="string">
            <text:p>Compare packed unsigned byte integers in ymm2 and ymm3/m256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table:table-cell office:value-type="string">
            <text:p>Compare packed unsigned dword integers in xmm1 and xmm2/m128 and store packed maximum values in xmm1.</text:p>
          </table:table-cell>
          <table:table-cell table:number-columns-repeated="1008"/>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table:table-cell office:value-type="string">
            <text:p>Compare packed unsigned dword integers in xmm2 and xmm3/m128 and store packed maximum values in xmm1.</text:p>
          </table:table-cell>
          <table:table-cell table:number-columns-repeated="1008"/>
        </table:table-row>
        <table:table-row table:style-name="ro1">
          <table:table-cell office:value-type="string">
            <text:p>VEX.NDS.256.66.0F38.WIG 3F /r</text:p>
          </table:table-cell>
          <table:table-cell office:value-type="string">
            <text:p>VPMAXU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d</text:p>
          </table:table-cell>
          <table:table-cell/>
          <table:table-cell office:value-type="string">
            <text:p>Compare packed unsigned dword integers in ymm2 and ymm3/m256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table:table-cell office:value-type="string">
            <text:p>Compare packed unsigned word integers in xmm1 and xmm2/m128 and store packed maximum values in xmm1.</text:p>
          </table:table-cell>
          <table:table-cell table:number-columns-repeated="1008"/>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table:table-cell office:value-type="string">
            <text:p>Compare packed unsigned word integers in xmm3/m128 and xmm2 and store maximum packed values in xmm1.</text:p>
          </table:table-cell>
          <table:table-cell table:number-columns-repeated="1008"/>
        </table:table-row>
        <table:table-row table:style-name="ro1">
          <table:table-cell office:value-type="string">
            <text:p>VEX.NDS.256.66.0F38.WIG 3E /r</text:p>
          </table:table-cell>
          <table:table-cell office:value-type="string">
            <text:p>VPMAX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w</text:p>
          </table:table-cell>
          <table:table-cell/>
          <table:table-cell office:value-type="string">
            <text:p>Compare packed unsigned word integers in ymm3/m256 and ymm2 and store maximum packed values in ymm1.</text:p>
          </table:table-cell>
          <table:table-cell table:number-columns-repeated="1008"/>
        </table:table-row>
        <table:table-row table:style-name="ro1">
          <table:table-cell table:number-columns-repeated="1023"/>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table:table-cell office:value-type="string">
            <text:p>Compare packed signed byte integers in xmm1 and xmm2/m128 and store packed minimum values in xmm1.</text:p>
          </table:table-cell>
          <table:table-cell table:number-columns-repeated="1008"/>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table:table-cell office:value-type="string">
            <text:p>Compare packed signed byte integers in xmm2 and xmm3/m128 and store packed minimum values in xmm1.</text:p>
          </table:table-cell>
          <table:table-cell table:number-columns-repeated="1008"/>
        </table:table-row>
        <table:table-row table:style-name="ro1">
          <table:table-cell office:value-type="string">
            <text:p>VEX.NDS.256.66.0F38.WIG 38 /r</text:p>
          </table:table-cell>
          <table:table-cell office:value-type="string">
            <text:p>VPMIN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sb</text:p>
          </table:table-cell>
          <table:table-cell/>
          <table:table-cell office:value-type="string">
            <text:p>Compare packed signed byte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table:table-cell office:value-type="string">
            <text:p>Compare packed signed dword integers in xmm1 and xmm2/m128 and store packed minimum values in xmm1.</text:p>
          </table:table-cell>
          <table:table-cell table:number-columns-repeated="1008"/>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table:table-cell office:value-type="string">
            <text:p>Compare packed signed dword integers in xmm2 and xmm3/m128 and store packed minimum values in xmm1.</text:p>
          </table:table-cell>
          <table:table-cell table:number-columns-repeated="1008"/>
        </table:table-row>
        <table:table-row table:style-name="ro1">
          <table:table-cell office:value-type="string">
            <text:p>VEX.NDS.256.66.0F38.WIG 39 /r</text:p>
          </table:table-cell>
          <table:table-cell office:value-type="string">
            <text:p>VPMINS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sd</text:p>
          </table:table-cell>
          <table:table-cell/>
          <table:table-cell office:value-type="string">
            <text:p>Compare packed signed dword integers in ymm2 and ymm3/m128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table:table-cell office:value-type="string">
            <text:p>Compare signed word integers in mm2/m64 and mm1 and return minimum values.</text:p>
          </table:table-cell>
          <table:table-cell table:number-columns-repeated="1008"/>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table:table-cell office:value-type="string">
            <text:p>Compare signed word integers in xmm2/m128 and xmm1 and return minimum values.</text:p>
          </table:table-cell>
          <table:table-cell table:number-columns-repeated="1008"/>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table:table-cell office:value-type="string">
            <text:p>Compare packed signed word integers in xmm3/m128 and xmm2 and return packed minimum values in xmm1.</text:p>
          </table:table-cell>
          <table:table-cell table:number-columns-repeated="1008"/>
        </table:table-row>
        <table:table-row table:style-name="ro1">
          <table:table-cell table:number-columns-repeated="1023"/>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table:table-cell office:value-type="string">
            <text:p>Compare unsigned byte integers in mm2/m64 and mm1 and returns minimum values.</text:p>
          </table:table-cell>
          <table:table-cell table:number-columns-repeated="1008"/>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table:table-cell office:value-type="string">
            <text:p>Compare unsigned byte integers in xmm2/m128 and xmm1 and returns minimum values.</text:p>
          </table:table-cell>
          <table:table-cell table:number-columns-repeated="1008"/>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table:table-cell office:value-type="string">
            <text:p>Compare packed unsigned byte integers in xmm2 and xmm3/m128 and store packed minimum values in xmm1.</text:p>
          </table:table-cell>
          <table:table-cell table:number-columns-repeated="1008"/>
        </table:table-row>
        <table:table-row table:style-name="ro1">
          <table:table-cell office:value-type="string">
            <text:p>VEX.NDS.256.66.0F.WIG DA /r</text:p>
          </table:table-cell>
          <table:table-cell office:value-type="string">
            <text:p>VPMINU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b</text:p>
          </table:table-cell>
          <table:table-cell/>
          <table:table-cell office:value-type="string">
            <text:p>Compare packed unsigned byte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table:table-cell office:value-type="string">
            <text:p>Compare packed unsigned dword integers in xmm1 and xmm2/m128 and store packed minimum values in xmm1.</text:p>
          </table:table-cell>
          <table:table-cell table:number-columns-repeated="1008"/>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table:table-cell office:value-type="string">
            <text:p>Compare packed unsigned dword integers in xmm2 and xmm3/m128 and store packed minimum values in xmm1.</text:p>
          </table:table-cell>
          <table:table-cell table:number-columns-repeated="1008"/>
        </table:table-row>
        <table:table-row table:style-name="ro1">
          <table:table-cell office:value-type="string">
            <text:p>VEX.NDS.256.66.0F38.WIG 3B /r</text:p>
          </table:table-cell>
          <table:table-cell office:value-type="string">
            <text:p>VPMINU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d</text:p>
          </table:table-cell>
          <table:table-cell/>
          <table:table-cell office:value-type="string">
            <text:p>Compare packed unsigned dword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table:table-cell office:value-type="string">
            <text:p>Compare packed unsigned word integers in xmm1 and xmm2/m128 and store packed minimum values in xmm1.</text:p>
          </table:table-cell>
          <table:table-cell table:number-columns-repeated="1008"/>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table:table-cell office:value-type="string">
            <text:p>Compare packed unsigned word integers in xmm3/m128 and xmm2 and return packed minimum values in xmm1.</text:p>
          </table:table-cell>
          <table:table-cell table:number-columns-repeated="1008"/>
        </table:table-row>
        <table:table-row table:style-name="ro1">
          <table:table-cell office:value-type="string">
            <text:p>VEX.NDS.256.66.0F38.WIG 3A /r</text:p>
          </table:table-cell>
          <table:table-cell office:value-type="string">
            <text:p>VPMIN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w</text:p>
          </table:table-cell>
          <table:table-cell/>
          <table:table-cell office:value-type="string">
            <text:p>Compare packed unsigned word integers in ymm3/m256 and ymm2 and return packed minimum values in ymm1.</text:p>
          </table:table-cell>
          <table:table-cell table:number-columns-repeated="1008"/>
        </table:table-row>
        <table:table-row table:style-name="ro1">
          <table:table-cell table:number-columns-repeated="1023"/>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table:table-cell office:value-type="string">
            <text:p>Move a byte mask of mm to reg. The upper bits of r32 or r64 are zeroed</text:p>
          </table:table-cell>
          <table:table-cell table:number-columns-repeated="1008"/>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table:table-cell office:value-type="string">
            <text:p>Move a byte mask of xmm to reg. The upper bits of r32 or r64 are zeroed</text:p>
          </table:table-cell>
          <table:table-cell table:number-columns-repeated="1008"/>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table:table-cell office:value-type="string">
            <text:p>Move a byte mask of xmm1 to reg. The upper bits of r32 or r64 are filled with zeros.</text:p>
          </table:table-cell>
          <table:table-cell table:number-columns-repeated="1008"/>
        </table:table-row>
        <table:table-row table:style-name="ro1">
          <table:table-cell office:value-type="string">
            <text:p>VEX.256.66.0F.WIG D7 /r</text:p>
          </table:table-cell>
          <table:table-cell office:value-type="string">
            <text:p>VPMOVMSKB reg, y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mskb</text:p>
          </table:table-cell>
          <table:table-cell/>
          <table:table-cell office:value-type="string">
            <text:p>Move a 32-bit mask of ymm1 to reg. The upper bits of r64 are filled with zeros.</text:p>
          </table:table-cell>
          <table:table-cell table:number-columns-repeated="1008"/>
        </table:table-row>
        <table:table-row table:style-name="ro1">
          <table:table-cell table:number-columns-repeated="1023"/>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table:table-cell office:value-type="string">
            <text:p>Sign extend 8 packed signed 8-bit integers in the low 8 bytes of xmm2/m64 to 8 packed signed 16-bit integers in xmm1.</text:p>
          </table:table-cell>
          <table:table-cell table:number-columns-repeated="1008"/>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table:table-cell office:value-type="string">
            <text:p>Sign extend 4 packed signed 8-bit integers in the low 4 bytes of xmm2/m32 to 4 packed signed 32-bit integers in xmm1.</text:p>
          </table:table-cell>
          <table:table-cell table:number-columns-repeated="1008"/>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table:table-cell office:value-type="string">
            <text:p>Sign extend 2 packed signed 8-bit integers in the low 2 bytes of xmm2/m16 to 2 packed signed 64-bit integers in xmm1.</text:p>
          </table:table-cell>
          <table:table-cell table:number-columns-repeated="1008"/>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table:table-cell office:value-type="string">
            <text:p>Sign extend 4 packed signed 16-bit integers in the low 8 bytes of xmm2/m64 to 4 packed signed 32-bit integers in xmm1.</text:p>
          </table:table-cell>
          <table:table-cell table:number-columns-repeated="1008"/>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table:table-cell office:value-type="string">
            <text:p>Sign extend 2 packed signed 16-bit integers in the low 4 bytes of xmm2/m32 to 2 packed signed 64-bit integers in xmm1.</text:p>
          </table:table-cell>
          <table:table-cell table:number-columns-repeated="1008"/>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table:table-cell office:value-type="string">
            <text:p>Sign extend 2 packed signed 32-bit integers in the low 8 bytes of xmm2/m64 to 2 packed signed 64-bit integers in xmm1.</text:p>
          </table:table-cell>
          <table:table-cell table:number-columns-repeated="1008"/>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table:table-cell office:value-type="string">
            <text:p>Sign extend 8 packed 8-bit integers in the low 8 bytes of xmm2/m64 to 8 packed 16-bit integers in xmm1.</text:p>
          </table:table-cell>
          <table:table-cell table:number-columns-repeated="1008"/>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table:table-cell office:value-type="string">
            <text:p>Sign extend 4 packed 8-bit integers in the low 4 bytes of xmm2/m32 to 4 packed 32-bit integers in xmm1.</text:p>
          </table:table-cell>
          <table:table-cell table:number-columns-repeated="1008"/>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table:table-cell office:value-type="string">
            <text:p>Sign extend 2 packed 8-bit integers in the low 2 bytes of xmm2/m16 to 2 packed 64-bit integers in xmm1.</text:p>
          </table:table-cell>
          <table:table-cell table:number-columns-repeated="1008"/>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table:table-cell office:value-type="string">
            <text:p>Sign extend 4 packed 16-bit integers in the low 8 bytes of xmm2/m64 to 4 packed 32-bit integers in xmm1.</text:p>
          </table:table-cell>
          <table:table-cell table:number-columns-repeated="1008"/>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table:table-cell office:value-type="string">
            <text:p>Sign extend 2 packed 16-bit integers in the low 4 bytes of xmm2/m32 to 2 packed 64-bit integers in xmm1.</text:p>
          </table:table-cell>
          <table:table-cell table:number-columns-repeated="1008"/>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table:table-cell office:value-type="string">
            <text:p>Sign extend 2 packed 32-bit integers in the low 8 bytes of xmm2/m64 to 2 packed 64-bit integers in xmm1</text:p>
          </table:table-cell>
          <table:table-cell table:number-columns-repeated="1008"/>
        </table:table-row>
        <table:table-row table:style-name="ro1">
          <table:table-cell office:value-type="string">
            <text:p>VEX.256.66.0F38.WIG 20 /r</text:p>
          </table:table-cell>
          <table:table-cell office:value-type="string">
            <text:p>VPMOVSXBW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w</text:p>
          </table:table-cell>
          <table:table-cell/>
          <table:table-cell office:value-type="string">
            <text:p>Sign extend 16 packed 8-bit integers in xmm2/m128 to 16 packed 16-bit integers in ymm1.</text:p>
          </table:table-cell>
          <table:table-cell table:number-columns-repeated="1008"/>
        </table:table-row>
        <table:table-row table:style-name="ro1">
          <table:table-cell office:value-type="string">
            <text:p>VEX.256.66.0F38.WIG 21 /r</text:p>
          </table:table-cell>
          <table:table-cell office:value-type="string">
            <text:p>VPMOVSXBD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d</text:p>
          </table:table-cell>
          <table:table-cell/>
          <table:table-cell office:value-type="string">
            <text:p>Sign extend 8 packed 8-bit integers in the low 8 bytes of xmm2/m64 to 8 packed 32-bit integers in ymm1.</text:p>
          </table:table-cell>
          <table:table-cell table:number-columns-repeated="1008"/>
        </table:table-row>
        <table:table-row table:style-name="ro1">
          <table:table-cell office:value-type="string">
            <text:p>VEX.256.66.0F38.WIG 22 /r</text:p>
          </table:table-cell>
          <table:table-cell office:value-type="string">
            <text:p>VPMOVSXBQ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q</text:p>
          </table:table-cell>
          <table:table-cell/>
          <table:table-cell office:value-type="string">
            <text:p>Sign extend 4 packed 8-bit integers in the low 4 bytes of xmm2/m32 to 4 packed 64-bit integers in ymm1.</text:p>
          </table:table-cell>
          <table:table-cell table:number-columns-repeated="1008"/>
        </table:table-row>
        <table:table-row table:style-name="ro1">
          <table:table-cell office:value-type="string">
            <text:p>VEX.256.66.0F38.WIG 23 /r</text:p>
          </table:table-cell>
          <table:table-cell office:value-type="string">
            <text:p>VPMOVSXWD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wd</text:p>
          </table:table-cell>
          <table:table-cell/>
          <table:table-cell office:value-type="string">
            <text:p>Sign extend 8 packed 16-bit integers in the low 16 bytes of xmm2/m128 to 8 packed 32-bit integers in ymm1.</text:p>
          </table:table-cell>
          <table:table-cell table:number-columns-repeated="1008"/>
        </table:table-row>
        <table:table-row table:style-name="ro1">
          <table:table-cell office:value-type="string">
            <text:p>VEX.256.66.0F38.WIG 24 /r</text:p>
          </table:table-cell>
          <table:table-cell office:value-type="string">
            <text:p>VPMOVSXW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wq</text:p>
          </table:table-cell>
          <table:table-cell/>
          <table:table-cell office:value-type="string">
            <text:p>Sign extend 4 packed 16-bit integers in the low 8 bytes of xmm2/m64 to 4 packed 64-bit integers in ymm1.</text:p>
          </table:table-cell>
          <table:table-cell table:number-columns-repeated="1008"/>
        </table:table-row>
        <table:table-row table:style-name="ro1">
          <table:table-cell office:value-type="string">
            <text:p>VEX.256.66.0F38.WIG 25 /r</text:p>
          </table:table-cell>
          <table:table-cell office:value-type="string">
            <text:p>VPMOVSXDQ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dq</text:p>
          </table:table-cell>
          <table:table-cell/>
          <table:table-cell office:value-type="string">
            <text:p>Sign extend 4 packed 32-bit integers in the low 16 bytes of xmm2/m128 to 4 packed 64-bit integers in ymm1.</text:p>
          </table:table-cell>
          <table:table-cell table:number-columns-repeated="1008"/>
        </table:table-row>
        <table:table-row table:style-name="ro1">
          <table:table-cell table:number-columns-repeated="1023"/>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table:table-cell office:value-type="string">
            <text:p>Zero extend 8 packed 8-bit integers in the low 8 bytes of xmm2/m64 to 8 packed 16-bit integers in xmm1.</text:p>
          </table:table-cell>
          <table:table-cell table:number-columns-repeated="1008"/>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table:table-cell office:value-type="string">
            <text:p>Zero extend 4 packed 8-bit integers in the low 4 bytes of xmm2/m32 to 4 packed 32-bit integers in xmm1.</text:p>
          </table:table-cell>
          <table:table-cell table:number-columns-repeated="1008"/>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table:table-cell office:value-type="string">
            <text:p>Zero extend 2 packed 8-bit integers in the low 2 bytes of xmm2/m16 to 2 packed 64-bit integers in xmm1.</text:p>
          </table:table-cell>
          <table:table-cell table:number-columns-repeated="1008"/>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table:table-cell office:value-type="string">
            <text:p>Zero extend 4 packed 16-bit integers in the low 8 bytes of xmm2/m64 to 4 packed 32-bit integers in xmm1.</text:p>
          </table:table-cell>
          <table:table-cell table:number-columns-repeated="1008"/>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table:table-cell office:value-type="string">
            <text:p>Zero extend 2 packed 16-bit integers in the low 4 bytes of xmm2/m32 to 2 packed 64-bit integers in xmm1.</text:p>
          </table:table-cell>
          <table:table-cell table:number-columns-repeated="1008"/>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table:table-cell office:value-type="string">
            <text:p>Zero extend 2 packed 32-bit integers in the low 8 bytes of xmm2/m64 to 2 packed 64-bit integers in xmm1.</text:p>
          </table:table-cell>
          <table:table-cell table:number-columns-repeated="1008"/>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table:table-cell office:value-type="string">
            <text:p>Zero extend 8 packed 8-bit integers in the low 8 bytes of xmm2/m64 to 8 packed 16-bit integers in xmm1.</text:p>
          </table:table-cell>
          <table:table-cell table:number-columns-repeated="1008"/>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table:table-cell office:value-type="string">
            <text:p>Zero extend 4 packed 8-bit integers in the low 4 bytes of xmm2/m32 to 4 packed 32-bit integers in xmm1.</text:p>
          </table:table-cell>
          <table:table-cell table:number-columns-repeated="1008"/>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table:table-cell office:value-type="string">
            <text:p>Zero extend 2 packed 8-bit integers in the low 2 bytes of xmm2/m16 to 2 packed 64-bit integers in xmm1.</text:p>
          </table:table-cell>
          <table:table-cell table:number-columns-repeated="1008"/>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table:table-cell office:value-type="string">
            <text:p>Zero extend 4 packed 16-bit integers in the low 8 bytes of xmm2/m64 to 4 packed 32-bit integers in xmm1.</text:p>
          </table:table-cell>
          <table:table-cell table:number-columns-repeated="1008"/>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table:table-cell office:value-type="string">
            <text:p>Zero extend 2 packed 16-bit integers in the low 4 bytes of xmm2/m32 to 2 packed 64-bit integers in xmm1.</text:p>
          </table:table-cell>
          <table:table-cell table:number-columns-repeated="1008"/>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table:table-cell office:value-type="string">
            <text:p>Zero extend 2 packed 32-bit integers in the low 8 bytes of xmm2/m64 to 2 packed 64-bit integers in xmm1.</text:p>
          </table:table-cell>
          <table:table-cell table:number-columns-repeated="1008"/>
        </table:table-row>
        <table:table-row table:style-name="ro1">
          <table:table-cell office:value-type="string">
            <text:p>VEX.256.66.0F38.WIG 30 /r</text:p>
          </table:table-cell>
          <table:table-cell office:value-type="string">
            <text:p>VPMOVZXBW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w</text:p>
          </table:table-cell>
          <table:table-cell/>
          <table:table-cell office:value-type="string">
            <text:p>Zero extend 16 packed 8-bit integers in the low 16 bytes of xmm2/m128 to 16 packed 16-bit integers in ymm1.</text:p>
          </table:table-cell>
          <table:table-cell table:number-columns-repeated="1008"/>
        </table:table-row>
        <table:table-row table:style-name="ro1">
          <table:table-cell office:value-type="string">
            <text:p>VEX.256.66.0F38.WIG 31 /r</text:p>
          </table:table-cell>
          <table:table-cell office:value-type="string">
            <text:p>VPMOVZXBD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d</text:p>
          </table:table-cell>
          <table:table-cell/>
          <table:table-cell office:value-type="string">
            <text:p>Zero extend 8 packed 8-bit integers in the low 8 bytes of xmm2/m64 to 8 packed 32-bit integers in ymm1.</text:p>
          </table:table-cell>
          <table:table-cell table:number-columns-repeated="1008"/>
        </table:table-row>
        <table:table-row table:style-name="ro1">
          <table:table-cell office:value-type="string">
            <text:p>VEX.256.66.0F38.WIG 32 /r</text:p>
          </table:table-cell>
          <table:table-cell office:value-type="string">
            <text:p>VPMOVZXBQ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q</text:p>
          </table:table-cell>
          <table:table-cell/>
          <table:table-cell office:value-type="string">
            <text:p>Zero extend 4 packed 8-bit integers in the low 4 bytes of xmm2/m32 to 4 packed 64-bit integers in ymm1.</text:p>
          </table:table-cell>
          <table:table-cell table:number-columns-repeated="1008"/>
        </table:table-row>
        <table:table-row table:style-name="ro1">
          <table:table-cell office:value-type="string">
            <text:p>VEX.256.66.0F38.WIG 33 /r</text:p>
          </table:table-cell>
          <table:table-cell office:value-type="string">
            <text:p>VPMOVZXWD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wd</text:p>
          </table:table-cell>
          <table:table-cell/>
          <table:table-cell office:value-type="string">
            <text:p>Zero extend 8 packed 16-bit integers in the low 16 bytes of xmm2/m128 to 8 packed 32-bit integers in ymm1</text:p>
          </table:table-cell>
          <table:table-cell table:number-columns-repeated="1008"/>
        </table:table-row>
        <table:table-row table:style-name="ro1">
          <table:table-cell office:value-type="string">
            <text:p>VEX.256.66.0F38.WIG 34 /r</text:p>
          </table:table-cell>
          <table:table-cell office:value-type="string">
            <text:p>VPMOVZXW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wq</text:p>
          </table:table-cell>
          <table:table-cell/>
          <table:table-cell office:value-type="string">
            <text:p>Zero extend 4 packed 16-bit integers in the low 8 bytes of xmm2/m64 to 4 packed 64-bit integers in xmm1.</text:p>
          </table:table-cell>
          <table:table-cell table:number-columns-repeated="1008"/>
        </table:table-row>
        <table:table-row table:style-name="ro1">
          <table:table-cell office:value-type="string">
            <text:p>VEX.256.66.0F38.WIG 35 /r</text:p>
          </table:table-cell>
          <table:table-cell office:value-type="string">
            <text:p>VPMOVZXDQ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dq</text:p>
          </table:table-cell>
          <table:table-cell/>
          <table:table-cell office:value-type="string">
            <text:p>Zero extend 4 packed 32-bit integers in the low 16 bytes of xmm2/m128 to 4 packed 64-bit integers in ymm1.</text:p>
          </table:table-cell>
          <table:table-cell table:number-columns-repeated="1008"/>
        </table:table-row>
        <table:table-row table:style-name="ro1">
          <table:table-cell table:number-columns-repeated="1023"/>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table:table-cell office:value-type="string">
            <text:p>Multiply the packed signed dword integers in xmm1 and xmm2/m128 and store the quadword product in xmm1.</text:p>
          </table:table-cell>
          <table:table-cell table:number-columns-repeated="1008"/>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table:table-cell office:value-type="string">
            <text:p>Multiply packed signed doubleword integers in xmm2 by packed signed doubleword integers in xmm3/m128, and store the quadword results in xmm1.</text:p>
          </table:table-cell>
          <table:table-cell table:number-columns-repeated="1008"/>
        </table:table-row>
        <table:table-row table:style-name="ro1">
          <table:table-cell office:value-type="string">
            <text:p>VEX.NDS.256.66.0F38.WIG 28 /r</text:p>
          </table:table-cell>
          <table:table-cell office:value-type="string">
            <text:p>VPMUL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dq</text:p>
          </table:table-cell>
          <table:table-cell/>
          <table:table-cell office:value-type="string">
            <text:p>Multiply packed signed doubleword integers in ymm2 by packed signed doubleword integers in ymm3/m256, and store the quadword results in ymm1.</text:p>
          </table:table-cell>
          <table:table-cell table:number-columns-repeated="1008"/>
        </table:table-row>
        <table:table-row table:style-name="ro1">
          <table:table-cell table:number-columns-repeated="1023"/>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ulhrsw</text:p>
          </table:table-cell>
          <table:table-cell/>
          <table:table-cell office:value-type="string">
            <text:p>Multiply 16-bit signed words, scale and round signed doublewords, pack high 16 bits to MM1.</text:p>
          </table:table-cell>
          <table:table-cell table:number-columns-repeated="1008"/>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ulhrsw</text:p>
          </table:table-cell>
          <table:table-cell/>
          <table:table-cell office:value-type="string">
            <text:p>Multiply 16-bit signed words, scale and round signed doublewords, pack high 16 bits to XMM1.</text:p>
          </table:table-cell>
          <table:table-cell table:number-columns-repeated="1008"/>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table:table-cell office:value-type="string">
            <text:p>Multiply 16-bit signed words, scale and round signed doublewords, pack high 16 bits to xmm1.</text:p>
          </table:table-cell>
          <table:table-cell table:number-columns-repeated="1008"/>
        </table:table-row>
        <table:table-row table:style-name="ro1">
          <table:table-cell office:value-type="string">
            <text:p>VEX.NDS.256.66.0F38.WIG 0B /r</text:p>
          </table:table-cell>
          <table:table-cell office:value-type="string">
            <text:p>VPMULHR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rsw</text:p>
          </table:table-cell>
          <table:table-cell/>
          <table:table-cell office:value-type="string">
            <text:p>Multiply 16-bit signed words, scale and round signed doublewords, pack high 16 bits to ymm1.</text:p>
          </table:table-cell>
          <table:table-cell table:number-columns-repeated="1008"/>
        </table:table-row>
        <table:table-row table:style-name="ro1">
          <table:table-cell table:number-columns-repeated="1023"/>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table:table-cell office:value-type="string">
            <text:p>Multiply the packed unsigned word integers in mm1 register and mm2/m64, and store the high 16 bits of the results in mm1.</text:p>
          </table:table-cell>
          <table:table-cell table:number-columns-repeated="1008"/>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table:table-cell office:value-type="string">
            <text:p>Multiply the packed unsigned word integers in xmm1 and xmm2/m128, and store the high 16 bits of the results in xmm1.</text:p>
          </table:table-cell>
          <table:table-cell table:number-columns-repeated="1008"/>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table:table-cell office:value-type="string">
            <text:p>Multiply the packed unsigned word integers in xmm2 and xmm3/m128, and store the high 16 bits of the results in xmm1.</text:p>
          </table:table-cell>
          <table:table-cell table:number-columns-repeated="1008"/>
        </table:table-row>
        <table:table-row table:style-name="ro1">
          <table:table-cell office:value-type="string">
            <text:p>VEX.NDS.256.66.0F.WIG E4 /r</text:p>
          </table:table-cell>
          <table:table-cell office:value-type="string">
            <text:p>VPMULH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uw</text:p>
          </table:table-cell>
          <table:table-cell/>
          <table:table-cell office:value-type="string">
            <text:p>Multiply the packed unsigned word integers in ymm2 and ymm3/m256, and store the high 16 bits of the results in ymm1.</text:p>
          </table:table-cell>
          <table:table-cell table:number-columns-repeated="1008"/>
        </table:table-row>
        <table:table-row table:style-name="ro1">
          <table:table-cell table:number-columns-repeated="1023"/>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table:table-cell office:value-type="string">
            <text:p>Multiply the packed signed word integers in mm1 register and mm2/m64, and store the high 16 bits of the results in mm1.</text:p>
          </table:table-cell>
          <table:table-cell table:number-columns-repeated="1008"/>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table:table-cell office:value-type="string">
            <text:p>Multiply the packed signed word integers in xmm1 and xmm2/m128, and store the high 16 bits of the results in xmm1.</text:p>
          </table:table-cell>
          <table:table-cell table:number-columns-repeated="1008"/>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table:table-cell office:value-type="string">
            <text:p>Multiply the packed signed word integers in xmm2 and xmm3/m128, and store the high 16 bits of the results in xmm1.</text:p>
          </table:table-cell>
          <table:table-cell table:number-columns-repeated="1008"/>
        </table:table-row>
        <table:table-row table:style-name="ro1">
          <table:table-cell office:value-type="string">
            <text:p>VEX.NDS.256.66.0F.WIG E5 /r</text:p>
          </table:table-cell>
          <table:table-cell office:value-type="string">
            <text:p>VPMULH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w</text:p>
          </table:table-cell>
          <table:table-cell/>
          <table:table-cell office:value-type="string">
            <text:p>Multiply the packed signed word integers in ymm2 and ymm3/m256, and store the high 16 bits of the results in ymm1.</text:p>
          </table:table-cell>
          <table:table-cell table:number-columns-repeated="1008"/>
        </table:table-row>
        <table:table-row table:style-name="ro1">
          <table:table-cell table:number-columns-repeated="1023"/>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table:table-cell office:value-type="string">
            <text:p>Multiply the packed dword signed integers in xmm1 and xmm2/m128 and store the low 32 bits of each product in xmm1.</text:p>
          </table:table-cell>
          <table:table-cell table:number-columns-repeated="1008"/>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table:table-cell office:value-type="string">
            <text:p>Multiply the packed dword signed integers in xmm2 and xmm3/m128 and store the low 32 bits of each product in xmm1.</text:p>
          </table:table-cell>
          <table:table-cell table:number-columns-repeated="1008"/>
        </table:table-row>
        <table:table-row table:style-name="ro1">
          <table:table-cell office:value-type="string">
            <text:p>VEX.NDS.256.66.0F38.WIG 40 /r</text:p>
          </table:table-cell>
          <table:table-cell office:value-type="string">
            <text:p>VPMULL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ld</text:p>
          </table:table-cell>
          <table:table-cell/>
          <table:table-cell office:value-type="string">
            <text:p>Multiply the packed dword signed integers in ymm2 and ymm3/m256 and store the low 32 bits of each product in ymm1.</text:p>
          </table:table-cell>
          <table:table-cell table:number-columns-repeated="1008"/>
        </table:table-row>
        <table:table-row table:style-name="ro1">
          <table:table-cell table:number-columns-repeated="1023"/>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table:table-cell office:value-type="string">
            <text:p>Multiply the packed signed word integers in mm1 register and mm2/m64, and store the low 16 bits of the results in mm1.</text:p>
          </table:table-cell>
          <table:table-cell table:number-columns-repeated="1008"/>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table:table-cell office:value-type="string">
            <text:p>Multiply the packed signed word integers in xmm1 and xmm2/m128, and store the low 16 bits of the results in xmm1.</text:p>
          </table:table-cell>
          <table:table-cell table:number-columns-repeated="1008"/>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table:table-cell office:value-type="string">
            <text:p>Multiply the packed dword signed integers in xmm2 and xmm3/m128 and store the low 32 bits of each product in xmm1.</text:p>
          </table:table-cell>
          <table:table-cell table:number-columns-repeated="1008"/>
        </table:table-row>
        <table:table-row table:style-name="ro1">
          <table:table-cell office:value-type="string">
            <text:p>VEX.NDS.256.66.0F.WIG D5 /r</text:p>
          </table:table-cell>
          <table:table-cell office:value-type="string">
            <text:p>VPMULL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lw</text:p>
          </table:table-cell>
          <table:table-cell/>
          <table:table-cell office:value-type="string">
            <text:p>Multiply the packed signed word integers in ymm2 and ymm3/m256, and store the low 16 bits of the results in ymm1.</text:p>
          </table:table-cell>
          <table:table-cell table:number-columns-repeated="1008"/>
        </table:table-row>
        <table:table-row table:style-name="ro1">
          <table:table-cell table:number-columns-repeated="1023"/>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unsigned doubleword integer in mm1 by unsigned doubleword integer in mm2/m64, and store the quadword result in mm1.</text:p>
          </table:table-cell>
          <table:table-cell table:number-columns-repeated="1008"/>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packed unsigned doubleword integers in xmm1 by packed unsigned doubleword integers in xmm2/m128, and store the quadword results in xmm1.</text:p>
          </table:table-cell>
          <table:table-cell table:number-columns-repeated="1008"/>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table:table-cell office:value-type="string">
            <text:p>Multiply packed unsigned doubleword integers in xmm2 by packed unsigned doubleword integers in xmm3/m128, and store the quadword results in xmm1.</text:p>
          </table:table-cell>
          <table:table-cell table:number-columns-repeated="1008"/>
        </table:table-row>
        <table:table-row table:style-name="ro1">
          <table:table-cell office:value-type="string">
            <text:p>VEX.NDS.256.66.0F.WIG F4 /r</text:p>
          </table:table-cell>
          <table:table-cell office:value-type="string">
            <text:p>VPMULU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udq</text:p>
          </table:table-cell>
          <table:table-cell/>
          <table:table-cell office:value-type="string">
            <text:p>Multiply packed unsigned doubleword integers in ymm2 by packed unsigned doubleword integers in ymm3/m256, and store the quadword results in ymm1.</text:p>
          </table:table-cell>
          <table:table-cell table:number-columns-repeated="1008"/>
        </table:table-row>
        <table:table-row table:style-name="ro1">
          <table:table-cell table:number-columns-repeated="1023"/>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m16; increment stack pointer.</text:p>
          </table:table-cell>
          <table:table-cell table:number-columns-repeated="1008"/>
        </table:table-row>
        <table:table-row table:style-name="ro1">
          <table:table-cell table:style-name="ce8" office:value-type="string">
            <text:p>8F /0 </text:p>
          </table:table-cell>
          <table:table-cell table:style-name="ce18" office:value-type="string">
            <text:p>POP r/m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m32; increment stack pointer.</text:p>
          </table:table-cell>
          <table:table-cell table:style-name="ce26" table:number-columns-repeated="1008"/>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m64; increment stack pointer. Cannot encode 32-bit operand size.</text:p>
          </table:table-cell>
          <table:table-cell table:number-columns-repeated="1008"/>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YES</text:p>
          </table:table-cell>
          <table:table-cell office:value-type="string">
            <text:p>Pop top of stack into r16; increment stack pointer.</text:p>
          </table:table-cell>
          <table:table-cell table:number-columns-repeated="1008"/>
        </table:table-row>
        <table:table-row table:style-name="ro1">
          <table:table-cell table:style-name="ce8" office:value-type="string">
            <text:p>58 +rd </text:p>
          </table:table-cell>
          <table:table-cell table:style-name="ce18" office:value-type="string">
            <text:p>POP r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r32; increment stack pointer.</text:p>
          </table:table-cell>
          <table:table-cell table:style-name="ce26" table:number-columns-repeated="1008"/>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YES</text:p>
          </table:table-cell>
          <table:table-cell office:value-type="string">
            <text:p>Pop top of stack into r64; increment stack pointer. Cannot encode 32-bit operand size.</text:p>
          </table:table-cell>
          <table:table-cell table:number-columns-repeated="1008"/>
        </table:table-row>
        <table:table-row table:style-name="ro1">
          <table:table-cell table:style-name="ce8" office:value-type="string">
            <text:p>1F </text:p>
          </table:table-cell>
          <table:table-cell table:style-name="ce18" office:value-type="string">
            <text:p>POP D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DS; increment stack pointer.</text:p>
          </table:table-cell>
          <table:table-cell table:style-name="ce26" table:number-columns-repeated="1008"/>
        </table:table-row>
        <table:table-row table:style-name="ro1">
          <table:table-cell table:style-name="ce10" office:value-type="string">
            <text:p>07</text:p>
          </table:table-cell>
          <table:table-cell table:style-name="ce18" office:value-type="string">
            <text:p>POP E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ES; increment stack pointer.</text:p>
          </table:table-cell>
          <table:table-cell table:style-name="ce26" table:number-columns-repeated="1008"/>
        </table:table-row>
        <table:table-row table:style-name="ro1">
          <table:table-cell table:style-name="ce8" office:value-type="float" office:value="17">
            <text:p>17</text:p>
          </table:table-cell>
          <table:table-cell table:style-name="ce18" office:value-type="string">
            <text:p>POP S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SS; increment stack pointer.</text:p>
          </table:table-cell>
          <table:table-cell table:style-name="ce26" table:number-columns-repeated="1008"/>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FS; increment stack pointer by 16 bits.</text:p>
          </table:table-cell>
          <table:table-cell table:number-columns-repeated="1008"/>
        </table:table-row>
        <table:table-row table:style-name="ro1">
          <table:table-cell table:style-name="ce8" office:value-type="string">
            <text:p>0F A1 </text:p>
          </table:table-cell>
          <table:table-cell table:style-name="ce18" office:value-type="string">
            <text:p>POP FS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FS; increment stack pointer by 32 bits.</text:p>
          </table:table-cell>
          <table:table-cell table:style-name="ce26" table:number-columns-repeated="1008"/>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FS; increment stack pointer by 64 bits.</text:p>
          </table:table-cell>
          <table:table-cell table:number-columns-repeated="1008"/>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GS; increment stack pointer by 16 bits.</text:p>
          </table:table-cell>
          <table:table-cell table:number-columns-repeated="1008"/>
        </table:table-row>
        <table:table-row table:style-name="ro1">
          <table:table-cell table:style-name="ce8" office:value-type="string">
            <text:p>0F A9 </text:p>
          </table:table-cell>
          <table:table-cell table:style-name="ce18" office:value-type="string">
            <text:p>POP GS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GS; increment stack pointer by 32 bits.</text:p>
          </table:table-cell>
          <table:table-cell table:style-name="ce26" table:number-columns-repeated="1008"/>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GS; increment stack pointer by 64 bits.</text:p>
          </table:table-cell>
          <table:table-cell table:number-columns-repeated="1008"/>
        </table:table-row>
        <table:table-row table:style-name="ro1">
          <table:table-cell table:number-columns-repeated="1023"/>
        </table:table-row>
        <table:table-row table:style-name="ro1">
          <table:table-cell table:style-name="ce8" office:value-type="float" office:value="61">
            <text:p>61</text:p>
          </table:table-cell>
          <table:table-cell table:style-name="ce18" office:value-type="string">
            <text:p>POPA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DI, SI, BP, BX, DX, CX, and AX.</text:p>
          </table:table-cell>
          <table:table-cell table:style-name="ce26" table:number-columns-repeated="1008"/>
        </table:table-row>
        <table:table-row table:style-name="ro1">
          <table:table-cell table:style-name="ce8" office:value-type="float" office:value="61">
            <text:p>61</text:p>
          </table:table-cell>
          <table:table-cell table:style-name="ce18" office:value-type="string">
            <text:p>POPAD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EDI, ESI, EBP, EBX, EDX, ECX, and EAX.</text:p>
          </table:table-cell>
          <table:table-cell table:style-name="ce26" table:number-columns-repeated="1008"/>
        </table:table-row>
        <table:table-row table:style-name="ro1">
          <table:table-cell table:number-columns-repeated="1023"/>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16</text:p>
          </table:table-cell>
          <table:table-cell table:number-columns-repeated="1008"/>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32</text:p>
          </table:table-cell>
          <table:table-cell table:number-columns-repeated="1008"/>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text:p>
          </table:table-cell>
          <table:table-cell/>
          <table:table-cell office:value-type="string">
            <text:p>POPCNT on r/m64</text:p>
          </table:table-cell>
          <table:table-cell table:number-columns-repeated="1008"/>
        </table:table-row>
        <table:table-row table:style-name="ro1">
          <table:table-cell table:number-columns-repeated="1023"/>
        </table:table-row>
        <table:table-row table:style-name="ro1">
          <table:table-cell office:value-type="string">
            <text:p>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table:table-cell office:value-type="string">
            <text:p>Pop top of stack into lower 16 bits of EFLAGS.</text:p>
          </table:table-cell>
          <table:table-cell table:number-columns-repeated="1008"/>
        </table:table-row>
        <table:table-row table:style-name="ro1">
          <table:table-cell table:style-name="ce8" office:value-type="string">
            <text:p>9D </text:p>
          </table:table-cell>
          <table:table-cell table:style-name="ce18" office:value-type="string">
            <text:p>POPFD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EFLAGS.</text:p>
          </table:table-cell>
          <table:table-cell table:style-name="ce26" table:number-columns-repeated="1008"/>
        </table:table-row>
        <table:table-row table:style-name="ro1">
          <table:table-cell office:value-type="string">
            <text:p>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table:table-cell office:value-type="string">
            <text:p>Pop top of stack and zero-extend into RFLAGS.</text:p>
          </table:table-cell>
          <table:table-cell table:number-columns-repeated="1008"/>
        </table:table-row>
        <table:table-row table:style-name="ro1">
          <table:table-cell table:number-columns-repeated="1023"/>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table:table-cell office:value-type="string">
            <text:p>Bitwise OR of mm/m64 and mm.</text:p>
          </table:table-cell>
          <table:table-cell table:number-columns-repeated="1008"/>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table:table-cell office:value-type="string">
            <text:p>Bitwise OR of xmm2/m128 and xmm1.</text:p>
          </table:table-cell>
          <table:table-cell table:number-columns-repeated="1008"/>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table:table-cell office:value-type="string">
            <text:p>Bitwise OR of xmm2/m128 and xmm3.</text:p>
          </table:table-cell>
          <table:table-cell table:number-columns-repeated="1008"/>
        </table:table-row>
        <table:table-row table:style-name="ro1">
          <table:table-cell office:value-type="string">
            <text:p>VEX.NDS.256.66.0F.WIG EB /r</text:p>
          </table:table-cell>
          <table:table-cell office:value-type="string">
            <text:p>VPOR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or</text:p>
          </table:table-cell>
          <table:table-cell/>
          <table:table-cell office:value-type="string">
            <text:p>Bitwise OR of ymm2/m256 and ymm3</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table:table-cell office:value-type="string">
            <text:p>Move data from m8 closer to the processor using T0 hint.</text:p>
          </table:table-cell>
          <table:table-cell table:number-columns-repeated="1008"/>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table:table-cell office:value-type="string">
            <text:p>Move data from m8 closer to the processor using T1 hint.</text:p>
          </table:table-cell>
          <table:table-cell table:number-columns-repeated="1008"/>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table:table-cell office:value-type="string">
            <text:p>Move data from m8 closer to the processor using T2 hint.</text:p>
          </table:table-cell>
          <table:table-cell table:number-columns-repeated="1008"/>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table:table-cell office:value-type="string">
            <text:p>Move data from m8 closer to the processor using NTA hint.</text:p>
          </table:table-cell>
          <table:table-cell table:number-columns-repeated="1008"/>
        </table:table-row>
        <table:table-row table:style-name="ro1">
          <table:table-cell table:number-columns-repeated="1023"/>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08"/>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08"/>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08"/>
        </table:table-row>
        <table:table-row table:style-name="ro1">
          <table:table-cell table:style-name="ce11" office:value-type="string">
            <text:p>VEX.NDS.256.66.0F.WIG F6 /r</text:p>
          </table:table-cell>
          <table:table-cell table:style-name="ce11" office:value-type="string">
            <text:p>VPSADB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adbw</text:p>
          </table:table-cell>
          <table:table-cell/>
          <table:table-cell table:style-name="ce23" office:value-type="string">
            <text:p>Computes the absolute differences of the packed unsigned byte integers from ymm3/m256 and ymm2; then each consecutive 8 differences are summed separately to produce four unsigned word integer results.</text:p>
          </table:table-cell>
          <table:table-cell table:number-columns-repeated="1008"/>
        </table:table-row>
        <table:table-row table:style-name="ro1">
          <table:table-cell table:number-columns-repeated="1023"/>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hufb</text:p>
          </table:table-cell>
          <table:table-cell/>
          <table:table-cell office:value-type="string">
            <text:p>Shuffle bytes in mm1 according to contents of mm2/m64.</text:p>
          </table:table-cell>
          <table:table-cell table:number-columns-repeated="1008"/>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SE3</text:p>
          </table:table-cell>
          <table:table-cell office:value-type="string">
            <text:p>pshufb</text:p>
          </table:table-cell>
          <table:table-cell/>
          <table:table-cell office:value-type="string">
            <text:p>Shuffle bytes in xmm1 according to contents of xmm2/m128.</text:p>
          </table:table-cell>
          <table:table-cell table:number-columns-repeated="1008"/>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table:table-cell office:value-type="string">
            <text:p>Shuffle bytes in xmm2 according to contents of xmm3/m128.</text:p>
          </table:table-cell>
          <table:table-cell table:number-columns-repeated="1008"/>
        </table:table-row>
        <table:table-row table:style-name="ro1">
          <table:table-cell table:style-name="ce11" office:value-type="string">
            <text:p>VEX.NDS.256.66.0F38.WIG 00 /r</text:p>
          </table:table-cell>
          <table:table-cell table:style-name="ce11" office:value-type="string">
            <text:p>VPSHUF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b</text:p>
          </table:table-cell>
          <table:table-cell/>
          <table:table-cell table:style-name="ce11" office:value-type="string">
            <text:p>Shuffle bytes in ymm2 according to contents of ymm3/m256.</text:p>
          </table:table-cell>
          <table:table-cell table:number-columns-repeated="1008"/>
        </table:table-row>
        <table:table-row table:style-name="ro1">
          <table:table-cell table:number-columns-repeated="1023"/>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table:table-cell office:value-type="string">
            <text:p>Shuffle the doublewords in xmm2/m128 based on the encoding in imm8 and store the result in xmm1.</text:p>
          </table:table-cell>
          <table:table-cell table:number-columns-repeated="1008"/>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table:table-cell office:value-type="string">
            <text:p>Shuffle the doublewords in xmm2/m128 based on the encoding in imm8 and store the result in xmm1.</text:p>
          </table:table-cell>
          <table:table-cell table:number-columns-repeated="1008"/>
        </table:table-row>
        <table:table-row table:style-name="ro1">
          <table:table-cell table:style-name="ce11" office:value-type="string">
            <text:p>VEX.256.66.0F.WIG 70 /r ib</text:p>
          </table:table-cell>
          <table:table-cell table:style-name="ce11" office:value-type="string">
            <text:p>VPSHUFD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d</text:p>
          </table:table-cell>
          <table:table-cell/>
          <table:table-cell table:style-name="ce11" office:value-type="string">
            <text:p>Shuffle the double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table:table-cell office:value-type="string">
            <text:p>Shuffle the high words in xmm2/m128 based on the encoding in imm8 and store the result in xmm1.</text:p>
          </table:table-cell>
          <table:table-cell table:number-columns-repeated="1008"/>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table:table-cell office:value-type="string">
            <text:p>Shuffle the high words in xmm2/m128 based on the encoding in imm8 and store the result in xmm1.</text:p>
          </table:table-cell>
          <table:table-cell table:number-columns-repeated="1008"/>
        </table:table-row>
        <table:table-row table:style-name="ro1">
          <table:table-cell table:style-name="ce11" office:value-type="string">
            <text:p>VEX.256.F3.0F.WIG 70 /r ib</text:p>
          </table:table-cell>
          <table:table-cell table:style-name="ce11" office:value-type="string">
            <text:p>VPSHUFHW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hw</text:p>
          </table:table-cell>
          <table:table-cell/>
          <table:table-cell table:style-name="ce11" office:value-type="string">
            <text:p>Shuffle the high 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table:table-cell office:value-type="string">
            <text:p>Shuffle the low words in xmm2/m128 based on the encoding in imm8 and store the result in xmm1.</text:p>
          </table:table-cell>
          <table:table-cell table:number-columns-repeated="1008"/>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table:table-cell office:value-type="string">
            <text:p>Shuffle the low words in xmm2/m128 based on the encoding in imm8 and store the result in xmm1.</text:p>
          </table:table-cell>
          <table:table-cell table:number-columns-repeated="1008"/>
        </table:table-row>
        <table:table-row table:style-name="ro1">
          <table:table-cell table:style-name="ce11" office:value-type="string">
            <text:p>VEX.256.F2.0F.WIG 70 /r ib</text:p>
          </table:table-cell>
          <table:table-cell table:style-name="ce11" office:value-type="string">
            <text:p>VPSHUFLW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lw</text:p>
          </table:table-cell>
          <table:table-cell/>
          <table:table-cell table:style-name="ce11" office:value-type="string">
            <text:p>Shuffle the low 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table:table-cell office:value-type="string">
            <text:p>Shuffle the words in mm2/m64 based on the encoding in imm8 and store the result in mm1.</text:p>
          </table:table-cell>
          <table:table-cell table:number-columns-repeated="1008"/>
        </table:table-row>
        <table:table-row table:style-name="ro1">
          <table:table-cell table:number-columns-repeated="1023"/>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b</text:p>
          </table:table-cell>
          <table:table-cell/>
          <table:table-cell office:value-type="string">
            <text:p>Negate/zero/preserve packed byte integers in mm1 depending on the corresponding sign in mm2/m64</text:p>
          </table:table-cell>
          <table:table-cell table:number-columns-repeated="1008"/>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b</text:p>
          </table:table-cell>
          <table:table-cell/>
          <table:table-cell office:value-type="string">
            <text:p>Negate/zero/preserve packed byte integers in xmm1 depending on the corresponding sign in xmm2/m128.</text:p>
          </table:table-cell>
          <table:table-cell table:number-columns-repeated="1008"/>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w</text:p>
          </table:table-cell>
          <table:table-cell/>
          <table:table-cell office:value-type="string">
            <text:p>Negate/zero/preserve packed word integers in mm1 depending on the corresponding sign in mm2/m128.</text:p>
          </table:table-cell>
          <table:table-cell table:number-columns-repeated="1008"/>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w</text:p>
          </table:table-cell>
          <table:table-cell/>
          <table:table-cell office:value-type="string">
            <text:p>Negate/zero/preserve packed word integers in xmm1 depending on the corresponding sign in xmm2/m128.</text:p>
          </table:table-cell>
          <table:table-cell table:number-columns-repeated="1008"/>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d</text:p>
          </table:table-cell>
          <table:table-cell/>
          <table:table-cell office:value-type="string">
            <text:p>Negate/zero/preserve packed doubleword integers in mm1 depending on the corresponding sign in mm2/m128.</text:p>
          </table:table-cell>
          <table:table-cell table:number-columns-repeated="1008"/>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d</text:p>
          </table:table-cell>
          <table:table-cell/>
          <table:table-cell office:value-type="string">
            <text:p>Negate/zero/preserve packed doubleword integers in xmm1 depending on the corresponding sign in xmm2/m128.</text:p>
          </table:table-cell>
          <table:table-cell table:number-columns-repeated="1008"/>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table:table-cell office:value-type="string">
            <text:p>Negate/zero/preserve packed byte integers in xmm2 depending on the corresponding sign in xmm3/m128.</text:p>
          </table:table-cell>
          <table:table-cell table:number-columns-repeated="1008"/>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table:table-cell office:value-type="string">
            <text:p>Negate/zero/preserve packed word integers in xmm2 depending on the corresponding sign in xmm3/m128.</text:p>
          </table:table-cell>
          <table:table-cell table:number-columns-repeated="1008"/>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table:table-cell office:value-type="string">
            <text:p>Negate/zero/preserve packed doubleword integers in xmm2 depending on the corresponding sign in xmm3/m128.</text:p>
          </table:table-cell>
          <table:table-cell table:number-columns-repeated="1008"/>
        </table:table-row>
        <table:table-row table:style-name="ro1">
          <table:table-cell table:number-columns-repeated="1023"/>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table:table-cell office:value-type="string">
            <text:p>Shift xmm1 left by imm8 bytes while shifting in 0s.</text:p>
          </table:table-cell>
          <table:table-cell table:number-columns-repeated="1008"/>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table:table-cell office:value-type="string">
            <text:p>Shift xmm2 left by imm8 bytes while shifting in 0s and store result in xmm1.</text:p>
          </table:table-cell>
          <table:table-cell table:number-columns-repeated="1008"/>
        </table:table-row>
        <table:table-row table:style-name="ro1">
          <table:table-cell table:style-name="ce11" office:value-type="string">
            <text:p>VEX.NDD.256.66.0F.WIG 73 /7 ib</text:p>
          </table:table-cell>
          <table:table-cell table:style-name="ce11" office:value-type="string">
            <text:p>VPSLLDQ ymm1, ymm2, imm8</text:p>
          </table:table-cell>
          <table:table-cell office:value-type="string">
            <text:p>V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lldq</text:p>
          </table:table-cell>
          <table:table-cell/>
          <table:table-cell table:style-name="ce11" office:value-type="string">
            <text:p>Shift ymm2 left by imm8 bytes while shifting in 0s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F1 /r</text:p>
          </table:table-cell>
          <table:table-cell table:style-name="ce6" office:value-type="string">
            <text:p>PSLL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6" office:value-type="string">
            <text:p>Shift words in mm left mm/m64 while shifting in 0s.</text:p>
          </table:table-cell>
          <table:table-cell table:number-columns-repeated="1008"/>
        </table:table-row>
        <table:table-row table:style-name="ro1">
          <table:table-cell table:style-name="ce6" office:value-type="string">
            <text:p>66 0F F1 /r</text:p>
          </table:table-cell>
          <table:table-cell table:style-name="ce6" office:value-type="string">
            <text:p>PSLL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6" office:value-type="string">
            <text:p>Shift words in xmm1 left by xmm2/m128 while shifting in 0s.</text:p>
          </table:table-cell>
          <table:table-cell table:number-columns-repeated="1008"/>
        </table:table-row>
        <table:table-row table:style-name="ro1">
          <table:table-cell table:style-name="ce6" office:value-type="string">
            <text:p>0F 71 /6 ib</text:p>
          </table:table-cell>
          <table:table-cell table:style-name="ce6" office:value-type="string">
            <text:p>PSL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6" office:value-type="string">
            <text:p>Shift words in mm left by imm8 while shifting in 0s.</text:p>
          </table:table-cell>
          <table:table-cell table:number-columns-repeated="1008"/>
        </table:table-row>
        <table:table-row table:style-name="ro1">
          <table:table-cell table:style-name="ce6" office:value-type="string">
            <text:p>66 0F 71 /6 ib</text:p>
          </table:table-cell>
          <table:table-cell table:style-name="ce6" office:value-type="string">
            <text:p>PSL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w</text:p>
          </table:table-cell>
          <table:table-cell office:value-type="string">
            <text:p>YES</text:p>
          </table:table-cell>
          <table:table-cell table:style-name="ce6" office:value-type="string">
            <text:p>Shift words in xmm1 left by imm8 while shifting in 0s.</text:p>
          </table:table-cell>
          <table:table-cell table:number-columns-repeated="1008"/>
        </table:table-row>
        <table:table-row table:style-name="ro1">
          <table:table-cell table:style-name="ce6" office:value-type="string">
            <text:p>0F F2 /r</text:p>
          </table:table-cell>
          <table:table-cell table:style-name="ce6" office:value-type="string">
            <text:p>PSLL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6" office:value-type="string">
            <text:p>Shift doublewords in mm left by mm/m64 while shifting in 0s.</text:p>
          </table:table-cell>
          <table:table-cell table:number-columns-repeated="1008"/>
        </table:table-row>
        <table:table-row table:style-name="ro1">
          <table:table-cell table:style-name="ce6" office:value-type="string">
            <text:p>66 0F F2 /r</text:p>
          </table:table-cell>
          <table:table-cell table:style-name="ce6" office:value-type="string">
            <text:p>PSLL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6" office:value-type="string">
            <text:p>Shift doublewords in xmm1 left by xmm2/m128 while shifting in 0s.</text:p>
          </table:table-cell>
          <table:table-cell table:number-columns-repeated="1008"/>
        </table:table-row>
        <table:table-row table:style-name="ro1">
          <table:table-cell table:style-name="ce6" office:value-type="string">
            <text:p>0F 72 /6 ib</text:p>
          </table:table-cell>
          <table:table-cell table:style-name="ce6" office:value-type="string">
            <text:p>PSLL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6" office:value-type="string">
            <text:p>Shift doublewords in mm left by imm8 while shifting in 0s.</text:p>
          </table:table-cell>
          <table:table-cell table:number-columns-repeated="1008"/>
        </table:table-row>
        <table:table-row table:style-name="ro1">
          <table:table-cell table:style-name="ce6" office:value-type="string">
            <text:p>66 0F 72 /6 ib</text:p>
          </table:table-cell>
          <table:table-cell table:style-name="ce6" office:value-type="string">
            <text:p>PSLL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6" office:value-type="string">
            <text:p>Shift doublewords in xmm1 left by imm8 while shifting in 0s.</text:p>
          </table:table-cell>
          <table:table-cell table:number-columns-repeated="1008"/>
        </table:table-row>
        <table:table-row table:style-name="ro1">
          <table:table-cell table:style-name="ce6" office:value-type="string">
            <text:p>0F F3 /r</text:p>
          </table:table-cell>
          <table:table-cell table:style-name="ce6" office:value-type="string">
            <text:p>PSLL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6" office:value-type="string">
            <text:p>Shift quadword in mm left by mm/m64 while shifting in 0s.</text:p>
          </table:table-cell>
          <table:table-cell table:number-columns-repeated="1008"/>
        </table:table-row>
        <table:table-row table:style-name="ro1">
          <table:table-cell table:style-name="ce6" office:value-type="string">
            <text:p>66 0F F3 /r</text:p>
          </table:table-cell>
          <table:table-cell table:style-name="ce6" office:value-type="string">
            <text:p>PSLL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6" office:value-type="string">
            <text:p>Shift quadwords in xmm1 left by xmm2/m128 while shifting in 0s.</text:p>
          </table:table-cell>
          <table:table-cell table:number-columns-repeated="1008"/>
        </table:table-row>
        <table:table-row table:style-name="ro1">
          <table:table-cell table:style-name="ce6" office:value-type="string">
            <text:p>0F 73 /6 ib</text:p>
          </table:table-cell>
          <table:table-cell table:style-name="ce6" office:value-type="string">
            <text:p>PSLLQ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6" office:value-type="string">
            <text:p>Shift quadword in mm left by imm8 while shifting in 0s.</text:p>
          </table:table-cell>
          <table:table-cell table:number-columns-repeated="1008"/>
        </table:table-row>
        <table:table-row table:style-name="ro1">
          <table:table-cell table:style-name="ce6" office:value-type="string">
            <text:p>66 0F 73 /6 ib</text:p>
          </table:table-cell>
          <table:table-cell table:style-name="ce6" office:value-type="string">
            <text:p>PSLL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6" office:value-type="string">
            <text:p>Shift quadwords in xmm1 left by imm8 while shifting in 0s.</text:p>
          </table:table-cell>
          <table:table-cell table:number-columns-repeated="1008"/>
        </table:table-row>
        <table:table-row table:style-name="ro1">
          <table:table-cell table:style-name="ce6" office:value-type="string">
            <text:p>VEX.NDS.128.66.0F.WIG F1 /r</text:p>
          </table:table-cell>
          <table:table-cell table:style-name="ce6" office:value-type="string">
            <text:p>VPSLL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6" office:value-type="string">
            <text:p>Shift words in xmm2 left by amount specified in xmm3/m128 while shifting in 0s.</text:p>
          </table:table-cell>
          <table:table-cell table:number-columns-repeated="1008"/>
        </table:table-row>
        <table:table-row table:style-name="ro1">
          <table:table-cell table:style-name="ce6" office:value-type="string">
            <text:p>VEX.NDD.128.66.0F.WIG 71 /6 ib</text:p>
          </table:table-cell>
          <table:table-cell table:style-name="ce6" office:value-type="string">
            <text:p>VPSLL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6" office:value-type="string">
            <text:p>Shift words in xmm2 left by imm8 while shifting in 0s.</text:p>
          </table:table-cell>
          <table:table-cell table:number-columns-repeated="1008"/>
        </table:table-row>
        <table:table-row table:style-name="ro1">
          <table:table-cell table:style-name="ce6" office:value-type="string">
            <text:p>VEX.NDS.128.66.0F.WIG F2 /r</text:p>
          </table:table-cell>
          <table:table-cell table:style-name="ce6" office:value-type="string">
            <text:p>VPSLL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6" office:value-type="string">
            <text:p>Shift doublewords in xmm2 left by amount specified in xmm3/m128 while shifting in 0s.</text:p>
          </table:table-cell>
          <table:table-cell table:number-columns-repeated="1008"/>
        </table:table-row>
        <table:table-row table:style-name="ro1">
          <table:table-cell table:style-name="ce6" office:value-type="string">
            <text:p>VEX.NDD.128.66.0F.WIG 72 /6 ib</text:p>
          </table:table-cell>
          <table:table-cell table:style-name="ce6" office:value-type="string">
            <text:p>VPSLL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6" office:value-type="string">
            <text:p>Shift doublewords in xmm2 left by imm8 while shifting in 0s.</text:p>
          </table:table-cell>
          <table:table-cell table:number-columns-repeated="1008"/>
        </table:table-row>
        <table:table-row table:style-name="ro1">
          <table:table-cell table:style-name="ce6" office:value-type="string">
            <text:p>VEX.NDS.128.66.0F.WIG F3 /r</text:p>
          </table:table-cell>
          <table:table-cell table:style-name="ce6" office:value-type="string">
            <text:p>VPSLL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6" office:value-type="string">
            <text:p>Shift quadwords in xmm2 left by amount specified in xmm3/m128 while shifting in 0s.</text:p>
          </table:table-cell>
          <table:table-cell table:number-columns-repeated="1008"/>
        </table:table-row>
        <table:table-row table:style-name="ro1">
          <table:table-cell table:style-name="ce6" office:value-type="string">
            <text:p>VEX.NDD.128.66.0F.WIG 73 /6 ib</text:p>
          </table:table-cell>
          <table:table-cell table:style-name="ce6" office:value-type="string">
            <text:p>VPSLL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6" office:value-type="string">
            <text:p>Shift quadwords in xmm2 left by imm8 while shifting in 0s.</text:p>
          </table:table-cell>
          <table:table-cell table:number-columns-repeated="1008"/>
        </table:table-row>
        <table:table-row table:style-name="ro1">
          <table:table-cell table:style-name="ce11" office:value-type="string">
            <text:p>VEX.NDS.256.66.0F.WIG F1 /r</text:p>
          </table:table-cell>
          <table:table-cell table:style-name="ce11" office:value-type="string">
            <text:p>VPSLL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w</text:p>
          </table:table-cell>
          <table:table-cell/>
          <table:table-cell table:style-name="ce11" office:value-type="string">
            <text:p>Shift words in ymm2 left by amount specified in xmm3/m128 while shifting in 0s.</text:p>
          </table:table-cell>
          <table:table-cell table:number-columns-repeated="1008"/>
        </table:table-row>
        <table:table-row table:style-name="ro1">
          <table:table-cell table:style-name="ce11" office:value-type="string">
            <text:p>VEX.NDD.256.66.0F.WIG 71 /6 ib</text:p>
          </table:table-cell>
          <table:table-cell table:style-name="ce11" office:value-type="string">
            <text:p>VPSLL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w</text:p>
          </table:table-cell>
          <table:table-cell/>
          <table:table-cell table:style-name="ce11" office:value-type="string">
            <text:p>Shift words in ymm2 left by imm8 while shifting in 0s.</text:p>
          </table:table-cell>
          <table:table-cell table:number-columns-repeated="1008"/>
        </table:table-row>
        <table:table-row table:style-name="ro1">
          <table:table-cell table:style-name="ce11" office:value-type="string">
            <text:p>VEX.NDS.256.66.0F.WIG F2 /r</text:p>
          </table:table-cell>
          <table:table-cell table:style-name="ce11" office:value-type="string">
            <text:p>VPSLL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d</text:p>
          </table:table-cell>
          <table:table-cell/>
          <table:table-cell table:style-name="ce11" office:value-type="string">
            <text:p>Shift doublewords in ymm2 left by amount specified in xmm3/m128 while shifting in 0s</text:p>
          </table:table-cell>
          <table:table-cell table:number-columns-repeated="1008"/>
        </table:table-row>
        <table:table-row table:style-name="ro1">
          <table:table-cell table:style-name="ce11" office:value-type="string">
            <text:p>VEX.NDD.256.66.0F.WIG 72 /6 ib</text:p>
          </table:table-cell>
          <table:table-cell table:style-name="ce11" office:value-type="string">
            <text:p>VPSLL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d</text:p>
          </table:table-cell>
          <table:table-cell/>
          <table:table-cell table:style-name="ce11" office:value-type="string">
            <text:p>Shift doublewords in ymm2 left by imm8 while shifting in 0s.</text:p>
          </table:table-cell>
          <table:table-cell table:number-columns-repeated="1008"/>
        </table:table-row>
        <table:table-row table:style-name="ro1">
          <table:table-cell table:style-name="ce11" office:value-type="string">
            <text:p>VEX.NDS.256.66.0F.WIG F3 /r</text:p>
          </table:table-cell>
          <table:table-cell table:style-name="ce11" office:value-type="string">
            <text:p>VPSLLQ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q</text:p>
          </table:table-cell>
          <table:table-cell/>
          <table:table-cell table:style-name="ce11" office:value-type="string">
            <text:p>Shift quadwords in ymm2 left by amount specified in xmm3/m128 while shifting in 0s.</text:p>
          </table:table-cell>
          <table:table-cell table:number-columns-repeated="1008"/>
        </table:table-row>
        <table:table-row table:style-name="ro1">
          <table:table-cell table:style-name="ce11" office:value-type="string">
            <text:p>VEX.NDD.256.66.0F.WIG 73 /6 ib</text:p>
          </table:table-cell>
          <table:table-cell table:style-name="ce11" office:value-type="string">
            <text:p>VPSLL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q</text:p>
          </table:table-cell>
          <table:table-cell/>
          <table:table-cell table:style-name="ce11" office:value-type="string">
            <text:p>Shift quadwords in ymm2 left by imm8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0F E1 /r</text:p>
          </table:table-cell>
          <table:table-cell table:style-name="ce6" office:value-type="string">
            <text:p>PSRA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6" office:value-type="string">
            <text:p>Shift words in mm right by mm/m64 while shifting in sign bits.</text:p>
          </table:table-cell>
          <table:table-cell table:number-columns-repeated="1008"/>
        </table:table-row>
        <table:table-row table:style-name="ro1">
          <table:table-cell table:style-name="ce6" office:value-type="string">
            <text:p>66 0F E1 /r</text:p>
          </table:table-cell>
          <table:table-cell table:style-name="ce6" office:value-type="string">
            <text:p>PSRA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6" office:value-type="string">
            <text:p>Shift words in xmm1 right by xmm2/m128 while shifting in sign bits.</text:p>
          </table:table-cell>
          <table:table-cell table:number-columns-repeated="1008"/>
        </table:table-row>
        <table:table-row table:style-name="ro1">
          <table:table-cell table:style-name="ce6" office:value-type="string">
            <text:p>0F 71 /4 ib</text:p>
          </table:table-cell>
          <table:table-cell table:style-name="ce6" office:value-type="string">
            <text:p>PSRAW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6" office:value-type="string">
            <text:p>Shift words in mm right by imm8 while shifting in sign bits</text:p>
          </table:table-cell>
          <table:table-cell table:number-columns-repeated="1008"/>
        </table:table-row>
        <table:table-row table:style-name="ro1">
          <table:table-cell table:style-name="ce6" office:value-type="string">
            <text:p>66 0F 71 /4 ib</text:p>
          </table:table-cell>
          <table:table-cell table:style-name="ce6" office:value-type="string">
            <text:p>PSRA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6" office:value-type="string">
            <text:p>Shift words in xmm1 right by imm8 while shifting in sign bits</text:p>
          </table:table-cell>
          <table:table-cell table:number-columns-repeated="1008"/>
        </table:table-row>
        <table:table-row table:style-name="ro1">
          <table:table-cell table:style-name="ce12" office:value-type="string">
            <text:p>0F E2 /r</text:p>
          </table:table-cell>
          <table:table-cell table:style-name="ce6" office:value-type="string">
            <text:p>PSRA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6" office:value-type="string">
            <text:p>Shift doublewords in mm right by mm/m64 while shifting in sign bits.</text:p>
          </table:table-cell>
          <table:table-cell table:number-columns-repeated="1008"/>
        </table:table-row>
        <table:table-row table:style-name="ro1">
          <table:table-cell table:style-name="ce6" office:value-type="string">
            <text:p>66 0F E2 /r</text:p>
          </table:table-cell>
          <table:table-cell table:style-name="ce6" office:value-type="string">
            <text:p>PSRA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6" office:value-type="string">
            <text:p>Shift doubleword in xmm1 right by xmm2 /m128 while shifting in sign bits.</text:p>
          </table:table-cell>
          <table:table-cell table:number-columns-repeated="1008"/>
        </table:table-row>
        <table:table-row table:style-name="ro1">
          <table:table-cell table:style-name="ce12" office:value-type="string">
            <text:p>0F 72 /4 ib</text:p>
          </table:table-cell>
          <table:table-cell table:style-name="ce6" office:value-type="string">
            <text:p>PSRA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6" office:value-type="string">
            <text:p>Shift doublewords in mm right by imm8 while shifting in sign bits.</text:p>
          </table:table-cell>
          <table:table-cell table:number-columns-repeated="1008"/>
        </table:table-row>
        <table:table-row table:style-name="ro1">
          <table:table-cell table:style-name="ce6" office:value-type="string">
            <text:p>66 0F 72 /4 ib</text:p>
          </table:table-cell>
          <table:table-cell table:style-name="ce6" office:value-type="string">
            <text:p>PSRA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6" office:value-type="string">
            <text:p>Shift doublewords in xmm1 right by imm8 while shifting in sign bits.</text:p>
          </table:table-cell>
          <table:table-cell table:number-columns-repeated="1008"/>
        </table:table-row>
        <table:table-row table:style-name="ro1">
          <table:table-cell table:style-name="ce6" office:value-type="string">
            <text:p>VEX.NDS.128.66.0F.WIG E1 /r</text:p>
          </table:table-cell>
          <table:table-cell table:style-name="ce6" office:value-type="string">
            <text:p>VPSRA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6" office:value-type="string">
            <text:p>Shift words in xmm2 right by amount specified in xmm3/m128 while shifting in sign bits.</text:p>
          </table:table-cell>
          <table:table-cell table:number-columns-repeated="1008"/>
        </table:table-row>
        <table:table-row table:style-name="ro1">
          <table:table-cell table:style-name="ce6" office:value-type="string">
            <text:p>VEX.NDD.128.66.0F.WIG 71 /4 ib</text:p>
          </table:table-cell>
          <table:table-cell table:style-name="ce6" office:value-type="string">
            <text:p>VPSRA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6" office:value-type="string">
            <text:p>Shift words in xmm2 right by imm8 while shifting in sign bits.</text:p>
          </table:table-cell>
          <table:table-cell table:number-columns-repeated="1008"/>
        </table:table-row>
        <table:table-row table:style-name="ro1">
          <table:table-cell table:style-name="ce6" office:value-type="string">
            <text:p>VEX.NDS.128.66.0F.WIG E2 /r</text:p>
          </table:table-cell>
          <table:table-cell table:style-name="ce6" office:value-type="string">
            <text:p>VPSRA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6" office:value-type="string">
            <text:p>Shift doublewords in xmm2 right by amount specified in xmm3/m128 while shifting in sign bits.</text:p>
          </table:table-cell>
          <table:table-cell table:number-columns-repeated="1008"/>
        </table:table-row>
        <table:table-row table:style-name="ro1">
          <table:table-cell table:style-name="ce6" office:value-type="string">
            <text:p>VEX.NDD.128.66.0F.WIG 72 /4 ib</text:p>
          </table:table-cell>
          <table:table-cell table:style-name="ce6" office:value-type="string">
            <text:p>VPSRA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6" office:value-type="string">
            <text:p>Shift doublewords in xmm2 right by imm8 while shifting in sign bits.</text:p>
          </table:table-cell>
          <table:table-cell table:number-columns-repeated="1008"/>
        </table:table-row>
        <table:table-row table:style-name="ro1">
          <table:table-cell table:style-name="ce11" office:value-type="string">
            <text:p>VEX.NDS.256.66.0F.WIG E1 /r</text:p>
          </table:table-cell>
          <table:table-cell table:style-name="ce11" office:value-type="string">
            <text:p>VPSRA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w</text:p>
          </table:table-cell>
          <table:table-cell/>
          <table:table-cell table:style-name="ce11" office:value-type="string">
            <text:p>Shift words in ymm2 right by amount specified in xmm3/m128 while shifting in sign bits.</text:p>
          </table:table-cell>
          <table:table-cell table:number-columns-repeated="1008"/>
        </table:table-row>
        <table:table-row table:style-name="ro1">
          <table:table-cell table:style-name="ce11" office:value-type="string">
            <text:p>VEX.NDD.256.66.0F.WIG 71 /4 ib</text:p>
          </table:table-cell>
          <table:table-cell table:style-name="ce11" office:value-type="string">
            <text:p>VPSRA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w</text:p>
          </table:table-cell>
          <table:table-cell/>
          <table:table-cell table:style-name="ce11" office:value-type="string">
            <text:p>Shift words in ymm2 right by imm8 while shifting in sign bits.</text:p>
          </table:table-cell>
          <table:table-cell table:number-columns-repeated="1008"/>
        </table:table-row>
        <table:table-row table:style-name="ro1">
          <table:table-cell table:style-name="ce11" office:value-type="string">
            <text:p>VEX.NDS.256.66.0F.WIG E2 /r</text:p>
          </table:table-cell>
          <table:table-cell table:style-name="ce11" office:value-type="string">
            <text:p>VPSRA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d</text:p>
          </table:table-cell>
          <table:table-cell/>
          <table:table-cell table:style-name="ce11" office:value-type="string">
            <text:p>Shift doublewords in ymm2 right by amount specified in xmm3/m128 while shifting in sign bits.</text:p>
          </table:table-cell>
          <table:table-cell table:number-columns-repeated="1008"/>
        </table:table-row>
        <table:table-row table:style-name="ro1">
          <table:table-cell table:style-name="ce11" office:value-type="string">
            <text:p>VEX.NDD.256.66.0F.WIG 72 /4 ib</text:p>
          </table:table-cell>
          <table:table-cell table:style-name="ce11" office:value-type="string">
            <text:p>VPSRA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d</text:p>
          </table:table-cell>
          <table:table-cell/>
          <table:table-cell table:style-name="ce11" office:value-type="string">
            <text:p>Shift doublewords in ymm2 right by imm8 while shifting in sign bits.</text:p>
          </table:table-cell>
          <table:table-cell table:number-columns-repeated="1008"/>
        </table:table-row>
        <table:table-row table:style-name="ro1">
          <table:table-cell table:number-columns-repeated="1023"/>
        </table:table-row>
        <table:table-row table:style-name="ro1">
          <table:table-cell table:style-name="ce6" office:value-type="string">
            <text:p>66 0F 73 /3 ib</text:p>
          </table:table-cell>
          <table:table-cell table:style-name="ce6" office:value-type="string">
            <text:p>PSRLD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psrldq</text:p>
          </table:table-cell>
          <table:table-cell table:style-name="ce6"/>
          <table:table-cell table:style-name="ce6" office:value-type="string">
            <text:p>Shift xmm1 right by imm8 while shifting in 0s.</text:p>
          </table:table-cell>
          <table:table-cell table:number-columns-repeated="1008"/>
        </table:table-row>
        <table:table-row table:style-name="ro1">
          <table:table-cell table:style-name="ce6" office:value-type="string">
            <text:p>VEX.NDD.128.66.0F.WIG 73 /3 ib</text:p>
          </table:table-cell>
          <table:table-cell table:style-name="ce6" office:value-type="string">
            <text:p>VPSRLD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srldq</text:p>
          </table:table-cell>
          <table:table-cell table:style-name="ce6"/>
          <table:table-cell table:style-name="ce6" office:value-type="string">
            <text:p>Shift xmm2 right by imm8 bytes while shifting in 0s.</text:p>
          </table:table-cell>
          <table:table-cell table:number-columns-repeated="1008"/>
        </table:table-row>
        <table:table-row table:style-name="ro1">
          <table:table-cell table:style-name="ce11" office:value-type="string">
            <text:p>VEX.NDD.256.66.0F.WIG 73 /3 ib</text:p>
          </table:table-cell>
          <table:table-cell table:style-name="ce11" office:value-type="string">
            <text:p>VPSRLD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srldq</text:p>
          </table:table-cell>
          <table:table-cell table:style-name="ce6"/>
          <table:table-cell table:style-name="ce11" office:value-type="string">
            <text:p>Shift ymm1 right by imm8 bytes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0F D1 /r</text:p>
          </table:table-cell>
          <table:table-cell table:style-name="ce6" office:value-type="string">
            <text:p>PSRL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6" office:value-type="string">
            <text:p>Shift words in mm right by amount specified in mm/m64 while shifting in 0s.</text:p>
          </table:table-cell>
          <table:table-cell table:number-columns-repeated="1008"/>
        </table:table-row>
        <table:table-row table:style-name="ro1">
          <table:table-cell table:style-name="ce6" office:value-type="string">
            <text:p>66 0F D1 /r</text:p>
          </table:table-cell>
          <table:table-cell table:style-name="ce6" office:value-type="string">
            <text:p>PSRL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6" office:value-type="string">
            <text:p>Shift words in xmm1 right by amount specified in xmm2/m128 while shifting in 0s.</text:p>
          </table:table-cell>
          <table:table-cell table:number-columns-repeated="1008"/>
        </table:table-row>
        <table:table-row table:style-name="ro1">
          <table:table-cell table:style-name="ce12" office:value-type="string">
            <text:p>0F 71 /2 ib</text:p>
          </table:table-cell>
          <table:table-cell table:style-name="ce6" office:value-type="string">
            <text:p>PSRLW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6" office:value-type="string">
            <text:p>Shift words in mm right by imm8 while shifting in 0s.</text:p>
          </table:table-cell>
          <table:table-cell table:number-columns-repeated="1008"/>
        </table:table-row>
        <table:table-row table:style-name="ro1">
          <table:table-cell table:style-name="ce6" office:value-type="string">
            <text:p>66 0F 71 /2 ib</text:p>
          </table:table-cell>
          <table:table-cell table:style-name="ce6" office:value-type="string">
            <text:p>PSR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6" office:value-type="string">
            <text:p>Shift words in xmm1 right by imm8 while shifting in 0s.</text:p>
          </table:table-cell>
          <table:table-cell table:number-columns-repeated="1008"/>
        </table:table-row>
        <table:table-row table:style-name="ro1">
          <table:table-cell table:style-name="ce12" office:value-type="string">
            <text:p>0F D2 /r</text:p>
          </table:table-cell>
          <table:table-cell table:style-name="ce6" office:value-type="string">
            <text:p>PSRL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6" office:value-type="string">
            <text:p>Shift doublewords in mm right by amount specified in mm/m64 while shifting in 0s.</text:p>
          </table:table-cell>
          <table:table-cell table:number-columns-repeated="1008"/>
        </table:table-row>
        <table:table-row table:style-name="ro1">
          <table:table-cell table:style-name="ce6" office:value-type="string">
            <text:p>66 0F D2 /r</text:p>
          </table:table-cell>
          <table:table-cell table:style-name="ce6" office:value-type="string">
            <text:p>PSRL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6" office:value-type="string">
            <text:p>Shift doublewords in xmm1 right by amount specified in xmm2 /m128 while shifting in 0s.</text:p>
          </table:table-cell>
          <table:table-cell table:number-columns-repeated="1008"/>
        </table:table-row>
        <table:table-row table:style-name="ro1">
          <table:table-cell table:style-name="ce12" office:value-type="string">
            <text:p>0F 72 /2 ib</text:p>
          </table:table-cell>
          <table:table-cell table:style-name="ce6" office:value-type="string">
            <text:p>PSRL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6" office:value-type="string">
            <text:p>Shift doublewords in mm right by imm8 while shifting in 0s.</text:p>
          </table:table-cell>
          <table:table-cell table:number-columns-repeated="1008"/>
        </table:table-row>
        <table:table-row table:style-name="ro1">
          <table:table-cell table:style-name="ce6" office:value-type="string">
            <text:p>66 0F 72 /2 ib</text:p>
          </table:table-cell>
          <table:table-cell table:style-name="ce6" office:value-type="string">
            <text:p>PSRL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6" office:value-type="string">
            <text:p>Shift doublewords in xmm1 right by imm8 while shifting in 0s.</text:p>
          </table:table-cell>
          <table:table-cell table:number-columns-repeated="1008"/>
        </table:table-row>
        <table:table-row table:style-name="ro1">
          <table:table-cell table:style-name="ce12" office:value-type="string">
            <text:p>0F D3 /r</text:p>
          </table:table-cell>
          <table:table-cell table:style-name="ce6" office:value-type="string">
            <text:p>PSRL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6" office:value-type="string">
            <text:p>Shift mm right by amount specified in mm/m64 while shifting in 0s.</text:p>
          </table:table-cell>
          <table:table-cell table:number-columns-repeated="1008"/>
        </table:table-row>
        <table:table-row table:style-name="ro1">
          <table:table-cell table:style-name="ce6" office:value-type="string">
            <text:p>66 0F D3 /r</text:p>
          </table:table-cell>
          <table:table-cell table:style-name="ce6" office:value-type="string">
            <text:p>PSRL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6" office:value-type="string">
            <text:p>Shift quadwords in xmm1 right by amount specified in xmm2/m128 while shifting in 0s.</text:p>
          </table:table-cell>
          <table:table-cell table:number-columns-repeated="1008"/>
        </table:table-row>
        <table:table-row table:style-name="ro1">
          <table:table-cell table:style-name="ce12" office:value-type="string">
            <text:p>0F 73 /2 ib</text:p>
          </table:table-cell>
          <table:table-cell table:style-name="ce6" office:value-type="string">
            <text:p>PSRLQ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6" office:value-type="string">
            <text:p>Shift mm right by imm8 while shifting in 0s. </text:p>
          </table:table-cell>
          <table:table-cell table:number-columns-repeated="1008"/>
        </table:table-row>
        <table:table-row table:style-name="ro1">
          <table:table-cell table:style-name="ce6" office:value-type="string">
            <text:p>66 0F 73 /2 ib</text:p>
          </table:table-cell>
          <table:table-cell table:style-name="ce6" office:value-type="string">
            <text:p>PSRL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6" office:value-type="string">
            <text:p>Shift quadwords in xmm1 right by imm8 while shifting in 0s.</text:p>
          </table:table-cell>
          <table:table-cell table:number-columns-repeated="1008"/>
        </table:table-row>
        <table:table-row table:style-name="ro1">
          <table:table-cell table:style-name="ce6" office:value-type="string">
            <text:p>VEX.NDS.128.66.0F.WIG D1 /r</text:p>
          </table:table-cell>
          <table:table-cell table:style-name="ce6" office:value-type="string">
            <text:p>VPSRL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6" office:value-type="string">
            <text:p>Shift words in xmm2 right by amount specified in xmm3/m128 while shifting in 0s.</text:p>
          </table:table-cell>
          <table:table-cell table:number-columns-repeated="1008"/>
        </table:table-row>
        <table:table-row table:style-name="ro1">
          <table:table-cell table:style-name="ce6" office:value-type="string">
            <text:p>VEX.NDD.128.66.0F.WIG 71 /2 ib</text:p>
          </table:table-cell>
          <table:table-cell table:style-name="ce6" office:value-type="string">
            <text:p>VPSRL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6" office:value-type="string">
            <text:p>Shift words in xmm2 right by imm8 while shifting in 0s.</text:p>
          </table:table-cell>
          <table:table-cell table:number-columns-repeated="1008"/>
        </table:table-row>
        <table:table-row table:style-name="ro1">
          <table:table-cell table:style-name="ce6" office:value-type="string">
            <text:p>VEX.NDS.128.66.0F.WIG D2 /r</text:p>
          </table:table-cell>
          <table:table-cell table:style-name="ce6" office:value-type="string">
            <text:p>VPSRL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6" office:value-type="string">
            <text:p>Shift doublewords in xmm2 right by amount specified in xmm3/m128 while shifting in 0s.</text:p>
          </table:table-cell>
          <table:table-cell table:number-columns-repeated="1008"/>
        </table:table-row>
        <table:table-row table:style-name="ro1">
          <table:table-cell table:style-name="ce6" office:value-type="string">
            <text:p>VEX.NDD.128.66.0F.WIG 72 /2 ib</text:p>
          </table:table-cell>
          <table:table-cell table:style-name="ce6" office:value-type="string">
            <text:p>VPSRL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6" office:value-type="string">
            <text:p>Shift doublewords in xmm2 right by imm8 while shifting in 0s.</text:p>
          </table:table-cell>
          <table:table-cell table:number-columns-repeated="1008"/>
        </table:table-row>
        <table:table-row table:style-name="ro1">
          <table:table-cell table:style-name="ce6" office:value-type="string">
            <text:p>VEX.NDS.128.66.0F.WIG D3 /r</text:p>
          </table:table-cell>
          <table:table-cell table:style-name="ce6" office:value-type="string">
            <text:p>VPSRL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6" office:value-type="string">
            <text:p>Shift quadwords in xmm2 right by amount specified in xmm3/m128 while shifting in 0s.</text:p>
          </table:table-cell>
          <table:table-cell table:number-columns-repeated="1008"/>
        </table:table-row>
        <table:table-row table:style-name="ro1">
          <table:table-cell table:style-name="ce6" office:value-type="string">
            <text:p>VEX.NDD.128.66.0F.WIG 73 /2 ib</text:p>
          </table:table-cell>
          <table:table-cell table:style-name="ce6" office:value-type="string">
            <text:p>VPSRL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6" office:value-type="string">
            <text:p>Shift quadwords in xmm2 right by imm8 while shifting in 0s.</text:p>
          </table:table-cell>
          <table:table-cell table:number-columns-repeated="1008"/>
        </table:table-row>
        <table:table-row table:style-name="ro1">
          <table:table-cell table:style-name="ce11" office:value-type="string">
            <text:p>VEX.NDS.256.66.0F.WIG D1 /r</text:p>
          </table:table-cell>
          <table:table-cell table:style-name="ce11" office:value-type="string">
            <text:p>VPSRL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w</text:p>
          </table:table-cell>
          <table:table-cell/>
          <table:table-cell table:style-name="ce24" office:value-type="string">
            <text:p>Shift words in ymm2 right by amount specified in xmm3/m128 while shifting in 0s.</text:p>
          </table:table-cell>
          <table:table-cell table:number-columns-repeated="1008"/>
        </table:table-row>
        <table:table-row table:style-name="ro1">
          <table:table-cell table:style-name="ce11" office:value-type="string">
            <text:p>VEX.NDD.256.66.0F.WIG 71 /2 ib</text:p>
          </table:table-cell>
          <table:table-cell table:style-name="ce11" office:value-type="string">
            <text:p>VPSRL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w</text:p>
          </table:table-cell>
          <table:table-cell/>
          <table:table-cell table:style-name="ce24" office:value-type="string">
            <text:p>Shift words in ymm2 right by imm8 while shifting in 0s.</text:p>
          </table:table-cell>
          <table:table-cell table:number-columns-repeated="1008"/>
        </table:table-row>
        <table:table-row table:style-name="ro1">
          <table:table-cell table:style-name="ce11" office:value-type="string">
            <text:p>VEX.NDS.256.66.0F.WIG D2 /r</text:p>
          </table:table-cell>
          <table:table-cell table:style-name="ce11" office:value-type="string">
            <text:p>VPSRL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d</text:p>
          </table:table-cell>
          <table:table-cell/>
          <table:table-cell table:style-name="ce11" office:value-type="string">
            <text:p>Shift doublewords in ymm2 right by amount specified in xmm3/m128 while shifting in 0s.</text:p>
          </table:table-cell>
          <table:table-cell table:number-columns-repeated="1008"/>
        </table:table-row>
        <table:table-row table:style-name="ro1">
          <table:table-cell table:style-name="ce11" office:value-type="string">
            <text:p>VEX.NDD.256.66.0F.WIG 72 /2 ib</text:p>
          </table:table-cell>
          <table:table-cell table:style-name="ce11" office:value-type="string">
            <text:p>VPSRL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d</text:p>
          </table:table-cell>
          <table:table-cell/>
          <table:table-cell table:style-name="ce11" office:value-type="string">
            <text:p>Shift doublewords in ymm2 right by imm8 while shifting in 0s.</text:p>
          </table:table-cell>
          <table:table-cell table:number-columns-repeated="1008"/>
        </table:table-row>
        <table:table-row table:style-name="ro1">
          <table:table-cell table:style-name="ce11" office:value-type="string">
            <text:p>VEX.NDS.256.66.0F.WIG D3 /r</text:p>
          </table:table-cell>
          <table:table-cell table:style-name="ce11" office:value-type="string">
            <text:p>VPSRLQ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q</text:p>
          </table:table-cell>
          <table:table-cell/>
          <table:table-cell table:style-name="ce11" office:value-type="string">
            <text:p>Shift quadwords in ymm2 right by amount specified in xmm3/m128 while shifting in 0s.</text:p>
          </table:table-cell>
          <table:table-cell table:number-columns-repeated="1008"/>
        </table:table-row>
        <table:table-row table:style-name="ro1">
          <table:table-cell table:style-name="ce11" office:value-type="string">
            <text:p>VEX.NDD.256.66.0F.WIG 73 /2 ib</text:p>
          </table:table-cell>
          <table:table-cell table:style-name="ce11" office:value-type="string">
            <text:p>VPSRL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q</text:p>
          </table:table-cell>
          <table:table-cell/>
          <table:table-cell table:style-name="ce11" office:value-type="string">
            <text:p>Shift quadwords in ymm2 right by imm8 while shifting in 0s.</text:p>
          </table:table-cell>
          <table:table-cell table:number-columns-repeated="1008"/>
        </table:table-row>
        <table:table-row table:style-name="ro1">
          <table:table-cell table:number-columns-repeated="1023"/>
        </table:table-row>
        <table:table-row table:style-name="ro1">
          <table:table-cell table:style-name="ce12" office:value-type="string">
            <text:p>0F F8 /r</text:p>
          </table:table-cell>
          <table:table-cell table:style-name="ce6" office:value-type="string">
            <text:p>PSUB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b</text:p>
          </table:table-cell>
          <table:table-cell/>
          <table:table-cell table:style-name="ce6" office:value-type="string">
            <text:p>Subtract packed byte integers in mm/m64 from packed byte integers in mm.</text:p>
          </table:table-cell>
          <table:table-cell table:number-columns-repeated="1008"/>
        </table:table-row>
        <table:table-row table:style-name="ro1">
          <table:table-cell table:style-name="ce6" office:value-type="string">
            <text:p>66 0F F8 /r</text:p>
          </table:table-cell>
          <table:table-cell table:style-name="ce6" office:value-type="string">
            <text:p>PSUB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b</text:p>
          </table:table-cell>
          <table:table-cell/>
          <table:table-cell table:style-name="ce6" office:value-type="string">
            <text:p>Subtract packed byte integers in xmm2/m128 from packed byte integers in xmm1.</text:p>
          </table:table-cell>
          <table:table-cell table:number-columns-repeated="1008"/>
        </table:table-row>
        <table:table-row table:style-name="ro1">
          <table:table-cell table:style-name="ce12" office:value-type="string">
            <text:p>0F F9 /r</text:p>
          </table:table-cell>
          <table:table-cell table:style-name="ce6" office:value-type="string">
            <text:p>PSUB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w</text:p>
          </table:table-cell>
          <table:table-cell/>
          <table:table-cell table:style-name="ce6" office:value-type="string">
            <text:p>Subtract packed word integers in mm/m64 from packed word integers in mm.</text:p>
          </table:table-cell>
          <table:table-cell table:number-columns-repeated="1008"/>
        </table:table-row>
        <table:table-row table:style-name="ro1">
          <table:table-cell table:style-name="ce6" office:value-type="string">
            <text:p>66 0F F9 /r</text:p>
          </table:table-cell>
          <table:table-cell table:style-name="ce6" office:value-type="string">
            <text:p>PSU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w</text:p>
          </table:table-cell>
          <table:table-cell/>
          <table:table-cell table:style-name="ce6" office:value-type="string">
            <text:p>Subtract packed word integers in xmm2/m128 from packed word integers in xmm1.</text:p>
          </table:table-cell>
          <table:table-cell table:number-columns-repeated="1008"/>
        </table:table-row>
        <table:table-row table:style-name="ro1">
          <table:table-cell table:style-name="ce12" office:value-type="string">
            <text:p>0F FA /r</text:p>
          </table:table-cell>
          <table:table-cell table:style-name="ce6" office:value-type="string">
            <text:p>PSUB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d</text:p>
          </table:table-cell>
          <table:table-cell/>
          <table:table-cell table:style-name="ce6" office:value-type="string">
            <text:p>Subtract packed doubleword integers in mm/m64 from packed doubleword integers in mm.</text:p>
          </table:table-cell>
          <table:table-cell table:number-columns-repeated="1008"/>
        </table:table-row>
        <table:table-row table:style-name="ro1">
          <table:table-cell table:style-name="ce6" office:value-type="string">
            <text:p>66 0F FA /r</text:p>
          </table:table-cell>
          <table:table-cell table:style-name="ce6" office:value-type="string">
            <text:p>PSUB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d</text:p>
          </table:table-cell>
          <table:table-cell/>
          <table:table-cell table:style-name="ce6" office:value-type="string">
            <text:p>Subtract packed doubleword integers in xmm2/mem128 from packed doubleword integers in xmm1.</text:p>
          </table:table-cell>
          <table:table-cell table:number-columns-repeated="1008"/>
        </table:table-row>
        <table:table-row table:style-name="ro1">
          <table:table-cell table:style-name="ce6" office:value-type="string">
            <text:p>VEX.NDS.128.66.0F.WIG F8 /r</text:p>
          </table:table-cell>
          <table:table-cell table:style-name="ce6" office:value-type="string">
            <text:p>VPSUB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b</text:p>
          </table:table-cell>
          <table:table-cell/>
          <table:table-cell table:style-name="ce6" office:value-type="string">
            <text:p>Subtract packed byte integers in xmm3/m128 from xmm2.</text:p>
          </table:table-cell>
          <table:table-cell table:number-columns-repeated="1008"/>
        </table:table-row>
        <table:table-row table:style-name="ro1">
          <table:table-cell table:style-name="ce6" office:value-type="string">
            <text:p>VEX.NDS.128.66.0F.WIG F9 /r</text:p>
          </table:table-cell>
          <table:table-cell table:style-name="ce6" office:value-type="string">
            <text:p>VPSUB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w</text:p>
          </table:table-cell>
          <table:table-cell/>
          <table:table-cell table:style-name="ce6" office:value-type="string">
            <text:p>Subtract packed word integers in xmm3/m128 from xmm2.</text:p>
          </table:table-cell>
          <table:table-cell table:number-columns-repeated="1008"/>
        </table:table-row>
        <table:table-row table:style-name="ro1">
          <table:table-cell table:style-name="ce6" office:value-type="string">
            <text:p>VEX.NDS.128.66.0F.WIG FA /r</text:p>
          </table:table-cell>
          <table:table-cell table:style-name="ce6" office:value-type="string">
            <text:p>VPSUB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d</text:p>
          </table:table-cell>
          <table:table-cell/>
          <table:table-cell table:style-name="ce6" office:value-type="string">
            <text:p>Subtract packed doubleword integers in xmm3/m128 from xmm2.</text:p>
          </table:table-cell>
          <table:table-cell table:number-columns-repeated="1008"/>
        </table:table-row>
        <table:table-row table:style-name="ro1">
          <table:table-cell table:style-name="ce11" office:value-type="string">
            <text:p>VEX.NDS.256.66.0F.WIG F8 /r</text:p>
          </table:table-cell>
          <table:table-cell table:style-name="ce11" office:value-type="string">
            <text:p>VPSUB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b</text:p>
          </table:table-cell>
          <table:table-cell/>
          <table:table-cell table:style-name="ce11" office:value-type="string">
            <text:p>Subtract packed byte integers in ymm3/m256 from ymm2.</text:p>
          </table:table-cell>
          <table:table-cell table:number-columns-repeated="1008"/>
        </table:table-row>
        <table:table-row table:style-name="ro1">
          <table:table-cell table:style-name="ce11" office:value-type="string">
            <text:p>VEX.NDS.256.66.0F.WIG F9 /r</text:p>
          </table:table-cell>
          <table:table-cell table:style-name="ce11" office:value-type="string">
            <text:p>VPSU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w</text:p>
          </table:table-cell>
          <table:table-cell/>
          <table:table-cell table:style-name="ce11" office:value-type="string">
            <text:p>Subtract packed word integers in ymm3/m256 from ymm2.</text:p>
          </table:table-cell>
          <table:table-cell table:number-columns-repeated="1008"/>
        </table:table-row>
        <table:table-row table:style-name="ro1">
          <table:table-cell table:style-name="ce11" office:value-type="string">
            <text:p>VEX.NDS.256.66.0F.WIG FA /r</text:p>
          </table:table-cell>
          <table:table-cell table:style-name="ce11" office:value-type="string">
            <text:p>VPSUB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d</text:p>
          </table:table-cell>
          <table:table-cell/>
          <table:table-cell table:style-name="ce11" office:value-type="string">
            <text:p>Subtract packed doubleword integers in ymm3/m256 from ymm2.</text:p>
          </table:table-cell>
          <table:table-cell table:number-columns-repeated="1008"/>
        </table:table-row>
        <table:table-row table:style-name="ro1">
          <table:table-cell table:number-columns-repeated="1023"/>
        </table:table-row>
        <table:table-row table:style-name="ro1">
          <table:table-cell table:style-name="ce12" office:value-type="string">
            <text:p>0F FB /r</text:p>
          </table:table-cell>
          <table:table-cell table:style-name="ce6" office:value-type="string">
            <text:p>PSUBQ mm1, 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6" office:value-type="string">
            <text:p>Subtract quadword integer in mm1 from mm2 /m64.</text:p>
          </table:table-cell>
          <table:table-cell table:number-columns-repeated="1008"/>
        </table:table-row>
        <table:table-row table:style-name="ro1">
          <table:table-cell table:style-name="ce6" office:value-type="string">
            <text:p>66 0F FB /r</text:p>
          </table:table-cell>
          <table:table-cell table:style-name="ce6" office:value-type="string">
            <text:p>PSUB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6" office:value-type="string">
            <text:p>Subtract packed quadword integers in xmm1 from xmm2 /m128.</text:p>
          </table:table-cell>
          <table:table-cell table:number-columns-repeated="1008"/>
        </table:table-row>
        <table:table-row table:style-name="ro1">
          <table:table-cell table:style-name="ce6" office:value-type="string">
            <text:p>VEX.NDS.128.66.0F.WIG FB /r</text:p>
          </table:table-cell>
          <table:table-cell table:style-name="ce6" office:value-type="string">
            <text:p>VPSUB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subq</text:p>
          </table:table-cell>
          <table:table-cell table:style-name="ce6"/>
          <table:table-cell table:style-name="ce6" office:value-type="string">
            <text:p>Subtract packed quadword integers in xmm3/m128 from xmm2.</text:p>
          </table:table-cell>
          <table:table-cell table:number-columns-repeated="1008"/>
        </table:table-row>
        <table:table-row table:style-name="ro1">
          <table:table-cell table:style-name="ce11" office:value-type="string">
            <text:p>VEX.NDS.256.66.0F.WIG FB /r</text:p>
          </table:table-cell>
          <table:table-cell table:style-name="ce11" office:value-type="string">
            <text:p>VPSUB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subq</text:p>
          </table:table-cell>
          <table:table-cell table:style-name="ce6"/>
          <table:table-cell table:style-name="ce11" office:value-type="string">
            <text:p>Subtract packed quadword integers in ymm3/m256 from ymm2.</text:p>
          </table:table-cell>
          <table:table-cell table:number-columns-repeated="1008"/>
        </table:table-row>
        <table:table-row table:style-name="ro1">
          <table:table-cell table:number-columns-repeated="1023"/>
        </table:table-row>
        <table:table-row table:style-name="ro1">
          <table:table-cell table:style-name="ce12" office:value-type="string">
            <text:p>0F E8 /r</text:p>
          </table:table-cell>
          <table:table-cell table:style-name="ce6" office:value-type="string">
            <text:p>PSUBS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sb</text:p>
          </table:table-cell>
          <table:table-cell/>
          <table:table-cell table:style-name="ce6" office:value-type="string">
            <text:p>Subtract signed packed bytes in mm/m64 from signed packed bytes in mm and saturate results.</text:p>
          </table:table-cell>
          <table:table-cell table:number-columns-repeated="1008"/>
        </table:table-row>
        <table:table-row table:style-name="ro1">
          <table:table-cell table:style-name="ce6" office:value-type="string">
            <text:p>66 0F E8 /r</text:p>
          </table:table-cell>
          <table:table-cell table:style-name="ce6" office:value-type="string">
            <text:p>PSUBS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sb</text:p>
          </table:table-cell>
          <table:table-cell/>
          <table:table-cell table:style-name="ce6" office:value-type="string">
            <text:p>Subtract packed signed byte integers in xmm2/m128 from packed signed byte integers in xmm1 and saturate results.</text:p>
          </table:table-cell>
          <table:table-cell table:number-columns-repeated="1008"/>
        </table:table-row>
        <table:table-row table:style-name="ro1">
          <table:table-cell table:style-name="ce12" office:value-type="string">
            <text:p>0F E9 /r</text:p>
          </table:table-cell>
          <table:table-cell table:style-name="ce6" office:value-type="string">
            <text:p>PSUBS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sw</text:p>
          </table:table-cell>
          <table:table-cell/>
          <table:table-cell table:style-name="ce6" office:value-type="string">
            <text:p>Subtract signed packed words in mm/m64 from signed packed words in mm and saturate results.</text:p>
          </table:table-cell>
          <table:table-cell table:number-columns-repeated="1008"/>
        </table:table-row>
        <table:table-row table:style-name="ro1">
          <table:table-cell table:style-name="ce6" office:value-type="string">
            <text:p>66 0F E9 /r</text:p>
          </table:table-cell>
          <table:table-cell table:style-name="ce6" office:value-type="string">
            <text:p>PSUBS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sw</text:p>
          </table:table-cell>
          <table:table-cell/>
          <table:table-cell table:style-name="ce6" office:value-type="string">
            <text:p>Subtract packed signed word integers in xmm2/m128 from packed signed word integers in xmm1 and saturate results.</text:p>
          </table:table-cell>
          <table:table-cell table:number-columns-repeated="1008"/>
        </table:table-row>
        <table:table-row table:style-name="ro1">
          <table:table-cell table:style-name="ce6" office:value-type="string">
            <text:p>VEX.NDS.128.66.0F.WIG E8 /r</text:p>
          </table:table-cell>
          <table:table-cell table:style-name="ce6" office:value-type="string">
            <text:p>VPSUBS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sb</text:p>
          </table:table-cell>
          <table:table-cell/>
          <table:table-cell table:style-name="ce6" office:value-type="string">
            <text:p>Subtract packed signed byte integers in xmm3/m128 from packed signed byte integers in xmm2 and saturate results.</text:p>
          </table:table-cell>
          <table:table-cell table:number-columns-repeated="1008"/>
        </table:table-row>
        <table:table-row table:style-name="ro1">
          <table:table-cell table:style-name="ce6" office:value-type="string">
            <text:p>VEX.NDS.128.66.0F.WIG E9 /r</text:p>
          </table:table-cell>
          <table:table-cell table:style-name="ce6" office:value-type="string">
            <text:p>VPSUBS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sw</text:p>
          </table:table-cell>
          <table:table-cell/>
          <table:table-cell table:style-name="ce6" office:value-type="string">
            <text:p>Subtract packed signed word integers in xmm3/m128 from packed signed word integers in xmm2 and saturate results.</text:p>
          </table:table-cell>
          <table:table-cell table:number-columns-repeated="1008"/>
        </table:table-row>
        <table:table-row table:style-name="ro1">
          <table:table-cell table:style-name="ce11" office:value-type="string">
            <text:p>VEX.NDS.256.66.0F.WIG E8 /r</text:p>
          </table:table-cell>
          <table:table-cell table:style-name="ce11" office:value-type="string">
            <text:p>VPSUBS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sb</text:p>
          </table:table-cell>
          <table:table-cell/>
          <table:table-cell table:style-name="ce11" office:value-type="string">
            <text:p>Subtract packed signed byte integers in ymm3/m256 from packed signed byte integers in ymm2 and saturate results.</text:p>
          </table:table-cell>
          <table:table-cell table:number-columns-repeated="1008"/>
        </table:table-row>
        <table:table-row table:style-name="ro1">
          <table:table-cell table:style-name="ce11" office:value-type="string">
            <text:p>VEX.NDS.256.66.0F.WIG E9 /r</text:p>
          </table:table-cell>
          <table:table-cell table:style-name="ce11" office:value-type="string">
            <text:p>VPSUBS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sw</text:p>
          </table:table-cell>
          <table:table-cell/>
          <table:table-cell table:style-name="ce11" office:value-type="string">
            <text:p>Subtract packed signed word integers in ymm3/m256 from packed signed word integers in ymm2 and saturate results.</text:p>
          </table:table-cell>
          <table:table-cell table:number-columns-repeated="1008"/>
        </table:table-row>
        <table:table-row table:style-name="ro1">
          <table:table-cell table:number-columns-repeated="1023"/>
        </table:table-row>
        <table:table-row table:style-name="ro1">
          <table:table-cell table:style-name="ce12" office:value-type="string">
            <text:p>0F D8 /r</text:p>
          </table:table-cell>
          <table:table-cell table:style-name="ce6" office:value-type="string">
            <text:p>PSUBUS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usb</text:p>
          </table:table-cell>
          <table:table-cell/>
          <table:table-cell table:style-name="ce6" office:value-type="string">
            <text:p>Subtract unsigned packed bytes in mm/m64 from unsigned packed bytes in mm and saturate result.</text:p>
          </table:table-cell>
          <table:table-cell table:number-columns-repeated="1008"/>
        </table:table-row>
        <table:table-row table:style-name="ro1">
          <table:table-cell table:style-name="ce6" office:value-type="string">
            <text:p>66 0F D8 /r</text:p>
          </table:table-cell>
          <table:table-cell table:style-name="ce6" office:value-type="string">
            <text:p>PSUBUS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usb</text:p>
          </table:table-cell>
          <table:table-cell/>
          <table:table-cell table:style-name="ce6" office:value-type="string">
            <text:p>Subtract packed unsigned byte integers in xmm2/m128 from packed unsigned byte integers in xmm1 and saturate result.</text:p>
          </table:table-cell>
          <table:table-cell table:number-columns-repeated="1008"/>
        </table:table-row>
        <table:table-row table:style-name="ro1">
          <table:table-cell table:style-name="ce12" office:value-type="string">
            <text:p>0F D9 /r</text:p>
          </table:table-cell>
          <table:table-cell table:style-name="ce6" office:value-type="string">
            <text:p>PSUBUS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usw</text:p>
          </table:table-cell>
          <table:table-cell/>
          <table:table-cell table:style-name="ce6" office:value-type="string">
            <text:p>Subtract unsigned packed words in mm/m64 from unsigned packed words in mm and saturate result.</text:p>
          </table:table-cell>
          <table:table-cell table:number-columns-repeated="1008"/>
        </table:table-row>
        <table:table-row table:style-name="ro1">
          <table:table-cell table:style-name="ce6" office:value-type="string">
            <text:p>66 0F D9 /r</text:p>
          </table:table-cell>
          <table:table-cell table:style-name="ce6" office:value-type="string">
            <text:p>PSUBUS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usw</text:p>
          </table:table-cell>
          <table:table-cell/>
          <table:table-cell table:style-name="ce6" office:value-type="string">
            <text:p>Subtract packed unsigned word integers in xmm2/m128 from packed unsigned word integers in xmm1 and saturate result.</text:p>
          </table:table-cell>
          <table:table-cell table:number-columns-repeated="1008"/>
        </table:table-row>
        <table:table-row table:style-name="ro1">
          <table:table-cell table:style-name="ce6" office:value-type="string">
            <text:p>VEX.NDS.128.66.0F.WIG D8 /r</text:p>
          </table:table-cell>
          <table:table-cell table:style-name="ce6" office:value-type="string">
            <text:p>VPSUBUS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usb</text:p>
          </table:table-cell>
          <table:table-cell/>
          <table:table-cell table:style-name="ce6" office:value-type="string">
            <text:p>Subtract packed unsigned byte integers in xmm3/m128 from packed unsigned byte integers in xmm2 and saturate result.</text:p>
          </table:table-cell>
          <table:table-cell table:number-columns-repeated="1008"/>
        </table:table-row>
        <table:table-row table:style-name="ro1">
          <table:table-cell table:style-name="ce6" office:value-type="string">
            <text:p>VEX.NDS.128.66.0F.WIG D9 /r</text:p>
          </table:table-cell>
          <table:table-cell table:style-name="ce6" office:value-type="string">
            <text:p>VPSUBUS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usw</text:p>
          </table:table-cell>
          <table:table-cell/>
          <table:table-cell table:style-name="ce6" office:value-type="string">
            <text:p>Subtract packed unsigned word integers in xmm3/m128 from packed unsigned word integers in xmm2 and saturate result.</text:p>
          </table:table-cell>
          <table:table-cell table:number-columns-repeated="1008"/>
        </table:table-row>
        <table:table-row table:style-name="ro1">
          <table:table-cell table:style-name="ce11" office:value-type="string">
            <text:p>VEX.NDS.256.66.0F.WIG D8 /r</text:p>
          </table:table-cell>
          <table:table-cell table:style-name="ce11" office:value-type="string">
            <text:p>VPSUBUS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usb</text:p>
          </table:table-cell>
          <table:table-cell/>
          <table:table-cell table:style-name="ce11" office:value-type="string">
            <text:p>Subtract packed unsigned byte integers in ymm3/m256 from packed unsigned byte integers in ymm2 and saturate result.</text:p>
          </table:table-cell>
          <table:table-cell table:number-columns-repeated="1008"/>
        </table:table-row>
        <table:table-row table:style-name="ro1">
          <table:table-cell table:style-name="ce11" office:value-type="string">
            <text:p>VEX.NDS.256.66.0F.WIG D9 /r</text:p>
          </table:table-cell>
          <table:table-cell table:style-name="ce11" office:value-type="string">
            <text:p>VPSUBUS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usw</text:p>
          </table:table-cell>
          <table:table-cell/>
          <table:table-cell table:style-name="ce11" office:value-type="string">
            <text:p>Subtract packed unsigned word integers in ymm3/m256 from packed unsigned word integers in ymm2 and saturate result.</text:p>
          </table:table-cell>
          <table:table-cell table:number-columns-repeated="1008"/>
        </table:table-row>
        <table:table-row table:style-name="ro1">
          <table:table-cell table:number-columns-repeated="1023"/>
        </table:table-row>
        <table:table-row table:style-name="ro1">
          <table:table-cell table:style-name="ce6" office:value-type="string">
            <text:p>66 0F 38 17 /r</text:p>
          </table:table-cell>
          <table:table-cell table:style-name="ce6" office:value-type="string">
            <text:p>PTEST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4_1</text:p>
          </table:table-cell>
          <table:table-cell table:style-name="ce6" office:value-type="string">
            <text:p>ptest</text:p>
          </table:table-cell>
          <table:table-cell table:style-name="ce6"/>
          <table:table-cell table:style-name="ce6" office:value-type="string">
            <text:p>Set ZF if xmm2/m128 AND xmm1 result is all 0s. Set CF if xmm2/m128 AND NOT xmm1 result is all 0s.</text:p>
          </table:table-cell>
          <table:table-cell table:number-columns-repeated="1008"/>
        </table:table-row>
        <table:table-row table:style-name="ro1">
          <table:table-cell table:style-name="ce6" office:value-type="string">
            <text:p>VEX.128.66.0F38.WIG 17 /r</text:p>
          </table:table-cell>
          <table:table-cell table:style-name="ce6" office:value-type="string">
            <text:p>VPTEST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ptest</text:p>
          </table:table-cell>
          <table:table-cell table:style-name="ce6"/>
          <table:table-cell table:style-name="ce6" office:value-type="string">
            <text:p>Set ZF and CF depending on bitwise AND and ANDN of sources.</text:p>
          </table:table-cell>
          <table:table-cell table:number-columns-repeated="1008"/>
        </table:table-row>
        <table:table-row table:style-name="ro1">
          <table:table-cell table:style-name="ce6" office:value-type="string">
            <text:p>VEX.256.66.0F38.WIG 17 /r</text:p>
          </table:table-cell>
          <table:table-cell table:style-name="ce6" office:value-type="string">
            <text:p>VPTEST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ptest</text:p>
          </table:table-cell>
          <table:table-cell table:style-name="ce6"/>
          <table:table-cell table:style-name="ce6" office:value-type="string">
            <text:p>Set ZF and CF depending on bitwise AND and ANDN of sources.</text:p>
          </table:table-cell>
          <table:table-cell table:number-columns-repeated="1008"/>
        </table:table-row>
        <table:table-row table:style-name="ro1">
          <table:table-cell table:number-columns-repeated="1023"/>
        </table:table-row>
        <table:table-row table:style-name="ro1">
          <table:table-cell table:style-name="ce12" office:value-type="string">
            <text:p>0F 68 /r</text:p>
          </table:table-cell>
          <table:table-cell table:style-name="ce6" office:value-type="string">
            <text:p>PUNPCKHB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bw</text:p>
          </table:table-cell>
          <table:table-cell/>
          <table:table-cell table:style-name="ce6" office:value-type="string">
            <text:p>Unpack and interleave high-order bytes from mm and mm/m64 into mm.</text:p>
          </table:table-cell>
          <table:table-cell table:number-columns-repeated="1008"/>
        </table:table-row>
        <table:table-row table:style-name="ro1">
          <table:table-cell table:style-name="ce6" office:value-type="string">
            <text:p>66 0F 68 /r</text:p>
          </table:table-cell>
          <table:table-cell table:style-name="ce6" office:value-type="string">
            <text:p>PUNPCKH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table-cell table:style-name="ce6" office:value-type="string">
            <text:p>Unpack and interleave high-order bytes from xmm1 and xmm2/m128 into xmm1.</text:p>
          </table:table-cell>
          <table:table-cell table:number-columns-repeated="1008"/>
        </table:table-row>
        <table:table-row table:style-name="ro1">
          <table:table-cell table:style-name="ce12" office:value-type="string">
            <text:p>0F 69 /r</text:p>
          </table:table-cell>
          <table:table-cell table:style-name="ce6" office:value-type="string">
            <text:p>PUNPCKHW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wd</text:p>
          </table:table-cell>
          <table:table-cell/>
          <table:table-cell table:style-name="ce6" office:value-type="string">
            <text:p>Unpack and interleave high-order words from mm and mm/m64 into mm.</text:p>
          </table:table-cell>
          <table:table-cell table:number-columns-repeated="1008"/>
        </table:table-row>
        <table:table-row table:style-name="ro1">
          <table:table-cell table:style-name="ce6" office:value-type="string">
            <text:p>66 0F 69 /r</text:p>
          </table:table-cell>
          <table:table-cell table:style-name="ce6" office:value-type="string">
            <text:p>PUNPCKHW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table-cell table:style-name="ce6" office:value-type="string">
            <text:p>Unpack and interleave high-order words from xmm1 and xmm2/m128 into xmm1.</text:p>
          </table:table-cell>
          <table:table-cell table:number-columns-repeated="1008"/>
        </table:table-row>
        <table:table-row table:style-name="ro1">
          <table:table-cell table:style-name="ce12" office:value-type="string">
            <text:p>0F 6A /r</text:p>
          </table:table-cell>
          <table:table-cell table:style-name="ce6" office:value-type="string">
            <text:p>PUNPCKHD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dq</text:p>
          </table:table-cell>
          <table:table-cell/>
          <table:table-cell table:style-name="ce6" office:value-type="string">
            <text:p>Unpack and interleave high-order doublewords from mm and mm/m64 into mm.</text:p>
          </table:table-cell>
          <table:table-cell table:number-columns-repeated="1008"/>
        </table:table-row>
        <table:table-row table:style-name="ro1">
          <table:table-cell table:style-name="ce6" office:value-type="string">
            <text:p>66 0F 6A /r</text:p>
          </table:table-cell>
          <table:table-cell table:style-name="ce6" office:value-type="string">
            <text:p>PUNPCKH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table-cell table:style-name="ce6" office:value-type="string">
            <text:p>Unpack and interleave high-order doublewords from xmm1 and xmm2/m128 into xmm1.</text:p>
          </table:table-cell>
          <table:table-cell table:number-columns-repeated="1008"/>
        </table:table-row>
        <table:table-row table:style-name="ro1">
          <table:table-cell table:style-name="ce6" office:value-type="string">
            <text:p>66 0F 6D /r</text:p>
          </table:table-cell>
          <table:table-cell table:style-name="ce6" office:value-type="string">
            <text:p>PUNPCKHQ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table-cell table:style-name="ce6" office:value-type="string">
            <text:p>Unpack and interleave high-order quadwords from xmm1 and xmm2/m128 into xmm1.</text:p>
          </table:table-cell>
          <table:table-cell table:number-columns-repeated="1008"/>
        </table:table-row>
        <table:table-row table:style-name="ro1">
          <table:table-cell table:style-name="ce6" office:value-type="string">
            <text:p>VEX.NDS.128.66.0F.WIG 68 /r</text:p>
          </table:table-cell>
          <table:table-cell table:style-name="ce6" office:value-type="string">
            <text:p>VPUNPCKHBW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table-cell table:style-name="ce6" office:value-type="string">
            <text:p>Interleave high-order bytes from xmm2 and xmm3/m128 into xmm1.</text:p>
          </table:table-cell>
          <table:table-cell table:number-columns-repeated="1008"/>
        </table:table-row>
        <table:table-row table:style-name="ro1">
          <table:table-cell table:style-name="ce6" office:value-type="string">
            <text:p>VEX.NDS.128.66.0F.WIG 69 /r</text:p>
          </table:table-cell>
          <table:table-cell table:style-name="ce6" office:value-type="string">
            <text:p>VPUNPCKHWD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table-cell table:style-name="ce6" office:value-type="string">
            <text:p>Interleave high-order words from xmm2 and xmm3/m128 into xmm1.</text:p>
          </table:table-cell>
          <table:table-cell table:number-columns-repeated="1008"/>
        </table:table-row>
        <table:table-row table:style-name="ro1">
          <table:table-cell table:style-name="ce6" office:value-type="string">
            <text:p>VEX.NDS.128.66.0F.WIG 6A /r</text:p>
          </table:table-cell>
          <table:table-cell table:style-name="ce6" office:value-type="string">
            <text:p>VPUNPCKHDQ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table-cell table:style-name="ce6" office:value-type="string">
            <text:p>Interleave high-order doublewords from xmm2 and xmm3/m128 into xmm1.</text:p>
          </table:table-cell>
          <table:table-cell table:number-columns-repeated="1008"/>
        </table:table-row>
        <table:table-row table:style-name="ro1">
          <table:table-cell table:style-name="ce6" office:value-type="string">
            <text:p>VEX.NDS.128.66.0F.WIG 6D /r </text:p>
          </table:table-cell>
          <table:table-cell table:style-name="ce6" office:value-type="string">
            <text:p>VPUNPCKHQ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table-cell table:style-name="ce6" office:value-type="string">
            <text:p>Interleave high-order quadword from xmm2 and xmm3/m128 into xmm1 register.</text:p>
          </table:table-cell>
          <table:table-cell table:number-columns-repeated="1008"/>
        </table:table-row>
        <table:table-row table:style-name="ro1">
          <table:table-cell table:style-name="ce11" office:value-type="string">
            <text:p>VEX.NDS.256.66.0F.WIG 68 /r</text:p>
          </table:table-cell>
          <table:table-cell table:style-name="ce11" office:value-type="string">
            <text:p>VPUNPCKH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bw</text:p>
          </table:table-cell>
          <table:table-cell/>
          <table:table-cell table:style-name="ce11" office:value-type="string">
            <text:p>Interleave high-order bytes from ymm2 and ymm3/m256 into ymm1 register.</text:p>
          </table:table-cell>
          <table:table-cell table:number-columns-repeated="1008"/>
        </table:table-row>
        <table:table-row table:style-name="ro1">
          <table:table-cell table:style-name="ce11" office:value-type="string">
            <text:p>VEX.NDS.256.66.0F.WIG 69 /r</text:p>
          </table:table-cell>
          <table:table-cell table:style-name="ce11" office:value-type="string">
            <text:p>VPUNPCKHW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wd</text:p>
          </table:table-cell>
          <table:table-cell/>
          <table:table-cell table:style-name="ce11" office:value-type="string">
            <text:p>Interleave high-order words from ymm2 and ymm3/m256 into ymm1 register.</text:p>
          </table:table-cell>
          <table:table-cell table:number-columns-repeated="1008"/>
        </table:table-row>
        <table:table-row table:style-name="ro1">
          <table:table-cell table:style-name="ce11" office:value-type="string">
            <text:p>VEX.NDS.256.66.0F.WIG 6A /r</text:p>
          </table:table-cell>
          <table:table-cell table:style-name="ce11" office:value-type="string">
            <text:p>VPUNPCKH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dq</text:p>
          </table:table-cell>
          <table:table-cell/>
          <table:table-cell table:style-name="ce11" office:value-type="string">
            <text:p>Interleave high-order doublewords from ymm2 and ymm3/m256 into ymm1 register.</text:p>
          </table:table-cell>
          <table:table-cell table:number-columns-repeated="1008"/>
        </table:table-row>
        <table:table-row table:style-name="ro1">
          <table:table-cell table:style-name="ce11" office:value-type="string">
            <text:p>VEX.NDS.256.66.0F.WIG 6D /r</text:p>
          </table:table-cell>
          <table:table-cell table:style-name="ce11" office:value-type="string">
            <text:p>VPUNPCKHQ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qdq</text:p>
          </table:table-cell>
          <table:table-cell/>
          <table:table-cell table:style-name="ce11" office:value-type="string">
            <text:p>Interleave high-order quadword from ymm2 and ymm3/m256 into ymm1 register.</text:p>
          </table:table-cell>
          <table:table-cell table:number-columns-repeated="1008"/>
        </table:table-row>
        <table:table-row table:style-name="ro1">
          <table:table-cell table:number-columns-repeated="1023"/>
        </table:table-row>
        <table:table-row table:style-name="ro1">
          <table:table-cell table:style-name="ce12" office:value-type="string">
            <text:p>0F 60 /r</text:p>
          </table:table-cell>
          <table:table-cell table:style-name="ce6" office:value-type="string">
            <text:p>PUNPCKLBW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bw</text:p>
          </table:table-cell>
          <table:table-cell/>
          <table:table-cell table:style-name="ce6" office:value-type="string">
            <text:p>Interleave low-order bytes from mm and mm/m32 into mm.</text:p>
          </table:table-cell>
          <table:table-cell table:number-columns-repeated="1008"/>
        </table:table-row>
        <table:table-row table:style-name="ro1">
          <table:table-cell table:style-name="ce6" office:value-type="string">
            <text:p>66 0F 60 /r</text:p>
          </table:table-cell>
          <table:table-cell table:style-name="ce6" office:value-type="string">
            <text:p>PUNPCKL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table-cell table:style-name="ce6" office:value-type="string">
            <text:p>Interleave low-order bytes from xmm1 and xmm2/m128 into xmm1.</text:p>
          </table:table-cell>
          <table:table-cell table:number-columns-repeated="1008"/>
        </table:table-row>
        <table:table-row table:style-name="ro1">
          <table:table-cell table:style-name="ce12" office:value-type="string">
            <text:p>0F 61 /r</text:p>
          </table:table-cell>
          <table:table-cell table:style-name="ce6" office:value-type="string">
            <text:p>PUNPCKLWD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wd</text:p>
          </table:table-cell>
          <table:table-cell/>
          <table:table-cell table:style-name="ce6" office:value-type="string">
            <text:p>Interleave low-order words from mm and mm/m32 into mm.</text:p>
          </table:table-cell>
          <table:table-cell table:number-columns-repeated="1008"/>
        </table:table-row>
        <table:table-row table:style-name="ro1">
          <table:table-cell table:style-name="ce6" office:value-type="string">
            <text:p>66 0F 61 /r</text:p>
          </table:table-cell>
          <table:table-cell table:style-name="ce6" office:value-type="string">
            <text:p>PUNPCKLW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table-cell table:style-name="ce6" office:value-type="string">
            <text:p>Interleave low-order words from xmm1 and xmm2/m128 into xmm1.</text:p>
          </table:table-cell>
          <table:table-cell table:number-columns-repeated="1008"/>
        </table:table-row>
        <table:table-row table:style-name="ro1">
          <table:table-cell table:style-name="ce12" office:value-type="string">
            <text:p>0F 62 /r</text:p>
          </table:table-cell>
          <table:table-cell table:style-name="ce6" office:value-type="string">
            <text:p>PUNPCKLDQ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dq</text:p>
          </table:table-cell>
          <table:table-cell/>
          <table:table-cell table:style-name="ce6" office:value-type="string">
            <text:p>Interleave low-order doublewords from mm and mm/m32 into mm.</text:p>
          </table:table-cell>
          <table:table-cell table:number-columns-repeated="1008"/>
        </table:table-row>
        <table:table-row table:style-name="ro1">
          <table:table-cell table:style-name="ce6" office:value-type="string">
            <text:p>66 0F 62 /r</text:p>
          </table:table-cell>
          <table:table-cell table:style-name="ce6" office:value-type="string">
            <text:p>PUNPCKL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table-cell table:style-name="ce6" office:value-type="string">
            <text:p>Interleave low-order doublewords from xmm1 and xmm2/m128 into xmm1.</text:p>
          </table:table-cell>
          <table:table-cell table:number-columns-repeated="1008"/>
        </table:table-row>
        <table:table-row table:style-name="ro1">
          <table:table-cell table:style-name="ce6" office:value-type="string">
            <text:p>66 0F 6C /r</text:p>
          </table:table-cell>
          <table:table-cell table:style-name="ce6" office:value-type="string">
            <text:p>PUNPCKLQ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table-cell table:style-name="ce6" office:value-type="string">
            <text:p>Interleave low-order quadword from xmm1 and xmm2/m128 into xmm1 register.</text:p>
          </table:table-cell>
          <table:table-cell table:number-columns-repeated="1008"/>
        </table:table-row>
        <table:table-row table:style-name="ro1">
          <table:table-cell table:style-name="ce6" office:value-type="string">
            <text:p>VEX.NDS.128.66.0F.WIG 60 /r</text:p>
          </table:table-cell>
          <table:table-cell table:style-name="ce6" office:value-type="string">
            <text:p>VPUNPCKLB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table-cell table:style-name="ce6" office:value-type="string">
            <text:p>Interleave low-order bytes from xmm2 and xmm3/m128 into xmm1.</text:p>
          </table:table-cell>
          <table:table-cell table:number-columns-repeated="1008"/>
        </table:table-row>
        <table:table-row table:style-name="ro1">
          <table:table-cell table:style-name="ce6" office:value-type="string">
            <text:p>VEX.NDS.128.66.0F.WIG 61 /r</text:p>
          </table:table-cell>
          <table:table-cell table:style-name="ce6" office:value-type="string">
            <text:p>VPUNPCKLW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table-cell table:style-name="ce6" office:value-type="string">
            <text:p>Interleave low-order words from xmm2 and xmm3/m128 into xmm1.</text:p>
          </table:table-cell>
          <table:table-cell table:number-columns-repeated="1008"/>
        </table:table-row>
        <table:table-row table:style-name="ro1">
          <table:table-cell table:style-name="ce6" office:value-type="string">
            <text:p>VEX.NDS.128.66.0F.WIG 62 /r</text:p>
          </table:table-cell>
          <table:table-cell table:style-name="ce6" office:value-type="string">
            <text:p>VPUNPCKL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table-cell table:style-name="ce6" office:value-type="string">
            <text:p>Interleave low-order doublewords from xmm2 and xmm3/m128 into xmm1.</text:p>
          </table:table-cell>
          <table:table-cell table:number-columns-repeated="1008"/>
        </table:table-row>
        <table:table-row table:style-name="ro1">
          <table:table-cell table:style-name="ce6" office:value-type="string">
            <text:p>VEX.NDS.128.66.0F.WIG 6C /r</text:p>
          </table:table-cell>
          <table:table-cell table:style-name="ce6" office:value-type="string">
            <text:p>VPUNPCKLQ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table-cell table:style-name="ce6" office:value-type="string">
            <text:p>Interleave low-order quadword from xmm2 and xmm3/m128 into xmm1 register.</text:p>
          </table:table-cell>
          <table:table-cell table:number-columns-repeated="1008"/>
        </table:table-row>
        <table:table-row table:style-name="ro1">
          <table:table-cell table:style-name="ce11" office:value-type="string">
            <text:p>VEX.NDS.256.66.0F.WIG 60 /r</text:p>
          </table:table-cell>
          <table:table-cell table:style-name="ce11" office:value-type="string">
            <text:p>VPUNPCKL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bw</text:p>
          </table:table-cell>
          <table:table-cell/>
          <table:table-cell table:style-name="ce11" office:value-type="string">
            <text:p>Interleave low-order bytes from ymm2 and ymm3/m256 into ymm1 register.</text:p>
          </table:table-cell>
          <table:table-cell table:number-columns-repeated="1008"/>
        </table:table-row>
        <table:table-row table:style-name="ro1">
          <table:table-cell table:style-name="ce11" office:value-type="string">
            <text:p>VEX.NDS.256.66.0F.WIG 61 /r</text:p>
          </table:table-cell>
          <table:table-cell table:style-name="ce11" office:value-type="string">
            <text:p>VPUNPCKLW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wd</text:p>
          </table:table-cell>
          <table:table-cell/>
          <table:table-cell table:style-name="ce11" office:value-type="string">
            <text:p>Interleave low-order words from ymm2 and ymm3/m256 into ymm1 register.</text:p>
          </table:table-cell>
          <table:table-cell table:number-columns-repeated="1008"/>
        </table:table-row>
        <table:table-row table:style-name="ro1">
          <table:table-cell table:style-name="ce11" office:value-type="string">
            <text:p>VEX.NDS.256.66.0F.WIG 62 /r</text:p>
          </table:table-cell>
          <table:table-cell table:style-name="ce11" office:value-type="string">
            <text:p>VPUNPCKL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dq</text:p>
          </table:table-cell>
          <table:table-cell/>
          <table:table-cell table:style-name="ce11" office:value-type="string">
            <text:p>Interleave low-order doublewords from ymm2 and ymm3/m256 into ymm1 register.</text:p>
          </table:table-cell>
          <table:table-cell table:number-columns-repeated="1008"/>
        </table:table-row>
        <table:table-row table:style-name="ro1">
          <table:table-cell table:style-name="ce11" office:value-type="string">
            <text:p>VEX.NDS.256.66.0F.WIG 6C /r</text:p>
          </table:table-cell>
          <table:table-cell table:style-name="ce11" office:value-type="string">
            <text:p>VPUNPCKLQ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qdq</text:p>
          </table:table-cell>
          <table:table-cell/>
          <table:table-cell table:style-name="ce11" office:value-type="string">
            <text:p>Interleave low-order quadword from ymm2 and ymm3/m256 into ymm1 register.</text:p>
          </table:table-cell>
          <table:table-cell table:number-columns-repeated="1008"/>
        </table:table-row>
        <table:table-row table:style-name="ro1">
          <table:table-cell table:number-columns-repeated="1023"/>
        </table:table-row>
        <table:table-row table:style-name="ro1">
          <table:table-cell table:style-name="ce6" office:value-type="string">
            <text:p>FF /6</text:p>
          </table:table-cell>
          <table:table-cell table:style-name="ce6" office:value-type="string">
            <text:p>PUSH r/m16 </text:p>
          </table:table-cell>
          <table:table-cell table:style-name="ce6" office:value-type="string">
            <text:p>M</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w</text:p>
          </table:table-cell>
          <table:table-cell table:style-name="ce6"/>
          <table:table-cell table:style-name="ce6" office:value-type="string">
            <text:p>Push r/m16.</text:p>
          </table:table-cell>
          <table:table-cell table:number-columns-repeated="1008"/>
        </table:table-row>
        <table:table-row table:style-name="ro1">
          <table:table-cell table:style-name="ce7" office:value-type="string">
            <text:p>FF /6</text:p>
          </table:table-cell>
          <table:table-cell table:style-name="ce7" office:value-type="string">
            <text:p>PUSH r/m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r/m32.</text:p>
          </table:table-cell>
          <table:table-cell table:style-name="ce26" table:number-columns-repeated="1008"/>
        </table:table-row>
        <table:table-row table:style-name="ro1">
          <table:table-cell table:style-name="ce6" office:value-type="string">
            <text:p>FF /6</text:p>
          </table:table-cell>
          <table:table-cell table:style-name="ce6" office:value-type="string">
            <text:p>PUSH r/m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pushq</text:p>
          </table:table-cell>
          <table:table-cell table:style-name="ce6"/>
          <table:table-cell table:style-name="ce6" office:value-type="string">
            <text:p>Push r/m64.</text:p>
          </table:table-cell>
          <table:table-cell table:number-columns-repeated="1008"/>
        </table:table-row>
        <table:table-row table:style-name="ro1">
          <table:table-cell table:style-name="ce6" office:value-type="string">
            <text:p>50 +rw</text:p>
          </table:table-cell>
          <table:table-cell table:style-name="ce6" office:value-type="string">
            <text:p>PUSH r16</text:p>
          </table:table-cell>
          <table:table-cell table:style-name="ce6" office:value-type="string">
            <text:p>O</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w</text:p>
          </table:table-cell>
          <table:table-cell table:style-name="ce6" office:value-type="string">
            <text:p>YES</text:p>
          </table:table-cell>
          <table:table-cell table:style-name="ce6" office:value-type="string">
            <text:p>Push r16.</text:p>
          </table:table-cell>
          <table:table-cell table:number-columns-repeated="1008"/>
        </table:table-row>
        <table:table-row table:style-name="ro1">
          <table:table-cell table:style-name="ce7" office:value-type="string">
            <text:p>50 +rd</text:p>
          </table:table-cell>
          <table:table-cell table:style-name="ce7" office:value-type="string">
            <text:p>PUSH r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r32.</text:p>
          </table:table-cell>
          <table:table-cell table:style-name="ce26" table:number-columns-repeated="1008"/>
        </table:table-row>
        <table:table-row table:style-name="ro1">
          <table:table-cell table:style-name="ce6" office:value-type="string">
            <text:p>50 +rd</text:p>
          </table:table-cell>
          <table:table-cell table:style-name="ce6" office:value-type="string">
            <text:p>PUSH r64</text:p>
          </table:table-cell>
          <table:table-cell table:style-name="ce6" office:value-type="string">
            <text:p>O</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pushq</text:p>
          </table:table-cell>
          <table:table-cell table:style-name="ce6" office:value-type="string">
            <text:p>YES</text:p>
          </table:table-cell>
          <table:table-cell table:style-name="ce6" office:value-type="string">
            <text:p>Push r64.</text:p>
          </table:table-cell>
          <table:table-cell table:number-columns-repeated="1008"/>
        </table:table-row>
        <table:table-row table:style-name="ro1">
          <table:table-cell table:style-name="ce6" office:value-type="string">
            <text:p>6A</text:p>
          </table:table-cell>
          <table:table-cell table:style-name="ce6" office:value-type="string">
            <text:p>PUSH imm8</text:p>
          </table:table-cell>
          <table:table-cell table:style-name="ce6" office:value-type="string">
            <text:p>I</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text:p>
          </table:table-cell>
          <table:table-cell table:style-name="ce6"/>
          <table:table-cell table:style-name="ce6" office:value-type="string">
            <text:p>Push imm8.</text:p>
          </table:table-cell>
          <table:table-cell table:number-columns-repeated="1008"/>
        </table:table-row>
        <table:table-row table:style-name="ro1">
          <table:table-cell table:style-name="ce4" office:value-type="float" office:value="68">
            <text:p>68</text:p>
          </table:table-cell>
          <table:table-cell table:style-name="ce6" office:value-type="string">
            <text:p>PUSH imm16</text:p>
          </table:table-cell>
          <table:table-cell table:style-name="ce6" office:value-type="string">
            <text:p>I</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text:p>
          </table:table-cell>
          <table:table-cell table:style-name="ce6"/>
          <table:table-cell table:style-name="ce6" office:value-type="string">
            <text:p>Push imm16.</text:p>
          </table:table-cell>
          <table:table-cell table:number-columns-repeated="1008"/>
        </table:table-row>
        <table:table-row table:style-name="ro1">
          <table:table-cell table:style-name="ce4" office:value-type="float" office:value="68">
            <text:p>68</text:p>
          </table:table-cell>
          <table:table-cell table:style-name="ce6" office:value-type="string">
            <text:p>PUSH imm32</text:p>
          </table:table-cell>
          <table:table-cell table:style-name="ce6" office:value-type="string">
            <text:p>I</text:p>
          </table:table-cell>
          <table:table-cell table:style-name="ce6" office:value-type="string">
            <text:p>R</text:p>
          </table:table-cell>
          <table:table-cell table:style-name="ce6" table:number-columns-repeated="5"/>
          <table:table-cell table:style-name="ce6" office:value-type="string">
            <text:p>V</text:p>
          </table:table-cell>
          <table:table-cell office:value-type="string">
            <text:p>V</text:p>
          </table:table-cell>
          <table:table-cell/>
          <table:table-cell table:style-name="ce6" office:value-type="string">
            <text:p>push</text:p>
          </table:table-cell>
          <table:table-cell/>
          <table:table-cell table:style-name="ce6" office:value-type="string">
            <text:p>Push imm32.</text:p>
          </table:table-cell>
          <table:table-cell table:number-columns-repeated="1008"/>
        </table:table-row>
        <table:table-row table:style-name="ro1">
          <table:table-cell table:style-name="ce7" office:value-type="string">
            <text:p>0E</text:p>
          </table:table-cell>
          <table:table-cell table:style-name="ce7" office:value-type="string">
            <text:p>PUSH C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CS.</text:p>
          </table:table-cell>
          <table:table-cell table:style-name="ce26" table:number-columns-repeated="1008"/>
        </table:table-row>
        <table:table-row table:style-name="ro1">
          <table:table-cell table:style-name="ce2" office:value-type="float" office:value="16">
            <text:p>16</text:p>
          </table:table-cell>
          <table:table-cell table:style-name="ce7" office:value-type="string">
            <text:p>PUSH S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SS.</text:p>
          </table:table-cell>
          <table:table-cell table:style-name="ce26" table:number-columns-repeated="1008"/>
        </table:table-row>
        <table:table-row table:style-name="ro1">
          <table:table-cell table:style-name="ce7" office:value-type="string">
            <text:p>1E</text:p>
          </table:table-cell>
          <table:table-cell table:style-name="ce7" office:value-type="string">
            <text:p>PUSH D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DS.</text:p>
          </table:table-cell>
          <table:table-cell table:style-name="ce26" table:number-columns-repeated="1008"/>
        </table:table-row>
        <table:table-row table:style-name="ro1">
          <table:table-cell table:style-name="ce13" office:value-type="string">
            <text:p>06</text:p>
          </table:table-cell>
          <table:table-cell table:style-name="ce7" office:value-type="string">
            <text:p>PUSH E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ES.</text:p>
          </table:table-cell>
          <table:table-cell table:style-name="ce26" table:number-columns-repeated="1008"/>
        </table:table-row>
        <table:table-row table:style-name="ro1">
          <table:table-cell table:style-name="ce6" office:value-type="string">
            <text:p>0F A0</text:p>
          </table:table-cell>
          <table:table-cell table:style-name="ce6" office:value-type="string">
            <text:p>PUSH FS</text:p>
          </table:table-cell>
          <table:table-cell table:style-name="ce6" office:value-type="string">
            <text:p>NP</text:p>
          </table:table-cell>
          <table:table-cell table:style-name="ce6" office:value-type="string">
            <text:p>R</text:p>
          </table:table-cell>
          <table:table-cell table:style-name="ce6" table:number-columns-repeated="5"/>
          <table:table-cell table:style-name="ce6" office:value-type="string">
            <text:p>V</text:p>
          </table:table-cell>
          <table:table-cell office:value-type="string">
            <text:p>V</text:p>
          </table:table-cell>
          <table:table-cell/>
          <table:table-cell office:value-type="string">
            <text:p>pushq</text:p>
          </table:table-cell>
          <table:table-cell/>
          <table:table-cell table:style-name="ce25" office:value-type="string">
            <text:p><text:span text:style-name="T23">Push FS</text:span><text:span text:style-name="T24">.</text:span></text:p>
          </table:table-cell>
          <table:table-cell table:number-columns-repeated="1008"/>
        </table:table-row>
        <table:table-row table:style-name="ro1">
          <table:table-cell table:style-name="ce6" office:value-type="string">
            <text:p>0F A8</text:p>
          </table:table-cell>
          <table:table-cell table:style-name="ce6" office:value-type="string">
            <text:p>PUSH GS</text:p>
          </table:table-cell>
          <table:table-cell table:style-name="ce6" office:value-type="string">
            <text:p>NP</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q</text:p>
          </table:table-cell>
          <table:table-cell table:style-name="ce6"/>
          <table:table-cell table:style-name="ce6" office:value-type="string">
            <text:p>Push GS.</text:p>
          </table:table-cell>
          <table:table-cell table:number-columns-repeated="1008"/>
        </table:table-row>
        <table:table-row table:style-name="ro1">
          <table:table-cell table:number-columns-repeated="1023"/>
        </table:table-row>
        <table:table-row table:style-name="ro1">
          <table:table-cell table:style-name="ce2" office:value-type="float" office:value="60">
            <text:p>60</text:p>
          </table:table-cell>
          <table:table-cell table:style-name="ce7" office:value-type="string">
            <text:p>PUSH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Push AX, CX, DX, BX, original SP, BP, SI, and DI.</text:p>
          </table:table-cell>
          <table:table-cell table:style-name="ce26" table:number-columns-repeated="1008"/>
        </table:table-row>
        <table:table-row table:style-name="ro1">
          <table:table-cell table:style-name="ce2" office:value-type="float" office:value="60">
            <text:p>60</text:p>
          </table:table-cell>
          <table:table-cell table:style-name="ce7" office:value-type="string">
            <text:p>PUSHAD</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Push EAX, ECX, EDX, EBX, original ESP, EBP, ESI, and EDI.</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9C</text:p>
          </table:table-cell>
          <table:table-cell table:style-name="ce6" office:value-type="string">
            <text:p>PUSHF</text:p>
          </table:table-cell>
          <table:table-cell table:style-name="ce6" office:value-type="string">
            <text:p>NP</text:p>
          </table:table-cell>
          <table:table-cell table:style-name="ce6"/>
          <table:table-cell table:style-name="ce6" office:value-type="string">
            <text:p>E.*</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pushf</text:p>
          </table:table-cell>
          <table:table-cell table:style-name="ce6"/>
          <table:table-cell table:style-name="ce6" office:value-type="string">
            <text:p>Push lower 16 bits of EFLAGS.</text:p>
          </table:table-cell>
          <table:table-cell table:number-columns-repeated="1008"/>
        </table:table-row>
        <table:table-row table:style-name="ro1">
          <table:table-cell table:style-name="ce7" office:value-type="string">
            <text:p>9C</text:p>
          </table:table-cell>
          <table:table-cell table:style-name="ce7" office:value-type="string">
            <text:p>PUSHFD</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EFLAGS.</text:p>
          </table:table-cell>
          <table:table-cell table:style-name="ce26" table:number-columns-repeated="1008"/>
        </table:table-row>
        <table:table-row table:style-name="ro1">
          <table:table-cell table:style-name="ce6" office:value-type="string">
            <text:p>9C</text:p>
          </table:table-cell>
          <table:table-cell table:style-name="ce6" office:value-type="string">
            <text:p>PUSHFQ</text:p>
          </table:table-cell>
          <table:table-cell table:style-name="ce6" office:value-type="string">
            <text:p>NP</text:p>
          </table:table-cell>
          <table:table-cell table:style-name="ce6"/>
          <table:table-cell table:style-name="ce6" office:value-type="string">
            <text:p>E.*</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pushfq</text:p>
          </table:table-cell>
          <table:table-cell table:style-name="ce6"/>
          <table:table-cell table:style-name="ce6" office:value-type="string">
            <text:p>Push RFLAGS.</text:p>
          </table:table-cell>
          <table:table-cell table:number-columns-repeated="1008"/>
        </table:table-row>
        <table:table-row table:style-name="ro1">
          <table:table-cell table:number-columns-repeated="1023"/>
        </table:table-row>
        <table:table-row table:style-name="ro1">
          <table:table-cell table:style-name="ce12" office:value-type="string">
            <text:p>0F EF /r</text:p>
          </table:table-cell>
          <table:table-cell table:style-name="ce6" office:value-type="string">
            <text:p>PXOR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MMX</text:p>
          </table:table-cell>
          <table:table-cell table:style-name="ce6" office:value-type="string">
            <text:p>pxor</text:p>
          </table:table-cell>
          <table:table-cell table:style-name="ce6"/>
          <table:table-cell table:style-name="ce6" office:value-type="string">
            <text:p>Bitwise XOR of mm/m64 and mm.</text:p>
          </table:table-cell>
          <table:table-cell table:number-columns-repeated="1008"/>
        </table:table-row>
        <table:table-row table:style-name="ro1">
          <table:table-cell table:style-name="ce6" office:value-type="string">
            <text:p>66 0F EF /r</text:p>
          </table:table-cell>
          <table:table-cell table:style-name="ce6" office:value-type="string">
            <text:p>PXOR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pxor</text:p>
          </table:table-cell>
          <table:table-cell table:style-name="ce6"/>
          <table:table-cell table:style-name="ce6" office:value-type="string">
            <text:p>Bitwise XOR of xmm2/m128 and xmm1. </text:p>
          </table:table-cell>
          <table:table-cell table:number-columns-repeated="1008"/>
        </table:table-row>
        <table:table-row table:style-name="ro1">
          <table:table-cell table:style-name="ce6" office:value-type="string">
            <text:p>VEX.NDS.128.66.0F.WIG EF /r</text:p>
          </table:table-cell>
          <table:table-cell table:style-name="ce6" office:value-type="string">
            <text:p>VPXOR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xor</text:p>
          </table:table-cell>
          <table:table-cell table:style-name="ce6"/>
          <table:table-cell table:style-name="ce6" office:value-type="string">
            <text:p>Bitwise XOR of xmm3/m128 and xmm2.</text:p>
          </table:table-cell>
          <table:table-cell table:number-columns-repeated="1008"/>
        </table:table-row>
        <table:table-row table:style-name="ro1">
          <table:table-cell table:style-name="ce11" office:value-type="string">
            <text:p>VEX.NDS.256.66.0F.WIG EF /r</text:p>
          </table:table-cell>
          <table:table-cell table:style-name="ce11" office:value-type="string">
            <text:p>VPXOR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xor</text:p>
          </table:table-cell>
          <table:table-cell table:style-name="ce6"/>
          <table:table-cell table:style-name="ce11" office:value-type="string">
            <text:p>Bitwise XOR of ymm3/m256 and ymm2.</text:p>
          </table:table-cell>
          <table:table-cell table:number-columns-repeated="1008"/>
        </table:table-row>
        <table:table-row table:style-name="ro1">
          <table:table-cell table:number-columns-repeated="1023"/>
        </table:table-row>
        <table:table-row table:style-name="ro1">
          <table:table-cell table:style-name="ce6" office:value-type="string">
            <text:p>D0 /2</text:p>
          </table:table-cell>
          <table:table-cell table:style-name="ce6" office:value-type="string">
            <text:p>RC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once.</text:p>
          </table:table-cell>
          <table:table-cell table:number-columns-repeated="1008"/>
        </table:table-row>
        <table:table-row table:style-name="ro1">
          <table:table-cell table:style-name="ce6" office:value-type="string">
            <text:p>REX+ D0 /2</text:p>
          </table:table-cell>
          <table:table-cell table:style-name="ce6" office:value-type="string">
            <text:p>RC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once.</text:p>
          </table:table-cell>
          <table:table-cell table:number-columns-repeated="1008"/>
        </table:table-row>
        <table:table-row table:style-name="ro1">
          <table:table-cell table:style-name="ce6" office:value-type="string">
            <text:p>D2 /2</text:p>
          </table:table-cell>
          <table:table-cell table:style-name="ce6" office:value-type="string">
            <text:p>RC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CL times.</text:p>
          </table:table-cell>
          <table:table-cell table:number-columns-repeated="1008"/>
        </table:table-row>
        <table:table-row table:style-name="ro1">
          <table:table-cell table:style-name="ce6" office:value-type="string">
            <text:p>REX+ D2 /2</text:p>
          </table:table-cell>
          <table:table-cell table:style-name="ce6" office:value-type="string">
            <text:p>RC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CL times.</text:p>
          </table:table-cell>
          <table:table-cell table:number-columns-repeated="1008"/>
        </table:table-row>
        <table:table-row table:style-name="ro1">
          <table:table-cell table:style-name="ce6" office:value-type="string">
            <text:p>C0 /2 ib</text:p>
          </table:table-cell>
          <table:table-cell table:style-name="ce6" office:value-type="string">
            <text:p>RC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imm8 times.</text:p>
          </table:table-cell>
          <table:table-cell table:number-columns-repeated="1008"/>
        </table:table-row>
        <table:table-row table:style-name="ro1">
          <table:table-cell table:style-name="ce6" office:value-type="string">
            <text:p>REX+ C0 /2 ib</text:p>
          </table:table-cell>
          <table:table-cell table:style-name="ce6" office:value-type="string">
            <text:p>RC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imm8 times.</text:p>
          </table:table-cell>
          <table:table-cell table:number-columns-repeated="1008"/>
        </table:table-row>
        <table:table-row table:style-name="ro1">
          <table:table-cell table:style-name="ce6" office:value-type="string">
            <text:p>D1 /2</text:p>
          </table:table-cell>
          <table:table-cell table:style-name="ce6" office:value-type="string">
            <text:p>RC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once.</text:span></text:p>
          </table:table-cell>
          <table:table-cell table:number-columns-repeated="1008"/>
        </table:table-row>
        <table:table-row table:style-name="ro1">
          <table:table-cell table:style-name="ce6" office:value-type="string">
            <text:p>D3 /2</text:p>
          </table:table-cell>
          <table:table-cell table:style-name="ce6" office:value-type="string">
            <text:p>RC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CL times.</text:span></text:p>
          </table:table-cell>
          <table:table-cell table:number-columns-repeated="1008"/>
        </table:table-row>
        <table:table-row table:style-name="ro1">
          <table:table-cell table:style-name="ce6" office:value-type="string">
            <text:p>C1 /2 ib</text:p>
          </table:table-cell>
          <table:table-cell table:style-name="ce6" office:value-type="string">
            <text:p>RC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imm8 times.</text:span></text:p>
          </table:table-cell>
          <table:table-cell table:number-columns-repeated="1008"/>
        </table:table-row>
        <table:table-row table:style-name="ro1">
          <table:table-cell table:style-name="ce6" office:value-type="string">
            <text:p>D1 /2</text:p>
          </table:table-cell>
          <table:table-cell table:style-name="ce6" office:value-type="string">
            <text:p>RC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once.</text:span></text:p>
          </table:table-cell>
          <table:table-cell table:number-columns-repeated="1008"/>
        </table:table-row>
        <table:table-row table:style-name="ro1">
          <table:table-cell table:style-name="ce6" office:value-type="string">
            <text:p>REX.W+ D1 /2</text:p>
          </table:table-cell>
          <table:table-cell table:style-name="ce6" office:value-type="string">
            <text:p>RC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once. Uses a 6 bit count.</text:span></text:p>
          </table:table-cell>
          <table:table-cell table:number-columns-repeated="1008"/>
        </table:table-row>
        <table:table-row table:style-name="ro1">
          <table:table-cell table:style-name="ce6" office:value-type="string">
            <text:p>D3 /2</text:p>
          </table:table-cell>
          <table:table-cell table:style-name="ce6" office:value-type="string">
            <text:p>RC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CL times.</text:span></text:p>
          </table:table-cell>
          <table:table-cell table:number-columns-repeated="1008"/>
        </table:table-row>
        <table:table-row table:style-name="ro1">
          <table:table-cell table:style-name="ce6" office:value-type="string">
            <text:p>REX.W+ D3 /2</text:p>
          </table:table-cell>
          <table:table-cell table:style-name="ce6" office:value-type="string">
            <text:p>RC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CL times. Uses a 6 bit count.</text:span></text:p>
          </table:table-cell>
          <table:table-cell table:number-columns-repeated="1008"/>
        </table:table-row>
        <table:table-row table:style-name="ro1">
          <table:table-cell table:style-name="ce6" office:value-type="string">
            <text:p>C1 /2 ib</text:p>
          </table:table-cell>
          <table:table-cell table:style-name="ce6" office:value-type="string">
            <text:p>RC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imm8 times.</text:span></text:p>
          </table:table-cell>
          <table:table-cell table:number-columns-repeated="1008"/>
        </table:table-row>
        <table:table-row table:style-name="ro3">
          <table:table-cell table:style-name="ce6" office:value-type="string">
            <text:p>REX.W+ C1 /2 ib</text:p>
          </table:table-cell>
          <table:table-cell table:style-name="ce6" office:value-type="string">
            <text:p>RC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imm8 times. Uses a 6 bit count.</text:span></text:p>
          </table:table-cell>
          <table:table-cell table:number-columns-repeated="1008"/>
        </table:table-row>
        <table:table-row table:style-name="ro1">
          <table:table-cell table:style-name="ce6" office:value-type="string">
            <text:p>D0 /3</text:p>
          </table:table-cell>
          <table:table-cell table:style-name="ce6" office:value-type="string">
            <text:p>RC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once.</text:p>
          </table:table-cell>
          <table:table-cell table:number-columns-repeated="1008"/>
        </table:table-row>
        <table:table-row table:style-name="ro1">
          <table:table-cell table:style-name="ce6" office:value-type="string">
            <text:p>REX+ D0 /3</text:p>
          </table:table-cell>
          <table:table-cell table:style-name="ce6" office:value-type="string">
            <text:p>RC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once.</text:p>
          </table:table-cell>
          <table:table-cell table:number-columns-repeated="1008"/>
        </table:table-row>
        <table:table-row table:style-name="ro1">
          <table:table-cell table:style-name="ce6" office:value-type="string">
            <text:p>D2 /3</text:p>
          </table:table-cell>
          <table:table-cell table:style-name="ce6" office:value-type="string">
            <text:p>RC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CL times.</text:p>
          </table:table-cell>
          <table:table-cell table:number-columns-repeated="1008"/>
        </table:table-row>
        <table:table-row table:style-name="ro1">
          <table:table-cell table:style-name="ce6" office:value-type="string">
            <text:p>REX+ D2 /3</text:p>
          </table:table-cell>
          <table:table-cell table:style-name="ce6" office:value-type="string">
            <text:p>RC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CL times.</text:p>
          </table:table-cell>
          <table:table-cell table:number-columns-repeated="1008"/>
        </table:table-row>
        <table:table-row table:style-name="ro1">
          <table:table-cell table:style-name="ce6" office:value-type="string">
            <text:p>C0 /3 ib</text:p>
          </table:table-cell>
          <table:table-cell table:style-name="ce6" office:value-type="string">
            <text:p>RC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imm8 times.</text:p>
          </table:table-cell>
          <table:table-cell table:number-columns-repeated="1008"/>
        </table:table-row>
        <table:table-row table:style-name="ro1">
          <table:table-cell table:style-name="ce6" office:value-type="string">
            <text:p>REX+ C0 /3 ib</text:p>
          </table:table-cell>
          <table:table-cell table:style-name="ce6" office:value-type="string">
            <text:p>RC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imm8 times.</text:p>
          </table:table-cell>
          <table:table-cell table:number-columns-repeated="1008"/>
        </table:table-row>
        <table:table-row table:style-name="ro1">
          <table:table-cell table:style-name="ce6" office:value-type="string">
            <text:p>D1 /3</text:p>
          </table:table-cell>
          <table:table-cell table:style-name="ce6" office:value-type="string">
            <text:p>RC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once.</text:span></text:p>
          </table:table-cell>
          <table:table-cell table:number-columns-repeated="1008"/>
        </table:table-row>
        <table:table-row table:style-name="ro1">
          <table:table-cell table:style-name="ce6" office:value-type="string">
            <text:p>D3 /3</text:p>
          </table:table-cell>
          <table:table-cell table:style-name="ce6" office:value-type="string">
            <text:p>RC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CL times.</text:span></text:p>
          </table:table-cell>
          <table:table-cell table:number-columns-repeated="1008"/>
        </table:table-row>
        <table:table-row table:style-name="ro1">
          <table:table-cell table:style-name="ce6" office:value-type="string">
            <text:p>C1 /3 ib</text:p>
          </table:table-cell>
          <table:table-cell table:style-name="ce6" office:value-type="string">
            <text:p>RC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imm8 times.</text:span></text:p>
          </table:table-cell>
          <table:table-cell table:number-columns-repeated="1008"/>
        </table:table-row>
        <table:table-row table:style-name="ro1">
          <table:table-cell table:style-name="ce6" office:value-type="string">
            <text:p>D1 /3</text:p>
          </table:table-cell>
          <table:table-cell table:style-name="ce6" office:value-type="string">
            <text:p>RC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once. Uses a 6 bit count.</text:span></text:p>
          </table:table-cell>
          <table:table-cell table:number-columns-repeated="1008"/>
        </table:table-row>
        <table:table-row table:style-name="ro1">
          <table:table-cell table:style-name="ce6" office:value-type="string">
            <text:p>REX.W+ D1 /3</text:p>
          </table:table-cell>
          <table:table-cell table:style-name="ce6" office:value-type="string">
            <text:p>RC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once. Uses a 6 bit count.</text:span></text:p>
          </table:table-cell>
          <table:table-cell table:number-columns-repeated="1008"/>
        </table:table-row>
        <table:table-row table:style-name="ro1">
          <table:table-cell table:style-name="ce6" office:value-type="string">
            <text:p>D3 /3</text:p>
          </table:table-cell>
          <table:table-cell table:style-name="ce6" office:value-type="string">
            <text:p>RC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CL times.</text:span></text:p>
          </table:table-cell>
          <table:table-cell table:number-columns-repeated="1008"/>
        </table:table-row>
        <table:table-row table:style-name="ro1">
          <table:table-cell table:style-name="ce6" office:value-type="string">
            <text:p>REX.W+ D3 /3</text:p>
          </table:table-cell>
          <table:table-cell table:style-name="ce6" office:value-type="string">
            <text:p>RC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CL times. Uses a 6 bit count.</text:span></text:p>
          </table:table-cell>
          <table:table-cell table:number-columns-repeated="1008"/>
        </table:table-row>
        <table:table-row table:style-name="ro1">
          <table:table-cell table:style-name="ce6" office:value-type="string">
            <text:p>C1 /3 ib</text:p>
          </table:table-cell>
          <table:table-cell table:style-name="ce6" office:value-type="string">
            <text:p>RC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imm8 times.</text:span></text:p>
          </table:table-cell>
          <table:table-cell table:number-columns-repeated="1008"/>
        </table:table-row>
        <table:table-row table:style-name="ro1">
          <table:table-cell table:style-name="ce6" office:value-type="string">
            <text:p>REX.W+ C1 /3 ib</text:p>
          </table:table-cell>
          <table:table-cell table:style-name="ce6" office:value-type="string">
            <text:p>RC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imm8 times. Uses a 6 bit count.</text:span></text:p>
          </table:table-cell>
          <table:table-cell table:number-columns-repeated="1008"/>
        </table:table-row>
        <table:table-row table:style-name="ro1">
          <table:table-cell table:style-name="ce6" office:value-type="string">
            <text:p>D0 /0</text:p>
          </table:table-cell>
          <table:table-cell table:style-name="ce6" office:value-type="string">
            <text:p>RO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once.</text:span></text:p>
          </table:table-cell>
          <table:table-cell table:number-columns-repeated="1008"/>
        </table:table-row>
        <table:table-row table:style-name="ro1">
          <table:table-cell table:style-name="ce6" office:value-type="string">
            <text:p>REX+ D0 /0</text:p>
          </table:table-cell>
          <table:table-cell table:style-name="ce6" office:value-type="string">
            <text:p>RO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once.</text:span></text:p>
          </table:table-cell>
          <table:table-cell table:number-columns-repeated="1008"/>
        </table:table-row>
        <table:table-row table:style-name="ro1">
          <table:table-cell table:style-name="ce6" office:value-type="string">
            <text:p>D2 /0</text:p>
          </table:table-cell>
          <table:table-cell table:style-name="ce6" office:value-type="string">
            <text:p>RO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l<text:span text:style-name="T23">eft CL times.</text:span></text:p>
          </table:table-cell>
          <table:table-cell table:number-columns-repeated="1008"/>
        </table:table-row>
        <table:table-row table:style-name="ro1">
          <table:table-cell table:style-name="ce6" office:value-type="string">
            <text:p>REX+ D2 /0</text:p>
          </table:table-cell>
          <table:table-cell table:style-name="ce6" office:value-type="string">
            <text:p>RO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l<text:span text:style-name="T23">eft CL times.</text:span></text:p>
          </table:table-cell>
          <table:table-cell table:number-columns-repeated="1008"/>
        </table:table-row>
        <table:table-row table:style-name="ro1">
          <table:table-cell table:style-name="ce6" office:value-type="string">
            <text:p>C0 /0 ib</text:p>
          </table:table-cell>
          <table:table-cell table:style-name="ce6" office:value-type="string">
            <text:p>RO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imm8 times.</text:span></text:p>
          </table:table-cell>
          <table:table-cell table:number-columns-repeated="1008"/>
        </table:table-row>
        <table:table-row table:style-name="ro1">
          <table:table-cell table:style-name="ce6" office:value-type="string">
            <text:p>REX+ C0 /0 ib</text:p>
          </table:table-cell>
          <table:table-cell table:style-name="ce6" office:value-type="string">
            <text:p>RO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left imm8 times.</text:p>
          </table:table-cell>
          <table:table-cell table:number-columns-repeated="1008"/>
        </table:table-row>
        <table:table-row table:style-name="ro1">
          <table:table-cell table:style-name="ce6" office:value-type="string">
            <text:p>D1 /0</text:p>
          </table:table-cell>
          <table:table-cell table:style-name="ce6" office:value-type="string">
            <text:p>RO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once.</text:p>
          </table:table-cell>
          <table:table-cell table:number-columns-repeated="1008"/>
        </table:table-row>
        <table:table-row table:style-name="ro1">
          <table:table-cell table:style-name="ce6" office:value-type="string">
            <text:p>D3 /0</text:p>
          </table:table-cell>
          <table:table-cell table:style-name="ce6" office:value-type="string">
            <text:p>RO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CL times.</text:p>
          </table:table-cell>
          <table:table-cell table:number-columns-repeated="1008"/>
        </table:table-row>
        <table:table-row table:style-name="ro1">
          <table:table-cell table:style-name="ce6" office:value-type="string">
            <text:p>C1 /0 ib</text:p>
          </table:table-cell>
          <table:table-cell table:style-name="ce6" office:value-type="string">
            <text:p>RO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imm8 times.</text:p>
          </table:table-cell>
          <table:table-cell table:number-columns-repeated="1008"/>
        </table:table-row>
        <table:table-row table:style-name="ro1">
          <table:table-cell table:style-name="ce6" office:value-type="string">
            <text:p>D1 /0</text:p>
          </table:table-cell>
          <table:table-cell table:style-name="ce6" office:value-type="string">
            <text:p>RO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once.</text:p>
          </table:table-cell>
          <table:table-cell table:number-columns-repeated="1008"/>
        </table:table-row>
        <table:table-row table:style-name="ro1">
          <table:table-cell table:style-name="ce6" office:value-type="string">
            <text:p>REX.W+ D1 /0</text:p>
          </table:table-cell>
          <table:table-cell table:style-name="ce6" office:value-type="string">
            <text:p>RO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once. Uses a 6 bit count.</text:p>
          </table:table-cell>
          <table:table-cell table:number-columns-repeated="1008"/>
        </table:table-row>
        <table:table-row table:style-name="ro1">
          <table:table-cell table:style-name="ce6" office:value-type="string">
            <text:p>D3 /0</text:p>
          </table:table-cell>
          <table:table-cell table:style-name="ce6" office:value-type="string">
            <text:p>RO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CL times.</text:p>
          </table:table-cell>
          <table:table-cell table:number-columns-repeated="1008"/>
        </table:table-row>
        <table:table-row table:style-name="ro1">
          <table:table-cell table:style-name="ce6" office:value-type="string">
            <text:p>REX.W+ D3 /0</text:p>
          </table:table-cell>
          <table:table-cell table:style-name="ce6" office:value-type="string">
            <text:p>RO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CL times. Uses a 6 bit count.</text:p>
          </table:table-cell>
          <table:table-cell table:number-columns-repeated="1008"/>
        </table:table-row>
        <table:table-row table:style-name="ro1">
          <table:table-cell table:style-name="ce6" office:value-type="string">
            <text:p>C1 /0 ib</text:p>
          </table:table-cell>
          <table:table-cell table:style-name="ce6" office:value-type="string">
            <text:p>RO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imm8 times.</text:p>
          </table:table-cell>
          <table:table-cell table:number-columns-repeated="1008"/>
        </table:table-row>
        <table:table-row table:style-name="ro1">
          <table:table-cell table:style-name="ce6" office:value-type="string">
            <text:p><text:span text:style-name="T1">REX.W+ </text:span>C1 /0 ib</text:p>
          </table:table-cell>
          <table:table-cell table:style-name="ce6" office:value-type="string">
            <text:p>RO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imm8 times. Uses a 6 bit count.</text:p>
          </table:table-cell>
          <table:table-cell table:number-columns-repeated="1008"/>
        </table:table-row>
        <table:table-row table:style-name="ro1">
          <table:table-cell table:style-name="ce6" office:value-type="string">
            <text:p>D0 /1</text:p>
          </table:table-cell>
          <table:table-cell table:style-name="ce6" office:value-type="string">
            <text:p>RO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8 right once.</text:p>
          </table:table-cell>
          <table:table-cell table:number-columns-repeated="1008"/>
        </table:table-row>
        <table:table-row table:style-name="ro1">
          <table:table-cell table:style-name="ce6" office:value-type="string">
            <text:p>REX+ D0 /1</text:p>
          </table:table-cell>
          <table:table-cell table:style-name="ce6" office:value-type="string">
            <text:p>RO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8 right once.</text:p>
          </table:table-cell>
          <table:table-cell table:number-columns-repeated="1008"/>
        </table:table-row>
        <table:table-row table:style-name="ro1">
          <table:table-cell table:style-name="ce6" office:value-type="string">
            <text:p>D2 /1</text:p>
          </table:table-cell>
          <table:table-cell table:style-name="ce6" office:value-type="string">
            <text:p>RO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8 right CL times.</text:p>
          </table:table-cell>
          <table:table-cell table:number-columns-repeated="1008"/>
        </table:table-row>
        <table:table-row table:style-name="ro1">
          <table:table-cell table:style-name="ce6" office:value-type="string">
            <text:p>REX+ D2 /1</text:p>
          </table:table-cell>
          <table:table-cell table:style-name="ce6" office:value-type="string">
            <text:p>RO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8 right CL times.</text:p>
          </table:table-cell>
          <table:table-cell table:number-columns-repeated="1008"/>
        </table:table-row>
        <table:table-row table:style-name="ro1">
          <table:table-cell table:style-name="ce6" office:value-type="string">
            <text:p>C0 /1 ib</text:p>
          </table:table-cell>
          <table:table-cell table:style-name="ce6" office:value-type="string">
            <text:p>R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16 right imm8 times.</text:p>
          </table:table-cell>
          <table:table-cell table:number-columns-repeated="1008"/>
        </table:table-row>
        <table:table-row table:style-name="ro1">
          <table:table-cell table:style-name="ce6" office:value-type="string">
            <text:p>REX+ C0 /1 ib</text:p>
          </table:table-cell>
          <table:table-cell table:style-name="ce6" office:value-type="string">
            <text:p>R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16 right imm8 times.</text:p>
          </table:table-cell>
          <table:table-cell table:number-columns-repeated="1008"/>
        </table:table-row>
        <table:table-row table:style-name="ro1">
          <table:table-cell table:style-name="ce6" office:value-type="string">
            <text:p>D1 /1</text:p>
          </table:table-cell>
          <table:table-cell table:style-name="ce6" office:value-type="string">
            <text:p>RO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once.</text:p>
          </table:table-cell>
          <table:table-cell table:number-columns-repeated="1008"/>
        </table:table-row>
        <table:table-row table:style-name="ro1">
          <table:table-cell table:style-name="ce6" office:value-type="string">
            <text:p>D3 /1</text:p>
          </table:table-cell>
          <table:table-cell table:style-name="ce6" office:value-type="string">
            <text:p>RO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CL times.</text:p>
          </table:table-cell>
          <table:table-cell table:number-columns-repeated="1008"/>
        </table:table-row>
        <table:table-row table:style-name="ro1">
          <table:table-cell table:style-name="ce6" office:value-type="string">
            <text:p>C1 /1 ib</text:p>
          </table:table-cell>
          <table:table-cell table:style-name="ce6" office:value-type="string">
            <text:p>RO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imm8 times.</text:p>
          </table:table-cell>
          <table:table-cell table:number-columns-repeated="1008"/>
        </table:table-row>
        <table:table-row table:style-name="ro1">
          <table:table-cell table:style-name="ce6" office:value-type="string">
            <text:p>D1 /1</text:p>
          </table:table-cell>
          <table:table-cell table:style-name="ce6" office:value-type="string">
            <text:p>RO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once.</text:p>
          </table:table-cell>
          <table:table-cell table:number-columns-repeated="1008"/>
        </table:table-row>
        <table:table-row table:style-name="ro1">
          <table:table-cell table:style-name="ce6" office:value-type="string">
            <text:p>REX.W+ D1 /1</text:p>
          </table:table-cell>
          <table:table-cell table:style-name="ce6" office:value-type="string">
            <text:p>RO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once. Uses a 6 bit count.</text:p>
          </table:table-cell>
          <table:table-cell table:number-columns-repeated="1008"/>
        </table:table-row>
        <table:table-row table:style-name="ro1">
          <table:table-cell table:style-name="ce6" office:value-type="string">
            <text:p>D3 /1</text:p>
          </table:table-cell>
          <table:table-cell table:style-name="ce6" office:value-type="string">
            <text:p>RO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CL times.</text:p>
          </table:table-cell>
          <table:table-cell table:number-columns-repeated="1008"/>
        </table:table-row>
        <table:table-row table:style-name="ro1">
          <table:table-cell table:style-name="ce6" office:value-type="string">
            <text:p>REX.W+ D3 /1</text:p>
          </table:table-cell>
          <table:table-cell table:style-name="ce6" office:value-type="string">
            <text:p>RO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CL times. Uses a 6 bit count.</text:p>
          </table:table-cell>
          <table:table-cell table:number-columns-repeated="1008"/>
        </table:table-row>
        <table:table-row table:style-name="ro1">
          <table:table-cell table:style-name="ce6" office:value-type="string">
            <text:p>C1 /1 ib</text:p>
          </table:table-cell>
          <table:table-cell table:style-name="ce6" office:value-type="string">
            <text:p>RO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imm8 times.</text:p>
          </table:table-cell>
          <table:table-cell table:number-columns-repeated="1008"/>
        </table:table-row>
        <table:table-row table:style-name="ro1">
          <table:table-cell table:style-name="ce6" office:value-type="string">
            <text:p>REX.W+ C1 /1 ib</text:p>
          </table:table-cell>
          <table:table-cell table:style-name="ce6" office:value-type="string">
            <text:p>RO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imm8 times. Uses a 6 bit count.</text:p>
          </table:table-cell>
          <table:table-cell table:number-columns-repeated="1008"/>
        </table:table-row>
        <table:table-row table:style-name="ro1">
          <table:table-cell table:number-columns-repeated="1023"/>
        </table:table-row>
        <table:table-row table:style-name="ro1">
          <table:table-cell table:style-name="ce6" office:value-type="string">
            <text:p>0F 53 /r</text:p>
          </table:table-cell>
          <table:table-cell table:style-name="ce6" office:value-type="string">
            <text:p>RCP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cpps</text:p>
          </table:table-cell>
          <table:table-cell table:style-name="ce6"/>
          <table:table-cell table:style-name="ce6" office:value-type="string">
            <text:p>Computes the approximate reciprocals of the packed single-precision floating-point values in xmm2/m128 and stores the results in xmm1.</text:p>
          </table:table-cell>
          <table:table-cell table:number-columns-repeated="1008"/>
        </table:table-row>
        <table:table-row table:style-name="ro1">
          <table:table-cell table:style-name="ce6" office:value-type="string">
            <text:p>VEX.128.0F.WIG 53 /r</text:p>
          </table:table-cell>
          <table:table-cell table:style-name="ce6" office:value-type="string">
            <text:p>VRCP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ps</text:p>
          </table:table-cell>
          <table:table-cell table:style-name="ce6"/>
          <table:table-cell table:style-name="ce6" office:value-type="string">
            <text:p>Computes the approximate reciprocals of packed single-precision values in xmm2/mem and stores the results in xmm1.</text:p>
          </table:table-cell>
          <table:table-cell table:number-columns-repeated="1008"/>
        </table:table-row>
        <table:table-row table:style-name="ro1">
          <table:table-cell table:style-name="ce6" office:value-type="string">
            <text:p>VEX.256.0F.WIG 53 /r</text:p>
          </table:table-cell>
          <table:table-cell table:style-name="ce6" office:value-type="string">
            <text:p>VRCP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ps</text:p>
          </table:table-cell>
          <table:table-cell table:style-name="ce6"/>
          <table:table-cell table:style-name="ce6" office:value-type="string">
            <text:p>Computes the approximate reciprocals of packed single-precision values in ymm2/mem and stores the results in ymm1.</text:p>
          </table:table-cell>
          <table:table-cell table:number-columns-repeated="1008"/>
        </table:table-row>
        <table:table-row table:style-name="ro1">
          <table:table-cell table:number-columns-repeated="1023"/>
        </table:table-row>
        <table:table-row table:style-name="ro1">
          <table:table-cell table:style-name="ce6" office:value-type="string">
            <text:p>F3 0F 53 /r</text:p>
          </table:table-cell>
          <table:table-cell table:style-name="ce6" office:value-type="string">
            <text:p>RCPSS xmm1, xmm2/m32</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cpss</text:p>
          </table:table-cell>
          <table:table-cell table:style-name="ce6"/>
          <table:table-cell table:style-name="ce6" office:value-type="string">
            <text:p>Computes the approximate reciprocal of the scalar single-precision floating-point value in xmm2/m32 and stores the result in xmm1.</text:p>
          </table:table-cell>
          <table:table-cell table:number-columns-repeated="1008"/>
        </table:table-row>
        <table:table-row table:style-name="ro1">
          <table:table-cell table:style-name="ce6" office:value-type="string">
            <text:p>VEX.NDS.LIG.F3.0F.WIG 53 /r</text:p>
          </table:table-cell>
          <table:table-cell table:style-name="ce6" office:value-type="string">
            <text:p>VRCP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ss</text:p>
          </table:table-cell>
          <table:table-cell table:style-name="ce6"/>
          <table:table-cell table:style-name="ce6"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F3 0F AE /0</text:p>
          </table:table-cell>
          <table:table-cell table:style-name="ce6" office:value-type="string">
            <text:p>RDFSBASE r32</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fsbase</text:p>
          </table:table-cell>
          <table:table-cell table:style-name="ce6"/>
          <table:table-cell table:style-name="ce6" office:value-type="string">
            <text:p>Load the 32-bit destination register with the FS base address.</text:p>
          </table:table-cell>
          <table:table-cell table:number-columns-repeated="1008"/>
        </table:table-row>
        <table:table-row table:style-name="ro1">
          <table:table-cell table:style-name="ce6" office:value-type="string">
            <text:p>REX.W+ F3 0F AE /0</text:p>
          </table:table-cell>
          <table:table-cell table:style-name="ce6" office:value-type="string">
            <text:p>RDFSBASE r64</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fsbase</text:p>
          </table:table-cell>
          <table:table-cell table:style-name="ce6"/>
          <table:table-cell table:style-name="ce6" office:value-type="string">
            <text:p>Load the 64-bit destination register with the FS base address.</text:p>
          </table:table-cell>
          <table:table-cell table:number-columns-repeated="1008"/>
        </table:table-row>
        <table:table-row table:style-name="ro1">
          <table:table-cell table:style-name="ce6" office:value-type="string">
            <text:p>F3 0F AE /1</text:p>
          </table:table-cell>
          <table:table-cell table:style-name="ce6" office:value-type="string">
            <text:p>RDGSBASE r32</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gsbase</text:p>
          </table:table-cell>
          <table:table-cell table:style-name="ce6"/>
          <table:table-cell table:style-name="ce6" office:value-type="string">
            <text:p>Load the 32-bit destination register with the GS base address.</text:p>
          </table:table-cell>
          <table:table-cell table:number-columns-repeated="1008"/>
        </table:table-row>
        <table:table-row table:style-name="ro1">
          <table:table-cell table:style-name="ce6" office:value-type="string">
            <text:p>REX.W+ F3 0F AE /1</text:p>
          </table:table-cell>
          <table:table-cell table:style-name="ce6" office:value-type="string">
            <text:p>RDGSBASE r64</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gsbase</text:p>
          </table:table-cell>
          <table:table-cell table:style-name="ce6"/>
          <table:table-cell table:style-name="ce6" office:value-type="string">
            <text:p>Load the 64-bit destination register with the GS base address.</text:p>
          </table:table-cell>
          <table:table-cell table:number-columns-repeated="1008"/>
        </table:table-row>
        <table:table-row table:style-name="ro1">
          <table:table-cell table:number-columns-repeated="1023"/>
        </table:table-row>
        <table:table-row table:style-name="ro1">
          <table:table-cell table:style-name="ce8" office:value-type="string">
            <text:p>0F 32</text:p>
          </table:table-cell>
          <table:table-cell table:style-name="ce18" office:value-type="string">
            <text:p>RDMSR</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22" office:value-type="string">
            <text:p>MSR</text:p>
          </table:table-cell>
          <table:table-cell table:style-name="ce18" table:number-columns-repeated="2"/>
          <table:table-cell table:style-name="ce18" office:value-type="string">
            <text:p>Read MSR specified by ECX into EDX:EAX.</text:p>
          </table:table-cell>
          <table:table-cell table:style-name="ce26" table:number-columns-repeated="1008"/>
        </table:table-row>
        <table:table-row table:style-name="ro1">
          <table:table-cell table:number-columns-repeated="11"/>
          <table:table-cell table:style-name="Default"/>
          <table:table-cell table:number-columns-repeated="1011"/>
        </table:table-row>
        <table:table-row table:style-name="ro1">
          <table:table-cell table:style-name="ce7" office:value-type="string">
            <text:p>0F 33</text:p>
          </table:table-cell>
          <table:table-cell table:style-name="ce7" office:value-type="string">
            <text:p>RDPMC</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22" office:value-type="string">
            <text:p>MSR</text:p>
          </table:table-cell>
          <table:table-cell table:style-name="ce7" table:number-columns-repeated="2"/>
          <table:table-cell table:style-name="ce7" office:value-type="string">
            <text:p>Read performance-monitoring counter specified by ECX into EDX:EAX.</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C7 /6</text:p>
          </table:table-cell>
          <table:table-cell table:style-name="ce6" office:value-type="string">
            <text:p>RDRAND r16</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number-columns-repeated="2" table:style-name="ce6" office:value-type="string">
            <text:p>V</text:p>
          </table:table-cell>
          <table:table-cell office:value-type="string">
            <text:p>RDRAND</text:p>
          </table:table-cell>
          <table:table-cell table:style-name="ce6" office:value-type="string">
            <text:p>rdrand</text:p>
          </table:table-cell>
          <table:table-cell table:style-name="ce6"/>
          <table:table-cell table:style-name="ce6" office:value-type="string">
            <text:p>Read a 16-bit random number and store in the destination register.</text:p>
          </table:table-cell>
          <table:table-cell table:number-columns-repeated="1008"/>
        </table:table-row>
        <table:table-row table:style-name="ro1">
          <table:table-cell table:style-name="ce6" office:value-type="string">
            <text:p>0F C7 /6</text:p>
          </table:table-cell>
          <table:table-cell table:style-name="ce6" office:value-type="string">
            <text:p>RDRAND r32</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number-columns-repeated="2" table:style-name="ce6" office:value-type="string">
            <text:p>V</text:p>
          </table:table-cell>
          <table:table-cell office:value-type="string">
            <text:p>RDRAND</text:p>
          </table:table-cell>
          <table:table-cell table:style-name="ce6" office:value-type="string">
            <text:p>rdrand</text:p>
          </table:table-cell>
          <table:table-cell table:style-name="ce6"/>
          <table:table-cell table:style-name="ce6" office:value-type="string">
            <text:p>Read a 32-bit random number and store in the destination register.</text:p>
          </table:table-cell>
          <table:table-cell table:number-columns-repeated="1008"/>
        </table:table-row>
        <table:table-row table:style-name="ro1">
          <table:table-cell table:style-name="ce6" office:value-type="string">
            <text:p>REX.W+ 0F C7 /6</text:p>
          </table:table-cell>
          <table:table-cell table:style-name="ce6" office:value-type="string">
            <text:p>RDRAND r64</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style-name="ce6" office:value-type="string">
            <text:p>V</text:p>
          </table:table-cell>
          <table:table-cell table:style-name="ce6" office:value-type="string">
            <text:p>I</text:p>
          </table:table-cell>
          <table:table-cell table:style-name="ce6" office:value-type="string">
            <text:p>RDRAND</text:p>
          </table:table-cell>
          <table:table-cell table:style-name="ce6" office:value-type="string">
            <text:p>rdrand</text:p>
          </table:table-cell>
          <table:table-cell table:style-name="ce6"/>
          <table:table-cell table:style-name="ce6" office:value-type="string">
            <text:p>Read a 64-bit random number and store in the destination register.</text:p>
          </table:table-cell>
          <table:table-cell table:number-columns-repeated="1008"/>
        </table:table-row>
        <table:table-row table:style-name="ro1">
          <table:table-cell table:number-columns-repeated="7"/>
          <table:table-cell table:style-name="Default" table:number-columns-repeated="2"/>
          <table:table-cell table:number-columns-repeated="1014"/>
        </table:table-row>
        <table:table-row table:style-name="ro1">
          <table:table-cell table:style-name="ce7" office:value-type="string">
            <text:p>0F 31</text:p>
          </table:table-cell>
          <table:table-cell table:style-name="ce7" office:value-type="string">
            <text:p>RDTSC</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7" office:value-type="string">
            <text:p>TSC</text:p>
          </table:table-cell>
          <table:table-cell table:style-name="ce7" table:number-columns-repeated="2"/>
          <table:table-cell table:style-name="ce7" office:value-type="string">
            <text:p>Read time-stamp counter into EDX:EAX.</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1 F9</text:p>
          </table:table-cell>
          <table:table-cell table:style-name="ce7" office:value-type="string">
            <text:p>RDTSCP</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7" office:value-type="string">
            <text:p>RDTSCP</text:p>
          </table:table-cell>
          <table:table-cell table:style-name="ce7" table:number-columns-repeated="2"/>
          <table:table-cell table:style-name="ce7" office:value-type="string">
            <text:p>Read 64-bit time-stamp counter and 32-bit IA32_TSC_AUX value into EDX:EAX and ECX.</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3 6C</text:p>
          </table:table-cell>
          <table:table-cell table:style-name="ce6" office:value-type="string">
            <text:p>REP_INS m8, DX </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text:p>
          </table:table-cell>
          <table:table-cell table:style-name="ce6" office:value-type="string">
            <text:p>YES</text:p>
          </table:table-cell>
          <table:table-cell table:style-name="ce6" office:value-type="string">
            <text:p>Input (E)CX bytes from port DX into ES:[(E)DI].</text:p>
          </table:table-cell>
          <table:table-cell table:number-columns-repeated="1008"/>
        </table:table-row>
        <table:table-row table:style-name="ro1">
          <table:table-cell table:style-name="ce6" office:value-type="string">
            <text:p>F3 REX.W+ 6C</text:p>
          </table:table-cell>
          <table:table-cell table:style-name="ce6" office:value-type="string">
            <text:p>REP_INS m8, DX</text:p>
          </table:table-cell>
          <table:table-cell table:style-name="ce6" office:value-type="string">
            <text:p>NP</text:p>
          </table:table-cell>
          <table:table-cell table:style-name="ce6" office:value-type="string">
            <text:p>I, R</text:p>
          </table:table-cell>
          <table:table-cell office:value-type="string">
            <text:p>RCX E.IOPL E.VM E.DF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ins</text:p>
          </table:table-cell>
          <table:table-cell table:style-name="ce6"/>
          <table:table-cell table:style-name="ce6" office:value-type="string">
            <text:p>Input RCX bytes from port DX into [RDI].</text:p>
          </table:table-cell>
          <table:table-cell table:number-columns-repeated="1008"/>
        </table:table-row>
        <table:table-row table:style-name="ro1">
          <table:table-cell table:style-name="ce6" office:value-type="string">
            <text:p>F3 6D</text:p>
          </table:table-cell>
          <table:table-cell table:style-name="ce6" office:value-type="string">
            <text:p>REP_INS m16, DX</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text:p>
          </table:table-cell>
          <table:table-cell table:style-name="ce6" office:value-type="string">
            <text:p>YES</text:p>
          </table:table-cell>
          <table:table-cell table:style-name="ce6" office:value-type="string">
            <text:p>Input (E)CX words from port DX into ES:[(E)DI.]</text:p>
          </table:table-cell>
          <table:table-cell table:number-columns-repeated="1008"/>
        </table:table-row>
        <table:table-row table:style-name="ro1">
          <table:table-cell table:style-name="ce6" office:value-type="string">
            <text:p>F3 6D</text:p>
          </table:table-cell>
          <table:table-cell table:style-name="ce6" office:value-type="string">
            <text:p>REP_INS m32, DX</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text:p>
          </table:table-cell>
          <table:table-cell table:style-name="ce6" office:value-type="string">
            <text:p>YES</text:p>
          </table:table-cell>
          <table:table-cell table:style-name="ce6" office:value-type="string">
            <text:p>Input (E)CX doublewords from port DX into ES:[(E)DI].</text:p>
          </table:table-cell>
          <table:table-cell table:number-columns-repeated="1008"/>
        </table:table-row>
        <table:table-row table:style-name="ro1">
          <table:table-cell table:style-name="ce6" office:value-type="string">
            <text:p>F3 REX.W+ 6D</text:p>
          </table:table-cell>
          <table:table-cell table:style-name="ce6" office:value-type="string">
            <text:p>REP_INS <text:span text:style-name="T1">m32</text:span>, DX</text:p>
          </table:table-cell>
          <table:table-cell table:style-name="ce6" office:value-type="string">
            <text:p>NP</text:p>
          </table:table-cell>
          <table:table-cell table:style-name="ce6" office:value-type="string">
            <text:p>I, R</text:p>
          </table:table-cell>
          <table:table-cell office:value-type="string">
            <text:p>RCX E.IOPL E.VM E.DF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ins</text:p>
          </table:table-cell>
          <table:table-cell table:style-name="ce6"/>
          <table:table-cell table:style-name="ce6" office:value-type="string">
            <text:p>Input RCX default size from port DX into [RDI].</text:p>
          </table:table-cell>
          <table:table-cell table:number-columns-repeated="1008"/>
        </table:table-row>
        <table:table-row table:style-name="ro1">
          <table:table-cell table:style-name="ce6" office:value-type="string">
            <text:p>F3 A4</text:p>
          </table:table-cell>
          <table:table-cell table:style-name="ce6" office:value-type="string">
            <text:p>REP_MOVS m8, m8</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text:p>
          </table:table-cell>
          <table:table-cell table:style-name="ce6" office:value-type="string">
            <text:p>YES</text:p>
          </table:table-cell>
          <table:table-cell table:style-name="ce6" office:value-type="string">
            <text:p>Move (E)CX bytes from DS:[(E)SI] to ES:[(E)DI].</text:p>
          </table:table-cell>
          <table:table-cell table:number-columns-repeated="1008"/>
        </table:table-row>
        <table:table-row table:style-name="ro1">
          <table:table-cell table:style-name="ce6" office:value-type="string">
            <text:p>F3 REX.W+ A4</text:p>
          </table:table-cell>
          <table:table-cell table:style-name="ce6" office:value-type="string">
            <text:p>REP_MOVS m8, m8</text:p>
          </table:table-cell>
          <table:table-cell table:style-name="ce6" office:value-type="string">
            <text:p>NP</text:p>
          </table:table-cell>
          <table:table-cell table:style-name="ce6" office:value-type="string">
            <text:p>I, I</text:p>
          </table:table-cell>
          <table:table-cell office:value-type="string">
            <text:p>RCX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movs</text:p>
          </table:table-cell>
          <table:table-cell table:style-name="ce6"/>
          <table:table-cell table:style-name="ce6" office:value-type="string">
            <text:p>Move RCX bytes from [RSI] to [RDI].</text:p>
          </table:table-cell>
          <table:table-cell table:number-columns-repeated="1008"/>
        </table:table-row>
        <table:table-row table:style-name="ro1">
          <table:table-cell table:style-name="ce6" office:value-type="string">
            <text:p>F3 A5</text:p>
          </table:table-cell>
          <table:table-cell table:style-name="ce6" office:value-type="string">
            <text:p>REP_MOVS m16, m16</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text:p>
          </table:table-cell>
          <table:table-cell table:style-name="ce6" office:value-type="string">
            <text:p>YES</text:p>
          </table:table-cell>
          <table:table-cell table:style-name="ce6" office:value-type="string">
            <text:p>Move (E)CX words from DS:[(E)SI] to ES:[(E)DI].</text:p>
          </table:table-cell>
          <table:table-cell table:number-columns-repeated="1008"/>
        </table:table-row>
        <table:table-row table:style-name="ro1">
          <table:table-cell table:style-name="ce6" office:value-type="string">
            <text:p>F3 A5</text:p>
          </table:table-cell>
          <table:table-cell table:style-name="ce6" office:value-type="string">
            <text:p>REP_MOVS m32, m32</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text:p>
          </table:table-cell>
          <table:table-cell table:style-name="ce6" office:value-type="string">
            <text:p>YES</text:p>
          </table:table-cell>
          <table:table-cell table:style-name="ce6" office:value-type="string">
            <text:p>Move (E)CX doublewords from DS:[(E)SI] to ES:[(E)DI].</text:p>
          </table:table-cell>
          <table:table-cell table:number-columns-repeated="1008"/>
        </table:table-row>
        <table:table-row table:style-name="ro1">
          <table:table-cell table:style-name="ce6" office:value-type="string">
            <text:p>F3 REX.W+ A5</text:p>
          </table:table-cell>
          <table:table-cell table:style-name="ce6" office:value-type="string">
            <text:p>REP_MOVS m64, m64</text:p>
          </table:table-cell>
          <table:table-cell table:style-name="ce6" office:value-type="string">
            <text:p>NP</text:p>
          </table:table-cell>
          <table:table-cell table:style-name="ce6" office:value-type="string">
            <text:p>I, I</text:p>
          </table:table-cell>
          <table:table-cell office:value-type="string">
            <text:p>RCX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movs</text:p>
          </table:table-cell>
          <table:table-cell table:style-name="ce6"/>
          <table:table-cell table:style-name="ce6" office:value-type="string">
            <text:p>Move RCX quadwords from [RSI] to [RDI].</text:p>
          </table:table-cell>
          <table:table-cell table:number-columns-repeated="1008"/>
        </table:table-row>
        <table:table-row table:style-name="ro1">
          <table:table-cell table:style-name="ce6" office:value-type="string">
            <text:p>F3 6E</text:p>
          </table:table-cell>
          <table:table-cell table:style-name="ce6" office:value-type="string">
            <text:p>REP_OUTS DX, <text:span text:style-name="T1">m8</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text:p>
          </table:table-cell>
          <table:table-cell table:style-name="ce6" office:value-type="string">
            <text:p>YES</text:p>
          </table:table-cell>
          <table:table-cell table:style-name="ce6" office:value-type="string">
            <text:p>Output (E)CX bytes from DS:[(E)SI] to port DX.</text:p>
          </table:table-cell>
          <table:table-cell table:number-columns-repeated="1008"/>
        </table:table-row>
        <table:table-row table:style-name="ro1">
          <table:table-cell table:style-name="ce6" office:value-type="string">
            <text:p>F3 REX.W+ 6E</text:p>
          </table:table-cell>
          <table:table-cell table:style-name="ce6" office:value-type="string">
            <text:p>REP_OUTS DX, <text:span text:style-name="T1">m8</text:span></text:p>
          </table:table-cell>
          <table:table-cell table:style-name="ce6" office:value-type="string">
            <text:p>NP</text:p>
          </table:table-cell>
          <table:table-cell table:style-name="ce6" office:value-type="string">
            <text:p>R, I</text:p>
          </table:table-cell>
          <table:table-cell office:value-type="string">
            <text:p>RCX E.IOPL E.VM E.DF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outs</text:p>
          </table:table-cell>
          <table:table-cell table:style-name="ce6"/>
          <table:table-cell table:style-name="ce6" office:value-type="string">
            <text:p>Output RCX bytes from [RSI] to port DX.</text:p>
          </table:table-cell>
          <table:table-cell table:number-columns-repeated="1008"/>
        </table:table-row>
        <table:table-row table:style-name="ro1">
          <table:table-cell table:style-name="ce6" office:value-type="string">
            <text:p>F3 6F</text:p>
          </table:table-cell>
          <table:table-cell table:style-name="ce6" office:value-type="string">
            <text:p>REP_OUTS DX, <text:span text:style-name="T1">m16</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text:p>
          </table:table-cell>
          <table:table-cell table:style-name="ce6" office:value-type="string">
            <text:p>YES</text:p>
          </table:table-cell>
          <table:table-cell table:style-name="ce6" office:value-type="string">
            <text:p>Output (E)CX words from DS:[(E)SI] to port DX.</text:p>
          </table:table-cell>
          <table:table-cell table:number-columns-repeated="1008"/>
        </table:table-row>
        <table:table-row table:style-name="ro1">
          <table:table-cell table:style-name="ce6" office:value-type="string">
            <text:p>F3 6F</text:p>
          </table:table-cell>
          <table:table-cell table:style-name="ce6" office:value-type="string">
            <text:p>REP_OUTS DX, <text:span text:style-name="T1">m32</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text:p>
          </table:table-cell>
          <table:table-cell table:style-name="ce6" office:value-type="string">
            <text:p>YES</text:p>
          </table:table-cell>
          <table:table-cell table:style-name="ce6" office:value-type="string">
            <text:p>Output (E)CX doublewords from DS:[(E)SI] to port DX.</text:p>
          </table:table-cell>
          <table:table-cell table:number-columns-repeated="1008"/>
        </table:table-row>
        <table:table-row table:style-name="ro1">
          <table:table-cell table:style-name="ce6" office:value-type="string">
            <text:p>F3 REX.W+ 6F</text:p>
          </table:table-cell>
          <table:table-cell table:style-name="ce6" office:value-type="string">
            <text:p>REP_OUTS DX, <text:span text:style-name="T1">m32</text:span></text:p>
          </table:table-cell>
          <table:table-cell table:style-name="ce6" office:value-type="string">
            <text:p>NP</text:p>
          </table:table-cell>
          <table:table-cell table:style-name="ce6" office:value-type="string">
            <text:p>R, I</text:p>
          </table:table-cell>
          <table:table-cell office:value-type="string">
            <text:p>RCX E.IOPL E.VM E.DF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outs</text:p>
          </table:table-cell>
          <table:table-cell table:style-name="ce6"/>
          <table:table-cell table:style-name="ce6" office:value-type="string">
            <text:p>Output RCX default size from [RSI] to port DX.</text:p>
          </table:table-cell>
          <table:table-cell table:number-columns-repeated="1008"/>
        </table:table-row>
        <table:table-row table:style-name="ro1">
          <table:table-cell table:style-name="ce6" office:value-type="string">
            <text:p>F3 AC</text:p>
          </table:table-cell>
          <table:table-cell table:style-name="ce6" office:value-type="string">
            <text:p>REP_LODS AL</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text:p>
          </table:table-cell>
          <table:table-cell table:style-name="ce6" office:value-type="string">
            <text:p>YES</text:p>
          </table:table-cell>
          <table:table-cell table:style-name="ce6" office:value-type="string">
            <text:p>Load (E)CX bytes from DS:[(E)SI] to AL.</text:p>
          </table:table-cell>
          <table:table-cell table:number-columns-repeated="1008"/>
        </table:table-row>
        <table:table-row table:style-name="ro1">
          <table:table-cell table:style-name="ce6" office:value-type="string">
            <text:p>F3 REX.W+ AC</text:p>
          </table:table-cell>
          <table:table-cell table:style-name="ce6" office:value-type="string">
            <text:p>REP_LODS AL</text:p>
          </table:table-cell>
          <table:table-cell table:style-name="ce6" office:value-type="string">
            <text:p>NP</text:p>
          </table:table-cell>
          <table:table-cell table:style-name="ce6" office:value-type="string">
            <text:p>W</text:p>
          </table:table-cell>
          <table:table-cell office:value-type="string">
            <text:p>RCX E.DF SI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lods</text:p>
          </table:table-cell>
          <table:table-cell table:style-name="ce6"/>
          <table:table-cell table:style-name="ce6" office:value-type="string">
            <text:p>Load RCX bytes from [RSI] to AL.</text:p>
          </table:table-cell>
          <table:table-cell table:number-columns-repeated="1008"/>
        </table:table-row>
        <table:table-row table:style-name="ro1">
          <table:table-cell table:style-name="ce6" office:value-type="string">
            <text:p>F3 AD</text:p>
          </table:table-cell>
          <table:table-cell table:style-name="ce6" office:value-type="string">
            <text:p>REP_LODS AX</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text:p>
          </table:table-cell>
          <table:table-cell table:style-name="ce6" office:value-type="string">
            <text:p>YES</text:p>
          </table:table-cell>
          <table:table-cell table:style-name="ce6" office:value-type="string">
            <text:p>Load (E)CX words from DS:[(E)SI] to AX.</text:p>
          </table:table-cell>
          <table:table-cell table:number-columns-repeated="1008"/>
        </table:table-row>
        <table:table-row table:style-name="ro1">
          <table:table-cell table:style-name="ce6" office:value-type="string">
            <text:p>F3 AD</text:p>
          </table:table-cell>
          <table:table-cell table:style-name="ce6" office:value-type="string">
            <text:p>REP_LODS EAX</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text:p>
          </table:table-cell>
          <table:table-cell table:style-name="ce6" office:value-type="string">
            <text:p>YES</text:p>
          </table:table-cell>
          <table:table-cell table:style-name="ce6" office:value-type="string">
            <text:p>Load (E)CX doublewords from DS:[(E)SI] to EAX.</text:p>
          </table:table-cell>
          <table:table-cell table:number-columns-repeated="1008"/>
        </table:table-row>
        <table:table-row table:style-name="ro1">
          <table:table-cell table:style-name="ce6" office:value-type="string">
            <text:p>F3 REX.W+ AD</text:p>
          </table:table-cell>
          <table:table-cell table:style-name="ce6" office:value-type="string">
            <text:p>REP_LODS RAX</text:p>
          </table:table-cell>
          <table:table-cell table:style-name="ce6" office:value-type="string">
            <text:p>NP</text:p>
          </table:table-cell>
          <table:table-cell table:style-name="ce6" office:value-type="string">
            <text:p>W</text:p>
          </table:table-cell>
          <table:table-cell office:value-type="string">
            <text:p>RCX E.DF SI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lods</text:p>
          </table:table-cell>
          <table:table-cell table:style-name="ce6"/>
          <table:table-cell table:style-name="ce6" office:value-type="string">
            <text:p>Load RCX quadwords from [RSI] to RAX.</text:p>
          </table:table-cell>
          <table:table-cell table:number-columns-repeated="1008"/>
        </table:table-row>
        <table:table-row table:style-name="ro1">
          <table:table-cell table:style-name="ce6" office:value-type="string">
            <text:p>F3 AA</text:p>
          </table:table-cell>
          <table:table-cell table:style-name="ce6" office:value-type="string">
            <text:p>REP_STOS m8</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text:p>
          </table:table-cell>
          <table:table-cell table:style-name="ce6" office:value-type="string">
            <text:p>YES</text:p>
          </table:table-cell>
          <table:table-cell table:style-name="ce6" office:value-type="string">
            <text:p>Fill (E)CX bytes at ES:[(E)DI] with AL.</text:p>
          </table:table-cell>
          <table:table-cell table:number-columns-repeated="1008"/>
        </table:table-row>
        <table:table-row table:style-name="ro1">
          <table:table-cell table:style-name="ce6" office:value-type="string">
            <text:p>F3 REX.W+ AA</text:p>
          </table:table-cell>
          <table:table-cell table:style-name="ce6" office:value-type="string">
            <text:p>REP_STOS m8</text:p>
          </table:table-cell>
          <table:table-cell table:style-name="ce6" office:value-type="string">
            <text:p>NP</text:p>
          </table:table-cell>
          <table:table-cell table:style-name="ce6" office:value-type="string">
            <text:p>I</text:p>
          </table:table-cell>
          <table:table-cell table:style-name="ce6" office:value-type="string">
            <text:p>RCX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stos</text:p>
          </table:table-cell>
          <table:table-cell table:style-name="ce6"/>
          <table:table-cell table:style-name="ce6" office:value-type="string">
            <text:p>Fill RCX bytes at [RDI] with AL.</text:p>
          </table:table-cell>
          <table:table-cell table:number-columns-repeated="1008"/>
        </table:table-row>
        <table:table-row table:style-name="ro1">
          <table:table-cell table:style-name="ce6" office:value-type="string">
            <text:p>F3 AB</text:p>
          </table:table-cell>
          <table:table-cell table:style-name="ce6" office:value-type="string">
            <text:p>REP_STOS m16</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text:p>
          </table:table-cell>
          <table:table-cell table:style-name="ce6" office:value-type="string">
            <text:p>YES</text:p>
          </table:table-cell>
          <table:table-cell table:style-name="ce6" office:value-type="string">
            <text:p>Fill (E)CX words at ES:[(E)DI] with AX.</text:p>
          </table:table-cell>
          <table:table-cell table:number-columns-repeated="1008"/>
        </table:table-row>
        <table:table-row table:style-name="ro1">
          <table:table-cell table:style-name="ce6" office:value-type="string">
            <text:p>F3 AB</text:p>
          </table:table-cell>
          <table:table-cell table:style-name="ce6" office:value-type="string">
            <text:p>REP_STOS m32</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text:p>
          </table:table-cell>
          <table:table-cell table:style-name="ce6" office:value-type="string">
            <text:p>YES</text:p>
          </table:table-cell>
          <table:table-cell table:style-name="ce6" office:value-type="string">
            <text:p>Fill (E)CX doublewords at ES:[(E)DI] with EAX.</text:p>
          </table:table-cell>
          <table:table-cell table:number-columns-repeated="1008"/>
        </table:table-row>
        <table:table-row table:style-name="ro1">
          <table:table-cell table:style-name="ce6" office:value-type="string">
            <text:p>F3 REX.W+ AB</text:p>
          </table:table-cell>
          <table:table-cell table:style-name="ce6" office:value-type="string">
            <text:p>REP_STOS m64</text:p>
          </table:table-cell>
          <table:table-cell table:style-name="ce6" office:value-type="string">
            <text:p>NP</text:p>
          </table:table-cell>
          <table:table-cell table:style-name="ce6" office:value-type="string">
            <text:p>I</text:p>
          </table:table-cell>
          <table:table-cell table:style-name="ce6" office:value-type="string">
            <text:p>RCX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stos</text:p>
          </table:table-cell>
          <table:table-cell table:style-name="ce6"/>
          <table:table-cell table:style-name="ce6" office:value-type="string">
            <text:p>Fill RCX quadwords at [RDI] with RAX.</text:p>
          </table:table-cell>
          <table:table-cell table:number-columns-repeated="1008"/>
        </table:table-row>
        <table:table-row table:style-name="ro1">
          <table:table-cell table:style-name="ce6" office:value-type="string">
            <text:p>F3 A6</text:p>
          </table:table-cell>
          <table:table-cell table:style-name="ce6" office:value-type="string">
            <text:p>REP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cmps</text:p>
          </table:table-cell>
          <table:table-cell table:style-name="ce6" office:value-type="string">
            <text:p>YES</text:p>
          </table:table-cell>
          <table:table-cell table:style-name="ce6" office:value-type="string">
            <text:p>Find nonmatching bytes in ES:[(E)DI] and DS:[(E)SI].</text:p>
          </table:table-cell>
          <table:table-cell table:number-columns-repeated="1008"/>
        </table:table-row>
        <table:table-row table:style-name="ro1">
          <table:table-cell table:style-name="ce6" office:value-type="string">
            <text:p>F3 REX.W+ A6</text:p>
          </table:table-cell>
          <table:table-cell table:style-name="ce6" office:value-type="string">
            <text:p>REP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cmps</text:p>
          </table:table-cell>
          <table:table-cell table:style-name="ce6"/>
          <table:table-cell table:style-name="ce6" office:value-type="string">
            <text:p>Find non-matching bytes in [RDI] and [RSI].</text:p>
          </table:table-cell>
          <table:table-cell table:number-columns-repeated="1008"/>
        </table:table-row>
        <table:table-row table:style-name="ro1">
          <table:table-cell table:style-name="ce6" office:value-type="string">
            <text:p>F3 A7</text:p>
          </table:table-cell>
          <table:table-cell table:style-name="ce6" office:value-type="string">
            <text:p>REPE_CMPS m16, m16</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cmps</text:p>
          </table:table-cell>
          <table:table-cell table:style-name="ce6" office:value-type="string">
            <text:p>YES</text:p>
          </table:table-cell>
          <table:table-cell table:style-name="ce6" office:value-type="string">
            <text:p>Find nonmatching words in ES:[(E)DI] and DS:[(E)SI].</text:p>
          </table:table-cell>
          <table:table-cell table:number-columns-repeated="1008"/>
        </table:table-row>
        <table:table-row table:style-name="ro1">
          <table:table-cell table:style-name="ce6" office:value-type="string">
            <text:p>F3 A7</text:p>
          </table:table-cell>
          <table:table-cell table:style-name="ce6" office:value-type="string">
            <text:p>REPE_CMPS m32, m32</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cmps</text:p>
          </table:table-cell>
          <table:table-cell table:style-name="ce6" office:value-type="string">
            <text:p>YES</text:p>
          </table:table-cell>
          <table:table-cell table:style-name="ce6" office:value-type="string">
            <text:p>Find nonmatching doublewords in ES:[(E)DI] and DS:[(E)SI].</text:p>
          </table:table-cell>
          <table:table-cell table:number-columns-repeated="1008"/>
        </table:table-row>
        <table:table-row table:style-name="ro1">
          <table:table-cell table:style-name="ce6" office:value-type="string">
            <text:p>F3 REX.W+ A7</text:p>
          </table:table-cell>
          <table:table-cell table:style-name="ce6" office:value-type="string">
            <text:p>REPE_CMPS m64, m64</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cmps</text:p>
          </table:table-cell>
          <table:table-cell table:style-name="ce6"/>
          <table:table-cell table:style-name="ce6" office:value-type="string">
            <text:p>Find non-matching quadwords in [RDI] and [RSI].</text:p>
          </table:table-cell>
          <table:table-cell table:number-columns-repeated="1008"/>
        </table:table-row>
        <table:table-row table:style-name="ro1">
          <table:table-cell table:style-name="ce6" office:value-type="string">
            <text:p>F3 AE</text:p>
          </table:table-cell>
          <table:table-cell table:style-name="ce6" office:value-type="string">
            <text:p>REP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scas</text:p>
          </table:table-cell>
          <table:table-cell table:style-name="ce6" office:value-type="string">
            <text:p>YES</text:p>
          </table:table-cell>
          <table:table-cell table:style-name="ce6" office:value-type="string">
            <text:p>Find non-AL byte starting at ES:[(E)DI].</text:p>
          </table:table-cell>
          <table:table-cell table:number-columns-repeated="1008"/>
        </table:table-row>
        <table:table-row table:style-name="ro1">
          <table:table-cell table:style-name="ce6" office:value-type="string">
            <text:p>F3 REX.W+ AE</text:p>
          </table:table-cell>
          <table:table-cell table:style-name="ce6" office:value-type="string">
            <text:p>REP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scas</text:p>
          </table:table-cell>
          <table:table-cell table:style-name="ce6"/>
          <table:table-cell table:style-name="ce6" office:value-type="string">
            <text:p>Find non-AL byte starting at [RDI].</text:p>
          </table:table-cell>
          <table:table-cell table:number-columns-repeated="1008"/>
        </table:table-row>
        <table:table-row table:style-name="ro1">
          <table:table-cell table:style-name="ce6" office:value-type="string">
            <text:p>F3 AF</text:p>
          </table:table-cell>
          <table:table-cell table:style-name="ce6" office:value-type="string">
            <text:p>REPE_SCAS m16</text:p>
          </table:table-cell>
          <table:table-cell table:style-name="ce6" office:value-type="string">
            <text:p>NP</text:p>
          </table:table-cell>
          <table:table-cell table:style-name="ce6" office:value-type="string">
            <text:p>I</text:p>
          </table:table-cell>
          <table:table-cell table:style-name="ce6" office:value-type="string">
            <text:p>E.ZF E.DF RDI 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scas</text:p>
          </table:table-cell>
          <table:table-cell table:style-name="ce6" office:value-type="string">
            <text:p>YES</text:p>
          </table:table-cell>
          <table:table-cell table:style-name="ce6" office:value-type="string">
            <text:p>Find non-AX word starting at ES:[(E)DI].</text:p>
          </table:table-cell>
          <table:table-cell table:number-columns-repeated="1008"/>
        </table:table-row>
        <table:table-row table:style-name="ro1">
          <table:table-cell table:style-name="ce6" office:value-type="string">
            <text:p>F3 AF</text:p>
          </table:table-cell>
          <table:table-cell table:style-name="ce6" office:value-type="string">
            <text:p>REPE_SCAS m32</text:p>
          </table:table-cell>
          <table:table-cell table:style-name="ce6" office:value-type="string">
            <text:p>NP</text:p>
          </table:table-cell>
          <table:table-cell table:style-name="ce6" office:value-type="string">
            <text:p>I</text:p>
          </table:table-cell>
          <table:table-cell table:style-name="ce6" office:value-type="string">
            <text:p>E.ZF E.DF RDI E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scas</text:p>
          </table:table-cell>
          <table:table-cell table:style-name="ce6" office:value-type="string">
            <text:p>YES</text:p>
          </table:table-cell>
          <table:table-cell table:style-name="ce6" office:value-type="string">
            <text:p>Find non-EAX doubleword starting at ES:[(E)DI].</text:p>
          </table:table-cell>
          <table:table-cell table:number-columns-repeated="1008"/>
        </table:table-row>
        <table:table-row table:style-name="ro1">
          <table:table-cell table:style-name="ce6" office:value-type="string">
            <text:p>F3 REX.W+ AF</text:p>
          </table:table-cell>
          <table:table-cell table:style-name="ce6" office:value-type="string">
            <text:p>REPE_SCAS m64</text:p>
          </table:table-cell>
          <table:table-cell table:style-name="ce6" office:value-type="string">
            <text:p>NP</text:p>
          </table:table-cell>
          <table:table-cell table:style-name="ce6" office:value-type="string">
            <text:p>I</text:p>
          </table:table-cell>
          <table:table-cell table:style-name="ce6" office:value-type="string">
            <text:p>E.ZF E.DF RDI RAX</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scas</text:p>
          </table:table-cell>
          <table:table-cell table:style-name="ce6"/>
          <table:table-cell table:style-name="ce6" office:value-type="string">
            <text:p>Find non-RAX quadword starting at [RDI].</text:p>
          </table:table-cell>
          <table:table-cell table:number-columns-repeated="1008"/>
        </table:table-row>
        <table:table-row table:style-name="ro1">
          <table:table-cell table:style-name="ce6" office:value-type="string">
            <text:p>F2 A6</text:p>
          </table:table-cell>
          <table:table-cell table:style-name="ce6" office:value-type="string">
            <text:p>REPN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cmps</text:p>
          </table:table-cell>
          <table:table-cell table:style-name="ce6" office:value-type="string">
            <text:p>YES</text:p>
          </table:table-cell>
          <table:table-cell table:style-name="ce6" office:value-type="string">
            <text:p>Find matching bytes in ES:[(E)DI] and DS:[(E)SI].</text:p>
          </table:table-cell>
          <table:table-cell table:number-columns-repeated="1008"/>
        </table:table-row>
        <table:table-row table:style-name="ro1">
          <table:table-cell table:style-name="ce6" office:value-type="string">
            <text:p>F2 REX.W+ A6</text:p>
          </table:table-cell>
          <table:table-cell table:style-name="ce6" office:value-type="string">
            <text:p>REPN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cmps</text:p>
          </table:table-cell>
          <table:table-cell table:style-name="ce6"/>
          <table:table-cell table:style-name="ce6" office:value-type="string">
            <text:p>Find matching bytes in [RDI] and [RSI].</text:p>
          </table:table-cell>
          <table:table-cell table:number-columns-repeated="1008"/>
        </table:table-row>
        <table:table-row table:style-name="ro1">
          <table:table-cell table:style-name="ce6" office:value-type="string">
            <text:p>F2 A7</text:p>
          </table:table-cell>
          <table:table-cell table:style-name="ce6" office:value-type="string">
            <text:p>REPNE_CMPS m16, m16</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cmps</text:p>
          </table:table-cell>
          <table:table-cell table:style-name="ce6" office:value-type="string">
            <text:p>YES</text:p>
          </table:table-cell>
          <table:table-cell table:style-name="ce6" office:value-type="string">
            <text:p>Find matching words in ES:[(E)DI] and DS:[(E)SI].</text:p>
          </table:table-cell>
          <table:table-cell table:number-columns-repeated="1008"/>
        </table:table-row>
        <table:table-row table:style-name="ro1">
          <table:table-cell table:style-name="ce6" office:value-type="string">
            <text:p>F2 A7</text:p>
          </table:table-cell>
          <table:table-cell table:style-name="ce6" office:value-type="string">
            <text:p>REPNE_CMPS m32, m32</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cmps</text:p>
          </table:table-cell>
          <table:table-cell table:style-name="ce6" office:value-type="string">
            <text:p>YES</text:p>
          </table:table-cell>
          <table:table-cell table:style-name="ce6" office:value-type="string">
            <text:p>Find matching doublewords in ES:[(E)DI] and DS:[(E)SI].</text:p>
          </table:table-cell>
          <table:table-cell table:number-columns-repeated="1008"/>
        </table:table-row>
        <table:table-row table:style-name="ro1">
          <table:table-cell table:style-name="ce6" office:value-type="string">
            <text:p>F2 REX.W+ A7</text:p>
          </table:table-cell>
          <table:table-cell table:style-name="ce6" office:value-type="string">
            <text:p>REPNE_CMPS m64, m64</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cmps</text:p>
          </table:table-cell>
          <table:table-cell table:style-name="ce6"/>
          <table:table-cell table:style-name="ce6" office:value-type="string">
            <text:p>Find matching doublewords in [RDI] and [RSI].</text:p>
          </table:table-cell>
          <table:table-cell table:number-columns-repeated="1008"/>
        </table:table-row>
        <table:table-row table:style-name="ro1">
          <table:table-cell table:style-name="ce6" office:value-type="string">
            <text:p>F2 AE</text:p>
          </table:table-cell>
          <table:table-cell table:style-name="ce6" office:value-type="string">
            <text:p>REPN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scas</text:p>
          </table:table-cell>
          <table:table-cell table:style-name="ce6" office:value-type="string">
            <text:p>YES</text:p>
          </table:table-cell>
          <table:table-cell table:style-name="ce6" office:value-type="string">
            <text:p>Find AL, starting at ES:[(E)DI].</text:p>
          </table:table-cell>
          <table:table-cell table:number-columns-repeated="1008"/>
        </table:table-row>
        <table:table-row table:style-name="ro1">
          <table:table-cell table:style-name="ce6" office:value-type="string">
            <text:p>F2 REX.W+ AE</text:p>
          </table:table-cell>
          <table:table-cell table:style-name="ce6" office:value-type="string">
            <text:p>REPN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scas</text:p>
          </table:table-cell>
          <table:table-cell table:style-name="ce6"/>
          <table:table-cell table:style-name="ce6" office:value-type="string">
            <text:p>Find AL, starting at [RDI].</text:p>
          </table:table-cell>
          <table:table-cell table:number-columns-repeated="1008"/>
        </table:table-row>
        <table:table-row table:style-name="ro1">
          <table:table-cell table:style-name="ce6" office:value-type="string">
            <text:p>F2 AF</text:p>
          </table:table-cell>
          <table:table-cell table:style-name="ce6" office:value-type="string">
            <text:p>REPNE_SCAS m16</text:p>
          </table:table-cell>
          <table:table-cell table:style-name="ce6" office:value-type="string">
            <text:p>NP</text:p>
          </table:table-cell>
          <table:table-cell table:style-name="ce6" office:value-type="string">
            <text:p>I</text:p>
          </table:table-cell>
          <table:table-cell table:style-name="ce6" office:value-type="string">
            <text:p>E.ZF E.DF RDI 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scas</text:p>
          </table:table-cell>
          <table:table-cell table:style-name="ce6" office:value-type="string">
            <text:p>YES</text:p>
          </table:table-cell>
          <table:table-cell table:style-name="ce6" office:value-type="string">
            <text:p>Find AX, starting at ES:[(E)DI].</text:p>
          </table:table-cell>
          <table:table-cell table:number-columns-repeated="1008"/>
        </table:table-row>
        <table:table-row table:style-name="ro1">
          <table:table-cell table:style-name="ce6" office:value-type="string">
            <text:p>F2 AF</text:p>
          </table:table-cell>
          <table:table-cell table:style-name="ce6" office:value-type="string">
            <text:p>REPNE_SCAS m32</text:p>
          </table:table-cell>
          <table:table-cell table:style-name="ce6" office:value-type="string">
            <text:p>NP</text:p>
          </table:table-cell>
          <table:table-cell table:style-name="ce6" office:value-type="string">
            <text:p>I</text:p>
          </table:table-cell>
          <table:table-cell table:style-name="ce6" office:value-type="string">
            <text:p>E.ZF E.DF RDI E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scas</text:p>
          </table:table-cell>
          <table:table-cell table:style-name="ce6" office:value-type="string">
            <text:p>YES</text:p>
          </table:table-cell>
          <table:table-cell table:style-name="ce6" office:value-type="string">
            <text:p>Find EAX, starting at ES:[(E)DI].</text:p>
          </table:table-cell>
          <table:table-cell table:number-columns-repeated="1008"/>
        </table:table-row>
        <table:table-row table:style-name="ro1">
          <table:table-cell table:style-name="ce6" office:value-type="string">
            <text:p>F2 REX.W+ AF</text:p>
          </table:table-cell>
          <table:table-cell table:style-name="ce6" office:value-type="string">
            <text:p>REPNE_SCAS m64</text:p>
          </table:table-cell>
          <table:table-cell table:style-name="ce6" office:value-type="string">
            <text:p>NP</text:p>
          </table:table-cell>
          <table:table-cell table:style-name="ce6" office:value-type="string">
            <text:p>I</text:p>
          </table:table-cell>
          <table:table-cell table:style-name="ce6" office:value-type="string">
            <text:p>E.ZF E.DF RDI RAX</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scas</text:p>
          </table:table-cell>
          <table:table-cell table:style-name="ce6"/>
          <table:table-cell table:style-name="ce6" office:value-type="string">
            <text:p>Find RAX, starting at [RDI].</text:p>
          </table:table-cell>
          <table:table-cell table:number-columns-repeated="1008"/>
        </table:table-row>
        <table:table-row table:style-name="ro1">
          <table:table-cell table:number-columns-repeated="1023"/>
        </table:table-row>
        <table:table-row table:style-name="ro1">
          <table:table-cell table:style-name="ce6" office:value-type="string">
            <text:p>C3</text:p>
          </table:table-cell>
          <table:table-cell table:style-name="ce6" office:value-type="string">
            <text:p>RET</text:p>
          </table:table-cell>
          <table:table-cell table:style-name="ce6" office:value-type="string">
            <text:p>NP</text:p>
          </table:table-cell>
          <table:table-cell table:style-name="ce6"/>
          <table:table-cell/>
          <table:table-cell office:value-type="string">
            <text:p>RIP</text:p>
          </table:table-cell>
          <table:table-cell table:number-columns-repeated="3"/>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Near return to calling procedure.</text:p>
          </table:table-cell>
          <table:table-cell table:number-columns-repeated="1008"/>
        </table:table-row>
        <table:table-row table:style-name="ro1">
          <table:table-cell table:style-name="ce6" office:value-type="string">
            <text:p>CB</text:p>
          </table:table-cell>
          <table:table-cell table:style-name="ce6" office:value-type="string">
            <text:p>RET <text:span text:style-name="T1">far</text:span></text:p>
          </table:table-cell>
          <table:table-cell table:style-name="ce6" office:value-type="string">
            <text:p>NP</text:p>
          </table:table-cell>
          <table:table-cell table:style-name="ce6" office:value-type="string">
            <text:p>I</text:p>
          </table:table-cell>
          <table:table-cell table:number-columns-repeated="3" office:value-type="string">
            <text:p>???</text:p>
          </table:table-cell>
          <table:table-cell table:number-columns-repeated="2"/>
          <table:table-cell table:number-columns-repeated="2" table:style-name="ce6" office:value-type="string">
            <text:p>V</text:p>
          </table:table-cell>
          <table:table-cell table:style-name="ce6"/>
          <table:table-cell table:style-name="ce6" office:value-type="string">
            <text:p>lretl</text:p>
          </table:table-cell>
          <table:table-cell table:style-name="ce6"/>
          <table:table-cell table:style-name="ce6" office:value-type="string">
            <text:p>Far return to calling procedure.</text:p>
          </table:table-cell>
          <table:table-cell table:number-columns-repeated="1008"/>
        </table:table-row>
        <table:table-row table:style-name="ro1">
          <table:table-cell table:style-name="ce6" office:value-type="string">
            <text:p>C2 iw</text:p>
          </table:table-cell>
          <table:table-cell table:style-name="ce6" office:value-type="string">
            <text:p>RET imm16</text:p>
          </table:table-cell>
          <table:table-cell table:style-name="ce6" office:value-type="string">
            <text:p>I</text:p>
          </table:table-cell>
          <table:table-cell table:style-name="ce6" office:value-type="string">
            <text:p>R</text:p>
          </table:table-cell>
          <table:table-cell/>
          <table:table-cell office:value-type="string">
            <text:p>RIP RSP</text:p>
          </table:table-cell>
          <table:table-cell table:number-columns-repeated="3"/>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Near return to calling procedure and pop imm16 bytes from stack.</text:p>
          </table:table-cell>
          <table:table-cell table:number-columns-repeated="1008"/>
        </table:table-row>
        <table:table-row table:style-name="ro1">
          <table:table-cell table:style-name="ce6" office:value-type="string">
            <text:p>CA iw</text:p>
          </table:table-cell>
          <table:table-cell table:style-name="ce6" office:value-type="string">
            <text:p>RET imm16, <text:span text:style-name="T1">far</text:span></text:p>
          </table:table-cell>
          <table:table-cell table:style-name="ce6" office:value-type="string">
            <text:p>I</text:p>
          </table:table-cell>
          <table:table-cell table:style-name="ce6" office:value-type="string">
            <text:p>R, I</text:p>
          </table:table-cell>
          <table:table-cell table:number-columns-repeated="3" office:value-type="string">
            <text:p>???</text:p>
          </table:table-cell>
          <table:table-cell table:number-columns-repeated="2"/>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Far return to calling procedure and pop imm16 bytes from stack.</text:p>
          </table:table-cell>
          <table:table-cell table:number-columns-repeated="1008"/>
        </table:table-row>
        <table:table-row table:style-name="ro1">
          <table:table-cell table:number-columns-repeated="1023"/>
        </table:table-row>
        <table:table-row table:style-name="ro1">
          <table:table-cell office:value-type="string">
            <text:p>VEX.LZ.F2.0F3A.W0 F0 /r ib</text:p>
          </table:table-cell>
          <table:table-cell office:value-type="string">
            <text:p>RORX r32, r/m32,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rorxl</text:p>
          </table:table-cell>
          <table:table-cell/>
          <table:table-cell office:value-type="string">
            <text:p>Rotate 32-bit r/m32 right imm8 times without affecting arithmetic flags.</text:p>
          </table:table-cell>
          <table:table-cell table:number-columns-repeated="1008"/>
        </table:table-row>
        <table:table-row table:style-name="ro1">
          <table:table-cell office:value-type="string">
            <text:p>VEX.LZ.F2.0F3A.W1 F0 /r ib</text:p>
          </table:table-cell>
          <table:table-cell office:value-type="string">
            <text:p>RORX r64, r/m64, imm8</text:p>
          </table:table-cell>
          <table:table-cell office:value-type="string">
            <text:p>RM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rorxq</text:p>
          </table:table-cell>
          <table:table-cell/>
          <table:table-cell office:value-type="string">
            <text:p>Rotate 64-bit r/m64 right imm8 times without affecting arithmetic flags.</text:p>
          </table:table-cell>
          <table:table-cell table:number-columns-repeated="1008"/>
        </table:table-row>
        <table:table-row table:style-name="ro1">
          <table:table-cell table:number-columns-repeated="1023"/>
        </table:table-row>
        <table:table-row table:style-name="ro1">
          <table:table-cell table:style-name="ce6" office:value-type="string">
            <text:p>66 0F 3A 09 /r ib</text:p>
          </table:table-cell>
          <table:table-cell table:style-name="ce6" office:value-type="string">
            <text:p>ROUNDPD xmm1, xmm2/m128,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pd</text:p>
          </table:table-cell>
          <table:table-cell table:style-name="ce6"/>
          <table:table-cell table:style-name="ce6" office:value-type="string">
            <text:p>Round packed double 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128.66.0F3A.WIG 09 /r ib</text:p>
          </table:table-cell>
          <table:table-cell table:style-name="ce6" office:value-type="string">
            <text:p>VROUNDPD xmm1, xmm2/m128, imm8</text:p>
          </table:table-cell>
          <table:table-cell table:style-name="ce6" office:value-type="string">
            <text:p>RMI</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d</text:p>
          </table:table-cell>
          <table:table-cell table:style-name="ce6"/>
          <table:table-cell table:style-name="ce6" office:value-type="string">
            <text:p>Round packed double-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256.66.0F3A.WIG 09 /r ib</text:p>
          </table:table-cell>
          <table:table-cell table:style-name="ce6" office:value-type="string">
            <text:p>VROUNDPD ymm1, ymm2/m256,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d</text:p>
          </table:table-cell>
          <table:table-cell table:style-name="ce6"/>
          <table:table-cell table:style-name="ce6" office:value-type="string">
            <text:p>Round packed double-precision floating-point values in ymm2/m256 and place the result in ymm1. The rounding mode is determined by imm8.</text:p>
          </table:table-cell>
          <table:table-cell table:number-columns-repeated="1008"/>
        </table:table-row>
        <table:table-row table:style-name="ro1">
          <table:table-cell table:number-columns-repeated="1023"/>
        </table:table-row>
        <table:table-row table:style-name="ro1">
          <table:table-cell table:style-name="ce6" office:value-type="string">
            <text:p>66 0F 3A 08 /r ib</text:p>
          </table:table-cell>
          <table:table-cell table:style-name="ce6" office:value-type="string">
            <text:p>ROUNDPS xmm1, xmm2/m128,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ps</text:p>
          </table:table-cell>
          <table:table-cell table:style-name="ce6"/>
          <table:table-cell table:style-name="ce6" office:value-type="string">
            <text:p>Round packed single 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128.66.0F3A.WIG 08 /r ib</text:p>
          </table:table-cell>
          <table:table-cell table:style-name="ce6" office:value-type="string">
            <text:p>VROUNDPS xmm1, xmm2/m128, imm8</text:p>
          </table:table-cell>
          <table:table-cell table:style-name="ce6" office:value-type="string">
            <text:p>RMI</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s</text:p>
          </table:table-cell>
          <table:table-cell table:style-name="ce6"/>
          <table:table-cell table:style-name="ce6" office:value-type="string">
            <text:p>Round packed single-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256.66.0F3A.WIG 08 /r ib</text:p>
          </table:table-cell>
          <table:table-cell table:style-name="ce6" office:value-type="string">
            <text:p>VROUNDPS ymm1, ymm2/m256,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s</text:p>
          </table:table-cell>
          <table:table-cell table:style-name="ce6"/>
          <table:table-cell table:style-name="ce6" office:value-type="string">
            <text:p>Round packed single-precision floating-point values in ymm2/m256 and place the result in ymm1. The rounding mode is determined by imm8.</text:p>
          </table:table-cell>
          <table:table-cell table:number-columns-repeated="1008"/>
        </table:table-row>
        <table:table-row table:style-name="ro1">
          <table:table-cell table:number-columns-repeated="1023"/>
        </table:table-row>
        <table:table-row table:style-name="ro1">
          <table:table-cell table:style-name="ce6" office:value-type="string">
            <text:p>66 0F 3A 0B /r ib</text:p>
          </table:table-cell>
          <table:table-cell table:style-name="ce6" office:value-type="string">
            <text:p>ROUNDSD xmm1, xmm2/m64,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sd</text:p>
          </table:table-cell>
          <table:table-cell table:style-name="ce6"/>
          <table:table-cell table:style-name="ce6" office:value-type="string">
            <text:p>Round the low packed double precision floating-point value in xmm2/m64 and place the result in xmm1. The rounding mode is determined by imm8.</text:p>
          </table:table-cell>
          <table:table-cell table:number-columns-repeated="1008"/>
        </table:table-row>
        <table:table-row table:style-name="ro1">
          <table:table-cell table:style-name="ce6" office:value-type="string">
            <text:p>VEX.NDS.LIG.66.0F3A.WIG 0B /r ib</text:p>
          </table:table-cell>
          <table:table-cell table:style-name="ce6" office:value-type="string">
            <text:p>VROUNDSD xmm1, xmm2, xmm3/m64, imm8</text:p>
          </table:table-cell>
          <table:table-cell table:style-name="ce6" office:value-type="string">
            <text:p>RVMI</text:p>
          </table:table-cell>
          <table:table-cell table:style-name="ce6" office:value-type="string">
            <text:p>Z, R,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sd</text:p>
          </table:table-cell>
          <table:table-cell table:style-name="ce6"/>
          <table:table-cell table:style-name="ce6"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08"/>
        </table:table-row>
        <table:table-row table:style-name="ro1">
          <table:table-cell table:number-columns-repeated="4"/>
          <table:table-cell table:style-name="ce6"/>
          <table:table-cell table:number-columns-repeated="6"/>
          <table:table-cell table:style-name="ce6"/>
          <table:table-cell table:number-columns-repeated="1011"/>
        </table:table-row>
        <table:table-row table:style-name="ro1">
          <table:table-cell table:style-name="ce6" office:value-type="string">
            <text:p>66 0F 3A 0A /r ib</text:p>
          </table:table-cell>
          <table:table-cell table:style-name="ce6" office:value-type="string">
            <text:p>ROUNDSS xmm1, xmm2/m32,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ss</text:p>
          </table:table-cell>
          <table:table-cell table:style-name="ce6"/>
          <table:table-cell table:style-name="ce6" office:value-type="string">
            <text:p>Round the low packed single precision floating-point value in xmm2/m32 and place the result in xmm1. The rounding mode is determined by imm8.</text:p>
          </table:table-cell>
          <table:table-cell table:number-columns-repeated="1008"/>
        </table:table-row>
        <table:table-row table:style-name="ro1">
          <table:table-cell table:style-name="ce6" office:value-type="string">
            <text:p>VEX.NDS.LIG.66.0F3A.WIG 0A ib</text:p>
          </table:table-cell>
          <table:table-cell table:style-name="ce6" office:value-type="string">
            <text:p>VROUNDSS xmm1, xmm2, xmm3/m32, imm8</text:p>
          </table:table-cell>
          <table:table-cell table:style-name="ce6" office:value-type="string">
            <text:p>RVMI</text:p>
          </table:table-cell>
          <table:table-cell table:style-name="ce6" office:value-type="string">
            <text:p>Z, R,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ss</text:p>
          </table:table-cell>
          <table:table-cell table:style-name="ce6"/>
          <table:table-cell table:style-name="ce6"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7" office:value-type="string">
            <text:p>0F AA</text:p>
          </table:table-cell>
          <table:table-cell table:style-name="ce7" office:value-type="string">
            <text:p>RSM</text:p>
          </table:table-cell>
          <table:table-cell table:style-name="ce7" table:number-columns-repeated="5"/>
          <table:table-cell table:style-name="ce7" office:value-type="string">
            <text:p>NO</text:p>
          </table:table-cell>
          <table:table-cell table:style-name="ce7" office:value-type="string">
            <text:p>YES</text:p>
          </table:table-cell>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Resume operation of interrupted program.</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52 /r</text:p>
          </table:table-cell>
          <table:table-cell table:style-name="ce6" office:value-type="string">
            <text:p>RSQRT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sqrtps</text:p>
          </table:table-cell>
          <table:table-cell table:style-name="ce6"/>
          <table:table-cell table:style-name="ce6" office:value-type="string">
            <text:p>Computes the approximate reciprocals of the square roots of the packed single-precision floating-point values in xmm2/m128 and stores the results in xmm1.</text:p>
          </table:table-cell>
          <table:table-cell table:number-columns-repeated="1008"/>
        </table:table-row>
        <table:table-row table:style-name="ro1">
          <table:table-cell table:style-name="ce6" office:value-type="string">
            <text:p>VEX.128.0F.WIG 52 /r</text:p>
          </table:table-cell>
          <table:table-cell table:style-name="ce6" office:value-type="string">
            <text:p>VRSQRT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ps</text:p>
          </table:table-cell>
          <table:table-cell table:style-name="ce6"/>
          <table:table-cell table:style-name="ce6" office:value-type="string">
            <text:p>Computes the approximate reciprocals of the square roots of packed single-precision values in xmm2/mem and stores the results in xmm1.</text:p>
          </table:table-cell>
          <table:table-cell table:number-columns-repeated="1008"/>
        </table:table-row>
        <table:table-row table:style-name="ro1">
          <table:table-cell table:style-name="ce6" office:value-type="string">
            <text:p>VEX.256.0F.WIG 52 /r</text:p>
          </table:table-cell>
          <table:table-cell table:style-name="ce6" office:value-type="string">
            <text:p>VRSQRT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ps</text:p>
          </table:table-cell>
          <table:table-cell table:style-name="ce6"/>
          <table:table-cell table:style-name="ce6" office:value-type="string">
            <text:p>Computes the approximate reciprocals of the square roots of packed single-precision values in ymm2/mem and stores the results in ymm1.</text:p>
          </table:table-cell>
          <table:table-cell table:number-columns-repeated="1008"/>
        </table:table-row>
        <table:table-row table:style-name="ro1">
          <table:table-cell table:number-columns-repeated="1023"/>
        </table:table-row>
        <table:table-row table:style-name="ro1">
          <table:table-cell table:style-name="ce6" office:value-type="string">
            <text:p>F3 0F 52 /r</text:p>
          </table:table-cell>
          <table:table-cell table:style-name="ce6" office:value-type="string">
            <text:p>RSQRTSS xmm1, xmm2/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sqrtss</text:p>
          </table:table-cell>
          <table:table-cell table:style-name="ce6"/>
          <table:table-cell table:style-name="ce6" office:value-type="string">
            <text:p>Computes the approximate reciprocal of the square root of the low single-precision floating-point value in xmm2/m32 and stores the results in xmm1.</text:p>
          </table:table-cell>
          <table:table-cell table:number-columns-repeated="1008"/>
        </table:table-row>
        <table:table-row table:style-name="ro1">
          <table:table-cell table:style-name="ce6" office:value-type="string">
            <text:p>VEX.NDS.LIG.F3.0F.WIG 52 /r</text:p>
          </table:table-cell>
          <table:table-cell table:style-name="ce6" office:value-type="string">
            <text:p>VRSQRT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ss</text:p>
          </table:table-cell>
          <table:table-cell table:style-name="ce6"/>
          <table:table-cell table:style-name="ce6"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9E</text:p>
          </table:table-cell>
          <table:table-cell table:style-name="ce6" office:value-type="string">
            <text:p>SAHF</text:p>
          </table:table-cell>
          <table:table-cell table:style-name="ce6" office:value-type="string">
            <text:p>NP</text:p>
          </table:table-cell>
          <table:table-cell table:style-name="ce6"/>
          <table:table-cell table:style-name="ce6" office:value-type="string">
            <text:p>AH</text:p>
          </table:table-cell>
          <table:table-cell office:value-type="string">
            <text:p>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ahf</text:p>
          </table:table-cell>
          <table:table-cell table:style-name="ce6"/>
          <table:table-cell table:style-name="ce6" office:value-type="string">
            <text:p>Loads SF, ZF, AF, PF, and CF from AH into EFLAGS register.</text:p>
          </table:table-cell>
          <table:table-cell table:number-columns-repeated="1008"/>
        </table:table-row>
        <table:table-row table:style-name="ro1">
          <table:table-cell table:number-columns-repeated="1023"/>
        </table:table-row>
        <table:table-row table:style-name="ro1">
          <table:table-cell table:style-name="ce6" office:value-type="string">
            <text:p>D0 /4</text:p>
          </table:table-cell>
          <table:table-cell table:style-name="ce6" office:value-type="string">
            <text:p>SA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REX+ D0 /4</text:p>
          </table:table-cell>
          <table:table-cell table:style-name="ce6" office:value-type="string">
            <text:p>SA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D2 /4</text:p>
          </table:table-cell>
          <table:table-cell table:style-name="ce6" office:value-type="string">
            <text:p>SA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REX+ D2 /4</text:p>
          </table:table-cell>
          <table:table-cell table:style-name="ce6" office:value-type="string">
            <text:p>SA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C0 /4 ib</text:p>
          </table:table-cell>
          <table:table-cell table:style-name="ce6" office:value-type="string">
            <text:p>SA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REX+ C0 /4 ib</text:p>
          </table:table-cell>
          <table:table-cell table:style-name="ce6" office:value-type="string">
            <text:p>SA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D1 /4</text:p>
          </table:table-cell>
          <table:table-cell table:style-name="ce6" office:value-type="string">
            <text:p>SA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once.</text:p>
          </table:table-cell>
          <table:table-cell table:number-columns-repeated="1008"/>
        </table:table-row>
        <table:table-row table:style-name="ro1">
          <table:table-cell table:style-name="ce6" office:value-type="string">
            <text:p>D3 /4</text:p>
          </table:table-cell>
          <table:table-cell table:style-name="ce6" office:value-type="string">
            <text:p>SA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CL times.</text:p>
          </table:table-cell>
          <table:table-cell table:number-columns-repeated="1008"/>
        </table:table-row>
        <table:table-row table:style-name="ro1">
          <table:table-cell table:style-name="ce6" office:value-type="string">
            <text:p>C1 /4 ib</text:p>
          </table:table-cell>
          <table:table-cell table:style-name="ce6" office:value-type="string">
            <text:p>SA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imm8 times.</text:p>
          </table:table-cell>
          <table:table-cell table:number-columns-repeated="1008"/>
        </table:table-row>
        <table:table-row table:style-name="ro1">
          <table:table-cell table:style-name="ce6" office:value-type="string">
            <text:p>D1 /4</text:p>
          </table:table-cell>
          <table:table-cell table:style-name="ce6" office:value-type="string">
            <text:p>SA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once.</text:p>
          </table:table-cell>
          <table:table-cell table:number-columns-repeated="1008"/>
        </table:table-row>
        <table:table-row table:style-name="ro1">
          <table:table-cell table:style-name="ce6" office:value-type="string">
            <text:p>REX.W+ D1 /4</text:p>
          </table:table-cell>
          <table:table-cell table:style-name="ce6" office:value-type="string">
            <text:p>SA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once.</text:p>
          </table:table-cell>
          <table:table-cell table:number-columns-repeated="1008"/>
        </table:table-row>
        <table:table-row table:style-name="ro1">
          <table:table-cell table:style-name="ce6" office:value-type="string">
            <text:p>D3 /4</text:p>
          </table:table-cell>
          <table:table-cell table:style-name="ce6" office:value-type="string">
            <text:p>SA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REX.W+ D3 /4</text:p>
          </table:table-cell>
          <table:table-cell table:style-name="ce6" office:value-type="string">
            <text:p>SA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CL times.</text:p>
          </table:table-cell>
          <table:table-cell table:number-columns-repeated="1008"/>
        </table:table-row>
        <table:table-row table:style-name="ro1">
          <table:table-cell table:style-name="ce6" office:value-type="string">
            <text:p>C1 /4 ib</text:p>
          </table:table-cell>
          <table:table-cell table:style-name="ce6" office:value-type="string">
            <text:p>SA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REX.W+ C1 /4 ib</text:p>
          </table:table-cell>
          <table:table-cell table:style-name="ce6" office:value-type="string">
            <text:p>SA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imm8 times.</text:p>
          </table:table-cell>
          <table:table-cell table:number-columns-repeated="1008"/>
        </table:table-row>
        <table:table-row table:style-name="ro1">
          <table:table-cell table:style-name="ce6" office:value-type="string">
            <text:p>D0 /7</text:p>
          </table:table-cell>
          <table:table-cell table:style-name="ce6" office:value-type="string">
            <text:p>SA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once.</text:p>
          </table:table-cell>
          <table:table-cell table:number-columns-repeated="1008"/>
        </table:table-row>
        <table:table-row table:style-name="ro1">
          <table:table-cell table:style-name="ce6" office:value-type="string">
            <text:p>REX+ D0 /7</text:p>
          </table:table-cell>
          <table:table-cell table:style-name="ce6" office:value-type="string">
            <text:p>SA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once.</text:p>
          </table:table-cell>
          <table:table-cell table:number-columns-repeated="1008"/>
        </table:table-row>
        <table:table-row table:style-name="ro1">
          <table:table-cell table:style-name="ce6" office:value-type="string">
            <text:p>D2 /7</text:p>
          </table:table-cell>
          <table:table-cell table:style-name="ce6" office:value-type="string">
            <text:p>SA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CL times.</text:p>
          </table:table-cell>
          <table:table-cell table:number-columns-repeated="1008"/>
        </table:table-row>
        <table:table-row table:style-name="ro1">
          <table:table-cell table:style-name="ce6" office:value-type="string">
            <text:p>REX+ D2 /7</text:p>
          </table:table-cell>
          <table:table-cell table:style-name="ce6" office:value-type="string">
            <text:p>SA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CL times.</text:p>
          </table:table-cell>
          <table:table-cell table:number-columns-repeated="1008"/>
        </table:table-row>
        <table:table-row table:style-name="ro1">
          <table:table-cell table:style-name="ce6" office:value-type="string">
            <text:p>C0 /7 ib</text:p>
          </table:table-cell>
          <table:table-cell table:style-name="ce6" office:value-type="string">
            <text:p>SA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imm8 time.</text:p>
          </table:table-cell>
          <table:table-cell table:number-columns-repeated="1008"/>
        </table:table-row>
        <table:table-row table:style-name="ro1">
          <table:table-cell table:style-name="ce6" office:value-type="string">
            <text:p>REX+ C0 /7 ib</text:p>
          </table:table-cell>
          <table:table-cell table:style-name="ce6" office:value-type="string">
            <text:p>SA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imm8 time.</text:p>
          </table:table-cell>
          <table:table-cell table:number-columns-repeated="1008"/>
        </table:table-row>
        <table:table-row table:style-name="ro1">
          <table:table-cell table:style-name="ce6" office:value-type="string">
            <text:p>D1 /7</text:p>
          </table:table-cell>
          <table:table-cell table:style-name="ce6" office:value-type="string">
            <text:p>SAR r/m16,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once.</text:p>
          </table:table-cell>
          <table:table-cell table:number-columns-repeated="1008"/>
        </table:table-row>
        <table:table-row table:style-name="ro1">
          <table:table-cell table:style-name="ce6" office:value-type="string">
            <text:p>D3 /7</text:p>
          </table:table-cell>
          <table:table-cell table:style-name="ce6" office:value-type="string">
            <text:p>SA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CL times.</text:p>
          </table:table-cell>
          <table:table-cell table:number-columns-repeated="1008"/>
        </table:table-row>
        <table:table-row table:style-name="ro1">
          <table:table-cell table:style-name="ce6" office:value-type="string">
            <text:p>C1 /7 ib</text:p>
          </table:table-cell>
          <table:table-cell table:style-name="ce6" office:value-type="string">
            <text:p>SA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imm8 times.</text:p>
          </table:table-cell>
          <table:table-cell table:number-columns-repeated="1008"/>
        </table:table-row>
        <table:table-row table:style-name="ro1">
          <table:table-cell table:style-name="ce6" office:value-type="string">
            <text:p>D1 /7</text:p>
          </table:table-cell>
          <table:table-cell table:style-name="ce6" office:value-type="string">
            <text:p>SA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once.</text:p>
          </table:table-cell>
          <table:table-cell table:number-columns-repeated="1008"/>
        </table:table-row>
        <table:table-row table:style-name="ro1">
          <table:table-cell table:style-name="ce6" office:value-type="string">
            <text:p>REX.W+ D1 /7</text:p>
          </table:table-cell>
          <table:table-cell table:style-name="ce6" office:value-type="string">
            <text:p>SA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once.</text:p>
          </table:table-cell>
          <table:table-cell table:number-columns-repeated="1008"/>
        </table:table-row>
        <table:table-row table:style-name="ro1">
          <table:table-cell table:style-name="ce6" office:value-type="string">
            <text:p>D3 /7</text:p>
          </table:table-cell>
          <table:table-cell table:style-name="ce6" office:value-type="string">
            <text:p>SA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CL times.</text:p>
          </table:table-cell>
          <table:table-cell table:number-columns-repeated="1008"/>
        </table:table-row>
        <table:table-row table:style-name="ro1">
          <table:table-cell table:style-name="ce6" office:value-type="string">
            <text:p>REX.W+ D3 /7</text:p>
          </table:table-cell>
          <table:table-cell table:style-name="ce6" office:value-type="string">
            <text:p>SA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CL times.</text:p>
          </table:table-cell>
          <table:table-cell table:number-columns-repeated="1008"/>
        </table:table-row>
        <table:table-row table:style-name="ro1">
          <table:table-cell table:style-name="ce6" office:value-type="string">
            <text:p>C1 /7 ib</text:p>
          </table:table-cell>
          <table:table-cell table:style-name="ce6" office:value-type="string">
            <text:p>SA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imm8 times.</text:p>
          </table:table-cell>
          <table:table-cell table:number-columns-repeated="1008"/>
        </table:table-row>
        <table:table-row table:style-name="ro1">
          <table:table-cell table:style-name="ce6" office:value-type="string">
            <text:p>REX.W+ C1 /7 ib</text:p>
          </table:table-cell>
          <table:table-cell table:style-name="ce6" office:value-type="string">
            <text:p>SA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imm8 times.</text:p>
          </table:table-cell>
          <table:table-cell table:number-columns-repeated="1008"/>
        </table:table-row>
        <table:table-row table:style-name="ro1">
          <table:table-cell table:style-name="ce6" office:value-type="string">
            <text:p>D0 /4</text:p>
          </table:table-cell>
          <table:table-cell table:style-name="ce6" office:value-type="string">
            <text:p>SH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REX+ D0 /4</text:p>
          </table:table-cell>
          <table:table-cell table:style-name="ce6" office:value-type="string">
            <text:p>SH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D2 /4</text:p>
          </table:table-cell>
          <table:table-cell table:style-name="ce6" office:value-type="string">
            <text:p>SH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REX+ D2 /4</text:p>
          </table:table-cell>
          <table:table-cell table:style-name="ce6" office:value-type="string">
            <text:p>SH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C0 /4 ib</text:p>
          </table:table-cell>
          <table:table-cell table:style-name="ce6" office:value-type="string">
            <text:p>SH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REX+ C0 /4 ib</text:p>
          </table:table-cell>
          <table:table-cell table:style-name="ce6" office:value-type="string">
            <text:p>SH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D1 /4</text:p>
          </table:table-cell>
          <table:table-cell table:style-name="ce6" office:value-type="string">
            <text:p>SHL r/m16,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once.</text:p>
          </table:table-cell>
          <table:table-cell table:number-columns-repeated="1008"/>
        </table:table-row>
        <table:table-row table:style-name="ro1">
          <table:table-cell table:style-name="ce6" office:value-type="string">
            <text:p>D3 /4</text:p>
          </table:table-cell>
          <table:table-cell table:style-name="ce6" office:value-type="string">
            <text:p>SH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CL times.</text:p>
          </table:table-cell>
          <table:table-cell table:number-columns-repeated="1008"/>
        </table:table-row>
        <table:table-row table:style-name="ro1">
          <table:table-cell table:style-name="ce6" office:value-type="string">
            <text:p>C1 /4 ib</text:p>
          </table:table-cell>
          <table:table-cell table:style-name="ce6" office:value-type="string">
            <text:p>SH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imm8 times.</text:p>
          </table:table-cell>
          <table:table-cell table:number-columns-repeated="1008"/>
        </table:table-row>
        <table:table-row table:style-name="ro1">
          <table:table-cell table:style-name="ce6" office:value-type="string">
            <text:p>D1 /4</text:p>
          </table:table-cell>
          <table:table-cell table:style-name="ce6" office:value-type="string">
            <text:p>SHL r/m32,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once.</text:p>
          </table:table-cell>
          <table:table-cell table:number-columns-repeated="1008"/>
        </table:table-row>
        <table:table-row table:style-name="ro1">
          <table:table-cell table:style-name="ce6" office:value-type="string">
            <text:p>REX.W+ D1 /4</text:p>
          </table:table-cell>
          <table:table-cell table:style-name="ce6" office:value-type="string">
            <text:p>SHL r/m64,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64 by 2, once.</text:p>
          </table:table-cell>
          <table:table-cell table:number-columns-repeated="1008"/>
        </table:table-row>
        <table:table-row table:style-name="ro1">
          <table:table-cell table:style-name="ce6" office:value-type="string">
            <text:p>D3 /4</text:p>
          </table:table-cell>
          <table:table-cell table:style-name="ce6" office:value-type="string">
            <text:p>SH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REX.W+ D3 /4</text:p>
          </table:table-cell>
          <table:table-cell table:style-name="ce6" office:value-type="string">
            <text:p>SH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C1 /4 ib</text:p>
          </table:table-cell>
          <table:table-cell table:style-name="ce6" office:value-type="string">
            <text:p>SH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REX.W+ C1 /4 ib</text:p>
          </table:table-cell>
          <table:table-cell table:style-name="ce6" office:value-type="string">
            <text:p>SH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D0 /5</text:p>
          </table:table-cell>
          <table:table-cell table:style-name="ce6" office:value-type="string">
            <text:p>SHR r/m8,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once.</text:p>
          </table:table-cell>
          <table:table-cell table:number-columns-repeated="1008"/>
        </table:table-row>
        <table:table-row table:style-name="ro1">
          <table:table-cell table:style-name="ce6" office:value-type="string">
            <text:p>REX+ D0 /5</text:p>
          </table:table-cell>
          <table:table-cell table:style-name="ce6" office:value-type="string">
            <text:p>SH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once.</text:p>
          </table:table-cell>
          <table:table-cell table:number-columns-repeated="1008"/>
        </table:table-row>
        <table:table-row table:style-name="ro1">
          <table:table-cell table:style-name="ce6" office:value-type="string">
            <text:p>D2 /5</text:p>
          </table:table-cell>
          <table:table-cell table:style-name="ce6" office:value-type="string">
            <text:p>SH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CL times.</text:p>
          </table:table-cell>
          <table:table-cell table:number-columns-repeated="1008"/>
        </table:table-row>
        <table:table-row table:style-name="ro1">
          <table:table-cell table:style-name="ce6" office:value-type="string">
            <text:p>REX+ D2 /5</text:p>
          </table:table-cell>
          <table:table-cell table:style-name="ce6" office:value-type="string">
            <text:p>SH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CL times.</text:p>
          </table:table-cell>
          <table:table-cell table:number-columns-repeated="1008"/>
        </table:table-row>
        <table:table-row table:style-name="ro1">
          <table:table-cell table:style-name="ce6" office:value-type="string">
            <text:p>C0 /5 ib</text:p>
          </table:table-cell>
          <table:table-cell table:style-name="ce6" office:value-type="string">
            <text:p>SH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imm8 times.</text:p>
          </table:table-cell>
          <table:table-cell table:number-columns-repeated="1008"/>
        </table:table-row>
        <table:table-row table:style-name="ro1">
          <table:table-cell table:style-name="ce6" office:value-type="string">
            <text:p>REX+ C0 /5 ib</text:p>
          </table:table-cell>
          <table:table-cell table:style-name="ce6" office:value-type="string">
            <text:p>SH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imm8 times.</text:p>
          </table:table-cell>
          <table:table-cell table:number-columns-repeated="1008"/>
        </table:table-row>
        <table:table-row table:style-name="ro1">
          <table:table-cell table:style-name="ce6" office:value-type="string">
            <text:p>D1 /5</text:p>
          </table:table-cell>
          <table:table-cell table:style-name="ce6" office:value-type="string">
            <text:p>SH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once.</text:p>
          </table:table-cell>
          <table:table-cell table:number-columns-repeated="1008"/>
        </table:table-row>
        <table:table-row table:style-name="ro1">
          <table:table-cell table:style-name="ce6" office:value-type="string">
            <text:p>D3 /5</text:p>
          </table:table-cell>
          <table:table-cell table:style-name="ce6" office:value-type="string">
            <text:p>SH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CL times</text:p>
          </table:table-cell>
          <table:table-cell table:number-columns-repeated="1008"/>
        </table:table-row>
        <table:table-row table:style-name="ro1">
          <table:table-cell table:style-name="ce6" office:value-type="string">
            <text:p>C1 /5 ib</text:p>
          </table:table-cell>
          <table:table-cell table:style-name="ce6" office:value-type="string">
            <text:p>SH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imm8 times.</text:p>
          </table:table-cell>
          <table:table-cell table:number-columns-repeated="1008"/>
        </table:table-row>
        <table:table-row table:style-name="ro1">
          <table:table-cell table:style-name="ce6" office:value-type="string">
            <text:p>D1 /5</text:p>
          </table:table-cell>
          <table:table-cell table:style-name="ce6" office:value-type="string">
            <text:p>SH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once.</text:p>
          </table:table-cell>
          <table:table-cell table:number-columns-repeated="1008"/>
        </table:table-row>
        <table:table-row table:style-name="ro1">
          <table:table-cell table:style-name="ce6" office:value-type="string">
            <text:p>REX.W+ D1 /5</text:p>
          </table:table-cell>
          <table:table-cell table:style-name="ce6" office:value-type="string">
            <text:p>SH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once.</text:p>
          </table:table-cell>
          <table:table-cell table:number-columns-repeated="1008"/>
        </table:table-row>
        <table:table-row table:style-name="ro1">
          <table:table-cell table:style-name="ce6" office:value-type="string">
            <text:p>D3 /5</text:p>
          </table:table-cell>
          <table:table-cell table:style-name="ce6" office:value-type="string">
            <text:p>SH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CL times.</text:p>
          </table:table-cell>
          <table:table-cell table:number-columns-repeated="1008"/>
        </table:table-row>
        <table:table-row table:style-name="ro1">
          <table:table-cell table:style-name="ce6" office:value-type="string">
            <text:p>REX.W+ D3 /5</text:p>
          </table:table-cell>
          <table:table-cell table:style-name="ce6" office:value-type="string">
            <text:p>SH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CL times.</text:p>
          </table:table-cell>
          <table:table-cell table:number-columns-repeated="1008"/>
        </table:table-row>
        <table:table-row table:style-name="ro1">
          <table:table-cell table:style-name="ce6" office:value-type="string">
            <text:p>C1 /5 ib</text:p>
          </table:table-cell>
          <table:table-cell table:style-name="ce6" office:value-type="string">
            <text:p>SH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imm8 times.</text:p>
          </table:table-cell>
          <table:table-cell table:number-columns-repeated="1008"/>
        </table:table-row>
        <table:table-row table:style-name="ro1">
          <table:table-cell table:style-name="ce6" office:value-type="string">
            <text:p>REX.W+ C1 /5 ib</text:p>
          </table:table-cell>
          <table:table-cell table:style-name="ce6" office:value-type="string">
            <text:p>SH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imm8 times.</text:p>
          </table:table-cell>
          <table:table-cell table:number-columns-repeated="1008"/>
        </table:table-row>
        <table:table-row table:style-name="ro1">
          <table:table-cell table:number-columns-repeated="6"/>
          <table:table-cell table:style-name="ce6" table:number-columns-repeated="3"/>
          <table:table-cell table:number-columns-repeated="1014"/>
        </table:table-row>
        <table:table-row table:style-name="ro1">
          <table:table-cell office:value-type="string">
            <text:p>VEX.NDS.LZ.F3.0F38.W0 F7 /r</text:p>
          </table:table-cell>
          <table:table-cell office:value-type="string">
            <text:p>SAR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arxl</text:p>
          </table:table-cell>
          <table:table-cell/>
          <table:table-cell office:value-type="string">
            <text:p>Shift r/m32 arithmetically right with count specified in r32b</text:p>
          </table:table-cell>
          <table:table-cell table:number-columns-repeated="1008"/>
        </table:table-row>
        <table:table-row table:style-name="ro1">
          <table:table-cell office:value-type="string">
            <text:p>VEX.NDS.LZ.66.0F38.W0 F7 /r</text:p>
          </table:table-cell>
          <table:table-cell office:value-type="string">
            <text:p>SHL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hlxl</text:p>
          </table:table-cell>
          <table:table-cell/>
          <table:table-cell office:value-type="string">
            <text:p>Shift r/m32 logically left with count specified in r32b</text:p>
          </table:table-cell>
          <table:table-cell table:number-columns-repeated="1008"/>
        </table:table-row>
        <table:table-row table:style-name="ro1">
          <table:table-cell office:value-type="string">
            <text:p>VEX.NDS.LZ.F2.0F38.W0 F7 /r</text:p>
          </table:table-cell>
          <table:table-cell office:value-type="string">
            <text:p>SHR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hrxl</text:p>
          </table:table-cell>
          <table:table-cell/>
          <table:table-cell office:value-type="string">
            <text:p>Shift r/m32 logically right with count specified in r32b</text:p>
          </table:table-cell>
          <table:table-cell table:number-columns-repeated="1008"/>
        </table:table-row>
        <table:table-row table:style-name="ro1">
          <table:table-cell office:value-type="string">
            <text:p>VEX.NDS.LZ.F3.0F38.W1 F7 /r</text:p>
          </table:table-cell>
          <table:table-cell office:value-type="string">
            <text:p>SAR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arxq</text:p>
          </table:table-cell>
          <table:table-cell/>
          <table:table-cell office:value-type="string">
            <text:p>Shift r/m64 arithmetically right with count specified in r64b</text:p>
          </table:table-cell>
          <table:table-cell table:number-columns-repeated="1008"/>
        </table:table-row>
        <table:table-row table:style-name="ro1">
          <table:table-cell office:value-type="string">
            <text:p>VEX.NDS.LZ.66.0F38.W1 F7 /r</text:p>
          </table:table-cell>
          <table:table-cell office:value-type="string">
            <text:p>SHL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hlxq</text:p>
          </table:table-cell>
          <table:table-cell/>
          <table:table-cell office:value-type="string">
            <text:p>Shift r/m64 logically left with count specified in r64b.</text:p>
          </table:table-cell>
          <table:table-cell table:number-columns-repeated="1008"/>
        </table:table-row>
        <table:table-row table:style-name="ro1">
          <table:table-cell office:value-type="string">
            <text:p>VEX.NDS.LZ.F2.0F38.W1 F7 /r</text:p>
          </table:table-cell>
          <table:table-cell office:value-type="string">
            <text:p>SHR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hrxq</text:p>
          </table:table-cell>
          <table:table-cell/>
          <table:table-cell office:value-type="string">
            <text:p>Shift r/m64 logically right with count specified in r64b</text:p>
          </table:table-cell>
          <table:table-cell table:number-columns-repeated="1008"/>
        </table:table-row>
        <table:table-row table:style-name="ro1">
          <table:table-cell table:number-columns-repeated="6"/>
          <table:table-cell table:style-name="ce6" table:number-columns-repeated="3"/>
          <table:table-cell table:number-columns-repeated="1014"/>
        </table:table-row>
        <table:table-row table:style-name="ro1">
          <table:table-cell table:style-name="ce6" office:value-type="string">
            <text:p>1C ib</text:p>
          </table:table-cell>
          <table:table-cell table:style-name="ce6" office:value-type="string">
            <text:p>SBB AL, imm8</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imm8 from AL.</text:p>
          </table:table-cell>
          <table:table-cell table:number-columns-repeated="1008"/>
        </table:table-row>
        <table:table-row table:style-name="ro1">
          <table:table-cell table:style-name="ce6" office:value-type="string">
            <text:p>1D iw</text:p>
          </table:table-cell>
          <table:table-cell table:style-name="ce6" office:value-type="string">
            <text:p>SBB AX, imm16</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imm16 from AX.</text:p>
          </table:table-cell>
          <table:table-cell table:number-columns-repeated="1008"/>
        </table:table-row>
        <table:table-row table:style-name="ro1">
          <table:table-cell table:style-name="ce6" office:value-type="string">
            <text:p>1D id</text:p>
          </table:table-cell>
          <table:table-cell table:style-name="ce6" office:value-type="string">
            <text:p>SBB E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imm32 from EAX.</text:p>
          </table:table-cell>
          <table:table-cell table:number-columns-repeated="1008"/>
        </table:table-row>
        <table:table-row table:style-name="ro1">
          <table:table-cell table:style-name="ce6" office:value-type="string">
            <text:p>REX.W+ 1D id</text:p>
          </table:table-cell>
          <table:table-cell table:style-name="ce6" office:value-type="string">
            <text:p>SBB R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sign-extended imm.32 to 64-bits from RAX.</text:p>
          </table:table-cell>
          <table:table-cell table:number-columns-repeated="1008"/>
        </table:table-row>
        <table:table-row table:style-name="ro1">
          <table:table-cell table:style-name="ce6" office:value-type="string">
            <text:p>80 /3 ib</text:p>
          </table:table-cell>
          <table:table-cell table:style-name="ce6" office:value-type="string">
            <text:p>SBB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imm8 from r/m8.</text:p>
          </table:table-cell>
          <table:table-cell table:number-columns-repeated="1008"/>
        </table:table-row>
        <table:table-row table:style-name="ro1">
          <table:table-cell table:style-name="ce6" office:value-type="string">
            <text:p>REX+ 80 /3 ib</text:p>
          </table:table-cell>
          <table:table-cell table:style-name="ce6" office:value-type="string">
            <text:p>SBB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12"/>
          <table:table-cell table:style-name="ce6" office:value-type="string">
            <text:p>Subtract with borrow imm8 from r/m8.</text:p>
          </table:table-cell>
          <table:table-cell table:number-columns-repeated="1008"/>
        </table:table-row>
        <table:table-row table:style-name="ro1">
          <table:table-cell table:style-name="ce6" office:value-type="string">
            <text:p>81 /3 iw</text:p>
          </table:table-cell>
          <table:table-cell table:style-name="ce6" office:value-type="string">
            <text:p>SBB r/m16, imm16</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imm16 from r/m16.</text:p>
          </table:table-cell>
          <table:table-cell table:number-columns-repeated="1008"/>
        </table:table-row>
        <table:table-row table:style-name="ro1">
          <table:table-cell table:style-name="ce6" office:value-type="string">
            <text:p>81 /3 id</text:p>
          </table:table-cell>
          <table:table-cell table:style-name="ce6" office:value-type="string">
            <text:p>SBB r/m32,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imm32 from r/m32.</text:p>
          </table:table-cell>
          <table:table-cell table:number-columns-repeated="1008"/>
        </table:table-row>
        <table:table-row table:style-name="ro1">
          <table:table-cell table:style-name="ce6" office:value-type="string">
            <text:p>REX.W+ 81 /3 id</text:p>
          </table:table-cell>
          <table:table-cell table:style-name="ce6" office:value-type="string">
            <text:p>SBB r/m64,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sign-extended imm32 to 64-bits from r/m64.</text:p>
          </table:table-cell>
          <table:table-cell table:number-columns-repeated="1008"/>
        </table:table-row>
        <table:table-row table:style-name="ro1">
          <table:table-cell table:style-name="ce6" office:value-type="string">
            <text:p>83 /3 ib</text:p>
          </table:table-cell>
          <table:table-cell table:style-name="ce6" office:value-type="string">
            <text:p>SBB r/m16,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office:value-type="string">
            <text:p>YES</text:p>
          </table:table-cell>
          <table:table-cell table:style-name="ce6" office:value-type="string">
            <text:p>Subtract with borrow sign-extended imm8 from r/m16.</text:p>
          </table:table-cell>
          <table:table-cell table:number-columns-repeated="1008"/>
        </table:table-row>
        <table:table-row table:style-name="ro1">
          <table:table-cell table:style-name="ce6" office:value-type="string">
            <text:p>83 /3 ib</text:p>
          </table:table-cell>
          <table:table-cell table:style-name="ce6" office:value-type="string">
            <text:p>SBB r/m32,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office:value-type="string">
            <text:p>YES</text:p>
          </table:table-cell>
          <table:table-cell table:style-name="ce6" office:value-type="string">
            <text:p>Subtract with borrow sign-extended imm8 from r/m32.</text:p>
          </table:table-cell>
          <table:table-cell table:number-columns-repeated="1008"/>
        </table:table-row>
        <table:table-row table:style-name="ro1">
          <table:table-cell table:style-name="ce6" office:value-type="string">
            <text:p>REX.W+ 83 /3 ib</text:p>
          </table:table-cell>
          <table:table-cell table:style-name="ce6" office:value-type="string">
            <text:p>SBB r/m64,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office:value-type="string">
            <text:p>YES</text:p>
          </table:table-cell>
          <table:table-cell table:style-name="ce6" office:value-type="string">
            <text:p>Subtract with borrow sign-extended imm8 from r/m64.</text:p>
          </table:table-cell>
          <table:table-cell table:number-columns-repeated="1008"/>
        </table:table-row>
        <table:table-row table:style-name="ro1">
          <table:table-cell table:style-name="ce6" office:value-type="string">
            <text:p>18 /r</text:p>
          </table:table-cell>
          <table:table-cell table:style-name="ce6" office:value-type="string">
            <text:p>SBB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office:value-type="string">
            <text:p>YES</text:p>
          </table:table-cell>
          <table:table-cell table:style-name="ce6" office:value-type="string">
            <text:p>Subtract with borrow r8 from r/m8.</text:p>
          </table:table-cell>
          <table:table-cell table:number-columns-repeated="1008"/>
        </table:table-row>
        <table:table-row table:style-name="ro1">
          <table:table-cell table:style-name="ce6" office:value-type="string">
            <text:p>REX+ 18 /r</text:p>
          </table:table-cell>
          <table:table-cell table:style-name="ce6" office:value-type="string">
            <text:p>SBB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6" office:value-type="string">
            <text:p>YES</text:p>
          </table:table-cell>
          <table:table-cell table:style-name="ce6" office:value-type="string">
            <text:p>Subtract with borrow r8 from r/m8.</text:p>
          </table:table-cell>
          <table:table-cell table:number-columns-repeated="1008"/>
        </table:table-row>
        <table:table-row table:style-name="ro1">
          <table:table-cell table:style-name="ce6" office:value-type="string">
            <text:p>19 /r</text:p>
          </table:table-cell>
          <table:table-cell table:style-name="ce6" office:value-type="string">
            <text:p>SBB r/m16, r16</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office:value-type="string">
            <text:p>YES</text:p>
          </table:table-cell>
          <table:table-cell table:style-name="ce6" office:value-type="string">
            <text:p>Subtract with borrow r16 from r/m16.</text:p>
          </table:table-cell>
          <table:table-cell table:number-columns-repeated="1008"/>
        </table:table-row>
        <table:table-row table:style-name="ro1">
          <table:table-cell table:style-name="ce6" office:value-type="string">
            <text:p>19 /r</text:p>
          </table:table-cell>
          <table:table-cell table:style-name="ce6" office:value-type="string">
            <text:p>SBB r/m32, r32</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office:value-type="string">
            <text:p>YES</text:p>
          </table:table-cell>
          <table:table-cell table:style-name="ce6" office:value-type="string">
            <text:p>Subtract with borrow r32 from r/m32.</text:p>
          </table:table-cell>
          <table:table-cell table:number-columns-repeated="1008"/>
        </table:table-row>
        <table:table-row table:style-name="ro1">
          <table:table-cell table:style-name="ce6" office:value-type="string">
            <text:p>REX.W+ 19 /r</text:p>
          </table:table-cell>
          <table:table-cell table:style-name="ce6" office:value-type="string">
            <text:p>SBB r/m64, r64</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office:value-type="string">
            <text:p>YES</text:p>
          </table:table-cell>
          <table:table-cell table:style-name="ce6" office:value-type="string">
            <text:p>Subtract with borrow r64 from r/m64.</text:p>
          </table:table-cell>
          <table:table-cell table:number-columns-repeated="1008"/>
        </table:table-row>
        <table:table-row table:style-name="ro1">
          <table:table-cell table:style-name="ce6" office:value-type="string">
            <text:p>1A /r</text:p>
          </table:table-cell>
          <table:table-cell table:style-name="ce6" office:value-type="string">
            <text:p>SBB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r/m8 from r8.</text:p>
          </table:table-cell>
          <table:table-cell table:number-columns-repeated="1008"/>
        </table:table-row>
        <table:table-row table:style-name="ro1">
          <table:table-cell table:style-name="ce6" office:value-type="string">
            <text:p>REX+ 1A /r</text:p>
          </table:table-cell>
          <table:table-cell table:style-name="ce6" office:value-type="string">
            <text:p>SBB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6"/>
          <table:table-cell table:style-name="ce6" office:value-type="string">
            <text:p>Subtract with borrow r/m8 from r8.</text:p>
          </table:table-cell>
          <table:table-cell table:number-columns-repeated="1008"/>
        </table:table-row>
        <table:table-row table:style-name="ro1">
          <table:table-cell table:style-name="ce6" office:value-type="string">
            <text:p>1B /r</text:p>
          </table:table-cell>
          <table:table-cell table:style-name="ce6" office:value-type="string">
            <text:p>SBB r16, r/m16</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r/m16 from r16.</text:p>
          </table:table-cell>
          <table:table-cell table:number-columns-repeated="1008"/>
        </table:table-row>
        <table:table-row table:style-name="ro1">
          <table:table-cell table:style-name="ce6" office:value-type="string">
            <text:p>1B /r</text:p>
          </table:table-cell>
          <table:table-cell table:style-name="ce6" office:value-type="string">
            <text:p>SBB r32, r/m32</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r/m32 from r32.</text:p>
          </table:table-cell>
          <table:table-cell table:number-columns-repeated="1008"/>
        </table:table-row>
        <table:table-row table:style-name="ro1">
          <table:table-cell table:style-name="ce6" office:value-type="string">
            <text:p>REX.W+ 1B /r</text:p>
          </table:table-cell>
          <table:table-cell table:style-name="ce6" office:value-type="string">
            <text:p>SBB r64, r/m64</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r/m64 from r64.</text:p>
          </table:table-cell>
          <table:table-cell table:number-columns-repeated="1008"/>
        </table:table-row>
        <table:table-row table:style-name="ro1">
          <table:table-cell table:number-columns-repeated="9"/>
          <table:table-cell table:style-name="ce6"/>
          <table:table-cell table:number-columns-repeated="1013"/>
        </table:table-row>
        <table:table-row table:style-name="ro1">
          <table:table-cell table:style-name="ce6" office:value-type="string">
            <text:p>AE</text:p>
          </table:table-cell>
          <table:table-cell table:style-name="ce6" office:value-type="string">
            <text:p>SCAS m8</text:p>
          </table:table-cell>
          <table:table-cell table:style-name="ce6" office:value-type="string">
            <text:p>NP</text:p>
          </table:table-cell>
          <table:table-cell table:style-name="ce6" office:value-type="string">
            <text:p>I</text:p>
          </table:table-cell>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AL with byte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 m16</text:p>
          </table:table-cell>
          <table:table-cell table:style-name="ce6" office:value-type="string">
            <text:p>NP</text:p>
          </table:table-cell>
          <table:table-cell table:style-name="ce6" office:value-type="string">
            <text:p>I</text:p>
          </table:table-cell>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AX with word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 m32</text:p>
          </table:table-cell>
          <table:table-cell table:style-name="ce6" office:value-type="string">
            <text:p>NP</text:p>
          </table:table-cell>
          <table:table-cell table:style-name="ce6" office:value-type="string">
            <text:p>I</text:p>
          </table:table-cell>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EAX with doubleword at ES(E)DI or RDI then set status flags.</text:p>
          </table:table-cell>
          <table:table-cell table:number-columns-repeated="1008"/>
        </table:table-row>
        <table:table-row table:style-name="ro1">
          <table:table-cell table:style-name="ce6" office:value-type="string">
            <text:p>REX.W+ AF</text:p>
          </table:table-cell>
          <table:table-cell table:style-name="ce6" office:value-type="string">
            <text:p>SCAS m64</text:p>
          </table:table-cell>
          <table:table-cell table:style-name="ce6" office:value-type="string">
            <text:p>NP</text:p>
          </table:table-cell>
          <table:table-cell table:style-name="ce6" office:value-type="string">
            <text:p>I</text:p>
          </table:table-cell>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cas</text:p>
          </table:table-cell>
          <table:table-cell table:style-name="ce6"/>
          <table:table-cell table:style-name="ce6" office:value-type="string">
            <text:p>Compare RAX with quadword at RDI or EDI then set status flags.</text:p>
          </table:table-cell>
          <table:table-cell table:number-columns-repeated="1008"/>
        </table:table-row>
        <table:table-row table:style-name="ro1">
          <table:table-cell table:style-name="ce6" office:value-type="string">
            <text:p>AE</text:p>
          </table:table-cell>
          <table:table-cell table:style-name="ce6" office:value-type="string">
            <text:p>SCASB</text:p>
          </table:table-cell>
          <table:table-cell table:style-name="ce6" office:value-type="string">
            <text:p>NP</text:p>
          </table:table-cell>
          <table:table-cell table:style-name="ce6"/>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b</text:p>
          </table:table-cell>
          <table:table-cell table:style-name="ce6"/>
          <table:table-cell table:style-name="ce6" office:value-type="string">
            <text:p>Compare AL with byte at ES:(E)DI or RDI then set status flags.</text:p>
          </table:table-cell>
          <table:table-cell table:number-columns-repeated="1008"/>
        </table:table-row>
        <table:table-row table:style-name="ro1">
          <table:table-cell table:style-name="ce6" office:value-type="string">
            <text:p><text:span text:style-name="T1">PREF.66+</text:span> AF</text:p>
          </table:table-cell>
          <table:table-cell table:style-name="ce6" office:value-type="string">
            <text:p>SCASW</text:p>
          </table:table-cell>
          <table:table-cell table:style-name="ce6" office:value-type="string">
            <text:p>NP</text:p>
          </table:table-cell>
          <table:table-cell table:style-name="ce6"/>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w</text:p>
          </table:table-cell>
          <table:table-cell table:style-name="ce6"/>
          <table:table-cell table:style-name="ce6" office:value-type="string">
            <text:p>Compare AX with word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D</text:p>
          </table:table-cell>
          <table:table-cell table:style-name="ce6" office:value-type="string">
            <text:p>NP</text:p>
          </table:table-cell>
          <table:table-cell table:style-name="ce6"/>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l</text:p>
          </table:table-cell>
          <table:table-cell table:style-name="ce6"/>
          <table:table-cell table:style-name="ce6" office:value-type="string">
            <text:p>Compare EAX with doubleword at ES:(E)DI or RDI then set status flags.</text:p>
          </table:table-cell>
          <table:table-cell table:number-columns-repeated="1008"/>
        </table:table-row>
        <table:table-row table:style-name="ro1">
          <table:table-cell table:style-name="ce6" office:value-type="string">
            <text:p>REX.W+ AF</text:p>
          </table:table-cell>
          <table:table-cell table:style-name="ce6" office:value-type="string">
            <text:p>SCASQ</text:p>
          </table:table-cell>
          <table:table-cell table:style-name="ce6" office:value-type="string">
            <text:p>NP</text:p>
          </table:table-cell>
          <table:table-cell table:style-name="ce6"/>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casq</text:p>
          </table:table-cell>
          <table:table-cell table:style-name="ce6"/>
          <table:table-cell table:style-name="ce6" office:value-type="string">
            <text:p>Compare RAX with quadword at RDI or EDI then set status flags.</text:p>
          </table:table-cell>
          <table:table-cell table:number-columns-repeated="1008"/>
        </table:table-row>
        <table:table-row table:style-name="ro1">
          <table:table-cell table:number-columns-repeated="1023"/>
        </table:table-row>
        <table:table-row table:style-name="ro1">
          <table:table-cell table:style-name="ce6" office:value-type="string">
            <text:p>0F 97 <text:span text:style-name="T1">/0</text:span></text:p>
          </table:table-cell>
          <table:table-cell table:style-name="ce6" office:value-type="string">
            <text:p>SET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a</text:p>
          </table:table-cell>
          <table:table-cell table:style-name="ce6"/>
          <table:table-cell table:style-name="ce6" office:value-type="string">
            <text:p>Set byte if above (CF=0 and ZF=0).</text:p>
          </table:table-cell>
          <table:table-cell table:number-columns-repeated="1008"/>
        </table:table-row>
        <table:table-row table:style-name="ro1">
          <table:table-cell table:style-name="ce6" office:value-type="string">
            <text:p><text:span text:style-name="T3">REX+ 0F 97</text:span><text:span text:style-name="T4"> </text:span><text:span text:style-name="T5">/0</text:span><text:span text:style-name="T3"> </text:span></text:p>
          </table:table-cell>
          <table:table-cell table:style-name="ce6" office:value-type="string">
            <text:p>SET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a</text:p>
          </table:table-cell>
          <table:table-cell table:style-name="ce6"/>
          <table:table-cell table:style-name="ce6" office:value-type="string">
            <text:p>Set byte if above (CF=0 and ZF=0).</text:p>
          </table:table-cell>
          <table:table-cell table:number-columns-repeated="1008"/>
        </table:table-row>
        <table:table-row table:style-name="ro1">
          <table:table-cell table:style-name="ce6" office:value-type="string">
            <text:p>0F 93<text:span text:style-name="T6"> </text:span><text:span text:style-name="T7">/0</text:span></text:p>
          </table:table-cell>
          <table:table-cell table:style-name="ce6" office:value-type="string">
            <text:p>SET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ae</text:p>
          </table:table-cell>
          <table:table-cell table:style-name="ce6"/>
          <table:table-cell table:style-name="ce6" office:value-type="string">
            <text:p>Set byte if above or equal (CF=0).</text:p>
          </table:table-cell>
          <table:table-cell table:number-columns-repeated="1008"/>
        </table:table-row>
        <table:table-row table:style-name="ro1">
          <table:table-cell table:style-name="ce6" office:value-type="string">
            <text:p>REX+ 0F 93<text:span text:style-name="T6"> </text:span><text:span text:style-name="T8">/0</text:span></text:p>
          </table:table-cell>
          <table:table-cell table:style-name="ce6" office:value-type="string">
            <text:p>SET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ae</text:p>
          </table:table-cell>
          <table:table-cell table:style-name="ce6"/>
          <table:table-cell table:style-name="ce6" office:value-type="string">
            <text:p>Set byte if above or equal (CF=0).</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b</text:p>
          </table:table-cell>
          <table:table-cell table:style-name="ce6"/>
          <table:table-cell table:style-name="ce6" office:value-type="string">
            <text:p>Set byte if below (CF=1).</text:p>
          </table:table-cell>
          <table:table-cell table:number-columns-repeated="1008"/>
        </table:table-row>
        <table:table-row table:style-name="ro1">
          <table:table-cell table:style-name="ce6" office:value-type="string">
            <text:p>REX+ 0F 92<text:span text:style-name="T6"> </text:span><text:span text:style-name="T9">/0</text:span></text:p>
          </table:table-cell>
          <table:table-cell table:style-name="ce6" office:value-type="string">
            <text:p>SET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b</text:p>
          </table:table-cell>
          <table:table-cell table:style-name="ce6"/>
          <table:table-cell table:style-name="ce6" office:value-type="string">
            <text:p>Set byte if below (CF=1).</text:p>
          </table:table-cell>
          <table:table-cell table:number-columns-repeated="1008"/>
        </table:table-row>
        <table:table-row table:style-name="ro1">
          <table:table-cell table:style-name="ce6" office:value-type="string">
            <text:p>0F 96<text:span text:style-name="T6"> </text:span><text:span text:style-name="T9">/0</text:span></text:p>
          </table:table-cell>
          <table:table-cell table:style-name="ce6" office:value-type="string">
            <text:p>SET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be</text:p>
          </table:table-cell>
          <table:table-cell table:style-name="ce6"/>
          <table:table-cell table:style-name="ce6" office:value-type="string">
            <text:p>Set byte if below or equal (CF=1 or ZF=1).</text:p>
          </table:table-cell>
          <table:table-cell table:number-columns-repeated="1008"/>
        </table:table-row>
        <table:table-row table:style-name="ro1">
          <table:table-cell table:style-name="ce6" office:value-type="string">
            <text:p>REX+ 0F 96<text:span text:style-name="T6"> </text:span><text:span text:style-name="T9">/0</text:span></text:p>
          </table:table-cell>
          <table:table-cell table:style-name="ce6" office:value-type="string">
            <text:p>SET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be</text:p>
          </table:table-cell>
          <table:table-cell table:style-name="ce6"/>
          <table:table-cell table:style-name="ce6" office:value-type="string">
            <text:p>Set byte if below or equal (CF=1 or ZF=1).</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c</text:p>
          </table:table-cell>
          <table:table-cell table:style-name="ce6"/>
          <table:table-cell table:style-name="ce6" office:value-type="string">
            <text:p>Set byte if carry (CF=1).</text:p>
          </table:table-cell>
          <table:table-cell table:number-columns-repeated="1008"/>
        </table:table-row>
        <table:table-row table:style-name="ro1">
          <table:table-cell table:style-name="ce6" office:value-type="string">
            <text:p>REX+ 0F 92<text:span text:style-name="T6"> </text:span><text:span text:style-name="T9">/0</text:span></text:p>
          </table:table-cell>
          <table:table-cell table:style-name="ce6" office:value-type="string">
            <text:p>SET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c</text:p>
          </table:table-cell>
          <table:table-cell table:style-name="ce6"/>
          <table:table-cell table:style-name="ce6" office:value-type="string">
            <text:p>Set byte if carry (CF=1).</text:p>
          </table:table-cell>
          <table:table-cell table:number-columns-repeated="1008"/>
        </table:table-row>
        <table:table-row table:style-name="ro1">
          <table:table-cell table:style-name="ce6" office:value-type="string">
            <text:p>0F 94<text:span text:style-name="T6"> </text:span><text:span text:style-name="T9">/0</text:span></text:p>
          </table:table-cell>
          <table:table-cell table:style-name="ce6" office:value-type="string">
            <text:p>SET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e</text:p>
          </table:table-cell>
          <table:table-cell table:style-name="ce6"/>
          <table:table-cell table:style-name="ce6" office:value-type="string">
            <text:p>Set byte if equal (ZF=1).</text:p>
          </table:table-cell>
          <table:table-cell table:number-columns-repeated="1008"/>
        </table:table-row>
        <table:table-row table:style-name="ro1">
          <table:table-cell table:style-name="ce6" office:value-type="string">
            <text:p>REX+ 0F 94<text:span text:style-name="T6"> </text:span><text:span text:style-name="T9">/0</text:span></text:p>
          </table:table-cell>
          <table:table-cell table:style-name="ce6" office:value-type="string">
            <text:p>SET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e</text:p>
          </table:table-cell>
          <table:table-cell table:style-name="ce6"/>
          <table:table-cell table:style-name="ce6" office:value-type="string">
            <text:p>Set byte if equal (ZF=1).</text:p>
          </table:table-cell>
          <table:table-cell table:number-columns-repeated="1008"/>
        </table:table-row>
        <table:table-row table:style-name="ro1">
          <table:table-cell table:style-name="ce6" office:value-type="string">
            <text:p>0F 9F<text:span text:style-name="T6"> </text:span><text:span text:style-name="T9">/0</text:span></text:p>
          </table:table-cell>
          <table:table-cell table:style-name="ce6" office:value-type="string">
            <text:p>SET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g</text:p>
          </table:table-cell>
          <table:table-cell table:style-name="ce6"/>
          <table:table-cell table:style-name="ce6" office:value-type="string">
            <text:p>Set byte if greater (ZF=0 and SF=OF).</text:p>
          </table:table-cell>
          <table:table-cell table:number-columns-repeated="1008"/>
        </table:table-row>
        <table:table-row table:style-name="ro1">
          <table:table-cell table:style-name="ce6" office:value-type="string">
            <text:p>REX+ 0F 9F<text:span text:style-name="T6"> </text:span><text:span text:style-name="T9">/0</text:span></text:p>
          </table:table-cell>
          <table:table-cell table:style-name="ce6" office:value-type="string">
            <text:p>SET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g</text:p>
          </table:table-cell>
          <table:table-cell table:style-name="ce6"/>
          <table:table-cell table:style-name="ce6" office:value-type="string">
            <text:p>Set byte if greater (ZF=0 and SF=OF).</text:p>
          </table:table-cell>
          <table:table-cell table:number-columns-repeated="1008"/>
        </table:table-row>
        <table:table-row table:style-name="ro1">
          <table:table-cell table:style-name="ce6" office:value-type="string">
            <text:p>0F 9D<text:span text:style-name="T6"> </text:span><text:span text:style-name="T9">/0</text:span></text:p>
          </table:table-cell>
          <table:table-cell table:style-name="ce6" office:value-type="string">
            <text:p>SET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ge</text:p>
          </table:table-cell>
          <table:table-cell table:style-name="ce6"/>
          <table:table-cell table:style-name="ce6" office:value-type="string">
            <text:p>Set byte if greater or equal (SF=OF).</text:p>
          </table:table-cell>
          <table:table-cell table:number-columns-repeated="1008"/>
        </table:table-row>
        <table:table-row table:style-name="ro1">
          <table:table-cell table:style-name="ce6" office:value-type="string">
            <text:p>REX+ 0F 9D<text:span text:style-name="T6"> </text:span><text:span text:style-name="T9">/0</text:span></text:p>
          </table:table-cell>
          <table:table-cell table:style-name="ce6" office:value-type="string">
            <text:p>SET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ge</text:p>
          </table:table-cell>
          <table:table-cell table:style-name="ce6"/>
          <table:table-cell table:style-name="ce6" office:value-type="string">
            <text:p>Set byte if greater or equal (SF=OF).</text:p>
          </table:table-cell>
          <table:table-cell table:number-columns-repeated="1008"/>
        </table:table-row>
        <table:table-row table:style-name="ro1">
          <table:table-cell table:style-name="ce6" office:value-type="string">
            <text:p>0F 9C<text:span text:style-name="T6"> </text:span><text:span text:style-name="T9">/0</text:span></text:p>
          </table:table-cell>
          <table:table-cell table:style-name="ce6" office:value-type="string">
            <text:p>SET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l</text:p>
          </table:table-cell>
          <table:table-cell table:style-name="ce6"/>
          <table:table-cell table:style-name="ce6" office:value-type="string">
            <text:p>Set byte if less (SF!= OF).</text:p>
          </table:table-cell>
          <table:table-cell table:number-columns-repeated="1008"/>
        </table:table-row>
        <table:table-row table:style-name="ro1">
          <table:table-cell table:style-name="ce6" office:value-type="string">
            <text:p>REX+ 0F 9C<text:span text:style-name="T6"> </text:span><text:span text:style-name="T9">/0</text:span></text:p>
          </table:table-cell>
          <table:table-cell table:style-name="ce6" office:value-type="string">
            <text:p>SET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l</text:p>
          </table:table-cell>
          <table:table-cell table:style-name="ce6"/>
          <table:table-cell table:style-name="ce6" office:value-type="string">
            <text:p>Set byte if less (SF!= OF).</text:p>
          </table:table-cell>
          <table:table-cell table:number-columns-repeated="1008"/>
        </table:table-row>
        <table:table-row table:style-name="ro1">
          <table:table-cell table:style-name="ce6" office:value-type="string">
            <text:p>0F 9E<text:span text:style-name="T6"> </text:span><text:span text:style-name="T9">/0</text:span></text:p>
          </table:table-cell>
          <table:table-cell table:style-name="ce6" office:value-type="string">
            <text:p>SET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le</text:p>
          </table:table-cell>
          <table:table-cell table:style-name="ce6"/>
          <table:table-cell table:style-name="ce6" office:value-type="string">
            <text:p>Set byte if less or equal (ZF=1 or SF!= OF).</text:p>
          </table:table-cell>
          <table:table-cell table:number-columns-repeated="1008"/>
        </table:table-row>
        <table:table-row table:style-name="ro1">
          <table:table-cell table:style-name="ce6" office:value-type="string">
            <text:p>REX+ 0F 9E<text:span text:style-name="T6"> </text:span><text:span text:style-name="T9">/0</text:span></text:p>
          </table:table-cell>
          <table:table-cell table:style-name="ce6" office:value-type="string">
            <text:p>SET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le</text:p>
          </table:table-cell>
          <table:table-cell table:style-name="ce6"/>
          <table:table-cell table:style-name="ce6" office:value-type="string">
            <text:p>Set byte if less or equal (ZF=1 or SF!= OF).</text:p>
          </table:table-cell>
          <table:table-cell table:number-columns-repeated="1008"/>
        </table:table-row>
        <table:table-row table:style-name="ro1">
          <table:table-cell table:style-name="ce6" office:value-type="string">
            <text:p>0F 96<text:span text:style-name="T6"> </text:span><text:span text:style-name="T9">/0</text:span></text:p>
          </table:table-cell>
          <table:table-cell table:style-name="ce6" office:value-type="string">
            <text:p>SETN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a</text:p>
          </table:table-cell>
          <table:table-cell table:style-name="ce6"/>
          <table:table-cell table:style-name="ce6" office:value-type="string">
            <text:p>Set byte if not above (CF=1 or ZF=1).</text:p>
          </table:table-cell>
          <table:table-cell table:number-columns-repeated="1008"/>
        </table:table-row>
        <table:table-row table:style-name="ro1">
          <table:table-cell table:style-name="ce6" office:value-type="string">
            <text:p>REX+ 0F 96<text:span text:style-name="T6"> </text:span><text:span text:style-name="T9">/0</text:span></text:p>
          </table:table-cell>
          <table:table-cell table:style-name="ce6" office:value-type="string">
            <text:p>SETN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a</text:p>
          </table:table-cell>
          <table:table-cell table:style-name="ce6"/>
          <table:table-cell table:style-name="ce6" office:value-type="string">
            <text:p>Set byte if not above (CF=1 or ZF=1).</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N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ae</text:p>
          </table:table-cell>
          <table:table-cell table:style-name="ce6"/>
          <table:table-cell table:style-name="ce6" office:value-type="string">
            <text:p>Set byte if not above or equal (CF=1).</text:p>
          </table:table-cell>
          <table:table-cell table:number-columns-repeated="1008"/>
        </table:table-row>
        <table:table-row table:style-name="ro1">
          <table:table-cell table:style-name="ce6" office:value-type="string">
            <text:p>REX+ 0F 92 <text:span text:style-name="T9">/0</text:span></text:p>
          </table:table-cell>
          <table:table-cell table:style-name="ce6" office:value-type="string">
            <text:p>SETN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ae</text:p>
          </table:table-cell>
          <table:table-cell table:style-name="ce6"/>
          <table:table-cell table:style-name="ce6" office:value-type="string">
            <text:p>Set byte if not above or equal (CF=1).</text:p>
          </table:table-cell>
          <table:table-cell table:number-columns-repeated="1008"/>
        </table:table-row>
        <table:table-row table:style-name="ro1">
          <table:table-cell table:style-name="ce6" office:value-type="string">
            <text:p>0F 93<text:span text:style-name="T6"> </text:span><text:span text:style-name="T9">/0</text:span></text:p>
          </table:table-cell>
          <table:table-cell table:style-name="ce6" office:value-type="string">
            <text:p>SETN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b</text:p>
          </table:table-cell>
          <table:table-cell table:style-name="ce6"/>
          <table:table-cell table:style-name="ce6" office:value-type="string">
            <text:p>Set byte if not below (CF=0).</text:p>
          </table:table-cell>
          <table:table-cell table:number-columns-repeated="1008"/>
        </table:table-row>
        <table:table-row table:style-name="ro1">
          <table:table-cell table:style-name="ce6" office:value-type="string">
            <text:p>REX+ 0F 93<text:span text:style-name="T6"> </text:span><text:span text:style-name="T9">/0</text:span></text:p>
          </table:table-cell>
          <table:table-cell table:style-name="ce6" office:value-type="string">
            <text:p>SETN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b</text:p>
          </table:table-cell>
          <table:table-cell table:style-name="ce6"/>
          <table:table-cell table:style-name="ce6" office:value-type="string">
            <text:p>Set byte if not below (CF=0).</text:p>
          </table:table-cell>
          <table:table-cell table:number-columns-repeated="1008"/>
        </table:table-row>
        <table:table-row table:style-name="ro1">
          <table:table-cell table:style-name="ce6" office:value-type="string">
            <text:p>0F 97<text:span text:style-name="T6"> </text:span><text:span text:style-name="T9">/0</text:span></text:p>
          </table:table-cell>
          <table:table-cell table:style-name="ce6" office:value-type="string">
            <text:p>SETN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be</text:p>
          </table:table-cell>
          <table:table-cell table:style-name="ce6"/>
          <table:table-cell table:style-name="ce6" office:value-type="string">
            <text:p>Set byte if not below or equal (CF=0 and ZF=0).</text:p>
          </table:table-cell>
          <table:table-cell table:number-columns-repeated="1008"/>
        </table:table-row>
        <table:table-row table:style-name="ro1">
          <table:table-cell table:style-name="ce6" office:value-type="string">
            <text:p>REX+ 0F 97<text:span text:style-name="T6"> </text:span><text:span text:style-name="T9">/0</text:span></text:p>
          </table:table-cell>
          <table:table-cell table:style-name="ce6" office:value-type="string">
            <text:p>SETN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be</text:p>
          </table:table-cell>
          <table:table-cell table:style-name="ce6"/>
          <table:table-cell table:style-name="ce6" office:value-type="string">
            <text:p>Set byte if not below or equal (CF=0 and ZF=0).</text:p>
          </table:table-cell>
          <table:table-cell table:number-columns-repeated="1008"/>
        </table:table-row>
        <table:table-row table:style-name="ro1">
          <table:table-cell table:style-name="ce6" office:value-type="string">
            <text:p>0F 93<text:span text:style-name="T6"> </text:span><text:span text:style-name="T9">/0</text:span></text:p>
          </table:table-cell>
          <table:table-cell table:style-name="ce6" office:value-type="string">
            <text:p>SETN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c</text:p>
          </table:table-cell>
          <table:table-cell table:style-name="ce6"/>
          <table:table-cell table:style-name="ce6" office:value-type="string">
            <text:p>Set byte if not carry (CF=0).</text:p>
          </table:table-cell>
          <table:table-cell table:number-columns-repeated="1008"/>
        </table:table-row>
        <table:table-row table:style-name="ro1">
          <table:table-cell table:style-name="ce6" office:value-type="string">
            <text:p>REX+ 0F 93<text:span text:style-name="T6"> </text:span><text:span text:style-name="T9">/0</text:span></text:p>
          </table:table-cell>
          <table:table-cell table:style-name="ce6" office:value-type="string">
            <text:p>SETN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c</text:p>
          </table:table-cell>
          <table:table-cell table:style-name="ce6"/>
          <table:table-cell table:style-name="ce6" office:value-type="string">
            <text:p>Set byte if not carry (CF=0).</text:p>
          </table:table-cell>
          <table:table-cell table:number-columns-repeated="1008"/>
        </table:table-row>
        <table:table-row table:style-name="ro1">
          <table:table-cell table:style-name="ce6" office:value-type="string">
            <text:p>0F 95<text:span text:style-name="T6"> </text:span><text:span text:style-name="T9">/0</text:span></text:p>
          </table:table-cell>
          <table:table-cell table:style-name="ce6" office:value-type="string">
            <text:p>SETN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e</text:p>
          </table:table-cell>
          <table:table-cell table:style-name="ce6"/>
          <table:table-cell table:style-name="ce6" office:value-type="string">
            <text:p>Set byte if not equal (ZF=0).</text:p>
          </table:table-cell>
          <table:table-cell table:number-columns-repeated="1008"/>
        </table:table-row>
        <table:table-row table:style-name="ro1">
          <table:table-cell table:style-name="ce6" office:value-type="string">
            <text:p>REX+ 0F 95<text:span text:style-name="T6"> </text:span><text:span text:style-name="T9">/0</text:span></text:p>
          </table:table-cell>
          <table:table-cell table:style-name="ce6" office:value-type="string">
            <text:p>SETN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e</text:p>
          </table:table-cell>
          <table:table-cell table:style-name="ce6"/>
          <table:table-cell table:style-name="ce6" office:value-type="string">
            <text:p>Set byte if not equal (ZF=0).</text:p>
          </table:table-cell>
          <table:table-cell table:number-columns-repeated="1008"/>
        </table:table-row>
        <table:table-row table:style-name="ro1">
          <table:table-cell table:style-name="ce6" office:value-type="string">
            <text:p>0F 9E<text:span text:style-name="T6"> </text:span><text:span text:style-name="T9">/0</text:span></text:p>
          </table:table-cell>
          <table:table-cell table:style-name="ce6" office:value-type="string">
            <text:p>SETN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g</text:p>
          </table:table-cell>
          <table:table-cell table:style-name="ce6"/>
          <table:table-cell table:style-name="ce6" office:value-type="string">
            <text:p>Set byte if not greater (ZF=1 or SF!= OF)</text:p>
          </table:table-cell>
          <table:table-cell table:number-columns-repeated="1008"/>
        </table:table-row>
        <table:table-row table:style-name="ro1">
          <table:table-cell table:style-name="ce6" office:value-type="string">
            <text:p>REX+ 0F 9E<text:span text:style-name="T6"> </text:span><text:span text:style-name="T9">/0</text:span></text:p>
          </table:table-cell>
          <table:table-cell table:style-name="ce6" office:value-type="string">
            <text:p>SETN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g</text:p>
          </table:table-cell>
          <table:table-cell table:style-name="ce6"/>
          <table:table-cell table:style-name="ce6" office:value-type="string">
            <text:p>Set byte if not greater (ZF=1 or SF!= OF)</text:p>
          </table:table-cell>
          <table:table-cell table:number-columns-repeated="1008"/>
        </table:table-row>
        <table:table-row table:style-name="ro1">
          <table:table-cell table:style-name="ce6" office:value-type="string">
            <text:p>0F 9C<text:span text:style-name="T6"> </text:span><text:span text:style-name="T9">/0</text:span></text:p>
          </table:table-cell>
          <table:table-cell table:style-name="ce6" office:value-type="string">
            <text:p>SETN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ge</text:p>
          </table:table-cell>
          <table:table-cell table:style-name="ce6"/>
          <table:table-cell table:style-name="ce6" office:value-type="string">
            <text:p>Set byte if not greater or equal (SF!= OF).</text:p>
          </table:table-cell>
          <table:table-cell table:number-columns-repeated="1008"/>
        </table:table-row>
        <table:table-row table:style-name="ro1">
          <table:table-cell table:style-name="ce6" office:value-type="string">
            <text:p>REX+ 0F 9C<text:span text:style-name="T6"> </text:span><text:span text:style-name="T9">/0</text:span></text:p>
          </table:table-cell>
          <table:table-cell table:style-name="ce6" office:value-type="string">
            <text:p>SETN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ge</text:p>
          </table:table-cell>
          <table:table-cell table:style-name="ce6"/>
          <table:table-cell table:style-name="ce6" office:value-type="string">
            <text:p>Set byte if not greater or equal (SF!= OF).</text:p>
          </table:table-cell>
          <table:table-cell table:number-columns-repeated="1008"/>
        </table:table-row>
        <table:table-row table:style-name="ro1">
          <table:table-cell table:style-name="ce6" office:value-type="string">
            <text:p>0F 9D<text:span text:style-name="T6"> </text:span><text:span text:style-name="T9">/0</text:span></text:p>
          </table:table-cell>
          <table:table-cell table:style-name="ce6" office:value-type="string">
            <text:p>SETN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l</text:p>
          </table:table-cell>
          <table:table-cell table:style-name="ce6"/>
          <table:table-cell table:style-name="ce6" office:value-type="string">
            <text:p>Set byte if not less (SF=OF).</text:p>
          </table:table-cell>
          <table:table-cell table:number-columns-repeated="1008"/>
        </table:table-row>
        <table:table-row table:style-name="ro1">
          <table:table-cell table:style-name="ce6" office:value-type="string">
            <text:p>REX+ 0F 9D<text:span text:style-name="T6"> </text:span><text:span text:style-name="T9">/0</text:span></text:p>
          </table:table-cell>
          <table:table-cell table:style-name="ce6" office:value-type="string">
            <text:p>SETN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l</text:p>
          </table:table-cell>
          <table:table-cell table:style-name="ce6"/>
          <table:table-cell table:style-name="ce6" office:value-type="string">
            <text:p>Set byte if not less (SF=OF).</text:p>
          </table:table-cell>
          <table:table-cell table:number-columns-repeated="1008"/>
        </table:table-row>
        <table:table-row table:style-name="ro1">
          <table:table-cell table:style-name="ce6" office:value-type="string">
            <text:p>0F 9F<text:span text:style-name="T6"> </text:span><text:span text:style-name="T9">/0</text:span></text:p>
          </table:table-cell>
          <table:table-cell table:style-name="ce6" office:value-type="string">
            <text:p>SETN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le</text:p>
          </table:table-cell>
          <table:table-cell table:style-name="ce6"/>
          <table:table-cell table:style-name="ce6" office:value-type="string">
            <text:p>Set byte if not less or equal (ZF=0 and SF=OF).</text:p>
          </table:table-cell>
          <table:table-cell table:number-columns-repeated="1008"/>
        </table:table-row>
        <table:table-row table:style-name="ro1">
          <table:table-cell table:style-name="ce6" office:value-type="string">
            <text:p>REX+ 0F 9F<text:span text:style-name="T6"> </text:span><text:span text:style-name="T9">/0</text:span></text:p>
          </table:table-cell>
          <table:table-cell table:style-name="ce6" office:value-type="string">
            <text:p>SETN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le</text:p>
          </table:table-cell>
          <table:table-cell table:style-name="ce6"/>
          <table:table-cell table:style-name="ce6" office:value-type="string">
            <text:p>Set byte if not less or equal (ZF=0 and SF=OF).</text:p>
          </table:table-cell>
          <table:table-cell table:number-columns-repeated="1008"/>
        </table:table-row>
        <table:table-row table:style-name="ro1">
          <table:table-cell table:style-name="ce6" office:value-type="string">
            <text:p>0F 91<text:span text:style-name="T6"> </text:span><text:span text:style-name="T9">/0</text:span></text:p>
          </table:table-cell>
          <table:table-cell table:style-name="ce6" office:value-type="string">
            <text:p>SETN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o</text:p>
          </table:table-cell>
          <table:table-cell table:style-name="ce6"/>
          <table:table-cell table:style-name="ce6" office:value-type="string">
            <text:p>Set byte if not overflow (OF=0).</text:p>
          </table:table-cell>
          <table:table-cell table:number-columns-repeated="1008"/>
        </table:table-row>
        <table:table-row table:style-name="ro1">
          <table:table-cell table:style-name="ce6" office:value-type="string">
            <text:p>REX+ 0F 91<text:span text:style-name="T6"> </text:span><text:span text:style-name="T9">/0</text:span></text:p>
          </table:table-cell>
          <table:table-cell table:style-name="ce6" office:value-type="string">
            <text:p>SETN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o</text:p>
          </table:table-cell>
          <table:table-cell table:style-name="ce6"/>
          <table:table-cell table:style-name="ce6" office:value-type="string">
            <text:p>Set byte if not overflow (OF=0).</text:p>
          </table:table-cell>
          <table:table-cell table:number-columns-repeated="1008"/>
        </table:table-row>
        <table:table-row table:style-name="ro1">
          <table:table-cell table:style-name="ce6" office:value-type="string">
            <text:p>0F 9B<text:span text:style-name="T6"> </text:span><text:span text:style-name="T9">/0</text:span></text:p>
          </table:table-cell>
          <table:table-cell table:style-name="ce6" office:value-type="string">
            <text:p>SETN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p</text:p>
          </table:table-cell>
          <table:table-cell table:style-name="ce6"/>
          <table:table-cell table:style-name="ce6" office:value-type="string">
            <text:p>Set byte if not parity (PF=0).</text:p>
          </table:table-cell>
          <table:table-cell table:number-columns-repeated="1008"/>
        </table:table-row>
        <table:table-row table:style-name="ro1">
          <table:table-cell table:style-name="ce6" office:value-type="string">
            <text:p>REX+ 0F 9B<text:span text:style-name="T6"> </text:span><text:span text:style-name="T9">/0</text:span></text:p>
          </table:table-cell>
          <table:table-cell table:style-name="ce6" office:value-type="string">
            <text:p>SETN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p</text:p>
          </table:table-cell>
          <table:table-cell table:style-name="ce6"/>
          <table:table-cell table:style-name="ce6" office:value-type="string">
            <text:p>Set byte if not parity (PF=0).</text:p>
          </table:table-cell>
          <table:table-cell table:number-columns-repeated="1008"/>
        </table:table-row>
        <table:table-row table:style-name="ro1">
          <table:table-cell table:style-name="ce6" office:value-type="string">
            <text:p>0F 99<text:span text:style-name="T6"> </text:span><text:span text:style-name="T9">/0</text:span></text:p>
          </table:table-cell>
          <table:table-cell table:style-name="ce6" office:value-type="string">
            <text:p>SETN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s</text:p>
          </table:table-cell>
          <table:table-cell table:style-name="ce6"/>
          <table:table-cell table:style-name="ce6" office:value-type="string">
            <text:p>Set byte if not sign (SF=0).</text:p>
          </table:table-cell>
          <table:table-cell table:number-columns-repeated="1008"/>
        </table:table-row>
        <table:table-row table:style-name="ro1">
          <table:table-cell table:style-name="ce6" office:value-type="string">
            <text:p>REX+ 0F 99<text:span text:style-name="T6"> </text:span><text:span text:style-name="T9">/0</text:span></text:p>
          </table:table-cell>
          <table:table-cell table:style-name="ce6" office:value-type="string">
            <text:p>SETN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s</text:p>
          </table:table-cell>
          <table:table-cell table:style-name="ce6"/>
          <table:table-cell table:style-name="ce6" office:value-type="string">
            <text:p>Set byte if not sign (SF=0).</text:p>
          </table:table-cell>
          <table:table-cell table:number-columns-repeated="1008"/>
        </table:table-row>
        <table:table-row table:style-name="ro1">
          <table:table-cell table:style-name="ce6" office:value-type="string">
            <text:p>0F 95<text:span text:style-name="T6"> </text:span><text:span text:style-name="T9">/0</text:span></text:p>
          </table:table-cell>
          <table:table-cell table:style-name="ce6" office:value-type="string">
            <text:p>SETN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z</text:p>
          </table:table-cell>
          <table:table-cell table:style-name="ce6"/>
          <table:table-cell table:style-name="ce6" office:value-type="string">
            <text:p>Set byte if not zero (ZF=0).</text:p>
          </table:table-cell>
          <table:table-cell table:number-columns-repeated="1008"/>
        </table:table-row>
        <table:table-row table:style-name="ro1">
          <table:table-cell table:style-name="ce6" office:value-type="string">
            <text:p>REX+ 0F 95<text:span text:style-name="T6"> </text:span><text:span text:style-name="T9">/0</text:span></text:p>
          </table:table-cell>
          <table:table-cell table:style-name="ce6" office:value-type="string">
            <text:p>SETN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z</text:p>
          </table:table-cell>
          <table:table-cell table:style-name="ce6"/>
          <table:table-cell table:style-name="ce6" office:value-type="string">
            <text:p>Set byte if not zero (ZF=0).</text:p>
          </table:table-cell>
          <table:table-cell table:number-columns-repeated="1008"/>
        </table:table-row>
        <table:table-row table:style-name="ro1">
          <table:table-cell table:style-name="ce6" office:value-type="string">
            <text:p>0F 90<text:span text:style-name="T6"> </text:span><text:span text:style-name="T9">/0</text:span></text:p>
          </table:table-cell>
          <table:table-cell table:style-name="ce6" office:value-type="string">
            <text:p>SET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o</text:p>
          </table:table-cell>
          <table:table-cell table:style-name="ce6"/>
          <table:table-cell table:style-name="ce6" office:value-type="string">
            <text:p>Set byte if overflow (OF=1)</text:p>
          </table:table-cell>
          <table:table-cell table:number-columns-repeated="1008"/>
        </table:table-row>
        <table:table-row table:style-name="ro1">
          <table:table-cell table:style-name="ce6" office:value-type="string">
            <text:p>REX+ 0F 90<text:span text:style-name="T6"> </text:span><text:span text:style-name="T9">/0</text:span></text:p>
          </table:table-cell>
          <table:table-cell table:style-name="ce6" office:value-type="string">
            <text:p>SET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o</text:p>
          </table:table-cell>
          <table:table-cell table:style-name="ce6"/>
          <table:table-cell table:style-name="ce6" office:value-type="string">
            <text:p>Set byte if overflow (OF=1)</text:p>
          </table:table-cell>
          <table:table-cell table:number-columns-repeated="1008"/>
        </table:table-row>
        <table:table-row table:style-name="ro1">
          <table:table-cell table:style-name="ce6" office:value-type="string">
            <text:p>0F 9A<text:span text:style-name="T6"> </text:span><text:span text:style-name="T9">/0</text:span></text:p>
          </table:table-cell>
          <table:table-cell table:style-name="ce6" office:value-type="string">
            <text:p>SET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text:p>
          </table:table-cell>
          <table:table-cell table:style-name="ce6"/>
          <table:table-cell table:style-name="ce6" office:value-type="string">
            <text:p>Set byte if parity (PF=1).</text:p>
          </table:table-cell>
          <table:table-cell table:number-columns-repeated="1008"/>
        </table:table-row>
        <table:table-row table:style-name="ro1">
          <table:table-cell table:style-name="ce6" office:value-type="string">
            <text:p>REX+ 0F 9A<text:span text:style-name="T6"> </text:span><text:span text:style-name="T9">/0</text:span></text:p>
          </table:table-cell>
          <table:table-cell table:style-name="ce6" office:value-type="string">
            <text:p>SET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text:p>
          </table:table-cell>
          <table:table-cell table:style-name="ce6"/>
          <table:table-cell table:style-name="ce6" office:value-type="string">
            <text:p>Set byte if parity (PF=1).</text:p>
          </table:table-cell>
          <table:table-cell table:number-columns-repeated="1008"/>
        </table:table-row>
        <table:table-row table:style-name="ro1">
          <table:table-cell table:style-name="ce6" office:value-type="string">
            <text:p>0F 9A<text:span text:style-name="T6"> </text:span><text:span text:style-name="T9">/0</text:span></text:p>
          </table:table-cell>
          <table:table-cell table:style-name="ce6" office:value-type="string">
            <text:p>SETPE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e</text:p>
          </table:table-cell>
          <table:table-cell table:style-name="ce6"/>
          <table:table-cell table:style-name="ce6" office:value-type="string">
            <text:p>Set byte if parity even (PF=1).</text:p>
          </table:table-cell>
          <table:table-cell table:number-columns-repeated="1008"/>
        </table:table-row>
        <table:table-row table:style-name="ro1">
          <table:table-cell table:style-name="ce6" office:value-type="string">
            <text:p>REX+ 0F 9A<text:span text:style-name="T6"> </text:span><text:span text:style-name="T9">/0</text:span></text:p>
          </table:table-cell>
          <table:table-cell table:style-name="ce6" office:value-type="string">
            <text:p>SETPE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e</text:p>
          </table:table-cell>
          <table:table-cell table:style-name="ce6"/>
          <table:table-cell table:style-name="ce6" office:value-type="string">
            <text:p>Set byte if parity even (PF=1).</text:p>
          </table:table-cell>
          <table:table-cell table:number-columns-repeated="1008"/>
        </table:table-row>
        <table:table-row table:style-name="ro1">
          <table:table-cell table:style-name="ce6" office:value-type="string">
            <text:p>0F 9B<text:span text:style-name="T6"> </text:span><text:span text:style-name="T9">/0</text:span></text:p>
          </table:table-cell>
          <table:table-cell table:style-name="ce6" office:value-type="string">
            <text:p>SETPO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o</text:p>
          </table:table-cell>
          <table:table-cell table:style-name="ce6"/>
          <table:table-cell table:style-name="ce6" office:value-type="string">
            <text:p>Set byte if parity odd (PF=0).</text:p>
          </table:table-cell>
          <table:table-cell table:number-columns-repeated="1008"/>
        </table:table-row>
        <table:table-row table:style-name="ro1">
          <table:table-cell table:style-name="ce6" office:value-type="string">
            <text:p>REX+ 0F 9B<text:span text:style-name="T6"> </text:span><text:span text:style-name="T9">/0</text:span></text:p>
          </table:table-cell>
          <table:table-cell table:style-name="ce6" office:value-type="string">
            <text:p>SETPO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o</text:p>
          </table:table-cell>
          <table:table-cell table:style-name="ce6"/>
          <table:table-cell table:style-name="ce6" office:value-type="string">
            <text:p>Set byte if parity odd (PF=0).</text:p>
          </table:table-cell>
          <table:table-cell table:number-columns-repeated="1008"/>
        </table:table-row>
        <table:table-row table:style-name="ro1">
          <table:table-cell table:style-name="ce6" office:value-type="string">
            <text:p>0F 98<text:span text:style-name="T6"> </text:span><text:span text:style-name="T9">/0</text:span></text:p>
          </table:table-cell>
          <table:table-cell table:style-name="ce6" office:value-type="string">
            <text:p>SET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s</text:p>
          </table:table-cell>
          <table:table-cell table:style-name="ce6"/>
          <table:table-cell table:style-name="ce6" office:value-type="string">
            <text:p>Set byte if sign (SF=1).</text:p>
          </table:table-cell>
          <table:table-cell table:number-columns-repeated="1008"/>
        </table:table-row>
        <table:table-row table:style-name="ro1">
          <table:table-cell table:style-name="ce6" office:value-type="string">
            <text:p>REX+ 0F 98<text:span text:style-name="T6"> </text:span><text:span text:style-name="T9">/0</text:span></text:p>
          </table:table-cell>
          <table:table-cell table:style-name="ce6" office:value-type="string">
            <text:p>SET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s</text:p>
          </table:table-cell>
          <table:table-cell table:style-name="ce6"/>
          <table:table-cell table:style-name="ce6" office:value-type="string">
            <text:p>Set byte if sign (SF=1).</text:p>
          </table:table-cell>
          <table:table-cell table:number-columns-repeated="1008"/>
        </table:table-row>
        <table:table-row table:style-name="ro1">
          <table:table-cell table:style-name="ce6" office:value-type="string">
            <text:p>0F 94<text:span text:style-name="T6"> </text:span><text:span text:style-name="T9">/0</text:span></text:p>
          </table:table-cell>
          <table:table-cell table:style-name="ce6" office:value-type="string">
            <text:p>SET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z</text:p>
          </table:table-cell>
          <table:table-cell table:style-name="ce6"/>
          <table:table-cell table:style-name="ce6" office:value-type="string">
            <text:p>Set byte if zero (ZF=1).</text:p>
          </table:table-cell>
          <table:table-cell table:number-columns-repeated="1008"/>
        </table:table-row>
        <table:table-row table:style-name="ro1">
          <table:table-cell table:style-name="ce6" office:value-type="string">
            <text:p>REX+ 0F 94<text:span text:style-name="T6"> </text:span><text:span text:style-name="T9">/0</text:span></text:p>
          </table:table-cell>
          <table:table-cell table:style-name="ce6" office:value-type="string">
            <text:p>SET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z</text:p>
          </table:table-cell>
          <table:table-cell table:style-name="ce6"/>
          <table:table-cell table:style-name="ce6" office:value-type="string">
            <text:p>Set byte if zero (ZF=1).</text:p>
          </table:table-cell>
          <table:table-cell table:number-columns-repeated="1008"/>
        </table:table-row>
        <table:table-row table:style-name="ro1">
          <table:table-cell table:number-columns-repeated="9"/>
          <table:table-cell table:style-name="ce6" table:number-columns-repeated="5"/>
          <table:table-cell table:number-columns-repeated="1009"/>
        </table:table-row>
        <table:table-row table:style-name="ro1">
          <table:table-cell table:style-name="ce6" office:value-type="string">
            <text:p>0F AE <text:span text:style-name="T1">F8</text:span></text:p>
          </table:table-cell>
          <table:table-cell table:style-name="ce6" office:value-type="string">
            <text:p>SFENCE</text:p>
          </table:table-cell>
          <table:table-cell table:style-name="ce6" office:value-type="string">
            <text:p>NP</text:p>
          </table:table-cell>
          <table:table-cell table:style-name="ce6" table:number-columns-repeated="6"/>
          <table:table-cell table:number-columns-repeated="2" table:style-name="ce6" office:value-type="string">
            <text:p>V</text:p>
          </table:table-cell>
          <table:table-cell table:style-name="ce6"/>
          <table:table-cell table:style-name="ce6" office:value-type="string">
            <text:p>sfence</text:p>
          </table:table-cell>
          <table:table-cell table:style-name="ce6"/>
          <table:table-cell table:style-name="ce6" office:value-type="string">
            <text:p>Serializes store operations.</text:p>
          </table:table-cell>
          <table:table-cell table:number-columns-repeated="1008"/>
        </table:table-row>
        <table:table-row table:style-name="ro1">
          <table:table-cell table:number-columns-repeated="1023"/>
        </table:table-row>
        <table:table-row table:style-name="ro1">
          <table:table-cell table:style-name="ce8" office:value-type="string">
            <text:p>0F 01 /0</text:p>
          </table:table-cell>
          <table:table-cell table:style-name="ce18" office:value-type="string">
            <text:p>SGDT m</text:p>
          </table:table-cell>
          <table:table-cell table:style-name="ce18" table:number-columns-repeated="5"/>
          <table:table-cell table:number-columns-repeated="2" table:style-name="ce18" office:value-type="string">
            <text:p>NO</text:p>
          </table:table-cell>
          <table:table-cell table:number-columns-repeated="2" table:style-name="ce18" office:value-type="string">
            <text:p>V</text:p>
          </table:table-cell>
          <table:table-cell table:style-name="ce18" table:number-columns-repeated="3"/>
          <table:table-cell table:style-name="ce18" office:value-type="string">
            <text:p>Store GDTR to m.</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A4</text:p>
          </table:table-cell>
          <table:table-cell table:style-name="ce6" office:value-type="string">
            <text:p>SHLD r/m16, r16,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w</text:p>
          </table:table-cell>
          <table:table-cell table:style-name="ce6"/>
          <table:table-cell table:style-name="ce6" office:value-type="string">
            <text:p>Shift r/m16 to left imm8 places while shifting bits from r16 in from the right.</text:p>
          </table:table-cell>
          <table:table-cell table:number-columns-repeated="1008"/>
        </table:table-row>
        <table:table-row table:style-name="ro1">
          <table:table-cell table:style-name="ce6" office:value-type="string">
            <text:p>0F A5</text:p>
          </table:table-cell>
          <table:table-cell table:style-name="ce6" office:value-type="string">
            <text:p>SHLD r/m16, r16,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w</text:p>
          </table:table-cell>
          <table:table-cell table:style-name="ce6"/>
          <table:table-cell table:style-name="ce6" office:value-type="string">
            <text:p>Shift r/m16 to left CL places while shifting bits from r16 in from the right.</text:p>
          </table:table-cell>
          <table:table-cell table:number-columns-repeated="1008"/>
        </table:table-row>
        <table:table-row table:style-name="ro1">
          <table:table-cell table:style-name="ce6" office:value-type="string">
            <text:p>0F A4</text:p>
          </table:table-cell>
          <table:table-cell table:style-name="ce6" office:value-type="string">
            <text:p>SHLD r/m32, r32,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l</text:p>
          </table:table-cell>
          <table:table-cell table:style-name="ce6"/>
          <table:table-cell table:style-name="ce6" office:value-type="string">
            <text:p>Shift r/m32 to left imm8 places while shifting bits from r32 in from the right.</text:p>
          </table:table-cell>
          <table:table-cell table:number-columns-repeated="1008"/>
        </table:table-row>
        <table:table-row table:style-name="ro1">
          <table:table-cell table:style-name="ce6" office:value-type="string">
            <text:p>REX.W+ 0F A4 </text:p>
          </table:table-cell>
          <table:table-cell table:style-name="ce6" office:value-type="string">
            <text:p>SHLD r/m64, r64,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dq</text:p>
          </table:table-cell>
          <table:table-cell table:style-name="ce6"/>
          <table:table-cell table:style-name="ce6" office:value-type="string">
            <text:p>Shift r/m64 to left imm8 places while shifting bits from r64 in from the right.</text:p>
          </table:table-cell>
          <table:table-cell table:number-columns-repeated="1008"/>
        </table:table-row>
        <table:table-row table:style-name="ro1">
          <table:table-cell table:style-name="ce6" office:value-type="string">
            <text:p>0F A5</text:p>
          </table:table-cell>
          <table:table-cell table:style-name="ce6" office:value-type="string">
            <text:p>SHLD r/m32, r32,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l</text:p>
          </table:table-cell>
          <table:table-cell table:style-name="ce6"/>
          <table:table-cell table:style-name="ce6" office:value-type="string">
            <text:p>Shift r/m32 to left CL places while shifting bits from r32 in from the right.</text:p>
          </table:table-cell>
          <table:table-cell table:number-columns-repeated="1008"/>
        </table:table-row>
        <table:table-row table:style-name="ro1">
          <table:table-cell table:style-name="ce6" office:value-type="string">
            <text:p>REX.W+ 0F A5</text:p>
          </table:table-cell>
          <table:table-cell table:style-name="ce6" office:value-type="string">
            <text:p>SHLD r/m64, r64,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dq</text:p>
          </table:table-cell>
          <table:table-cell table:style-name="ce6"/>
          <table:table-cell table:style-name="ce6" office:value-type="string">
            <text:p>Shift r/m64 to left CL places while shifting bits from r64 in from the right.</text:p>
          </table:table-cell>
          <table:table-cell table:number-columns-repeated="1008"/>
        </table:table-row>
        <table:table-row table:style-name="ro1">
          <table:table-cell table:number-columns-repeated="1023"/>
        </table:table-row>
        <table:table-row table:style-name="ro1">
          <table:table-cell table:style-name="ce6" office:value-type="string">
            <text:p>0F AC</text:p>
          </table:table-cell>
          <table:table-cell table:style-name="ce6" office:value-type="string">
            <text:p>SHRD r/m16, r16,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w</text:p>
          </table:table-cell>
          <table:table-cell table:style-name="ce6"/>
          <table:table-cell table:style-name="ce6" office:value-type="string">
            <text:p>Shift r/m16 to right imm8 places while shifting bits from r16 in from the left.</text:p>
          </table:table-cell>
          <table:table-cell table:number-columns-repeated="1008"/>
        </table:table-row>
        <table:table-row table:style-name="ro1">
          <table:table-cell table:style-name="ce6" office:value-type="string">
            <text:p>0F AD</text:p>
          </table:table-cell>
          <table:table-cell table:style-name="ce6" office:value-type="string">
            <text:p>SHRD r/m16, r16,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w</text:p>
          </table:table-cell>
          <table:table-cell table:style-name="ce6"/>
          <table:table-cell table:style-name="ce6" office:value-type="string">
            <text:p>Shift r/m16 to right CL places while shifting bits from r16 in from the left.</text:p>
          </table:table-cell>
          <table:table-cell table:number-columns-repeated="1008"/>
        </table:table-row>
        <table:table-row table:style-name="ro1">
          <table:table-cell table:style-name="ce6" office:value-type="string">
            <text:p>0F AC</text:p>
          </table:table-cell>
          <table:table-cell table:style-name="ce6" office:value-type="string">
            <text:p>SHRD r/m32, r32,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l</text:p>
          </table:table-cell>
          <table:table-cell table:style-name="ce6"/>
          <table:table-cell table:style-name="ce6" office:value-type="string">
            <text:p>Shift r/m32 to right imm8 places while shifting bits from r32 in from the left.</text:p>
          </table:table-cell>
          <table:table-cell table:number-columns-repeated="1008"/>
        </table:table-row>
        <table:table-row table:style-name="ro1">
          <table:table-cell table:style-name="ce6" office:value-type="string">
            <text:p>REX.W+ 0F AC</text:p>
          </table:table-cell>
          <table:table-cell table:style-name="ce6" office:value-type="string">
            <text:p>SHRD r/m64, r64,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dq</text:p>
          </table:table-cell>
          <table:table-cell table:style-name="ce6"/>
          <table:table-cell table:style-name="ce6" office:value-type="string">
            <text:p>Shift r/m64 to right imm8 places while shifting bits from r64 in from the left.</text:p>
          </table:table-cell>
          <table:table-cell table:number-columns-repeated="1008"/>
        </table:table-row>
        <table:table-row table:style-name="ro1">
          <table:table-cell table:style-name="ce6" office:value-type="string">
            <text:p>0F AD</text:p>
          </table:table-cell>
          <table:table-cell table:style-name="ce6" office:value-type="string">
            <text:p>SHRD r/m32, r32,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l</text:p>
          </table:table-cell>
          <table:table-cell table:style-name="ce6"/>
          <table:table-cell table:style-name="ce6" office:value-type="string">
            <text:p>Shift r/m32 to right CL places while shifting bits from r32 in from the left.</text:p>
          </table:table-cell>
          <table:table-cell table:number-columns-repeated="1008"/>
        </table:table-row>
        <table:table-row table:style-name="ro1">
          <table:table-cell table:style-name="ce6" office:value-type="string">
            <text:p>REX.W+ 0F AD</text:p>
          </table:table-cell>
          <table:table-cell table:style-name="ce6" office:value-type="string">
            <text:p>SHRD r/m64, r64,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dq</text:p>
          </table:table-cell>
          <table:table-cell table:style-name="ce6"/>
          <table:table-cell table:style-name="ce6" office:value-type="string">
            <text:p>Shift r/m64 to right CL places while shifting bits from r64 in from the left.</text:p>
          </table:table-cell>
          <table:table-cell table:number-columns-repeated="1008"/>
        </table:table-row>
        <table:table-row table:style-name="ro1">
          <table:table-cell table:number-columns-repeated="1023"/>
        </table:table-row>
        <table:table-row table:style-name="ro1">
          <table:table-cell table:style-name="ce6" office:value-type="string">
            <text:p>66 0F C6 /r ib</text:p>
          </table:table-cell>
          <table:table-cell table:style-name="ce6" office:value-type="string">
            <text:p>SHUF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hufpd</text:p>
          </table:table-cell>
          <table:table-cell table:style-name="ce6"/>
          <table:table-cell table:style-name="ce6" office:value-type="string">
            <text:p>Shuffle packed double-precision floating- point values selected by imm8 from xmm1 and xmm2/m128 to xmm1.</text:p>
          </table:table-cell>
          <table:table-cell table:number-columns-repeated="1008"/>
        </table:table-row>
        <table:table-row table:style-name="ro1">
          <table:table-cell table:style-name="ce6" office:value-type="string">
            <text:p>VEX.NDS.128.66.0F.WIG C6 /r ib</text:p>
          </table:table-cell>
          <table:table-cell table:style-name="ce6" office:value-type="string">
            <text:p>VSHUF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d</text:p>
          </table:table-cell>
          <table:table-cell table:style-name="ce6"/>
          <table:table-cell table:style-name="ce6" office:value-type="string">
            <text:p>Shuffle Packed double-precision floating- point values selected by imm8 from xmm2 and xmm3/mem.</text:p>
          </table:table-cell>
          <table:table-cell table:number-columns-repeated="1008"/>
        </table:table-row>
        <table:table-row table:style-name="ro1">
          <table:table-cell table:style-name="ce6" office:value-type="string">
            <text:p>VEX.NDS.256.66.0F.WIG C6 /r ib</text:p>
          </table:table-cell>
          <table:table-cell table:style-name="ce6" office:value-type="string">
            <text:p>VSHUF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d</text:p>
          </table:table-cell>
          <table:table-cell table:style-name="ce6"/>
          <table:table-cell table:style-name="ce6" office:value-type="string">
            <text:p>Shuffle Packed double-precision floating- point values selected by imm8 from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C6 /r ib</text:p>
          </table:table-cell>
          <table:table-cell table:style-name="ce6" office:value-type="string">
            <text:p>SHUF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hufps</text:p>
          </table:table-cell>
          <table:table-cell table:style-name="ce6"/>
          <table:table-cell table:style-name="ce6" office:value-type="string">
            <text:p>Shuffle packed single-precision floating-point values selected by imm8 from xmm1 and xmm1/m128 to xmm1.</text:p>
          </table:table-cell>
          <table:table-cell table:number-columns-repeated="1008"/>
        </table:table-row>
        <table:table-row table:style-name="ro1">
          <table:table-cell table:style-name="ce6" office:value-type="string">
            <text:p>VEX.NDS.128.0F.WIG C6 /r ib</text:p>
          </table:table-cell>
          <table:table-cell table:style-name="ce6" office:value-type="string">
            <text:p>VSHUF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s</text:p>
          </table:table-cell>
          <table:table-cell table:style-name="ce6"/>
          <table:table-cell table:style-name="ce6" office:value-type="string">
            <text:p>Shuffle Packed single-precision floating-point values selected by imm8 from xmm2 and xmm3/mem.</text:p>
          </table:table-cell>
          <table:table-cell table:number-columns-repeated="1008"/>
        </table:table-row>
        <table:table-row table:style-name="ro1">
          <table:table-cell table:style-name="ce6" office:value-type="string">
            <text:p>VEX.NDS.256.0F.WIG C6 /r ib</text:p>
          </table:table-cell>
          <table:table-cell table:style-name="ce6" office:value-type="string">
            <text:p>VSHUF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s</text:p>
          </table:table-cell>
          <table:table-cell table:style-name="ce6"/>
          <table:table-cell table:style-name="ce6" office:value-type="string">
            <text:p>Shuffle Packed single-precision floating-point values selected by imm8 from ymm2 and ymm3/mem.</text:p>
          </table:table-cell>
          <table:table-cell table:number-columns-repeated="1008"/>
        </table:table-row>
        <table:table-row table:style-name="ro1">
          <table:table-cell table:number-columns-repeated="1023"/>
        </table:table-row>
        <table:table-row table:style-name="ro1">
          <table:table-cell table:style-name="ce7" office:value-type="string">
            <text:p>0F 01 /1</text:p>
          </table:table-cell>
          <table:table-cell table:style-name="ce7" office:value-type="string">
            <text:p>SIDT m</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IDTR to m.</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0 /0</text:p>
          </table:table-cell>
          <table:table-cell table:style-name="ce7" office:value-type="string">
            <text:p>SLDT r/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LDTR in r/m16.</text:p>
          </table:table-cell>
          <table:table-cell table:style-name="ce26" table:number-columns-repeated="1008"/>
        </table:table-row>
        <table:table-row table:style-name="ro1">
          <table:table-cell table:style-name="ce7" office:value-type="string">
            <text:p>REX.W+ 0F 00 /0</text:p>
          </table:table-cell>
          <table:table-cell table:style-name="ce7" office:value-type="string">
            <text:p>SLDT r64/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LDTR in r64/m16.</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1 /4</text:p>
          </table:table-cell>
          <table:table-cell table:style-name="ce7" office:value-type="string">
            <text:p>SMSW r/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to r/m16.</text:p>
          </table:table-cell>
          <table:table-cell table:style-name="ce26" table:number-columns-repeated="1008"/>
        </table:table-row>
        <table:table-row table:style-name="ro1">
          <table:table-cell table:style-name="ce7" office:value-type="string">
            <text:p>0F 01 /4</text:p>
          </table:table-cell>
          <table:table-cell table:style-name="ce7" office:value-type="string">
            <text:p>SMSW r32/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in low-order 16 bits of r32/m16; high-order 16 bits of r32 are undefined.</text:p>
          </table:table-cell>
          <table:table-cell table:style-name="ce26" table:number-columns-repeated="1008"/>
        </table:table-row>
        <table:table-row table:style-name="ro1">
          <table:table-cell table:style-name="ce7" office:value-type="string">
            <text:p>REX.W+ 0F 01 /4</text:p>
          </table:table-cell>
          <table:table-cell table:style-name="ce7" office:value-type="string">
            <text:p>SMSW r64/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in low-order 16 bits of r64/m16; high-order 16 bits of r32 are undefined.</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66 0F 51 /r</text:p>
          </table:table-cell>
          <table:table-cell table:style-name="ce6" office:value-type="string">
            <text:p>SQRTPD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qrtpd</text:p>
          </table:table-cell>
          <table:table-cell table:style-name="ce6"/>
          <table:table-cell table:style-name="ce6" office:value-type="string">
            <text:p>Computes square roots of the packed double- precision floating-point values in xmm2/m128 and stores the results in xmm1.</text:p>
          </table:table-cell>
          <table:table-cell table:number-columns-repeated="1008"/>
        </table:table-row>
        <table:table-row table:style-name="ro1">
          <table:table-cell table:style-name="ce6" office:value-type="string">
            <text:p>VEX.128.66.0F.WIG 51 /r</text:p>
          </table:table-cell>
          <table:table-cell table:style-name="ce6" office:value-type="string">
            <text:p>VSQRTPD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d</text:p>
          </table:table-cell>
          <table:table-cell table:style-name="ce6"/>
          <table:table-cell table:style-name="ce6" office:value-type="string">
            <text:p>Computes Square Roots of the packed double- precision floating-point values in xmm2/m128 and stores the result in xmm1.</text:p>
          </table:table-cell>
          <table:table-cell table:number-columns-repeated="1008"/>
        </table:table-row>
        <table:table-row table:style-name="ro1">
          <table:table-cell table:style-name="ce6" office:value-type="string">
            <text:p>VEX.256.66.0F.WIG 51 /r</text:p>
          </table:table-cell>
          <table:table-cell table:style-name="ce6" office:value-type="string">
            <text:p>VSQRTPD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d</text:p>
          </table:table-cell>
          <table:table-cell table:style-name="ce6"/>
          <table:table-cell table:style-name="ce6" office:value-type="string">
            <text:p>Computes Square Roots of the packed double- precision floating-point values in ymm2/m256 and stores th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51 /r</text:p>
          </table:table-cell>
          <table:table-cell table:style-name="ce6" office:value-type="string">
            <text:p>SQRT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qrtps</text:p>
          </table:table-cell>
          <table:table-cell table:style-name="ce6"/>
          <table:table-cell table:style-name="ce6" office:value-type="string">
            <text:p>Computes square roots of the packed single- precision floating-point values in xmm2/m128 and stores the results in xmm1.</text:p>
          </table:table-cell>
          <table:table-cell table:number-columns-repeated="1008"/>
        </table:table-row>
        <table:table-row table:style-name="ro1">
          <table:table-cell table:style-name="ce6" office:value-type="string">
            <text:p>VEX.128.0F.WIG 51 /r</text:p>
          </table:table-cell>
          <table:table-cell table:style-name="ce6" office:value-type="string">
            <text:p>VSQRT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s</text:p>
          </table:table-cell>
          <table:table-cell table:style-name="ce6"/>
          <table:table-cell table:style-name="ce6" office:value-type="string">
            <text:p>Computes Square Roots of the packed single- precision floating-point values in xmm2/m128 and stores the result in xmm1.</text:p>
          </table:table-cell>
          <table:table-cell table:number-columns-repeated="1008"/>
        </table:table-row>
        <table:table-row table:style-name="ro1">
          <table:table-cell table:style-name="ce6" office:value-type="string">
            <text:p>VEX.256.0F.WIG 51 /r</text:p>
          </table:table-cell>
          <table:table-cell table:style-name="ce6" office:value-type="string">
            <text:p>VSQRT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s</text:p>
          </table:table-cell>
          <table:table-cell table:style-name="ce6"/>
          <table:table-cell table:style-name="ce6" office:value-type="string">
            <text:p>Computes Square Roots of the packed single- precision floating-point values in ymm2/m256 and stores th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F2 0F 51 /r</text:p>
          </table:table-cell>
          <table:table-cell table:style-name="ce6" office:value-type="string">
            <text:p>SQRTSD xmm1, xmm2/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qrtsd</text:p>
          </table:table-cell>
          <table:table-cell table:style-name="ce6"/>
          <table:table-cell table:style-name="ce6" office:value-type="string">
            <text:p>Computes square root of the low double- precision floating-point value in xmm2/m64 and stores the results in xmm1.</text:p>
          </table:table-cell>
          <table:table-cell table:number-columns-repeated="1008"/>
        </table:table-row>
        <table:table-row table:style-name="ro1">
          <table:table-cell table:style-name="ce6" office:value-type="string">
            <text:p>VEX.NDS.LIG.F2.0F.WIG 51 /r</text:p>
          </table:table-cell>
          <table:table-cell table:style-name="ce6" office:value-type="string">
            <text:p>VSQRTSD xmm1,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sd</text:p>
          </table:table-cell>
          <table:table-cell table:style-name="ce6"/>
          <table:table-cell table:style-name="ce6"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08"/>
        </table:table-row>
        <table:table-row table:style-name="ro1">
          <table:table-cell table:number-columns-repeated="1023"/>
        </table:table-row>
        <table:table-row table:style-name="ro1">
          <table:table-cell table:style-name="ce6" office:value-type="string">
            <text:p>F3 0F 51 /r</text:p>
          </table:table-cell>
          <table:table-cell table:style-name="ce6" office:value-type="string">
            <text:p>SQRTSS xmm1, xmm2/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qrtss</text:p>
          </table:table-cell>
          <table:table-cell table:style-name="ce6"/>
          <table:table-cell table:style-name="ce6" office:value-type="string">
            <text:p>Computes square root of the low single- precision floating-point value in xmm2/m32 and stores the results in xmm1.</text:p>
          </table:table-cell>
          <table:table-cell table:number-columns-repeated="1008"/>
        </table:table-row>
        <table:table-row table:style-name="ro1">
          <table:table-cell table:style-name="ce6" office:value-type="string">
            <text:p>VEX.NDS.LIG.F3.0F.WIG 51</text:p>
          </table:table-cell>
          <table:table-cell table:style-name="ce6" office:value-type="string">
            <text:p>VSQRT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ss</text:p>
          </table:table-cell>
          <table:table-cell table:style-name="ce6"/>
          <table:table-cell table:style-name="ce6"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F9</text:p>
          </table:table-cell>
          <table:table-cell table:style-name="ce6" office:value-type="string">
            <text:p>STC</text:p>
          </table:table-cell>
          <table:table-cell table:style-name="ce6" office:value-type="string">
            <text:p>NP</text:p>
          </table:table-cell>
          <table:table-cell table:style-name="ce6" table:number-columns-repeated="2"/>
          <table:table-cell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c</text:p>
          </table:table-cell>
          <table:table-cell table:style-name="ce6"/>
          <table:table-cell table:style-name="ce6" office:value-type="string">
            <text:p>Set CF flag.</text:p>
          </table:table-cell>
          <table:table-cell table:number-columns-repeated="1008"/>
        </table:table-row>
        <table:table-row table:style-name="ro1">
          <table:table-cell table:number-columns-repeated="1023"/>
        </table:table-row>
        <table:table-row table:style-name="ro1">
          <table:table-cell table:style-name="ce6" office:value-type="string">
            <text:p>FD</text:p>
          </table:table-cell>
          <table:table-cell table:style-name="ce6" office:value-type="string">
            <text:p>STD</text:p>
          </table:table-cell>
          <table:table-cell table:style-name="ce6" office:value-type="string">
            <text:p>NP</text:p>
          </table:table-cell>
          <table:table-cell table:style-name="ce6" table:number-columns-repeated="2"/>
          <table:table-cell table:style-name="ce6" office:value-type="string">
            <text:p>E.D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d</text:p>
          </table:table-cell>
          <table:table-cell table:style-name="ce6"/>
          <table:table-cell table:style-name="ce6" office:value-type="string">
            <text:p>Set DF flag.</text:p>
          </table:table-cell>
          <table:table-cell table:number-columns-repeated="1008"/>
        </table:table-row>
        <table:table-row table:style-name="ro1">
          <table:table-cell table:number-columns-repeated="1023"/>
        </table:table-row>
        <table:table-row table:style-name="ro1">
          <table:table-cell table:style-name="ce6" office:value-type="string">
            <text:p>FB</text:p>
          </table:table-cell>
          <table:table-cell table:style-name="ce6" office:value-type="string">
            <text:p>STI</text:p>
          </table:table-cell>
          <table:table-cell table:style-name="ce6" office:value-type="string">
            <text:p>NP</text:p>
          </table:table-cell>
          <table:table-cell table:style-name="ce6"/>
          <table:table-cell table:style-name="ce6" office:value-type="string">
            <text:p>E.VM E.IOPL E.VIP</text:p>
          </table:table-cell>
          <table:table-cell table:style-name="ce6" office:value-type="string">
            <text:p>e.if e.vi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i</text:p>
          </table:table-cell>
          <table:table-cell table:style-name="ce6"/>
          <table:table-cell table:style-name="ce6" office:value-type="string">
            <text:p>Set interrupt flag; external, maskable interrupts enabled at the end of the next instruction.</text:p>
          </table:table-cell>
          <table:table-cell table:number-columns-repeated="1008"/>
        </table:table-row>
        <table:table-row table:style-name="ro1">
          <table:table-cell table:number-columns-repeated="1023"/>
        </table:table-row>
        <table:table-row table:style-name="ro1">
          <table:table-cell table:style-name="ce6" office:value-type="string">
            <text:p>0F AE /3</text:p>
          </table:table-cell>
          <table:table-cell table:style-name="ce6" office:value-type="string">
            <text:p>STMXCSR m32</text:p>
          </table:table-cell>
          <table:table-cell table:style-name="ce6" office:value-type="string">
            <text:p>M</text:p>
          </table:table-cell>
          <table:table-cell table:style-name="ce6" office:value-type="string">
            <text:p>W</text:p>
          </table:table-cell>
          <table:table-cell table:style-name="ce6" office:value-type="string">
            <text:p>M.*</text:p>
          </table:table-cell>
          <table:table-cell table:style-name="ce6" table:number-columns-repeated="4"/>
          <table:table-cell table:number-columns-repeated="2" table:style-name="ce6" office:value-type="string">
            <text:p>V</text:p>
          </table:table-cell>
          <table:table-cell table:style-name="ce6" office:value-type="string">
            <text:p>SSE</text:p>
          </table:table-cell>
          <table:table-cell table:style-name="ce6" office:value-type="string">
            <text:p>stmxcsr</text:p>
          </table:table-cell>
          <table:table-cell table:style-name="ce6"/>
          <table:table-cell table:style-name="ce6" office:value-type="string">
            <text:p>Store contents of MXCSR register to m32. </text:p>
          </table:table-cell>
          <table:table-cell table:number-columns-repeated="1008"/>
        </table:table-row>
        <table:table-row table:style-name="ro1">
          <table:table-cell table:style-name="ce6" office:value-type="string">
            <text:p>VEX.LZ.0F.WIG AE /3</text:p>
          </table:table-cell>
          <table:table-cell table:style-name="ce6" office:value-type="string">
            <text:p>VSTMXCSR m32</text:p>
          </table:table-cell>
          <table:table-cell table:style-name="ce6" office:value-type="string">
            <text:p>M</text:p>
          </table:table-cell>
          <table:table-cell table:style-name="ce6" office:value-type="string">
            <text:p>W</text:p>
          </table:table-cell>
          <table:table-cell table:style-name="ce6" office:value-type="string">
            <text:p>M.*</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stmxcsr</text:p>
          </table:table-cell>
          <table:table-cell table:style-name="ce6"/>
          <table:table-cell table:style-name="ce6" office:value-type="string">
            <text:p>Store contents of MXCSR register to m32.</text:p>
          </table:table-cell>
          <table:table-cell table:number-columns-repeated="1008"/>
        </table:table-row>
        <table:table-row table:style-name="ro1">
          <table:table-cell table:number-columns-repeated="1023"/>
        </table:table-row>
        <table:table-row table:style-name="ro1">
          <table:table-cell table:style-name="ce6" office:value-type="string">
            <text:p>AA</text:p>
          </table:table-cell>
          <table:table-cell table:style-name="ce6" office:value-type="string">
            <text:p>STOS m8</text:p>
          </table:table-cell>
          <table:table-cell table:style-name="ce6" office:value-type="string">
            <text:p>NP</text:p>
          </table:table-cell>
          <table:table-cell table:style-name="ce6" office:value-type="string">
            <text:p>I</text:p>
          </table:table-cell>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AL at address ES:(E)DI; For 64-bit mode store AL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 m16</text:p>
          </table:table-cell>
          <table:table-cell table:style-name="ce6" office:value-type="string">
            <text:p>NP</text:p>
          </table:table-cell>
          <table:table-cell table:style-name="ce6" office:value-type="string">
            <text:p>I</text:p>
          </table:table-cell>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AX at address ES:(E)DI; For 64-bit mode store AX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 m32</text:p>
          </table:table-cell>
          <table:table-cell table:style-name="ce6" office:value-type="string">
            <text:p>NP</text:p>
          </table:table-cell>
          <table:table-cell table:style-name="ce6" office:value-type="string">
            <text:p>I</text:p>
          </table:table-cell>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EAX at address ES:(E)DI; For 64-bit mode store EAX at address RDI or EDI.</text:p>
          </table:table-cell>
          <table:table-cell table:number-columns-repeated="1008"/>
        </table:table-row>
        <table:table-row table:style-name="ro1">
          <table:table-cell table:style-name="ce6" office:value-type="string">
            <text:p>REX.W+ AB</text:p>
          </table:table-cell>
          <table:table-cell table:style-name="ce6" office:value-type="string">
            <text:p>STOS m64</text:p>
          </table:table-cell>
          <table:table-cell table:style-name="ce6" office:value-type="string">
            <text:p>NP</text:p>
          </table:table-cell>
          <table:table-cell table:style-name="ce6" office:value-type="string">
            <text:p>I</text:p>
          </table:table-cell>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tos</text:p>
          </table:table-cell>
          <table:table-cell table:style-name="ce6"/>
          <table:table-cell table:style-name="ce6" office:value-type="string">
            <text:p>Store RAX at address RDI or EDI.</text:p>
          </table:table-cell>
          <table:table-cell table:number-columns-repeated="1008"/>
        </table:table-row>
        <table:table-row table:style-name="ro1">
          <table:table-cell table:style-name="ce6" office:value-type="string">
            <text:p>AA</text:p>
          </table:table-cell>
          <table:table-cell table:style-name="ce6" office:value-type="string">
            <text:p>STOSB</text:p>
          </table:table-cell>
          <table:table-cell table:style-name="ce6" office:value-type="string">
            <text:p>NP</text:p>
          </table:table-cell>
          <table:table-cell table:style-name="ce6"/>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b</text:p>
          </table:table-cell>
          <table:table-cell table:style-name="ce6"/>
          <table:table-cell table:style-name="ce6" office:value-type="string">
            <text:p>For legacy mode, store AL at address ES:(E)DI; For 64-bit mode store AL at address RDI or EDI.</text:p>
          </table:table-cell>
          <table:table-cell table:number-columns-repeated="1008"/>
        </table:table-row>
        <table:table-row table:style-name="ro1">
          <table:table-cell table:style-name="ce6" office:value-type="string">
            <text:p><text:span text:style-name="T1">PREF.66+</text:span> AB</text:p>
          </table:table-cell>
          <table:table-cell table:style-name="ce6" office:value-type="string">
            <text:p>STOSW</text:p>
          </table:table-cell>
          <table:table-cell table:style-name="ce6" office:value-type="string">
            <text:p>NP</text:p>
          </table:table-cell>
          <table:table-cell table:style-name="ce6"/>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w</text:p>
          </table:table-cell>
          <table:table-cell table:style-name="ce6"/>
          <table:table-cell table:style-name="ce6" office:value-type="string">
            <text:p>For legacy mode, store AX at address ES:(E)DI; For 64-bit mode store AX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D</text:p>
          </table:table-cell>
          <table:table-cell table:style-name="ce6" office:value-type="string">
            <text:p>NP</text:p>
          </table:table-cell>
          <table:table-cell table:style-name="ce6"/>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l</text:p>
          </table:table-cell>
          <table:table-cell table:style-name="ce6"/>
          <table:table-cell table:style-name="ce6" office:value-type="string">
            <text:p>For legacy mode, store EAX at address ES:(E)DI; For 64-bit mode store EAX at address RDI or EDI.</text:p>
          </table:table-cell>
          <table:table-cell table:number-columns-repeated="1008"/>
        </table:table-row>
        <table:table-row table:style-name="ro1">
          <table:table-cell table:style-name="ce6" office:value-type="string">
            <text:p>REX.W+ AB</text:p>
          </table:table-cell>
          <table:table-cell table:style-name="ce6" office:value-type="string">
            <text:p>STOSQ</text:p>
          </table:table-cell>
          <table:table-cell table:style-name="ce6" office:value-type="string">
            <text:p>NP</text:p>
          </table:table-cell>
          <table:table-cell table:style-name="ce6"/>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tosq</text:p>
          </table:table-cell>
          <table:table-cell table:style-name="ce6"/>
          <table:table-cell table:style-name="ce6" office:value-type="string">
            <text:p>Store RAX at address RDI or EDI.</text:p>
          </table:table-cell>
          <table:table-cell table:number-columns-repeated="1008"/>
        </table:table-row>
        <table:table-row table:style-name="ro1">
          <table:table-cell table:number-columns-repeated="1023"/>
        </table:table-row>
        <table:table-row table:style-name="ro1">
          <table:table-cell table:style-name="ce7" office:value-type="string">
            <text:p>0F 00 /1</text:p>
          </table:table-cell>
          <table:table-cell table:style-name="ce7" office:value-type="string">
            <text:p>STR r/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TR in r/m16.</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2C ib</text:p>
          </table:table-cell>
          <table:table-cell table:style-name="ce6" office:value-type="string">
            <text:p>SUB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imm8 from AL.</text:p>
          </table:table-cell>
          <table:table-cell table:number-columns-repeated="1008"/>
        </table:table-row>
        <table:table-row table:style-name="ro1">
          <table:table-cell table:style-name="ce6" office:value-type="string">
            <text:p>2D iw</text:p>
          </table:table-cell>
          <table:table-cell table:style-name="ce6" office:value-type="string">
            <text:p>SUB AX, imm16</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imm16 from AX.</text:p>
          </table:table-cell>
          <table:table-cell table:number-columns-repeated="1008"/>
        </table:table-row>
        <table:table-row table:style-name="ro1">
          <table:table-cell table:style-name="ce6" office:value-type="string">
            <text:p>2D id</text:p>
          </table:table-cell>
          <table:table-cell table:style-name="ce6" office:value-type="string">
            <text:p>SUB E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imm32 from EAX.</text:p>
          </table:table-cell>
          <table:table-cell table:number-columns-repeated="1008"/>
        </table:table-row>
        <table:table-row table:style-name="ro1">
          <table:table-cell table:style-name="ce6" office:value-type="string">
            <text:p>REX.W+ 2D id</text:p>
          </table:table-cell>
          <table:table-cell table:style-name="ce6" office:value-type="string">
            <text:p>SUB R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imm32 sign-extended to 64-bits from RAX.</text:p>
          </table:table-cell>
          <table:table-cell table:number-columns-repeated="1008"/>
        </table:table-row>
        <table:table-row table:style-name="ro1">
          <table:table-cell table:style-name="ce6" office:value-type="string">
            <text:p>80 /5 ib</text:p>
          </table:table-cell>
          <table:table-cell table:style-name="ce6" office:value-type="string">
            <text:p>SUB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imm8 from r/m8.</text:p>
          </table:table-cell>
          <table:table-cell table:number-columns-repeated="1008"/>
        </table:table-row>
        <table:table-row table:style-name="ro1">
          <table:table-cell table:style-name="ce6" office:value-type="string">
            <text:p>REX+ 80 /5 ib</text:p>
          </table:table-cell>
          <table:table-cell table:style-name="ce6" office:value-type="string">
            <text:p>SUB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12"/>
          <table:table-cell table:style-name="ce6" office:value-type="string">
            <text:p>Subtract imm8 from r/m8.</text:p>
          </table:table-cell>
          <table:table-cell table:number-columns-repeated="1008"/>
        </table:table-row>
        <table:table-row table:style-name="ro1">
          <table:table-cell table:style-name="ce6" office:value-type="string">
            <text:p>81 /5 iw</text:p>
          </table:table-cell>
          <table:table-cell table:style-name="ce6" office:value-type="string">
            <text:p>SUB r/m16, imm16</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imm16 from r/m16.</text:p>
          </table:table-cell>
          <table:table-cell table:number-columns-repeated="1008"/>
        </table:table-row>
        <table:table-row table:style-name="ro1">
          <table:table-cell table:style-name="ce6" office:value-type="string">
            <text:p>81 /5 id</text:p>
          </table:table-cell>
          <table:table-cell table:style-name="ce6" office:value-type="string">
            <text:p>SUB r/m32,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imm32 from r/m32.</text:p>
          </table:table-cell>
          <table:table-cell table:number-columns-repeated="1008"/>
        </table:table-row>
        <table:table-row table:style-name="ro1">
          <table:table-cell table:style-name="ce6" office:value-type="string">
            <text:p>REX.W+ 81 /5 id</text:p>
          </table:table-cell>
          <table:table-cell table:style-name="ce6" office:value-type="string">
            <text:p>SUB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imm32 sign-extended to 64-bits from r/m64.</text:p>
          </table:table-cell>
          <table:table-cell table:number-columns-repeated="1008"/>
        </table:table-row>
        <table:table-row table:style-name="ro1">
          <table:table-cell table:style-name="ce6" office:value-type="string">
            <text:p>83 /5 ib</text:p>
          </table:table-cell>
          <table:table-cell table:style-name="ce6" office:value-type="string">
            <text:p>SUB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office:value-type="string">
            <text:p>YES</text:p>
          </table:table-cell>
          <table:table-cell table:style-name="ce6" office:value-type="string">
            <text:p>Subtract sign-extended imm8 from r/m16.</text:p>
          </table:table-cell>
          <table:table-cell table:number-columns-repeated="1008"/>
        </table:table-row>
        <table:table-row table:style-name="ro1">
          <table:table-cell table:style-name="ce6" office:value-type="string">
            <text:p>83 /5 ib</text:p>
          </table:table-cell>
          <table:table-cell table:style-name="ce6" office:value-type="string">
            <text:p>SUB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office:value-type="string">
            <text:p>YES</text:p>
          </table:table-cell>
          <table:table-cell table:style-name="ce6" office:value-type="string">
            <text:p>Subtract sign-extended imm8 from r/m32.</text:p>
          </table:table-cell>
          <table:table-cell table:number-columns-repeated="1008"/>
        </table:table-row>
        <table:table-row table:style-name="ro1">
          <table:table-cell table:style-name="ce6" office:value-type="string">
            <text:p>REX.W+ 83 /5 ib</text:p>
          </table:table-cell>
          <table:table-cell table:style-name="ce6" office:value-type="string">
            <text:p>SUB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office:value-type="string">
            <text:p>YES</text:p>
          </table:table-cell>
          <table:table-cell table:style-name="ce6" office:value-type="string">
            <text:p>Subtract sign-extended imm8 from r/m64.</text:p>
          </table:table-cell>
          <table:table-cell table:number-columns-repeated="1008"/>
        </table:table-row>
        <table:table-row table:style-name="ro1">
          <table:table-cell table:style-name="ce6" office:value-type="string">
            <text:p>28 /r</text:p>
          </table:table-cell>
          <table:table-cell table:style-name="ce6" office:value-type="string">
            <text:p>SUB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office:value-type="string">
            <text:p>YES</text:p>
          </table:table-cell>
          <table:table-cell table:style-name="ce6" office:value-type="string">
            <text:p>Subtract r8 from r/m8.</text:p>
          </table:table-cell>
          <table:table-cell table:number-columns-repeated="1008"/>
        </table:table-row>
        <table:table-row table:style-name="ro1">
          <table:table-cell table:style-name="ce6" office:value-type="string">
            <text:p>REX+ 28 /r</text:p>
          </table:table-cell>
          <table:table-cell table:style-name="ce6" office:value-type="string">
            <text:p>SUB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6" office:value-type="string">
            <text:p>YES</text:p>
          </table:table-cell>
          <table:table-cell table:style-name="ce6" office:value-type="string">
            <text:p>Subtract r8 from r/m8.</text:p>
          </table:table-cell>
          <table:table-cell table:number-columns-repeated="1008"/>
        </table:table-row>
        <table:table-row table:style-name="ro1">
          <table:table-cell table:style-name="ce6" office:value-type="string">
            <text:p>29 /r</text:p>
          </table:table-cell>
          <table:table-cell table:style-name="ce6" office:value-type="string">
            <text:p>SUB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office:value-type="string">
            <text:p>YES</text:p>
          </table:table-cell>
          <table:table-cell table:style-name="ce6" office:value-type="string">
            <text:p>Subtract r16 from r/m16.</text:p>
          </table:table-cell>
          <table:table-cell table:number-columns-repeated="1008"/>
        </table:table-row>
        <table:table-row table:style-name="ro1">
          <table:table-cell table:style-name="ce6" office:value-type="string">
            <text:p>29 /r</text:p>
          </table:table-cell>
          <table:table-cell table:style-name="ce6" office:value-type="string">
            <text:p>SUB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office:value-type="string">
            <text:p>YES</text:p>
          </table:table-cell>
          <table:table-cell table:style-name="ce6" office:value-type="string">
            <text:p>Subtract r32 from r/m32.</text:p>
          </table:table-cell>
          <table:table-cell table:number-columns-repeated="1008"/>
        </table:table-row>
        <table:table-row table:style-name="ro1">
          <table:table-cell table:style-name="ce6" office:value-type="string">
            <text:p>REX.W+ 29 /r</text:p>
          </table:table-cell>
          <table:table-cell table:style-name="ce6" office:value-type="string">
            <text:p>SUB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office:value-type="string">
            <text:p>YES</text:p>
          </table:table-cell>
          <table:table-cell table:style-name="ce6" office:value-type="string">
            <text:p>Subtract r64 from r/m64.</text:p>
          </table:table-cell>
          <table:table-cell table:number-columns-repeated="1008"/>
        </table:table-row>
        <table:table-row table:style-name="ro1">
          <table:table-cell table:style-name="ce6" office:value-type="string">
            <text:p>2A /r</text:p>
          </table:table-cell>
          <table:table-cell table:style-name="ce6" office:value-type="string">
            <text:p>SUB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r/m8 from r8.</text:p>
          </table:table-cell>
          <table:table-cell table:number-columns-repeated="1008"/>
        </table:table-row>
        <table:table-row table:style-name="ro1">
          <table:table-cell table:style-name="ce6" office:value-type="string">
            <text:p>REX+ 2A /r</text:p>
          </table:table-cell>
          <table:table-cell table:style-name="ce6" office:value-type="string">
            <text:p>SUB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6"/>
          <table:table-cell table:style-name="ce6" office:value-type="string">
            <text:p>Subtract r/m8 from r8.</text:p>
          </table:table-cell>
          <table:table-cell table:number-columns-repeated="1008"/>
        </table:table-row>
        <table:table-row table:style-name="ro1">
          <table:table-cell table:style-name="ce6" office:value-type="string">
            <text:p>2B /r</text:p>
          </table:table-cell>
          <table:table-cell table:style-name="ce6" office:value-type="string">
            <text:p>SUB r16, r/m16</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r/m16 from r16.</text:p>
          </table:table-cell>
          <table:table-cell table:number-columns-repeated="1008"/>
        </table:table-row>
        <table:table-row table:style-name="ro1">
          <table:table-cell table:style-name="ce6" office:value-type="string">
            <text:p>2B /r</text:p>
          </table:table-cell>
          <table:table-cell table:style-name="ce6" office:value-type="string">
            <text:p>SUB r32, r/m32</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r/m32 from r32.</text:p>
          </table:table-cell>
          <table:table-cell table:number-columns-repeated="1008"/>
        </table:table-row>
        <table:table-row table:style-name="ro1">
          <table:table-cell table:style-name="ce6" office:value-type="string">
            <text:p>REX.W+ 2B /r</text:p>
          </table:table-cell>
          <table:table-cell table:style-name="ce6" office:value-type="string">
            <text:p>SUB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r/m64 from r64.</text:p>
          </table:table-cell>
          <table:table-cell table:number-columns-repeated="1008"/>
        </table:table-row>
        <table:table-row table:style-name="ro1">
          <table:table-cell table:number-columns-repeated="1023"/>
        </table:table-row>
        <table:table-row table:style-name="ro1">
          <table:table-cell table:style-name="ce6" office:value-type="string">
            <text:p>66 0F 5C /r</text:p>
          </table:table-cell>
          <table:table-cell table:style-name="ce6" office:value-type="string">
            <text:p>SUB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ubpd</text:p>
          </table:table-cell>
          <table:table-cell table:style-name="ce6"/>
          <table:table-cell table:style-name="ce6" office:value-type="string">
            <text:p>Subtract packed double-precision floating- point values in xmm2/m128 from xmm1.</text:p>
          </table:table-cell>
          <table:table-cell table:number-columns-repeated="1008"/>
        </table:table-row>
        <table:table-row table:style-name="ro1">
          <table:table-cell table:style-name="ce6" office:value-type="string">
            <text:p>VEX.NDS.128.66.0F.WIG 5C /r</text:p>
          </table:table-cell>
          <table:table-cell table:style-name="ce6" office:value-type="string">
            <text:p>VSUB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d</text:p>
          </table:table-cell>
          <table:table-cell table:style-name="ce6"/>
          <table:table-cell table:style-name="ce6" office:value-type="string">
            <text:p>Subtract packed double-precision floating- point values in xmm3/mem from xmm2 and stores result in xmm1.</text:p>
          </table:table-cell>
          <table:table-cell table:number-columns-repeated="1008"/>
        </table:table-row>
        <table:table-row table:style-name="ro1">
          <table:table-cell table:style-name="ce6" office:value-type="string">
            <text:p>VEX.NDS.256.66.0F.WIG 5C /r</text:p>
          </table:table-cell>
          <table:table-cell table:style-name="ce6" office:value-type="string">
            <text:p>VSUB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d</text:p>
          </table:table-cell>
          <table:table-cell table:style-name="ce6"/>
          <table:table-cell table:style-name="ce6" office:value-type="string">
            <text:p>Subtract packed double-precision floating- point values in ymm3/mem from ymm2 and stores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5C /r</text:p>
          </table:table-cell>
          <table:table-cell table:style-name="ce6" office:value-type="string">
            <text:p>SUB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ubps</text:p>
          </table:table-cell>
          <table:table-cell table:style-name="ce6"/>
          <table:table-cell table:style-name="ce6" office:value-type="string">
            <text:p>Subtract packed single-precision floating-point values in xmm2/mem from xmm1.</text:p>
          </table:table-cell>
          <table:table-cell table:number-columns-repeated="1008"/>
        </table:table-row>
        <table:table-row table:style-name="ro1">
          <table:table-cell table:style-name="ce6" office:value-type="string">
            <text:p>VEX.NDS.128.0F.WIG 5C /r</text:p>
          </table:table-cell>
          <table:table-cell table:style-name="ce6" office:value-type="string">
            <text:p>VSUB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s</text:p>
          </table:table-cell>
          <table:table-cell table:style-name="ce6"/>
          <table:table-cell table:style-name="ce6" office:value-type="string">
            <text:p>Subtract packed single-precision floating-point values in xmm3/mem from xmm2 and stores result in xmm1.</text:p>
          </table:table-cell>
          <table:table-cell table:number-columns-repeated="1008"/>
        </table:table-row>
        <table:table-row table:style-name="ro1">
          <table:table-cell table:style-name="ce6" office:value-type="string">
            <text:p>VEX.NDS.256.0F.WIG 5C /r</text:p>
          </table:table-cell>
          <table:table-cell table:style-name="ce6" office:value-type="string">
            <text:p>VSUB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s</text:p>
          </table:table-cell>
          <table:table-cell table:style-name="ce6"/>
          <table:table-cell table:style-name="ce6" office:value-type="string">
            <text:p>Subtract packed single-precision floating-point values in ymm3/mem from ymm2 and stores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F2 0F 5C /r</text:p>
          </table:table-cell>
          <table:table-cell table:style-name="ce6" office:value-type="string">
            <text:p>SUB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ubsd</text:p>
          </table:table-cell>
          <table:table-cell table:style-name="ce6"/>
          <table:table-cell table:style-name="ce6" office:value-type="string">
            <text:p>Subtracts the low double-precision floating- point values in xmm2/mem64 from xmm1.</text:p>
          </table:table-cell>
          <table:table-cell table:number-columns-repeated="1008"/>
        </table:table-row>
        <table:table-row table:style-name="ro1">
          <table:table-cell table:style-name="ce6" office:value-type="string">
            <text:p>VEX.NDS.LIG.F2.0F.WIG 5C /r</text:p>
          </table:table-cell>
          <table:table-cell table:style-name="ce6" office:value-type="string">
            <text:p>VSUB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sd</text:p>
          </table:table-cell>
          <table:table-cell table:style-name="ce6"/>
          <table:table-cell table:style-name="ce6" office:value-type="string">
            <text:p>Subtract the low double-precision floating- point value in xmm3/mem from xmm2 and store the result in xmm1.</text:p>
          </table:table-cell>
          <table:table-cell table:number-columns-repeated="1008"/>
        </table:table-row>
        <table:table-row table:style-name="ro1">
          <table:table-cell table:number-columns-repeated="1023"/>
        </table:table-row>
        <table:table-row table:style-name="ro1">
          <table:table-cell table:style-name="ce6" office:value-type="string">
            <text:p>F3 0F 5C /r</text:p>
          </table:table-cell>
          <table:table-cell table:style-name="ce6" office:value-type="string">
            <text:p>SUB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ubss</text:p>
          </table:table-cell>
          <table:table-cell table:style-name="ce6"/>
          <table:table-cell table:style-name="ce6" office:value-type="string">
            <text:p>Subtract the lower single-precision floating- point values in xmm2/m32 from xmm1.</text:p>
          </table:table-cell>
          <table:table-cell table:number-columns-repeated="1008"/>
        </table:table-row>
        <table:table-row table:style-name="ro1">
          <table:table-cell table:style-name="ce6" office:value-type="string">
            <text:p>VEX.NDS.LIG.F3.0F.WIG 5C /r</text:p>
          </table:table-cell>
          <table:table-cell table:style-name="ce6" office:value-type="string">
            <text:p>VSUB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ss</text:p>
          </table:table-cell>
          <table:table-cell table:style-name="ce6"/>
          <table:table-cell table:style-name="ce6" office:value-type="string">
            <text:p>Subtract the low single-precision floating- point value in xmm3/mem from xmm2 and store the result in xmm1.</text:p>
          </table:table-cell>
          <table:table-cell table:number-columns-repeated="1008"/>
        </table:table-row>
        <table:table-row table:style-name="ro1">
          <table:table-cell table:number-columns-repeated="1023"/>
        </table:table-row>
        <table:table-row table:style-name="ro1">
          <table:table-cell table:style-name="ce6" office:value-type="string">
            <text:p>0F 01 F8</text:p>
          </table:table-cell>
          <table:table-cell table:style-name="ce6" office:value-type="string">
            <text:p>SWAPGS</text:p>
          </table:table-cell>
          <table:table-cell table:style-name="ce6" office:value-type="string">
            <text:p>NP</text:p>
          </table:table-cell>
          <table:table-cell table:style-name="ce6" table:number-columns-repeated="6"/>
          <table:table-cell table:style-name="ce6" office:value-type="string">
            <text:p>V</text:p>
          </table:table-cell>
          <table:table-cell table:style-name="ce6" office:value-type="string">
            <text:p>I</text:p>
          </table:table-cell>
          <table:table-cell table:style-name="ce6"/>
          <table:table-cell table:style-name="ce6" office:value-type="string">
            <text:p>swapgs</text:p>
          </table:table-cell>
          <table:table-cell table:style-name="ce6"/>
          <table:table-cell table:style-name="ce6" office:value-type="string">
            <text:p>Exchanges the current GS base register value with the value contained in MSR address C0000102H.</text:p>
          </table:table-cell>
          <table:table-cell table:number-columns-repeated="1008"/>
        </table:table-row>
        <table:table-row table:style-name="ro1">
          <table:table-cell table:number-columns-repeated="1023"/>
        </table:table-row>
        <table:table-row table:style-name="ro1">
          <table:table-cell table:style-name="ce6" office:value-type="string">
            <text:p>0F 05</text:p>
          </table:table-cell>
          <table:table-cell table:style-name="ce6" office:value-type="string">
            <text:p>SYSCALL</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call</text:p>
          </table:table-cell>
          <table:table-cell table:style-name="ce6"/>
          <table:table-cell table:style-name="ce6" office:value-type="string">
            <text:p>Fast call to privilege level 0 system procedures.</text:p>
          </table:table-cell>
          <table:table-cell table:number-columns-repeated="1008"/>
        </table:table-row>
        <table:table-row table:style-name="ro1">
          <table:table-cell table:number-columns-repeated="1023"/>
        </table:table-row>
        <table:table-row table:style-name="ro1">
          <table:table-cell table:style-name="ce6" office:value-type="string">
            <text:p>0F 34</text:p>
          </table:table-cell>
          <table:table-cell table:style-name="ce6" office:value-type="string">
            <text:p>SYSENTER</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nter</text:p>
          </table:table-cell>
          <table:table-cell table:style-name="ce6"/>
          <table:table-cell table:style-name="ce6" office:value-type="string">
            <text:p>Fast call to privilege level 0 system procedures.</text:p>
          </table:table-cell>
          <table:table-cell table:number-columns-repeated="1008"/>
        </table:table-row>
        <table:table-row table:style-name="ro1">
          <table:table-cell table:number-columns-repeated="1023"/>
        </table:table-row>
        <table:table-row table:style-name="ro1">
          <table:table-cell table:style-name="ce6" office:value-type="string">
            <text:p>0F 35</text:p>
          </table:table-cell>
          <table:table-cell table:style-name="ce6" office:value-type="string">
            <text:p>SYSEXIT</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xit</text:p>
          </table:table-cell>
          <table:table-cell table:style-name="ce6"/>
          <table:table-cell table:style-name="ce6" office:value-type="string">
            <text:p>Fast return to privilege level 3 user code.</text:p>
          </table:table-cell>
          <table:table-cell table:number-columns-repeated="1008"/>
        </table:table-row>
        <table:table-row table:style-name="ro1">
          <table:table-cell table:style-name="ce6" office:value-type="string">
            <text:p>REX.W+ 0F 35</text:p>
          </table:table-cell>
          <table:table-cell table:style-name="ce6" office:value-type="string">
            <text:p>SYSEXIT <text:span text:style-name="T1">pw</text:span></text:p>
          </table:table-cell>
          <table:table-cell table:style-name="ce6" office:value-type="string">
            <text:p>NP</text:p>
          </table:table-cell>
          <table:table-cell table:style-name="ce6" office:value-type="string">
            <text:p>I</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xit</text:p>
          </table:table-cell>
          <table:table-cell table:style-name="ce6"/>
          <table:table-cell table:style-name="ce6" office:value-type="string">
            <text:p>Fast return to 64-bit mode privilege level 3 user code.</text:p>
          </table:table-cell>
          <table:table-cell table:number-columns-repeated="1008"/>
        </table:table-row>
        <table:table-row table:style-name="ro1">
          <table:table-cell table:number-columns-repeated="1023"/>
        </table:table-row>
        <table:table-row table:style-name="ro1">
          <table:table-cell table:style-name="ce6" office:value-type="string">
            <text:p>0F 07</text:p>
          </table:table-cell>
          <table:table-cell table:style-name="ce6" office:value-type="string">
            <text:p>SYSRET</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ret</text:p>
          </table:table-cell>
          <table:table-cell table:style-name="ce6"/>
          <table:table-cell table:style-name="ce6" office:value-type="string">
            <text:p>Return to compatibility mode from fast system call</text:p>
          </table:table-cell>
          <table:table-cell table:number-columns-repeated="1008"/>
        </table:table-row>
        <table:table-row table:style-name="ro1">
          <table:table-cell table:style-name="ce6" office:value-type="string">
            <text:p>REX.W+ 0F 07</text:p>
          </table:table-cell>
          <table:table-cell table:style-name="ce6" office:value-type="string">
            <text:p>SYSRET <text:span text:style-name="T1">pw</text:span></text:p>
          </table:table-cell>
          <table:table-cell table:style-name="ce6" office:value-type="string">
            <text:p>NP</text:p>
          </table:table-cell>
          <table:table-cell table:style-name="ce6" office:value-type="string">
            <text:p>I</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ret</text:p>
          </table:table-cell>
          <table:table-cell table:style-name="ce6"/>
          <table:table-cell table:style-name="ce6" office:value-type="string">
            <text:p>Return to 64-bit mode from fast system call</text:p>
          </table:table-cell>
          <table:table-cell table:number-columns-repeated="1008"/>
        </table:table-row>
        <table:table-row table:style-name="ro1">
          <table:table-cell table:number-columns-repeated="1023"/>
        </table:table-row>
        <table:table-row table:style-name="ro1">
          <table:table-cell table:style-name="ce6" office:value-type="string">
            <text:p>A8 ib</text:p>
          </table:table-cell>
          <table:table-cell table:style-name="ce6" office:value-type="string">
            <text:p>TEST AL, imm8</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imm8 with AL; set SF, ZF, PF according to result.</text:p>
          </table:table-cell>
          <table:table-cell table:number-columns-repeated="1008"/>
        </table:table-row>
        <table:table-row table:style-name="ro1">
          <table:table-cell table:style-name="ce6" office:value-type="string">
            <text:p>A9 iw</text:p>
          </table:table-cell>
          <table:table-cell table:style-name="ce6" office:value-type="string">
            <text:p>TEST AX, imm16</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imm16 with AX; set SF, ZF, PF according to result.</text:p>
          </table:table-cell>
          <table:table-cell table:number-columns-repeated="1008"/>
        </table:table-row>
        <table:table-row table:style-name="ro1">
          <table:table-cell table:style-name="ce6" office:value-type="string">
            <text:p>A9 id</text:p>
          </table:table-cell>
          <table:table-cell table:style-name="ce6" office:value-type="string">
            <text:p>TEST E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imm32 with EAX; set SF, ZF, PF according to result.</text:p>
          </table:table-cell>
          <table:table-cell table:number-columns-repeated="1008"/>
        </table:table-row>
        <table:table-row table:style-name="ro1">
          <table:table-cell table:style-name="ce6" office:value-type="string">
            <text:p>REX.W+ A9 id</text:p>
          </table:table-cell>
          <table:table-cell table:style-name="ce6" office:value-type="string">
            <text:p>TEST R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imm32 sign-extended to 64-bits with RAX; set SF, ZF, PF according to result.</text:p>
          </table:table-cell>
          <table:table-cell table:number-columns-repeated="1008"/>
        </table:table-row>
        <table:table-row table:style-name="ro1">
          <table:table-cell table:style-name="ce6" office:value-type="string">
            <text:p>F6 /0 ib</text:p>
          </table:table-cell>
          <table:table-cell table:style-name="ce6" office:value-type="string">
            <text:p>TEST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imm8 with r/m8; set SF, ZF, PF according to result.</text:p>
          </table:table-cell>
          <table:table-cell table:number-columns-repeated="1008"/>
        </table:table-row>
        <table:table-row table:style-name="ro1">
          <table:table-cell table:style-name="ce6" office:value-type="string">
            <text:p>REX+ F6 /0 ib</text:p>
          </table:table-cell>
          <table:table-cell table:style-name="ce6" office:value-type="string">
            <text:p>TEST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b</text:p>
          </table:table-cell>
          <table:table-cell table:style-name="ce6"/>
          <table:table-cell table:style-name="ce6" office:value-type="string">
            <text:p>AND imm8 with r/m8; set SF, ZF, PF according to result.</text:p>
          </table:table-cell>
          <table:table-cell table:number-columns-repeated="1008"/>
        </table:table-row>
        <table:table-row table:style-name="ro1">
          <table:table-cell table:style-name="ce6" office:value-type="string">
            <text:p>F7 /0 iw</text:p>
          </table:table-cell>
          <table:table-cell table:style-name="ce6" office:value-type="string">
            <text:p>TEST r/m16, imm16</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imm16 with r/m16; set SF, ZF, PF according to result.</text:p>
          </table:table-cell>
          <table:table-cell table:number-columns-repeated="1008"/>
        </table:table-row>
        <table:table-row table:style-name="ro1">
          <table:table-cell table:style-name="ce6" office:value-type="string">
            <text:p>F7 /0 id</text:p>
          </table:table-cell>
          <table:table-cell table:style-name="ce6" office:value-type="string">
            <text:p>TEST r/m32,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imm32 with r/m32; set SF, ZF, PF according to result.</text:p>
          </table:table-cell>
          <table:table-cell table:number-columns-repeated="1008"/>
        </table:table-row>
        <table:table-row table:style-name="ro1">
          <table:table-cell table:style-name="ce6" office:value-type="string">
            <text:p>REX.W+ F7 /0 id</text:p>
          </table:table-cell>
          <table:table-cell table:style-name="ce6" office:value-type="string">
            <text:p>TEST r/m64,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imm32 sign-extended to 64-bits with r/m64; set SF, ZF, PF according to result.</text:p>
          </table:table-cell>
          <table:table-cell table:number-columns-repeated="1008"/>
        </table:table-row>
        <table:table-row table:style-name="ro1">
          <table:table-cell table:style-name="ce6" office:value-type="string">
            <text:p>84 /r</text:p>
          </table:table-cell>
          <table:table-cell table:style-name="ce6" office:value-type="string">
            <text:p>TEST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r8 with r/m8; set SF, ZF, PF according to result.</text:p>
          </table:table-cell>
          <table:table-cell table:number-columns-repeated="1008"/>
        </table:table-row>
        <table:table-row table:style-name="ro1">
          <table:table-cell table:style-name="ce6" office:value-type="string">
            <text:p>REX+ 84 /r</text:p>
          </table:table-cell>
          <table:table-cell table:style-name="ce6" office:value-type="string">
            <text:p>TEST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b</text:p>
          </table:table-cell>
          <table:table-cell table:style-name="ce6"/>
          <table:table-cell table:style-name="ce6" office:value-type="string">
            <text:p>AND r8 with r/m8; set SF, ZF, PF according to result.</text:p>
          </table:table-cell>
          <table:table-cell table:number-columns-repeated="1008"/>
        </table:table-row>
        <table:table-row table:style-name="ro1">
          <table:table-cell table:style-name="ce6" office:value-type="string">
            <text:p>85 /r</text:p>
          </table:table-cell>
          <table:table-cell table:style-name="ce6" office:value-type="string">
            <text:p>TEST r/m16, r16</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r16 with r/m16; set SF, ZF, PF according to result.</text:p>
          </table:table-cell>
          <table:table-cell table:number-columns-repeated="1008"/>
        </table:table-row>
        <table:table-row table:style-name="ro1">
          <table:table-cell table:style-name="ce6" office:value-type="string">
            <text:p>85 /r</text:p>
          </table:table-cell>
          <table:table-cell table:style-name="ce6" office:value-type="string">
            <text:p>TEST r/m32, r32</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r32 with r/m32; set SF, ZF, PF according to result.</text:p>
          </table:table-cell>
          <table:table-cell table:number-columns-repeated="1008"/>
        </table:table-row>
        <table:table-row table:style-name="ro1">
          <table:table-cell table:style-name="ce6" office:value-type="string">
            <text:p>REX.W+ 85 /r</text:p>
          </table:table-cell>
          <table:table-cell table:style-name="ce6" office:value-type="string">
            <text:p>TEST r/m64, r64</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r64 with r/m64; set SF, ZF, PF according to result.</text:p>
          </table:table-cell>
          <table:table-cell table:number-columns-repeated="1008"/>
        </table:table-row>
        <table:table-row table:style-name="ro1">
          <table:table-cell table:number-columns-repeated="1023"/>
        </table:table-row>
        <table:table-row table:style-name="ro1">
          <table:table-cell office:value-type="string">
            <text:p>F3 0F BC /r</text:p>
          </table:table-cell>
          <table:table-cell office:value-type="string">
            <text:p>TZCNT r16, r/m16</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table:number-columns-repeated="2" office:value-type="string">
            <text:p>V</text:p>
          </table:table-cell>
          <table:table-cell office:value-type="string">
            <text:p>BMI1</text:p>
          </table:table-cell>
          <table:table-cell office:value-type="string">
            <text:p>tzcntw</text:p>
          </table:table-cell>
          <table:table-cell/>
          <table:table-cell office:value-type="string">
            <text:p>Count the number of trailing zero bits in r/m16, return result in r16.</text:p>
          </table:table-cell>
          <table:table-cell table:number-columns-repeated="1008"/>
        </table:table-row>
        <table:table-row table:style-name="ro1">
          <table:table-cell office:value-type="string">
            <text:p>F3 0F BC /r</text:p>
          </table:table-cell>
          <table:table-cell office:value-type="string">
            <text:p>TZCNT r32, r/m32</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table:number-columns-repeated="2" office:value-type="string">
            <text:p>V</text:p>
          </table:table-cell>
          <table:table-cell office:value-type="string">
            <text:p>BMI1</text:p>
          </table:table-cell>
          <table:table-cell office:value-type="string">
            <text:p>tzcntl</text:p>
          </table:table-cell>
          <table:table-cell/>
          <table:table-cell office:value-type="string">
            <text:p>Count the number of trailing zero bits in r/m32, return result in r32.</text:p>
          </table:table-cell>
          <table:table-cell table:number-columns-repeated="1008"/>
        </table:table-row>
        <table:table-row table:style-name="ro1">
          <table:table-cell office:value-type="string">
            <text:p>REX.W+ F3 0F BC /r</text:p>
          </table:table-cell>
          <table:table-cell office:value-type="string">
            <text:p>TZCNT r64, r/m64</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tzcntq</text:p>
          </table:table-cell>
          <table:table-cell/>
          <table:table-cell office:value-type="string">
            <text:p>Count the number of trailing zero bits in r/m64, return result in r64.</text:p>
          </table:table-cell>
          <table:table-cell table:number-columns-repeated="1008"/>
        </table:table-row>
        <table:table-row table:style-name="ro1">
          <table:table-cell table:number-columns-repeated="1023"/>
        </table:table-row>
        <table:table-row table:style-name="ro1">
          <table:table-cell table:style-name="ce6" office:value-type="string">
            <text:p>66 0F 2E /r</text:p>
          </table:table-cell>
          <table:table-cell table:style-name="ce6" office:value-type="string">
            <text:p>UCOMISD xmm1, xmm2/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2</text:p>
          </table:table-cell>
          <table:table-cell table:style-name="ce6" office:value-type="string">
            <text:p>ucomisd</text:p>
          </table:table-cell>
          <table:table-cell table:style-name="ce6"/>
          <table:table-cell table:style-name="ce6" office:value-type="string">
            <text:p>Compares (unordered) the low double- precision floating-point values in xmm1 and xmm2/m64 and set the EFLAGS accordingly.</text:p>
          </table:table-cell>
          <table:table-cell table:number-columns-repeated="1008"/>
        </table:table-row>
        <table:table-row table:style-name="ro1">
          <table:table-cell table:style-name="ce6" office:value-type="string">
            <text:p>VEX.LIG.66.0F.WIG 2E /r</text:p>
          </table:table-cell>
          <table:table-cell table:style-name="ce6" office:value-type="string">
            <text:p>VUCOMISD xmm1, xmm2/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ucomisd</text:p>
          </table:table-cell>
          <table:table-cell table:style-name="ce6"/>
          <table:table-cell table:style-name="ce6" office:value-type="string">
            <text:p>Compare low double precision floating-point values in xmm1 and xmm2/mem64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2E /r</text:p>
          </table:table-cell>
          <table:table-cell table:style-name="ce6" office:value-type="string">
            <text:p>UCOMISS xmm1, xmm2/m32</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text:p>
          </table:table-cell>
          <table:table-cell table:style-name="ce6" office:value-type="string">
            <text:p>ucomiss</text:p>
          </table:table-cell>
          <table:table-cell table:style-name="ce6"/>
          <table:table-cell table:style-name="ce6" office:value-type="string">
            <text:p>Compare lower single-precision floating-point value in xmm1 register with lower single- precision floating-point value in xmm2/mem and set the status flags accordingly.</text:p>
          </table:table-cell>
          <table:table-cell table:number-columns-repeated="1008"/>
        </table:table-row>
        <table:table-row table:style-name="ro1">
          <table:table-cell table:style-name="ce6" office:value-type="string">
            <text:p>VEX.LIG.0F.WIG 2E /r</text:p>
          </table:table-cell>
          <table:table-cell table:style-name="ce6" office:value-type="string">
            <text:p>VUCOMISS xmm1, xmm2/m32</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ucomiss</text:p>
          </table:table-cell>
          <table:table-cell table:style-name="ce6"/>
          <table:table-cell table:style-name="ce6" office:value-type="string">
            <text:p>Compare low single precision floating-point values in xmm1 and xmm2/mem32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0B</text:p>
          </table:table-cell>
          <table:table-cell table:style-name="ce6" office:value-type="string">
            <text:p>UD2</text:p>
          </table:table-cell>
          <table:table-cell table:style-name="ce6" office:value-type="string">
            <text:p>NP</text:p>
          </table:table-cell>
          <table:table-cell table:style-name="ce6" table:number-columns-repeated="6"/>
          <table:table-cell table:number-columns-repeated="2" table:style-name="ce6" office:value-type="string">
            <text:p>V</text:p>
          </table:table-cell>
          <table:table-cell table:style-name="ce6"/>
          <table:table-cell table:style-name="ce6" office:value-type="string">
            <text:p>ud2</text:p>
          </table:table-cell>
          <table:table-cell table:style-name="ce6"/>
          <table:table-cell table:style-name="ce6" office:value-type="string">
            <text:p>Raise invalid opcode exception.</text:p>
          </table:table-cell>
          <table:table-cell table:number-columns-repeated="1008"/>
        </table:table-row>
        <table:table-row table:style-name="ro1">
          <table:table-cell table:number-columns-repeated="1023"/>
        </table:table-row>
        <table:table-row table:style-name="ro1">
          <table:table-cell table:style-name="ce6" office:value-type="string">
            <text:p>66 0F 15 /r</text:p>
          </table:table-cell>
          <table:table-cell table:style-name="ce6" office:value-type="string">
            <text:p>UNPCKH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unpckhpd</text:p>
          </table:table-cell>
          <table:table-cell table:style-name="ce6"/>
          <table:table-cell table:style-name="ce6" office:value-type="string">
            <text:p>Unpacks and Interleaves double-precision floating-point values from high quadwords of xmm1 and xmm2/m128.</text:p>
          </table:table-cell>
          <table:table-cell table:number-columns-repeated="1008"/>
        </table:table-row>
        <table:table-row table:style-name="ro1">
          <table:table-cell table:style-name="ce6" office:value-type="string">
            <text:p>VEX.NDS.128.66.0F.WIG 15 /r</text:p>
          </table:table-cell>
          <table:table-cell table:style-name="ce6" office:value-type="string">
            <text:p>VUNPCKH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d</text:p>
          </table:table-cell>
          <table:table-cell table:style-name="ce6"/>
          <table:table-cell table:style-name="ce6" office:value-type="string">
            <text:p>Unpacks and Interleaves double precision floating-point values from high quadwords of xmm2 and xmm3/m128.</text:p>
          </table:table-cell>
          <table:table-cell table:number-columns-repeated="1008"/>
        </table:table-row>
        <table:table-row table:style-name="ro1">
          <table:table-cell table:style-name="ce6" office:value-type="string">
            <text:p>VEX.NDS.256.66.0F.WIG 15 /r</text:p>
          </table:table-cell>
          <table:table-cell table:style-name="ce6" office:value-type="string">
            <text:p>VUNPCKH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d</text:p>
          </table:table-cell>
          <table:table-cell table:style-name="ce6"/>
          <table:table-cell table:style-name="ce6" office:value-type="string">
            <text:p>Unpacks and Interleaves double precision floating-point values from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0F 15 /r</text:p>
          </table:table-cell>
          <table:table-cell table:style-name="ce6" office:value-type="string">
            <text:p>UNPCKH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unpckhps</text:p>
          </table:table-cell>
          <table:table-cell table:style-name="ce6"/>
          <table:table-cell table:style-name="ce6" office:value-type="string">
            <text:p>Unpacks and Interleaves single-precision floating-point values from high quadwords of xmm1 and xmm2/mem into xmm1.</text:p>
          </table:table-cell>
          <table:table-cell table:number-columns-repeated="1008"/>
        </table:table-row>
        <table:table-row table:style-name="ro1">
          <table:table-cell table:style-name="ce6" office:value-type="string">
            <text:p>VEX.NDS.128.0F.WIG 15 /r</text:p>
          </table:table-cell>
          <table:table-cell table:style-name="ce6" office:value-type="string">
            <text:p>VUNPCKH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s</text:p>
          </table:table-cell>
          <table:table-cell table:style-name="ce6"/>
          <table:table-cell table:style-name="ce6" office:value-type="string">
            <text:p>Unpacks and Interleaves single-precision floating-point values from high quadwords of xmm2 and xmm3/m128.</text:p>
          </table:table-cell>
          <table:table-cell table:number-columns-repeated="1008"/>
        </table:table-row>
        <table:table-row table:style-name="ro1">
          <table:table-cell table:style-name="ce6" office:value-type="string">
            <text:p>VEX.NDS.256.0F.WIG 15 /r</text:p>
          </table:table-cell>
          <table:table-cell table:style-name="ce6" office:value-type="string">
            <text:p>VUNPCKHPS ymm1, ymm2,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s</text:p>
          </table:table-cell>
          <table:table-cell table:style-name="ce6"/>
          <table:table-cell table:style-name="ce6" office:value-type="string">
            <text:p>Unpacks and Interleaves single-precision floating-point values from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66 0F 14 /r</text:p>
          </table:table-cell>
          <table:table-cell table:style-name="ce6" office:value-type="string">
            <text:p>UNPCKL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unpcklpd</text:p>
          </table:table-cell>
          <table:table-cell table:style-name="ce6"/>
          <table:table-cell table:style-name="ce6" office:value-type="string">
            <text:p>Unpacks and Interleaves double-precision floating-point values from low quadwords of xmm1 and xmm2/m128.</text:p>
          </table:table-cell>
          <table:table-cell table:number-columns-repeated="1008"/>
        </table:table-row>
        <table:table-row table:style-name="ro1">
          <table:table-cell table:style-name="ce6" office:value-type="string">
            <text:p>VEX.NDS.128.66.0F.WIG 14 /r</text:p>
          </table:table-cell>
          <table:table-cell table:style-name="ce6" office:value-type="string">
            <text:p>VUNPCKL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d</text:p>
          </table:table-cell>
          <table:table-cell table:style-name="ce6"/>
          <table:table-cell table:style-name="ce6" office:value-type="string">
            <text:p>Unpacks and Interleaves double precision floating-point values low high quadwords of xmm2 and xmm3/m128.</text:p>
          </table:table-cell>
          <table:table-cell table:number-columns-repeated="1008"/>
        </table:table-row>
        <table:table-row table:style-name="ro1">
          <table:table-cell table:style-name="ce6" office:value-type="string">
            <text:p>VEX.NDS.256.66.0F.WIG 14 /r</text:p>
          </table:table-cell>
          <table:table-cell table:style-name="ce6" office:value-type="string">
            <text:p>VUNPCKL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d</text:p>
          </table:table-cell>
          <table:table-cell table:style-name="ce6"/>
          <table:table-cell table:style-name="ce6" office:value-type="string">
            <text:p>Unpacks and Interleaves double precision floating-point values low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0F 14 /r</text:p>
          </table:table-cell>
          <table:table-cell table:style-name="ce6" office:value-type="string">
            <text:p>UNPCKL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unpcklps</text:p>
          </table:table-cell>
          <table:table-cell table:style-name="ce6"/>
          <table:table-cell table:style-name="ce6" office:value-type="string">
            <text:p>Unpacks and Interleaves single-precision floating-point values from low quadwords of xmm1 and xmm2/mem into xmm1.</text:p>
          </table:table-cell>
          <table:table-cell table:number-columns-repeated="1008"/>
        </table:table-row>
        <table:table-row table:style-name="ro1">
          <table:table-cell table:style-name="ce6" office:value-type="string">
            <text:p>VEX.NDS.128.0F.WIG 14 /r</text:p>
          </table:table-cell>
          <table:table-cell table:style-name="ce6" office:value-type="string">
            <text:p>VUNPCKL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s</text:p>
          </table:table-cell>
          <table:table-cell table:style-name="ce6"/>
          <table:table-cell table:style-name="ce6" office:value-type="string">
            <text:p>Unpacks and Interleaves single-precision floating-point values from low quadwords of xmm2 and xmm3/m128.</text:p>
          </table:table-cell>
          <table:table-cell table:number-columns-repeated="1008"/>
        </table:table-row>
        <table:table-row table:style-name="ro1">
          <table:table-cell table:style-name="ce6" office:value-type="string">
            <text:p>VEX.NDS.256.0F.WIG 14 /r</text:p>
          </table:table-cell>
          <table:table-cell table:style-name="ce6" office:value-type="string">
            <text:p>VUNPCKLPS ymm1, ymm2,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s</text:p>
          </table:table-cell>
          <table:table-cell table:style-name="ce6"/>
          <table:table-cell table:style-name="ce6" office:value-type="string">
            <text:p>Unpacks and Interleaves single-precision floating-point values from low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VEX.128.66.0F38.W0 18 /r</text:p>
          </table:table-cell>
          <table:table-cell table:style-name="ce6" office:value-type="string">
            <text:p>VBROADCASTSS xmm1, m32</text:p>
          </table:table-cell>
          <table:table-cell table:style-name="ce6" office:value-type="string">
            <text:p>RM</text:p>
          </table:table-cell>
          <table:table-cell table:style-name="ce6" office:value-type="string">
            <text:p>Z, R</text:p>
          </table:table-cell>
          <table:table-cell table:style-name="ce6" table:number-columns-repeated="5"/>
          <table:table-cell table:style-name="ce6" office:value-type="string">
            <text:p>I</text:p>
          </table:table-cell>
          <table:table-cell table:style-name="ce6" office:value-type="string">
            <text:p>V</text:p>
          </table:table-cell>
          <table:table-cell table:style-name="ce6" office:value-type="string">
            <text:p>AVX</text:p>
          </table:table-cell>
          <table:table-cell table:style-name="ce6" office:value-type="string">
            <text:p>vbroadcastss</text:p>
          </table:table-cell>
          <table:table-cell table:style-name="ce6"/>
          <table:table-cell table:style-name="ce6" office:value-type="string">
            <text:p>Broadcast single-precision floating-point element in mem to four locations in xmm1.</text:p>
          </table:table-cell>
          <table:table-cell table:number-columns-repeated="1008"/>
        </table:table-row>
        <table:table-row table:style-name="ro1">
          <table:table-cell table:style-name="ce6" office:value-type="string">
            <text:p>VEX.256.66.0F38.W0 18 /r</text:p>
          </table:table-cell>
          <table:table-cell table:style-name="ce6" office:value-type="string">
            <text:p>VBROADCASTSS ymm1, 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ss</text:p>
          </table:table-cell>
          <table:table-cell table:style-name="ce6"/>
          <table:table-cell table:style-name="ce6" office:value-type="string">
            <text:p>Broadcast single-precision floating-point element in mem to eight locations in ymm1.</text:p>
          </table:table-cell>
          <table:table-cell table:number-columns-repeated="1008"/>
        </table:table-row>
        <table:table-row table:style-name="ro1">
          <table:table-cell table:style-name="ce6" office:value-type="string">
            <text:p>VEX.256.66.0F38.W0 19 /r</text:p>
          </table:table-cell>
          <table:table-cell table:style-name="ce6" office:value-type="string">
            <text:p>VBROADCASTSD ymm1, 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sd</text:p>
          </table:table-cell>
          <table:table-cell table:style-name="ce6"/>
          <table:table-cell table:style-name="ce6" office:value-type="string">
            <text:p>Broadcast double-precision floating-point element in mem to four locations in ymm1.</text:p>
          </table:table-cell>
          <table:table-cell table:number-columns-repeated="1008"/>
        </table:table-row>
        <table:table-row table:style-name="ro1">
          <table:table-cell table:style-name="ce6" office:value-type="string">
            <text:p>VEX.256.66.0F38.W0 1A /r</text:p>
          </table:table-cell>
          <table:table-cell table:style-name="ce6" office:value-type="string">
            <text:p>VBROADCASTF128 ymm1, 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f128</text:p>
          </table:table-cell>
          <table:table-cell table:style-name="ce6"/>
          <table:table-cell table:style-name="ce6" office:value-type="string">
            <text:p>Broadcast 128 bits of floating-point data in mem to low and high 128-bits in ymm1.</text:p>
          </table:table-cell>
          <table:table-cell table:number-columns-repeated="1008"/>
        </table:table-row>
        <table:table-row table:style-name="ro1">
          <table:table-cell table:style-name="ce11" office:value-type="string">
            <text:p>VEX.128.66.0F38.W0 18 /r</text:p>
          </table:table-cell>
          <table:table-cell table:style-name="ce11" office:value-type="string">
            <text:p>VBROADCASTSS xmm1, xmm2</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s</text:p>
          </table:table-cell>
          <table:table-cell table:style-name="ce6"/>
          <table:table-cell table:style-name="ce11" office:value-type="string">
            <text:p>Broadcast the low single-precision floating- point element in the source operand to four locations in xmm1.</text:p>
          </table:table-cell>
          <table:table-cell table:number-columns-repeated="1008"/>
        </table:table-row>
        <table:table-row table:style-name="ro1">
          <table:table-cell table:style-name="ce11" office:value-type="string">
            <text:p>VEX.256.66.0F38.W0 18 /r</text:p>
          </table:table-cell>
          <table:table-cell table:style-name="ce11" office:value-type="string">
            <text:p>VBROADCASTSS ymm1, xmm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s</text:p>
          </table:table-cell>
          <table:table-cell table:style-name="ce6"/>
          <table:table-cell table:style-name="ce11" office:value-type="string">
            <text:p>Broadcast low single-precision floating-point element in the source operand to eight locations in ymm1.</text:p>
          </table:table-cell>
          <table:table-cell table:number-columns-repeated="1008"/>
        </table:table-row>
        <table:table-row table:style-name="ro1">
          <table:table-cell table:style-name="ce11" office:value-type="string">
            <text:p>VEX.256.66.0F38.W0 19 /r</text:p>
          </table:table-cell>
          <table:table-cell table:style-name="ce11" office:value-type="string">
            <text:p>VBROADCASTSD ymm1, xmm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d</text:p>
          </table:table-cell>
          <table:table-cell table:style-name="ce6"/>
          <table:table-cell table:style-name="ce11" office:value-type="string">
            <text:p>Broadcast low double-precision floating-point element in the source operand to four locations in ymm1.</text:p>
          </table:table-cell>
          <table:table-cell table:number-columns-repeated="1008"/>
        </table:table-row>
        <table:table-row table:style-name="ro1">
          <table:table-cell table:number-columns-repeated="1023"/>
        </table:table-row>
        <table:table-row table:style-name="ro1">
          <table:table-cell table:style-name="ce6" office:value-type="string">
            <text:p>VEX.256.66.0F38.W0 13 /r</text:p>
          </table:table-cell>
          <table:table-cell table:style-name="ce6" office:value-type="string">
            <text:p>VCVTPH2PS y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h2ps</text:p>
          </table:table-cell>
          <table:table-cell table:style-name="ce6"/>
          <table:table-cell table:style-name="ce6" office:value-type="string">
            <text:p>Convert eight packed half precision (16-bit) floating-point values in xmm2/m128 to packed single-precision floating-point value in ymm1.</text:p>
          </table:table-cell>
          <table:table-cell table:number-columns-repeated="1008"/>
        </table:table-row>
        <table:table-row table:style-name="ro1">
          <table:table-cell table:style-name="ce6" office:value-type="string">
            <text:p>VEX.128.66.0F38.W0 13 /r</text:p>
          </table:table-cell>
          <table:table-cell table:style-name="ce6" office:value-type="string">
            <text:p>VCVTPH2PS xmm1, xmm2/m64</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h2ps</text:p>
          </table:table-cell>
          <table:table-cell table:style-name="ce6"/>
          <table:table-cell table:style-name="ce6" office:value-type="string">
            <text:p>Convert four packed half precision (16-bit) floating-point values in xmm2/m64 to packed sing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1D /r ib</text:p>
          </table:table-cell>
          <table:table-cell table:style-name="ce6" office:value-type="string">
            <text:p>VCVTPS2PH xmm1/m128, ymm2, imm8</text:p>
          </table:table-cell>
          <table:table-cell table:style-name="ce6" office:value-type="string">
            <text:p>MR</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s2ph</text:p>
          </table:table-cell>
          <table:table-cell table:style-name="ce6"/>
          <table:table-cell table:style-name="ce6" office:value-type="string">
            <text:p>Convert eight packed single-precision floating-point value in ymm2 to packed half-precision (16-bit) floating-point value in xmm1/mem. Imm8 provides rounding controls.</text:p>
          </table:table-cell>
          <table:table-cell table:number-columns-repeated="1008"/>
        </table:table-row>
        <table:table-row table:style-name="ro1">
          <table:table-cell table:style-name="ce6" office:value-type="string">
            <text:p>VEX.128.66.0F3A.W0 1D /r ib</text:p>
          </table:table-cell>
          <table:table-cell table:style-name="ce6" office:value-type="string">
            <text:p>VCVTPS2PH xmm1/m64, xmm2, imm8</text:p>
          </table:table-cell>
          <table:table-cell table:style-name="ce6" office:value-type="string">
            <text:p>MR</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s2ph</text:p>
          </table:table-cell>
          <table:table-cell table:style-name="ce6"/>
          <table:table-cell table:style-name="ce6" office:value-type="string">
            <text:p>Convert four packed single-precision float- ing-point value in xmm2 to packed half- precision (16-bit) floating-point value in xmm1/mem. Imm8 provides rounding con- trols.</text:p>
          </table:table-cell>
          <table:table-cell table:number-columns-repeated="1008"/>
        </table:table-row>
        <table:table-row table:style-name="ro1">
          <table:table-cell table:number-columns-repeated="2"/>
          <table:table-cell table:style-name="ce15"/>
          <table:table-cell table:number-columns-repeated="1020"/>
        </table:table-row>
        <table:table-row table:style-name="ro1">
          <table:table-cell table:style-name="ce6" office:value-type="string">
            <text:p>0F 00 /4</text:p>
          </table:table-cell>
          <table:table-cell table:style-name="ce6" office:value-type="string">
            <text:p>VERR r/m16</text:p>
          </table:table-cell>
          <table:table-cell table:style-name="ce6" office:value-type="string">
            <text:p>M</text:p>
          </table:table-cell>
          <table:table-cell table:style-name="ce6" office:value-type="string">
            <text:p>R</text:p>
          </table:table-cell>
          <table:table-cell table:style-name="ce6"/>
          <table:table-cell table:style-name="ce6" office:value-type="string">
            <text:p>E.ZF</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table:table-cell table:style-name="ce6" office:value-type="string">
            <text:p>verr</text:p>
          </table:table-cell>
          <table:table-cell table:style-name="ce6"/>
          <table:table-cell table:style-name="ce6" office:value-type="string">
            <text:p>Set ZF=1 if segment specified with r/m16 can be read.</text:p>
          </table:table-cell>
          <table:table-cell table:number-columns-repeated="1008"/>
        </table:table-row>
        <table:table-row table:style-name="ro1">
          <table:table-cell table:style-name="ce6" office:value-type="string">
            <text:p>0F 00 /5</text:p>
          </table:table-cell>
          <table:table-cell table:style-name="ce6" office:value-type="string">
            <text:p>VERW r/m16</text:p>
          </table:table-cell>
          <table:table-cell table:style-name="ce6" office:value-type="string">
            <text:p>M</text:p>
          </table:table-cell>
          <table:table-cell table:style-name="ce6" office:value-type="string">
            <text:p>R</text:p>
          </table:table-cell>
          <table:table-cell table:style-name="ce6"/>
          <table:table-cell table:style-name="ce6" office:value-type="string">
            <text:p>E.ZF</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table:table-cell table:style-name="ce6" office:value-type="string">
            <text:p>verw</text:p>
          </table:table-cell>
          <table:table-cell table:style-name="ce6"/>
          <table:table-cell table:style-name="ce6" office:value-type="string">
            <text:p>Set ZF=1 if segment specified with r/m16 can be written.</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19 /r ib</text:p>
          </table:table-cell>
          <table:table-cell table:style-name="ce6" office:value-type="string">
            <text:p>VEXTRACTF128 xmm1/m128, ymm2, imm8</text:p>
          </table:table-cell>
          <table:table-cell table:style-name="ce6" office:value-type="string">
            <text:p>MR</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extractf128</text:p>
          </table:table-cell>
          <table:table-cell table:style-name="ce6"/>
          <table:table-cell table:style-name="ce6" office:value-type="string">
            <text:p>Extract 128 bits of packed floating-point values from ymm2 and store results in xmm1/mem.</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39 /r ib</text:p>
          </table:table-cell>
          <table:table-cell table:style-name="ce6" office:value-type="string">
            <text:p>VEXTRACTI128 xmm1/m128, ymm2,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extracti128</text:p>
          </table:table-cell>
          <table:table-cell table:style-name="ce6"/>
          <table:table-cell table:style-name="ce6" office:value-type="string">
            <text:p>Extract 128 bits of integer data from ymm2 and store results in xmm1/mem.</text:p>
          </table:table-cell>
          <table:table-cell table:number-columns-repeated="1008"/>
        </table:table-row>
        <table:table-row table:style-name="ro1">
          <table:table-cell table:number-columns-repeated="1023"/>
        </table:table-row>
        <table:table-row table:style-name="ro1">
          <table:table-cell office:value-type="string">
            <text:p>VEX.DDS.128.66.0F38.W1 98 /r</text:p>
          </table:table-cell>
          <table:table-cell office:value-type="string">
            <text:p>VFM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pd</text:p>
          </table:table-cell>
          <table:table-cell/>
          <table:table-cell office:value-type="string">
            <text:p>Multiply packed double-precision floating-point values from xmm0 and xmm2/mem, add to xmm1 and put result in xmm0.</text:p>
          </table:table-cell>
          <table:table-cell table:number-columns-repeated="1008"/>
        </table:table-row>
        <table:table-row table:style-name="ro6">
          <table:table-cell office:value-type="string">
            <text:p>VEX.DDS.128.66.0F38.W1 A8 /r</text:p>
          </table:table-cell>
          <table:table-cell office:value-type="string">
            <text:p>VFM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pd</text:p>
          </table:table-cell>
          <table:table-cell/>
          <table:table-cell table:style-name="Default" office:value-type="string">
            <text:p>Multiply packed double-precision floating-point values from xmm0 and xmm1, add to xmm2/mem and put result in xmm0.</text:p>
          </table:table-cell>
          <table:table-cell table:number-columns-repeated="1008"/>
        </table:table-row>
        <table:table-row table:style-name="ro6">
          <table:table-cell office:value-type="string">
            <text:p>VEX.DDS.128.66.0F38.W1 B8 /r</text:p>
          </table:table-cell>
          <table:table-cell office:value-type="string">
            <text:p>VFM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pd</text:p>
          </table:table-cell>
          <table:table-cell/>
          <table:table-cell table:style-name="Default" office:value-type="string">
            <text:p>Multiply packed double-precision floating-point values from xmm1 and xmm2/mem, add to xmm0 and put result in xmm0.</text:p>
          </table:table-cell>
          <table:table-cell table:number-columns-repeated="1008"/>
        </table:table-row>
        <table:table-row table:style-name="ro1">
          <table:table-cell office:value-type="string">
            <text:p>VEX.DDS.256.66.0F38.W1 98 /r</text:p>
          </table:table-cell>
          <table:table-cell office:value-type="string">
            <text:p>VFM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132pd</text:p>
          </table:table-cell>
          <table:table-cell/>
          <table:table-cell table:style-name="Default" office:value-type="string">
            <text:p>Multiply packed double-precision floating-point values from ymm0 and ymm2/mem, add to ymm1 and put result in ymm0.</text:p>
          </table:table-cell>
          <table:table-cell table:number-columns-repeated="1008"/>
        </table:table-row>
        <table:table-row table:style-name="ro1">
          <table:table-cell office:value-type="string">
            <text:p>VEX.DDS.256.66.0F38.W1 A8 /r</text:p>
          </table:table-cell>
          <table:table-cell office:value-type="string">
            <text:p>VFM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13pd</text:p>
          </table:table-cell>
          <table:table-cell/>
          <table:table-cell table:style-name="Default" office:value-type="string">
            <text:p>Multiply packed double-precision floating-point values from ymm0 and ymm1, add to ymm2/mem and put result in ymm0.</text:p>
          </table:table-cell>
          <table:table-cell table:number-columns-repeated="1008"/>
        </table:table-row>
        <table:table-row table:style-name="ro1">
          <table:table-cell office:value-type="string">
            <text:p>VEX.DDS.256.66.0F38.W1 B8 /r </text:p>
          </table:table-cell>
          <table:table-cell office:value-type="string">
            <text:p>VFM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31pd</text:p>
          </table:table-cell>
          <table:table-cell/>
          <table:table-cell table:style-name="Default" office:value-type="string">
            <text:p>Multiply packed double-precision floating-point values from ymm1 and ymm2/mem,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8 /r </text:p>
          </table:table-cell>
          <table:table-cell office:value-type="string">
            <text:p>VFM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ps</text:p>
          </table:table-cell>
          <table:table-cell/>
          <table:table-cell table:style-name="Default" office:value-type="string">
            <text:p>Multiply packed single-precision floating-point values from xmm0 and xmm2/mem, add to xmm1 and put result in xmm0</text:p>
          </table:table-cell>
          <table:table-cell table:number-columns-repeated="1008"/>
        </table:table-row>
        <table:table-row table:style-name="ro6">
          <table:table-cell office:value-type="string">
            <text:p>VEX.DDS.128.66.0F38.W0 A8 /r</text:p>
          </table:table-cell>
          <table:table-cell office:value-type="string">
            <text:p>VFM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ps</text:p>
          </table:table-cell>
          <table:table-cell/>
          <table:table-cell table:style-name="Default" office:value-type="string">
            <text:p>Multiply packed single-precision floating-point values from xmm0 and xmm1, add to xmm2/mem and put result in xmm0.</text:p>
          </table:table-cell>
          <table:table-cell table:number-columns-repeated="1008"/>
        </table:table-row>
        <table:table-row table:style-name="ro6">
          <table:table-cell office:value-type="string">
            <text:p>VEX.DDS.128.66.0F38.W0 B8 /r</text:p>
          </table:table-cell>
          <table:table-cell office:value-type="string">
            <text:p>VFM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ps</text:p>
          </table:table-cell>
          <table:table-cell/>
          <table:table-cell table:style-name="Default" office:value-type="string">
            <text:p>Multiply packed single-precision floating-point values from xmm1 and xmm2/mem, add to xmm0 and put result in xmm0.</text:p>
          </table:table-cell>
          <table:table-cell table:number-columns-repeated="1008"/>
        </table:table-row>
        <table:table-row table:style-name="ro1">
          <table:table-cell office:value-type="string">
            <text:p>VEX.DDS.256.66.0F38.W0 98 /r</text:p>
          </table:table-cell>
          <table:table-cell office:value-type="string">
            <text:p>VFM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132ps</text:p>
          </table:table-cell>
          <table:table-cell/>
          <table:table-cell table:style-name="Default" office:value-type="string">
            <text:p>Multiply packed single-precision floating-point values from ymm0 and ymm2/mem, add to ymm1 and put result in ymm0.</text:p>
          </table:table-cell>
          <table:table-cell table:number-columns-repeated="1008"/>
        </table:table-row>
        <table:table-row table:style-name="ro1">
          <table:table-cell office:value-type="string">
            <text:p>VEX.DDS.256.66.0F38.W0 A8 /r </text:p>
          </table:table-cell>
          <table:table-cell office:value-type="string">
            <text:p>VFM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13ps</text:p>
          </table:table-cell>
          <table:table-cell/>
          <table:table-cell table:style-name="Default" office:value-type="string">
            <text:p>Multiply packed single-precision floating-point values from ymm0 and ymm1, add to ymm2/mem and put result in ymm0.</text:p>
          </table:table-cell>
          <table:table-cell table:number-columns-repeated="1008"/>
        </table:table-row>
        <table:table-row table:style-name="ro1">
          <table:table-cell office:value-type="string">
            <text:p>VEX.DDS.256.66.0F38.W0 B8 /r</text:p>
          </table:table-cell>
          <table:table-cell office:value-type="string">
            <text:p>VFM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31ps</text:p>
          </table:table-cell>
          <table:table-cell/>
          <table:table-cell table:style-name="Default" office:value-type="string">
            <text:p>Multiply packed single-precision floating-point values from ymm1 and ymm2/mem,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1 99 /r</text:p>
          </table:table-cell>
          <table:table-cell office:value-type="string">
            <text:p>VFMADD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sd</text:p>
          </table:table-cell>
          <table:table-cell/>
          <table:table-cell table:style-name="Default" office:value-type="string">
            <text:p>Multiply scalar double-precision floating-point value from xmm0 and xmm2/mem, add to xmm1 and put result in xmm0</text:p>
          </table:table-cell>
          <table:table-cell table:number-columns-repeated="1008"/>
        </table:table-row>
        <table:table-row table:style-name="ro6">
          <table:table-cell office:value-type="string">
            <text:p>VEX.DDS.LIG.128.66.0F38.W1 A9 /r</text:p>
          </table:table-cell>
          <table:table-cell office:value-type="string">
            <text:p>VFMADD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sd</text:p>
          </table:table-cell>
          <table:table-cell/>
          <table:table-cell table:style-name="Default" office:value-type="string">
            <text:p>Multiply scalar double-precision floating-point value from xmm0 and xmm1, add to xmm2/mem and put result in xmm0.</text:p>
          </table:table-cell>
          <table:table-cell table:number-columns-repeated="1008"/>
        </table:table-row>
        <table:table-row table:style-name="ro6">
          <table:table-cell office:value-type="string">
            <text:p>VEX.DDS.LIG.128.66.0F38.W1 B9 /r</text:p>
          </table:table-cell>
          <table:table-cell office:value-type="string">
            <text:p>VFMADD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sd</text:p>
          </table:table-cell>
          <table:table-cell/>
          <table:table-cell table:style-name="Default" office:value-type="string">
            <text:p>Multiply scalar double-precision floating-point value from xmm1 and xmm2/mem,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0 99 /r</text:p>
          </table:table-cell>
          <table:table-cell office:value-type="string">
            <text:p>VFMADD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ss</text:p>
          </table:table-cell>
          <table:table-cell/>
          <table:table-cell table:style-name="Default" office:value-type="string">
            <text:p>Multiply scalar single-precision floating-point value from xmm0 and xmm2/mem, add to xmm1 and put result in xmm0</text:p>
          </table:table-cell>
          <table:table-cell table:number-columns-repeated="1008"/>
        </table:table-row>
        <table:table-row table:style-name="ro6">
          <table:table-cell office:value-type="string">
            <text:p>VEX.DDS.LIG.128.66.0F38.W0 A9 /r</text:p>
          </table:table-cell>
          <table:table-cell office:value-type="string">
            <text:p>VFMADD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ss</text:p>
          </table:table-cell>
          <table:table-cell/>
          <table:table-cell table:style-name="Default" office:value-type="string">
            <text:p>Multiply scalar single-precision floating-point value from xmm0 and xmm1, add to xmm2/mem and put result in xmm0.</text:p>
          </table:table-cell>
          <table:table-cell table:number-columns-repeated="1008"/>
        </table:table-row>
        <table:table-row table:style-name="ro6">
          <table:table-cell office:value-type="string">
            <text:p>VEX.DDS.LIG.128.66.0F38.W0 B9 /r</text:p>
          </table:table-cell>
          <table:table-cell office:value-type="string">
            <text:p>VFMADD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ss</text:p>
          </table:table-cell>
          <table:table-cell/>
          <table:table-cell table:style-name="Default" office:value-type="string">
            <text:p>Multiply scalar single-precision floating-point value from xmm1 and xmm2/mem,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6 /r</text:p>
          </table:table-cell>
          <table:table-cell office:value-type="string">
            <text:p>VFMADD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d</text:p>
          </table:table-cell>
          <table:table-cell/>
          <table:table-cell table:style-name="Default" office:value-type="string">
            <text:p>Multiply packed double-precision floating-point values from xmm0 and xmm2/mem, add/subtract elements in xmm1 and put result in xmm0.</text:p>
          </table:table-cell>
          <table:table-cell table:number-columns-repeated="1008"/>
        </table:table-row>
        <table:table-row table:style-name="ro6">
          <table:table-cell office:value-type="string">
            <text:p>VEX.DDS.128.66.0F38.W1 A6 /r</text:p>
          </table:table-cell>
          <table:table-cell office:value-type="string">
            <text:p>VFMADD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d</text:p>
          </table:table-cell>
          <table:table-cell/>
          <table:table-cell table:style-name="Default" office:value-type="string">
            <text:p>Multiply packed double-precision floating-point values from xmm0 and xmm1, add/subtract elements in xmm2/mem and put result in xmm0.</text:p>
          </table:table-cell>
          <table:table-cell table:number-columns-repeated="1008"/>
        </table:table-row>
        <table:table-row table:style-name="ro6">
          <table:table-cell office:value-type="string">
            <text:p>VEX.DDS.128.66.0F38.W1 B6 /r</text:p>
          </table:table-cell>
          <table:table-cell office:value-type="string">
            <text:p>VFMADD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d</text:p>
          </table:table-cell>
          <table:table-cell/>
          <table:table-cell table:style-name="Default" office:value-type="string">
            <text:p>Multiply packed double-precision floating-point values from xmm1 and xmm2/mem, add/subtract elements in xmm0 and put result in xmm0.</text:p>
          </table:table-cell>
          <table:table-cell table:number-columns-repeated="1008"/>
        </table:table-row>
        <table:table-row table:style-name="ro1">
          <table:table-cell office:value-type="string">
            <text:p>VEX.DDS.256.66.0F38.W1 96 /r</text:p>
          </table:table-cell>
          <table:table-cell office:value-type="string">
            <text:p>VFMADD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d</text:p>
          </table:table-cell>
          <table:table-cell/>
          <table:table-cell table:style-name="Default" office:value-type="string">
            <text:p>Multiply packed double-precision floating-point values from ymm0 and ymm2/mem, add/subtract elements in ymm1 and put result in ymm0.</text:p>
          </table:table-cell>
          <table:table-cell table:number-columns-repeated="1008"/>
        </table:table-row>
        <table:table-row table:style-name="ro1">
          <table:table-cell office:value-type="string">
            <text:p>VEX.DDS.256.66.0F38.W1 A6 /r</text:p>
          </table:table-cell>
          <table:table-cell office:value-type="string">
            <text:p>VFMADD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d</text:p>
          </table:table-cell>
          <table:table-cell/>
          <table:table-cell table:style-name="Default" office:value-type="string">
            <text:p>Multiply packed double-precision floating-point values from ymm0 and ymm1, add/subtract elements in ymm2/mem and put result in ymm0.</text:p>
          </table:table-cell>
          <table:table-cell table:number-columns-repeated="1008"/>
        </table:table-row>
        <table:table-row table:style-name="ro1">
          <table:table-cell office:value-type="string">
            <text:p>VEX.DDS.256.66.0F38.W1 B6 /r</text:p>
          </table:table-cell>
          <table:table-cell office:value-type="string">
            <text:p>VFMADD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d</text:p>
          </table:table-cell>
          <table:table-cell/>
          <table:table-cell table:style-name="Default" office:value-type="string">
            <text:p>Multiply packed double-precision floating-point values from ymm1 and ymm2/mem, add/subtract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6 /r</text:p>
          </table:table-cell>
          <table:table-cell office:value-type="string">
            <text:p>VFMADD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s</text:p>
          </table:table-cell>
          <table:table-cell/>
          <table:table-cell table:style-name="Default" office:value-type="string">
            <text:p>Multiply packed single-precision floating-point values from xmm0 and xmm2/mem, add/subtract elements in xmm1 and put result in xmm0.</text:p>
          </table:table-cell>
          <table:table-cell table:number-columns-repeated="1008"/>
        </table:table-row>
        <table:table-row table:style-name="ro6">
          <table:table-cell office:value-type="string">
            <text:p>VEX.DDS.128.66.0F38.W0 A6 /r</text:p>
          </table:table-cell>
          <table:table-cell office:value-type="string">
            <text:p>VFMADD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s</text:p>
          </table:table-cell>
          <table:table-cell/>
          <table:table-cell table:style-name="Default" office:value-type="string">
            <text:p>Multiply packed single-precision floating-point values from xmm0 and xmm1, add/subtract elements in xmm2/mem and put result in xmm0.</text:p>
          </table:table-cell>
          <table:table-cell table:number-columns-repeated="1008"/>
        </table:table-row>
        <table:table-row table:style-name="ro6">
          <table:table-cell office:value-type="string">
            <text:p>VEX.DDS.128.66.0F38.W0 B6 /r</text:p>
          </table:table-cell>
          <table:table-cell office:value-type="string">
            <text:p>VFMADD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s</text:p>
          </table:table-cell>
          <table:table-cell/>
          <table:table-cell table:style-name="Default" office:value-type="string">
            <text:p>Multiply packed single-precision floating-point values from xmm1 and xmm2/mem, add/subtract elements in xmm0 and put result in xmm0.</text:p>
          </table:table-cell>
          <table:table-cell table:number-columns-repeated="1008"/>
        </table:table-row>
        <table:table-row table:style-name="ro1">
          <table:table-cell office:value-type="string">
            <text:p>VEX.DDS.256.66.0F38.W0 96 /r</text:p>
          </table:table-cell>
          <table:table-cell office:value-type="string">
            <text:p>VFMADD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s</text:p>
          </table:table-cell>
          <table:table-cell/>
          <table:table-cell table:style-name="Default" office:value-type="string">
            <text:p>Multiply packed single-precision floating-point values from ymm0 and ymm2/mem, add/subtract elements in ymm1 and put result in ymm0.</text:p>
          </table:table-cell>
          <table:table-cell table:number-columns-repeated="1008"/>
        </table:table-row>
        <table:table-row table:style-name="ro1">
          <table:table-cell office:value-type="string">
            <text:p>VEX.DDS.256.66.0F38.W0 A6 /r</text:p>
          </table:table-cell>
          <table:table-cell office:value-type="string">
            <text:p>VFMADD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s</text:p>
          </table:table-cell>
          <table:table-cell/>
          <table:table-cell table:style-name="Default" office:value-type="string">
            <text:p>Multiply packed single-precision floating-point values from ymm0 and ymm1, add/subtract elements in ymm2/mem and put result in ymm0.</text:p>
          </table:table-cell>
          <table:table-cell table:number-columns-repeated="1008"/>
        </table:table-row>
        <table:table-row table:style-name="ro1">
          <table:table-cell office:value-type="string">
            <text:p>VEX.DDS.256.66.0F38.W0 B6 /r</text:p>
          </table:table-cell>
          <table:table-cell office:value-type="string">
            <text:p>VFMADD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s</text:p>
          </table:table-cell>
          <table:table-cell/>
          <table:table-cell table:style-name="Default" office:value-type="string">
            <text:p>Multiply packed single-precision floating-point values from ymm1 and ymm2/mem, add/subtract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7 /r </text:p>
          </table:table-cell>
          <table:table-cell office:value-type="string">
            <text:p>VFMSUB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d</text:p>
          </table:table-cell>
          <table:table-cell/>
          <table:table-cell table:style-name="Default" office:value-type="string">
            <text:p>Multiply packed double-precision floating-point values from xmm0 and xmm2/mem, subtract/add elements in xmm1 and put result in xmm0.</text:p>
          </table:table-cell>
          <table:table-cell table:number-columns-repeated="1008"/>
        </table:table-row>
        <table:table-row table:style-name="ro6">
          <table:table-cell office:value-type="string">
            <text:p>VEX.DDS.128.66.0F38.W1 A7 /r</text:p>
          </table:table-cell>
          <table:table-cell office:value-type="string">
            <text:p>VFMSUB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d</text:p>
          </table:table-cell>
          <table:table-cell/>
          <table:table-cell table:style-name="Default" office:value-type="string">
            <text:p>Multiply packed double-precision floating-point values from xmm0 and xmm1, subtract/add elements in xmm2/mem and put result in xmm0.</text:p>
          </table:table-cell>
          <table:table-cell table:number-columns-repeated="1008"/>
        </table:table-row>
        <table:table-row table:style-name="ro6">
          <table:table-cell office:value-type="string">
            <text:p>VEX.DDS.128.66.0F38.W1 B7 /r</text:p>
          </table:table-cell>
          <table:table-cell office:value-type="string">
            <text:p>VFMSUB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d</text:p>
          </table:table-cell>
          <table:table-cell/>
          <table:table-cell table:style-name="Default" office:value-type="string">
            <text:p>Multiply packed double-precision floating-point values from xmm1 and xmm2/mem, subtract/add elements in xmm0 and put result in xmm0.</text:p>
          </table:table-cell>
          <table:table-cell table:number-columns-repeated="1008"/>
        </table:table-row>
        <table:table-row table:style-name="ro1">
          <table:table-cell office:value-type="string">
            <text:p>VEX.DDS.256.66.0F38.W1 97 /r</text:p>
          </table:table-cell>
          <table:table-cell office:value-type="string">
            <text:p>VFMSUB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d</text:p>
          </table:table-cell>
          <table:table-cell/>
          <table:table-cell table:style-name="Default" office:value-type="string">
            <text:p>Multiply packed double-precision floating-point values from ymm0 and ymm2/mem, subtract/add elements in ymm1 and put result in ymm0.</text:p>
          </table:table-cell>
          <table:table-cell table:number-columns-repeated="1008"/>
        </table:table-row>
        <table:table-row table:style-name="ro1">
          <table:table-cell office:value-type="string">
            <text:p>VEX.DDS.256.66.0F38.W1 A7 /r</text:p>
          </table:table-cell>
          <table:table-cell office:value-type="string">
            <text:p>VFMSUB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d</text:p>
          </table:table-cell>
          <table:table-cell/>
          <table:table-cell table:style-name="Default" office:value-type="string">
            <text:p>Multiply packed double-precision floating-point values from ymm0 and ymm1, subtract/add elements in ymm2/mem and put result in ymm0.</text:p>
          </table:table-cell>
          <table:table-cell table:number-columns-repeated="1008"/>
        </table:table-row>
        <table:table-row table:style-name="ro1">
          <table:table-cell office:value-type="string">
            <text:p>VEX.DDS.256.66.0F38.W1 B7 /r</text:p>
          </table:table-cell>
          <table:table-cell office:value-type="string">
            <text:p>VFMSUB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d</text:p>
          </table:table-cell>
          <table:table-cell/>
          <table:table-cell table:style-name="Default" office:value-type="string">
            <text:p>Multiply packed double-precision floating-point values from ymm1 and ymm2/mem, subtract/add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7 /r</text:p>
          </table:table-cell>
          <table:table-cell table:style-name="ce3" office:value-type="string">
            <text:p>VFMSUB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s</text:p>
          </table:table-cell>
          <table:table-cell/>
          <table:table-cell table:style-name="Default" office:value-type="string">
            <text:p>Multiply packed single-precision floating-point values from xmm0 and xmm2/mem, subtract/add elements in xmm1 and put result in xmm0.</text:p>
          </table:table-cell>
          <table:table-cell table:number-columns-repeated="1008"/>
        </table:table-row>
        <table:table-row table:style-name="ro6">
          <table:table-cell office:value-type="string">
            <text:p>VEX.DDS.128.66.0F38.W0 A7 /r</text:p>
          </table:table-cell>
          <table:table-cell table:style-name="ce3" office:value-type="string">
            <text:p>VFMSUB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s</text:p>
          </table:table-cell>
          <table:table-cell/>
          <table:table-cell table:style-name="Default" office:value-type="string">
            <text:p>Multiply packed single-precision floating-point values from xmm0 and xmm1, subtract/add elements in xmm2/mem and put result in xmm0.</text:p>
          </table:table-cell>
          <table:table-cell table:number-columns-repeated="1008"/>
        </table:table-row>
        <table:table-row table:style-name="ro6">
          <table:table-cell table:style-name="Default" office:value-type="string">
            <text:p>VEX.DDS.128.66.0F38.W0 B7 /r</text:p>
          </table:table-cell>
          <table:table-cell table:style-name="Default" office:value-type="string">
            <text:p>VFMSUB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s</text:p>
          </table:table-cell>
          <table:table-cell/>
          <table:table-cell table:style-name="Default" office:value-type="string">
            <text:p>Multiply packed single-precision floating-point values from xmm1 and xmm2/mem, subtract/add elements in xmm0 and put result in xmm0.</text:p>
          </table:table-cell>
          <table:table-cell table:number-columns-repeated="1008"/>
        </table:table-row>
        <table:table-row table:style-name="ro1">
          <table:table-cell table:style-name="Default" office:value-type="string">
            <text:p>VEX.DDS.256.66.0F38.W0 97 /r</text:p>
          </table:table-cell>
          <table:table-cell office:value-type="string">
            <text:p>VFMSUB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s</text:p>
          </table:table-cell>
          <table:table-cell/>
          <table:table-cell table:style-name="Default" office:value-type="string">
            <text:p>Multiply packed single-precision floating-point values from ymm0 and ymm2/mem, subtract/add elements in ymm1 and put result in ymm0.</text:p>
          </table:table-cell>
          <table:table-cell table:number-columns-repeated="1008"/>
        </table:table-row>
        <table:table-row table:style-name="ro1">
          <table:table-cell office:value-type="string">
            <text:p>VEX.DDS.256.66.0F38.W0 A7 /r</text:p>
          </table:table-cell>
          <table:table-cell office:value-type="string">
            <text:p>VFMSUB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s</text:p>
          </table:table-cell>
          <table:table-cell/>
          <table:table-cell table:style-name="Default" office:value-type="string">
            <text:p>Multiply packed single-precision floating-point values from ymm0 and ymm1, subtract/add elements in ymm2/mem and put result in ymm0.</text:p>
          </table:table-cell>
          <table:table-cell table:number-columns-repeated="1008"/>
        </table:table-row>
        <table:table-row table:style-name="ro1">
          <table:table-cell office:value-type="string">
            <text:p>VEX.DDS.256.66.0F38.W0 B7 /r</text:p>
          </table:table-cell>
          <table:table-cell office:value-type="string">
            <text:p>VFMSUB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s</text:p>
          </table:table-cell>
          <table:table-cell/>
          <table:table-cell table:style-name="Default" office:value-type="string">
            <text:p>Multiply packed single-precision floating-point values from ymm1 and ymm2/mem, subtract/add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A /r</text:p>
          </table:table-cell>
          <table:table-cell office:value-type="string">
            <text:p>VFM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pd</text:p>
          </table:table-cell>
          <table:table-cell/>
          <table:table-cell table:style-name="Default" office:value-type="string">
            <text:p>Multiply packed double-precision floating-point values from xmm0 and xmm2/mem, subtract xmm1 and put result in xmm0.</text:p>
          </table:table-cell>
          <table:table-cell table:number-columns-repeated="1008"/>
        </table:table-row>
        <table:table-row table:style-name="ro6">
          <table:table-cell office:value-type="string">
            <text:p>VEX.DDS.128.66.0F38.W1 AA /r</text:p>
          </table:table-cell>
          <table:table-cell office:value-type="string">
            <text:p>VFM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pd</text:p>
          </table:table-cell>
          <table:table-cell/>
          <table:table-cell table:style-name="Default" office:value-type="string">
            <text:p>Multiply packed double-precision floating-point values from xmm0 and xmm1, subtract xmm2/mem and put result in xmm0.</text:p>
          </table:table-cell>
          <table:table-cell table:number-columns-repeated="1008"/>
        </table:table-row>
        <table:table-row table:style-name="ro6">
          <table:table-cell office:value-type="string">
            <text:p>VEX.DDS.128.66.0F38.W1 BA /r</text:p>
          </table:table-cell>
          <table:table-cell office:value-type="string">
            <text:p>VFM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pd</text:p>
          </table:table-cell>
          <table:table-cell/>
          <table:table-cell table:style-name="Default" office:value-type="string">
            <text:p>Multiply packed double-precision floating-point values from xmm1 and xmm2/mem, subtract xmm0 and put result in xmm0.</text:p>
          </table:table-cell>
          <table:table-cell table:number-columns-repeated="1008"/>
        </table:table-row>
        <table:table-row table:style-name="ro1">
          <table:table-cell office:value-type="string">
            <text:p>VEX.DDS.256.66.0F38.W1 9A /r </text:p>
          </table:table-cell>
          <table:table-cell office:value-type="string">
            <text:p>VFM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132pd</text:p>
          </table:table-cell>
          <table:table-cell/>
          <table:table-cell table:style-name="Default" office:value-type="string">
            <text:p>Multiply packed double-precision floating-point values from ymm0 and ymm2/mem, subtract ymm1 and put result in ymm0.</text:p>
          </table:table-cell>
          <table:table-cell table:number-columns-repeated="1008"/>
        </table:table-row>
        <table:table-row table:style-name="ro1">
          <table:table-cell office:value-type="string">
            <text:p>VEX.DDS.256.66.0F38.W1 AA /r</text:p>
          </table:table-cell>
          <table:table-cell office:value-type="string">
            <text:p>VFM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13pd</text:p>
          </table:table-cell>
          <table:table-cell/>
          <table:table-cell table:style-name="Default" office:value-type="string">
            <text:p>Multiply packed double-precision floating-point values from ymm0 and ymm1, subtract ymm2/mem and put result in ymm0</text:p>
          </table:table-cell>
          <table:table-cell table:number-columns-repeated="1008"/>
        </table:table-row>
        <table:table-row table:style-name="ro1">
          <table:table-cell office:value-type="string">
            <text:p>VEX.DDS.256.66.0F38.W1 BA /r</text:p>
          </table:table-cell>
          <table:table-cell office:value-type="string">
            <text:p>VFM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31pd</text:p>
          </table:table-cell>
          <table:table-cell/>
          <table:table-cell table:style-name="Default" office:value-type="string">
            <text:p>Multiply packed double-precision floating-point values from ymm1 and ymm2/mem,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A /r</text:p>
          </table:table-cell>
          <table:table-cell office:value-type="string">
            <text:p>VFM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ps</text:p>
          </table:table-cell>
          <table:table-cell/>
          <table:table-cell table:style-name="Default" office:value-type="string">
            <text:p>Multiply packed single-precision floating-point values from xmm0 and xmm2/mem, subtract xmm1 and put result in xmm0.</text:p>
          </table:table-cell>
          <table:table-cell table:number-columns-repeated="1008"/>
        </table:table-row>
        <table:table-row table:style-name="ro6">
          <table:table-cell office:value-type="string">
            <text:p>VEX.DDS.128.66.0F38.W0 AA /r</text:p>
          </table:table-cell>
          <table:table-cell office:value-type="string">
            <text:p>VFM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ps</text:p>
          </table:table-cell>
          <table:table-cell/>
          <table:table-cell table:style-name="Default" office:value-type="string">
            <text:p>Multiply packed single-precision floating-point values from xmm0 and xmm1, subtract xmm2/mem and put result in xmm0.</text:p>
          </table:table-cell>
          <table:table-cell table:number-columns-repeated="1008"/>
        </table:table-row>
        <table:table-row table:style-name="ro6">
          <table:table-cell office:value-type="string">
            <text:p>VEX.DDS.128.66.0F38.W0 BA /r</text:p>
          </table:table-cell>
          <table:table-cell office:value-type="string">
            <text:p>VFM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ps</text:p>
          </table:table-cell>
          <table:table-cell/>
          <table:table-cell table:style-name="Default" office:value-type="string">
            <text:p>Multiply packed single-precision floating-point values from xmm1 and xmm2/mem, subtract xmm0 and put result in xmm0.</text:p>
          </table:table-cell>
          <table:table-cell table:number-columns-repeated="1008"/>
        </table:table-row>
        <table:table-row table:style-name="ro1">
          <table:table-cell office:value-type="string">
            <text:p>VEX.DDS.256.66.0F38.W0 9A /r</text:p>
          </table:table-cell>
          <table:table-cell office:value-type="string">
            <text:p>VFM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132ps</text:p>
          </table:table-cell>
          <table:table-cell/>
          <table:table-cell table:style-name="Default" office:value-type="string">
            <text:p>Multiply packed single-precision floating-point values from ymm0 and ymm2/mem, subtract ymm1 and put result in ymm0.</text:p>
          </table:table-cell>
          <table:table-cell table:number-columns-repeated="1008"/>
        </table:table-row>
        <table:table-row table:style-name="ro1">
          <table:table-cell office:value-type="string">
            <text:p>VEX.DDS.256.66.0F38.W0 AA /r</text:p>
          </table:table-cell>
          <table:table-cell office:value-type="string">
            <text:p>VFM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13ps</text:p>
          </table:table-cell>
          <table:table-cell/>
          <table:table-cell table:style-name="Default" office:value-type="string">
            <text:p>Multiply packed single-precision floating-point values from ymm0 and ymm1, subtract ymm2/mem and put result in ymm0</text:p>
          </table:table-cell>
          <table:table-cell table:number-columns-repeated="1008"/>
        </table:table-row>
        <table:table-row table:style-name="ro1">
          <table:table-cell office:value-type="string">
            <text:p>VEX.DDS.256.66.0F38.W0 BA /r</text:p>
          </table:table-cell>
          <table:table-cell office:value-type="string">
            <text:p>VFM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31ps</text:p>
          </table:table-cell>
          <table:table-cell/>
          <table:table-cell table:style-name="Default" office:value-type="string">
            <text:p>Multiply packed single-precision floating-point values from ymm1 and ymm2/mem,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1 9B /r</text:p>
          </table:table-cell>
          <table:table-cell office:value-type="string">
            <text:p>VFMSUB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sd</text:p>
          </table:table-cell>
          <table:table-cell/>
          <table:table-cell table:style-name="Default" office:value-type="string">
            <text:p>Multiply scalar double-precision floating-point value from xmm0 and xmm2/mem, subtract xmm1 and put result in xmm0.</text:p>
          </table:table-cell>
          <table:table-cell table:number-columns-repeated="1008"/>
        </table:table-row>
        <table:table-row table:style-name="ro6">
          <table:table-cell office:value-type="string">
            <text:p>VEX.DDS.LIG.128.66.0F38.W1 AB /r</text:p>
          </table:table-cell>
          <table:table-cell office:value-type="string">
            <text:p>VFMSUB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sd</text:p>
          </table:table-cell>
          <table:table-cell/>
          <table:table-cell table:style-name="Default" office:value-type="string">
            <text:p>Multiply scalar double-precision floating-point value from xmm0 and xmm1, subtract xmm2/mem and put result in xmm0.</text:p>
          </table:table-cell>
          <table:table-cell table:number-columns-repeated="1008"/>
        </table:table-row>
        <table:table-row table:style-name="ro6">
          <table:table-cell office:value-type="string">
            <text:p>VEX.DDS.LIG.128.66.0F38.W1 BB /r</text:p>
          </table:table-cell>
          <table:table-cell office:value-type="string">
            <text:p>VFMSUB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sd</text:p>
          </table:table-cell>
          <table:table-cell/>
          <table:table-cell table:style-name="Default" office:value-type="string">
            <text:p>Multiply scalar double-precision floating-point value from xmm1 and xmm2/mem,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0 9B /r</text:p>
          </table:table-cell>
          <table:table-cell office:value-type="string">
            <text:p>VFMSUB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ss</text:p>
          </table:table-cell>
          <table:table-cell/>
          <table:table-cell table:style-name="Default" office:value-type="string">
            <text:p>Multiply scalar single-precision floating-point value from xmm0 and xmm2/mem, subtract xmm1 and put result in xmm0.</text:p>
          </table:table-cell>
          <table:table-cell table:number-columns-repeated="1008"/>
        </table:table-row>
        <table:table-row table:style-name="ro6">
          <table:table-cell office:value-type="string">
            <text:p>VEX.DDS.LIG.128.66.0F38.W0 AB /r</text:p>
          </table:table-cell>
          <table:table-cell office:value-type="string">
            <text:p>VFMSUB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ss</text:p>
          </table:table-cell>
          <table:table-cell/>
          <table:table-cell table:style-name="Default" office:value-type="string">
            <text:p>Multiply scalar single-precision floating-point value from xmm0 and xmm1, subtract xmm2/mem and put result in xmm0.</text:p>
          </table:table-cell>
          <table:table-cell table:number-columns-repeated="1008"/>
        </table:table-row>
        <table:table-row table:style-name="ro6">
          <table:table-cell office:value-type="string">
            <text:p>VEX.DDS.LIG.128.66.0F38.W0 BB /r </text:p>
          </table:table-cell>
          <table:table-cell office:value-type="string">
            <text:p>VFMSUB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ss</text:p>
          </table:table-cell>
          <table:table-cell/>
          <table:table-cell table:style-name="Default" office:value-type="string">
            <text:p>Multiply scalar single-precision floating-point value from xmm1 and xmm2/mem,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C /r</text:p>
          </table:table-cell>
          <table:table-cell office:value-type="string">
            <text:p>VFNM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pd</text:p>
          </table:table-cell>
          <table:table-cell/>
          <table:table-cell table:style-name="Default" office:value-type="string">
            <text:p>Multiply packed double-precision floating-point values from xmm0 and xmm2/mem, negate the multiplication result and add to xmm1 and put result in xmm0.</text:p>
          </table:table-cell>
          <table:table-cell table:number-columns-repeated="1008"/>
        </table:table-row>
        <table:table-row table:style-name="ro6">
          <table:table-cell office:value-type="string">
            <text:p>VEX.DDS.128.66.0F38.W1 AC /r</text:p>
          </table:table-cell>
          <table:table-cell office:value-type="string">
            <text:p>VFNM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pd</text:p>
          </table:table-cell>
          <table:table-cell/>
          <table:table-cell table:style-name="Default" office:value-type="string">
            <text:p>Multiply packed double-precision floating-point values from xmm0 and xmm1, negate the multiplication result and add to xmm2/mem and put result in xmm0.</text:p>
          </table:table-cell>
          <table:table-cell table:number-columns-repeated="1008"/>
        </table:table-row>
        <table:table-row table:style-name="ro6">
          <table:table-cell office:value-type="string">
            <text:p>VEX.DDS.128.66.0F38.W1 BC /r</text:p>
          </table:table-cell>
          <table:table-cell office:value-type="string">
            <text:p>VFNM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pd</text:p>
          </table:table-cell>
          <table:table-cell/>
          <table:table-cell table:style-name="Default" office:value-type="string">
            <text:p>Multiply packed double-precision floating-point values from xmm1 and xmm2/mem, negate the multiplication result and add to xmm0 and put result in xmm0</text:p>
          </table:table-cell>
          <table:table-cell table:number-columns-repeated="1008"/>
        </table:table-row>
        <table:table-row table:style-name="ro1">
          <table:table-cell office:value-type="string">
            <text:p>VEX.DDS.256.66.0F38.W1 9C /r</text:p>
          </table:table-cell>
          <table:table-cell office:value-type="string">
            <text:p>VFNM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132pd</text:p>
          </table:table-cell>
          <table:table-cell/>
          <table:table-cell table:style-name="Default" office:value-type="string">
            <text:p>Multiply packed double-precision floating-point values from ymm0 and ymm2/mem, negate the multiplication result and add to ymm1 and put result in ymm0.</text:p>
          </table:table-cell>
          <table:table-cell table:number-columns-repeated="1008"/>
        </table:table-row>
        <table:table-row table:style-name="ro1">
          <table:table-cell office:value-type="string">
            <text:p>VEX.DDS.256.66.0F38.W1 AC /r</text:p>
          </table:table-cell>
          <table:table-cell office:value-type="string">
            <text:p>VFNM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13pd</text:p>
          </table:table-cell>
          <table:table-cell/>
          <table:table-cell table:style-name="Default" office:value-type="string">
            <text:p>Multiply packed double-precision floating-point values from ymm0 and ymm1, negate the multiplication result and add to ymm2/mem and put result in ymm0</text:p>
          </table:table-cell>
          <table:table-cell table:number-columns-repeated="1008"/>
        </table:table-row>
        <table:table-row table:style-name="ro1">
          <table:table-cell office:value-type="string">
            <text:p>VEX.DDS.256.66.0F38.W1 BC /r</text:p>
          </table:table-cell>
          <table:table-cell office:value-type="string">
            <text:p>VFNM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31pd</text:p>
          </table:table-cell>
          <table:table-cell/>
          <table:table-cell table:style-name="Default" office:value-type="string">
            <text:p>Multiply packed double-precision floating-point values from ymm1 and ymm2/mem, negate the multiplication result and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C /r</text:p>
          </table:table-cell>
          <table:table-cell office:value-type="string">
            <text:p>VFNM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ps</text:p>
          </table:table-cell>
          <table:table-cell/>
          <table:table-cell table:style-name="Default" office:value-type="string">
            <text:p>Multiply packed single-precision floating-point values from xmm0 and xmm2/mem, negate the multiplication result and add to xmm1 and put result in xmm0.</text:p>
          </table:table-cell>
          <table:table-cell table:number-columns-repeated="1008"/>
        </table:table-row>
        <table:table-row table:style-name="ro6">
          <table:table-cell office:value-type="string">
            <text:p>VEX.DDS.128.66.0F38.W0 AC /r</text:p>
          </table:table-cell>
          <table:table-cell office:value-type="string">
            <text:p>VFNM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ps</text:p>
          </table:table-cell>
          <table:table-cell/>
          <table:table-cell table:style-name="Default" office:value-type="string">
            <text:p>Multiply packed single-precision floating-point values from xmm0 and xmm1, negate the multiplication result and add to xmm2/mem and put result in xmm0.</text:p>
          </table:table-cell>
          <table:table-cell table:number-columns-repeated="1008"/>
        </table:table-row>
        <table:table-row table:style-name="ro6">
          <table:table-cell office:value-type="string">
            <text:p>VEX.DDS.128.66.0F38.W0 BC /r</text:p>
          </table:table-cell>
          <table:table-cell office:value-type="string">
            <text:p>VFNM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ps</text:p>
          </table:table-cell>
          <table:table-cell/>
          <table:table-cell table:style-name="Default" office:value-type="string">
            <text:p>Multiply packed single-precision floating-point values from xmm1 and xmm2/mem, negate the multiplication result and add to xmm0 and put result in xmm0.</text:p>
          </table:table-cell>
          <table:table-cell table:number-columns-repeated="1008"/>
        </table:table-row>
        <table:table-row table:style-name="ro1">
          <table:table-cell office:value-type="string">
            <text:p>VEX.DDS.256.66.0F38.W0 9C /r </text:p>
          </table:table-cell>
          <table:table-cell office:value-type="string">
            <text:p>VFNM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132ps</text:p>
          </table:table-cell>
          <table:table-cell/>
          <table:table-cell table:style-name="Default" office:value-type="string">
            <text:p>Multiply packed single-precision floating-point values from ymm0 and ymm2/mem, negate the multiplication result and add to ymm1 and put result in ymm0.</text:p>
          </table:table-cell>
          <table:table-cell table:number-columns-repeated="1008"/>
        </table:table-row>
        <table:table-row table:style-name="ro1">
          <table:table-cell office:value-type="string">
            <text:p>VEX.DDS.256.66.0F38.W0 AC /r</text:p>
          </table:table-cell>
          <table:table-cell office:value-type="string">
            <text:p>VFNM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13ps</text:p>
          </table:table-cell>
          <table:table-cell/>
          <table:table-cell table:style-name="Default" office:value-type="string">
            <text:p>Multiply packed single-precision floating-point values from ymm0 and ymm1, negate the multiplication result and add to ymm2/mem and put result in ymm0.</text:p>
          </table:table-cell>
          <table:table-cell table:number-columns-repeated="1008"/>
        </table:table-row>
        <table:table-row table:style-name="ro1">
          <table:table-cell office:value-type="string">
            <text:p>VEX.DDS.256.66.0F38.0 BC /r</text:p>
          </table:table-cell>
          <table:table-cell office:value-type="string">
            <text:p>VFNM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31ps</text:p>
          </table:table-cell>
          <table:table-cell/>
          <table:table-cell table:style-name="Default" office:value-type="string">
            <text:p>Multiply packed single-precision floating-point values from ymm1 and ymm2/mem, negate the multiplication result and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1 9D /r</text:p>
          </table:table-cell>
          <table:table-cell office:value-type="string">
            <text:p>VFNMADD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sd</text:p>
          </table:table-cell>
          <table:table-cell/>
          <table:table-cell table:style-name="Default" office:value-type="string">
            <text:p>Multiply scalar double-precision floating-point value from xmm0 and xmm2/mem, negate the multiplication result and add to xmm1 and put result in xmm0</text:p>
          </table:table-cell>
          <table:table-cell table:number-columns-repeated="1008"/>
        </table:table-row>
        <table:table-row table:style-name="ro6">
          <table:table-cell office:value-type="string">
            <text:p>VEX.DDS.LIG.128.66.0F38.W1 AD /r </text:p>
          </table:table-cell>
          <table:table-cell office:value-type="string">
            <text:p>VFNMADD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sd</text:p>
          </table:table-cell>
          <table:table-cell/>
          <table:table-cell table:style-name="Default" office:value-type="string">
            <text:p>Multiply scalar double-precision floating-point value from xmm0 and xmm1, negate the multiplication result and add to xmm2/mem and put result in xmm0.</text:p>
          </table:table-cell>
          <table:table-cell table:number-columns-repeated="1008"/>
        </table:table-row>
        <table:table-row table:style-name="ro6">
          <table:table-cell office:value-type="string">
            <text:p>VEX.DDS.LIG.128.66.0F38.W1 BD /r </text:p>
          </table:table-cell>
          <table:table-cell office:value-type="string">
            <text:p>VFNMADD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sd</text:p>
          </table:table-cell>
          <table:table-cell/>
          <table:table-cell table:style-name="Default" office:value-type="string">
            <text:p>Multiply scalar double-precision floating-point value from xmm1 and xmm2/mem, negate the multiplication result and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0 9D /r</text:p>
          </table:table-cell>
          <table:table-cell office:value-type="string">
            <text:p>VFNMADD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ss</text:p>
          </table:table-cell>
          <table:table-cell/>
          <table:table-cell table:style-name="Default" office:value-type="string">
            <text:p>Multiply scalar single-precision floating-point value from xmm0 and xmm2/mem, negate the multiplication result and add to xmm1 and put result in xmm0</text:p>
          </table:table-cell>
          <table:table-cell table:number-columns-repeated="1008"/>
        </table:table-row>
        <table:table-row table:style-name="ro6">
          <table:table-cell office:value-type="string">
            <text:p>VEX.DDS.LIG.128.66.0F38.W0 AD /r</text:p>
          </table:table-cell>
          <table:table-cell office:value-type="string">
            <text:p>VFNMADD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ss</text:p>
          </table:table-cell>
          <table:table-cell/>
          <table:table-cell table:style-name="Default" office:value-type="string">
            <text:p>Multiply scalar single-precision floating-point value from xmm0 and xmm1, negate the multiplication result and add to xmm2/mem and put result in xmm0.</text:p>
          </table:table-cell>
          <table:table-cell table:number-columns-repeated="1008"/>
        </table:table-row>
        <table:table-row table:style-name="ro6">
          <table:table-cell office:value-type="string">
            <text:p>VEX.DDS.LIG.128.66.0F38.W0 BD /r</text:p>
          </table:table-cell>
          <table:table-cell office:value-type="string">
            <text:p>VFNMADD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ss</text:p>
          </table:table-cell>
          <table:table-cell/>
          <table:table-cell table:style-name="Default" office:value-type="string">
            <text:p>Multiply scalar single-precision floating-point value from xmm1 and xmm2/mem, negate the multiplication result and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E /r</text:p>
          </table:table-cell>
          <table:table-cell office:value-type="string">
            <text:p>VFNM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pd</text:p>
          </table:table-cell>
          <table:table-cell/>
          <table:table-cell table:style-name="Default" office:value-type="string">
            <text:p>Multiply packed double-precision floating-point values from xmm0 and xmm2/mem, negate the multiplication result and subtract xmm1 and put result in xmm0.</text:p>
          </table:table-cell>
          <table:table-cell table:number-columns-repeated="1008"/>
        </table:table-row>
        <table:table-row table:style-name="ro6">
          <table:table-cell office:value-type="string">
            <text:p>VEX.DDS.128.66.0F38.W1 AE /r</text:p>
          </table:table-cell>
          <table:table-cell office:value-type="string">
            <text:p>VFNM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pd</text:p>
          </table:table-cell>
          <table:table-cell/>
          <table:table-cell table:style-name="Default" office:value-type="string">
            <text:p>Multiply packed double-precision floating-point values from xmm0 and xmm1, negate the multiplication result and subtract xmm2/mem and put result in xmm0</text:p>
          </table:table-cell>
          <table:table-cell table:number-columns-repeated="1008"/>
        </table:table-row>
        <table:table-row table:style-name="ro6">
          <table:table-cell office:value-type="string">
            <text:p>VEX.DDS.128.66.0F38.W1 BE /r</text:p>
          </table:table-cell>
          <table:table-cell office:value-type="string">
            <text:p>VFNM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pd</text:p>
          </table:table-cell>
          <table:table-cell/>
          <table:table-cell table:style-name="Default" office:value-type="string">
            <text:p>Multiply packed double-precision floating-point values from xmm1 and xmm2/mem, negate the multiplication result and subtract xmm0 and put result in xmm0.</text:p>
          </table:table-cell>
          <table:table-cell table:number-columns-repeated="1008"/>
        </table:table-row>
        <table:table-row table:style-name="ro1">
          <table:table-cell office:value-type="string">
            <text:p>VEX.DDS.256.66.0F38.W1 9E /r</text:p>
          </table:table-cell>
          <table:table-cell office:value-type="string">
            <text:p>VFNM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132pd</text:p>
          </table:table-cell>
          <table:table-cell/>
          <table:table-cell table:style-name="Default" office:value-type="string">
            <text:p>Multiply packed double-precision floating-point values from ymm0 and ymm2/mem, negate the multiplication result and subtract ymm1 and put result in ymm0.</text:p>
          </table:table-cell>
          <table:table-cell table:number-columns-repeated="1008"/>
        </table:table-row>
        <table:table-row table:style-name="ro1">
          <table:table-cell office:value-type="string">
            <text:p>VEX.DDS.256.66.0F38.W1 AE /r</text:p>
          </table:table-cell>
          <table:table-cell office:value-type="string">
            <text:p>VFNM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13pd</text:p>
          </table:table-cell>
          <table:table-cell/>
          <table:table-cell table:style-name="Default" office:value-type="string">
            <text:p>Multiply packed double-precision floating-point values from ymm0 and ymm1, negate the multiplication result and subtract ymm2/mem and put result in ymm0.</text:p>
          </table:table-cell>
          <table:table-cell table:number-columns-repeated="1008"/>
        </table:table-row>
        <table:table-row table:style-name="ro1">
          <table:table-cell office:value-type="string">
            <text:p>VEX.DDS.256.66.0F38.W1 BE /r</text:p>
          </table:table-cell>
          <table:table-cell office:value-type="string">
            <text:p>VFNM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31pd</text:p>
          </table:table-cell>
          <table:table-cell/>
          <table:table-cell table:style-name="Default" office:value-type="string">
            <text:p>Multiply packed double-precision floating-point values from ymm1 and ymm2/mem, negate the multiplication result and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E /r</text:p>
          </table:table-cell>
          <table:table-cell office:value-type="string">
            <text:p>VFNM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ps</text:p>
          </table:table-cell>
          <table:table-cell/>
          <table:table-cell table:style-name="Default" office:value-type="string">
            <text:p>Multiply packed single-precision floating-point values from xmm0 and xmm2/mem, negate the multiplication result and subtract xmm1 and put result in xmm0.</text:p>
          </table:table-cell>
          <table:table-cell table:number-columns-repeated="1008"/>
        </table:table-row>
        <table:table-row table:style-name="ro6">
          <table:table-cell office:value-type="string">
            <text:p>VEX.DDS.128.66.0F38.W0 AE /r</text:p>
          </table:table-cell>
          <table:table-cell office:value-type="string">
            <text:p>VFNM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ps</text:p>
          </table:table-cell>
          <table:table-cell/>
          <table:table-cell table:style-name="Default" office:value-type="string">
            <text:p>Multiply packed single-precision floating-point values from xmm0 and xmm1, negate the multiplication result and subtract xmm2/mem and put result in xmm0.</text:p>
          </table:table-cell>
          <table:table-cell table:number-columns-repeated="1008"/>
        </table:table-row>
        <table:table-row table:style-name="ro6">
          <table:table-cell office:value-type="string">
            <text:p>VEX.DDS.128.66.0F38.W0 BE /r</text:p>
          </table:table-cell>
          <table:table-cell office:value-type="string">
            <text:p>VFNM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ps</text:p>
          </table:table-cell>
          <table:table-cell/>
          <table:table-cell table:style-name="Default" office:value-type="string">
            <text:p>Multiply packed single-precision floating-point values from xmm1 and xmm2/mem, negate the multiplication result and subtract xmm0 and put result in xmm0.</text:p>
          </table:table-cell>
          <table:table-cell table:number-columns-repeated="1008"/>
        </table:table-row>
        <table:table-row table:style-name="ro1">
          <table:table-cell office:value-type="string">
            <text:p>VEX.DDS.256.66.0F38.W0 9E /r</text:p>
          </table:table-cell>
          <table:table-cell office:value-type="string">
            <text:p>VFNM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132ps</text:p>
          </table:table-cell>
          <table:table-cell/>
          <table:table-cell table:style-name="Default" office:value-type="string">
            <text:p>Multiply packed single-precision floating-point values from ymm0 and ymm2/mem, negate the multiplication result and subtract ymm1 and put result in ymm0.</text:p>
          </table:table-cell>
          <table:table-cell table:number-columns-repeated="1008"/>
        </table:table-row>
        <table:table-row table:style-name="ro1">
          <table:table-cell office:value-type="string">
            <text:p>VEX.DDS.256.66.0F38.W0 AE /r</text:p>
          </table:table-cell>
          <table:table-cell office:value-type="string">
            <text:p>VFNM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13ps</text:p>
          </table:table-cell>
          <table:table-cell/>
          <table:table-cell table:style-name="Default" office:value-type="string">
            <text:p>Multiply packed single-precision floating-point values from ymm0 and ymm1, negate the multiplication result and subtract ymm2/mem and put result in ymm0.</text:p>
          </table:table-cell>
          <table:table-cell table:number-columns-repeated="1008"/>
        </table:table-row>
        <table:table-row table:style-name="ro1">
          <table:table-cell office:value-type="string">
            <text:p>VEX.DDS.256.66.0F38.0 BE /r</text:p>
          </table:table-cell>
          <table:table-cell office:value-type="string">
            <text:p>VFNM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31ps</text:p>
          </table:table-cell>
          <table:table-cell/>
          <table:table-cell table:style-name="Default" office:value-type="string">
            <text:p>Multiply packed single-precision floating-point values from ymm1 and ymm2/mem, negate the multiplication result and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1 9F /r</text:p>
          </table:table-cell>
          <table:table-cell office:value-type="string">
            <text:p>VFNMSUB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sd</text:p>
          </table:table-cell>
          <table:table-cell/>
          <table:table-cell table:style-name="Default" office:value-type="string">
            <text:p>Multiply scalar double-precision floating-point value from xmm0 and xmm2/mem, negate the multiplication result and subtract xmm1 and put result in xmm0.</text:p>
          </table:table-cell>
          <table:table-cell table:number-columns-repeated="1008"/>
        </table:table-row>
        <table:table-row table:style-name="ro6">
          <table:table-cell office:value-type="string">
            <text:p>VEX.DDS.LIG.128.66.0F38.W1 AF /r</text:p>
          </table:table-cell>
          <table:table-cell office:value-type="string">
            <text:p>VFNMSUB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sd</text:p>
          </table:table-cell>
          <table:table-cell/>
          <table:table-cell table:style-name="Default" office:value-type="string">
            <text:p>Multiply scalar double-precision floating-point value from xmm0 and xmm1, negate the multiplication result and subtract xmm2/mem and put result in xmm0.</text:p>
          </table:table-cell>
          <table:table-cell table:number-columns-repeated="1008"/>
        </table:table-row>
        <table:table-row table:style-name="ro6">
          <table:table-cell office:value-type="string">
            <text:p>VEX.DDS.LIG.128.66.0F38.W1 BF /r</text:p>
          </table:table-cell>
          <table:table-cell office:value-type="string">
            <text:p>VFNMSUB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sd</text:p>
          </table:table-cell>
          <table:table-cell/>
          <table:table-cell table:style-name="Default" office:value-type="string">
            <text:p>Multiply scalar double-precision floating-point value from xmm1 and xmm2/mem, negate the multiplication result and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0 9F /r</text:p>
          </table:table-cell>
          <table:table-cell office:value-type="string">
            <text:p>VFNMSUB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ss</text:p>
          </table:table-cell>
          <table:table-cell/>
          <table:table-cell table:style-name="Default" office:value-type="string">
            <text:p>Multiply scalar single-precision floating-point value from xmm0 and xmm2/mem, negate the multiplication result and subtract xmm1 and put result in xmm0.</text:p>
          </table:table-cell>
          <table:table-cell table:number-columns-repeated="1008"/>
        </table:table-row>
        <table:table-row table:style-name="ro6">
          <table:table-cell office:value-type="string">
            <text:p>VEX.DDS.LIG.128.66.0F38.W0 AF /r</text:p>
          </table:table-cell>
          <table:table-cell office:value-type="string">
            <text:p>VFNMSUB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ss</text:p>
          </table:table-cell>
          <table:table-cell/>
          <table:table-cell table:style-name="Default" office:value-type="string">
            <text:p>Multiply scalar single-precision floating-point value from xmm0 and xmm1, negate the multiplication result and subtract xmm2/mem and put result in xmm0.</text:p>
          </table:table-cell>
          <table:table-cell table:number-columns-repeated="1008"/>
        </table:table-row>
        <table:table-row table:style-name="ro6">
          <table:table-cell office:value-type="string">
            <text:p>VEX.DDS.LIG.128.66.0F38.W0 BF /r</text:p>
          </table:table-cell>
          <table:table-cell office:value-type="string">
            <text:p>VFNMSUB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ss</text:p>
          </table:table-cell>
          <table:table-cell/>
          <table:table-cell table:style-name="Default" office:value-type="string">
            <text:p>Multiply scalar single-precision floating-point value from xmm1 and xmm2/mem, negate the multiplication result and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2 /r</text:p>
          </table:table-cell>
          <table:table-cell office:value-type="string">
            <text:p>VGATHERDPD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dpd</text:p>
          </table:table-cell>
          <table:table-cell/>
          <table:table-cell table:style-name="Default" office:value-type="string">
            <text:p>Using dword indices specified in vm32x, gather double-precision FP values from memory conditioned on mask specified by xmm2. Conditionally gathered elements are merged into xmm1.</text:p>
          </table:table-cell>
          <table:table-cell table:number-columns-repeated="1008"/>
        </table:table-row>
        <table:table-row table:style-name="ro6">
          <table:table-cell office:value-type="string">
            <text:p>VEX.DDS.128.66.0F38.W1 93 /r</text:p>
          </table:table-cell>
          <table:table-cell office:value-type="string">
            <text:p>VGATHERQPD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d</text:p>
          </table:table-cell>
          <table:table-cell/>
          <table:table-cell table:style-name="Default" office:value-type="string">
            <text:p>Using qword indices specified in vm64x, gather double-precision FP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1 92 /r</text:p>
          </table:table-cell>
          <table:table-cell office:value-type="string">
            <text:p>VGATHERDPD ymm1, vm32x,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dpd</text:p>
          </table:table-cell>
          <table:table-cell/>
          <table:table-cell table:style-name="Default" office:value-type="string">
            <text:p>Using dword indices specified in vm32x, gather double-precision FP values from memory conditioned on mask specified by ymm2. Conditionally gathered elements are merged into ymm1.</text:p>
          </table:table-cell>
          <table:table-cell table:number-columns-repeated="1008"/>
        </table:table-row>
        <table:table-row table:style-name="ro1">
          <table:table-cell office:value-type="string">
            <text:p>VEX.DDS.256.66.0F38.W1 93 /r</text:p>
          </table:table-cell>
          <table:table-cell office:value-type="string">
            <text:p>VGATHERQPD ymm1, vm64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qpd</text:p>
          </table:table-cell>
          <table:table-cell/>
          <table:table-cell table:style-name="Default" office:value-type="string">
            <text:p>Using qword indices specified in vm64y, gather double-precision FP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2 /r</text:p>
          </table:table-cell>
          <table:table-cell office:value-type="string">
            <text:p>VGATHERDPS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dps</text:p>
          </table:table-cell>
          <table:table-cell/>
          <table:table-cell table:style-name="Default" office:value-type="string">
            <text:p>Using dword indices specified in vm32x, gather single-precision FP values from memory conditioned on mask specified by xmm2. Conditionally gathered elements are merged into xmm1.</text:p>
          </table:table-cell>
          <table:table-cell table:number-columns-repeated="1008"/>
        </table:table-row>
        <table:table-row table:style-name="ro6">
          <table:table-cell office:value-type="string">
            <text:p>VEX.DDS.128.66.0F38.W0 93 /r</text:p>
          </table:table-cell>
          <table:table-cell office:value-type="string">
            <text:p>VGATHERQPS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s</text:p>
          </table:table-cell>
          <table:table-cell/>
          <table:table-cell table:style-name="Default" office:value-type="string">
            <text:p>Using qword indices specified in vm64x, gather single-precision FP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0 92 /r</text:p>
          </table:table-cell>
          <table:table-cell office:value-type="string">
            <text:p>VGATHERDPS ymm1, vm32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dps</text:p>
          </table:table-cell>
          <table:table-cell/>
          <table:table-cell table:style-name="Default" office:value-type="string">
            <text:p>Using dword indices specified in vm32x, gather single-precision FP values from memory conditioned on mask specified by ymm2. Conditionally gathered elements are merged into ymm1.</text:p>
          </table:table-cell>
          <table:table-cell table:number-columns-repeated="1008"/>
        </table:table-row>
        <table:table-row table:style-name="ro6">
          <table:table-cell office:value-type="string">
            <text:p>VEX.DDS.256.66.0F38.W0 93 /r</text:p>
          </table:table-cell>
          <table:table-cell office:value-type="string">
            <text:p>VGATHERQPS xmm1, vm64y,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s</text:p>
          </table:table-cell>
          <table:table-cell/>
          <table:table-cell table:style-name="Default" office:value-type="string">
            <text:p>Using qword indices specified in vm64y, gather single-precision FP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0 /r</text:p>
          </table:table-cell>
          <table:table-cell office:value-type="string">
            <text:p>VPGATHERDD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dd</text:p>
          </table:table-cell>
          <table:table-cell/>
          <table:table-cell table:style-name="Default" office:value-type="string">
            <text:p>Using dword indices specified in vm32x, gather dword values from memory conditioned on mask specified by xmm2. Conditionally gathered elements are merged into xmm1.</text:p>
          </table:table-cell>
          <table:table-cell table:number-columns-repeated="1008"/>
        </table:table-row>
        <table:table-row table:style-name="ro6">
          <table:table-cell office:value-type="string">
            <text:p>VEX.DDS.128.66.0F38.W0 91 /r</text:p>
          </table:table-cell>
          <table:table-cell office:value-type="string">
            <text:p>VPGATHERQD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d</text:p>
          </table:table-cell>
          <table:table-cell/>
          <table:table-cell table:style-name="Default" office:value-type="string">
            <text:p>Using qword indices specified in vm64x, gather dword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0 90 /r</text:p>
          </table:table-cell>
          <table:table-cell office:value-type="string">
            <text:p>VPGATHERDD ymm1, vm32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dd</text:p>
          </table:table-cell>
          <table:table-cell/>
          <table:table-cell table:style-name="Default" office:value-type="string">
            <text:p>Using dword indices specified in vm32y, gather dword from memory conditioned on mask specified by ymm2. Conditionally gathered elements are merged into ymm1.</text:p>
          </table:table-cell>
          <table:table-cell table:number-columns-repeated="1008"/>
        </table:table-row>
        <table:table-row table:style-name="ro6">
          <table:table-cell office:value-type="string">
            <text:p>VEX.DDS.256.66.0F38.W0 91 /r</text:p>
          </table:table-cell>
          <table:table-cell office:value-type="string">
            <text:p>VPGATHERQD xmm1, vm64y,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d</text:p>
          </table:table-cell>
          <table:table-cell/>
          <table:table-cell table:style-name="Default" office:value-type="string">
            <text:p>Using qword indices specified in vm64y, gather dword values from memory conditioned on mask specified by xmm2. Conditionally gathered elements are merged into x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0 /r</text:p>
          </table:table-cell>
          <table:table-cell office:value-type="string">
            <text:p>VPGATHERDQ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dq</text:p>
          </table:table-cell>
          <table:table-cell/>
          <table:table-cell table:style-name="Default" office:value-type="string">
            <text:p>Using dword indices specified in vm32x, gather qword values from memory conditioned on mask specified by xmm2. Conditionally gathered elements are merged into xmm1.</text:p>
          </table:table-cell>
          <table:table-cell table:number-columns-repeated="1008"/>
        </table:table-row>
        <table:table-row table:style-name="ro1">
          <table:table-cell office:value-type="string">
            <text:p>VEX.DDS.128.66.0F38.W1 91 /r</text:p>
          </table:table-cell>
          <table:table-cell office:value-type="string">
            <text:p>VPGATHERQQ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q</text:p>
          </table:table-cell>
          <table:table-cell/>
          <table:table-cell table:style-name="Default" office:value-type="string">
            <text:p>Using qword indices specified in vm64x, gather qword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1 90 /r</text:p>
          </table:table-cell>
          <table:table-cell office:value-type="string">
            <text:p>VPGATHERDQ ymm1, vm32x,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dq</text:p>
          </table:table-cell>
          <table:table-cell/>
          <table:table-cell table:style-name="Default" office:value-type="string">
            <text:p>Using dword indices specified in vm32x, gather qword values from memory conditioned on mask specified by ymm2. Conditionally gathered elements are merged into ymm1.</text:p>
          </table:table-cell>
          <table:table-cell table:number-columns-repeated="1008"/>
        </table:table-row>
        <table:table-row table:style-name="ro1">
          <table:table-cell office:value-type="string">
            <text:p>VEX.DDS.256.66.0F38.W1 91 /r</text:p>
          </table:table-cell>
          <table:table-cell office:value-type="string">
            <text:p>VPGATHERQQ ymm1, vm64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qq</text:p>
          </table:table-cell>
          <table:table-cell/>
          <table:table-cell table:style-name="Default" office:value-type="string">
            <text:p>Using qword indices specified in vm64y, gather qword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NDS.256.66.0F3A.W0 18 /r ib</text:p>
          </table:table-cell>
          <table:table-cell office:value-type="string">
            <text:p>VINSERTF128 ymm1, ymm2, xmm3/m128,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text:p>
          </table:table-cell>
          <table:table-cell office:value-type="string">
            <text:p>vinsertf128</text:p>
          </table:table-cell>
          <table:table-cell/>
          <table:table-cell table:style-name="Default"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NDS.256.66.0F3A.W0 38 /r ib</text:p>
          </table:table-cell>
          <table:table-cell office:value-type="string">
            <text:p>VINSERTI128 ymm1, ymm2, xmm3/m128,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inserti128</text:p>
          </table:table-cell>
          <table:table-cell/>
          <table:table-cell table:style-name="Default" office:value-type="string">
            <text:p>Insert 128-bits of integer data from xmm3/mem and the remaining values from ymm2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table:style-name="ce6" office:value-type="string">
            <text:p>VEX.NDS.128.66.0F38.W0 2C /r</text:p>
          </table:table-cell>
          <table:table-cell table:style-name="ce6" office:value-type="string">
            <text:p>VMASKMOVPS xmm1, xmm2, 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load packed single-precision values from m128 using mask in xmm2 and store in xmm1.</text:p>
          </table:table-cell>
          <table:table-cell table:number-columns-repeated="1008"/>
        </table:table-row>
        <table:table-row table:style-name="ro1">
          <table:table-cell table:style-name="ce6" office:value-type="string">
            <text:p>VEX.NDS.256.66.0F38.W0 2C /r</text:p>
          </table:table-cell>
          <table:table-cell table:style-name="ce6" office:value-type="string">
            <text:p>VMASKMOVPS ymm1, ymm2, 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load packed single-precision values from m256 using mask in ymm2 and store in ymm1.</text:p>
          </table:table-cell>
          <table:table-cell table:number-columns-repeated="1008"/>
        </table:table-row>
        <table:table-row table:style-name="ro1">
          <table:table-cell table:style-name="ce6" office:value-type="string">
            <text:p>VEX.NDS.128.66.0F38.W0 2D /r</text:p>
          </table:table-cell>
          <table:table-cell table:style-name="ce6" office:value-type="string">
            <text:p>VMASKMOVPD xmm1, xmm2, 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load packed double-precision values from m128 using mask in xmm2 and store in xmm1.</text:p>
          </table:table-cell>
          <table:table-cell table:number-columns-repeated="1008"/>
        </table:table-row>
        <table:table-row table:style-name="ro1">
          <table:table-cell table:style-name="ce6" office:value-type="string">
            <text:p>VEX.NDS.256.66.0F38.W0 2D /r</text:p>
          </table:table-cell>
          <table:table-cell table:style-name="ce6" office:value-type="string">
            <text:p>VMASKMOVPD ymm1, ymm2, 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load packed double-precision values from m256 using mask in ymm2 and store in ymm1.</text:p>
          </table:table-cell>
          <table:table-cell table:number-columns-repeated="1008"/>
        </table:table-row>
        <table:table-row table:style-name="ro1">
          <table:table-cell table:style-name="ce6" office:value-type="string">
            <text:p>VEX.NDS.128.66.0F38.W0 2E /r</text:p>
          </table:table-cell>
          <table:table-cell table:style-name="ce6" office:value-type="string">
            <text:p>VMASKMOVPS m128, xmm1, x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store packed single-precision values from xmm2 using mask in xmm1.</text:p>
          </table:table-cell>
          <table:table-cell table:number-columns-repeated="1008"/>
        </table:table-row>
        <table:table-row table:style-name="ro1">
          <table:table-cell table:style-name="ce6" office:value-type="string">
            <text:p>VEX.NDS.256.66.0F38.W0 2E /r</text:p>
          </table:table-cell>
          <table:table-cell table:style-name="ce6" office:value-type="string">
            <text:p>VMASKMOVPS m256, ymm1, y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store packed single-precision values from ymm2 using mask in ymm1.</text:p>
          </table:table-cell>
          <table:table-cell table:number-columns-repeated="1008"/>
        </table:table-row>
        <table:table-row table:style-name="ro1">
          <table:table-cell table:style-name="ce6" office:value-type="string">
            <text:p>VEX.NDS.128.66.0F38.W0 2F /r</text:p>
          </table:table-cell>
          <table:table-cell table:style-name="ce6" office:value-type="string">
            <text:p>VMASKMOVPD m128, xmm1, x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store packed double-precision values from xmm2 using mask in xmm1.</text:p>
          </table:table-cell>
          <table:table-cell table:number-columns-repeated="1008"/>
        </table:table-row>
        <table:table-row table:style-name="ro1">
          <table:table-cell table:style-name="ce6" office:value-type="string">
            <text:p>VEX.NDS.256.66.0F38.W0 2F /r</text:p>
          </table:table-cell>
          <table:table-cell table:style-name="ce6" office:value-type="string">
            <text:p>VMASKMOVPD m256, ymm1, y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store packed double-precision values from ymm2 using mask in ymm1.</text:p>
          </table:table-cell>
          <table:table-cell table:number-columns-repeated="1008"/>
        </table:table-row>
        <table:table-row table:style-name="ro1">
          <table:table-cell table:number-columns-repeated="1023"/>
        </table:table-row>
        <table:table-row table:style-name="ro1">
          <table:table-cell office:value-type="string">
            <text:p>VEX.NDS.128.66.0F3A.W0 02 /r ib</text:p>
          </table:table-cell>
          <table:table-cell office:value-type="string">
            <text:p>VPBLENDD xmm1, xmm2, xmm3/m128, imm8</text:p>
          </table:table-cell>
          <table:table-cell office:value-type="string">
            <text:p>RVMI</text:p>
          </table:table-cell>
          <table:table-cell office:value-type="string">
            <text:p>Z, R,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blendd</text:p>
          </table:table-cell>
          <table:table-cell/>
          <table:table-cell office:value-type="string">
            <text:p>Select dwords from xmm2 and xmm3/m128 from mask specified in imm8 and store the values into xmm1.</text:p>
          </table:table-cell>
          <table:table-cell table:number-columns-repeated="1008"/>
        </table:table-row>
        <table:table-row table:style-name="ro1">
          <table:table-cell office:value-type="string">
            <text:p>VEX.NDS.256.66.0F3A.W0 02 /r ib</text:p>
          </table:table-cell>
          <table:table-cell office:value-type="string">
            <text:p>VPBLENDD ymm1, ymm2, ymm3/m256, imm8</text:p>
          </table:table-cell>
          <table:table-cell office:value-type="string">
            <text:p>RVMI</text:p>
          </table:table-cell>
          <table:table-cell office:value-type="string">
            <text:p>W, R,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blendd</text:p>
          </table:table-cell>
          <table:table-cell/>
          <table:table-cell office:value-type="string">
            <text:p>Select dwords from ymm2 and ymm3/m256 from mask specified in imm8 and store the values into ymm1.</text:p>
          </table:table-cell>
          <table:table-cell table:number-columns-repeated="1008"/>
        </table:table-row>
        <table:table-row table:style-name="ro1">
          <table:table-cell table:number-columns-repeated="1023"/>
        </table:table-row>
        <table:table-row table:style-name="ro1">
          <table:table-cell office:value-type="string">
            <text:p>VEX.128.66.0F38.W0 78 /r</text:p>
          </table:table-cell>
          <table:table-cell office:value-type="string">
            <text:p>VPBROADCASTB xmm1, xmm2/m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b</text:p>
          </table:table-cell>
          <table:table-cell/>
          <table:table-cell office:value-type="string">
            <text:p>Broadcast a byte integer in the source operand to sixteen locations in xmm1.</text:p>
          </table:table-cell>
          <table:table-cell table:number-columns-repeated="1008"/>
        </table:table-row>
        <table:table-row table:style-name="ro1">
          <table:table-cell office:value-type="string">
            <text:p>VEX.256.66.0F38.W0 78 /r</text:p>
          </table:table-cell>
          <table:table-cell office:value-type="string">
            <text:p>VPBROADCASTB ymm1, xmm2/m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b</text:p>
          </table:table-cell>
          <table:table-cell/>
          <table:table-cell office:value-type="string">
            <text:p>Broadcast a byte integer in the source operand to thirty two locations in ymm1.</text:p>
          </table:table-cell>
          <table:table-cell table:number-columns-repeated="1008"/>
        </table:table-row>
        <table:table-row table:style-name="ro1">
          <table:table-cell office:value-type="string">
            <text:p>VEX.128.66.0F38.W0 79 /r</text:p>
          </table:table-cell>
          <table:table-cell office:value-type="string">
            <text:p>VPBROADCASTW xmm1, xmm2/m16</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w</text:p>
          </table:table-cell>
          <table:table-cell/>
          <table:table-cell office:value-type="string">
            <text:p>Broadcast a word integer in the source operand to eight locations in xmm1.</text:p>
          </table:table-cell>
          <table:table-cell table:number-columns-repeated="1008"/>
        </table:table-row>
        <table:table-row table:style-name="ro1">
          <table:table-cell office:value-type="string">
            <text:p>VEX.256.66.0F38.W0 79 /r</text:p>
          </table:table-cell>
          <table:table-cell office:value-type="string">
            <text:p>VPBROADCASTW y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w</text:p>
          </table:table-cell>
          <table:table-cell/>
          <table:table-cell office:value-type="string">
            <text:p>Broadcast a word integer in the source operand to sixteen locations in ymm1.</text:p>
          </table:table-cell>
          <table:table-cell table:number-columns-repeated="1008"/>
        </table:table-row>
        <table:table-row table:style-name="ro1">
          <table:table-cell office:value-type="string">
            <text:p>VEX.128.66.0F38.W0 58 /r</text:p>
          </table:table-cell>
          <table:table-cell office:value-type="string">
            <text:p>VPBROADCASTD xmm1, xmm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d</text:p>
          </table:table-cell>
          <table:table-cell/>
          <table:table-cell office:value-type="string">
            <text:p>Broadcast a dword integer in the source operand to four locations in xmm1.</text:p>
          </table:table-cell>
          <table:table-cell table:number-columns-repeated="1008"/>
        </table:table-row>
        <table:table-row table:style-name="ro1">
          <table:table-cell office:value-type="string">
            <text:p>VEX.256.66.0F38.W0 58 /r</text:p>
          </table:table-cell>
          <table:table-cell office:value-type="string">
            <text:p>VPBROADCASTD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d</text:p>
          </table:table-cell>
          <table:table-cell/>
          <table:table-cell office:value-type="string">
            <text:p>Broadcast a dword integer in the source operand to eight locations in ymm1.</text:p>
          </table:table-cell>
          <table:table-cell table:number-columns-repeated="1008"/>
        </table:table-row>
        <table:table-row table:style-name="ro1">
          <table:table-cell office:value-type="string">
            <text:p>VEX.128.66.0F38.W0 59 /r</text:p>
          </table:table-cell>
          <table:table-cell office:value-type="string">
            <text:p>VPBROADCASTQ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q</text:p>
          </table:table-cell>
          <table:table-cell/>
          <table:table-cell office:value-type="string">
            <text:p>Broadcast a qword element in mem to two locations in xmm1</text:p>
          </table:table-cell>
          <table:table-cell table:number-columns-repeated="1008"/>
        </table:table-row>
        <table:table-row table:style-name="ro1">
          <table:table-cell office:value-type="string">
            <text:p>VEX.256.66.0F38.W0 59 /r</text:p>
          </table:table-cell>
          <table:table-cell office:value-type="string">
            <text:p>VPBROADCAST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q</text:p>
          </table:table-cell>
          <table:table-cell/>
          <table:table-cell office:value-type="string">
            <text:p>Broadcast a qword element in mem to four locations in ymm1</text:p>
          </table:table-cell>
          <table:table-cell table:number-columns-repeated="1008"/>
        </table:table-row>
        <table:table-row table:style-name="ro1">
          <table:table-cell office:value-type="string">
            <text:p>VEX.256.66.0F38.W0 5A /r</text:p>
          </table:table-cell>
          <table:table-cell office:value-type="string">
            <text:p>VBROADCASTI128 y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i128</text:p>
          </table:table-cell>
          <table:table-cell/>
          <table:table-cell office:value-type="string">
            <text:p>Broadcast 128 bits of integer data in mem to low and high 128-bits in ymm1.</text:p>
          </table:table-cell>
          <table:table-cell table:number-columns-repeated="1008"/>
        </table:table-row>
        <table:table-row table:style-name="ro1">
          <table:table-cell table:number-columns-repeated="1023"/>
        </table:table-row>
        <table:table-row table:style-name="ro1">
          <table:table-cell office:value-type="string">
            <text:p>VEX.NDS.256.66.0F38.W0 36 /r</text:p>
          </table:table-cell>
          <table:table-cell office:value-type="string">
            <text:p>VPERM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d</text:p>
          </table:table-cell>
          <table:table-cell/>
          <table:table-cell office:value-type="string">
            <text:p>Permute doublewords in ymm3/m256 using indexes in ymm2 and store the result in ymm1.</text:p>
          </table:table-cell>
          <table:table-cell table:number-columns-repeated="1008"/>
        </table:table-row>
        <table:table-row table:style-name="ro1">
          <table:table-cell table:number-columns-repeated="1023"/>
        </table:table-row>
        <table:table-row table:style-name="ro1">
          <table:table-cell office:value-type="string">
            <text:p>VEX.256.66.0F3A.W1 01 /r ib</text:p>
          </table:table-cell>
          <table:table-cell office:value-type="string">
            <text:p>VPERMPD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pd</text:p>
          </table:table-cell>
          <table:table-cell/>
          <table:table-cell office:value-type="string">
            <text:p>Permute double-precision floating-point elements in ymm2/m256 using indexes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VEX.NDS.256.66.0F38.W0 16 /r</text:p>
          </table:table-cell>
          <table:table-cell office:value-type="string">
            <text:p>VPERM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ps</text:p>
          </table:table-cell>
          <table:table-cell/>
          <table:table-cell office:value-type="string">
            <text:p>Permute single-precision floating-point elements in ymm3/m256 using indexes in ymm2 and store the result in ymm1.</text:p>
          </table:table-cell>
          <table:table-cell table:number-columns-repeated="1008"/>
        </table:table-row>
        <table:table-row table:style-name="ro1">
          <table:table-cell table:number-columns-repeated="1023"/>
        </table:table-row>
        <table:table-row table:style-name="ro1">
          <table:table-cell office:value-type="string">
            <text:p>VEX.256.66.0F3A.W1 00 /r ib</text:p>
          </table:table-cell>
          <table:table-cell office:value-type="string">
            <text:p>VPERMQ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q</text:p>
          </table:table-cell>
          <table:table-cell/>
          <table:table-cell office:value-type="string">
            <text:p>Permute qwords in ymm2/m256 using indexes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VEX.NDS.256.66.0F3A.W0 46 /r ib</text:p>
          </table:table-cell>
          <table:table-cell office:value-type="string">
            <text:p>VPERM2I128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erm2i128</text:p>
          </table:table-cell>
          <table:table-cell/>
          <table:table-cell office:value-type="string">
            <text:p>Permute 128-bit integer data in ymm2 and ymm3/mem using controls from imm8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VEX.NDS.128.66.0F38.W0 0D /r</text:p>
          </table:table-cell>
          <table:table-cell table:style-name="ce6" office:value-type="string">
            <text:p>VPERMIL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xmm2 using controls from xmm3/mem and store result in xmm1.</text:p>
          </table:table-cell>
          <table:table-cell table:number-columns-repeated="1008"/>
        </table:table-row>
        <table:table-row table:style-name="ro1">
          <table:table-cell table:style-name="ce6" office:value-type="string">
            <text:p>VEX.NDS.256.66.0F38.W0 0D /r</text:p>
          </table:table-cell>
          <table:table-cell table:style-name="ce6" office:value-type="string">
            <text:p>VPERMIL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ymm2 using controls from ymm3/mem and store result in ymm1.</text:p>
          </table:table-cell>
          <table:table-cell table:number-columns-repeated="1008"/>
        </table:table-row>
        <table:table-row table:style-name="ro1">
          <table:table-cell table:style-name="ce6" office:value-type="string">
            <text:p>VEX.128.66.0F3A.W0 05 /r ib</text:p>
          </table:table-cell>
          <table:table-cell table:style-name="ce6" office:value-type="string">
            <text:p>VPERMILPD xmm1, xmm2/m128,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xmm2/mem using controls from imm8.</text:p>
          </table:table-cell>
          <table:table-cell table:number-columns-repeated="1008"/>
        </table:table-row>
        <table:table-row table:style-name="ro1">
          <table:table-cell table:style-name="ce6" office:value-type="string">
            <text:p>VEX.256.66.0F3A.W0 05 /r ib</text:p>
          </table:table-cell>
          <table:table-cell table:style-name="ce6" office:value-type="string">
            <text:p>VPERMILPD ymm1, ymm2/m256,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ymm2/mem using controls from imm8.</text:p>
          </table:table-cell>
          <table:table-cell table:number-columns-repeated="1008"/>
        </table:table-row>
        <table:table-row table:style-name="ro1">
          <table:table-cell table:number-columns-repeated="1023"/>
        </table:table-row>
        <table:table-row table:style-name="ro1">
          <table:table-cell table:style-name="ce6" office:value-type="string">
            <text:p>VEX.NDS.128.66.0F38.W0 0C /r</text:p>
          </table:table-cell>
          <table:table-cell table:style-name="ce6" office:value-type="string">
            <text:p>VPERMILPS xmm1, xmm2, xmm3/m128</text:p>
          </table:table-cell>
          <table:table-cell table:style-name="ce6" office:value-type="string">
            <text:p>RVM</text:p>
          </table:table-cell>
          <table:table-cell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xmm2 using controls from xmm3/mem and store result in xmm1.</text:p>
          </table:table-cell>
          <table:table-cell table:number-columns-repeated="1008"/>
        </table:table-row>
        <table:table-row table:style-name="ro1">
          <table:table-cell table:style-name="ce6" office:value-type="string">
            <text:p>VEX.128.66.0F3A.W0 04 /r ib</text:p>
          </table:table-cell>
          <table:table-cell table:style-name="ce6" office:value-type="string">
            <text:p>VPERMILPS xmm1, xmm2/m128, imm8</text:p>
          </table:table-cell>
          <table:table-cell table:style-name="ce6" office:value-type="string">
            <text:p>RMI</text:p>
          </table:table-cell>
          <table:table-cell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xmm2/mem using controls from imm8 and store result in xmm1.</text:p>
          </table:table-cell>
          <table:table-cell table:number-columns-repeated="1008"/>
        </table:table-row>
        <table:table-row table:style-name="ro1">
          <table:table-cell table:style-name="ce6" office:value-type="string">
            <text:p>VEX.NDS.256.66.0F38.W0 0C /r</text:p>
          </table:table-cell>
          <table:table-cell table:style-name="ce6" office:value-type="string">
            <text:p>VPERMIL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ymm2 using controls from ymm3/mem and store result in ymm1.</text:p>
          </table:table-cell>
          <table:table-cell table:number-columns-repeated="1008"/>
        </table:table-row>
        <table:table-row table:style-name="ro1">
          <table:table-cell table:style-name="ce6" office:value-type="string">
            <text:p>VEX.256.66.0F3A.W0 04 /r ib</text:p>
          </table:table-cell>
          <table:table-cell table:style-name="ce6" office:value-type="string">
            <text:p>VPERMILPS ymm1, ymm2/m256,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ymm2/mem using controls from imm8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VEX.NDS.256.66.0F3A.W0 06 /r ib</text:p>
          </table:table-cell>
          <table:table-cell table:style-name="ce6" office:value-type="string">
            <text:p>VPERM2F128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2f128</text:p>
          </table:table-cell>
          <table:table-cell table:style-name="ce6"/>
          <table:table-cell table:style-name="ce6" office:value-type="string">
            <text:p>Permute 128-bit floating-point fields in ymm2 and ymm3/mem using controls from imm8 and store result in ymm1.</text:p>
          </table:table-cell>
          <table:table-cell table:number-columns-repeated="1008"/>
        </table:table-row>
        <table:table-row table:style-name="ro1">
          <table:table-cell table:number-columns-repeated="1023"/>
        </table:table-row>
        <table:table-row table:style-name="ro1">
          <table:table-cell office:value-type="string">
            <text:p>VEX.NDS.128.66.0F38.W0 8C /r</text:p>
          </table:table-cell>
          <table:table-cell office:value-type="string">
            <text:p>VPMASKMOVD xmm1, xmm2, 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load dword values from m128 using mask in xmm2 and store in xmm1.</text:p>
          </table:table-cell>
          <table:table-cell table:number-columns-repeated="1008"/>
        </table:table-row>
        <table:table-row table:style-name="ro1">
          <table:table-cell office:value-type="string">
            <text:p>VEX.NDS.256.66.0F38.W0 8C /r</text:p>
          </table:table-cell>
          <table:table-cell office:value-type="string">
            <text:p>VPMASKMOVD ymm1, ymm2, 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load dword values from m256 using mask in ymm2 and store in ymm1.</text:p>
          </table:table-cell>
          <table:table-cell table:number-columns-repeated="1008"/>
        </table:table-row>
        <table:table-row table:style-name="ro1">
          <table:table-cell office:value-type="string">
            <text:p>VEX.NDS.128.66.0F38.W1 8C /r</text:p>
          </table:table-cell>
          <table:table-cell office:value-type="string">
            <text:p>VPMASKMOVQ xmm1, xmm2, 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load qword values from m128 using mask in xmm2 and store in xmm1.</text:p>
          </table:table-cell>
          <table:table-cell table:number-columns-repeated="1008"/>
        </table:table-row>
        <table:table-row table:style-name="ro1">
          <table:table-cell office:value-type="string">
            <text:p>VEX.NDS.256.66.0F38.W1 8C /r</text:p>
          </table:table-cell>
          <table:table-cell office:value-type="string">
            <text:p>VPMASKMOVQ ymm1, ymm2, 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load qword values from m256 using mask in ymm2 and store in ymm1.</text:p>
          </table:table-cell>
          <table:table-cell table:number-columns-repeated="1008"/>
        </table:table-row>
        <table:table-row table:style-name="ro1">
          <table:table-cell office:value-type="string">
            <text:p>VEX.NDS.128.66.0F38.W0 8E /r</text:p>
          </table:table-cell>
          <table:table-cell office:value-type="string">
            <text:p>VPMASKMOVD m128, xmm1, x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store dword values from xmm2 using mask in xmm1.</text:p>
          </table:table-cell>
          <table:table-cell table:number-columns-repeated="1008"/>
        </table:table-row>
        <table:table-row table:style-name="ro1">
          <table:table-cell office:value-type="string">
            <text:p>VEX.NDS.256.66.0F38.W0 8E /r</text:p>
          </table:table-cell>
          <table:table-cell office:value-type="string">
            <text:p>VPMASKMOVD m256, ymm1, y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store dword values from ymm2 using mask in ymm1.</text:p>
          </table:table-cell>
          <table:table-cell table:number-columns-repeated="1008"/>
        </table:table-row>
        <table:table-row table:style-name="ro1">
          <table:table-cell office:value-type="string">
            <text:p>VEX.NDS.128.66.0F38.W1 8E /r</text:p>
          </table:table-cell>
          <table:table-cell office:value-type="string">
            <text:p>VPMASKMOVQ m128, xmm1, x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store qword values from xmm2 using mask in xmm1.</text:p>
          </table:table-cell>
          <table:table-cell table:number-columns-repeated="1008"/>
        </table:table-row>
        <table:table-row table:style-name="ro1">
          <table:table-cell office:value-type="string">
            <text:p>VEX.NDS.256.66.0F38.W1 8E /r</text:p>
          </table:table-cell>
          <table:table-cell office:value-type="string">
            <text:p>VPMASKMOVQ m256, ymm1, y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store qword values from ymm2 using mask in ymm1.</text:p>
          </table:table-cell>
          <table:table-cell table:number-columns-repeated="1008"/>
        </table:table-row>
        <table:table-row table:style-name="ro1">
          <table:table-cell table:number-columns-repeated="1023"/>
        </table:table-row>
        <table:table-row table:style-name="ro1">
          <table:table-cell office:value-type="string">
            <text:p>VEX.NDS.128.66.0F38.W0 47 /r</text:p>
          </table:table-cell>
          <table:table-cell office:value-type="string">
            <text:p>VPSLL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d</text:p>
          </table:table-cell>
          <table:table-cell/>
          <table:table-cell office:value-type="string">
            <text:p>Shift bits in doublewords in xmm2 left by amount specified in the corresponding element of xmm3/m128 while shifting in 0s.</text:p>
          </table:table-cell>
          <table:table-cell table:number-columns-repeated="1008"/>
        </table:table-row>
        <table:table-row table:style-name="ro1">
          <table:table-cell office:value-type="string">
            <text:p>VEX.NDS.128.66.0F38.W1 47 /r</text:p>
          </table:table-cell>
          <table:table-cell office:value-type="string">
            <text:p>VPSLLVQ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q</text:p>
          </table:table-cell>
          <table:table-cell/>
          <table:table-cell office:value-type="string">
            <text:p>Shift bits in quadwords in xmm2 left by amount specified in the corresponding element of xmm3/m128 while shifting in 0s.</text:p>
          </table:table-cell>
          <table:table-cell table:number-columns-repeated="1008"/>
        </table:table-row>
        <table:table-row table:style-name="ro1">
          <table:table-cell office:value-type="string">
            <text:p>VEX.NDS.256.66.0F38.W0 47 /r</text:p>
          </table:table-cell>
          <table:table-cell office:value-type="string">
            <text:p>VPSLL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d</text:p>
          </table:table-cell>
          <table:table-cell/>
          <table:table-cell office:value-type="string">
            <text:p>Shift bits in doublewords in ymm2 left by amount specified in the corresponding element of ymm3/m256 while shifting in 0s.</text:p>
          </table:table-cell>
          <table:table-cell table:number-columns-repeated="1008"/>
        </table:table-row>
        <table:table-row table:style-name="ro1">
          <table:table-cell office:value-type="string">
            <text:p>VEX.NDS.256.66.0F38.W1 47 /r</text:p>
          </table:table-cell>
          <table:table-cell office:value-type="string">
            <text:p>VPSLLVQ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q</text:p>
          </table:table-cell>
          <table:table-cell/>
          <table:table-cell office:value-type="string">
            <text:p>Shift bits in quadwords in ymm2 left by amount specified in the corresponding element of ymm3/m256 while shifting in 0s.</text:p>
          </table:table-cell>
          <table:table-cell table:number-columns-repeated="1008"/>
        </table:table-row>
        <table:table-row table:style-name="ro1">
          <table:table-cell table:number-columns-repeated="1023"/>
        </table:table-row>
        <table:table-row table:style-name="ro1">
          <table:table-cell office:value-type="string">
            <text:p>VEX.NDS.128.66.0F38.W0 46 /r</text:p>
          </table:table-cell>
          <table:table-cell table:style-name="ce3" office:value-type="string">
            <text:p>VPSRA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avd</text:p>
          </table:table-cell>
          <table:table-cell/>
          <table:table-cell office:value-type="string">
            <text:p>Shift bits in doublewords in xmm2 right by amount specified in the corresponding element of xmm3/m128 while shifting in the sign bits.</text:p>
          </table:table-cell>
          <table:table-cell table:number-columns-repeated="1008"/>
        </table:table-row>
        <table:table-row table:style-name="ro1">
          <table:table-cell table:style-name="ce9" office:value-type="string">
            <text:p>VEX.NDS.256.66.0F38.W0 46 /r</text:p>
          </table:table-cell>
          <table:table-cell table:style-name="Default" office:value-type="string">
            <text:p>VPSRA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avd</text:p>
          </table:table-cell>
          <table:table-cell/>
          <table:table-cell office:value-type="string">
            <text:p>Shift bits in doublewords in ymm2 right by amount specified in the corresponding element of ymm3/m256 while shifting in the sign bits.</text:p>
          </table:table-cell>
          <table:table-cell table:number-columns-repeated="1008"/>
        </table:table-row>
        <table:table-row table:style-name="ro1">
          <table:table-cell table:number-columns-repeated="1023"/>
        </table:table-row>
        <table:table-row table:style-name="ro1">
          <table:table-cell office:value-type="string">
            <text:p>VEX.NDS.128.66.0F38.W0 45 /r</text:p>
          </table:table-cell>
          <table:table-cell office:value-type="string">
            <text:p>VPSRL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d</text:p>
          </table:table-cell>
          <table:table-cell/>
          <table:table-cell office:value-type="string">
            <text:p>Shift bits in doublewords in xmm2 right by amount specified in the corresponding element of xmm3/m128 while shifting in 0s.</text:p>
          </table:table-cell>
          <table:table-cell table:number-columns-repeated="1008"/>
        </table:table-row>
        <table:table-row table:style-name="ro1">
          <table:table-cell office:value-type="string">
            <text:p>VEX.NDS.128.66.0F38.W1 45 /r</text:p>
          </table:table-cell>
          <table:table-cell office:value-type="string">
            <text:p>VPSRLVQ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q</text:p>
          </table:table-cell>
          <table:table-cell/>
          <table:table-cell office:value-type="string">
            <text:p>Shift bits in quadwords in xmm2 right by amount specified in the corresponding element of xmm3/m128 while shifting in 0s.</text:p>
          </table:table-cell>
          <table:table-cell table:number-columns-repeated="1008"/>
        </table:table-row>
        <table:table-row table:style-name="ro1">
          <table:table-cell office:value-type="string">
            <text:p>VEX.NDS.256.66.0F38.W0 45 /r</text:p>
          </table:table-cell>
          <table:table-cell office:value-type="string">
            <text:p>VPSRL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d</text:p>
          </table:table-cell>
          <table:table-cell/>
          <table:table-cell office:value-type="string">
            <text:p>Shift bits in doublewords in ymm2 right by amount specified in the corresponding element of ymm3/m256 while shifting in 0s.</text:p>
          </table:table-cell>
          <table:table-cell table:number-columns-repeated="1008"/>
        </table:table-row>
        <table:table-row table:style-name="ro1">
          <table:table-cell office:value-type="string">
            <text:p>VEX.NDS.256.66.0F38.W1 45 /r</text:p>
          </table:table-cell>
          <table:table-cell office:value-type="string">
            <text:p>VPSRLVQ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q</text:p>
          </table:table-cell>
          <table:table-cell/>
          <table:table-cell office:value-type="string">
            <text:p>Shift bits in quadwords in ymm2 right by amount specified in the corresponding element of ymm3/m256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VEX.128.66.0F38.W0 0E /r</text:p>
          </table:table-cell>
          <table:table-cell table:style-name="ce6" office:value-type="string">
            <text:p>VTESTPS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s</text:p>
          </table:table-cell>
          <table:table-cell table:style-name="ce6"/>
          <table:table-cell table:style-name="ce6" office:value-type="string">
            <text:p>Set ZF and CF depending on sign bit AND and ANDN of packed single-precision floating- point sources.</text:p>
          </table:table-cell>
          <table:table-cell table:number-columns-repeated="1008"/>
        </table:table-row>
        <table:table-row table:style-name="ro1">
          <table:table-cell table:style-name="ce6" office:value-type="string">
            <text:p>VEX.256.66.0F38.W0 0E /r</text:p>
          </table:table-cell>
          <table:table-cell table:style-name="ce6" office:value-type="string">
            <text:p>VTESTPS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s</text:p>
          </table:table-cell>
          <table:table-cell table:style-name="ce6"/>
          <table:table-cell table:style-name="ce6" office:value-type="string">
            <text:p>Set ZF and CF depending on sign bit AND and ANDN of packed single-precision floating- point sources.</text:p>
          </table:table-cell>
          <table:table-cell table:number-columns-repeated="1008"/>
        </table:table-row>
        <table:table-row table:style-name="ro1">
          <table:table-cell table:style-name="ce6" office:value-type="string">
            <text:p>VEX.128.66.0F38.W0 0F /r</text:p>
          </table:table-cell>
          <table:table-cell table:style-name="ce6" office:value-type="string">
            <text:p>VTESTPD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d</text:p>
          </table:table-cell>
          <table:table-cell table:style-name="ce6"/>
          <table:table-cell table:style-name="ce6" office:value-type="string">
            <text:p>Set ZF and CF depending on sign bit AND and ANDN of packed double-precision floating- point sources.</text:p>
          </table:table-cell>
          <table:table-cell table:number-columns-repeated="1008"/>
        </table:table-row>
        <table:table-row table:style-name="ro1">
          <table:table-cell table:style-name="ce6" office:value-type="string">
            <text:p>VEX.256.66.0F38.W0 0F /r</text:p>
          </table:table-cell>
          <table:table-cell table:style-name="ce6" office:value-type="string">
            <text:p>VTESTPD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d</text:p>
          </table:table-cell>
          <table:table-cell table:style-name="ce6"/>
          <table:table-cell table:style-name="ce6" office:value-type="string">
            <text:p>Set ZF and CF depending on sign bit AND and ANDN of packed double-precision floating- point sources.</text:p>
          </table:table-cell>
          <table:table-cell table:number-columns-repeated="1008"/>
        </table:table-row>
        <table:table-row table:style-name="ro1">
          <table:table-cell table:number-columns-repeated="1023"/>
        </table:table-row>
        <table:table-row table:style-name="ro1">
          <table:table-cell table:style-name="ce6" office:value-type="string">
            <text:p>VEX.256.0F.WIG 77</text:p>
          </table:table-cell>
          <table:table-cell table:style-name="ce6" office:value-type="string">
            <text:p>VZEROALL</text:p>
          </table:table-cell>
          <table:table-cell table:style-name="ce6" office:value-type="string">
            <text:p>NP</text:p>
          </table:table-cell>
          <table:table-cell table:style-name="ce6" table:number-columns-repeated="2"/>
          <table:table-cell table:style-name="ce6" office:value-type="string">
            <text:p>YMM*</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zeroall</text:p>
          </table:table-cell>
          <table:table-cell table:style-name="ce6"/>
          <table:table-cell table:style-name="ce6" office:value-type="string">
            <text:p>Zero all YMM registers.</text:p>
          </table:table-cell>
          <table:table-cell table:number-columns-repeated="1008"/>
        </table:table-row>
        <table:table-row table:style-name="ro1">
          <table:table-cell table:number-columns-repeated="1023"/>
        </table:table-row>
        <table:table-row table:style-name="ro1">
          <table:table-cell table:style-name="ce6" office:value-type="string">
            <text:p>VEX.128.0F.WIG 77</text:p>
          </table:table-cell>
          <table:table-cell table:style-name="ce6" office:value-type="string">
            <text:p>VZEROUPPER</text:p>
          </table:table-cell>
          <table:table-cell table:style-name="ce6" office:value-type="string">
            <text:p>NP</text:p>
          </table:table-cell>
          <table:table-cell table:style-name="ce6" table:number-columns-repeated="2"/>
          <table:table-cell table:style-name="ce6" office:value-type="string">
            <text:p>YMM*</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zeroupper</text:p>
          </table:table-cell>
          <table:table-cell table:style-name="ce6"/>
          <table:table-cell table:style-name="ce6" office:value-type="string">
            <text:p>Zero upper 128 bits of all YMM registers.</text:p>
          </table:table-cell>
          <table:table-cell table:number-columns-repeated="1008"/>
        </table:table-row>
        <table:table-row table:style-name="ro1">
          <table:table-cell table:number-columns-repeated="1023"/>
        </table:table-row>
        <table:table-row table:style-name="ro1">
          <table:table-cell table:style-name="ce6" office:value-type="string">
            <text:p>9B</text:p>
          </table:table-cell>
          <table:table-cell table:style-name="ce6" office:value-type="string">
            <text:p>WAIT</text:p>
          </table:table-cell>
          <table:table-cell table:style-name="ce6" office:value-type="string">
            <text:p>NP</text:p>
          </table:table-cell>
          <table:table-cell table:style-name="ce6" table:number-columns-repeated="3"/>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wait</text:p>
          </table:table-cell>
          <table:table-cell table:style-name="ce6"/>
          <table:table-cell table:style-name="ce6" office:value-type="string">
            <text:p>Check pending unmasked floating-point exceptions.</text:p>
          </table:table-cell>
          <table:table-cell table:number-columns-repeated="1008"/>
        </table:table-row>
        <table:table-row table:style-name="ro1">
          <table:table-cell table:style-name="ce6" office:value-type="string">
            <text:p>9B</text:p>
          </table:table-cell>
          <table:table-cell table:style-name="ce6" office:value-type="string">
            <text:p>FWAIT</text:p>
          </table:table-cell>
          <table:table-cell table:style-name="ce6" office:value-type="string">
            <text:p>NP</text:p>
          </table:table-cell>
          <table:table-cell table:style-name="ce6" table:number-columns-repeated="3"/>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wait</text:p>
          </table:table-cell>
          <table:table-cell table:style-name="ce6"/>
          <table:table-cell table:style-name="ce6" office:value-type="string">
            <text:p>Check pending unmasked floating-point exceptions.</text:p>
          </table:table-cell>
          <table:table-cell table:number-columns-repeated="1008"/>
        </table:table-row>
        <table:table-row table:style-name="ro1">
          <table:table-cell table:number-columns-repeated="1023"/>
        </table:table-row>
        <table:table-row table:style-name="ro1">
          <table:table-cell table:style-name="ce7" office:value-type="string">
            <text:p>0F 09</text:p>
          </table:table-cell>
          <table:table-cell table:style-name="ce7" office:value-type="string">
            <text:p>WBINVD</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back and flush Internal caches; initiate writing-back and flushing of external caches.</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3 0F AE /2</text:p>
          </table:table-cell>
          <table:table-cell table:style-name="ce6" office:value-type="string">
            <text:p>WRFSBASE r32</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fsbase</text:p>
          </table:table-cell>
          <table:table-cell table:style-name="ce6"/>
          <table:table-cell table:style-name="ce6" office:value-type="string">
            <text:p>Load the FS base address with the 32-bit value in the source register.</text:p>
          </table:table-cell>
          <table:table-cell table:number-columns-repeated="1008"/>
        </table:table-row>
        <table:table-row table:style-name="ro1">
          <table:table-cell table:style-name="ce6" office:value-type="string">
            <text:p>REX.W+ F3 0F AE /2</text:p>
          </table:table-cell>
          <table:table-cell table:style-name="ce6" office:value-type="string">
            <text:p>WRFSBASE r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fsbase</text:p>
          </table:table-cell>
          <table:table-cell table:style-name="ce6"/>
          <table:table-cell table:style-name="ce6" office:value-type="string">
            <text:p>Load the FS base address with the 64-bit value in the source register.</text:p>
          </table:table-cell>
          <table:table-cell table:number-columns-repeated="1008"/>
        </table:table-row>
        <table:table-row table:style-name="ro1">
          <table:table-cell table:style-name="ce6" office:value-type="string">
            <text:p>F3 0F AE /3</text:p>
          </table:table-cell>
          <table:table-cell table:style-name="ce6" office:value-type="string">
            <text:p>WRGSBASE r32</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gsbase</text:p>
          </table:table-cell>
          <table:table-cell table:style-name="ce6"/>
          <table:table-cell table:style-name="ce6" office:value-type="string">
            <text:p>Load the GS base address with the 32-bit value in the source register.</text:p>
          </table:table-cell>
          <table:table-cell table:number-columns-repeated="1008"/>
        </table:table-row>
        <table:table-row table:style-name="ro1">
          <table:table-cell table:style-name="ce6" office:value-type="string">
            <text:p>REX.W+ F3 0F AE /3</text:p>
          </table:table-cell>
          <table:table-cell table:style-name="ce6" office:value-type="string">
            <text:p>WRGSBASE r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gsbase</text:p>
          </table:table-cell>
          <table:table-cell table:style-name="ce6"/>
          <table:table-cell table:style-name="ce6" office:value-type="string">
            <text:p>Load the GS base address with the 64-bit value in the source register.</text:p>
          </table:table-cell>
          <table:table-cell table:number-columns-repeated="1008"/>
        </table:table-row>
        <table:table-row table:style-name="ro1">
          <table:table-cell table:number-columns-repeated="1023"/>
        </table:table-row>
        <table:table-row table:style-name="ro1">
          <table:table-cell table:style-name="ce7" office:value-type="string">
            <text:p>0F 30</text:p>
          </table:table-cell>
          <table:table-cell table:style-name="ce7" office:value-type="string">
            <text:p>WRMSR</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the value in EDX:EAX to MSR specified by ECX.</text:p>
          </table:table-cell>
          <table:table-cell table:style-name="ce26" table:number-columns-repeated="1008"/>
        </table:table-row>
        <table:table-row table:style-name="ro1">
          <table:table-cell table:number-columns-repeated="1023"/>
        </table:table-row>
        <table:table-row table:style-name="ro1">
          <table:table-cell office:value-type="string">
            <text:p>F2</text:p>
          </table:table-cell>
          <table:table-cell office:value-type="string">
            <text:p>XACQUIRE</text:p>
          </table:table-cell>
          <table:table-cell office:value-type="string">
            <text:p>NP</text:p>
          </table:table-cell>
          <table:table-cell table:number-columns-repeated="6"/>
          <table:table-cell table:number-columns-repeated="2" office:value-type="string">
            <text:p>V</text:p>
          </table:table-cell>
          <table:table-cell office:value-type="string">
            <text:p>HLE</text:p>
          </table:table-cell>
          <table:table-cell office:value-type="string">
            <text:p>xacquire</text:p>
          </table:table-cell>
          <table:table-cell/>
          <table:table-cell office:value-type="string">
            <text:p>A hint used with an “XACQUIRE-enabled“ instruction to start lock elision on the instruction memory operand address.</text:p>
          </table:table-cell>
          <table:table-cell table:number-columns-repeated="1008"/>
        </table:table-row>
        <table:table-row table:style-name="ro1">
          <table:table-cell office:value-type="string">
            <text:p>F3</text:p>
          </table:table-cell>
          <table:table-cell office:value-type="string">
            <text:p>XRELEASE</text:p>
          </table:table-cell>
          <table:table-cell office:value-type="string">
            <text:p>NP</text:p>
          </table:table-cell>
          <table:table-cell table:number-columns-repeated="6"/>
          <table:table-cell table:number-columns-repeated="2" office:value-type="string">
            <text:p>V</text:p>
          </table:table-cell>
          <table:table-cell office:value-type="string">
            <text:p>HLE</text:p>
          </table:table-cell>
          <table:table-cell office:value-type="string">
            <text:p>xrelease</text:p>
          </table:table-cell>
          <table:table-cell/>
          <table:table-cell office:value-type="string">
            <text:p>A hint used with an “XRELEASE-enabled“ instruction to end lock elision on the instruction memory operand address.</text:p>
          </table:table-cell>
          <table:table-cell table:number-columns-repeated="1008"/>
        </table:table-row>
        <table:table-row table:style-name="ro1">
          <table:table-cell table:number-columns-repeated="1023"/>
        </table:table-row>
        <table:table-row table:style-name="ro1">
          <table:table-cell office:value-type="string">
            <text:p>C6 F8 ib</text:p>
          </table:table-cell>
          <table:table-cell office:value-type="string">
            <text:p>XABORT imm8</text:p>
          </table:table-cell>
          <table:table-cell office:value-type="string">
            <text:p>I</text:p>
          </table:table-cell>
          <table:table-cell office:value-type="string">
            <text:p>R</text:p>
          </table:table-cell>
          <table:table-cell table:number-columns-repeated="5"/>
          <table:table-cell table:number-columns-repeated="2" office:value-type="string">
            <text:p>V</text:p>
          </table:table-cell>
          <table:table-cell office:value-type="string">
            <text:p>RTM</text:p>
          </table:table-cell>
          <table:table-cell office:value-type="string">
            <text:p>xabort</text:p>
          </table:table-cell>
          <table:table-cell/>
          <table:table-cell office:value-type="string">
            <text:p>Causes an RTM abort if in RTM execution</text:p>
          </table:table-cell>
          <table:table-cell table:number-columns-repeated="1008"/>
        </table:table-row>
        <table:table-row table:style-name="ro1">
          <table:table-cell table:number-columns-repeated="1023"/>
        </table:table-row>
        <table:table-row table:style-name="ro1">
          <table:table-cell table:style-name="ce6" office:value-type="string">
            <text:p>0F C0 /r</text:p>
          </table:table-cell>
          <table:table-cell table:style-name="ce6" office:value-type="string">
            <text:p>XADD r/m8, r8</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b</text:p>
          </table:table-cell>
          <table:table-cell table:style-name="ce6"/>
          <table:table-cell table:style-name="ce6" office:value-type="string">
            <text:p>Exchange r8 and r/m8; load sum into r/m8.</text:p>
          </table:table-cell>
          <table:table-cell table:number-columns-repeated="1008"/>
        </table:table-row>
        <table:table-row table:style-name="ro1">
          <table:table-cell table:style-name="ce6" office:value-type="string">
            <text:p>REX+ 0F C0 /r</text:p>
          </table:table-cell>
          <table:table-cell table:style-name="ce6" office:value-type="string">
            <text:p>XADD r/m8, r8</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addb</text:p>
          </table:table-cell>
          <table:table-cell table:style-name="ce6"/>
          <table:table-cell table:style-name="ce6" office:value-type="string">
            <text:p>Exchange r8 and r/m8; load sum into r/m8.</text:p>
          </table:table-cell>
          <table:table-cell table:number-columns-repeated="1008"/>
        </table:table-row>
        <table:table-row table:style-name="ro1">
          <table:table-cell table:style-name="ce6" office:value-type="string">
            <text:p>0F C1 /r</text:p>
          </table:table-cell>
          <table:table-cell table:style-name="ce6" office:value-type="string">
            <text:p>XADD r/m16, r16</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w</text:p>
          </table:table-cell>
          <table:table-cell table:style-name="ce6"/>
          <table:table-cell table:style-name="ce6" office:value-type="string">
            <text:p>Exchange r16 and r/m16; load sum into r/m16.</text:p>
          </table:table-cell>
          <table:table-cell table:number-columns-repeated="1008"/>
        </table:table-row>
        <table:table-row table:style-name="ro1">
          <table:table-cell table:style-name="ce6" office:value-type="string">
            <text:p>0F C1 /r</text:p>
          </table:table-cell>
          <table:table-cell table:style-name="ce6" office:value-type="string">
            <text:p>XADD r/m32, r32</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l</text:p>
          </table:table-cell>
          <table:table-cell table:style-name="ce6"/>
          <table:table-cell table:style-name="ce6" office:value-type="string">
            <text:p>Exchange r32 and r/m32; load sum into r/m32.</text:p>
          </table:table-cell>
          <table:table-cell table:number-columns-repeated="1008"/>
        </table:table-row>
        <table:table-row table:style-name="ro1">
          <table:table-cell table:style-name="ce6" office:value-type="string">
            <text:p>REX.W+ 0F C1 /r</text:p>
          </table:table-cell>
          <table:table-cell table:style-name="ce6" office:value-type="string">
            <text:p>XADD r/m64, r64</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addq</text:p>
          </table:table-cell>
          <table:table-cell table:style-name="ce6"/>
          <table:table-cell table:style-name="ce6" office:value-type="string">
            <text:p>Exchange r64 and r/m64; load sum into r/m64.</text:p>
          </table:table-cell>
          <table:table-cell table:number-columns-repeated="1008"/>
        </table:table-row>
        <table:table-row table:style-name="ro1">
          <table:table-cell table:number-columns-repeated="1023"/>
        </table:table-row>
        <table:table-row table:style-name="ro1">
          <table:table-cell table:style-name="ce14" office:value-type="string">
            <text:p>C7 F8</text:p>
          </table:table-cell>
          <table:table-cell table:style-name="ce19" office:value-type="string">
            <text:p>XBEGIN rel16</text:p>
          </table:table-cell>
          <table:table-cell table:style-name="ce19" office:value-type="string">
            <text:p>A</text:p>
          </table:table-cell>
          <table:table-cell table:style-name="ce19" office:value-type="string">
            <text:p>R</text:p>
          </table:table-cell>
          <table:table-cell table:style-name="ce19" table:number-columns-repeated="5"/>
          <table:table-cell table:style-name="ce19" office:value-type="string">
            <text:p>NS</text:p>
          </table:table-cell>
          <table:table-cell table:style-name="ce19" office:value-type="string">
            <text:p>V</text:p>
          </table:table-cell>
          <table:table-cell table:style-name="ce19" office:value-type="string">
            <text:p>RTM</text:p>
          </table:table-cell>
          <table:table-cell table:style-name="ce19" office:value-type="string">
            <text:p>xbegin</text:p>
          </table:table-cell>
          <table:table-cell table:style-name="ce19"/>
          <table:table-cell table:style-name="ce19" office:value-type="string">
            <text:p>Specifies the start of an RTM region. Provides a 16-bit relative offset to compute the address of the fallback instruction address at which execution resumes following an RTM abort.</text:p>
          </table:table-cell>
          <table:table-cell table:number-columns-repeated="1008"/>
        </table:table-row>
        <table:table-row table:style-name="ro1">
          <table:table-cell office:value-type="string">
            <text:p>C7 F8</text:p>
          </table:table-cell>
          <table:table-cell office:value-type="string">
            <text:p>XBEGIN rel32</text:p>
          </table:table-cell>
          <table:table-cell office:value-type="string">
            <text:p>A</text:p>
          </table:table-cell>
          <table:table-cell office:value-type="string">
            <text:p>R</text:p>
          </table:table-cell>
          <table:table-cell table:number-columns-repeated="5"/>
          <table:table-cell table:number-columns-repeated="2" office:value-type="string">
            <text:p>V</text:p>
          </table:table-cell>
          <table:table-cell office:value-type="string">
            <text:p>RTM</text:p>
          </table:table-cell>
          <table:table-cell office:value-type="string">
            <text:p>xbegin</text:p>
          </table:table-cell>
          <table:table-cell/>
          <table:table-cell office:value-type="string">
            <text:p>Specifies the start of an RTM region. Provides a 32-bit relative offset to compute the address of the fallback instruction address at which execution resumes following an RTM abort.</text:p>
          </table:table-cell>
          <table:table-cell table:number-columns-repeated="1008"/>
        </table:table-row>
        <table:table-row table:style-name="ro1">
          <table:table-cell table:number-columns-repeated="1023"/>
        </table:table-row>
        <table:table-row table:style-name="ro1">
          <table:table-cell table:style-name="ce6" office:value-type="string">
            <text:p>90 +rw</text:p>
          </table:table-cell>
          <table:table-cell table:style-name="ce6" office:value-type="string">
            <text:p>XCHG AX, r16</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r16 with AX.</text:p>
          </table:table-cell>
          <table:table-cell table:number-columns-repeated="1008"/>
        </table:table-row>
        <table:table-row table:style-name="ro1">
          <table:table-cell table:style-name="ce6" office:value-type="string">
            <text:p>90 +rw</text:p>
          </table:table-cell>
          <table:table-cell table:style-name="ce6" office:value-type="string">
            <text:p>XCHG r16, AX</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AX with r16.</text:p>
          </table:table-cell>
          <table:table-cell table:number-columns-repeated="1008"/>
        </table:table-row>
        <table:table-row table:style-name="ro1">
          <table:table-cell table:style-name="ce6" office:value-type="string">
            <text:p>90 +rd</text:p>
          </table:table-cell>
          <table:table-cell table:style-name="ce6" office:value-type="string">
            <text:p>XCHG EAX, r32</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r32 with EAX.</text:p>
          </table:table-cell>
          <table:table-cell table:number-columns-repeated="1008"/>
        </table:table-row>
        <table:table-row table:style-name="ro1">
          <table:table-cell table:style-name="ce6" office:value-type="string">
            <text:p>REX.W+ 90 +rd</text:p>
          </table:table-cell>
          <table:table-cell table:style-name="ce6" office:value-type="string">
            <text:p>XCHG RAX, r64</text:p>
          </table:table-cell>
          <table:table-cell table:style-name="ce6" office:value-type="string">
            <text:p>O</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r64 with RAX.</text:p>
          </table:table-cell>
          <table:table-cell table:number-columns-repeated="1008"/>
        </table:table-row>
        <table:table-row table:style-name="ro1">
          <table:table-cell table:style-name="ce6" office:value-type="string">
            <text:p>90 +rd</text:p>
          </table:table-cell>
          <table:table-cell table:style-name="ce6" office:value-type="string">
            <text:p>XCHG r32, EAX</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EAX with r32.</text:p>
          </table:table-cell>
          <table:table-cell table:number-columns-repeated="1008"/>
        </table:table-row>
        <table:table-row table:style-name="ro1">
          <table:table-cell table:style-name="ce6" office:value-type="string">
            <text:p>REX.W+ 90 +rd</text:p>
          </table:table-cell>
          <table:table-cell table:style-name="ce6" office:value-type="string">
            <text:p>XCHG r64, RAX</text:p>
          </table:table-cell>
          <table:table-cell table:style-name="ce6" office:value-type="string">
            <text:p>O</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RAX with r64.</text:p>
          </table:table-cell>
          <table:table-cell table:number-columns-repeated="1008"/>
        </table:table-row>
        <table:table-row table:style-name="ro1">
          <table:table-cell table:style-name="ce6" office:value-type="string">
            <text:p>86 /r</text:p>
          </table:table-cell>
          <table:table-cell table:style-name="ce6" office:value-type="string">
            <text:p>XCHG r/m8, r8</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b</text:p>
          </table:table-cell>
          <table:table-cell table:style-name="ce6" office:value-type="string">
            <text:p>YES</text:p>
          </table:table-cell>
          <table:table-cell table:style-name="ce6" office:value-type="string">
            <text:p>Exchange r8 (byte register) with byte from r/m8.</text:p>
          </table:table-cell>
          <table:table-cell table:number-columns-repeated="1008"/>
        </table:table-row>
        <table:table-row table:style-name="ro1">
          <table:table-cell table:style-name="ce6" office:value-type="string">
            <text:p>REX+ 86 /r</text:p>
          </table:table-cell>
          <table:table-cell table:style-name="ce6" office:value-type="string">
            <text:p>XCHG r/m8, r8</text:p>
          </table:table-cell>
          <table:table-cell table:style-name="ce6" office:value-type="string">
            <text:p>MR</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b</text:p>
          </table:table-cell>
          <table:table-cell table:style-name="ce6"/>
          <table:table-cell table:style-name="ce6" office:value-type="string">
            <text:p>Exchange r8 (byte register) with byte from r/m8.</text:p>
          </table:table-cell>
          <table:table-cell table:number-columns-repeated="1008"/>
        </table:table-row>
        <table:table-row table:style-name="ro1">
          <table:table-cell table:style-name="ce6" office:value-type="string">
            <text:p>86 /r</text:p>
          </table:table-cell>
          <table:table-cell table:style-name="ce6" office:value-type="string">
            <text:p>XCHG r8, r/m8</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b</text:p>
          </table:table-cell>
          <table:table-cell table:style-name="ce6"/>
          <table:table-cell table:style-name="ce6" office:value-type="string">
            <text:p>Exchange byte from r/m8 with r8 (byte register).</text:p>
          </table:table-cell>
          <table:table-cell table:number-columns-repeated="1008"/>
        </table:table-row>
        <table:table-row table:style-name="ro1">
          <table:table-cell table:style-name="ce6" office:value-type="string">
            <text:p>REX+ 86 /r</text:p>
          </table:table-cell>
          <table:table-cell table:style-name="ce6" office:value-type="string">
            <text:p>XCHG r8, r/m8</text:p>
          </table:table-cell>
          <table:table-cell table:style-name="ce6" office:value-type="string">
            <text:p>RM</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b</text:p>
          </table:table-cell>
          <table:table-cell table:style-name="ce6"/>
          <table:table-cell table:style-name="ce6" office:value-type="string">
            <text:p>Exchange byte from r/m8 with r8 (byte register).</text:p>
          </table:table-cell>
          <table:table-cell table:number-columns-repeated="1008"/>
        </table:table-row>
        <table:table-row table:style-name="ro1">
          <table:table-cell table:style-name="ce6" office:value-type="string">
            <text:p>87 /r</text:p>
          </table:table-cell>
          <table:table-cell table:style-name="ce6" office:value-type="string">
            <text:p>XCHG r/m16, r16</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office:value-type="string">
            <text:p>YES</text:p>
          </table:table-cell>
          <table:table-cell table:style-name="ce6" office:value-type="string">
            <text:p>Exchange r16 with word from r/m16.</text:p>
          </table:table-cell>
          <table:table-cell table:number-columns-repeated="1008"/>
        </table:table-row>
        <table:table-row table:style-name="ro1">
          <table:table-cell table:style-name="ce6" office:value-type="string">
            <text:p>87 /r</text:p>
          </table:table-cell>
          <table:table-cell table:style-name="ce6" office:value-type="string">
            <text:p>XCHG r16, r/m16</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word from r/m16 with r16.</text:p>
          </table:table-cell>
          <table:table-cell table:number-columns-repeated="1008"/>
        </table:table-row>
        <table:table-row table:style-name="ro1">
          <table:table-cell table:style-name="ce6" office:value-type="string">
            <text:p>87 /r</text:p>
          </table:table-cell>
          <table:table-cell table:style-name="ce6" office:value-type="string">
            <text:p>XCHG r/m32, r32</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office:value-type="string">
            <text:p>YES</text:p>
          </table:table-cell>
          <table:table-cell table:style-name="ce6" office:value-type="string">
            <text:p>Exchange r32 with doubleword from r/m32.</text:p>
          </table:table-cell>
          <table:table-cell table:number-columns-repeated="1008"/>
        </table:table-row>
        <table:table-row table:style-name="ro1">
          <table:table-cell table:style-name="ce6" office:value-type="string">
            <text:p>REX.W+ 87 /r</text:p>
          </table:table-cell>
          <table:table-cell table:style-name="ce6" office:value-type="string">
            <text:p>XCHG r/m64, r64</text:p>
          </table:table-cell>
          <table:table-cell table:style-name="ce6" office:value-type="string">
            <text:p>MR</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office:value-type="string">
            <text:p>YES</text:p>
          </table:table-cell>
          <table:table-cell table:style-name="ce6" office:value-type="string">
            <text:p>Exchange r64 with quadword from r/m64.</text:p>
          </table:table-cell>
          <table:table-cell table:number-columns-repeated="1008"/>
        </table:table-row>
        <table:table-row table:style-name="ro1">
          <table:table-cell table:style-name="ce6" office:value-type="string">
            <text:p>87 /r</text:p>
          </table:table-cell>
          <table:table-cell table:style-name="ce6" office:value-type="string">
            <text:p>XCHG r32, r/m32</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doubleword from r/m32 with r32.</text:p>
          </table:table-cell>
          <table:table-cell table:number-columns-repeated="1008"/>
        </table:table-row>
        <table:table-row table:style-name="ro1">
          <table:table-cell table:style-name="ce6" office:value-type="string">
            <text:p>REX.W+ 87 /r</text:p>
          </table:table-cell>
          <table:table-cell table:style-name="ce6" office:value-type="string">
            <text:p>XCHG r64, r/m64</text:p>
          </table:table-cell>
          <table:table-cell table:style-name="ce6" office:value-type="string">
            <text:p>RM</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quadword from r/m64 with r64.</text:p>
          </table:table-cell>
          <table:table-cell table:number-columns-repeated="1008"/>
        </table:table-row>
        <table:table-row table:style-name="ro1">
          <table:table-cell table:number-columns-repeated="1023"/>
        </table:table-row>
        <table:table-row table:style-name="ro1">
          <table:table-cell office:value-type="string">
            <text:p>0F 01 D5</text:p>
          </table:table-cell>
          <table:table-cell office:value-type="string">
            <text:p>XEND</text:p>
          </table:table-cell>
          <table:table-cell office:value-type="string">
            <text:p>NP</text:p>
          </table:table-cell>
          <table:table-cell table:number-columns-repeated="6"/>
          <table:table-cell table:number-columns-repeated="2" office:value-type="string">
            <text:p>V</text:p>
          </table:table-cell>
          <table:table-cell office:value-type="string">
            <text:p>RTM</text:p>
          </table:table-cell>
          <table:table-cell office:value-type="string">
            <text:p>xend</text:p>
          </table:table-cell>
          <table:table-cell/>
          <table:table-cell office:value-type="string">
            <text:p>Specifies the end of an RTM code region.</text:p>
          </table:table-cell>
          <table:table-cell table:number-columns-repeated="1008"/>
        </table:table-row>
        <table:table-row table:style-name="ro1">
          <table:table-cell table:number-columns-repeated="1023"/>
        </table:table-row>
        <table:table-row table:style-name="ro1">
          <table:table-cell table:style-name="ce6" office:value-type="string">
            <text:p>0F 01 D0</text:p>
          </table:table-cell>
          <table:table-cell table:style-name="ce6" office:value-type="string">
            <text:p>XGETBV</text:p>
          </table:table-cell>
          <table:table-cell table:style-name="ce6" office:value-type="string">
            <text:p>NP</text:p>
          </table:table-cell>
          <table:table-cell table:style-name="ce6"/>
          <table:table-cell table:style-name="ce6" office:value-type="string">
            <text:p>ECX</text:p>
          </table:table-cell>
          <table:table-cell table:style-name="ce6" office:value-type="string">
            <text:p>EAX EDX</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office:value-type="string">
            <text:p>XSAVE</text:p>
          </table:table-cell>
          <table:table-cell table:style-name="ce6" office:value-type="string">
            <text:p>xgetbv</text:p>
          </table:table-cell>
          <table:table-cell table:style-name="ce6"/>
          <table:table-cell table:style-name="ce6" office:value-type="string">
            <text:p>Reads an XCR specified by ECX into EDX:EAX.</text:p>
          </table:table-cell>
          <table:table-cell table:number-columns-repeated="1008"/>
        </table:table-row>
        <table:table-row table:style-name="ro1">
          <table:table-cell table:number-columns-repeated="1023"/>
        </table:table-row>
        <table:table-row table:style-name="ro1">
          <table:table-cell table:style-name="ce6" office:value-type="string">
            <text:p>D7</text:p>
          </table:table-cell>
          <table:table-cell table:style-name="ce6" office:value-type="string">
            <text:p>XLAT m8</text:p>
          </table:table-cell>
          <table:table-cell table:style-name="ce6" office:value-type="string">
            <text:p>NP</text:p>
          </table:table-cell>
          <table:table-cell table:style-name="ce6" office:value-type="string">
            <text:p>I</text:p>
          </table:table-cell>
          <table:table-cell table:style-name="ce6" office:value-type="string">
            <text:p>AL DS BX ebx</text:p>
          </table:table-cell>
          <table:table-cell table:style-name="ce6" office:value-type="string">
            <text:p>AL</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lat</text:p>
          </table:table-cell>
          <table:table-cell table:style-name="ce6"/>
          <table:table-cell table:style-name="ce6" office:value-type="string">
            <text:p>Set AL to memory byte DS:[(E)BX + unsigned AL].</text:p>
          </table:table-cell>
          <table:table-cell table:number-columns-repeated="1008"/>
        </table:table-row>
        <table:table-row table:style-name="ro1">
          <table:table-cell table:style-name="ce6" office:value-type="string">
            <text:p>D7</text:p>
          </table:table-cell>
          <table:table-cell table:style-name="ce6" office:value-type="string">
            <text:p>XLATB</text:p>
          </table:table-cell>
          <table:table-cell table:style-name="ce6" office:value-type="string">
            <text:p>NP</text:p>
          </table:table-cell>
          <table:table-cell table:style-name="ce6"/>
          <table:table-cell table:style-name="ce6" office:value-type="string">
            <text:p>AL DS BX ebx</text:p>
          </table:table-cell>
          <table:table-cell table:style-name="ce6" office:value-type="string">
            <text:p>AL</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latb</text:p>
          </table:table-cell>
          <table:table-cell table:style-name="ce6" office:value-type="string">
            <text:p>YES</text:p>
          </table:table-cell>
          <table:table-cell table:style-name="ce6" office:value-type="string">
            <text:p>Set AL to memory byte DS:[(E)BX + unsigned AL].</text:p>
          </table:table-cell>
          <table:table-cell table:number-columns-repeated="1008"/>
        </table:table-row>
        <table:table-row table:style-name="ro1">
          <table:table-cell table:style-name="ce6" office:value-type="string">
            <text:p>REX.W+ D7</text:p>
          </table:table-cell>
          <table:table-cell table:style-name="ce6" office:value-type="string">
            <text:p>XLATB</text:p>
          </table:table-cell>
          <table:table-cell table:style-name="ce6" office:value-type="string">
            <text:p>NP</text:p>
          </table:table-cell>
          <table:table-cell table:style-name="ce6"/>
          <table:table-cell table:style-name="ce6" office:value-type="string">
            <text:p>AL RBX</text:p>
          </table:table-cell>
          <table:table-cell table:style-name="ce6" office:value-type="string">
            <text:p>AL</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latb</text:p>
          </table:table-cell>
          <table:table-cell table:style-name="ce6"/>
          <table:table-cell table:style-name="ce6" office:value-type="string">
            <text:p>Set AL to memory byte [RBX + unsigned AL].</text:p>
          </table:table-cell>
          <table:table-cell table:number-columns-repeated="1008"/>
        </table:table-row>
        <table:table-row table:style-name="ro1">
          <table:table-cell table:number-columns-repeated="1023"/>
        </table:table-row>
        <table:table-row table:style-name="ro1">
          <table:table-cell table:style-name="ce6" office:value-type="string">
            <text:p>34 ib</text:p>
          </table:table-cell>
          <table:table-cell table:style-name="ce6" office:value-type="string">
            <text:p>XOR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AL XOR imm8.</text:p>
          </table:table-cell>
          <table:table-cell table:number-columns-repeated="1008"/>
        </table:table-row>
        <table:table-row table:style-name="ro1">
          <table:table-cell table:style-name="ce6" office:value-type="string">
            <text:p>35 iw</text:p>
          </table:table-cell>
          <table:table-cell table:style-name="ce6" office:value-type="string">
            <text:p>XOR AX, imm16</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AX XOR imm16.</text:p>
          </table:table-cell>
          <table:table-cell table:number-columns-repeated="1008"/>
        </table:table-row>
        <table:table-row table:style-name="ro1">
          <table:table-cell table:style-name="ce6" office:value-type="string">
            <text:p>35 id</text:p>
          </table:table-cell>
          <table:table-cell table:style-name="ce6" office:value-type="string">
            <text:p>XOR E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EAX XOR imm32.</text:p>
          </table:table-cell>
          <table:table-cell table:number-columns-repeated="1008"/>
        </table:table-row>
        <table:table-row table:style-name="ro1">
          <table:table-cell table:style-name="ce6" office:value-type="string">
            <text:p>REX.W+ 35 id</text:p>
          </table:table-cell>
          <table:table-cell table:style-name="ce6" office:value-type="string">
            <text:p>XOR R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AX XOR imm32 (sign-extended).</text:p>
          </table:table-cell>
          <table:table-cell table:number-columns-repeated="1008"/>
        </table:table-row>
        <table:table-row table:style-name="ro1">
          <table:table-cell table:style-name="ce6" office:value-type="string">
            <text:p>80 /6 ib</text:p>
          </table:table-cell>
          <table:table-cell table:style-name="ce6" office:value-type="string">
            <text:p>X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r/m8 XOR imm8.</text:p>
          </table:table-cell>
          <table:table-cell table:number-columns-repeated="1008"/>
        </table:table-row>
        <table:table-row table:style-name="ro1">
          <table:table-cell table:style-name="ce6" office:value-type="string">
            <text:p>REX+ 80 /6 ib</text:p>
          </table:table-cell>
          <table:table-cell table:style-name="ce6" office:value-type="string">
            <text:p>X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12"/>
          <table:table-cell table:style-name="ce6" office:value-type="string">
            <text:p>r/m8 XOR imm8.</text:p>
          </table:table-cell>
          <table:table-cell table:number-columns-repeated="1008"/>
        </table:table-row>
        <table:table-row table:style-name="ro1">
          <table:table-cell table:style-name="ce6" office:value-type="string">
            <text:p>81 /6 iw</text:p>
          </table:table-cell>
          <table:table-cell table:style-name="ce6" office:value-type="string">
            <text:p>XOR r/m16, imm16</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r/m16 XOR imm16.</text:p>
          </table:table-cell>
          <table:table-cell table:number-columns-repeated="1008"/>
        </table:table-row>
        <table:table-row table:style-name="ro1">
          <table:table-cell table:style-name="ce6" office:value-type="string">
            <text:p>81 /6 id</text:p>
          </table:table-cell>
          <table:table-cell table:style-name="ce6" office:value-type="string">
            <text:p>XOR r/m32,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r/m32 XOR imm32.</text:p>
          </table:table-cell>
          <table:table-cell table:number-columns-repeated="1008"/>
        </table:table-row>
        <table:table-row table:style-name="ro1">
          <table:table-cell table:style-name="ce6" office:value-type="string">
            <text:p>REX.W+ 81 /6 id</text:p>
          </table:table-cell>
          <table:table-cell table:style-name="ce6" office:value-type="string">
            <text:p>XOR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m64 XOR imm32 (sign-extended).</text:p>
          </table:table-cell>
          <table:table-cell table:number-columns-repeated="1008"/>
        </table:table-row>
        <table:table-row table:style-name="ro1">
          <table:table-cell table:style-name="ce6" office:value-type="string">
            <text:p>83 /6 ib</text:p>
          </table:table-cell>
          <table:table-cell table:style-name="ce6" office:value-type="string">
            <text:p>XO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office:value-type="string">
            <text:p>YES</text:p>
          </table:table-cell>
          <table:table-cell table:style-name="ce6" office:value-type="string">
            <text:p>r/m16 XOR imm8 (sign-extended).</text:p>
          </table:table-cell>
          <table:table-cell table:number-columns-repeated="1008"/>
        </table:table-row>
        <table:table-row table:style-name="ro1">
          <table:table-cell table:style-name="ce6" office:value-type="string">
            <text:p>83 /6 ib</text:p>
          </table:table-cell>
          <table:table-cell table:style-name="ce6" office:value-type="string">
            <text:p>XO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office:value-type="string">
            <text:p>YES</text:p>
          </table:table-cell>
          <table:table-cell table:style-name="ce6" office:value-type="string">
            <text:p>r/m32 XOR imm8 (sign-extended).</text:p>
          </table:table-cell>
          <table:table-cell table:number-columns-repeated="1008"/>
        </table:table-row>
        <table:table-row table:style-name="ro1">
          <table:table-cell table:style-name="ce6" office:value-type="string">
            <text:p>REX.W+ 83 /6 ib</text:p>
          </table:table-cell>
          <table:table-cell table:style-name="ce6" office:value-type="string">
            <text:p>XO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office:value-type="string">
            <text:p>YES</text:p>
          </table:table-cell>
          <table:table-cell table:style-name="ce6" office:value-type="string">
            <text:p>r/m64 XOR imm8 (sign-extended).</text:p>
          </table:table-cell>
          <table:table-cell table:number-columns-repeated="1008"/>
        </table:table-row>
        <table:table-row table:style-name="ro1">
          <table:table-cell table:style-name="ce6" office:value-type="string">
            <text:p>30 /r</text:p>
          </table:table-cell>
          <table:table-cell table:style-name="ce6" office:value-type="string">
            <text:p>XOR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office:value-type="string">
            <text:p>YES</text:p>
          </table:table-cell>
          <table:table-cell table:style-name="ce6" office:value-type="string">
            <text:p>r/m8 XOR r8.</text:p>
          </table:table-cell>
          <table:table-cell table:number-columns-repeated="1008"/>
        </table:table-row>
        <table:table-row table:style-name="ro1">
          <table:table-cell table:style-name="ce6" office:value-type="string">
            <text:p>REX+ 30 /r</text:p>
          </table:table-cell>
          <table:table-cell table:style-name="ce6" office:value-type="string">
            <text:p>XOR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6" office:value-type="string">
            <text:p>YES</text:p>
          </table:table-cell>
          <table:table-cell table:style-name="ce6" office:value-type="string">
            <text:p>r/m8 XOR r8.</text:p>
          </table:table-cell>
          <table:table-cell table:number-columns-repeated="1008"/>
        </table:table-row>
        <table:table-row table:style-name="ro1">
          <table:table-cell table:style-name="ce6" office:value-type="string">
            <text:p>31 /r</text:p>
          </table:table-cell>
          <table:table-cell table:style-name="ce6" office:value-type="string">
            <text:p>XOR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office:value-type="string">
            <text:p>YES</text:p>
          </table:table-cell>
          <table:table-cell table:style-name="ce6" office:value-type="string">
            <text:p>r/m16 XOR r16.</text:p>
          </table:table-cell>
          <table:table-cell table:number-columns-repeated="1008"/>
        </table:table-row>
        <table:table-row table:style-name="ro1">
          <table:table-cell table:style-name="ce6" office:value-type="string">
            <text:p>31 /r</text:p>
          </table:table-cell>
          <table:table-cell table:style-name="ce6" office:value-type="string">
            <text:p>XOR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office:value-type="string">
            <text:p>YES</text:p>
          </table:table-cell>
          <table:table-cell table:style-name="ce6" office:value-type="string">
            <text:p>r/m32 XOR r32.</text:p>
          </table:table-cell>
          <table:table-cell table:number-columns-repeated="1008"/>
        </table:table-row>
        <table:table-row table:style-name="ro1">
          <table:table-cell table:style-name="ce6" office:value-type="string">
            <text:p>REX.W+ 31 /r</text:p>
          </table:table-cell>
          <table:table-cell table:style-name="ce6" office:value-type="string">
            <text:p>XOR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office:value-type="string">
            <text:p>YES</text:p>
          </table:table-cell>
          <table:table-cell table:style-name="ce6" office:value-type="string">
            <text:p>r/m64 XOR r64.</text:p>
          </table:table-cell>
          <table:table-cell table:number-columns-repeated="1008"/>
        </table:table-row>
        <table:table-row table:style-name="ro1">
          <table:table-cell table:style-name="ce6" office:value-type="string">
            <text:p>32 /r</text:p>
          </table:table-cell>
          <table:table-cell table:style-name="ce6" office:value-type="string">
            <text:p>XOR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r8 XOR r/m8.</text:p>
          </table:table-cell>
          <table:table-cell table:number-columns-repeated="1008"/>
        </table:table-row>
        <table:table-row table:style-name="ro1">
          <table:table-cell table:style-name="ce6" office:value-type="string">
            <text:p>REX+ 32 /r</text:p>
          </table:table-cell>
          <table:table-cell table:style-name="ce6" office:value-type="string">
            <text:p>XOR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6"/>
          <table:table-cell table:style-name="ce6" office:value-type="string">
            <text:p>r8 XOR r/m8.</text:p>
          </table:table-cell>
          <table:table-cell table:number-columns-repeated="1008"/>
        </table:table-row>
        <table:table-row table:style-name="ro1">
          <table:table-cell table:style-name="ce6" office:value-type="string">
            <text:p>33 /r</text:p>
          </table:table-cell>
          <table:table-cell table:style-name="ce6" office:value-type="string">
            <text:p>XOR r16, r/m16</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r16 XOR r/m16.</text:p>
          </table:table-cell>
          <table:table-cell table:number-columns-repeated="1008"/>
        </table:table-row>
        <table:table-row table:style-name="ro1">
          <table:table-cell table:style-name="ce6" office:value-type="string">
            <text:p>33 /r</text:p>
          </table:table-cell>
          <table:table-cell table:style-name="ce6" office:value-type="string">
            <text:p>XOR r32, r/m32</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r32 XOR r/m32.</text:p>
          </table:table-cell>
          <table:table-cell table:number-columns-repeated="1008"/>
        </table:table-row>
        <table:table-row table:style-name="ro1">
          <table:table-cell table:style-name="ce6" office:value-type="string">
            <text:p>REX.W+ 33 /r</text:p>
          </table:table-cell>
          <table:table-cell table:style-name="ce6" office:value-type="string">
            <text:p>XOR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64 XOR r/m64.</text:p>
          </table:table-cell>
          <table:table-cell table:number-columns-repeated="1008"/>
        </table:table-row>
        <table:table-row table:style-name="ro1">
          <table:table-cell table:number-columns-repeated="1023"/>
        </table:table-row>
        <table:table-row table:style-name="ro1">
          <table:table-cell table:style-name="ce6" office:value-type="string">
            <text:p>66 0F 57 /r</text:p>
          </table:table-cell>
          <table:table-cell table:style-name="ce6" office:value-type="string">
            <text:p>XOR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xorpd</text:p>
          </table:table-cell>
          <table:table-cell table:style-name="ce6"/>
          <table:table-cell table:style-name="ce6" office:value-type="string">
            <text:p>Bitwise exclusive-OR of xmm2/m128 and xmm1.</text:p>
          </table:table-cell>
          <table:table-cell table:number-columns-repeated="1008"/>
        </table:table-row>
        <table:table-row table:style-name="ro1">
          <table:table-cell table:style-name="ce6" office:value-type="string">
            <text:p>VEX.NDS.128.66.0F.WIG 57 /r</text:p>
          </table:table-cell>
          <table:table-cell table:style-name="ce6" office:value-type="string">
            <text:p>VXOR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d</text:p>
          </table:table-cell>
          <table:table-cell table:style-name="ce6"/>
          <table:table-cell table:style-name="ce6" office:value-type="string">
            <text:p>Return the bitwise logical XOR of packed double-precision floating-point values in xmm2 and xmm3/mem.</text:p>
          </table:table-cell>
          <table:table-cell table:number-columns-repeated="1008"/>
        </table:table-row>
        <table:table-row table:style-name="ro1">
          <table:table-cell table:style-name="ce6" office:value-type="string">
            <text:p>VEX.NDS.256.66.0F.WIG 57 /r</text:p>
          </table:table-cell>
          <table:table-cell table:style-name="ce6" office:value-type="string">
            <text:p>VXOR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d</text:p>
          </table:table-cell>
          <table:table-cell table:style-name="ce6"/>
          <table:table-cell table:style-name="ce6" office:value-type="string">
            <text:p>Return the bitwise logical XOR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57 /r</text:p>
          </table:table-cell>
          <table:table-cell table:style-name="ce6" office:value-type="string">
            <text:p>XOR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xorps</text:p>
          </table:table-cell>
          <table:table-cell table:style-name="ce6"/>
          <table:table-cell table:style-name="ce6" office:value-type="string">
            <text:p>Bitwise exclusive-OR of xmm2/m128 and xmm1.</text:p>
          </table:table-cell>
          <table:table-cell table:number-columns-repeated="1008"/>
        </table:table-row>
        <table:table-row table:style-name="ro1">
          <table:table-cell table:style-name="ce6" office:value-type="string">
            <text:p>VEX.NDS.128.0F.WIG 57 /r</text:p>
          </table:table-cell>
          <table:table-cell table:style-name="ce6" office:value-type="string">
            <text:p>VXOR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s</text:p>
          </table:table-cell>
          <table:table-cell table:style-name="ce6"/>
          <table:table-cell table:style-name="ce6" office:value-type="string">
            <text:p>Return the bitwise logical XOR of packed single-precision floating-point values in xmm2 and xmm3/mem.</text:p>
          </table:table-cell>
          <table:table-cell table:number-columns-repeated="1008"/>
        </table:table-row>
        <table:table-row table:style-name="ro1">
          <table:table-cell table:style-name="ce6" office:value-type="string">
            <text:p>VEX.NDS.256.0F.WIG 57 /r</text:p>
          </table:table-cell>
          <table:table-cell table:style-name="ce6" office:value-type="string">
            <text:p>VXOR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s</text:p>
          </table:table-cell>
          <table:table-cell table:style-name="ce6"/>
          <table:table-cell table:style-name="ce6" office:value-type="string">
            <text:p>Return the bitwise logical XOR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AE /5</text:p>
          </table:table-cell>
          <table:table-cell table:style-name="ce6" office:value-type="string">
            <text:p>XRSTOR mem</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text:p>
          </table:table-cell>
          <table:table-cell table:style-name="ce6" office:value-type="string">
            <text:p>xrstor</text:p>
          </table:table-cell>
          <table:table-cell table:style-name="ce6"/>
          <table:table-cell table:style-name="ce6" office:value-type="string">
            <text:p>Restore processor extended states from memory. The states are specified by EDX:EAX</text:p>
          </table:table-cell>
          <table:table-cell table:number-columns-repeated="1008"/>
        </table:table-row>
        <table:table-row table:style-name="ro1">
          <table:table-cell table:style-name="ce6" office:value-type="string">
            <text:p>REX.W+ 0F AE /5</text:p>
          </table:table-cell>
          <table:table-cell table:style-name="ce6" office:value-type="string">
            <text:p>XRSTOR64 mem</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office:value-type="string">
            <text:p>XSAVE</text:p>
          </table:table-cell>
          <table:table-cell table:style-name="ce6" office:value-type="string">
            <text:p>xrstor64</text:p>
          </table:table-cell>
          <table:table-cell table:style-name="ce6"/>
          <table:table-cell table:style-name="ce6" office:value-type="string">
            <text:p>Restore processor extended states from memory. The states are specified by EDX:EAX</text:p>
          </table:table-cell>
          <table:table-cell table:number-columns-repeated="1008"/>
        </table:table-row>
        <table:table-row table:style-name="ro1">
          <table:table-cell table:number-columns-repeated="1023"/>
        </table:table-row>
        <table:table-row table:style-name="ro1">
          <table:table-cell table:style-name="ce6" office:value-type="string">
            <text:p>0F AE /4</text:p>
          </table:table-cell>
          <table:table-cell table:style-name="ce6" office:value-type="string">
            <text:p>XSAVE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text:p>
          </table:table-cell>
          <table:table-cell table:style-name="ce6" office:value-type="string">
            <text:p>xsave</text:p>
          </table:table-cell>
          <table:table-cell table:style-name="ce6"/>
          <table:table-cell table:style-name="ce6" office:value-type="string">
            <text:p>Save processor extended states to memory. The states are specified by EDX:EAX</text:p>
          </table:table-cell>
          <table:table-cell table:number-columns-repeated="1008"/>
        </table:table-row>
        <table:table-row table:style-name="ro1">
          <table:table-cell table:style-name="ce6" office:value-type="string">
            <text:p>REX.W+ 0F AE /4</text:p>
          </table:table-cell>
          <table:table-cell table:style-name="ce6" office:value-type="string">
            <text:p>XSAVE64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office:value-type="string">
            <text:p>XSAVE</text:p>
          </table:table-cell>
          <table:table-cell table:style-name="ce6" office:value-type="string">
            <text:p>xsave64</text:p>
          </table:table-cell>
          <table:table-cell table:style-name="ce6"/>
          <table:table-cell table:style-name="ce6" office:value-type="string">
            <text:p>Save processor extended states to memory. The states are specified by EDX:EAX</text:p>
          </table:table-cell>
          <table:table-cell table:number-columns-repeated="1008"/>
        </table:table-row>
        <table:table-row table:style-name="ro1">
          <table:table-cell table:number-columns-repeated="1023"/>
        </table:table-row>
        <table:table-row table:style-name="ro1">
          <table:table-cell table:style-name="ce6" office:value-type="string">
            <text:p>0F AE /6</text:p>
          </table:table-cell>
          <table:table-cell table:style-name="ce6" office:value-type="string">
            <text:p>XSAVEOPT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OPT</text:p>
          </table:table-cell>
          <table:table-cell table:style-name="ce6" office:value-type="string">
            <text:p>xsaveopt</text:p>
          </table:table-cell>
          <table:table-cell table:style-name="ce6"/>
          <table:table-cell table:style-name="ce6" office:value-type="string">
            <text:p>Save processor extended states specified in EDX:EAX to memory, optimizing the state save operation if possible.</text:p>
          </table:table-cell>
          <table:table-cell table:number-columns-repeated="1008"/>
        </table:table-row>
        <table:table-row table:style-name="ro1">
          <table:table-cell table:style-name="ce6" office:value-type="string">
            <text:p>REX.W+ 0F AE /6</text:p>
          </table:table-cell>
          <table:table-cell table:style-name="ce6" office:value-type="string">
            <text:p>XSAVEOPT64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OPT</text:p>
          </table:table-cell>
          <table:table-cell table:style-name="ce6" office:value-type="string">
            <text:p>xsaveopt64</text:p>
          </table:table-cell>
          <table:table-cell table:style-name="ce6"/>
          <table:table-cell table:style-name="ce6" office:value-type="string">
            <text:p>Save processor extended states specified in EDX:EAX to memory, optimizing the state save operation if possible.</text:p>
          </table:table-cell>
          <table:table-cell table:number-columns-repeated="1008"/>
        </table:table-row>
        <table:table-row table:style-name="ro1">
          <table:table-cell table:number-columns-repeated="1023"/>
        </table:table-row>
        <table:table-row table:style-name="ro1">
          <table:table-cell table:style-name="ce7" office:value-type="string">
            <text:p>0F 01 D1</text:p>
          </table:table-cell>
          <table:table-cell table:style-name="ce7" office:value-type="string">
            <text:p>XSETBV</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the value in EDX:EAX to the XCR specified by ECX.</text:p>
          </table:table-cell>
          <table:table-cell table:style-name="ce26" table:number-columns-repeated="1008"/>
        </table:table-row>
        <table:table-row table:style-name="ro1">
          <table:table-cell table:number-columns-repeated="1023"/>
        </table:table-row>
        <table:table-row table:style-name="ro1">
          <table:table-cell office:value-type="string">
            <text:p>0F 01 D6</text:p>
          </table:table-cell>
          <table:table-cell office:value-type="string">
            <text:p>XTEST</text:p>
          </table:table-cell>
          <table:table-cell office:value-type="string">
            <text:p>NP</text:p>
          </table:table-cell>
          <table:table-cell table:number-columns-repeated="6"/>
          <table:table-cell table:number-columns-repeated="2" office:value-type="string">
            <text:p>V</text:p>
          </table:table-cell>
          <table:table-cell office:value-type="string">
            <text:p>RTM</text:p>
          </table:table-cell>
          <table:table-cell office:value-type="string">
            <text:p>xtest</text:p>
          </table:table-cell>
          <table:table-cell/>
          <table:table-cell office:value-type="string">
            <text:p>Test if executing in a transactional region</text:p>
          </table:table-cell>
          <table:table-cell table:number-columns-repeated="1008"/>
        </table:table-row>
        <table:table-row table:style-name="ro1" table:number-rows-repeated="1045799">
          <table:table-cell table:number-columns-repeated="1023"/>
        </table:table-row>
        <table:table-row table:style-name="ro1">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12">00/00/0000</text:date>, <text:time style:data-style-name="N2" text:time-value="0000-00-00T15:42: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9-12T10:58:57</dc:date>
    <meta:editing-duration>P3DT7H46M44S</meta:editing-duration>
    <meta:editing-cycles>388</meta:editing-cycles>
    <meta:generator>LibreOffice/3.6$Linux_X86_64 LibreOffice_project/360m1$Build-2</meta:generator>
    <meta:document-statistic meta:table-count="1" meta:cell-count="21149" meta:object-count="0"/>
  </office:meta>
</office:document-meta>
</file>